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47" style:family="table-cell" style:parent-style-name="Default">
      <style:text-properties fo:color="#127622"/>
    </style:style>
    <style:style style:name="ce48" style:family="table-cell" style:parent-style-name="Default">
      <style:text-properties fo:color="#ff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 office:value-type="string" calcext:value-type="string">
            <text:p>Steinberg a.iso</text:p>
          </table:table-cell>
          <table:table-cell table:style-name="ce14"/>
          <table:table-cell table:style-name="ce3"/>
          <table:table-cell table:style-name="ce10"/>
          <table:table-cell table:style-name="ce13" office:value-type="string" calcext:value-type="string">
            <text:p>br</text:p>
          </table:table-cell>
          <table:table-cell table:style-name="ce13" table:number-columns-repeated="6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sr</text:p>
          </table:table-cell>
          <table:table-cell table:style-name="ce13" office:value-type="float" office:value="44100" calcext:value-type="float">
            <text:p>44100</text:p>
          </table:table-cell>
          <table:table-cell table:style-name="ce13" office:value-type="string" calcext:value-type="string">
            <text:p>ch</text:p>
          </table:table-cell>
          <table:table-cell table:style-name="ce13" table:number-columns-repeated="9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(0xC)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office:value-type="string" calcext:value-type="string">
            <text:p>PTS</text:p>
          </table:table-cell>
          <table:table-cell table:number-columns-repeated="6"/>
          <table:table-cell table:style-name="ce15"/>
          <table:table-cell table:style-name="ce4"/>
          <table:table-cell table:number-columns-repeated="8"/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SCR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 00 04 00 04 01</text:p>
          </table:table-cell>
          <table:table-cell table:style-name="ce15"/>
          <table:table-cell table:style-name="ce4"/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44 00 04 07 05 25</text:p>
          </table:table-cell>
          <table:table-cell table:style-name="ce15"/>
          <table:table-cell table:style-name="ce4"/>
          <table:table-cell table:number-columns-repeated="8"/>
          <table:table-cell office:value-type="float" office:value="245" calcext:value-type="float">
            <text:p>245</text:p>
          </table:table-cell>
          <table:table-cell/>
          <table:table-cell office:value-type="float" office:value="67346" calcext:value-type="float">
            <text:p>67346</text:p>
          </table:table-cell>
          <table:table-cell table:number-columns-repeated="10"/>
          <table:table-cell table:formula="of:=[.U4]*2" office:value-type="float" office:value="134692" calcext:value-type="float">
            <text:p>134692</text:p>
          </table:table-cell>
          <table:table-cell table:style-name="ce15" office:value-type="string" calcext:value-type="string">
            <text:p>« /2 »</text:p>
          </table:table-cell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44 00 04 0E 06 4B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44 00 04 15 0D 19</text:p>
          </table:table-cell>
          <table:table-cell table:style-name="ce15"/>
          <table:table-cell table:style-name="ce4"/>
          <table:table-cell table:formula="of:=[.S6]-[.S4]" office:value-type="float" office:value="490" calcext:value-type="float">
            <text:p>490</text:p>
          </table:table-cell>
          <table:table-cell table:number-columns-repeated="7"/>
          <table:table-cell office:value-type="float" office:value="735" calcext:value-type="float">
            <text:p>735</text:p>
          </table:table-cell>
          <table:table-cell/>
          <table:table-cell table:number-columns-repeated="2" office:value-type="float" office:value="202040" calcext:value-type="float">
            <text:p>202040</text:p>
          </table:table-cell>
          <table:table-cell table:number-columns-repeated="9"/>
          <table:table-cell table:formula="of:=[.U6]-[.U4]" office:value-type="float" office:value="134694" calcext:value-type="float">
            <text:p>134694</text:p>
          </table:table-cell>
          <table:table-cell table:style-name="ce15" table:formula="of:=[.V9]-[.V6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4 00 04 1C 0E 3F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formula="of:=[.S8]-[.S6]" office:value-type="float" office:value="408" calcext:value-type="float">
            <text:p>408</text:p>
          </table:table-cell>
          <table:table-cell table:number-columns-repeated="7"/>
          <table:table-cell office:value-type="float" office:value="1143" calcext:value-type="float">
            <text:p>1143</text:p>
          </table:table-cell>
          <table:table-cell/>
          <table:table-cell office:value-type="float" office:value="336734" calcext:value-type="float">
            <text:p>336734</text:p>
          </table:table-cell>
          <table:table-cell table:number-columns-repeated="10"/>
          <table:table-cell table:formula="of:=[.U8]-[.U6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number-columns-repeated="9"/>
          <table:table-cell office:value-type="float" office:value="1388" calcext:value-type="float">
            <text:p>1388</text:p>
          </table:table-cell>
          <table:table-cell/>
          <table:table-cell office:value-type="float" office:value="406530" calcext:value-type="float">
            <text:p>406530</text:p>
          </table:table-cell>
          <table:table-cell table:number-columns-repeated="10"/>
          <table:table-cell table:style-name="ce15"/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2"/>
          <table:table-cell table:style-name="ce16"/>
          <table:table-cell table:style-name="ce4"/>
          <table:table-cell table:formula="of:=[.S10]-[.S8]" office:value-type="float" office:value="490" calcext:value-type="float">
            <text:p>490</text:p>
          </table:table-cell>
          <table:table-cell table:number-columns-repeated="7"/>
          <table:table-cell office:value-type="float" office:value="1633" calcext:value-type="float">
            <text:p>1633</text:p>
          </table:table-cell>
          <table:table-cell/>
          <table:table-cell office:value-type="float" office:value="471428" calcext:value-type="float">
            <text:p>471428</text:p>
          </table:table-cell>
          <table:table-cell office:value-type="float" office:value="611020" calcext:value-type="float">
            <text:p>611020</text:p>
          </table:table-cell>
          <table:table-cell table:number-columns-repeated="9"/>
          <table:table-cell table:formula="of:=[.U10]-[.U8]" office:value-type="float" office:value="134694" calcext:value-type="float">
            <text:p>134694</text:p>
          </table:table-cell>
          <table:table-cell table:style-name="ce15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1]-[.S10]" office:value-type="float" office:value="408" calcext:value-type="float">
            <text:p>408</text:p>
          </table:table-cell>
          <table:table-cell table:number-columns-repeated="7"/>
          <table:table-cell office:value-type="float" office:value="2041" calcext:value-type="float">
            <text:p>2041</text:p>
          </table:table-cell>
          <table:table-cell/>
          <table:table-cell office:value-type="float" office:value="606122" calcext:value-type="float">
            <text:p>606122</text:p>
          </table:table-cell>
          <table:table-cell table:number-columns-repeated="10"/>
          <table:table-cell table:formula="of:=[.U11]-[.U10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2]-[.S11]" office:value-type="float" office:value="490" calcext:value-type="float">
            <text:p>490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2041" calcext:value-type="float">
            <text:p>2041</text:p>
          </table:table-cell>
          <table:table-cell office:value-type="float" office:value="740816" calcext:value-type="float">
            <text:p>740816</text:p>
          </table:table-cell>
          <table:table-cell table:number-columns-repeated="10"/>
          <table:table-cell table:formula="of:=[.U12]-[.U11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3]-[.T12]" office:value-type="float" office:value="735" calcext:value-type="float">
            <text:p>735</text:p>
          </table:table-cell>
          <table:table-cell table:number-columns-repeated="9"/>
          <table:table-cell office:value-type="float" office:value="2776" calcext:value-type="float">
            <text:p>2776</text:p>
          </table:table-cell>
          <table:table-cell/>
          <table:table-cell office:value-type="float" office:value="815510" calcext:value-type="float">
            <text:p>815510</text:p>
          </table:table-cell>
          <table:table-cell table:number-columns-repeated="10"/>
          <table:table-cell table:style-name="ce15" table:formula="of:=[.V13]-[.V10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4]-[.T13]" office:value-type="float" office:value="653" calcext:value-type="float">
            <text:p>653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/>
          <table:table-cell office:value-type="float" office:value="1020000" calcext:value-type="float">
            <text:p>1020000</text:p>
          </table:table-cell>
          <table:table-cell table:number-columns-repeated="9"/>
          <table:table-cell table:formula="of:=[.V14]-[.V13]" office:value-type="float" office:value="204490" calcext:value-type="float">
            <text:p>204490</text:p>
          </table:table-cell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22"/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/>info-&gt;numsamples</text:p>
          </table:table-cell>
          <table:table-cell table:number-columns-repeated="8"/>
          <table:table-cell table:style-name="ce4"/>
          <table:table-cell table:number-columns-repeated="11"/>
          <table:table-cell table:formula="of:=[.AF12]/6" office:value-type="float" office:value="22449" calcext:value-type="float">
            <text:p>22449</text:p>
          </table:table-cell>
          <table:table-cell table:number-columns-repeated="9"/>
          <table:table-cell table:formula="of:=[.V18]/3" office:value-type="float" office:value="7483" calcext:value-type="float">
            <text:p>7483</text:p>
          </table:table-cell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 text:c="12"/>= (info-&gt;numbytes * 8) / (info-&gt;channels * info-&gt;bitspersample);</text:p>
          </table:table-cell>
          <table:table-cell table:number-columns-repeated="8"/>
          <table:table-cell table:style-name="ce5"/>
          <table:table-cell table:style-name="ce11" table:number-columns-repeated="11"/>
          <table:table-cell table:style-name="ce11" table:formula="of:=[.AG13]/2" office:value-type="float" office:value="102245" calcext:value-type="float">
            <text:p>102245</text:p>
          </table:table-cell>
          <table:table-cell table:style-name="ce11" table:number-columns-repeated="10"/>
          <table:table-cell table:style-name="ce16"/>
          <table:table-cell table:number-columns-repeated="14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<text:s text:c="4"/>info-&gt;PTS_length = (90000.0 * info-&gt;numsamples) / info-&gt;samplerate; 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5"/>
          <table:table-cell office:value-type="float" office:value="249" calcext:value-type="float">
            <text:p>249</text:p>
          </table:table-cell>
          <table:table-cell table:formula="of:=HEX2DEC([.H24])" office:value-type="float" office:value="585" calcext:value-type="float">
            <text:p>585</text:p>
          </table:table-cell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0" calcext:value-type="float">
            <text:p>0</text:p>
          </table:table-cell>
          <table:table-cell table:formula="of:=[.J25]*44100" office:value-type="float" office:value="0" calcext:value-type="float">
            <text:p>0</text:p>
          </table:table-cell>
          <table:table-cell table:formula="of:=[.K25]/90000" office:value-type="float" office:value="0" calcext:value-type="float">
            <text:p>0</text:p>
          </table:table-cell>
          <table:table-cell table:number-columns-repeated="6"/>
          <table:table-cell table:formula="of:=[.L25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45" calcext:value-type="float">
            <text:p>245</text:p>
          </table:table-cell>
          <table:table-cell table:formula="of:=[.J26]*44100" office:value-type="float" office:value="10804500" calcext:value-type="float">
            <text:p>10804500</text:p>
          </table:table-cell>
          <table:table-cell table:formula="of:=[.K26]/90000" office:value-type="float" office:value="120.05" calcext:value-type="float">
            <text:p>120,05</text:p>
          </table:table-cell>
          <table:table-cell table:number-columns-repeated="6"/>
          <table:table-cell table:formula="of:=[.L26]*6*3" office:value-type="float" office:value="2160.9" calcext:value-type="float">
            <text:p>2160,9</text:p>
          </table:table-cell>
          <table:table-cell office:value-type="float" office:value="1980" calcext:value-type="float">
            <text:p>1980</text:p>
          </table:table-cell>
          <table:table-cell office:value-type="float" office:value="2048" calcext:value-type="float">
            <text:p>2048</text:p>
          </table:table-cell>
          <table:table-cell table:formula="of:=[.U26]-[.T26]" office:value-type="float" office:value="68" calcext:value-type="float">
            <text:p>68</text:p>
          </table:table-cell>
          <table:table-cell table:number-columns-repeated="9"/>
          <table:table-cell table:formula="of:=[.S26]-[.T26]" office:value-type="float" office:value="180.9" calcext:value-type="float">
            <text:p>180,9</text:p>
          </table:table-cell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7]*44100" office:value-type="float" office:value="0" calcext:value-type="float">
            <text:p>0</text:p>
          </table:table-cell>
          <table:table-cell table:formula="of:=[.K27]/90000" office:value-type="float" office:value="0" calcext:value-type="float">
            <text:p>0</text:p>
          </table:table-cell>
          <table:table-cell table:number-columns-repeated="6"/>
          <table:table-cell table:formula="of:=[.L27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735" calcext:value-type="float">
            <text:p>735</text:p>
          </table:table-cell>
          <table:table-cell table:formula="of:=[.J28]*44100" office:value-type="float" office:value="32413500" calcext:value-type="float">
            <text:p>32413500</text:p>
          </table:table-cell>
          <table:table-cell table:formula="of:=[.K28]/90000" office:value-type="float" office:value="360.15" calcext:value-type="float">
            <text:p>360,15</text:p>
          </table:table-cell>
          <table:table-cell table:number-columns-repeated="6"/>
          <table:table-cell table:formula="of:=[.L28]*6*3" office:value-type="float" office:value="6482.7" calcext:value-type="float">
            <text:p>6482,7</text:p>
          </table:table-cell>
          <table:table-cell table:formula="of:=[.T26]*3" office:value-type="float" office:value="5940" calcext:value-type="float">
            <text:p>5940</text:p>
          </table:table-cell>
          <table:table-cell table:formula="of:=[.U26]*3" office:value-type="float" office:value="6144" calcext:value-type="float">
            <text:p>6144</text:p>
          </table:table-cell>
          <table:table-cell table:number-columns-repeated="10"/>
          <table:table-cell table:formula="of:=[.S28]-[.T28]" office:value-type="float" office:value="542.699999999999" calcext:value-type="float">
            <text:p>542,699999999999</text:p>
          </table:table-cell>
          <table:table-cell table:formula="of:=[.AF30]*3" office:value-type="float" office:value="543.780000000001" calcext:value-type="float">
            <text:p>543,78000000000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9]*44100" office:value-type="float" office:value="0" calcext:value-type="float">
            <text:p>0</text:p>
          </table:table-cell>
          <table:table-cell table:formula="of:=[.K29]/90000" office:value-type="float" office:value="0" calcext:value-type="float">
            <text:p>0</text:p>
          </table:table-cell>
          <table:table-cell table:number-columns-repeated="6"/>
          <table:table-cell table:formula="of:=[.L29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143" calcext:value-type="float">
            <text:p>1143</text:p>
          </table:table-cell>
          <table:table-cell table:formula="of:=[.J30]*44100" office:value-type="float" office:value="50406300" calcext:value-type="float">
            <text:p>50406300</text:p>
          </table:table-cell>
          <table:table-cell table:formula="of:=[.K30]/90000" office:value-type="float" office:value="560.07" calcext:value-type="float">
            <text:p>560,07</text:p>
          </table:table-cell>
          <table:table-cell table:number-columns-repeated="6"/>
          <table:table-cell table:formula="of:=[.L30]*6*3" office:value-type="float" office:value="10081.26" calcext:value-type="float">
            <text:p>10081,26</text:p>
          </table:table-cell>
          <table:table-cell table:formula="of:=[.T26]*5" office:value-type="float" office:value="9900" calcext:value-type="float">
            <text:p>9900</text:p>
          </table:table-cell>
          <table:table-cell table:number-columns-repeated="11"/>
          <table:table-cell table:formula="of:=[.S30]-[.T30]" office:value-type="float" office:value="181.26" calcext:value-type="float">
            <text:p>181,26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8"/>
          <table:table-cell table:formula="of:=[.J31]*44100" office:value-type="float" office:value="0" calcext:value-type="float">
            <text:p>0</text:p>
          </table:table-cell>
          <table:table-cell table:formula="of:=[.K31]/90000" office:value-type="float" office:value="0" calcext:value-type="float">
            <text:p>0</text:p>
          </table:table-cell>
          <table:table-cell table:number-columns-repeated="6"/>
          <table:table-cell table:formula="of:=[.L31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633" calcext:value-type="float">
            <text:p>1633</text:p>
          </table:table-cell>
          <table:table-cell table:formula="of:=[.J32]*44100" office:value-type="float" office:value="72015300" calcext:value-type="float">
            <text:p>72015300</text:p>
          </table:table-cell>
          <table:table-cell table:formula="of:=[.K32]/90000" office:value-type="float" office:value="800.17" calcext:value-type="float">
            <text:p>800,17</text:p>
          </table:table-cell>
          <table:table-cell table:number-columns-repeated="6"/>
          <table:table-cell table:formula="of:=[.L32]*6*3" office:value-type="float" office:value="14403.06" calcext:value-type="float">
            <text:p>14403,06</text:p>
          </table:table-cell>
          <table:table-cell table:formula="of:=[.T26]*7" office:value-type="float" office:value="13860" calcext:value-type="float">
            <text:p>13860</text:p>
          </table:table-cell>
          <table:table-cell table:number-columns-repeated="11"/>
          <table:table-cell table:formula="of:=[.S32]-[.T32]" office:value-type="float" office:value="543.059999999998" calcext:value-type="float">
            <text:p>543,059999999998</text:p>
          </table:table-cell>
          <table:table-cell/>
          <table:table-cell table:formula="of:=[.AF32]/18" office:value-type="float" office:value="30.1699999999999" calcext:value-type="float">
            <text:p>30,1699999999999</text:p>
          </table:table-cell>
          <table:table-cell table:formula="of:=[.AH32]*90000" office:value-type="float" office:value="2715299.99999999" calcext:value-type="float">
            <text:p>2715299,99999999</text:p>
          </table:table-cell>
          <table:table-cell table:formula="of:=[.AI32]/44100" office:value-type="float" office:value="61.5714285714283" calcext:value-type="float">
            <text:p>61,5714285714283</text:p>
          </table:table-cell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041" calcext:value-type="float">
            <text:p>2041</text:p>
          </table:table-cell>
          <table:table-cell table:formula="of:=[.J33]*44100" office:value-type="float" office:value="90008100" calcext:value-type="float">
            <text:p>90008100</text:p>
          </table:table-cell>
          <table:table-cell table:formula="of:=[.K33]/90000" office:value-type="float" office:value="1000.09" calcext:value-type="float">
            <text:p>1000,09</text:p>
          </table:table-cell>
          <table:table-cell table:number-columns-repeated="6"/>
          <table:table-cell table:formula="of:=[.L33]*6*3" office:value-type="float" office:value="18001.62" calcext:value-type="float">
            <text:p>18001,62</text:p>
          </table:table-cell>
          <table:table-cell table:formula="of:=[.T26]*9" office:value-type="float" office:value="17820" calcext:value-type="float">
            <text:p>17820</text:p>
          </table:table-cell>
          <table:table-cell table:number-columns-repeated="11"/>
          <table:table-cell table:formula="of:=[.S33]-[.T33]" office:value-type="float" office:value="181.619999999999" calcext:value-type="float">
            <text:p>181,619999999999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531" calcext:value-type="float">
            <text:p>2531</text:p>
          </table:table-cell>
          <table:table-cell table:formula="of:=[.J34]*44100" office:value-type="float" office:value="111617100" calcext:value-type="float">
            <text:p>111617100</text:p>
          </table:table-cell>
          <table:table-cell table:formula="of:=[.K34]/90000" office:value-type="float" office:value="1240.19" calcext:value-type="float">
            <text:p>1240,19</text:p>
          </table:table-cell>
          <table:table-cell table:number-columns-repeated="6"/>
          <table:table-cell table:formula="of:=[.L34]*6*3" office:value-type="float" office:value="22323.42" calcext:value-type="float">
            <text:p>22323,42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6x3</text:p>
          </table:table-cell>
          <table:table-cell table:style-name="ce1" table:formula="of:=18*40" office:value-type="float" office:value="720" calcext:value-type="float">
            <text:p>720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bytes_per_frame </text:p>
          </table:table-cell>
          <table:table-cell table:style-name="ce9" office:value-type="string" calcext:value-type="string">
            <text:p>44100xk</text:p>
          </table:table-cell>
          <table:table-cell table:style-name="ce1" office:value-type="string" calcext:value-type="string">
            <text:p>5 x k</text:p>
          </table:table-cell>
          <table:table-cell table:style-name="ce12" office:value-type="string" calcext:value-type="string">
            <text:p>x ch x br</text:p>
          </table:table-cell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K36]+180" office:value-type="float" office:value="2160" calcext:value-type="float">
            <text:p>2160</text:p>
          </table:table-cell>
          <table:table-cell table:number-columns-repeated="6"/>
          <table:table-cell table:formula="of:=[.L36]/18" office:value-type="float" office:value="120" calcext:value-type="float">
            <text:p>120</text:p>
          </table:table-cell>
          <table:table-cell table:formula="of:=[.S36]*90000" office:value-type="float" office:value="10800000" calcext:value-type="float">
            <text:p>10800000</text:p>
          </table:table-cell>
          <table:table-cell table:formula="of:=[.T36]/44100" office:value-type="float" office:value="244.897959183673" calcext:value-type="float">
            <text:p>244,897959183673</text:p>
          </table:table-cell>
          <table:table-cell table:formula="of:=ROUND([.U36])" office:value-type="float" office:value="245" calcext:value-type="float">
            <text:p>245</text:p>
          </table:table-cell>
          <table:table-cell table:number-columns-repeated="9"/>
          <table:table-cell table:style-name="ce1" table:number-columns-repeated="2"/>
          <table:table-cell table:style-name="ce1" table:formula="of:=[.K36]/(40*6*3)" office:value-type="float" office:value="2.75" calcext:value-type="float">
            <text:p>2,75</text:p>
          </table:table-cell>
          <table:table-cell table:style-name="ce1" table:formula="of:=0.75*[.AH35]+18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48000xk</text:p>
          </table:table-cell>
          <table:table-cell table:style-name="ce1" office:value-type="string" calcext:value-type="string">
            <text:p>k = 1,2,4</text:p>
          </table:table-cell>
          <table:table-cell table:number-columns-repeated="7"/>
          <table:table-cell office:value-type="float" office:value="5940" calcext:value-type="float">
            <text:p>5940</text:p>
          </table:table-cell>
          <table:table-cell table:formula="of:=[.K37]+540" office:value-type="float" office:value="6480" calcext:value-type="float">
            <text:p>6480</text:p>
          </table:table-cell>
          <table:table-cell table:number-columns-repeated="6"/>
          <table:table-cell table:formula="of:=[.L37]/18" office:value-type="float" office:value="360" calcext:value-type="float">
            <text:p>360</text:p>
          </table:table-cell>
          <table:table-cell table:formula="of:=[.S37]*90000" office:value-type="float" office:value="32400000" calcext:value-type="float">
            <text:p>32400000</text:p>
          </table:table-cell>
          <table:table-cell table:formula="of:=[.T37]/44100" office:value-type="float" office:value="734.69387755102" calcext:value-type="float">
            <text:p>734,69387755102</text:p>
          </table:table-cell>
          <table:table-cell table:formula="of:=ROUND([.U37])" office:value-type="float" office:value="735" calcext:value-type="float">
            <text:p>735</text:p>
          </table:table-cell>
          <table:table-cell table:number-columns-repeated="9"/>
          <table:table-cell table:style-name="ce1" table:number-columns-repeated="2"/>
          <table:table-cell table:style-name="ce1" table:formula="of:=[.K37]/(40*6*3)" office:value-type="float" office:value="8.25" calcext:value-type="float">
            <text:p>8,25</text:p>
          </table:table-cell>
          <table:table-cell table:style-name="ce1" table:formula="of:=0.25*[.AH35]+54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9900" calcext:value-type="float">
            <text:p>9900</text:p>
          </table:table-cell>
          <table:table-cell table:formula="of:=[.K38]+180" office:value-type="float" office:value="10080" calcext:value-type="float">
            <text:p>10080</text:p>
          </table:table-cell>
          <table:table-cell table:number-columns-repeated="6"/>
          <table:table-cell table:formula="of:=[.L38]/18" office:value-type="float" office:value="560" calcext:value-type="float">
            <text:p>560</text:p>
          </table:table-cell>
          <table:table-cell table:formula="of:=[.S38]*90000" office:value-type="float" office:value="50400000" calcext:value-type="float">
            <text:p>50400000</text:p>
          </table:table-cell>
          <table:table-cell table:formula="of:=[.T38]/44100" office:value-type="float" office:value="1142.85714285714" calcext:value-type="float">
            <text:p>1142,85714285714</text:p>
          </table:table-cell>
          <table:table-cell table:formula="of:=ROUND([.U38])" office:value-type="float" office:value="1143" calcext:value-type="float">
            <text:p>1143</text:p>
          </table:table-cell>
          <table:table-cell table:number-columns-repeated="9"/>
          <table:table-cell table:style-name="ce1" table:number-columns-repeated="2"/>
          <table:table-cell table:style-name="ce1" table:formula="of:=[.K38]/(40*6*3)" office:value-type="float" office:value="13.75" calcext:value-type="float">
            <text:p>13,7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3860" calcext:value-type="float">
            <text:p>13860</text:p>
          </table:table-cell>
          <table:table-cell table:formula="of:=[.K39]+540" office:value-type="float" office:value="14400" calcext:value-type="float">
            <text:p>14400</text:p>
          </table:table-cell>
          <table:table-cell table:number-columns-repeated="6"/>
          <table:table-cell table:formula="of:=[.L39]/18" office:value-type="float" office:value="800" calcext:value-type="float">
            <text:p>800</text:p>
          </table:table-cell>
          <table:table-cell table:formula="of:=[.S39]*90000" office:value-type="float" office:value="72000000" calcext:value-type="float">
            <text:p>72000000</text:p>
          </table:table-cell>
          <table:table-cell table:formula="of:=[.T39]/44100" office:value-type="float" office:value="1632.65306122449" calcext:value-type="float">
            <text:p>1632,65306122449</text:p>
          </table:table-cell>
          <table:table-cell table:formula="of:=ROUND([.U39])" office:value-type="float" office:value="1633" calcext:value-type="float">
            <text:p>1633</text:p>
          </table:table-cell>
          <table:table-cell table:number-columns-repeated="9"/>
          <table:table-cell table:style-name="ce1" table:number-columns-repeated="2"/>
          <table:table-cell table:style-name="ce1" table:formula="of:=[.K39]/(40*6*3)" office:value-type="float" office:value="19.25" calcext:value-type="float">
            <text:p>19,2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7820" calcext:value-type="float">
            <text:p>17820</text:p>
          </table:table-cell>
          <table:table-cell table:formula="of:=[.K40]+180" office:value-type="float" office:value="18000" calcext:value-type="float">
            <text:p>18000</text:p>
          </table:table-cell>
          <table:table-cell table:number-columns-repeated="6"/>
          <table:table-cell table:formula="of:=[.L40]/18" office:value-type="float" office:value="1000" calcext:value-type="float">
            <text:p>1000</text:p>
          </table:table-cell>
          <table:table-cell table:formula="of:=[.S40]*90000" office:value-type="float" office:value="90000000" calcext:value-type="float">
            <text:p>90000000</text:p>
          </table:table-cell>
          <table:table-cell table:formula="of:=[.T40]/44100" office:value-type="float" office:value="2040.81632653061" calcext:value-type="float">
            <text:p>2040,81632653061</text:p>
          </table:table-cell>
          <table:table-cell table:formula="of:=ROUND([.U40])" office:value-type="float" office:value="2041" calcext:value-type="float">
            <text:p>2041</text:p>
          </table:table-cell>
          <table:table-cell table:number-columns-repeated="9"/>
          <table:table-cell table:style-name="ce1" table:number-columns-repeated="2"/>
          <table:table-cell table:style-name="ce1" table:formula="of:=[.K40]/(40*6*3)" office:value-type="float" office:value="24.75" calcext:value-type="float">
            <text:p>24,75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29"/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2x3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980" calcext:value-type="float">
            <text:p>1980</text:p>
          </table:table-cell>
          <table:table-cell table:formula="of:=[.K44]+180" office:value-type="float" office:value="2160" calcext:value-type="float">
            <text:p>2160</text:p>
          </table:table-cell>
          <table:table-cell table:number-columns-repeated="6"/>
          <table:table-cell table:formula="of:=[.L44]/6" office:value-type="float" office:value="360" calcext:value-type="float">
            <text:p>360</text:p>
          </table:table-cell>
          <table:table-cell table:formula="of:=[.S44]*90000" office:value-type="float" office:value="32400000" calcext:value-type="float">
            <text:p>32400000</text:p>
          </table:table-cell>
          <table:table-cell table:formula="of:=[.T44]/44100" office:value-type="float" office:value="734.69387755102" calcext:value-type="float">
            <text:p>734,69387755102</text:p>
          </table:table-cell>
          <table:table-cell table:formula="of:=ROUND([.U44])" office:value-type="float" office:value="735" calcext:value-type="float">
            <text:p>735</text:p>
          </table:table-cell>
          <table:table-cell table:number-columns-repeated="10"/>
          <table:table-cell table:style-name="ce1" table:formula="of:=[.K44]/(5*2*24)" office:value-type="float" office:value="8.25" calcext:value-type="float">
            <text:p>8,25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4]+1980" office:value-type="float" office:value="3960" calcext:value-type="float">
            <text:p>3960</text:p>
          </table:table-cell>
          <table:table-cell table:formula="of:=[.K45]+120" office:value-type="float" office:value="4080" calcext:value-type="float">
            <text:p>4080</text:p>
          </table:table-cell>
          <table:table-cell table:number-columns-repeated="6"/>
          <table:table-cell table:formula="of:=[.L45]/6" office:value-type="float" office:value="680" calcext:value-type="float">
            <text:p>680</text:p>
          </table:table-cell>
          <table:table-cell table:formula="of:=[.S45]*90000" office:value-type="float" office:value="61200000" calcext:value-type="float">
            <text:p>61200000</text:p>
          </table:table-cell>
          <table:table-cell table:formula="of:=[.T45]/44100" office:value-type="float" office:value="1387.75510204082" calcext:value-type="float">
            <text:p>1387,75510204082</text:p>
          </table:table-cell>
          <table:table-cell table:formula="of:=ROUND([.U45])" office:value-type="float" office:value="1388" calcext:value-type="float">
            <text:p>1388</text:p>
          </table:table-cell>
          <table:table-cell table:number-columns-repeated="10"/>
          <table:table-cell table:style-name="ce1" table:formula="of:=[.K45]/(5*2*24)" office:value-type="float" office:value="16.5" calcext:value-type="float">
            <text:p>16,5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5]+1980" office:value-type="float" office:value="5940" calcext:value-type="float">
            <text:p>5940</text:p>
          </table:table-cell>
          <table:table-cell table:formula="of:=[.K46]+60" office:value-type="float" office:value="6000" calcext:value-type="float">
            <text:p>6000</text:p>
          </table:table-cell>
          <table:table-cell table:number-columns-repeated="6"/>
          <table:table-cell table:formula="of:=[.L46]/6" office:value-type="float" office:value="1000" calcext:value-type="float">
            <text:p>1000</text:p>
          </table:table-cell>
          <table:table-cell table:formula="of:=[.S46]*90000" office:value-type="float" office:value="90000000" calcext:value-type="float">
            <text:p>90000000</text:p>
          </table:table-cell>
          <table:table-cell table:formula="of:=[.T46]/44100" office:value-type="float" office:value="2040.81632653061" calcext:value-type="float">
            <text:p>2040,81632653061</text:p>
          </table:table-cell>
          <table:table-cell table:formula="of:=ROUND([.U46])" office:value-type="float" office:value="2041" calcext:value-type="float">
            <text:p>2041</text:p>
          </table:table-cell>
          <table:table-cell table:number-columns-repeated="10"/>
          <table:table-cell table:style-name="ce1" table:formula="of:=[.K46]/(5*2*24)" office:value-type="float" office:value="24.75" calcext:value-type="float">
            <text:p>24,75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6]+1980" office:value-type="float" office:value="7920" calcext:value-type="float">
            <text:p>7920</text:p>
          </table:table-cell>
          <table:table-cell table:formula="of:=[.K47]+240" office:value-type="float" office:value="8160" calcext:value-type="float">
            <text:p>8160</text:p>
          </table:table-cell>
          <table:table-cell table:number-columns-repeated="6"/>
          <table:table-cell table:formula="of:=[.L47]/6" office:value-type="float" office:value="1360" calcext:value-type="float">
            <text:p>1360</text:p>
          </table:table-cell>
          <table:table-cell table:formula="of:=[.S47]*90000" office:value-type="float" office:value="122400000" calcext:value-type="float">
            <text:p>122400000</text:p>
          </table:table-cell>
          <table:table-cell table:formula="of:=[.T47]/44100" office:value-type="float" office:value="2775.51020408163" calcext:value-type="float">
            <text:p>2775,51020408163</text:p>
          </table:table-cell>
          <table:table-cell table:formula="of:=ROUND([.U47])" office:value-type="float" office:value="2776" calcext:value-type="float">
            <text:p>2776</text:p>
          </table:table-cell>
          <table:table-cell table:number-columns-repeated="10"/>
          <table:table-cell table:style-name="ce1" table:formula="of:=[.K47]/(5*2*24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7]+1980" office:value-type="float" office:value="9900" calcext:value-type="float">
            <text:p>9900</text:p>
          </table:table-cell>
          <table:table-cell table:formula="of:=[.K48]+180" office:value-type="float" office:value="10080" calcext:value-type="float">
            <text:p>10080</text:p>
          </table:table-cell>
          <table:table-cell table:number-columns-repeated="6"/>
          <table:table-cell table:formula="of:=[.L48]/6" office:value-type="float" office:value="1680" calcext:value-type="float">
            <text:p>1680</text:p>
          </table:table-cell>
          <table:table-cell table:formula="of:=[.S48]*90000" office:value-type="float" office:value="151200000" calcext:value-type="float">
            <text:p>151200000</text:p>
          </table:table-cell>
          <table:table-cell table:formula="of:=[.T48]/44100" office:value-type="float" office:value="3428.57142857143" calcext:value-type="float">
            <text:p>3428,57142857143</text:p>
          </table:table-cell>
          <table:table-cell table:formula="of:=ROUND([.U48])" office:value-type="float" office:value="3429" calcext:value-type="float">
            <text:p>3429</text:p>
          </table:table-cell>
          <table:table-cell table:number-columns-repeated="10"/>
          <table:table-cell table:style-name="ce1" table:formula="of:=[.K48]/(5*2*24)" office:value-type="float" office:value="41.25" calcext:value-type="float">
            <text:p>41,25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8"/>
          <table:table-cell table:style-name="ce17" office:value-type="string" calcext:value-type="string">
            <text:p>A priori SRCquantity, peut-être lpcm_payload-firstpackdecrement</text:p>
          </table:table-cell>
          <table:table-cell table:style-name="ce13" table:number-columns-repeated="10"/>
          <table:table-cell table:style-name="ce22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N sector (0-based)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Q = bytes_per_frame <text:s/>- <text:s/>(N + 1) x SCRquantity  % <text:s/>bytes_per_frame <text:s/>[complement]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 = (N + 1) x SCRquantity + Q 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ound(R / (ch x br / 8) x 90000 x sr)</text:p>
          </table:table-cell>
          <table:table-cell table:style-name="ce2" table:number-columns-repeated="9"/>
          <table:table-cell table:style-name="ce2" office:value-type="string" calcext:value-type="string">
            <text:p><text:s/></text:p>
          </table:table-cell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9"/>
          <table:table-cell table:style-name="ce21" table:number-columns-repeated="10"/>
          <table:table-cell table:style-name="ce24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15"/>
          <table:table-cell office:value-type="string" calcext:value-type="string">
            <text:p>delta</text:p>
          </table:table-cell>
          <table:table-cell table:number-columns-repeated="29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style-name="ce47" table:formula="of:=[.K62]+180" office:value-type="float" office:value="2160" calcext:value-type="float">
            <text:p>2160</text:p>
          </table:table-cell>
          <table:table-cell table:formula="of:=[.K62]" office:value-type="float" office:value="1980" calcext:value-type="float">
            <text:p>1980</text:p>
          </table:table-cell>
          <table:table-cell table:formula="of:=[.L62]/240" office:value-type="float" office:value="9" calcext:value-type="float">
            <text:p>9</text:p>
          </table:table-cell>
          <table:table-cell table:formula="of:=[.M62]/240" office:value-type="float" office:value="8.25" calcext:value-type="float">
            <text:p>8,25</text:p>
          </table:table-cell>
          <table:table-cell table:formula="of:=ROUNDUP([.O62])" office:value-type="float" office:value="9" calcext:value-type="float">
            <text:p>9</text:p>
          </table:table-cell>
          <table:table-cell table:style-name="ce48" table:formula="of:=[.P62]*240" office:value-type="float" office:value="2160" calcext:value-type="float">
            <text:p>2160</text:p>
          </table:table-cell>
          <table:table-cell table:formula="of:=[.Q62]-[.L62]" office:value-type="float" office:value="0" calcext:value-type="float">
            <text:p>0</text:p>
          </table:table-cell>
          <table:table-cell table:formula="of:=[.L62]/6" office:value-type="float" office:value="360" calcext:value-type="float">
            <text:p>360</text:p>
          </table:table-cell>
          <table:table-cell table:formula="of:=[.S62]*90000" office:value-type="float" office:value="32400000" calcext:value-type="float">
            <text:p>32400000</text:p>
          </table:table-cell>
          <table:table-cell table:formula="of:=[.T62]/44100" office:value-type="float" office:value="734.69387755102" calcext:value-type="float">
            <text:p>734,69387755102</text:p>
          </table:table-cell>
          <table:table-cell table:formula="of:=ROUND([.U62])" office:value-type="float" office:value="735" calcext:value-type="float">
            <text:p>735</text:p>
          </table:table-cell>
          <table:table-cell table:number-columns-repeated="4"/>
          <table:table-cell table:formula="of:=ROUND([.$Z$69]+[.$Y$93]*[.J62])" office:value-type="float" office:value="683" calcext:value-type="float">
            <text:p>683</text:p>
          </table:table-cell>
          <table:table-cell table:formula="of:=[.V62]-[.AA62]" office:value-type="float" office:value="52" calcext:value-type="float">
            <text:p>52</text:p>
          </table:table-cell>
          <table:table-cell table:formula="of:=30.81+682.41*[.J62]" office:value-type="float" office:value="713.22" calcext:value-type="float">
            <text:p>713,22</text:p>
          </table:table-cell>
          <table:table-cell table:formula="of:=ROUND([.AC62]-[.V62])" office:value-type="float" office:value="-22" calcext:value-type="float">
            <text:p>-22</text:p>
          </table:table-cell>
          <table:table-cell table:formula="of:=[.V62]-[.AC62]" office:value-type="float" office:value="21.7800000000001" calcext:value-type="float">
            <text:p>21,7800000000001</text:p>
          </table:table-cell>
          <table:table-cell table:number-columns-repeated="5"/>
          <table:table-cell table:formula="of:=1-([.AL62]-ROUNDDOWN([.AL62]))" office:value-type="float" office:value="0.75" calcext:value-type="float">
            <text:p>0,75</text:p>
          </table:table-cell>
          <table:table-cell table:style-name="ce1" table:formula="of:=[.K62]/(5*2*24)" office:value-type="float" office:value="8.25" calcext:value-type="float">
            <text:p>8,25</text:p>
          </table:table-cell>
          <table:table-cell table:style-name="ce1" table:formula="of:=[.L62]/240" office:value-type="float" office:value="9" calcext:value-type="float">
            <text:p>9</text:p>
          </table:table-cell>
          <table:table-cell table:formula="of:=[.AJ62]/3" office:value-type="float" office:value="0" calcext:value-type="float">
            <text:p>0</text:p>
          </table:table-cell>
          <table:table-cell table:formula="of:=ROUND([.AN63])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/>
          <table:table-cell table:formula="of:=[.AQ62]*8" office:value-type="float" office:value="1920" calcext:value-type="float">
            <text:p>1920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" calcext:value-type="float">
            <text:p>2</text:p>
          </table:table-cell>
          <table:table-cell table:formula="of:=[.K62]+1980" office:value-type="float" office:value="3960" calcext:value-type="float">
            <text:p>3960</text:p>
          </table:table-cell>
          <table:table-cell table:style-name="ce47" table:formula="of:=[.K63]+120" office:value-type="float" office:value="4080" calcext:value-type="float">
            <text:p>4080</text:p>
          </table:table-cell>
          <table:table-cell table:formula="of:=[.K63]+24" office:value-type="float" office:value="3984" calcext:value-type="float">
            <text:p>3984</text:p>
          </table:table-cell>
          <table:table-cell table:formula="of:=[.L63]/240" office:value-type="float" office:value="17" calcext:value-type="float">
            <text:p>17</text:p>
          </table:table-cell>
          <table:table-cell table:formula="of:=[.M63]/240" office:value-type="float" office:value="16.6" calcext:value-type="float">
            <text:p>16,6</text:p>
          </table:table-cell>
          <table:table-cell table:formula="of:=ROUNDUP([.O63])" office:value-type="float" office:value="17" calcext:value-type="float">
            <text:p>17</text:p>
          </table:table-cell>
          <table:table-cell table:style-name="ce48" table:formula="of:=[.P63]*240" office:value-type="float" office:value="4080" calcext:value-type="float">
            <text:p>4080</text:p>
          </table:table-cell>
          <table:table-cell table:formula="of:=[.Q63]-[.L63]" office:value-type="float" office:value="0" calcext:value-type="float">
            <text:p>0</text:p>
          </table:table-cell>
          <table:table-cell table:formula="of:=[.L63]/6" office:value-type="float" office:value="680" calcext:value-type="float">
            <text:p>680</text:p>
          </table:table-cell>
          <table:table-cell table:formula="of:=[.S63]*90000" office:value-type="float" office:value="61200000" calcext:value-type="float">
            <text:p>61200000</text:p>
          </table:table-cell>
          <table:table-cell table:formula="of:=[.T63]/44100" office:value-type="float" office:value="1387.75510204082" calcext:value-type="float">
            <text:p>1387,75510204082</text:p>
          </table:table-cell>
          <table:table-cell table:formula="of:=ROUND([.U63])" office:value-type="float" office:value="1388" calcext:value-type="float">
            <text:p>1388</text:p>
          </table:table-cell>
          <table:table-cell table:formula="of:=[.V63]-[.$V$62]" office:value-type="float" office:value="653" calcext:value-type="float">
            <text:p>653</text:p>
          </table:table-cell>
          <table:table-cell table:number-columns-repeated="3"/>
          <table:table-cell table:formula="of:=ROUND([.$Z$69]+[.$Y$93]*[.J63])" office:value-type="float" office:value="1367" calcext:value-type="float">
            <text:p>1367</text:p>
          </table:table-cell>
          <table:table-cell table:formula="of:=[.V63]-[.AA63]" office:value-type="float" office:value="21" calcext:value-type="float">
            <text:p>21</text:p>
          </table:table-cell>
          <table:table-cell table:formula="of:=30.81+682.41*[.J63]" office:value-type="float" office:value="1395.63" calcext:value-type="float">
            <text:p>1395,63</text:p>
          </table:table-cell>
          <table:table-cell table:formula="of:=ROUND([.AC63]-[.V63])" office:value-type="float" office:value="8" calcext:value-type="float">
            <text:p>8</text:p>
          </table:table-cell>
          <table:table-cell table:formula="of:=[.V63]-[.AC63]" office:value-type="float" office:value="-7.62999999999988" calcext:value-type="float">
            <text:p>-7,62999999999988</text:p>
          </table:table-cell>
          <table:table-cell table:formula="of:=[.V63]-[.V62]" office:value-type="float" office:value="653" calcext:value-type="float">
            <text:p>653</text:p>
          </table:table-cell>
          <table:table-cell table:formula="of:=[.AI63]/240" office:value-type="float" office:value="0.1" calcext:value-type="float">
            <text:p>0,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([.$AK$62:.AK63])" office:value-type="float" office:value="1.25" calcext:value-type="float">
            <text:p>1,25</text:p>
          </table:table-cell>
          <table:table-cell table:formula="of:=1-([.AL63]-ROUNDDOWN([.AL63]))" office:value-type="float" office:value="0.5" calcext:value-type="float">
            <text:p>0,5</text:p>
          </table:table-cell>
          <table:table-cell table:style-name="ce1" table:formula="of:=[.K63]/(5*2*24)" office:value-type="float" office:value="16.5" calcext:value-type="float">
            <text:p>16,5</text:p>
          </table:table-cell>
          <table:table-cell table:style-name="ce1" table:formula="of:=[.L63]/240" office:value-type="float" office:value="17" calcext:value-type="float">
            <text:p>17</text:p>
          </table:table-cell>
          <table:table-cell table:formula="of:=[.AJ63]/3" office:value-type="float" office:value="0.416666666666667" calcext:value-type="float">
            <text:p>0,416666666666667</text:p>
          </table:table-cell>
          <table:table-cell table:formula="of:=ROUND([.AN64])" office:value-type="float" office:value="1" calcext:value-type="float">
            <text:p>1</text:p>
          </table:table-cell>
          <table:table-cell table:style-name="ce1" table:formula="of:=[.AM63]-[.AM62]" office:value-type="float" office:value="8" calcext:value-type="float">
            <text:p>8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/>
          <table:table-cell table:formula="of:=[.AQ62]*9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3" calcext:value-type="float">
            <text:p>3</text:p>
          </table:table-cell>
          <table:table-cell table:formula="of:=[.K63]+1980" office:value-type="float" office:value="5940" calcext:value-type="float">
            <text:p>5940</text:p>
          </table:table-cell>
          <table:table-cell table:style-name="ce47" table:formula="of:=[.K64]+60" office:value-type="float" office:value="6000" calcext:value-type="float">
            <text:p>6000</text:p>
          </table:table-cell>
          <table:table-cell table:formula="of:=[.K64]+[.AI64]" office:value-type="float" office:value="5988" calcext:value-type="float">
            <text:p>5988</text:p>
          </table:table-cell>
          <table:table-cell table:formula="of:=[.L64]/240" office:value-type="float" office:value="25" calcext:value-type="float">
            <text:p>25</text:p>
          </table:table-cell>
          <table:table-cell table:formula="of:=[.M64]/240" office:value-type="float" office:value="24.95" calcext:value-type="float">
            <text:p>24,95</text:p>
          </table:table-cell>
          <table:table-cell table:formula="of:=ROUNDUP([.O64])" office:value-type="float" office:value="25" calcext:value-type="float">
            <text:p>25</text:p>
          </table:table-cell>
          <table:table-cell table:style-name="ce48" table:formula="of:=[.P64]*240" office:value-type="float" office:value="6000" calcext:value-type="float">
            <text:p>6000</text:p>
          </table:table-cell>
          <table:table-cell table:formula="of:=[.Q64]-[.L64]" office:value-type="float" office:value="0" calcext:value-type="float">
            <text:p>0</text:p>
          </table:table-cell>
          <table:table-cell table:formula="of:=[.L64]/6" office:value-type="float" office:value="1000" calcext:value-type="float">
            <text:p>1000</text:p>
          </table:table-cell>
          <table:table-cell table:formula="of:=[.S64]*90000" office:value-type="float" office:value="90000000" calcext:value-type="float">
            <text:p>90000000</text:p>
          </table:table-cell>
          <table:table-cell table:formula="of:=[.T64]/44100" office:value-type="float" office:value="2040.81632653061" calcext:value-type="float">
            <text:p>2040,81632653061</text:p>
          </table:table-cell>
          <table:table-cell table:formula="of:=ROUND([.U64])" office:value-type="float" office:value="2041" calcext:value-type="float">
            <text:p>2041</text:p>
          </table:table-cell>
          <table:table-cell table:formula="of:=[.V64]-[.$V$62]" office:value-type="float" office:value="1306" calcext:value-type="float">
            <text:p>1306</text:p>
          </table:table-cell>
          <table:table-cell table:number-columns-repeated="3"/>
          <table:table-cell table:formula="of:=ROUND([.$Z$69]+[.$Y$93]*[.J64])" office:value-type="float" office:value="2050" calcext:value-type="float">
            <text:p>2050</text:p>
          </table:table-cell>
          <table:table-cell table:formula="of:=[.V64]-[.AA64]" office:value-type="float" office:value="-9" calcext:value-type="float">
            <text:p>-9</text:p>
          </table:table-cell>
          <table:table-cell table:formula="of:=30.81+682.41*[.J64]" office:value-type="float" office:value="2078.04" calcext:value-type="float">
            <text:p>2078,04</text:p>
          </table:table-cell>
          <table:table-cell table:formula="of:=ROUND([.AC64]-[.V64])" office:value-type="float" office:value="37" calcext:value-type="float">
            <text:p>37</text:p>
          </table:table-cell>
          <table:table-cell table:formula="of:=[.V64]-[.AC64]" office:value-type="float" office:value="-37.04" calcext:value-type="float">
            <text:p>-37,04</text:p>
          </table:table-cell>
          <table:table-cell table:formula="of:=[.V64]-[.V63]" office:value-type="float" office:value="653" calcext:value-type="float">
            <text:p>653</text:p>
          </table:table-cell>
          <table:table-cell table:formula="of:=[.AI64]/240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formula="of:=SUM([.AH$63:.$AH64])" office:value-type="float" office:value="48" calcext:value-type="float">
            <text:p>48</text:p>
          </table:table-cell>
          <table:table-cell table:formula="of:=SUM([.$AK$62:.AK64])" office:value-type="float" office:value="1.5" calcext:value-type="float">
            <text:p>1,5</text:p>
          </table:table-cell>
          <table:table-cell table:formula="of:=1-([.AL64]-ROUNDDOWN([.AL64]))" office:value-type="float" office:value="0.25" calcext:value-type="float">
            <text:p>0,25</text:p>
          </table:table-cell>
          <table:table-cell table:style-name="ce1" table:formula="of:=[.K64]/(5*2*24)" office:value-type="float" office:value="24.75" calcext:value-type="float">
            <text:p>24,75</text:p>
          </table:table-cell>
          <table:table-cell table:style-name="ce1" table:formula="of:=[.L64]/240" office:value-type="float" office:value="25" calcext:value-type="float">
            <text:p>25</text:p>
          </table:table-cell>
          <table:table-cell table:formula="of:=[.AJ64]/3" office:value-type="float" office:value="0.5" calcext:value-type="float">
            <text:p>0,5</text:p>
          </table:table-cell>
          <table:table-cell table:formula="of:=ROUND([.AN65])" office:value-type="float" office:value="1" calcext:value-type="float">
            <text:p>1</text:p>
          </table:table-cell>
          <table:table-cell table:style-name="ce1" table:formula="of:=[.AM64]-[.AM63]" office:value-type="float" office:value="8" calcext:value-type="float">
            <text:p>8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4" calcext:value-type="float">
            <text:p>4</text:p>
          </table:table-cell>
          <table:table-cell table:formula="of:=[.K64]+1980" office:value-type="float" office:value="7920" calcext:value-type="float">
            <text:p>7920</text:p>
          </table:table-cell>
          <table:table-cell table:style-name="ce47" table:formula="of:=[.K65]+240" office:value-type="float" office:value="8160" calcext:value-type="float">
            <text:p>8160</text:p>
          </table:table-cell>
          <table:table-cell table:formula="of:=[.K65]+[.AI65]" office:value-type="float" office:value="7992" calcext:value-type="float">
            <text:p>7992</text:p>
          </table:table-cell>
          <table:table-cell table:formula="of:=[.L65]/240" office:value-type="float" office:value="34" calcext:value-type="float">
            <text:p>34</text:p>
          </table:table-cell>
          <table:table-cell table:formula="of:=[.M65]/240" office:value-type="float" office:value="33.3" calcext:value-type="float">
            <text:p>33,3</text:p>
          </table:table-cell>
          <table:table-cell table:formula="of:=ROUNDUP([.O65])" office:value-type="float" office:value="34" calcext:value-type="float">
            <text:p>34</text:p>
          </table:table-cell>
          <table:table-cell table:style-name="ce48" table:formula="of:=[.P65]*240" office:value-type="float" office:value="8160" calcext:value-type="float">
            <text:p>8160</text:p>
          </table:table-cell>
          <table:table-cell table:formula="of:=[.Q65]-[.L65]" office:value-type="float" office:value="0" calcext:value-type="float">
            <text:p>0</text:p>
          </table:table-cell>
          <table:table-cell table:formula="of:=[.L65]/6" office:value-type="float" office:value="1360" calcext:value-type="float">
            <text:p>1360</text:p>
          </table:table-cell>
          <table:table-cell table:formula="of:=[.S65]*90000" office:value-type="float" office:value="122400000" calcext:value-type="float">
            <text:p>122400000</text:p>
          </table:table-cell>
          <table:table-cell table:formula="of:=[.T65]/44100" office:value-type="float" office:value="2775.51020408163" calcext:value-type="float">
            <text:p>2775,51020408163</text:p>
          </table:table-cell>
          <table:table-cell table:formula="of:=ROUND([.U65])" office:value-type="float" office:value="2776" calcext:value-type="float">
            <text:p>2776</text:p>
          </table:table-cell>
          <table:table-cell table:formula="of:=[.V65]-[.$V$62]" office:value-type="float" office:value="2041" calcext:value-type="float">
            <text:p>2041</text:p>
          </table:table-cell>
          <table:table-cell table:number-columns-repeated="3"/>
          <table:table-cell table:formula="of:=ROUND([.$Z$69]+[.$Y$93]*[.J65])" office:value-type="float" office:value="2734" calcext:value-type="float">
            <text:p>2734</text:p>
          </table:table-cell>
          <table:table-cell table:formula="of:=[.V65]-[.AA65]" office:value-type="float" office:value="42" calcext:value-type="float">
            <text:p>42</text:p>
          </table:table-cell>
          <table:table-cell table:formula="of:=30.81+682.41*[.J65]" office:value-type="float" office:value="2760.45" calcext:value-type="float">
            <text:p>2760,45</text:p>
          </table:table-cell>
          <table:table-cell table:formula="of:=ROUND([.AC65]-[.V65])" office:value-type="float" office:value="-16" calcext:value-type="float">
            <text:p>-16</text:p>
          </table:table-cell>
          <table:table-cell table:formula="of:=[.V65]-[.AC65]" office:value-type="float" office:value="15.5500000000002" calcext:value-type="float">
            <text:p>15,5500000000002</text:p>
          </table:table-cell>
          <table:table-cell table:formula="of:=[.V65]-[.V64]" office:value-type="float" office:value="735" calcext:value-type="float">
            <text:p>735</text:p>
          </table:table-cell>
          <table:table-cell table:formula="of:=[.AI65]/240"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  <table:table-cell table:formula="of:=SUM([.AH$63:.$AH65])" office:value-type="float" office:value="72" calcext:value-type="float">
            <text:p>72</text:p>
          </table:table-cell>
          <table:table-cell table:formula="of:=SUM([.$AK$62:.AK65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" table:formula="of:=[.K65]/(5*2*24)" office:value-type="float" office:value="33" calcext:value-type="float">
            <text:p>33</text:p>
          </table:table-cell>
          <table:table-cell table:style-name="ce1" table:formula="of:=[.L65]/240" office:value-type="float" office:value="34" calcext:value-type="float">
            <text:p>34</text:p>
          </table:table-cell>
          <table:table-cell table:formula="of:=[.AJ65]/3" office:value-type="float" office:value="0.5" calcext:value-type="float">
            <text:p>0,5</text:p>
          </table:table-cell>
          <table:table-cell table:formula="of:=ROUND([.AN66])" office:value-type="float" office:value="1" calcext:value-type="float">
            <text:p>1</text:p>
          </table:table-cell>
          <table:table-cell table:style-name="ce1" table:formula="of:=[.AM65]-[.AM64]" office:value-type="float" office:value="9" calcext:value-type="float">
            <text:p>9</text:p>
          </table:table-cell>
          <table:table-cell table:style-name="ce1" office:value-type="string" calcext:value-type="string">
            <text:p>++</text:p>
          </table:table-cell>
          <table:table-cell/>
          <table:table-cell table:formula="of:=32*60" office:value-type="float" office:value="1920" calcext:value-type="float">
            <text:p>1920</text:p>
          </table:table-cell>
          <table:table-cell table:formula="of:=[.AS65]/240" office:value-type="float" office:value="8" calcext:value-type="float">
            <text:p>8</text:p>
          </table:table-cell>
          <table:table-cell table:formula="of:=[.AT65]/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5" calcext:value-type="float">
            <text:p>5</text:p>
          </table:table-cell>
          <table:table-cell table:formula="of:=[.K65]+1980" office:value-type="float" office:value="9900" calcext:value-type="float">
            <text:p>9900</text:p>
          </table:table-cell>
          <table:table-cell table:style-name="ce47" table:formula="of:=[.K66]+180" office:value-type="float" office:value="10080" calcext:value-type="float">
            <text:p>10080</text:p>
          </table:table-cell>
          <table:table-cell table:formula="of:=[.K66]+[.AI66]" office:value-type="float" office:value="9996" calcext:value-type="float">
            <text:p>9996</text:p>
          </table:table-cell>
          <table:table-cell table:formula="of:=[.L66]/240" office:value-type="float" office:value="42" calcext:value-type="float">
            <text:p>42</text:p>
          </table:table-cell>
          <table:table-cell table:formula="of:=[.M66]/240" office:value-type="float" office:value="41.65" calcext:value-type="float">
            <text:p>41,65</text:p>
          </table:table-cell>
          <table:table-cell table:formula="of:=ROUNDUP([.O66])" office:value-type="float" office:value="42" calcext:value-type="float">
            <text:p>42</text:p>
          </table:table-cell>
          <table:table-cell table:style-name="ce48" table:formula="of:=[.P66]*240" office:value-type="float" office:value="10080" calcext:value-type="float">
            <text:p>10080</text:p>
          </table:table-cell>
          <table:table-cell table:formula="of:=[.Q66]-[.L66]" office:value-type="float" office:value="0" calcext:value-type="float">
            <text:p>0</text:p>
          </table:table-cell>
          <table:table-cell table:formula="of:=[.L66]/6" office:value-type="float" office:value="1680" calcext:value-type="float">
            <text:p>1680</text:p>
          </table:table-cell>
          <table:table-cell table:formula="of:=[.S66]*90000" office:value-type="float" office:value="151200000" calcext:value-type="float">
            <text:p>151200000</text:p>
          </table:table-cell>
          <table:table-cell table:formula="of:=[.T66]/44100" office:value-type="float" office:value="3428.57142857143" calcext:value-type="float">
            <text:p>3428,57142857143</text:p>
          </table:table-cell>
          <table:table-cell table:formula="of:=ROUND([.U66])" office:value-type="float" office:value="3429" calcext:value-type="float">
            <text:p>3429</text:p>
          </table:table-cell>
          <table:table-cell table:formula="of:=[.V66]-[.$V$62]" office:value-type="float" office:value="2694" calcext:value-type="float">
            <text:p>2694</text:p>
          </table:table-cell>
          <table:table-cell table:number-columns-repeated="3"/>
          <table:table-cell table:formula="of:=ROUND([.$Z$69]+[.$Y$93]*[.J66])" office:value-type="float" office:value="3418" calcext:value-type="float">
            <text:p>3418</text:p>
          </table:table-cell>
          <table:table-cell table:formula="of:=[.V66]-[.AA66]" office:value-type="float" office:value="11" calcext:value-type="float">
            <text:p>11</text:p>
          </table:table-cell>
          <table:table-cell table:formula="of:=30.81+682.41*[.J66]" office:value-type="float" office:value="3442.86" calcext:value-type="float">
            <text:p>3442,86</text:p>
          </table:table-cell>
          <table:table-cell table:formula="of:=ROUND([.AC66]-[.V66])" office:value-type="float" office:value="14" calcext:value-type="float">
            <text:p>14</text:p>
          </table:table-cell>
          <table:table-cell table:formula="of:=[.V66]-[.AC66]" office:value-type="float" office:value="-13.8599999999997" calcext:value-type="float">
            <text:p>-13,8599999999997</text:p>
          </table:table-cell>
          <table:table-cell table:formula="of:=[.V66]-[.V65]" office:value-type="float" office:value="653" calcext:value-type="float">
            <text:p>653</text:p>
          </table:table-cell>
          <table:table-cell table:formula="of:=[.AI66]/240"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formula="of:=SUM([.AH$63:.$AH66])" office:value-type="float" office:value="96" calcext:value-type="float">
            <text:p>96</text:p>
          </table:table-cell>
          <table:table-cell table:formula="of:=SUM([.$AK$62:.AK66])" office:value-type="float" office:value="2.25" calcext:value-type="float">
            <text:p>2,25</text:p>
          </table:table-cell>
          <table:table-cell table:formula="of:=1-([.AL66]-ROUNDDOWN([.AL66]))" office:value-type="float" office:value="0.75" calcext:value-type="float">
            <text:p>0,75</text:p>
          </table:table-cell>
          <table:table-cell table:style-name="ce1" table:formula="of:=[.K66]/(5*2*24)" office:value-type="float" office:value="41.25" calcext:value-type="float">
            <text:p>41,25</text:p>
          </table:table-cell>
          <table:table-cell table:style-name="ce1" table:formula="of:=[.L66]/240" office:value-type="float" office:value="42" calcext:value-type="float">
            <text:p>42</text:p>
          </table:table-cell>
          <table:table-cell table:formula="of:=[.AJ66]/3" office:value-type="float" office:value="0.75" calcext:value-type="float">
            <text:p>0,75</text:p>
          </table:table-cell>
          <table:table-cell table:formula="of:=ROUND([.AN67])" office:value-type="float" office:value="1" calcext:value-type="float">
            <text:p>1</text:p>
          </table:table-cell>
          <table:table-cell table:style-name="ce1" table:formula="of:=[.AM66]-[.AM65]" office:value-type="float" office:value="8" calcext:value-type="float">
            <text:p>8</text:p>
          </table:table-cell>
          <table:table-cell table:style-name="ce1"/>
          <table:table-cell/>
          <table:table-cell table:formula="of:=8*60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T66]/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6" calcext:value-type="float">
            <text:p>6</text:p>
          </table:table-cell>
          <table:table-cell table:formula="of:=[.J67]*[.$K$62]" office:value-type="float" office:value="11880" calcext:value-type="float">
            <text:p>11880</text:p>
          </table:table-cell>
          <table:table-cell table:style-name="ce47" table:formula="of:=[.K67]+120" office:value-type="float" office:value="12000" calcext:value-type="float">
            <text:p>12000</text:p>
          </table:table-cell>
          <table:table-cell table:formula="of:=[.K67]+[.AI67]" office:value-type="float" office:value="12000" calcext:value-type="float">
            <text:p>12000</text:p>
          </table:table-cell>
          <table:table-cell table:formula="of:=[.L67]/240" office:value-type="float" office:value="50" calcext:value-type="float">
            <text:p>50</text:p>
          </table:table-cell>
          <table:table-cell table:formula="of:=[.M67]/240" office:value-type="float" office:value="50" calcext:value-type="float">
            <text:p>50</text:p>
          </table:table-cell>
          <table:table-cell table:formula="of:=ROUNDUP([.O67])" office:value-type="float" office:value="50" calcext:value-type="float">
            <text:p>50</text:p>
          </table:table-cell>
          <table:table-cell table:style-name="ce48" table:formula="of:=[.P67]*240" office:value-type="float" office:value="12000" calcext:value-type="float">
            <text:p>12000</text:p>
          </table:table-cell>
          <table:table-cell table:formula="of:=[.Q67]-[.L67]" office:value-type="float" office:value="0" calcext:value-type="float">
            <text:p>0</text:p>
          </table:table-cell>
          <table:table-cell table:formula="of:=[.L67]/6" office:value-type="float" office:value="2000" calcext:value-type="float">
            <text:p>2000</text:p>
          </table:table-cell>
          <table:table-cell table:formula="of:=[.S67]*90000" office:value-type="float" office:value="180000000" calcext:value-type="float">
            <text:p>180000000</text:p>
          </table:table-cell>
          <table:table-cell table:formula="of:=[.T67]/44100" office:value-type="float" office:value="4081.63265306122" calcext:value-type="float">
            <text:p>4081,63265306122</text:p>
          </table:table-cell>
          <table:table-cell table:formula="of:=ROUND([.U67])" office:value-type="float" office:value="4082" calcext:value-type="float">
            <text:p>4082</text:p>
          </table:table-cell>
          <table:table-cell table:formula="of:=[.V67]-[.$V$62]" office:value-type="float" office:value="3347" calcext:value-type="float">
            <text:p>3347</text:p>
          </table:table-cell>
          <table:table-cell table:number-columns-repeated="3"/>
          <table:table-cell table:formula="of:=ROUND([.$Z$69]+[.$Y$93]*[.J67])" office:value-type="float" office:value="4102" calcext:value-type="float">
            <text:p>4102</text:p>
          </table:table-cell>
          <table:table-cell table:formula="of:=[.V67]-[.AA67]" office:value-type="float" office:value="-20" calcext:value-type="float">
            <text:p>-20</text:p>
          </table:table-cell>
          <table:table-cell table:formula="of:=30.81+682.41*[.J67]" office:value-type="float" office:value="4125.27" calcext:value-type="float">
            <text:p>4125,27</text:p>
          </table:table-cell>
          <table:table-cell table:formula="of:=ROUND([.AC67]-[.V67])" office:value-type="float" office:value="43" calcext:value-type="float">
            <text:p>43</text:p>
          </table:table-cell>
          <table:table-cell table:formula="of:=[.V67]-[.AC67]" office:value-type="float" office:value="-43.2700000000004" calcext:value-type="float">
            <text:p>-43,2700000000004</text:p>
          </table:table-cell>
          <table:table-cell table:formula="of:=[.V67]-[.V66]" office:value-type="float" office:value="653" calcext:value-type="float">
            <text:p>653</text:p>
          </table:table-cell>
          <table:table-cell table:formula="of:=[.AI67]/240"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table:formula="of:=SUM([.AH$63:.$AH67])" office:value-type="float" office:value="120" calcext:value-type="float">
            <text:p>120</text:p>
          </table:table-cell>
          <table:table-cell table:formula="of:=SUM([.$AK$62:.AK67])" office:value-type="float" office:value="2.75" calcext:value-type="float">
            <text:p>2,75</text:p>
          </table:table-cell>
          <table:table-cell table:formula="of:=1-([.AL67]-ROUNDDOWN([.AL67]))" office:value-type="float" office:value="0.5" calcext:value-type="float">
            <text:p>0,5</text:p>
          </table:table-cell>
          <table:table-cell table:style-name="ce1" table:formula="of:=[.K67]/(5*2*24)" office:value-type="float" office:value="49.5" calcext:value-type="float">
            <text:p>49,5</text:p>
          </table:table-cell>
          <table:table-cell table:style-name="ce1" table:formula="of:=[.L67]/240" office:value-type="float" office:value="50" calcext:value-type="float">
            <text:p>50</text:p>
          </table:table-cell>
          <table:table-cell table:formula="of:=[.AJ67]/3" office:value-type="float" office:value="0.916666666666667" calcext:value-type="float">
            <text:p>0,916666666666667</text:p>
          </table:table-cell>
          <table:table-cell table:formula="of:=ROUND([.AN68])" office:value-type="float" office:value="1" calcext:value-type="float">
            <text:p>1</text:p>
          </table:table-cell>
          <table:table-cell table:style-name="ce1" table:formula="of:=[.AM67]-[.AM6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J68]*[.$K$62]" office:value-type="float" office:value="13860" calcext:value-type="float">
            <text:p>13860</text:p>
          </table:table-cell>
          <table:table-cell table:style-name="ce47" table:formula="of:=[.K68]+60+240" office:value-type="float" office:value="14160" calcext:value-type="float">
            <text:p>14160</text:p>
          </table:table-cell>
          <table:table-cell table:formula="of:=[.K68]+[.AI68]" office:value-type="float" office:value="14004" calcext:value-type="float">
            <text:p>14004</text:p>
          </table:table-cell>
          <table:table-cell table:formula="of:=[.L68]/240" office:value-type="float" office:value="59" calcext:value-type="float">
            <text:p>59</text:p>
          </table:table-cell>
          <table:table-cell table:formula="of:=[.M68]/240" office:value-type="float" office:value="58.35" calcext:value-type="float">
            <text:p>58,35</text:p>
          </table:table-cell>
          <table:table-cell table:formula="of:=ROUNDUP([.O68])" office:value-type="float" office:value="59" calcext:value-type="float">
            <text:p>59</text:p>
          </table:table-cell>
          <table:table-cell table:style-name="ce48" table:formula="of:=[.P68]*240" office:value-type="float" office:value="14160" calcext:value-type="float">
            <text:p>14160</text:p>
          </table:table-cell>
          <table:table-cell table:formula="of:=[.Q68]-[.L68]" office:value-type="float" office:value="0" calcext:value-type="float">
            <text:p>0</text:p>
          </table:table-cell>
          <table:table-cell table:formula="of:=[.L68]/6" office:value-type="float" office:value="2360" calcext:value-type="float">
            <text:p>2360</text:p>
          </table:table-cell>
          <table:table-cell table:formula="of:=[.S68]*90000" office:value-type="float" office:value="212400000" calcext:value-type="float">
            <text:p>212400000</text:p>
          </table:table-cell>
          <table:table-cell table:formula="of:=[.T68]/44100" office:value-type="float" office:value="4816.32653061225" calcext:value-type="float">
            <text:p>4816,32653061225</text:p>
          </table:table-cell>
          <table:table-cell table:formula="of:=ROUND([.U68])" office:value-type="float" office:value="4816" calcext:value-type="float">
            <text:p>4816</text:p>
          </table:table-cell>
          <table:table-cell table:formula="of:=[.V68]-[.$V$62]" office:value-type="float" office:value="4081" calcext:value-type="float">
            <text:p>4081</text:p>
          </table:table-cell>
          <table:table-cell table:number-columns-repeated="3"/>
          <table:table-cell table:formula="of:=ROUND([.$Z$69]+[.$Y$93]*[.J68])" office:value-type="float" office:value="4785" calcext:value-type="float">
            <text:p>4785</text:p>
          </table:table-cell>
          <table:table-cell table:formula="of:=[.V68]-[.AA68]" office:value-type="float" office:value="31" calcext:value-type="float">
            <text:p>31</text:p>
          </table:table-cell>
          <table:table-cell table:formula="of:=30.81+682.41*[.J68]" office:value-type="float" office:value="4807.68" calcext:value-type="float">
            <text:p>4807,68</text:p>
          </table:table-cell>
          <table:table-cell table:formula="of:=ROUND([.AC68]-[.V68])" office:value-type="float" office:value="-8" calcext:value-type="float">
            <text:p>-8</text:p>
          </table:table-cell>
          <table:table-cell table:formula="of:=[.V68]-[.AC68]" office:value-type="float" office:value="8.31999999999971" calcext:value-type="float">
            <text:p>8,31999999999971</text:p>
          </table:table-cell>
          <table:table-cell table:formula="of:=[.V68]-[.V67]" office:value-type="float" office:value="734" calcext:value-type="float">
            <text:p>734</text:p>
          </table:table-cell>
          <table:table-cell table:formula="of:=[.AI68]/240" office:value-type="float" office:value="0.6" calcext:value-type="float">
            <text:p>0,6</text:p>
          </table:table-cell>
          <table:table-cell office:value-type="float" office:value="24" calcext:value-type="float">
            <text:p>24</text:p>
          </table:table-cell>
          <table:table-cell table:formula="of:=SUM([.AH$63:.$AH68])" office:value-type="float" office:value="144" calcext:value-type="float">
            <text:p>144</text:p>
          </table:table-cell>
          <table:table-cell table:formula="of:=SUM([.$AK$62:.AK68])" office:value-type="float" office:value="3" calcext:value-type="float">
            <text:p>3</text:p>
          </table:table-cell>
          <table:table-cell table:formula="of:=1-([.AL68]-ROUNDDOWN([.AL68]))" office:value-type="float" office:value="0.25" calcext:value-type="float">
            <text:p>0,25</text:p>
          </table:table-cell>
          <table:table-cell table:style-name="ce1" table:formula="of:=[.K68]/(5*2*24)" office:value-type="float" office:value="57.75" calcext:value-type="float">
            <text:p>57,75</text:p>
          </table:table-cell>
          <table:table-cell table:style-name="ce1" table:formula="of:=[.L68]/240" office:value-type="float" office:value="59" calcext:value-type="float">
            <text:p>59</text:p>
          </table:table-cell>
          <table:table-cell table:formula="of:=[.AJ68]/3" office:value-type="float" office:value="1" calcext:value-type="float">
            <text:p>1</text:p>
          </table:table-cell>
          <table:table-cell table:formula="of:=ROUND([.AN69])" office:value-type="float" office:value="1" calcext:value-type="float">
            <text:p>1</text:p>
          </table:table-cell>
          <table:table-cell table:style-name="ce1" table:formula="of:=[.AM68]-[.AM67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69]*[.$K$62]" office:value-type="float" office:value="15840" calcext:value-type="float">
            <text:p>15840</text:p>
          </table:table-cell>
          <table:table-cell table:style-name="ce47" table:formula="of:=[.K69]+240" office:value-type="float" office:value="16080" calcext:value-type="float">
            <text:p>16080</text:p>
          </table:table-cell>
          <table:table-cell table:formula="of:=[.K69]+[.AI69]" office:value-type="float" office:value="16008" calcext:value-type="float">
            <text:p>16008</text:p>
          </table:table-cell>
          <table:table-cell table:formula="of:=[.L69]/240" office:value-type="float" office:value="67" calcext:value-type="float">
            <text:p>67</text:p>
          </table:table-cell>
          <table:table-cell table:formula="of:=[.M69]/240" office:value-type="float" office:value="66.7" calcext:value-type="float">
            <text:p>66,7</text:p>
          </table:table-cell>
          <table:table-cell table:formula="of:=ROUNDUP([.O69])" office:value-type="float" office:value="67" calcext:value-type="float">
            <text:p>67</text:p>
          </table:table-cell>
          <table:table-cell table:style-name="ce48" table:formula="of:=[.P69]*240" office:value-type="float" office:value="16080" calcext:value-type="float">
            <text:p>16080</text:p>
          </table:table-cell>
          <table:table-cell table:formula="of:=[.Q69]-[.L69]" office:value-type="float" office:value="0" calcext:value-type="float">
            <text:p>0</text:p>
          </table:table-cell>
          <table:table-cell table:formula="of:=[.L69]/6" office:value-type="float" office:value="2680" calcext:value-type="float">
            <text:p>2680</text:p>
          </table:table-cell>
          <table:table-cell table:formula="of:=[.S69]*90000" office:value-type="float" office:value="241200000" calcext:value-type="float">
            <text:p>241200000</text:p>
          </table:table-cell>
          <table:table-cell table:formula="of:=[.T69]/44100" office:value-type="float" office:value="5469.38775510204" calcext:value-type="float">
            <text:p>5469,38775510204</text:p>
          </table:table-cell>
          <table:table-cell table:formula="of:=ROUND([.U69])" office:value-type="float" office:value="5469" calcext:value-type="float">
            <text:p>5469</text:p>
          </table:table-cell>
          <table:table-cell table:formula="of:=[.V69]-[.$V$62]" office:value-type="float" office:value="4734" calcext:value-type="float">
            <text:p>4734</text:p>
          </table:table-cell>
          <table:table-cell table:formula="of:=[.V69]" office:value-type="float" office:value="5469" calcext:value-type="float">
            <text:p>5469</text:p>
          </table:table-cell>
          <table:table-cell/>
          <table:table-cell table:formula="of:=[.V69]-[.Y93]*8" office:value-type="float" office:value="-0.66666666666697" calcext:value-type="float">
            <text:p>-0,66666666666697</text:p>
          </table:table-cell>
          <table:table-cell table:formula="of:=ROUND([.$Z$69]+[.$Y$93]*[.J69])" office:value-type="float" office:value="5469" calcext:value-type="float">
            <text:p>5469</text:p>
          </table:table-cell>
          <table:table-cell table:formula="of:=[.V69]-[.AA69]" office:value-type="float" office:value="0" calcext:value-type="float">
            <text:p>0</text:p>
          </table:table-cell>
          <table:table-cell table:formula="of:=30.81+682.41*[.J69]" office:value-type="float" office:value="5490.09" calcext:value-type="float">
            <text:p>5490,09</text:p>
          </table:table-cell>
          <table:table-cell table:formula="of:=ROUND([.AC69]-[.V69])" office:value-type="float" office:value="21" calcext:value-type="float">
            <text:p>21</text:p>
          </table:table-cell>
          <table:table-cell table:formula="of:=[.V69]-[.AC69]" office:value-type="float" office:value="-21.0900000000001" calcext:value-type="float">
            <text:p>-21,0900000000001</text:p>
          </table:table-cell>
          <table:table-cell table:formula="of:=[.V69]-[.V68]" office:value-type="float" office:value="653" calcext:value-type="float">
            <text:p>653</text:p>
          </table:table-cell>
          <table:table-cell table:formula="of:=[.AI69]/240"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 table:formula="of:=SUM([.AH$63:.$AH69])" office:value-type="float" office:value="168" calcext:value-type="float">
            <text:p>168</text:p>
          </table:table-cell>
          <table:table-cell table:formula="of:=SUM([.$AK$62:.AK6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K69]/(5*2*24)" office:value-type="float" office:value="66" calcext:value-type="float">
            <text:p>66</text:p>
          </table:table-cell>
          <table:table-cell table:style-name="ce1" table:formula="of:=[.L69]/240" office:value-type="float" office:value="67" calcext:value-type="float">
            <text:p>67</text:p>
          </table:table-cell>
          <table:table-cell table:formula="of:=[.AJ69]/3" office:value-type="float" office:value="1" calcext:value-type="float">
            <text:p>1</text:p>
          </table:table-cell>
          <table:table-cell table:formula="of:=ROUND([.AN70])" office:value-type="float" office:value="1" calcext:value-type="float">
            <text:p>1</text:p>
          </table:table-cell>
          <table:table-cell table:style-name="ce1" table:formula="of:=[.AM69]-[.AM68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0]*[.$K$62]" office:value-type="float" office:value="17820" calcext:value-type="float">
            <text:p>17820</text:p>
          </table:table-cell>
          <table:table-cell table:style-name="ce47" table:formula="of:=[.K70]+180+240" office:value-type="float" office:value="18240" calcext:value-type="float">
            <text:p>18240</text:p>
          </table:table-cell>
          <table:table-cell table:formula="of:=[.K70]+[.AI70]" office:value-type="float" office:value="18012" calcext:value-type="float">
            <text:p>18012</text:p>
          </table:table-cell>
          <table:table-cell table:formula="of:=[.L70]/240" office:value-type="float" office:value="76" calcext:value-type="float">
            <text:p>76</text:p>
          </table:table-cell>
          <table:table-cell table:formula="of:=[.M70]/240" office:value-type="float" office:value="75.05" calcext:value-type="float">
            <text:p>75,05</text:p>
          </table:table-cell>
          <table:table-cell table:formula="of:=ROUNDUP([.O70])" office:value-type="float" office:value="76" calcext:value-type="float">
            <text:p>76</text:p>
          </table:table-cell>
          <table:table-cell table:style-name="ce48" table:formula="of:=[.P70]*240" office:value-type="float" office:value="18240" calcext:value-type="float">
            <text:p>18240</text:p>
          </table:table-cell>
          <table:table-cell table:formula="of:=[.Q70]-[.L70]" office:value-type="float" office:value="0" calcext:value-type="float">
            <text:p>0</text:p>
          </table:table-cell>
          <table:table-cell table:formula="of:=[.L70]/6" office:value-type="float" office:value="3040" calcext:value-type="float">
            <text:p>3040</text:p>
          </table:table-cell>
          <table:table-cell table:formula="of:=[.S70]*90000" office:value-type="float" office:value="273600000" calcext:value-type="float">
            <text:p>273600000</text:p>
          </table:table-cell>
          <table:table-cell table:formula="of:=[.T70]/44100" office:value-type="float" office:value="6204.08163265306" calcext:value-type="float">
            <text:p>6204,08163265306</text:p>
          </table:table-cell>
          <table:table-cell table:formula="of:=ROUND([.U70])" office:value-type="float" office:value="6204" calcext:value-type="float">
            <text:p>6204</text:p>
          </table:table-cell>
          <table:table-cell table:formula="of:=[.V70]-[.$V$62]" office:value-type="float" office:value="5469" calcext:value-type="float">
            <text:p>5469</text:p>
          </table:table-cell>
          <table:table-cell table:number-columns-repeated="3"/>
          <table:table-cell table:formula="of:=ROUND([.$Z$69]+[.$Y$93]*[.J70])" office:value-type="float" office:value="6153" calcext:value-type="float">
            <text:p>6153</text:p>
          </table:table-cell>
          <table:table-cell table:formula="of:=[.V70]-[.AA70]" office:value-type="float" office:value="51" calcext:value-type="float">
            <text:p>51</text:p>
          </table:table-cell>
          <table:table-cell table:formula="of:=30.81+682.41*[.J70]" office:value-type="float" office:value="6172.5" calcext:value-type="float">
            <text:p>6172,5</text:p>
          </table:table-cell>
          <table:table-cell table:formula="of:=ROUND([.AC70]-[.V70])" office:value-type="float" office:value="-32" calcext:value-type="float">
            <text:p>-32</text:p>
          </table:table-cell>
          <table:table-cell table:formula="of:=[.V70]-[.AC70]" office:value-type="float" office:value="31.5" calcext:value-type="float">
            <text:p>31,5</text:p>
          </table:table-cell>
          <table:table-cell table:formula="of:=[.V70]-[.V69]" office:value-type="float" office:value="735" calcext:value-type="float">
            <text:p>735</text:p>
          </table:table-cell>
          <table:table-cell table:formula="of:=[.AI70]/240"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table:formula="of:=SUM([.AH$63:.$AH70])" office:value-type="float" office:value="192" calcext:value-type="float">
            <text:p>192</text:p>
          </table:table-cell>
          <table:table-cell table:formula="of:=SUM([.$AK$62:.AK70])" office:value-type="float" office:value="3.75" calcext:value-type="float">
            <text:p>3,75</text:p>
          </table:table-cell>
          <table:table-cell table:formula="of:=1-([.AL70]-ROUNDDOWN([.AL70]))" office:value-type="float" office:value="0.75" calcext:value-type="float">
            <text:p>0,75</text:p>
          </table:table-cell>
          <table:table-cell table:style-name="ce1" table:formula="of:=[.K70]/(5*2*24)" office:value-type="float" office:value="74.25" calcext:value-type="float">
            <text:p>74,25</text:p>
          </table:table-cell>
          <table:table-cell table:style-name="ce1" table:formula="of:=[.L70]/240" office:value-type="float" office:value="76" calcext:value-type="float">
            <text:p>76</text:p>
          </table:table-cell>
          <table:table-cell table:formula="of:=[.AJ70]/3" office:value-type="float" office:value="1.25" calcext:value-type="float">
            <text:p>1,25</text:p>
          </table:table-cell>
          <table:table-cell table:formula="of:=ROUND([.AN71])" office:value-type="float" office:value="1" calcext:value-type="float">
            <text:p>1</text:p>
          </table:table-cell>
          <table:table-cell table:style-name="ce1" table:formula="of:=[.AM70]-[.AM69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1]*[.$K$62]" office:value-type="float" office:value="19800" calcext:value-type="float">
            <text:p>19800</text:p>
          </table:table-cell>
          <table:table-cell table:style-name="ce47" table:formula="of:=[.K71]+120+240" office:value-type="float" office:value="20160" calcext:value-type="float">
            <text:p>20160</text:p>
          </table:table-cell>
          <table:table-cell table:formula="of:=[.K71]+[.AI71]" office:value-type="float" office:value="20016" calcext:value-type="float">
            <text:p>20016</text:p>
          </table:table-cell>
          <table:table-cell table:formula="of:=[.L71]/240" office:value-type="float" office:value="84" calcext:value-type="float">
            <text:p>84</text:p>
          </table:table-cell>
          <table:table-cell table:formula="of:=[.M71]/240" office:value-type="float" office:value="83.4" calcext:value-type="float">
            <text:p>83,4</text:p>
          </table:table-cell>
          <table:table-cell table:formula="of:=ROUNDUP([.O71])" office:value-type="float" office:value="84" calcext:value-type="float">
            <text:p>84</text:p>
          </table:table-cell>
          <table:table-cell table:style-name="ce48" table:formula="of:=[.P71]*240" office:value-type="float" office:value="20160" calcext:value-type="float">
            <text:p>20160</text:p>
          </table:table-cell>
          <table:table-cell table:formula="of:=[.Q71]-[.L71]" office:value-type="float" office:value="0" calcext:value-type="float">
            <text:p>0</text:p>
          </table:table-cell>
          <table:table-cell table:formula="of:=[.L71]/6" office:value-type="float" office:value="3360" calcext:value-type="float">
            <text:p>3360</text:p>
          </table:table-cell>
          <table:table-cell table:formula="of:=[.S71]*90000" office:value-type="float" office:value="302400000" calcext:value-type="float">
            <text:p>302400000</text:p>
          </table:table-cell>
          <table:table-cell table:formula="of:=[.T71]/44100" office:value-type="float" office:value="6857.14285714286" calcext:value-type="float">
            <text:p>6857,14285714286</text:p>
          </table:table-cell>
          <table:table-cell table:formula="of:=ROUND([.U71])" office:value-type="float" office:value="6857" calcext:value-type="float">
            <text:p>6857</text:p>
          </table:table-cell>
          <table:table-cell table:formula="of:=[.V71]-[.$V$62]" office:value-type="float" office:value="6122" calcext:value-type="float">
            <text:p>6122</text:p>
          </table:table-cell>
          <table:table-cell table:number-columns-repeated="3"/>
          <table:table-cell table:formula="of:=ROUND([.$Z$69]+[.$Y$93]*[.J71])" office:value-type="float" office:value="6836" calcext:value-type="float">
            <text:p>6836</text:p>
          </table:table-cell>
          <table:table-cell table:formula="of:=[.V71]-[.AA71]" office:value-type="float" office:value="21" calcext:value-type="float">
            <text:p>21</text:p>
          </table:table-cell>
          <table:table-cell table:formula="of:=30.81+682.41*[.J71]" office:value-type="float" office:value="6854.91" calcext:value-type="float">
            <text:p>6854,91</text:p>
          </table:table-cell>
          <table:table-cell table:formula="of:=ROUND([.AC71]-[.V71])" office:value-type="float" office:value="-2" calcext:value-type="float">
            <text:p>-2</text:p>
          </table:table-cell>
          <table:table-cell table:formula="of:=[.V71]-[.AC71]" office:value-type="float" office:value="2.09000000000015" calcext:value-type="float">
            <text:p>2,09000000000015</text:p>
          </table:table-cell>
          <table:table-cell table:formula="of:=[.V71]-[.V70]" office:value-type="float" office:value="653" calcext:value-type="float">
            <text:p>653</text:p>
          </table:table-cell>
          <table:table-cell table:formula="of:=[.AI71]/240"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table:formula="of:=SUM([.AH$63:.$AH71])" office:value-type="float" office:value="216" calcext:value-type="float">
            <text:p>216</text:p>
          </table:table-cell>
          <table:table-cell table:formula="of:=SUM([.$AK$62:.AK71])" office:value-type="float" office:value="4.25" calcext:value-type="float">
            <text:p>4,25</text:p>
          </table:table-cell>
          <table:table-cell table:formula="of:=1-([.AL71]-ROUNDDOWN([.AL71]))" office:value-type="float" office:value="0.5" calcext:value-type="float">
            <text:p>0,5</text:p>
          </table:table-cell>
          <table:table-cell table:style-name="ce1" table:formula="of:=[.K71]/(5*2*24)" office:value-type="float" office:value="82.5" calcext:value-type="float">
            <text:p>82,5</text:p>
          </table:table-cell>
          <table:table-cell table:style-name="ce1" table:formula="of:=[.L71]/240" office:value-type="float" office:value="84" calcext:value-type="float">
            <text:p>84</text:p>
          </table:table-cell>
          <table:table-cell table:formula="of:=[.AJ71]/3" office:value-type="float" office:value="1.41666666666667" calcext:value-type="float">
            <text:p>1,41666666666667</text:p>
          </table:table-cell>
          <table:table-cell table:formula="of:=ROUND([.AN72])" office:value-type="float" office:value="2" calcext:value-type="float">
            <text:p>2</text:p>
          </table:table-cell>
          <table:table-cell table:style-name="ce1" table:formula="of:=[.AM71]-[.AM70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J72]*[.$K$62]" office:value-type="float" office:value="21780" calcext:value-type="float">
            <text:p>21780</text:p>
          </table:table-cell>
          <table:table-cell table:style-name="ce47" table:formula="of:=[.K72]+60+240" office:value-type="float" office:value="22080" calcext:value-type="float">
            <text:p>22080</text:p>
          </table:table-cell>
          <table:table-cell table:formula="of:=[.K72]+[.AI72]" office:value-type="float" office:value="22020" calcext:value-type="float">
            <text:p>22020</text:p>
          </table:table-cell>
          <table:table-cell table:formula="of:=[.L72]/240" office:value-type="float" office:value="92" calcext:value-type="float">
            <text:p>92</text:p>
          </table:table-cell>
          <table:table-cell table:formula="of:=[.M72]/240" office:value-type="float" office:value="91.75" calcext:value-type="float">
            <text:p>91,75</text:p>
          </table:table-cell>
          <table:table-cell table:formula="of:=ROUNDUP([.O72])" office:value-type="float" office:value="92" calcext:value-type="float">
            <text:p>92</text:p>
          </table:table-cell>
          <table:table-cell table:style-name="ce48" table:formula="of:=[.P72]*240" office:value-type="float" office:value="22080" calcext:value-type="float">
            <text:p>22080</text:p>
          </table:table-cell>
          <table:table-cell table:formula="of:=[.Q72]-[.L72]" office:value-type="float" office:value="0" calcext:value-type="float">
            <text:p>0</text:p>
          </table:table-cell>
          <table:table-cell table:formula="of:=[.L72]/6" office:value-type="float" office:value="3680" calcext:value-type="float">
            <text:p>3680</text:p>
          </table:table-cell>
          <table:table-cell table:formula="of:=[.S72]*90000" office:value-type="float" office:value="331200000" calcext:value-type="float">
            <text:p>331200000</text:p>
          </table:table-cell>
          <table:table-cell table:formula="of:=[.T72]/44100" office:value-type="float" office:value="7510.20408163265" calcext:value-type="float">
            <text:p>7510,20408163265</text:p>
          </table:table-cell>
          <table:table-cell table:formula="of:=ROUND([.U72])" office:value-type="float" office:value="7510" calcext:value-type="float">
            <text:p>7510</text:p>
          </table:table-cell>
          <table:table-cell table:formula="of:=[.V72]-[.$V$62]" office:value-type="float" office:value="6775" calcext:value-type="float">
            <text:p>6775</text:p>
          </table:table-cell>
          <table:table-cell table:number-columns-repeated="3"/>
          <table:table-cell table:formula="of:=ROUND([.$Z$69]+[.$Y$93]*[.J72])" office:value-type="float" office:value="7520" calcext:value-type="float">
            <text:p>7520</text:p>
          </table:table-cell>
          <table:table-cell table:formula="of:=[.V72]-[.AA72]" office:value-type="float" office:value="-10" calcext:value-type="float">
            <text:p>-10</text:p>
          </table:table-cell>
          <table:table-cell table:formula="of:=30.81+682.41*[.J72]" office:value-type="float" office:value="7537.32" calcext:value-type="float">
            <text:p>7537,32</text:p>
          </table:table-cell>
          <table:table-cell table:formula="of:=ROUND([.AC72]-[.V72])" office:value-type="float" office:value="27" calcext:value-type="float">
            <text:p>27</text:p>
          </table:table-cell>
          <table:table-cell table:formula="of:=[.V72]-[.AC72]" office:value-type="float" office:value="-27.3199999999997" calcext:value-type="float">
            <text:p>-27,3199999999997</text:p>
          </table:table-cell>
          <table:table-cell table:formula="of:=[.V72]-[.V71]" office:value-type="float" office:value="653" calcext:value-type="float">
            <text:p>653</text:p>
          </table:table-cell>
          <table:table-cell table:formula="of:=[.AI72]/240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AH$63:.$AH72])" office:value-type="float" office:value="240" calcext:value-type="float">
            <text:p>240</text:p>
          </table:table-cell>
          <table:table-cell table:formula="of:=SUM([.$AK$62:.AK72])" office:value-type="float" office:value="4.5" calcext:value-type="float">
            <text:p>4,5</text:p>
          </table:table-cell>
          <table:table-cell table:formula="of:=1-([.AL72]-ROUNDDOWN([.AL72]))" office:value-type="float" office:value="0.25" calcext:value-type="float">
            <text:p>0,25</text:p>
          </table:table-cell>
          <table:table-cell table:style-name="ce1" table:formula="of:=[.K72]/(5*2*24)" office:value-type="float" office:value="90.75" calcext:value-type="float">
            <text:p>90,75</text:p>
          </table:table-cell>
          <table:table-cell table:style-name="ce1" table:formula="of:=[.L72]/240" office:value-type="float" office:value="92" calcext:value-type="float">
            <text:p>92</text:p>
          </table:table-cell>
          <table:table-cell table:formula="of:=[.AJ72]/3" office:value-type="float" office:value="1.5" calcext:value-type="float">
            <text:p>1,5</text:p>
          </table:table-cell>
          <table:table-cell table:formula="of:=ROUND([.AN73])" office:value-type="float" office:value="2" calcext:value-type="float">
            <text:p>2</text:p>
          </table:table-cell>
          <table:table-cell table:style-name="ce1" table:formula="of:=[.AM72]-[.AM71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J73]*[.$K$62]" office:value-type="float" office:value="23760" calcext:value-type="float">
            <text:p>23760</text:p>
          </table:table-cell>
          <table:table-cell table:style-name="ce47" table:formula="of:=[.K73]+240 +240" office:value-type="float" office:value="24240" calcext:value-type="float">
            <text:p>24240</text:p>
          </table:table-cell>
          <table:table-cell table:formula="of:=[.K73]+[.AI73]" office:value-type="float" office:value="24024" calcext:value-type="float">
            <text:p>24024</text:p>
          </table:table-cell>
          <table:table-cell table:formula="of:=[.L73]/240" office:value-type="float" office:value="101" calcext:value-type="float">
            <text:p>101</text:p>
          </table:table-cell>
          <table:table-cell table:formula="of:=[.M73]/240" office:value-type="float" office:value="100.1" calcext:value-type="float">
            <text:p>100,1</text:p>
          </table:table-cell>
          <table:table-cell table:formula="of:=ROUNDUP([.O73])" office:value-type="float" office:value="101" calcext:value-type="float">
            <text:p>101</text:p>
          </table:table-cell>
          <table:table-cell table:style-name="ce48" table:formula="of:=[.P73]*240" office:value-type="float" office:value="24240" calcext:value-type="float">
            <text:p>24240</text:p>
          </table:table-cell>
          <table:table-cell table:formula="of:=[.Q73]-[.L73]" office:value-type="float" office:value="0" calcext:value-type="float">
            <text:p>0</text:p>
          </table:table-cell>
          <table:table-cell table:formula="of:=[.L73]/6" office:value-type="float" office:value="4040" calcext:value-type="float">
            <text:p>4040</text:p>
          </table:table-cell>
          <table:table-cell table:formula="of:=[.S73]*90000" office:value-type="float" office:value="363600000" calcext:value-type="float">
            <text:p>363600000</text:p>
          </table:table-cell>
          <table:table-cell table:formula="of:=[.T73]/44100" office:value-type="float" office:value="8244.89795918367" calcext:value-type="float">
            <text:p>8244,89795918367</text:p>
          </table:table-cell>
          <table:table-cell table:formula="of:=ROUND([.U73])" office:value-type="float" office:value="8245" calcext:value-type="float">
            <text:p>8245</text:p>
          </table:table-cell>
          <table:table-cell table:formula="of:=[.V73]-[.$V$62]" office:value-type="float" office:value="7510" calcext:value-type="float">
            <text:p>7510</text:p>
          </table:table-cell>
          <table:table-cell table:number-columns-repeated="3"/>
          <table:table-cell table:formula="of:=ROUND([.$Z$69]+[.$Y$93]*[.J73])" office:value-type="float" office:value="8204" calcext:value-type="float">
            <text:p>8204</text:p>
          </table:table-cell>
          <table:table-cell table:formula="of:=[.V73]-[.AA73]" office:value-type="float" office:value="41" calcext:value-type="float">
            <text:p>41</text:p>
          </table:table-cell>
          <table:table-cell table:formula="of:=30.81+682.41*[.J73]" office:value-type="float" office:value="8219.73" calcext:value-type="float">
            <text:p>8219,73</text:p>
          </table:table-cell>
          <table:table-cell table:formula="of:=ROUND([.AC73]-[.V73])" office:value-type="float" office:value="-25" calcext:value-type="float">
            <text:p>-25</text:p>
          </table:table-cell>
          <table:table-cell table:formula="of:=[.V73]-[.AC73]" office:value-type="float" office:value="25.2700000000004" calcext:value-type="float">
            <text:p>25,2700000000004</text:p>
          </table:table-cell>
          <table:table-cell table:formula="of:=[.V73]-[.V72]" office:value-type="float" office:value="735" calcext:value-type="float">
            <text:p>735</text:p>
          </table:table-cell>
          <table:table-cell table:formula="of:=[.AI73]/240"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table:formula="of:=SUM([.AH$63:.$AH73])" office:value-type="float" office:value="264" calcext:value-type="float">
            <text:p>264</text:p>
          </table:table-cell>
          <table:table-cell table:formula="of:=SUM([.$AK$62:.AK73])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1" table:formula="of:=[.K73]/(5*2*24)" office:value-type="float" office:value="99" calcext:value-type="float">
            <text:p>99</text:p>
          </table:table-cell>
          <table:table-cell table:style-name="ce1" table:formula="of:=[.L73]/240" office:value-type="float" office:value="101" calcext:value-type="float">
            <text:p>101</text:p>
          </table:table-cell>
          <table:table-cell table:formula="of:=[.AJ73]/3" office:value-type="float" office:value="1.5" calcext:value-type="float">
            <text:p>1,5</text:p>
          </table:table-cell>
          <table:table-cell table:formula="of:=ROUND([.AN74])" office:value-type="float" office:value="2" calcext:value-type="float">
            <text:p>2</text:p>
          </table:table-cell>
          <table:table-cell table:style-name="ce1" table:formula="of:=[.AM73]-[.AM72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4]*[.$K$62]" office:value-type="float" office:value="25740" calcext:value-type="float">
            <text:p>25740</text:p>
          </table:table-cell>
          <table:table-cell table:style-name="ce47" table:formula="of:=[.K74]+180 +240" office:value-type="float" office:value="26160" calcext:value-type="float">
            <text:p>26160</text:p>
          </table:table-cell>
          <table:table-cell table:formula="of:=[.K74]+[.AI74]" office:value-type="float" office:value="26028" calcext:value-type="float">
            <text:p>26028</text:p>
          </table:table-cell>
          <table:table-cell table:formula="of:=[.L74]/240" office:value-type="float" office:value="109" calcext:value-type="float">
            <text:p>109</text:p>
          </table:table-cell>
          <table:table-cell table:formula="of:=[.M74]/240" office:value-type="float" office:value="108.45" calcext:value-type="float">
            <text:p>108,45</text:p>
          </table:table-cell>
          <table:table-cell table:formula="of:=ROUNDUP([.O74])" office:value-type="float" office:value="109" calcext:value-type="float">
            <text:p>109</text:p>
          </table:table-cell>
          <table:table-cell table:style-name="ce48" table:formula="of:=[.P74]*240" office:value-type="float" office:value="26160" calcext:value-type="float">
            <text:p>26160</text:p>
          </table:table-cell>
          <table:table-cell table:formula="of:=[.Q74]-[.L74]" office:value-type="float" office:value="0" calcext:value-type="float">
            <text:p>0</text:p>
          </table:table-cell>
          <table:table-cell table:formula="of:=[.L74]/6" office:value-type="float" office:value="4360" calcext:value-type="float">
            <text:p>4360</text:p>
          </table:table-cell>
          <table:table-cell table:formula="of:=[.S74]*90000" office:value-type="float" office:value="392400000" calcext:value-type="float">
            <text:p>392400000</text:p>
          </table:table-cell>
          <table:table-cell table:formula="of:=[.T74]/44100" office:value-type="float" office:value="8897.95918367347" calcext:value-type="float">
            <text:p>8897,95918367347</text:p>
          </table:table-cell>
          <table:table-cell table:formula="of:=ROUND([.U74])" office:value-type="float" office:value="8898" calcext:value-type="float">
            <text:p>8898</text:p>
          </table:table-cell>
          <table:table-cell table:formula="of:=[.V74]-[.$V$62]" office:value-type="float" office:value="8163" calcext:value-type="float">
            <text:p>8163</text:p>
          </table:table-cell>
          <table:table-cell table:number-columns-repeated="3"/>
          <table:table-cell table:formula="of:=ROUND([.$Z$69]+[.$Y$93]*[.J74])" office:value-type="float" office:value="8888" calcext:value-type="float">
            <text:p>8888</text:p>
          </table:table-cell>
          <table:table-cell table:formula="of:=[.V74]-[.AA74]" office:value-type="float" office:value="10" calcext:value-type="float">
            <text:p>10</text:p>
          </table:table-cell>
          <table:table-cell table:formula="of:=30.81+682.41*[.J74]" office:value-type="float" office:value="8902.14" calcext:value-type="float">
            <text:p>8902,14</text:p>
          </table:table-cell>
          <table:table-cell table:formula="of:=ROUND([.AC74]-[.V74])" office:value-type="float" office:value="4" calcext:value-type="float">
            <text:p>4</text:p>
          </table:table-cell>
          <table:table-cell table:formula="of:=[.V74]-[.AC74]" office:value-type="float" office:value="-4.13999999999942" calcext:value-type="float">
            <text:p>-4,13999999999942</text:p>
          </table:table-cell>
          <table:table-cell table:formula="of:=[.V74]-[.V73]" office:value-type="float" office:value="653" calcext:value-type="float">
            <text:p>653</text:p>
          </table:table-cell>
          <table:table-cell table:formula="of:=[.AI74]/240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table:formula="of:=SUM([.AH$63:.$AH74])" office:value-type="float" office:value="288" calcext:value-type="float">
            <text:p>288</text:p>
          </table:table-cell>
          <table:table-cell table:formula="of:=SUM([.$AK$62:.AK74])" office:value-type="float" office:value="5.25" calcext:value-type="float">
            <text:p>5,25</text:p>
          </table:table-cell>
          <table:table-cell table:formula="of:=1-([.AL74]-ROUNDDOWN([.AL74]))" office:value-type="float" office:value="0.75" calcext:value-type="float">
            <text:p>0,75</text:p>
          </table:table-cell>
          <table:table-cell table:style-name="ce1" table:formula="of:=[.K74]/(5*2*24)" office:value-type="float" office:value="107.25" calcext:value-type="float">
            <text:p>107,25</text:p>
          </table:table-cell>
          <table:table-cell table:style-name="ce1" table:formula="of:=[.L74]/240" office:value-type="float" office:value="109" calcext:value-type="float">
            <text:p>109</text:p>
          </table:table-cell>
          <table:table-cell table:formula="of:=[.AJ74]/3" office:value-type="float" office:value="1.75" calcext:value-type="float">
            <text:p>1,75</text:p>
          </table:table-cell>
          <table:table-cell table:formula="of:=ROUND([.AN75])" office:value-type="float" office:value="2" calcext:value-type="float">
            <text:p>2</text:p>
          </table:table-cell>
          <table:table-cell table:style-name="ce1" table:formula="of:=[.AM74]-[.AM73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J75]*[.$K$62]" office:value-type="float" office:value="27720" calcext:value-type="float">
            <text:p>27720</text:p>
          </table:table-cell>
          <table:table-cell table:style-name="ce47" table:formula="of:=[.K75]+120+240" office:value-type="float" office:value="28080" calcext:value-type="float">
            <text:p>28080</text:p>
          </table:table-cell>
          <table:table-cell table:formula="of:=[.K75]+[.AI75]" office:value-type="float" office:value="28032" calcext:value-type="float">
            <text:p>28032</text:p>
          </table:table-cell>
          <table:table-cell table:formula="of:=[.L75]/240" office:value-type="float" office:value="117" calcext:value-type="float">
            <text:p>117</text:p>
          </table:table-cell>
          <table:table-cell table:formula="of:=[.M75]/240" office:value-type="float" office:value="116.8" calcext:value-type="float">
            <text:p>116,8</text:p>
          </table:table-cell>
          <table:table-cell table:formula="of:=ROUNDUP([.O75])" office:value-type="float" office:value="117" calcext:value-type="float">
            <text:p>117</text:p>
          </table:table-cell>
          <table:table-cell table:style-name="ce48" table:formula="of:=[.P75]*240" office:value-type="float" office:value="28080" calcext:value-type="float">
            <text:p>28080</text:p>
          </table:table-cell>
          <table:table-cell table:formula="of:=[.Q75]-[.L75]" office:value-type="float" office:value="0" calcext:value-type="float">
            <text:p>0</text:p>
          </table:table-cell>
          <table:table-cell table:formula="of:=[.L75]/6" office:value-type="float" office:value="4680" calcext:value-type="float">
            <text:p>4680</text:p>
          </table:table-cell>
          <table:table-cell table:formula="of:=[.S75]*90000" office:value-type="float" office:value="421200000" calcext:value-type="float">
            <text:p>421200000</text:p>
          </table:table-cell>
          <table:table-cell table:formula="of:=[.T75]/44100" office:value-type="float" office:value="9551.02040816327" calcext:value-type="float">
            <text:p>9551,02040816327</text:p>
          </table:table-cell>
          <table:table-cell table:formula="of:=ROUND([.U75])" office:value-type="float" office:value="9551" calcext:value-type="float">
            <text:p>9551</text:p>
          </table:table-cell>
          <table:table-cell table:formula="of:=[.V75]-[.$V$62]" office:value-type="float" office:value="8816" calcext:value-type="float">
            <text:p>8816</text:p>
          </table:table-cell>
          <table:table-cell table:number-columns-repeated="3"/>
          <table:table-cell table:formula="of:=ROUND([.$Z$69]+[.$Y$93]*[.J75])" office:value-type="float" office:value="9571" calcext:value-type="float">
            <text:p>9571</text:p>
          </table:table-cell>
          <table:table-cell table:formula="of:=[.V75]-[.AA75]" office:value-type="float" office:value="-20" calcext:value-type="float">
            <text:p>-20</text:p>
          </table:table-cell>
          <table:table-cell table:formula="of:=30.81+682.41*[.J75]" office:value-type="float" office:value="9584.55" calcext:value-type="float">
            <text:p>9584,55</text:p>
          </table:table-cell>
          <table:table-cell table:formula="of:=ROUND([.AC75]-[.V75])" office:value-type="float" office:value="34" calcext:value-type="float">
            <text:p>34</text:p>
          </table:table-cell>
          <table:table-cell table:formula="of:=[.V75]-[.AC75]" office:value-type="float" office:value="-33.5499999999993" calcext:value-type="float">
            <text:p>-33,5499999999993</text:p>
          </table:table-cell>
          <table:table-cell table:formula="of:=[.V75]-[.V74]" office:value-type="float" office:value="653" calcext:value-type="float">
            <text:p>653</text:p>
          </table:table-cell>
          <table:table-cell table:formula="of:=[.AI75]/240" office:value-type="float" office:value="1.3" calcext:value-type="float">
            <text:p>1,3</text:p>
          </table:table-cell>
          <table:table-cell office:value-type="float" office:value="24" calcext:value-type="float">
            <text:p>24</text:p>
          </table:table-cell>
          <table:table-cell table:formula="of:=SUM([.AH$63:.$AH75])" office:value-type="float" office:value="312" calcext:value-type="float">
            <text:p>312</text:p>
          </table:table-cell>
          <table:table-cell table:formula="of:=SUM([.$AK$62:.AK75])" office:value-type="float" office:value="5.75" calcext:value-type="float">
            <text:p>5,75</text:p>
          </table:table-cell>
          <table:table-cell table:formula="of:=1-([.AL75]-ROUNDDOWN([.AL75]))" office:value-type="float" office:value="0.5" calcext:value-type="float">
            <text:p>0,5</text:p>
          </table:table-cell>
          <table:table-cell table:style-name="ce1" table:formula="of:=[.K75]/(5*2*24)" office:value-type="float" office:value="115.5" calcext:value-type="float">
            <text:p>115,5</text:p>
          </table:table-cell>
          <table:table-cell table:style-name="ce1" table:formula="of:=[.L75]/240" office:value-type="float" office:value="117" calcext:value-type="float">
            <text:p>117</text:p>
          </table:table-cell>
          <table:table-cell table:formula="of:=[.AJ75]/3" office:value-type="float" office:value="1.91666666666667" calcext:value-type="float">
            <text:p>1,91666666666667</text:p>
          </table:table-cell>
          <table:table-cell table:formula="of:=ROUND([.AN76])" office:value-type="float" office:value="2" calcext:value-type="float">
            <text:p>2</text:p>
          </table:table-cell>
          <table:table-cell table:style-name="ce1" table:formula="of:=[.AM75]-[.AM74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J76]*[.$K$62]" office:value-type="float" office:value="29700" calcext:value-type="float">
            <text:p>29700</text:p>
          </table:table-cell>
          <table:table-cell table:style-name="ce47" table:formula="of:=[.K76]+60+240+240" office:value-type="float" office:value="30240" calcext:value-type="float">
            <text:p>30240</text:p>
          </table:table-cell>
          <table:table-cell table:formula="of:=[.K76]+[.AI76]" office:value-type="float" office:value="30036" calcext:value-type="float">
            <text:p>30036</text:p>
          </table:table-cell>
          <table:table-cell table:formula="of:=[.L76]/240" office:value-type="float" office:value="126" calcext:value-type="float">
            <text:p>126</text:p>
          </table:table-cell>
          <table:table-cell table:formula="of:=[.M76]/240" office:value-type="float" office:value="125.15" calcext:value-type="float">
            <text:p>125,15</text:p>
          </table:table-cell>
          <table:table-cell table:formula="of:=ROUNDUP([.O76])" office:value-type="float" office:value="126" calcext:value-type="float">
            <text:p>126</text:p>
          </table:table-cell>
          <table:table-cell table:style-name="ce48" table:formula="of:=[.P76]*240" office:value-type="float" office:value="30240" calcext:value-type="float">
            <text:p>30240</text:p>
          </table:table-cell>
          <table:table-cell table:formula="of:=[.Q76]-[.L76]" office:value-type="float" office:value="0" calcext:value-type="float">
            <text:p>0</text:p>
          </table:table-cell>
          <table:table-cell table:formula="of:=[.L76]/6" office:value-type="float" office:value="5040" calcext:value-type="float">
            <text:p>5040</text:p>
          </table:table-cell>
          <table:table-cell table:formula="of:=[.S76]*90000" office:value-type="float" office:value="453600000" calcext:value-type="float">
            <text:p>453600000</text:p>
          </table:table-cell>
          <table:table-cell table:formula="of:=[.T76]/44100" office:value-type="float" office:value="10285.7142857143" calcext:value-type="float">
            <text:p>10285,7142857143</text:p>
          </table:table-cell>
          <table:table-cell table:formula="of:=ROUND([.U76])" office:value-type="float" office:value="10286" calcext:value-type="float">
            <text:p>10286</text:p>
          </table:table-cell>
          <table:table-cell table:formula="of:=[.V76]-[.$V$62]" office:value-type="float" office:value="9551" calcext:value-type="float">
            <text:p>9551</text:p>
          </table:table-cell>
          <table:table-cell table:number-columns-repeated="3"/>
          <table:table-cell table:formula="of:=ROUND([.$Z$69]+[.$Y$93]*[.J76])" office:value-type="float" office:value="10255" calcext:value-type="float">
            <text:p>10255</text:p>
          </table:table-cell>
          <table:table-cell table:formula="of:=[.V76]-[.AA76]" office:value-type="float" office:value="31" calcext:value-type="float">
            <text:p>31</text:p>
          </table:table-cell>
          <table:table-cell table:formula="of:=30.81+682.41*[.J76]" office:value-type="float" office:value="10266.96" calcext:value-type="float">
            <text:p>10266,96</text:p>
          </table:table-cell>
          <table:table-cell table:formula="of:=ROUND([.AC76]-[.V76])" office:value-type="float" office:value="-19" calcext:value-type="float">
            <text:p>-19</text:p>
          </table:table-cell>
          <table:table-cell table:formula="of:=[.V76]-[.AC76]" office:value-type="float" office:value="19.0400000000009" calcext:value-type="float">
            <text:p>19,0400000000009</text:p>
          </table:table-cell>
          <table:table-cell table:formula="of:=[.V76]-[.V75]" office:value-type="float" office:value="735" calcext:value-type="float">
            <text:p>735</text:p>
          </table:table-cell>
          <table:table-cell table:formula="of:=[.AI76]/240"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table:formula="of:=SUM([.AH$63:.$AH76])" office:value-type="float" office:value="336" calcext:value-type="float">
            <text:p>336</text:p>
          </table:table-cell>
          <table:table-cell table:formula="of:=SUM([.$AK$62:.AK76])" office:value-type="float" office:value="6" calcext:value-type="float">
            <text:p>6</text:p>
          </table:table-cell>
          <table:table-cell table:formula="of:=1-([.AL76]-ROUNDDOWN([.AL76]))" office:value-type="float" office:value="0.25" calcext:value-type="float">
            <text:p>0,25</text:p>
          </table:table-cell>
          <table:table-cell table:style-name="ce1" table:formula="of:=[.K76]/(5*2*24)" office:value-type="float" office:value="123.75" calcext:value-type="float">
            <text:p>123,75</text:p>
          </table:table-cell>
          <table:table-cell table:style-name="ce1" table:formula="of:=[.L76]/240" office:value-type="float" office:value="126" calcext:value-type="float">
            <text:p>126</text:p>
          </table:table-cell>
          <table:table-cell table:formula="of:=[.AJ76]/3" office:value-type="float" office:value="2" calcext:value-type="float">
            <text:p>2</text:p>
          </table:table-cell>
          <table:table-cell table:formula="of:=ROUND([.AN77])" office:value-type="float" office:value="2" calcext:value-type="float">
            <text:p>2</text:p>
          </table:table-cell>
          <table:table-cell table:style-name="ce1" table:formula="of:=[.AM76]-[.AM75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7]*[.$K$62]" office:value-type="float" office:value="31680" calcext:value-type="float">
            <text:p>31680</text:p>
          </table:table-cell>
          <table:table-cell table:style-name="ce47" table:formula="of:=[.K77]+240 +240" office:value-type="float" office:value="32160" calcext:value-type="float">
            <text:p>32160</text:p>
          </table:table-cell>
          <table:table-cell table:formula="of:=[.K77]+[.AI77]" office:value-type="float" office:value="32040" calcext:value-type="float">
            <text:p>32040</text:p>
          </table:table-cell>
          <table:table-cell table:formula="of:=[.L77]/240" office:value-type="float" office:value="134" calcext:value-type="float">
            <text:p>134</text:p>
          </table:table-cell>
          <table:table-cell table:formula="of:=[.M77]/240" office:value-type="float" office:value="133.5" calcext:value-type="float">
            <text:p>133,5</text:p>
          </table:table-cell>
          <table:table-cell table:formula="of:=ROUNDUP([.O77])" office:value-type="float" office:value="134" calcext:value-type="float">
            <text:p>134</text:p>
          </table:table-cell>
          <table:table-cell table:style-name="ce48" table:formula="of:=[.P77]*240" office:value-type="float" office:value="32160" calcext:value-type="float">
            <text:p>32160</text:p>
          </table:table-cell>
          <table:table-cell table:formula="of:=[.Q77]-[.L77]" office:value-type="float" office:value="0" calcext:value-type="float">
            <text:p>0</text:p>
          </table:table-cell>
          <table:table-cell table:formula="of:=[.L77]/6" office:value-type="float" office:value="5360" calcext:value-type="float">
            <text:p>5360</text:p>
          </table:table-cell>
          <table:table-cell table:formula="of:=[.S77]*90000" office:value-type="float" office:value="482400000" calcext:value-type="float">
            <text:p>482400000</text:p>
          </table:table-cell>
          <table:table-cell table:formula="of:=[.T77]/44100" office:value-type="float" office:value="10938.7755102041" calcext:value-type="float">
            <text:p>10938,7755102041</text:p>
          </table:table-cell>
          <table:table-cell table:formula="of:=ROUND([.U77])" office:value-type="float" office:value="10939" calcext:value-type="float">
            <text:p>10939</text:p>
          </table:table-cell>
          <table:table-cell table:formula="of:=[.V77]-[.$V$62]" office:value-type="float" office:value="10204" calcext:value-type="float">
            <text:p>10204</text:p>
          </table:table-cell>
          <table:table-cell table:number-columns-repeated="3"/>
          <table:table-cell table:formula="of:=ROUND([.$Z$69]+[.$Y$93]*[.J77])" office:value-type="float" office:value="10939" calcext:value-type="float">
            <text:p>10939</text:p>
          </table:table-cell>
          <table:table-cell table:formula="of:=[.V77]-[.AA77]" office:value-type="float" office:value="0" calcext:value-type="float">
            <text:p>0</text:p>
          </table:table-cell>
          <table:table-cell table:formula="of:=30.81+682.41*[.J77]" office:value-type="float" office:value="10949.37" calcext:value-type="float">
            <text:p>10949,37</text:p>
          </table:table-cell>
          <table:table-cell table:formula="of:=ROUND([.AC77]-[.V77])" office:value-type="float" office:value="10" calcext:value-type="float">
            <text:p>10</text:p>
          </table:table-cell>
          <table:table-cell table:formula="of:=[.V77]-[.AC77]" office:value-type="float" office:value="-10.369999999999" calcext:value-type="float">
            <text:p>-10,369999999999</text:p>
          </table:table-cell>
          <table:table-cell table:formula="of:=[.V77]-[.V76]" office:value-type="float" office:value="653" calcext:value-type="float">
            <text:p>653</text:p>
          </table:table-cell>
          <table:table-cell table:formula="of:=[.AI77]/240" office:value-type="float" office:value="1.5" calcext:value-type="float">
            <text:p>1,5</text:p>
          </table:table-cell>
          <table:table-cell office:value-type="float" office:value="24" calcext:value-type="float">
            <text:p>24</text:p>
          </table:table-cell>
          <table:table-cell table:formula="of:=SUM([.AH$63:.$AH77])" office:value-type="float" office:value="360" calcext:value-type="float">
            <text:p>360</text:p>
          </table:table-cell>
          <table:table-cell table:formula="of:=SUM([.$AK$62:.AK7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K77]/(5*2*24)" office:value-type="float" office:value="132" calcext:value-type="float">
            <text:p>132</text:p>
          </table:table-cell>
          <table:table-cell table:style-name="ce1" table:formula="of:=[.L77]/240" office:value-type="float" office:value="134" calcext:value-type="float">
            <text:p>134</text:p>
          </table:table-cell>
          <table:table-cell table:formula="of:=[.AJ77]/3" office:value-type="float" office:value="2" calcext:value-type="float">
            <text:p>2</text:p>
          </table:table-cell>
          <table:table-cell table:formula="of:=ROUND([.AN78])" office:value-type="float" office:value="2" calcext:value-type="float">
            <text:p>2</text:p>
          </table:table-cell>
          <table:table-cell table:style-name="ce1" table:formula="of:=[.AM77]-[.AM7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J78]*[.$K$62]" office:value-type="float" office:value="33660" calcext:value-type="float">
            <text:p>33660</text:p>
          </table:table-cell>
          <table:table-cell table:style-name="ce47" table:formula="of:=[.K78]+180 + 240" office:value-type="float" office:value="34080" calcext:value-type="float">
            <text:p>34080</text:p>
          </table:table-cell>
          <table:table-cell table:formula="of:=[.K78]+[.AI78]" office:value-type="float" office:value="34044" calcext:value-type="float">
            <text:p>34044</text:p>
          </table:table-cell>
          <table:table-cell table:formula="of:=[.L78]/240" office:value-type="float" office:value="142" calcext:value-type="float">
            <text:p>142</text:p>
          </table:table-cell>
          <table:table-cell table:formula="of:=[.M78]/240" office:value-type="float" office:value="141.85" calcext:value-type="float">
            <text:p>141,85</text:p>
          </table:table-cell>
          <table:table-cell table:formula="of:=ROUNDUP([.O78])" office:value-type="float" office:value="142" calcext:value-type="float">
            <text:p>142</text:p>
          </table:table-cell>
          <table:table-cell table:style-name="ce48" table:formula="of:=[.P78]*240" office:value-type="float" office:value="34080" calcext:value-type="float">
            <text:p>34080</text:p>
          </table:table-cell>
          <table:table-cell table:formula="of:=[.Q78]-[.L78]" office:value-type="float" office:value="0" calcext:value-type="float">
            <text:p>0</text:p>
          </table:table-cell>
          <table:table-cell table:formula="of:=[.L78]/6" office:value-type="float" office:value="5680" calcext:value-type="float">
            <text:p>5680</text:p>
          </table:table-cell>
          <table:table-cell table:formula="of:=[.S78]*90000" office:value-type="float" office:value="511200000" calcext:value-type="float">
            <text:p>511200000</text:p>
          </table:table-cell>
          <table:table-cell table:formula="of:=[.T78]/44100" office:value-type="float" office:value="11591.8367346939" calcext:value-type="float">
            <text:p>11591,8367346939</text:p>
          </table:table-cell>
          <table:table-cell table:formula="of:=ROUND([.U78])" office:value-type="float" office:value="11592" calcext:value-type="float">
            <text:p>11592</text:p>
          </table:table-cell>
          <table:table-cell table:formula="of:=[.V78]-[.$V$62]" office:value-type="float" office:value="10857" calcext:value-type="float">
            <text:p>10857</text:p>
          </table:table-cell>
          <table:table-cell table:number-columns-repeated="3"/>
          <table:table-cell table:formula="of:=ROUND([.$Z$69]+[.$Y$93]*[.J78])" office:value-type="float" office:value="11622" calcext:value-type="float">
            <text:p>11622</text:p>
          </table:table-cell>
          <table:table-cell table:formula="of:=[.V78]-[.AA78]" office:value-type="float" office:value="-30" calcext:value-type="float">
            <text:p>-30</text:p>
          </table:table-cell>
          <table:table-cell table:formula="of:=30.81+682.41*[.J78]" office:value-type="float" office:value="11631.78" calcext:value-type="float">
            <text:p>11631,78</text:p>
          </table:table-cell>
          <table:table-cell table:formula="of:=ROUND([.AC78]-[.V78])" office:value-type="float" office:value="40" calcext:value-type="float">
            <text:p>40</text:p>
          </table:table-cell>
          <table:table-cell table:formula="of:=[.V78]-[.AC78]" office:value-type="float" office:value="-39.7799999999988" calcext:value-type="float">
            <text:p>-39,7799999999988</text:p>
          </table:table-cell>
          <table:table-cell table:formula="of:=[.V78]-[.V77]" office:value-type="float" office:value="653" calcext:value-type="float">
            <text:p>653</text:p>
          </table:table-cell>
          <table:table-cell table:formula="of:=[.AI78]/240" office:value-type="float" office:value="1.6" calcext:value-type="float">
            <text:p>1,6</text:p>
          </table:table-cell>
          <table:table-cell office:value-type="float" office:value="24" calcext:value-type="float">
            <text:p>24</text:p>
          </table:table-cell>
          <table:table-cell table:formula="of:=SUM([.AH$63:.$AH78])" office:value-type="float" office:value="384" calcext:value-type="float">
            <text:p>384</text:p>
          </table:table-cell>
          <table:table-cell table:formula="of:=SUM([.$AK$62:.AK78])" office:value-type="float" office:value="6.75" calcext:value-type="float">
            <text:p>6,75</text:p>
          </table:table-cell>
          <table:table-cell table:formula="of:=1-([.AL78]-ROUNDDOWN([.AL78]))" office:value-type="float" office:value="0.75" calcext:value-type="float">
            <text:p>0,75</text:p>
          </table:table-cell>
          <table:table-cell table:style-name="ce1" table:formula="of:=[.K78]/(5*2*24)" office:value-type="float" office:value="140.25" calcext:value-type="float">
            <text:p>140,25</text:p>
          </table:table-cell>
          <table:table-cell table:style-name="ce1" table:formula="of:=[.L78]/240" office:value-type="float" office:value="142" calcext:value-type="float">
            <text:p>142</text:p>
          </table:table-cell>
          <table:table-cell table:formula="of:=[.AJ78]/3" office:value-type="float" office:value="2.25" calcext:value-type="float">
            <text:p>2,25</text:p>
          </table:table-cell>
          <table:table-cell table:formula="of:=ROUND([.AN79])" office:value-type="float" office:value="2" calcext:value-type="float">
            <text:p>2</text:p>
          </table:table-cell>
          <table:table-cell table:style-name="ce1" table:formula="of:=[.AM78]-[.AM7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J79]*[.$K$62]" office:value-type="float" office:value="35640" calcext:value-type="float">
            <text:p>35640</text:p>
          </table:table-cell>
          <table:table-cell table:style-name="ce47" table:formula="of:=[.K79]+120 + 240 + 240" office:value-type="float" office:value="36240" calcext:value-type="float">
            <text:p>36240</text:p>
          </table:table-cell>
          <table:table-cell table:formula="of:=[.K79]+[.AI79]" office:value-type="float" office:value="36048" calcext:value-type="float">
            <text:p>36048</text:p>
          </table:table-cell>
          <table:table-cell table:formula="of:=[.L79]/240" office:value-type="float" office:value="151" calcext:value-type="float">
            <text:p>151</text:p>
          </table:table-cell>
          <table:table-cell table:formula="of:=[.M79]/240" office:value-type="float" office:value="150.2" calcext:value-type="float">
            <text:p>150,2</text:p>
          </table:table-cell>
          <table:table-cell table:formula="of:=ROUNDUP([.O79])" office:value-type="float" office:value="151" calcext:value-type="float">
            <text:p>151</text:p>
          </table:table-cell>
          <table:table-cell table:style-name="ce48" table:formula="of:=[.P79]*240" office:value-type="float" office:value="36240" calcext:value-type="float">
            <text:p>36240</text:p>
          </table:table-cell>
          <table:table-cell table:formula="of:=[.Q79]-[.L79]" office:value-type="float" office:value="0" calcext:value-type="float">
            <text:p>0</text:p>
          </table:table-cell>
          <table:table-cell table:formula="of:=[.L79]/6" office:value-type="float" office:value="6040" calcext:value-type="float">
            <text:p>6040</text:p>
          </table:table-cell>
          <table:table-cell table:formula="of:=[.S79]*90000" office:value-type="float" office:value="543600000" calcext:value-type="float">
            <text:p>543600000</text:p>
          </table:table-cell>
          <table:table-cell table:formula="of:=[.T79]/44100" office:value-type="float" office:value="12326.5306122449" calcext:value-type="float">
            <text:p>12326,5306122449</text:p>
          </table:table-cell>
          <table:table-cell table:formula="of:=ROUND([.U79])" office:value-type="float" office:value="12327" calcext:value-type="float">
            <text:p>12327</text:p>
          </table:table-cell>
          <table:table-cell table:formula="of:=[.V79]-[.$V$62]" office:value-type="float" office:value="11592" calcext:value-type="float">
            <text:p>11592</text:p>
          </table:table-cell>
          <table:table-cell table:number-columns-repeated="3"/>
          <table:table-cell table:formula="of:=ROUND([.$Z$69]+[.$Y$93]*[.J79])" office:value-type="float" office:value="12306" calcext:value-type="float">
            <text:p>12306</text:p>
          </table:table-cell>
          <table:table-cell table:formula="of:=[.V79]-[.AA79]" office:value-type="float" office:value="21" calcext:value-type="float">
            <text:p>21</text:p>
          </table:table-cell>
          <table:table-cell table:formula="of:=30.81+682.41*[.J79]" office:value-type="float" office:value="12314.19" calcext:value-type="float">
            <text:p>12314,19</text:p>
          </table:table-cell>
          <table:table-cell table:formula="of:=ROUND([.AC79]-[.V79])" office:value-type="float" office:value="-13" calcext:value-type="float">
            <text:p>-13</text:p>
          </table:table-cell>
          <table:table-cell table:formula="of:=[.V79]-[.AC79]" office:value-type="float" office:value="12.8100000000013" calcext:value-type="float">
            <text:p>12,8100000000013</text:p>
          </table:table-cell>
          <table:table-cell table:formula="of:=[.V79]-[.V78]" office:value-type="float" office:value="735" calcext:value-type="float">
            <text:p>735</text:p>
          </table:table-cell>
          <table:table-cell table:formula="of:=[.AI79]/240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formula="of:=SUM([.AH$63:.$AH79])" office:value-type="float" office:value="408" calcext:value-type="float">
            <text:p>408</text:p>
          </table:table-cell>
          <table:table-cell table:formula="of:=SUM([.$AK$62:.AK79])" office:value-type="float" office:value="7.25" calcext:value-type="float">
            <text:p>7,25</text:p>
          </table:table-cell>
          <table:table-cell table:formula="of:=1-([.AL79]-ROUNDDOWN([.AL79]))" office:value-type="float" office:value="0.5" calcext:value-type="float">
            <text:p>0,5</text:p>
          </table:table-cell>
          <table:table-cell table:style-name="ce1" table:formula="of:=[.K79]/(5*2*24)" office:value-type="float" office:value="148.5" calcext:value-type="float">
            <text:p>148,5</text:p>
          </table:table-cell>
          <table:table-cell table:style-name="ce1" table:formula="of:=[.L79]/240" office:value-type="float" office:value="151" calcext:value-type="float">
            <text:p>151</text:p>
          </table:table-cell>
          <table:table-cell table:formula="of:=[.AJ79]/3" office:value-type="float" office:value="2.41666666666667" calcext:value-type="float">
            <text:p>2,41666666666667</text:p>
          </table:table-cell>
          <table:table-cell table:formula="of:=ROUND([.AN80])" office:value-type="float" office:value="3" calcext:value-type="float">
            <text:p>3</text:p>
          </table:table-cell>
          <table:table-cell table:style-name="ce1" table:formula="of:=[.AM79]-[.AM78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J80]*[.$K$62]" office:value-type="float" office:value="37620" calcext:value-type="float">
            <text:p>37620</text:p>
          </table:table-cell>
          <table:table-cell table:style-name="ce47" table:formula="of:=[.K80]+60 + 240 + 240" office:value-type="float" office:value="38160" calcext:value-type="float">
            <text:p>38160</text:p>
          </table:table-cell>
          <table:table-cell table:formula="of:=[.K80]+[.AI80]" office:value-type="float" office:value="38052" calcext:value-type="float">
            <text:p>38052</text:p>
          </table:table-cell>
          <table:table-cell table:formula="of:=[.L80]/240" office:value-type="float" office:value="159" calcext:value-type="float">
            <text:p>159</text:p>
          </table:table-cell>
          <table:table-cell table:formula="of:=[.M80]/240" office:value-type="float" office:value="158.55" calcext:value-type="float">
            <text:p>158,55</text:p>
          </table:table-cell>
          <table:table-cell table:formula="of:=ROUNDUP([.O80])" office:value-type="float" office:value="159" calcext:value-type="float">
            <text:p>159</text:p>
          </table:table-cell>
          <table:table-cell table:style-name="ce48" table:formula="of:=[.P80]*240" office:value-type="float" office:value="38160" calcext:value-type="float">
            <text:p>38160</text:p>
          </table:table-cell>
          <table:table-cell table:formula="of:=[.Q80]-[.L80]" office:value-type="float" office:value="0" calcext:value-type="float">
            <text:p>0</text:p>
          </table:table-cell>
          <table:table-cell table:formula="of:=[.L80]/6" office:value-type="float" office:value="6360" calcext:value-type="float">
            <text:p>6360</text:p>
          </table:table-cell>
          <table:table-cell table:formula="of:=[.S80]*90000" office:value-type="float" office:value="572400000" calcext:value-type="float">
            <text:p>572400000</text:p>
          </table:table-cell>
          <table:table-cell table:formula="of:=[.T80]/44100" office:value-type="float" office:value="12979.5918367347" calcext:value-type="float">
            <text:p>12979,5918367347</text:p>
          </table:table-cell>
          <table:table-cell table:formula="of:=ROUND([.U80])" office:value-type="float" office:value="12980" calcext:value-type="float">
            <text:p>12980</text:p>
          </table:table-cell>
          <table:table-cell table:formula="of:=[.V80]-[.$V$62]" office:value-type="float" office:value="12245" calcext:value-type="float">
            <text:p>12245</text:p>
          </table:table-cell>
          <table:table-cell table:number-columns-repeated="3"/>
          <table:table-cell table:formula="of:=ROUND([.$Z$69]+[.$Y$93]*[.J80])" office:value-type="float" office:value="12990" calcext:value-type="float">
            <text:p>12990</text:p>
          </table:table-cell>
          <table:table-cell table:formula="of:=[.V80]-[.AA80]" office:value-type="float" office:value="-10" calcext:value-type="float">
            <text:p>-10</text:p>
          </table:table-cell>
          <table:table-cell table:formula="of:=30.81+682.41*[.J80]" office:value-type="float" office:value="12996.6" calcext:value-type="float">
            <text:p>12996,6</text:p>
          </table:table-cell>
          <table:table-cell table:formula="of:=ROUND([.AC80]-[.V80])" office:value-type="float" office:value="17" calcext:value-type="float">
            <text:p>17</text:p>
          </table:table-cell>
          <table:table-cell table:formula="of:=[.V80]-[.AC80]" office:value-type="float" office:value="-16.5999999999985" calcext:value-type="float">
            <text:p>-16,5999999999985</text:p>
          </table:table-cell>
          <table:table-cell table:formula="of:=[.V80]-[.V79]" office:value-type="float" office:value="653" calcext:value-type="float">
            <text:p>653</text:p>
          </table:table-cell>
          <table:table-cell table:formula="of:=[.AI80]/240" office:value-type="float" office:value="1.8" calcext:value-type="float">
            <text:p>1,8</text:p>
          </table:table-cell>
          <table:table-cell office:value-type="float" office:value="24" calcext:value-type="float">
            <text:p>24</text:p>
          </table:table-cell>
          <table:table-cell table:formula="of:=SUM([.AH$63:.$AH80])" office:value-type="float" office:value="432" calcext:value-type="float">
            <text:p>432</text:p>
          </table:table-cell>
          <table:table-cell table:formula="of:=SUM([.$AK$62:.AK80])" office:value-type="float" office:value="7.5" calcext:value-type="float">
            <text:p>7,5</text:p>
          </table:table-cell>
          <table:table-cell table:formula="of:=1-([.AL80]-ROUNDDOWN([.AL80]))" office:value-type="float" office:value="0.25" calcext:value-type="float">
            <text:p>0,25</text:p>
          </table:table-cell>
          <table:table-cell table:style-name="ce1" table:formula="of:=[.K80]/(5*2*24)" office:value-type="float" office:value="156.75" calcext:value-type="float">
            <text:p>156,75</text:p>
          </table:table-cell>
          <table:table-cell table:style-name="ce1" table:formula="of:=[.L80]/240" office:value-type="float" office:value="159" calcext:value-type="float">
            <text:p>159</text:p>
          </table:table-cell>
          <table:table-cell table:formula="of:=[.AJ80]/3" office:value-type="float" office:value="2.5" calcext:value-type="float">
            <text:p>2,5</text:p>
          </table:table-cell>
          <table:table-cell table:formula="of:=ROUND([.AN81])" office:value-type="float" office:value="3" calcext:value-type="float">
            <text:p>3</text:p>
          </table:table-cell>
          <table:table-cell table:style-name="ce1" table:formula="of:=[.AM80]-[.AM79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J81]*[.$K$62]" office:value-type="float" office:value="39600" calcext:value-type="float">
            <text:p>39600</text:p>
          </table:table-cell>
          <table:table-cell table:style-name="ce47" table:formula="of:=[.K81]+ 240 + 240" office:value-type="float" office:value="40080" calcext:value-type="float">
            <text:p>40080</text:p>
          </table:table-cell>
          <table:table-cell table:formula="of:=[.K81]+[.AI81]" office:value-type="float" office:value="40056" calcext:value-type="float">
            <text:p>40056</text:p>
          </table:table-cell>
          <table:table-cell table:formula="of:=[.L81]/240" office:value-type="float" office:value="167" calcext:value-type="float">
            <text:p>167</text:p>
          </table:table-cell>
          <table:table-cell table:formula="of:=[.M81]/240" office:value-type="float" office:value="166.9" calcext:value-type="float">
            <text:p>166,9</text:p>
          </table:table-cell>
          <table:table-cell table:formula="of:=ROUNDUP([.O81])" office:value-type="float" office:value="167" calcext:value-type="float">
            <text:p>167</text:p>
          </table:table-cell>
          <table:table-cell table:style-name="ce48" table:formula="of:=[.P81]*240" office:value-type="float" office:value="40080" calcext:value-type="float">
            <text:p>40080</text:p>
          </table:table-cell>
          <table:table-cell table:formula="of:=[.Q81]-[.L81]" office:value-type="float" office:value="0" calcext:value-type="float">
            <text:p>0</text:p>
          </table:table-cell>
          <table:table-cell table:formula="of:=[.L81]/6" office:value-type="float" office:value="6680" calcext:value-type="float">
            <text:p>6680</text:p>
          </table:table-cell>
          <table:table-cell table:formula="of:=[.S81]*90000" office:value-type="float" office:value="601200000" calcext:value-type="float">
            <text:p>601200000</text:p>
          </table:table-cell>
          <table:table-cell table:formula="of:=[.T81]/44100" office:value-type="float" office:value="13632.6530612245" calcext:value-type="float">
            <text:p>13632,6530612245</text:p>
          </table:table-cell>
          <table:table-cell table:formula="of:=ROUND([.U81])" office:value-type="float" office:value="13633" calcext:value-type="float">
            <text:p>13633</text:p>
          </table:table-cell>
          <table:table-cell table:formula="of:=[.V81]-[.$V$62]" office:value-type="float" office:value="12898" calcext:value-type="float">
            <text:p>12898</text:p>
          </table:table-cell>
          <table:table-cell table:number-columns-repeated="3"/>
          <table:table-cell table:formula="of:=ROUND([.$Z$69]+[.$Y$93]*[.J81])" office:value-type="float" office:value="13674" calcext:value-type="float">
            <text:p>13674</text:p>
          </table:table-cell>
          <table:table-cell table:formula="of:=[.V81]-[.AA81]" office:value-type="float" office:value="-41" calcext:value-type="float">
            <text:p>-41</text:p>
          </table:table-cell>
          <table:table-cell table:formula="of:=30.81+682.41*[.J81]" office:value-type="float" office:value="13679.01" calcext:value-type="float">
            <text:p>13679,01</text:p>
          </table:table-cell>
          <table:table-cell table:formula="of:=ROUND([.AC81]-[.V81])" office:value-type="float" office:value="46" calcext:value-type="float">
            <text:p>46</text:p>
          </table:table-cell>
          <table:table-cell table:formula="of:=[.V81]-[.AC81]" office:value-type="float" office:value="-46.0099999999984" calcext:value-type="float">
            <text:p>-46,0099999999984</text:p>
          </table:table-cell>
          <table:table-cell table:formula="of:=[.V81]-[.V80]" office:value-type="float" office:value="653" calcext:value-type="float">
            <text:p>653</text:p>
          </table:table-cell>
          <table:table-cell table:formula="of:=[.AI81]/240" office:value-type="float" office:value="1.9" calcext:value-type="float">
            <text:p>1,9</text:p>
          </table:table-cell>
          <table:table-cell office:value-type="float" office:value="24" calcext:value-type="float">
            <text:p>24</text:p>
          </table:table-cell>
          <table:table-cell table:formula="of:=SUM([.AH$63:.$AH81])" office:value-type="float" office:value="456" calcext:value-type="float">
            <text:p>456</text:p>
          </table:table-cell>
          <table:table-cell table:formula="of:=SUM([.$AK$62:.AK81])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style-name="ce1" table:formula="of:=[.K81]/(5*2*24)" office:value-type="float" office:value="165" calcext:value-type="float">
            <text:p>165</text:p>
          </table:table-cell>
          <table:table-cell table:style-name="ce1" table:formula="of:=[.L81]/240" office:value-type="float" office:value="167" calcext:value-type="float">
            <text:p>167</text:p>
          </table:table-cell>
          <table:table-cell table:formula="of:=[.AJ81]/3" office:value-type="float" office:value="2.5" calcext:value-type="float">
            <text:p>2,5</text:p>
          </table:table-cell>
          <table:table-cell table:formula="of:=ROUND([.AN82])" office:value-type="float" office:value="3" calcext:value-type="float">
            <text:p>3</text:p>
          </table:table-cell>
          <table:table-cell table:style-name="ce1" table:formula="of:=[.AM81]-[.AM80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J82]*[.$K$62]" office:value-type="float" office:value="41580" calcext:value-type="float">
            <text:p>41580</text:p>
          </table:table-cell>
          <table:table-cell table:style-name="ce47" table:formula="of:=[.K82]+180 + 240 + 240" office:value-type="float" office:value="42240" calcext:value-type="float">
            <text:p>42240</text:p>
          </table:table-cell>
          <table:table-cell table:formula="of:=[.K82]+[.AI82]" office:value-type="float" office:value="42060" calcext:value-type="float">
            <text:p>42060</text:p>
          </table:table-cell>
          <table:table-cell table:formula="of:=[.L82]/240" office:value-type="float" office:value="176" calcext:value-type="float">
            <text:p>176</text:p>
          </table:table-cell>
          <table:table-cell table:formula="of:=[.M82]/240" office:value-type="float" office:value="175.25" calcext:value-type="float">
            <text:p>175,25</text:p>
          </table:table-cell>
          <table:table-cell table:formula="of:=ROUNDUP([.O82])" office:value-type="float" office:value="176" calcext:value-type="float">
            <text:p>176</text:p>
          </table:table-cell>
          <table:table-cell table:style-name="ce48" table:formula="of:=[.P82]*240" office:value-type="float" office:value="42240" calcext:value-type="float">
            <text:p>42240</text:p>
          </table:table-cell>
          <table:table-cell table:formula="of:=[.Q82]-[.L82]" office:value-type="float" office:value="0" calcext:value-type="float">
            <text:p>0</text:p>
          </table:table-cell>
          <table:table-cell table:formula="of:=[.L82]/6" office:value-type="float" office:value="7040" calcext:value-type="float">
            <text:p>7040</text:p>
          </table:table-cell>
          <table:table-cell table:formula="of:=[.S82]*90000" office:value-type="float" office:value="633600000" calcext:value-type="float">
            <text:p>633600000</text:p>
          </table:table-cell>
          <table:table-cell table:formula="of:=[.T82]/44100" office:value-type="float" office:value="14367.3469387755" calcext:value-type="float">
            <text:p>14367,3469387755</text:p>
          </table:table-cell>
          <table:table-cell table:formula="of:=ROUND([.U82])" office:value-type="float" office:value="14367" calcext:value-type="float">
            <text:p>14367</text:p>
          </table:table-cell>
          <table:table-cell table:formula="of:=[.V82]-[.$V$62]" office:value-type="float" office:value="13632" calcext:value-type="float">
            <text:p>13632</text:p>
          </table:table-cell>
          <table:table-cell table:number-columns-repeated="3"/>
          <table:table-cell table:formula="of:=ROUND([.$Z$69]+[.$Y$93]*[.J82])" office:value-type="float" office:value="14357" calcext:value-type="float">
            <text:p>14357</text:p>
          </table:table-cell>
          <table:table-cell table:formula="of:=[.V82]-[.AA82]" office:value-type="float" office:value="10" calcext:value-type="float">
            <text:p>10</text:p>
          </table:table-cell>
          <table:table-cell table:formula="of:=30.81+682.41*[.J82]" office:value-type="float" office:value="14361.42" calcext:value-type="float">
            <text:p>14361,42</text:p>
          </table:table-cell>
          <table:table-cell table:formula="of:=ROUND([.AC82]-[.V82])" office:value-type="float" office:value="-6" calcext:value-type="float">
            <text:p>-6</text:p>
          </table:table-cell>
          <table:table-cell table:formula="of:=[.V82]-[.AC82]" office:value-type="float" office:value="5.58000000000175" calcext:value-type="float">
            <text:p>5,58000000000175</text:p>
          </table:table-cell>
          <table:table-cell table:formula="of:=[.V82]-[.V81]" office:value-type="float" office:value="734" calcext:value-type="float">
            <text:p>734</text:p>
          </table:table-cell>
          <table:table-cell table:formula="of:=[.AI82]/2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([.AH$63:.$AH82])" office:value-type="float" office:value="480" calcext:value-type="float">
            <text:p>480</text:p>
          </table:table-cell>
          <table:table-cell table:formula="of:=SUM([.$AK$62:.AK82])" office:value-type="float" office:value="8.25" calcext:value-type="float">
            <text:p>8,25</text:p>
          </table:table-cell>
          <table:table-cell table:formula="of:=1-([.AL82]-ROUNDDOWN([.AL82]))" office:value-type="float" office:value="0.75" calcext:value-type="float">
            <text:p>0,75</text:p>
          </table:table-cell>
          <table:table-cell table:style-name="ce1" table:formula="of:=[.K82]/(5*2*24)" office:value-type="float" office:value="173.25" calcext:value-type="float">
            <text:p>173,25</text:p>
          </table:table-cell>
          <table:table-cell table:style-name="ce1" table:formula="of:=[.L82]/240" office:value-type="float" office:value="176" calcext:value-type="float">
            <text:p>176</text:p>
          </table:table-cell>
          <table:table-cell table:formula="of:=[.AJ82]/3" office:value-type="float" office:value="2.75" calcext:value-type="float">
            <text:p>2,75</text:p>
          </table:table-cell>
          <table:table-cell table:formula="of:=ROUND([.AN83])" office:value-type="float" office:value="3" calcext:value-type="float">
            <text:p>3</text:p>
          </table:table-cell>
          <table:table-cell table:style-name="ce1" table:formula="of:=[.AM82]-[.AM81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J83]*[.$K$62]" office:value-type="float" office:value="43560" calcext:value-type="float">
            <text:p>43560</text:p>
          </table:table-cell>
          <table:table-cell table:style-name="ce47" table:formula="of:=[.K83]+120 + 240 + 240" office:value-type="float" office:value="44160" calcext:value-type="float">
            <text:p>44160</text:p>
          </table:table-cell>
          <table:table-cell table:formula="of:=[.K83]+[.AI83]" office:value-type="float" office:value="44064" calcext:value-type="float">
            <text:p>44064</text:p>
          </table:table-cell>
          <table:table-cell table:formula="of:=[.L83]/240" office:value-type="float" office:value="184" calcext:value-type="float">
            <text:p>184</text:p>
          </table:table-cell>
          <table:table-cell table:formula="of:=[.M83]/240" office:value-type="float" office:value="183.6" calcext:value-type="float">
            <text:p>183,6</text:p>
          </table:table-cell>
          <table:table-cell table:formula="of:=ROUNDUP([.O83])" office:value-type="float" office:value="184" calcext:value-type="float">
            <text:p>184</text:p>
          </table:table-cell>
          <table:table-cell table:style-name="ce48" table:formula="of:=[.P83]*240" office:value-type="float" office:value="44160" calcext:value-type="float">
            <text:p>44160</text:p>
          </table:table-cell>
          <table:table-cell table:formula="of:=[.Q83]-[.L83]" office:value-type="float" office:value="0" calcext:value-type="float">
            <text:p>0</text:p>
          </table:table-cell>
          <table:table-cell table:formula="of:=[.L83]/6" office:value-type="float" office:value="7360" calcext:value-type="float">
            <text:p>7360</text:p>
          </table:table-cell>
          <table:table-cell table:formula="of:=[.S83]*90000" office:value-type="float" office:value="662400000" calcext:value-type="float">
            <text:p>662400000</text:p>
          </table:table-cell>
          <table:table-cell table:formula="of:=[.T83]/44100" office:value-type="float" office:value="15020.4081632653" calcext:value-type="float">
            <text:p>15020,4081632653</text:p>
          </table:table-cell>
          <table:table-cell table:formula="of:=ROUND([.U83])" office:value-type="float" office:value="15020" calcext:value-type="float">
            <text:p>15020</text:p>
          </table:table-cell>
          <table:table-cell table:formula="of:=[.V83]-[.$V$62]" office:value-type="float" office:value="14285" calcext:value-type="float">
            <text:p>14285</text:p>
          </table:table-cell>
          <table:table-cell table:number-columns-repeated="3"/>
          <table:table-cell table:formula="of:=ROUND([.$Z$69]+[.$Y$93]*[.J83])" office:value-type="float" office:value="15041" calcext:value-type="float">
            <text:p>15041</text:p>
          </table:table-cell>
          <table:table-cell table:formula="of:=[.V83]-[.AA83]" office:value-type="float" office:value="-21" calcext:value-type="float">
            <text:p>-21</text:p>
          </table:table-cell>
          <table:table-cell table:formula="of:=30.81+682.41*[.J83]" office:value-type="float" office:value="15043.83" calcext:value-type="float">
            <text:p>15043,83</text:p>
          </table:table-cell>
          <table:table-cell table:formula="of:=ROUND([.AC83]-[.V83])" office:value-type="float" office:value="24" calcext:value-type="float">
            <text:p>24</text:p>
          </table:table-cell>
          <table:table-cell table:formula="of:=[.V83]-[.AC83]" office:value-type="float" office:value="-23.8299999999981" calcext:value-type="float">
            <text:p>-23,8299999999981</text:p>
          </table:table-cell>
          <table:table-cell table:formula="of:=[.V83]-[.V82]" office:value-type="float" office:value="653" calcext:value-type="float">
            <text:p>653</text:p>
          </table:table-cell>
          <table:table-cell table:formula="of:=[.AI83]/240"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table:formula="of:=SUM([.AH$63:.$AH83])" office:value-type="float" office:value="504" calcext:value-type="float">
            <text:p>504</text:p>
          </table:table-cell>
          <table:table-cell table:formula="of:=SUM([.$AK$62:.AK83])" office:value-type="float" office:value="8.75" calcext:value-type="float">
            <text:p>8,75</text:p>
          </table:table-cell>
          <table:table-cell table:formula="of:=1-([.AL83]-ROUNDDOWN([.AL83]))" office:value-type="float" office:value="0.5" calcext:value-type="float">
            <text:p>0,5</text:p>
          </table:table-cell>
          <table:table-cell table:style-name="ce1" table:formula="of:=[.K83]/(5*2*24)" office:value-type="float" office:value="181.5" calcext:value-type="float">
            <text:p>181,5</text:p>
          </table:table-cell>
          <table:table-cell table:style-name="ce1" table:formula="of:=[.L83]/240" office:value-type="float" office:value="184" calcext:value-type="float">
            <text:p>184</text:p>
          </table:table-cell>
          <table:table-cell table:formula="of:=[.AJ83]/3" office:value-type="float" office:value="2.91666666666667" calcext:value-type="float">
            <text:p>2,91666666666667</text:p>
          </table:table-cell>
          <table:table-cell table:formula="of:=ROUND([.AN84])" office:value-type="float" office:value="3" calcext:value-type="float">
            <text:p>3</text:p>
          </table:table-cell>
          <table:table-cell table:style-name="ce1" table:formula="of:=[.AM83]-[.AM82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J84]*[.$K$62]" office:value-type="float" office:value="45540" calcext:value-type="float">
            <text:p>45540</text:p>
          </table:table-cell>
          <table:table-cell table:style-name="ce47" table:formula="of:=[.K84]+60 + 240 + 240" office:value-type="float" office:value="46080" calcext:value-type="float">
            <text:p>46080</text:p>
          </table:table-cell>
          <table:table-cell table:formula="of:=[.K84]+[.AI84]" office:value-type="float" office:value="46068" calcext:value-type="float">
            <text:p>46068</text:p>
          </table:table-cell>
          <table:table-cell table:formula="of:=[.L84]/240" office:value-type="float" office:value="192" calcext:value-type="float">
            <text:p>192</text:p>
          </table:table-cell>
          <table:table-cell table:formula="of:=[.M84]/240" office:value-type="float" office:value="191.95" calcext:value-type="float">
            <text:p>191,95</text:p>
          </table:table-cell>
          <table:table-cell table:formula="of:=ROUNDUP([.O84])" office:value-type="float" office:value="192" calcext:value-type="float">
            <text:p>192</text:p>
          </table:table-cell>
          <table:table-cell table:style-name="ce48" table:formula="of:=[.P84]*240" office:value-type="float" office:value="46080" calcext:value-type="float">
            <text:p>46080</text:p>
          </table:table-cell>
          <table:table-cell table:formula="of:=[.Q84]-[.L84]" office:value-type="float" office:value="0" calcext:value-type="float">
            <text:p>0</text:p>
          </table:table-cell>
          <table:table-cell table:formula="of:=[.L84]/6" office:value-type="float" office:value="7680" calcext:value-type="float">
            <text:p>7680</text:p>
          </table:table-cell>
          <table:table-cell table:formula="of:=[.S84]*90000" office:value-type="float" office:value="691200000" calcext:value-type="float">
            <text:p>691200000</text:p>
          </table:table-cell>
          <table:table-cell table:formula="of:=[.T84]/44100" office:value-type="float" office:value="15673.4693877551" calcext:value-type="float">
            <text:p>15673,4693877551</text:p>
          </table:table-cell>
          <table:table-cell table:formula="of:=ROUND([.U84])" office:value-type="float" office:value="15673" calcext:value-type="float">
            <text:p>15673</text:p>
          </table:table-cell>
          <table:table-cell table:formula="of:=[.V84]-[.$V$62]" office:value-type="float" office:value="14938" calcext:value-type="float">
            <text:p>14938</text:p>
          </table:table-cell>
          <table:table-cell table:number-columns-repeated="3"/>
          <table:table-cell table:formula="of:=ROUND([.$Z$69]+[.$Y$93]*[.J84])" office:value-type="float" office:value="15725" calcext:value-type="float">
            <text:p>15725</text:p>
          </table:table-cell>
          <table:table-cell table:formula="of:=[.V84]-[.AA84]" office:value-type="float" office:value="-52" calcext:value-type="float">
            <text:p>-52</text:p>
          </table:table-cell>
          <table:table-cell table:formula="of:=30.81+682.41*[.J84]" office:value-type="float" office:value="15726.24" calcext:value-type="float">
            <text:p>15726,24</text:p>
          </table:table-cell>
          <table:table-cell table:formula="of:=ROUND([.AC84]-[.V84])" office:value-type="float" office:value="53" calcext:value-type="float">
            <text:p>53</text:p>
          </table:table-cell>
          <table:table-cell table:formula="of:=[.V84]-[.AC84]" office:value-type="float" office:value="-53.239999999998" calcext:value-type="float">
            <text:p>-53,239999999998</text:p>
          </table:table-cell>
          <table:table-cell table:formula="of:=[.V84]-[.V83]" office:value-type="float" office:value="653" calcext:value-type="float">
            <text:p>653</text:p>
          </table:table-cell>
          <table:table-cell table:formula="of:=[.AI84]/240"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  <table:table-cell table:formula="of:=SUM([.AH$63:.$AH84])" office:value-type="float" office:value="528" calcext:value-type="float">
            <text:p>528</text:p>
          </table:table-cell>
          <table:table-cell table:formula="of:=SUM([.$AK$62:.AK84])" office:value-type="float" office:value="9" calcext:value-type="float">
            <text:p>9</text:p>
          </table:table-cell>
          <table:table-cell table:formula="of:=1-([.AL84]-ROUNDDOWN([.AL84]))" office:value-type="float" office:value="0.25" calcext:value-type="float">
            <text:p>0,25</text:p>
          </table:table-cell>
          <table:table-cell table:style-name="ce1" table:formula="of:=[.K84]/(5*2*24)" office:value-type="float" office:value="189.75" calcext:value-type="float">
            <text:p>189,75</text:p>
          </table:table-cell>
          <table:table-cell table:style-name="ce1" table:formula="of:=[.L84]/240" office:value-type="float" office:value="192" calcext:value-type="float">
            <text:p>192</text:p>
          </table:table-cell>
          <table:table-cell table:formula="of:=[.AJ84]/3" office:value-type="float" office:value="3" calcext:value-type="float">
            <text:p>3</text:p>
          </table:table-cell>
          <table:table-cell table:formula="of:=ROUND([.AN85])" office:value-type="float" office:value="3" calcext:value-type="float">
            <text:p>3</text:p>
          </table:table-cell>
          <table:table-cell table:style-name="ce1" table:formula="of:=[.AM84]-[.AM83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J85]*[.$K$62]" office:value-type="float" office:value="47520" calcext:value-type="float">
            <text:p>47520</text:p>
          </table:table-cell>
          <table:table-cell table:style-name="ce47" table:formula="of:=[.K85]+240 + 240 + 240" office:value-type="float" office:value="48240" calcext:value-type="float">
            <text:p>48240</text:p>
          </table:table-cell>
          <table:table-cell table:formula="of:=[.K85]+[.AI85]" office:value-type="float" office:value="48072" calcext:value-type="float">
            <text:p>48072</text:p>
          </table:table-cell>
          <table:table-cell table:formula="of:=[.L85]/240" office:value-type="float" office:value="201" calcext:value-type="float">
            <text:p>201</text:p>
          </table:table-cell>
          <table:table-cell table:formula="of:=[.M85]/240" office:value-type="float" office:value="200.3" calcext:value-type="float">
            <text:p>200,3</text:p>
          </table:table-cell>
          <table:table-cell table:formula="of:=ROUNDUP([.O85])" office:value-type="float" office:value="201" calcext:value-type="float">
            <text:p>201</text:p>
          </table:table-cell>
          <table:table-cell table:style-name="ce48" table:formula="of:=[.P85]*240" office:value-type="float" office:value="48240" calcext:value-type="float">
            <text:p>48240</text:p>
          </table:table-cell>
          <table:table-cell table:formula="of:=[.Q85]-[.L85]" office:value-type="float" office:value="0" calcext:value-type="float">
            <text:p>0</text:p>
          </table:table-cell>
          <table:table-cell table:formula="of:=[.L85]/6" office:value-type="float" office:value="8040" calcext:value-type="float">
            <text:p>8040</text:p>
          </table:table-cell>
          <table:table-cell table:formula="of:=[.S85]*90000" office:value-type="float" office:value="723600000" calcext:value-type="float">
            <text:p>723600000</text:p>
          </table:table-cell>
          <table:table-cell table:formula="of:=[.T85]/44100" office:value-type="float" office:value="16408.1632653061" calcext:value-type="float">
            <text:p>16408,1632653061</text:p>
          </table:table-cell>
          <table:table-cell table:formula="of:=ROUND([.U85])" office:value-type="float" office:value="16408" calcext:value-type="float">
            <text:p>16408</text:p>
          </table:table-cell>
          <table:table-cell table:formula="of:=[.V85]-[.$V$62]" office:value-type="float" office:value="15673" calcext:value-type="float">
            <text:p>15673</text:p>
          </table:table-cell>
          <table:table-cell table:number-columns-repeated="3"/>
          <table:table-cell table:formula="of:=ROUND([.$Z$69]+[.$Y$93]*[.J85])" office:value-type="float" office:value="16408" calcext:value-type="float">
            <text:p>16408</text:p>
          </table:table-cell>
          <table:table-cell table:formula="of:=[.V85]-[.AA85]" office:value-type="float" office:value="0" calcext:value-type="float">
            <text:p>0</text:p>
          </table:table-cell>
          <table:table-cell table:formula="of:=30.81+682.41*[.J85]" office:value-type="float" office:value="16408.65" calcext:value-type="float">
            <text:p>16408,65</text:p>
          </table:table-cell>
          <table:table-cell table:formula="of:=ROUND([.AC85]-[.V85])" office:value-type="float" office:value="1" calcext:value-type="float">
            <text:p>1</text:p>
          </table:table-cell>
          <table:table-cell table:formula="of:=[.V85]-[.AC85]" office:value-type="float" office:value="-0.650000000001455" calcext:value-type="float">
            <text:p>-0,650000000001455</text:p>
          </table:table-cell>
          <table:table-cell table:formula="of:=[.V85]-[.V84]" office:value-type="float" office:value="735" calcext:value-type="float">
            <text:p>735</text:p>
          </table:table-cell>
          <table:table-cell table:formula="of:=[.AI85]/240"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table:formula="of:=SUM([.AH$63:.$AH85])" office:value-type="float" office:value="552" calcext:value-type="float">
            <text:p>552</text:p>
          </table:table-cell>
          <table:table-cell table:formula="of:=SUM([.$AK$62:.AK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K85]/(5*2*24)" office:value-type="float" office:value="198" calcext:value-type="float">
            <text:p>198</text:p>
          </table:table-cell>
          <table:table-cell table:style-name="ce1" table:formula="of:=[.L85]/240" office:value-type="float" office:value="201" calcext:value-type="float">
            <text:p>201</text:p>
          </table:table-cell>
          <table:table-cell table:formula="of:=[.AJ85]/3" office:value-type="float" office:value="3" calcext:value-type="float">
            <text:p>3</text:p>
          </table:table-cell>
          <table:table-cell table:formula="of:=ROUND([.AN86])" office:value-type="float" office:value="3" calcext:value-type="float">
            <text:p>3</text:p>
          </table:table-cell>
          <table:table-cell table:style-name="ce1" table:formula="of:=[.AM85]-[.AM84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J86]*[.$K$62]" office:value-type="float" office:value="49500" calcext:value-type="float">
            <text:p>49500</text:p>
          </table:table-cell>
          <table:table-cell table:style-name="ce47" table:formula="of:=[.K86]+180 + 240 + 240" office:value-type="float" office:value="50160" calcext:value-type="float">
            <text:p>50160</text:p>
          </table:table-cell>
          <table:table-cell table:formula="of:=[.K86]+[.AI86]" office:value-type="float" office:value="50076" calcext:value-type="float">
            <text:p>50076</text:p>
          </table:table-cell>
          <table:table-cell table:formula="of:=[.L86]/240" office:value-type="float" office:value="209" calcext:value-type="float">
            <text:p>209</text:p>
          </table:table-cell>
          <table:table-cell table:formula="of:=[.M86]/240" office:value-type="float" office:value="208.65" calcext:value-type="float">
            <text:p>208,65</text:p>
          </table:table-cell>
          <table:table-cell table:formula="of:=ROUNDUP([.O86])" office:value-type="float" office:value="209" calcext:value-type="float">
            <text:p>209</text:p>
          </table:table-cell>
          <table:table-cell table:style-name="ce48" table:formula="of:=[.P86]*240" office:value-type="float" office:value="50160" calcext:value-type="float">
            <text:p>50160</text:p>
          </table:table-cell>
          <table:table-cell table:formula="of:=[.Q86]-[.L86]" office:value-type="float" office:value="0" calcext:value-type="float">
            <text:p>0</text:p>
          </table:table-cell>
          <table:table-cell table:formula="of:=[.L86]/6" office:value-type="float" office:value="8360" calcext:value-type="float">
            <text:p>8360</text:p>
          </table:table-cell>
          <table:table-cell table:formula="of:=[.S86]*90000" office:value-type="float" office:value="752400000" calcext:value-type="float">
            <text:p>752400000</text:p>
          </table:table-cell>
          <table:table-cell table:formula="of:=[.T86]/44100" office:value-type="float" office:value="17061.2244897959" calcext:value-type="float">
            <text:p>17061,2244897959</text:p>
          </table:table-cell>
          <table:table-cell table:formula="of:=ROUND([.U86])" office:value-type="float" office:value="17061" calcext:value-type="float">
            <text:p>17061</text:p>
          </table:table-cell>
          <table:table-cell table:formula="of:=[.V86]-[.$V$62]" office:value-type="float" office:value="16326" calcext:value-type="float">
            <text:p>16326</text:p>
          </table:table-cell>
          <table:table-cell table:number-columns-repeated="3"/>
          <table:table-cell table:formula="of:=ROUND([.$Z$69]+[.$Y$93]*[.J86])" office:value-type="float" office:value="17092" calcext:value-type="float">
            <text:p>17092</text:p>
          </table:table-cell>
          <table:table-cell table:formula="of:=[.V86]-[.AA86]" office:value-type="float" office:value="-31" calcext:value-type="float">
            <text:p>-31</text:p>
          </table:table-cell>
          <table:table-cell table:formula="of:=30.81+682.41*[.J86]" office:value-type="float" office:value="17091.06" calcext:value-type="float">
            <text:p>17091,06</text:p>
          </table:table-cell>
          <table:table-cell table:formula="of:=ROUND([.AC86]-[.V86])" office:value-type="float" office:value="30" calcext:value-type="float">
            <text:p>30</text:p>
          </table:table-cell>
          <table:table-cell table:formula="of:=[.V86]-[.AC86]" office:value-type="float" office:value="-30.0600000000013" calcext:value-type="float">
            <text:p>-30,0600000000013</text:p>
          </table:table-cell>
          <table:table-cell table:formula="of:=[.V86]-[.V85]" office:value-type="float" office:value="653" calcext:value-type="float">
            <text:p>653</text:p>
          </table:table-cell>
          <table:table-cell table:formula="of:=[.AI86]/240"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table:formula="of:=SUM([.AH$63:.$AH86])" office:value-type="float" office:value="576" calcext:value-type="float">
            <text:p>576</text:p>
          </table:table-cell>
          <table:table-cell table:formula="of:=SUM([.$AK$62:.AK86])" office:value-type="float" office:value="9.75" calcext:value-type="float">
            <text:p>9,75</text:p>
          </table:table-cell>
          <table:table-cell table:formula="of:=1-([.AL86]-ROUNDDOWN([.AL86]))" office:value-type="float" office:value="0.75" calcext:value-type="float">
            <text:p>0,75</text:p>
          </table:table-cell>
          <table:table-cell table:style-name="ce1" table:formula="of:=[.K86]/(5*2*24)" office:value-type="float" office:value="206.25" calcext:value-type="float">
            <text:p>206,25</text:p>
          </table:table-cell>
          <table:table-cell table:style-name="ce1" table:formula="of:=[.L86]/240" office:value-type="float" office:value="209" calcext:value-type="float">
            <text:p>209</text:p>
          </table:table-cell>
          <table:table-cell table:formula="of:=[.AJ86]/3" office:value-type="float" office:value="3.25" calcext:value-type="float">
            <text:p>3,25</text:p>
          </table:table-cell>
          <table:table-cell table:formula="of:=ROUND([.AN87])" office:value-type="float" office:value="3" calcext:value-type="float">
            <text:p>3</text:p>
          </table:table-cell>
          <table:table-cell table:style-name="ce1" table:formula="of:=[.AM86]-[.AM85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7]*[.$K$62]" office:value-type="float" office:value="51480" calcext:value-type="float">
            <text:p>51480</text:p>
          </table:table-cell>
          <table:table-cell table:style-name="ce47" table:formula="of:=[.K87]+120 + 240 + 240" office:value-type="float" office:value="52080" calcext:value-type="float">
            <text:p>52080</text:p>
          </table:table-cell>
          <table:table-cell table:formula="of:=[.K87]+[.AI87]" office:value-type="float" office:value="52080" calcext:value-type="float">
            <text:p>52080</text:p>
          </table:table-cell>
          <table:table-cell table:formula="of:=[.L87]/240" office:value-type="float" office:value="217" calcext:value-type="float">
            <text:p>217</text:p>
          </table:table-cell>
          <table:table-cell table:formula="of:=[.M87]/240" office:value-type="float" office:value="217" calcext:value-type="float">
            <text:p>217</text:p>
          </table:table-cell>
          <table:table-cell table:formula="of:=ROUNDUP([.O87])" office:value-type="float" office:value="217" calcext:value-type="float">
            <text:p>217</text:p>
          </table:table-cell>
          <table:table-cell table:style-name="ce48" table:formula="of:=[.P87]*240" office:value-type="float" office:value="52080" calcext:value-type="float">
            <text:p>52080</text:p>
          </table:table-cell>
          <table:table-cell table:formula="of:=[.Q87]-[.L87]" office:value-type="float" office:value="0" calcext:value-type="float">
            <text:p>0</text:p>
          </table:table-cell>
          <table:table-cell table:formula="of:=[.L87]/6" office:value-type="float" office:value="8680" calcext:value-type="float">
            <text:p>8680</text:p>
          </table:table-cell>
          <table:table-cell table:formula="of:=[.S87]*90000" office:value-type="float" office:value="781200000" calcext:value-type="float">
            <text:p>781200000</text:p>
          </table:table-cell>
          <table:table-cell table:formula="of:=[.T87]/44100" office:value-type="float" office:value="17714.2857142857" calcext:value-type="float">
            <text:p>17714,2857142857</text:p>
          </table:table-cell>
          <table:table-cell table:formula="of:=ROUND([.U87])" office:value-type="float" office:value="17714" calcext:value-type="float">
            <text:p>17714</text:p>
          </table:table-cell>
          <table:table-cell table:formula="of:=[.V87]-[.$V$62]" office:value-type="float" office:value="16979" calcext:value-type="float">
            <text:p>16979</text:p>
          </table:table-cell>
          <table:table-cell table:number-columns-repeated="3"/>
          <table:table-cell table:formula="of:=ROUND([.$Z$69]+[.$Y$93]*[.J87])" office:value-type="float" office:value="17776" calcext:value-type="float">
            <text:p>17776</text:p>
          </table:table-cell>
          <table:table-cell table:formula="of:=[.V87]-[.AA87]" office:value-type="float" office:value="-62" calcext:value-type="float">
            <text:p>-62</text:p>
          </table:table-cell>
          <table:table-cell table:formula="of:=30.81+682.41*[.J87]" office:value-type="float" office:value="17773.47" calcext:value-type="float">
            <text:p>17773,47</text:p>
          </table:table-cell>
          <table:table-cell table:formula="of:=ROUND([.AC87]-[.V87])" office:value-type="float" office:value="59" calcext:value-type="float">
            <text:p>59</text:p>
          </table:table-cell>
          <table:table-cell table:formula="of:=[.V87]-[.AC87]" office:value-type="float" office:value="-59.4700000000012" calcext:value-type="float">
            <text:p>-59,4700000000012</text:p>
          </table:table-cell>
          <table:table-cell table:formula="of:=[.V87]-[.V86]" office:value-type="float" office:value="653" calcext:value-type="float">
            <text:p>653</text:p>
          </table:table-cell>
          <table:table-cell table:formula="of:=[.AI87]/240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SUM([.AH$63:.$AH87])" office:value-type="float" office:value="600" calcext:value-type="float">
            <text:p>600</text:p>
          </table:table-cell>
          <table:table-cell table:formula="of:=SUM([.$AK$62:.AK87])" office:value-type="float" office:value="10.25" calcext:value-type="float">
            <text:p>10,25</text:p>
          </table:table-cell>
          <table:table-cell table:formula="of:=1-([.AL87]-ROUNDDOWN([.AL87]))" office:value-type="float" office:value="0.5" calcext:value-type="float">
            <text:p>0,5</text:p>
          </table:table-cell>
          <table:table-cell table:style-name="ce1" table:formula="of:=[.K87]/(5*2*24)" office:value-type="float" office:value="214.5" calcext:value-type="float">
            <text:p>214,5</text:p>
          </table:table-cell>
          <table:table-cell table:style-name="ce1" table:formula="of:=[.L87]/240" office:value-type="float" office:value="217" calcext:value-type="float">
            <text:p>217</text:p>
          </table:table-cell>
          <table:table-cell table:formula="of:=[.AJ87]/3" office:value-type="float" office:value="3.41666666666667" calcext:value-type="float">
            <text:p>3,41666666666667</text:p>
          </table:table-cell>
          <table:table-cell table:formula="of:=ROUND([.AN88])" office:value-type="float" office:value="4" calcext:value-type="float">
            <text:p>4</text:p>
          </table:table-cell>
          <table:table-cell table:style-name="ce1" table:formula="of:=[.AM87]-[.AM8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J88]*[.$K$62]" office:value-type="float" office:value="53460" calcext:value-type="float">
            <text:p>53460</text:p>
          </table:table-cell>
          <table:table-cell table:style-name="ce47" table:formula="of:=[.K88]+60 + 240 + 240 +240" office:value-type="float" office:value="54240" calcext:value-type="float">
            <text:p>54240</text:p>
          </table:table-cell>
          <table:table-cell table:formula="of:=[.K88]+[.AI88]" office:value-type="float" office:value="54084" calcext:value-type="float">
            <text:p>54084</text:p>
          </table:table-cell>
          <table:table-cell table:formula="of:=[.L88]/240" office:value-type="float" office:value="226" calcext:value-type="float">
            <text:p>226</text:p>
          </table:table-cell>
          <table:table-cell table:formula="of:=[.M88]/240" office:value-type="float" office:value="225.35" calcext:value-type="float">
            <text:p>225,35</text:p>
          </table:table-cell>
          <table:table-cell table:formula="of:=ROUNDUP([.O88])" office:value-type="float" office:value="226" calcext:value-type="float">
            <text:p>226</text:p>
          </table:table-cell>
          <table:table-cell table:style-name="ce48" table:formula="of:=[.P88]*240" office:value-type="float" office:value="54240" calcext:value-type="float">
            <text:p>54240</text:p>
          </table:table-cell>
          <table:table-cell table:formula="of:=[.Q88]-[.L88]" office:value-type="float" office:value="0" calcext:value-type="float">
            <text:p>0</text:p>
          </table:table-cell>
          <table:table-cell table:formula="of:=[.L88]/6" office:value-type="float" office:value="9040" calcext:value-type="float">
            <text:p>9040</text:p>
          </table:table-cell>
          <table:table-cell table:formula="of:=[.S88]*90000" office:value-type="float" office:value="813600000" calcext:value-type="float">
            <text:p>813600000</text:p>
          </table:table-cell>
          <table:table-cell table:formula="of:=[.T88]/44100" office:value-type="float" office:value="18448.9795918367" calcext:value-type="float">
            <text:p>18448,9795918367</text:p>
          </table:table-cell>
          <table:table-cell table:formula="of:=ROUND([.U88])" office:value-type="float" office:value="18449" calcext:value-type="float">
            <text:p>18449</text:p>
          </table:table-cell>
          <table:table-cell table:formula="of:=[.V88]-[.$V$62]" office:value-type="float" office:value="17714" calcext:value-type="float">
            <text:p>17714</text:p>
          </table:table-cell>
          <table:table-cell table:number-columns-repeated="3"/>
          <table:table-cell table:formula="of:=ROUND([.$Z$69]+[.$Y$93]*[.J88])" office:value-type="float" office:value="18459" calcext:value-type="float">
            <text:p>18459</text:p>
          </table:table-cell>
          <table:table-cell table:formula="of:=[.V88]-[.AA88]" office:value-type="float" office:value="-10" calcext:value-type="float">
            <text:p>-10</text:p>
          </table:table-cell>
          <table:table-cell table:formula="of:=30.81+682.41*[.J88]" office:value-type="float" office:value="18455.88" calcext:value-type="float">
            <text:p>18455,88</text:p>
          </table:table-cell>
          <table:table-cell table:formula="of:=ROUND([.AC88]-[.V88])" office:value-type="float" office:value="7" calcext:value-type="float">
            <text:p>7</text:p>
          </table:table-cell>
          <table:table-cell table:formula="of:=[.V88]-[.AC88]" office:value-type="float" office:value="-6.88000000000102" calcext:value-type="float">
            <text:p>-6,88000000000102</text:p>
          </table:table-cell>
          <table:table-cell table:formula="of:=[.V88]-[.V87]" office:value-type="float" office:value="735" calcext:value-type="float">
            <text:p>735</text:p>
          </table:table-cell>
          <table:table-cell table:formula="of:=[.AI88]/240" office:value-type="float" office:value="2.6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table:formula="of:=SUM([.AH$63:.$AH88])" office:value-type="float" office:value="624" calcext:value-type="float">
            <text:p>624</text:p>
          </table:table-cell>
          <table:table-cell table:formula="of:=SUM([.$AK$62:.AK88])" office:value-type="float" office:value="10.5" calcext:value-type="float">
            <text:p>10,5</text:p>
          </table:table-cell>
          <table:table-cell table:formula="of:=1-([.AL88]-ROUNDDOWN([.AL88]))" office:value-type="float" office:value="0.25" calcext:value-type="float">
            <text:p>0,25</text:p>
          </table:table-cell>
          <table:table-cell table:style-name="ce1" table:formula="of:=[.K88]/(5*2*24)" office:value-type="float" office:value="222.75" calcext:value-type="float">
            <text:p>222,75</text:p>
          </table:table-cell>
          <table:table-cell table:style-name="ce1" table:formula="of:=[.L88]/240" office:value-type="float" office:value="226" calcext:value-type="float">
            <text:p>226</text:p>
          </table:table-cell>
          <table:table-cell table:formula="of:=[.AJ88]/3" office:value-type="float" office:value="3.5" calcext:value-type="float">
            <text:p>3,5</text:p>
          </table:table-cell>
          <table:table-cell table:formula="of:=ROUND([.AN89])" office:value-type="float" office:value="4" calcext:value-type="float">
            <text:p>4</text:p>
          </table:table-cell>
          <table:table-cell table:style-name="ce1" table:formula="of:=[.AM88]-[.AM87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J89]*[.$K$62]" office:value-type="float" office:value="55440" calcext:value-type="float">
            <text:p>55440</text:p>
          </table:table-cell>
          <table:table-cell table:style-name="ce47" table:formula="of:=[.K89]+240 + 240 +240" office:value-type="float" office:value="56160" calcext:value-type="float">
            <text:p>56160</text:p>
          </table:table-cell>
          <table:table-cell table:formula="of:=[.K89]+[.AI89]" office:value-type="float" office:value="56088" calcext:value-type="float">
            <text:p>56088</text:p>
          </table:table-cell>
          <table:table-cell table:formula="of:=[.L89]/240" office:value-type="float" office:value="234" calcext:value-type="float">
            <text:p>234</text:p>
          </table:table-cell>
          <table:table-cell table:formula="of:=[.M89]/240" office:value-type="float" office:value="233.7" calcext:value-type="float">
            <text:p>233,7</text:p>
          </table:table-cell>
          <table:table-cell table:formula="of:=ROUNDUP([.O89])" office:value-type="float" office:value="234" calcext:value-type="float">
            <text:p>234</text:p>
          </table:table-cell>
          <table:table-cell table:style-name="ce48" table:formula="of:=[.P89]*240" office:value-type="float" office:value="56160" calcext:value-type="float">
            <text:p>56160</text:p>
          </table:table-cell>
          <table:table-cell table:formula="of:=[.Q89]-[.L89]" office:value-type="float" office:value="0" calcext:value-type="float">
            <text:p>0</text:p>
          </table:table-cell>
          <table:table-cell table:formula="of:=[.L89]/6" office:value-type="float" office:value="9360" calcext:value-type="float">
            <text:p>9360</text:p>
          </table:table-cell>
          <table:table-cell table:formula="of:=[.S89]*90000" office:value-type="float" office:value="842400000" calcext:value-type="float">
            <text:p>842400000</text:p>
          </table:table-cell>
          <table:table-cell table:formula="of:=[.T89]/44100" office:value-type="float" office:value="19102.0408163265" calcext:value-type="float">
            <text:p>19102,0408163265</text:p>
          </table:table-cell>
          <table:table-cell table:formula="of:=ROUND([.U89])" office:value-type="float" office:value="19102" calcext:value-type="float">
            <text:p>19102</text:p>
          </table:table-cell>
          <table:table-cell table:formula="of:=[.V89]-[.$V$62]" office:value-type="float" office:value="18367" calcext:value-type="float">
            <text:p>18367</text:p>
          </table:table-cell>
          <table:table-cell table:number-columns-repeated="3"/>
          <table:table-cell table:formula="of:=ROUND([.$Z$69]+[.$Y$93]*[.J89])" office:value-type="float" office:value="19143" calcext:value-type="float">
            <text:p>19143</text:p>
          </table:table-cell>
          <table:table-cell table:formula="of:=[.V89]-[.AA89]" office:value-type="float" office:value="-41" calcext:value-type="float">
            <text:p>-41</text:p>
          </table:table-cell>
          <table:table-cell table:formula="of:=30.81+682.41*[.J89]" office:value-type="float" office:value="19138.29" calcext:value-type="float">
            <text:p>19138,29</text:p>
          </table:table-cell>
          <table:table-cell table:formula="of:=ROUND([.AC89]-[.V89])" office:value-type="float" office:value="36" calcext:value-type="float">
            <text:p>36</text:p>
          </table:table-cell>
          <table:table-cell table:formula="of:=[.V89]-[.AC89]" office:value-type="float" office:value="-36.2900000000009" calcext:value-type="float">
            <text:p>-36,2900000000009</text:p>
          </table:table-cell>
          <table:table-cell table:formula="of:=[.V89]-[.V88]" office:value-type="float" office:value="653" calcext:value-type="float">
            <text:p>653</text:p>
          </table:table-cell>
          <table:table-cell table:formula="of:=[.AI89]/240"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SUM([.AH$63:.$AH89])" office:value-type="float" office:value="648" calcext:value-type="float">
            <text:p>648</text:p>
          </table:table-cell>
          <table:table-cell table:formula="of:=SUM([.$AK$62:.AK89])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style-name="ce1" table:formula="of:=[.K89]/(5*2*24)" office:value-type="float" office:value="231" calcext:value-type="float">
            <text:p>231</text:p>
          </table:table-cell>
          <table:table-cell table:style-name="ce1" table:formula="of:=[.L89]/240" office:value-type="float" office:value="234" calcext:value-type="float">
            <text:p>234</text:p>
          </table:table-cell>
          <table:table-cell table:formula="of:=[.AJ89]/3" office:value-type="float" office:value="3.5" calcext:value-type="float">
            <text:p>3,5</text:p>
          </table:table-cell>
          <table:table-cell table:formula="of:=ROUND([.AN9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J90]*[.$K$62]" office:value-type="float" office:value="57420" calcext:value-type="float">
            <text:p>57420</text:p>
          </table:table-cell>
          <table:table-cell table:style-name="ce47" table:formula="of:=[.K90]+180 + 240 + 240 +240" office:value-type="float" office:value="58320" calcext:value-type="float">
            <text:p>58320</text:p>
          </table:table-cell>
          <table:table-cell table:formula="of:=[.K90]+[.AI90]" office:value-type="float" office:value="58092" calcext:value-type="float">
            <text:p>58092</text:p>
          </table:table-cell>
          <table:table-cell table:formula="of:=[.L90]/240" office:value-type="float" office:value="243" calcext:value-type="float">
            <text:p>243</text:p>
          </table:table-cell>
          <table:table-cell table:formula="of:=[.M90]/240" office:value-type="float" office:value="242.05" calcext:value-type="float">
            <text:p>242,05</text:p>
          </table:table-cell>
          <table:table-cell table:formula="of:=ROUNDUP([.O90])" office:value-type="float" office:value="243" calcext:value-type="float">
            <text:p>243</text:p>
          </table:table-cell>
          <table:table-cell table:style-name="ce48" table:formula="of:=[.P90]*240" office:value-type="float" office:value="58320" calcext:value-type="float">
            <text:p>58320</text:p>
          </table:table-cell>
          <table:table-cell table:formula="of:=[.Q90]-[.L90]" office:value-type="float" office:value="0" calcext:value-type="float">
            <text:p>0</text:p>
          </table:table-cell>
          <table:table-cell table:formula="of:=[.L90]/6" office:value-type="float" office:value="9720" calcext:value-type="float">
            <text:p>9720</text:p>
          </table:table-cell>
          <table:table-cell table:formula="of:=[.S90]*90000" office:value-type="float" office:value="874800000" calcext:value-type="float">
            <text:p>874800000</text:p>
          </table:table-cell>
          <table:table-cell table:formula="of:=[.T90]/44100" office:value-type="float" office:value="19836.7346938776" calcext:value-type="float">
            <text:p>19836,7346938776</text:p>
          </table:table-cell>
          <table:table-cell table:formula="of:=ROUND([.U90])" office:value-type="float" office:value="19837" calcext:value-type="float">
            <text:p>19837</text:p>
          </table:table-cell>
          <table:table-cell table:formula="of:=[.V90]-[.$V$62]" office:value-type="float" office:value="19102" calcext:value-type="float">
            <text:p>19102</text:p>
          </table:table-cell>
          <table:table-cell table:number-columns-repeated="3"/>
          <table:table-cell table:formula="of:=ROUND([.$Z$69]+[.$Y$93]*[.J90])" office:value-type="float" office:value="19827" calcext:value-type="float">
            <text:p>19827</text:p>
          </table:table-cell>
          <table:table-cell table:formula="of:=[.V90]-[.AA90]" office:value-type="float" office:value="10" calcext:value-type="float">
            <text:p>10</text:p>
          </table:table-cell>
          <table:table-cell table:formula="of:=30.81+682.41*[.J90]" office:value-type="float" office:value="19820.7" calcext:value-type="float">
            <text:p>19820,7</text:p>
          </table:table-cell>
          <table:table-cell table:formula="of:=ROUND([.AC90]-[.V90])" office:value-type="float" office:value="-16" calcext:value-type="float">
            <text:p>-16</text:p>
          </table:table-cell>
          <table:table-cell table:formula="of:=[.V90]-[.AC90]" office:value-type="float" office:value="16.2999999999993" calcext:value-type="float">
            <text:p>16,2999999999993</text:p>
          </table:table-cell>
          <table:table-cell table:formula="of:=[.V90]-[.V89]" office:value-type="float" office:value="735" calcext:value-type="float">
            <text:p>735</text:p>
          </table:table-cell>
          <table:table-cell table:formula="of:=[.AI90]/240" office:value-type="float" office:value="2.8" calcext:value-type="float">
            <text:p>2,8</text:p>
          </table:table-cell>
          <table:table-cell office:value-type="float" office:value="24" calcext:value-type="float">
            <text:p>24</text:p>
          </table:table-cell>
          <table:table-cell table:formula="of:=SUM([.AH$63:.$AH90])" office:value-type="float" office:value="672" calcext:value-type="float">
            <text:p>672</text:p>
          </table:table-cell>
          <table:table-cell table:formula="of:=SUM([.$AK$62:.AK90])" office:value-type="float" office:value="11.25" calcext:value-type="float">
            <text:p>11,25</text:p>
          </table:table-cell>
          <table:table-cell table:formula="of:=1-([.AL90]-ROUNDDOWN([.AL90]))" office:value-type="float" office:value="0.75" calcext:value-type="float">
            <text:p>0,75</text:p>
          </table:table-cell>
          <table:table-cell table:style-name="ce1" table:formula="of:=[.K90]/(5*2*24)" office:value-type="float" office:value="239.25" calcext:value-type="float">
            <text:p>239,25</text:p>
          </table:table-cell>
          <table:table-cell table:style-name="ce1" table:formula="of:=[.L90]/240" office:value-type="float" office:value="243" calcext:value-type="float">
            <text:p>243</text:p>
          </table:table-cell>
          <table:table-cell table:formula="of:=[.AJ90]/3" office:value-type="float" office:value="3.75" calcext:value-type="float">
            <text:p>3,75</text:p>
          </table:table-cell>
          <table:table-cell table:formula="of:=ROUND([.AN9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J91]*[.$K$62]" office:value-type="float" office:value="59400" calcext:value-type="float">
            <text:p>59400</text:p>
          </table:table-cell>
          <table:table-cell table:style-name="ce47" table:formula="of:=[.K91]+120 + 240 + 240 +240" office:value-type="float" office:value="60240" calcext:value-type="float">
            <text:p>60240</text:p>
          </table:table-cell>
          <table:table-cell table:formula="of:=[.K91]+[.AI91]" office:value-type="float" office:value="60096" calcext:value-type="float">
            <text:p>60096</text:p>
          </table:table-cell>
          <table:table-cell table:formula="of:=[.L91]/240" office:value-type="float" office:value="251" calcext:value-type="float">
            <text:p>251</text:p>
          </table:table-cell>
          <table:table-cell table:formula="of:=[.M91]/240" office:value-type="float" office:value="250.4" calcext:value-type="float">
            <text:p>250,4</text:p>
          </table:table-cell>
          <table:table-cell table:formula="of:=ROUNDUP([.O91])" office:value-type="float" office:value="251" calcext:value-type="float">
            <text:p>251</text:p>
          </table:table-cell>
          <table:table-cell table:style-name="ce48" table:formula="of:=[.P91]*240" office:value-type="float" office:value="60240" calcext:value-type="float">
            <text:p>60240</text:p>
          </table:table-cell>
          <table:table-cell table:formula="of:=[.Q91]-[.L91]" office:value-type="float" office:value="0" calcext:value-type="float">
            <text:p>0</text:p>
          </table:table-cell>
          <table:table-cell table:formula="of:=[.L91]/6" office:value-type="float" office:value="10040" calcext:value-type="float">
            <text:p>10040</text:p>
          </table:table-cell>
          <table:table-cell table:formula="of:=[.S91]*90000" office:value-type="float" office:value="903600000" calcext:value-type="float">
            <text:p>903600000</text:p>
          </table:table-cell>
          <table:table-cell table:formula="of:=[.T91]/44100" office:value-type="float" office:value="20489.7959183673" calcext:value-type="float">
            <text:p>20489,7959183673</text:p>
          </table:table-cell>
          <table:table-cell table:formula="of:=ROUND([.U91])" office:value-type="float" office:value="20490" calcext:value-type="float">
            <text:p>20490</text:p>
          </table:table-cell>
          <table:table-cell table:formula="of:=[.V91]-[.$V$62]" office:value-type="float" office:value="19755" calcext:value-type="float">
            <text:p>19755</text:p>
          </table:table-cell>
          <table:table-cell table:number-columns-repeated="3"/>
          <table:table-cell table:formula="of:=ROUND([.$Z$69]+[.$Y$93]*[.J91])" office:value-type="float" office:value="20511" calcext:value-type="float">
            <text:p>20511</text:p>
          </table:table-cell>
          <table:table-cell table:formula="of:=[.V91]-[.AA91]" office:value-type="float" office:value="-21" calcext:value-type="float">
            <text:p>-21</text:p>
          </table:table-cell>
          <table:table-cell table:formula="of:=30.81+682.41*[.J91]" office:value-type="float" office:value="20503.11" calcext:value-type="float">
            <text:p>20503,11</text:p>
          </table:table-cell>
          <table:table-cell table:formula="of:=ROUND([.AC91]-[.V91])" office:value-type="float" office:value="13" calcext:value-type="float">
            <text:p>13</text:p>
          </table:table-cell>
          <table:table-cell table:formula="of:=[.V91]-[.AC91]" office:value-type="float" office:value="-13.1100000000006" calcext:value-type="float">
            <text:p>-13,1100000000006</text:p>
          </table:table-cell>
          <table:table-cell table:formula="of:=[.V91]-[.V90]" office:value-type="float" office:value="653" calcext:value-type="float">
            <text:p>653</text:p>
          </table:table-cell>
          <table:table-cell table:formula="of:=[.AI91]/240"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SUM([.AH$63:.$AH91])" office:value-type="float" office:value="696" calcext:value-type="float">
            <text:p>696</text:p>
          </table:table-cell>
          <table:table-cell table:formula="of:=SUM([.$AK$62:.AK91])" office:value-type="float" office:value="11.75" calcext:value-type="float">
            <text:p>11,75</text:p>
          </table:table-cell>
          <table:table-cell table:formula="of:=1-([.AL91]-ROUNDDOWN([.AL91]))" office:value-type="float" office:value="0.5" calcext:value-type="float">
            <text:p>0,5</text:p>
          </table:table-cell>
          <table:table-cell table:style-name="ce1" table:formula="of:=[.K91]/(5*2*24)" office:value-type="float" office:value="247.5" calcext:value-type="float">
            <text:p>247,5</text:p>
          </table:table-cell>
          <table:table-cell table:style-name="ce1" table:formula="of:=[.L91]/240" office:value-type="float" office:value="251" calcext:value-type="float">
            <text:p>251</text:p>
          </table:table-cell>
          <table:table-cell table:formula="of:=[.AJ91]/3" office:value-type="float" office:value="3.91666666666667" calcext:value-type="float">
            <text:p>3,91666666666667</text:p>
          </table:table-cell>
          <table:table-cell table:formula="of:=ROUND([.AN9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J92]*[.$K$62]" office:value-type="float" office:value="61380" calcext:value-type="float">
            <text:p>61380</text:p>
          </table:table-cell>
          <table:table-cell table:style-name="ce47" table:formula="of:=[.K92]+60 + 240 + 240 +240" office:value-type="float" office:value="62160" calcext:value-type="float">
            <text:p>62160</text:p>
          </table:table-cell>
          <table:table-cell table:formula="of:=[.K92]+[.AI92]" office:value-type="float" office:value="62100" calcext:value-type="float">
            <text:p>62100</text:p>
          </table:table-cell>
          <table:table-cell table:formula="of:=[.L92]/240" office:value-type="float" office:value="259" calcext:value-type="float">
            <text:p>259</text:p>
          </table:table-cell>
          <table:table-cell table:formula="of:=[.M92]/240" office:value-type="float" office:value="258.75" calcext:value-type="float">
            <text:p>258,75</text:p>
          </table:table-cell>
          <table:table-cell table:formula="of:=ROUNDUP([.O92])" office:value-type="float" office:value="259" calcext:value-type="float">
            <text:p>259</text:p>
          </table:table-cell>
          <table:table-cell table:style-name="ce48" table:formula="of:=[.P92]*240" office:value-type="float" office:value="62160" calcext:value-type="float">
            <text:p>62160</text:p>
          </table:table-cell>
          <table:table-cell table:formula="of:=[.Q92]-[.L92]" office:value-type="float" office:value="0" calcext:value-type="float">
            <text:p>0</text:p>
          </table:table-cell>
          <table:table-cell table:formula="of:=[.L92]/6" office:value-type="float" office:value="10360" calcext:value-type="float">
            <text:p>10360</text:p>
          </table:table-cell>
          <table:table-cell table:formula="of:=[.S92]*90000" office:value-type="float" office:value="932400000" calcext:value-type="float">
            <text:p>932400000</text:p>
          </table:table-cell>
          <table:table-cell table:formula="of:=[.T92]/44100" office:value-type="float" office:value="21142.8571428571" calcext:value-type="float">
            <text:p>21142,8571428571</text:p>
          </table:table-cell>
          <table:table-cell table:formula="of:=ROUND([.U92])" office:value-type="float" office:value="21143" calcext:value-type="float">
            <text:p>21143</text:p>
          </table:table-cell>
          <table:table-cell table:formula="of:=[.V92]-[.$V$62]" office:value-type="float" office:value="20408" calcext:value-type="float">
            <text:p>20408</text:p>
          </table:table-cell>
          <table:table-cell table:number-columns-repeated="3"/>
          <table:table-cell table:formula="of:=ROUND([.$Z$69]+[.$Y$93]*[.J92])" office:value-type="float" office:value="21194" calcext:value-type="float">
            <text:p>21194</text:p>
          </table:table-cell>
          <table:table-cell table:formula="of:=[.V92]-[.AA92]" office:value-type="float" office:value="-51" calcext:value-type="float">
            <text:p>-51</text:p>
          </table:table-cell>
          <table:table-cell table:formula="of:=30.81+682.41*[.J92]" office:value-type="float" office:value="21185.52" calcext:value-type="float">
            <text:p>21185,52</text:p>
          </table:table-cell>
          <table:table-cell table:formula="of:=ROUND([.AC92]-[.V92])" office:value-type="float" office:value="43" calcext:value-type="float">
            <text:p>43</text:p>
          </table:table-cell>
          <table:table-cell table:formula="of:=[.V92]-[.AC92]" office:value-type="float" office:value="-42.5200000000004" calcext:value-type="float">
            <text:p>-42,5200000000004</text:p>
          </table:table-cell>
          <table:table-cell table:formula="of:=[.V92]-[.V91]" office:value-type="float" office:value="653" calcext:value-type="float">
            <text:p>653</text:p>
          </table:table-cell>
          <table:table-cell table:formula="of:=[.AI92]/240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AH$63:.$AH92])" office:value-type="float" office:value="720" calcext:value-type="float">
            <text:p>720</text:p>
          </table:table-cell>
          <table:table-cell table:formula="of:=SUM([.$AK$62:.AK92])" office:value-type="float" office:value="12" calcext:value-type="float">
            <text:p>12</text:p>
          </table:table-cell>
          <table:table-cell table:formula="of:=1-([.AL92]-ROUNDDOWN([.AL92]))" office:value-type="float" office:value="0.25" calcext:value-type="float">
            <text:p>0,25</text:p>
          </table:table-cell>
          <table:table-cell table:style-name="ce1" table:formula="of:=[.K92]/(5*2*24)" office:value-type="float" office:value="255.75" calcext:value-type="float">
            <text:p>255,75</text:p>
          </table:table-cell>
          <table:table-cell table:style-name="ce1" table:formula="of:=[.L92]/240" office:value-type="float" office:value="259" calcext:value-type="float">
            <text:p>259</text:p>
          </table:table-cell>
          <table:table-cell table:formula="of:=[.AJ92]/3" office:value-type="float" office:value="4" calcext:value-type="float">
            <text:p>4</text:p>
          </table:table-cell>
          <table:table-cell table:formula="of:=ROUND([.AN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J93]*[.$K$62]" office:value-type="float" office:value="63360" calcext:value-type="float">
            <text:p>63360</text:p>
          </table:table-cell>
          <table:table-cell table:style-name="ce47" table:formula="of:=[.K93]+240 + 240 + 240 +240" office:value-type="float" office:value="64320" calcext:value-type="float">
            <text:p>64320</text:p>
          </table:table-cell>
          <table:table-cell table:formula="of:=[.K93]+[.AI93]" office:value-type="float" office:value="64104" calcext:value-type="float">
            <text:p>64104</text:p>
          </table:table-cell>
          <table:table-cell table:formula="of:=[.L93]/240" office:value-type="float" office:value="268" calcext:value-type="float">
            <text:p>268</text:p>
          </table:table-cell>
          <table:table-cell table:formula="of:=[.M93]/240" office:value-type="float" office:value="267.1" calcext:value-type="float">
            <text:p>267,1</text:p>
          </table:table-cell>
          <table:table-cell table:formula="of:=ROUNDUP([.O93])" office:value-type="float" office:value="268" calcext:value-type="float">
            <text:p>268</text:p>
          </table:table-cell>
          <table:table-cell table:style-name="ce48" table:formula="of:=[.P93]*240" office:value-type="float" office:value="64320" calcext:value-type="float">
            <text:p>64320</text:p>
          </table:table-cell>
          <table:table-cell table:formula="of:=[.Q93]-[.L93]" office:value-type="float" office:value="0" calcext:value-type="float">
            <text:p>0</text:p>
          </table:table-cell>
          <table:table-cell table:formula="of:=[.L93]/6" office:value-type="float" office:value="10720" calcext:value-type="float">
            <text:p>10720</text:p>
          </table:table-cell>
          <table:table-cell table:formula="of:=[.S93]*90000" office:value-type="float" office:value="964800000" calcext:value-type="float">
            <text:p>964800000</text:p>
          </table:table-cell>
          <table:table-cell table:formula="of:=[.T93]/44100" office:value-type="float" office:value="21877.5510204082" calcext:value-type="float">
            <text:p>21877,5510204082</text:p>
          </table:table-cell>
          <table:table-cell table:formula="of:=ROUND([.U93])" office:value-type="float" office:value="21878" calcext:value-type="float">
            <text:p>21878</text:p>
          </table:table-cell>
          <table:table-cell table:formula="of:=[.V93]-[.$V$62]" office:value-type="float" office:value="21143" calcext:value-type="float">
            <text:p>21143</text:p>
          </table:table-cell>
          <table:table-cell table:formula="of:=[.V93]" office:value-type="float" office:value="21878" calcext:value-type="float">
            <text:p>21878</text:p>
          </table:table-cell>
          <table:table-cell table:formula="of:=([.X93]-[.X69])/24" office:value-type="float" office:value="683.708333333333" calcext:value-type="float">
            <text:p>683,708333333333</text:p>
          </table:table-cell>
          <table:table-cell/>
          <table:table-cell table:formula="of:=ROUND([.$Z$69]+[.$Y$93]*[.J93])" office:value-type="float" office:value="21878" calcext:value-type="float">
            <text:p>21878</text:p>
          </table:table-cell>
          <table:table-cell table:formula="of:=[.V93]-[.AA93]" office:value-type="float" office:value="0" calcext:value-type="float">
            <text:p>0</text:p>
          </table:table-cell>
          <table:table-cell table:formula="of:=30.81+682.41*[.J93]" office:value-type="float" office:value="21867.93" calcext:value-type="float">
            <text:p>21867,93</text:p>
          </table:table-cell>
          <table:table-cell table:formula="of:=ROUND([.AC93]-[.V93])" office:value-type="float" office:value="-10" calcext:value-type="float">
            <text:p>-10</text:p>
          </table:table-cell>
          <table:table-cell table:formula="of:=[.V93]-[.AC93]" office:value-type="float" office:value="10.0699999999997" calcext:value-type="float">
            <text:p>10,0699999999997</text:p>
          </table:table-cell>
          <table:table-cell table:formula="of:=[.V93]-[.V92]" office:value-type="float" office:value="735" calcext:value-type="float">
            <text:p>735</text:p>
          </table:table-cell>
          <table:table-cell table:formula="of:=[.AI93]/240" office:value-type="float" office:value="3.1" calcext:value-type="float">
            <text:p>3,1</text:p>
          </table:table-cell>
          <table:table-cell office:value-type="float" office:value="24" calcext:value-type="float">
            <text:p>24</text:p>
          </table:table-cell>
          <table:table-cell table:formula="of:=SUM([.AH$63:.$AH93])" office:value-type="float" office:value="744" calcext:value-type="float">
            <text:p>744</text:p>
          </table:table-cell>
          <table:table-cell table:formula="of:=SUM([.$AK$62:.AK9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[.K93]/(5*2*24)" office:value-type="float" office:value="264" calcext:value-type="float">
            <text:p>264</text:p>
          </table:table-cell>
          <table:table-cell table:style-name="ce1" table:formula="of:=[.L93]/240" office:value-type="float" office:value="268" calcext:value-type="float">
            <text:p>268</text:p>
          </table:table-cell>
          <table:table-cell table:formula="of:=[.AJ93]/3" office:value-type="float" office:value="4" calcext:value-type="float">
            <text:p>4</text:p>
          </table:table-cell>
          <table:table-cell table:formula="of:=ROUND([.AN9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94]*[.$K$62]" office:value-type="float" office:value="65340" calcext:value-type="float">
            <text:p>65340</text:p>
          </table:table-cell>
          <table:table-cell table:style-name="ce47" table:formula="of:=[.K94]+180 + 240 + 240 +240" office:value-type="float" office:value="66240" calcext:value-type="float">
            <text:p>66240</text:p>
          </table:table-cell>
          <table:table-cell table:formula="of:=[.K94]+[.AI94]" office:value-type="float" office:value="66108" calcext:value-type="float">
            <text:p>66108</text:p>
          </table:table-cell>
          <table:table-cell table:formula="of:=[.L94]/240" office:value-type="float" office:value="276" calcext:value-type="float">
            <text:p>276</text:p>
          </table:table-cell>
          <table:table-cell table:formula="of:=[.M94]/240" office:value-type="float" office:value="275.45" calcext:value-type="float">
            <text:p>275,45</text:p>
          </table:table-cell>
          <table:table-cell table:formula="of:=ROUNDUP([.O94])" office:value-type="float" office:value="276" calcext:value-type="float">
            <text:p>276</text:p>
          </table:table-cell>
          <table:table-cell table:style-name="ce48" table:formula="of:=[.P94]*240" office:value-type="float" office:value="66240" calcext:value-type="float">
            <text:p>66240</text:p>
          </table:table-cell>
          <table:table-cell table:formula="of:=[.Q94]-[.L94]" office:value-type="float" office:value="0" calcext:value-type="float">
            <text:p>0</text:p>
          </table:table-cell>
          <table:table-cell table:formula="of:=[.L94]/6" office:value-type="float" office:value="11040" calcext:value-type="float">
            <text:p>11040</text:p>
          </table:table-cell>
          <table:table-cell table:formula="of:=[.S94]*90000" office:value-type="float" office:value="993600000" calcext:value-type="float">
            <text:p>993600000</text:p>
          </table:table-cell>
          <table:table-cell table:formula="of:=[.T94]/44100" office:value-type="float" office:value="22530.612244898" calcext:value-type="float">
            <text:p>22530,612244898</text:p>
          </table:table-cell>
          <table:table-cell table:formula="of:=ROUND([.U94])" office:value-type="float" office:value="22531" calcext:value-type="float">
            <text:p>22531</text:p>
          </table:table-cell>
          <table:table-cell table:formula="of:=[.V94]-[.$V$62]" office:value-type="float" office:value="21796" calcext:value-type="float">
            <text:p>21796</text:p>
          </table:table-cell>
          <table:table-cell table:number-columns-repeated="3"/>
          <table:table-cell table:formula="of:=ROUND([.$Z$69]+[.$Y$93]*[.J94])" office:value-type="float" office:value="22562" calcext:value-type="float">
            <text:p>22562</text:p>
          </table:table-cell>
          <table:table-cell table:formula="of:=[.V94]-[.AA94]" office:value-type="float" office:value="-31" calcext:value-type="float">
            <text:p>-31</text:p>
          </table:table-cell>
          <table:table-cell table:formula="of:=30.81+682.41*[.J94]" office:value-type="float" office:value="22550.34" calcext:value-type="float">
            <text:p>22550,34</text:p>
          </table:table-cell>
          <table:table-cell table:formula="of:=ROUND([.AC94]-[.V94])" office:value-type="float" office:value="19" calcext:value-type="float">
            <text:p>19</text:p>
          </table:table-cell>
          <table:table-cell table:formula="of:=[.V94]-[.AC94]" office:value-type="float" office:value="-19.3400000000001" calcext:value-type="float">
            <text:p>-19,3400000000001</text:p>
          </table:table-cell>
          <table:table-cell table:formula="of:=[.V94]-[.V93]" office:value-type="float" office:value="653" calcext:value-type="float">
            <text:p>653</text:p>
          </table:table-cell>
          <table:table-cell table:formula="of:=[.AI94]/240" office:value-type="float" office:value="3.2" calcext:value-type="float">
            <text:p>3,2</text:p>
          </table:table-cell>
          <table:table-cell office:value-type="float" office:value="24" calcext:value-type="float">
            <text:p>24</text:p>
          </table:table-cell>
          <table:table-cell table:formula="of:=SUM([.AH$63:.$AH94])" office:value-type="float" office:value="768" calcext:value-type="float">
            <text:p>768</text:p>
          </table:table-cell>
          <table:table-cell table:formula="of:=SUM([.$AK$62:.AK94])" office:value-type="float" office:value="12.75" calcext:value-type="float">
            <text:p>12,75</text:p>
          </table:table-cell>
          <table:table-cell table:formula="of:=1-([.AL94]-ROUNDDOWN([.AL94]))" office:value-type="float" office:value="0.75" calcext:value-type="float">
            <text:p>0,75</text:p>
          </table:table-cell>
          <table:table-cell table:style-name="ce1" table:formula="of:=[.K94]/(5*2*24)" office:value-type="float" office:value="272.25" calcext:value-type="float">
            <text:p>272,25</text:p>
          </table:table-cell>
          <table:table-cell table:style-name="ce1" table:formula="of:=[.L94]/240" office:value-type="float" office:value="276" calcext:value-type="float">
            <text:p>276</text:p>
          </table:table-cell>
          <table:table-cell table:formula="of:=[.AJ94]/3" office:value-type="float" office:value="4.25" calcext:value-type="float">
            <text:p>4,25</text:p>
          </table:table-cell>
          <table:table-cell table:formula="of:=ROUND([.AN9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J95]*[.$K$62]" office:value-type="float" office:value="67320" calcext:value-type="float">
            <text:p>67320</text:p>
          </table:table-cell>
          <table:table-cell table:style-name="ce47" table:formula="of:=[.K95]+120 + 240 + 240 +240" office:value-type="float" office:value="68160" calcext:value-type="float">
            <text:p>68160</text:p>
          </table:table-cell>
          <table:table-cell table:formula="of:=[.K95]+[.AI95]" office:value-type="float" office:value="68112" calcext:value-type="float">
            <text:p>68112</text:p>
          </table:table-cell>
          <table:table-cell table:formula="of:=[.L95]/240" office:value-type="float" office:value="284" calcext:value-type="float">
            <text:p>284</text:p>
          </table:table-cell>
          <table:table-cell table:formula="of:=[.M95]/240" office:value-type="float" office:value="283.8" calcext:value-type="float">
            <text:p>283,8</text:p>
          </table:table-cell>
          <table:table-cell table:formula="of:=ROUNDUP([.O95])" office:value-type="float" office:value="284" calcext:value-type="float">
            <text:p>284</text:p>
          </table:table-cell>
          <table:table-cell table:style-name="ce48" table:formula="of:=[.P95]*240" office:value-type="float" office:value="68160" calcext:value-type="float">
            <text:p>68160</text:p>
          </table:table-cell>
          <table:table-cell table:formula="of:=[.Q95]-[.L95]" office:value-type="float" office:value="0" calcext:value-type="float">
            <text:p>0</text:p>
          </table:table-cell>
          <table:table-cell table:formula="of:=[.L95]/6" office:value-type="float" office:value="11360" calcext:value-type="float">
            <text:p>11360</text:p>
          </table:table-cell>
          <table:table-cell table:formula="of:=[.S95]*90000" office:value-type="float" office:value="1022400000" calcext:value-type="float">
            <text:p>1022400000</text:p>
          </table:table-cell>
          <table:table-cell table:formula="of:=[.T95]/44100" office:value-type="float" office:value="23183.6734693878" calcext:value-type="float">
            <text:p>23183,6734693878</text:p>
          </table:table-cell>
          <table:table-cell table:formula="of:=ROUND([.U95])" office:value-type="float" office:value="23184" calcext:value-type="float">
            <text:p>23184</text:p>
          </table:table-cell>
          <table:table-cell table:formula="of:=[.V95]-[.$V$62]" office:value-type="float" office:value="22449" calcext:value-type="float">
            <text:p>22449</text:p>
          </table:table-cell>
          <table:table-cell table:number-columns-repeated="3"/>
          <table:table-cell table:formula="of:=ROUND([.$Z$69]+[.$Y$93]*[.J95])" office:value-type="float" office:value="23245" calcext:value-type="float">
            <text:p>23245</text:p>
          </table:table-cell>
          <table:table-cell table:formula="of:=[.V95]-[.AA95]" office:value-type="float" office:value="-61" calcext:value-type="float">
            <text:p>-61</text:p>
          </table:table-cell>
          <table:table-cell table:formula="of:=30.81+682.41*[.J95]" office:value-type="float" office:value="23232.75" calcext:value-type="float">
            <text:p>23232,75</text:p>
          </table:table-cell>
          <table:table-cell table:formula="of:=ROUND([.AC95]-[.V95])" office:value-type="float" office:value="49" calcext:value-type="float">
            <text:p>49</text:p>
          </table:table-cell>
          <table:table-cell table:formula="of:=[.V95]-[.AC95]" office:value-type="float" office:value="-48.75" calcext:value-type="float">
            <text:p>-48,75</text:p>
          </table:table-cell>
          <table:table-cell table:formula="of:=[.V95]-[.V94]" office:value-type="float" office:value="653" calcext:value-type="float">
            <text:p>653</text:p>
          </table:table-cell>
          <table:table-cell table:formula="of:=[.AI95]/240" office:value-type="float" office:value="3.3" calcext:value-type="float">
            <text:p>3,3</text:p>
          </table:table-cell>
          <table:table-cell office:value-type="float" office:value="24" calcext:value-type="float">
            <text:p>24</text:p>
          </table:table-cell>
          <table:table-cell table:formula="of:=SUM([.AH$63:.$AH95])" office:value-type="float" office:value="792" calcext:value-type="float">
            <text:p>792</text:p>
          </table:table-cell>
          <table:table-cell table:formula="of:=SUM([.$AK$62:.AK95])" office:value-type="float" office:value="13.25" calcext:value-type="float">
            <text:p>13,25</text:p>
          </table:table-cell>
          <table:table-cell table:formula="of:=1-([.AL95]-ROUNDDOWN([.AL95]))" office:value-type="float" office:value="0.5" calcext:value-type="float">
            <text:p>0,5</text:p>
          </table:table-cell>
          <table:table-cell table:style-name="ce1" table:formula="of:=[.K95]/(5*2*24)" office:value-type="float" office:value="280.5" calcext:value-type="float">
            <text:p>280,5</text:p>
          </table:table-cell>
          <table:table-cell table:style-name="ce1" table:formula="of:=[.L95]/240" office:value-type="float" office:value="284" calcext:value-type="float">
            <text:p>284</text:p>
          </table:table-cell>
          <table:table-cell table:formula="of:=[.AJ95]/3" office:value-type="float" office:value="4.41666666666667" calcext:value-type="float">
            <text:p>4,41666666666667</text:p>
          </table:table-cell>
          <table:table-cell table:formula="of:=ROUND([.AN9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J96]*[.$K$62]" office:value-type="float" office:value="69300" calcext:value-type="float">
            <text:p>69300</text:p>
          </table:table-cell>
          <table:table-cell table:style-name="ce47" table:formula="of:=[.K96]+60 + 240 + 240 +240+240" office:value-type="float" office:value="70320" calcext:value-type="float">
            <text:p>70320</text:p>
          </table:table-cell>
          <table:table-cell table:formula="of:=[.K96]+[.AI96]" office:value-type="float" office:value="70116" calcext:value-type="float">
            <text:p>70116</text:p>
          </table:table-cell>
          <table:table-cell table:formula="of:=[.L96]/240" office:value-type="float" office:value="293" calcext:value-type="float">
            <text:p>293</text:p>
          </table:table-cell>
          <table:table-cell table:formula="of:=[.M96]/240" office:value-type="float" office:value="292.15" calcext:value-type="float">
            <text:p>292,15</text:p>
          </table:table-cell>
          <table:table-cell table:formula="of:=ROUNDUP([.O96])" office:value-type="float" office:value="293" calcext:value-type="float">
            <text:p>293</text:p>
          </table:table-cell>
          <table:table-cell table:style-name="ce48" table:formula="of:=[.P96]*240" office:value-type="float" office:value="70320" calcext:value-type="float">
            <text:p>70320</text:p>
          </table:table-cell>
          <table:table-cell table:formula="of:=[.Q96]-[.L96]" office:value-type="float" office:value="0" calcext:value-type="float">
            <text:p>0</text:p>
          </table:table-cell>
          <table:table-cell table:formula="of:=[.L96]/6" office:value-type="float" office:value="11720" calcext:value-type="float">
            <text:p>11720</text:p>
          </table:table-cell>
          <table:table-cell table:formula="of:=[.S96]*90000" office:value-type="float" office:value="1054800000" calcext:value-type="float">
            <text:p>1054800000</text:p>
          </table:table-cell>
          <table:table-cell table:formula="of:=[.T96]/44100" office:value-type="float" office:value="23918.3673469388" calcext:value-type="float">
            <text:p>23918,3673469388</text:p>
          </table:table-cell>
          <table:table-cell table:formula="of:=ROUND([.U96])" office:value-type="float" office:value="23918" calcext:value-type="float">
            <text:p>23918</text:p>
          </table:table-cell>
          <table:table-cell table:formula="of:=[.V96]-[.$V$62]" office:value-type="float" office:value="23183" calcext:value-type="float">
            <text:p>23183</text:p>
          </table:table-cell>
          <table:table-cell table:number-columns-repeated="3"/>
          <table:table-cell table:formula="of:=ROUND([.$Z$69]+[.$Y$93]*[.J96])" office:value-type="float" office:value="23929" calcext:value-type="float">
            <text:p>23929</text:p>
          </table:table-cell>
          <table:table-cell table:formula="of:=[.V96]-[.AA96]" office:value-type="float" office:value="-11" calcext:value-type="float">
            <text:p>-11</text:p>
          </table:table-cell>
          <table:table-cell table:formula="of:=30.81+682.41*[.J96]" office:value-type="float" office:value="23915.16" calcext:value-type="float">
            <text:p>23915,16</text:p>
          </table:table-cell>
          <table:table-cell table:formula="of:=ROUND([.AC96]-[.V96])" office:value-type="float" office:value="-3" calcext:value-type="float">
            <text:p>-3</text:p>
          </table:table-cell>
          <table:table-cell table:formula="of:=[.V96]-[.AC96]" office:value-type="float" office:value="2.84000000000015" calcext:value-type="float">
            <text:p>2,84000000000015</text:p>
          </table:table-cell>
          <table:table-cell table:formula="of:=[.V96]-[.V95]" office:value-type="float" office:value="734" calcext:value-type="float">
            <text:p>734</text:p>
          </table:table-cell>
          <table:table-cell table:formula="of:=[.AI96]/240"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table:formula="of:=SUM([.AH$63:.$AH96])" office:value-type="float" office:value="816" calcext:value-type="float">
            <text:p>816</text:p>
          </table:table-cell>
          <table:table-cell table:formula="of:=SUM([.$AK$62:.AK96])" office:value-type="float" office:value="13.5" calcext:value-type="float">
            <text:p>13,5</text:p>
          </table:table-cell>
          <table:table-cell table:formula="of:=1-([.AL96]-ROUNDDOWN([.AL96]))" office:value-type="float" office:value="0.25" calcext:value-type="float">
            <text:p>0,25</text:p>
          </table:table-cell>
          <table:table-cell table:style-name="ce1" table:formula="of:=[.K96]/(5*2*24)" office:value-type="float" office:value="288.75" calcext:value-type="float">
            <text:p>288,75</text:p>
          </table:table-cell>
          <table:table-cell table:style-name="ce1" table:formula="of:=[.L96]/240" office:value-type="float" office:value="293" calcext:value-type="float">
            <text:p>293</text:p>
          </table:table-cell>
          <table:table-cell table:formula="of:=[.AJ96]/3" office:value-type="float" office:value="4.5" calcext:value-type="float">
            <text:p>4,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J97]*[.$K$62]" office:value-type="float" office:value="71280" calcext:value-type="float">
            <text:p>71280</text:p>
          </table:table-cell>
          <table:table-cell table:style-name="ce47" table:formula="of:=[.K97]+  240 + 240 +240+240" office:value-type="float" office:value="72240" calcext:value-type="float">
            <text:p>72240</text:p>
          </table:table-cell>
          <table:table-cell table:formula="of:=[.K97]+[.AI97]" office:value-type="float" office:value="72120" calcext:value-type="float">
            <text:p>72120</text:p>
          </table:table-cell>
          <table:table-cell table:formula="of:=[.L97]/240" office:value-type="float" office:value="301" calcext:value-type="float">
            <text:p>301</text:p>
          </table:table-cell>
          <table:table-cell table:formula="of:=[.M97]/240" office:value-type="float" office:value="300.5" calcext:value-type="float">
            <text:p>300,5</text:p>
          </table:table-cell>
          <table:table-cell table:formula="of:=ROUNDUP([.O97])" office:value-type="float" office:value="301" calcext:value-type="float">
            <text:p>301</text:p>
          </table:table-cell>
          <table:table-cell table:style-name="ce48" table:formula="of:=[.P97]*240" office:value-type="float" office:value="72240" calcext:value-type="float">
            <text:p>72240</text:p>
          </table:table-cell>
          <table:table-cell table:formula="of:=[.Q97]-[.L97]" office:value-type="float" office:value="0" calcext:value-type="float">
            <text:p>0</text:p>
          </table:table-cell>
          <table:table-cell table:formula="of:=[.L97]/6" office:value-type="float" office:value="12040" calcext:value-type="float">
            <text:p>12040</text:p>
          </table:table-cell>
          <table:table-cell table:formula="of:=[.S97]*90000" office:value-type="float" office:value="1083600000" calcext:value-type="float">
            <text:p>1083600000</text:p>
          </table:table-cell>
          <table:table-cell table:formula="of:=[.T97]/44100" office:value-type="float" office:value="24571.4285714286" calcext:value-type="float">
            <text:p>24571,4285714286</text:p>
          </table:table-cell>
          <table:table-cell office:value-type="float" office:value="24571" calcext:value-type="float">
            <text:p>24571</text:p>
          </table:table-cell>
          <table:table-cell table:formula="of:=[.V97]-[.$V$62]" office:value-type="float" office:value="23836" calcext:value-type="float">
            <text:p>2383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SUM([.AH$63:.$AH97])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J98]*[.$K$62]" office:value-type="float" office:value="73260" calcext:value-type="float">
            <text:p>73260</text:p>
          </table:table-cell>
          <table:table-cell table:style-name="ce47" table:formula="of:=[.K98]+  180 + 240 +240+240" office:value-type="float" office:value="74160" calcext:value-type="float">
            <text:p>74160</text:p>
          </table:table-cell>
          <table:table-cell table:formula="of:=[.K98]+[.AI98]" office:value-type="float" office:value="74124" calcext:value-type="float">
            <text:p>74124</text:p>
          </table:table-cell>
          <table:table-cell table:formula="of:=[.L98]/240" office:value-type="float" office:value="309" calcext:value-type="float">
            <text:p>309</text:p>
          </table:table-cell>
          <table:table-cell table:formula="of:=[.M98]/240" office:value-type="float" office:value="308.85" calcext:value-type="float">
            <text:p>308,85</text:p>
          </table:table-cell>
          <table:table-cell table:formula="of:=ROUNDUP([.O98])" office:value-type="float" office:value="309" calcext:value-type="float">
            <text:p>309</text:p>
          </table:table-cell>
          <table:table-cell table:style-name="ce48" table:formula="of:=[.P98]*240" office:value-type="float" office:value="74160" calcext:value-type="float">
            <text:p>74160</text:p>
          </table:table-cell>
          <table:table-cell table:formula="of:=[.Q98]-[.L98]" office:value-type="float" office:value="0" calcext:value-type="float">
            <text:p>0</text:p>
          </table:table-cell>
          <table:table-cell table:formula="of:=[.L98]/6" office:value-type="float" office:value="12360" calcext:value-type="float">
            <text:p>12360</text:p>
          </table:table-cell>
          <table:table-cell table:formula="of:=[.S98]*90000" office:value-type="float" office:value="1112400000" calcext:value-type="float">
            <text:p>1112400000</text:p>
          </table:table-cell>
          <table:table-cell table:formula="of:=[.T98]/44100" office:value-type="float" office:value="25224.4897959184" calcext:value-type="float">
            <text:p>25224,489795918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8])"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J99]*[.$K$62]" office:value-type="float" office:value="75240" calcext:value-type="float">
            <text:p>75240</text:p>
          </table:table-cell>
          <table:table-cell table:style-name="ce47" table:formula="of:=[.K99]+  240 + 240 +240+240+120" office:value-type="float" office:value="76320" calcext:value-type="float">
            <text:p>76320</text:p>
          </table:table-cell>
          <table:table-cell table:formula="of:=[.K99]+[.AI99]" office:value-type="float" office:value="76128" calcext:value-type="float">
            <text:p>76128</text:p>
          </table:table-cell>
          <table:table-cell table:formula="of:=[.L99]/240" office:value-type="float" office:value="318" calcext:value-type="float">
            <text:p>318</text:p>
          </table:table-cell>
          <table:table-cell table:formula="of:=[.M99]/240" office:value-type="float" office:value="317.2" calcext:value-type="float">
            <text:p>317,2</text:p>
          </table:table-cell>
          <table:table-cell table:formula="of:=ROUNDUP([.O99])" office:value-type="float" office:value="318" calcext:value-type="float">
            <text:p>318</text:p>
          </table:table-cell>
          <table:table-cell table:style-name="ce48" table:formula="of:=[.P99]*240" office:value-type="float" office:value="76320" calcext:value-type="float">
            <text:p>76320</text:p>
          </table:table-cell>
          <table:table-cell table:formula="of:=[.Q99]-[.L99]" office:value-type="float" office:value="0" calcext:value-type="float">
            <text:p>0</text:p>
          </table:table-cell>
          <table:table-cell table:formula="of:=[.L99]/6" office:value-type="float" office:value="12720" calcext:value-type="float">
            <text:p>12720</text:p>
          </table:table-cell>
          <table:table-cell table:formula="of:=[.S99]*90000" office:value-type="float" office:value="1144800000" calcext:value-type="float">
            <text:p>1144800000</text:p>
          </table:table-cell>
          <table:table-cell table:formula="of:=[.T99]/44100" office:value-type="float" office:value="25959.1836734694" calcext:value-type="float">
            <text:p>25959,183673469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9])"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J100]*[.$K$62]" office:value-type="float" office:value="77220" calcext:value-type="float">
            <text:p>77220</text:p>
          </table:table-cell>
          <table:table-cell table:style-name="ce47" table:formula="of:=[.K100]+  240+ 240 +240+240+60" office:value-type="float" office:value="78240" calcext:value-type="float">
            <text:p>78240</text:p>
          </table:table-cell>
          <table:table-cell table:formula="of:=[.K100]+[.AI100]" office:value-type="float" office:value="78132" calcext:value-type="float">
            <text:p>78132</text:p>
          </table:table-cell>
          <table:table-cell table:formula="of:=[.L100]/240" office:value-type="float" office:value="326" calcext:value-type="float">
            <text:p>326</text:p>
          </table:table-cell>
          <table:table-cell table:formula="of:=[.M100]/240" office:value-type="float" office:value="325.55" calcext:value-type="float">
            <text:p>325,55</text:p>
          </table:table-cell>
          <table:table-cell table:formula="of:=ROUNDUP([.O100])" office:value-type="float" office:value="326" calcext:value-type="float">
            <text:p>326</text:p>
          </table:table-cell>
          <table:table-cell table:style-name="ce48" table:formula="of:=[.P100]*240" office:value-type="float" office:value="78240" calcext:value-type="float">
            <text:p>78240</text:p>
          </table:table-cell>
          <table:table-cell table:formula="of:=[.Q100]-[.L100]" office:value-type="float" office:value="0" calcext:value-type="float">
            <text:p>0</text:p>
          </table:table-cell>
          <table:table-cell table:formula="of:=[.L100]/6" office:value-type="float" office:value="13040" calcext:value-type="float">
            <text:p>13040</text:p>
          </table:table-cell>
          <table:table-cell table:formula="of:=[.S100]*90000" office:value-type="float" office:value="1173600000" calcext:value-type="float">
            <text:p>1173600000</text:p>
          </table:table-cell>
          <table:table-cell table:formula="of:=[.T100]/44100" office:value-type="float" office:value="26612.2448979592" calcext:value-type="float">
            <text:p>26612,244897959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0])"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J101]*[.$K$62]" office:value-type="float" office:value="79200" calcext:value-type="float">
            <text:p>79200</text:p>
          </table:table-cell>
          <table:table-cell table:style-name="ce47" table:formula="of:=[.K101]+   240 +240+240+240" office:value-type="float" office:value="80160" calcext:value-type="float">
            <text:p>80160</text:p>
          </table:table-cell>
          <table:table-cell table:formula="of:=[.K101]+[.AI101]" office:value-type="float" office:value="80136" calcext:value-type="float">
            <text:p>80136</text:p>
          </table:table-cell>
          <table:table-cell table:formula="of:=[.L101]/240" office:value-type="float" office:value="334" calcext:value-type="float">
            <text:p>334</text:p>
          </table:table-cell>
          <table:table-cell table:formula="of:=[.M101]/240" office:value-type="float" office:value="333.9" calcext:value-type="float">
            <text:p>333,9</text:p>
          </table:table-cell>
          <table:table-cell table:formula="of:=ROUNDUP([.O101])" office:value-type="float" office:value="334" calcext:value-type="float">
            <text:p>334</text:p>
          </table:table-cell>
          <table:table-cell table:style-name="ce48" table:formula="of:=[.P101]*240" office:value-type="float" office:value="80160" calcext:value-type="float">
            <text:p>80160</text:p>
          </table:table-cell>
          <table:table-cell table:formula="of:=[.Q101]-[.L101]" office:value-type="float" office:value="0" calcext:value-type="float">
            <text:p>0</text:p>
          </table:table-cell>
          <table:table-cell table:formula="of:=[.L101]/6" office:value-type="float" office:value="13360" calcext:value-type="float">
            <text:p>13360</text:p>
          </table:table-cell>
          <table:table-cell table:formula="of:=[.S101]*90000" office:value-type="float" office:value="1202400000" calcext:value-type="float">
            <text:p>1202400000</text:p>
          </table:table-cell>
          <table:table-cell table:formula="of:=[.T101]/44100" office:value-type="float" office:value="27265.306122449" calcext:value-type="float">
            <text:p>27265,3061224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1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102]*[.$K$62]" office:value-type="float" office:value="81180" calcext:value-type="float">
            <text:p>81180</text:p>
          </table:table-cell>
          <table:table-cell table:style-name="ce47" table:formula="of:=[.K102]+  240 + 240 +240+240+180" office:value-type="float" office:value="82320" calcext:value-type="float">
            <text:p>82320</text:p>
          </table:table-cell>
          <table:table-cell table:formula="of:=[.K102]+[.AI102]" office:value-type="float" office:value="82140" calcext:value-type="float">
            <text:p>82140</text:p>
          </table:table-cell>
          <table:table-cell table:formula="of:=[.L102]/240" office:value-type="float" office:value="343" calcext:value-type="float">
            <text:p>343</text:p>
          </table:table-cell>
          <table:table-cell table:formula="of:=[.M102]/240" office:value-type="float" office:value="342.25" calcext:value-type="float">
            <text:p>342,25</text:p>
          </table:table-cell>
          <table:table-cell table:formula="of:=ROUNDUP([.O102])" office:value-type="float" office:value="343" calcext:value-type="float">
            <text:p>343</text:p>
          </table:table-cell>
          <table:table-cell table:style-name="ce48" table:formula="of:=[.P102]*240" office:value-type="float" office:value="82320" calcext:value-type="float">
            <text:p>82320</text:p>
          </table:table-cell>
          <table:table-cell table:formula="of:=[.Q102]-[.L102]" office:value-type="float" office:value="0" calcext:value-type="float">
            <text:p>0</text:p>
          </table:table-cell>
          <table:table-cell table:formula="of:=[.L102]/6" office:value-type="float" office:value="13720" calcext:value-type="float">
            <text:p>13720</text:p>
          </table:table-cell>
          <table:table-cell table:formula="of:=[.S102]*90000" office:value-type="float" office:value="1234800000" calcext:value-type="float">
            <text:p>1234800000</text:p>
          </table:table-cell>
          <table:table-cell table:formula="of:=[.T102]/44100" office:value-type="float" office:value="28000" calcext:value-type="float">
            <text:p>28000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2])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3]/240" office:value-type="float" office:value="0" calcext:value-type="float">
            <text:p>0</text:p>
          </table:table-cell>
          <table:table-cell table:formula="of:=ROUNDUP([.O103])" office:value-type="float" office:value="0" calcext:value-type="float">
            <text:p>0</text:p>
          </table:table-cell>
          <table:table-cell table:style-name="ce48" table:formula="of:=[.P103]*240" office:value-type="float" office:value="0" calcext:value-type="float">
            <text:p>0</text:p>
          </table:table-cell>
          <table:table-cell table:formula="of:=[.Q103]-[.L103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3])"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4]/240" office:value-type="float" office:value="0" calcext:value-type="float">
            <text:p>0</text:p>
          </table:table-cell>
          <table:table-cell table:formula="of:=ROUNDUP([.O104])" office:value-type="float" office:value="0" calcext:value-type="float">
            <text:p>0</text:p>
          </table:table-cell>
          <table:table-cell table:style-name="ce48" table:formula="of:=[.P104]*240" office:value-type="float" office:value="0" calcext:value-type="float">
            <text:p>0</text:p>
          </table:table-cell>
          <table:table-cell table:formula="of:=[.Q104]-[.L104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4])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105]*[.$K$62]" office:value-type="float" office:value="87120" calcext:value-type="float">
            <text:p>87120</text:p>
          </table:table-cell>
          <table:table-cell table:style-name="ce47" table:formula="of:=[.K105]+  240 + 240 +240+240+240" office:value-type="float" office:value="88320" calcext:value-type="float">
            <text:p>88320</text:p>
          </table:table-cell>
          <table:table-cell table:formula="of:=[.K105]+[.AI105]" office:value-type="float" office:value="87120" calcext:value-type="float">
            <text:p>87120</text:p>
          </table:table-cell>
          <table:table-cell table:formula="of:=[.L105]/240" office:value-type="float" office:value="368" calcext:value-type="float">
            <text:p>368</text:p>
          </table:table-cell>
          <table:table-cell table:formula="of:=[.M105]/240" office:value-type="float" office:value="363" calcext:value-type="float">
            <text:p>363</text:p>
          </table:table-cell>
          <table:table-cell table:formula="of:=ROUNDUP([.O105])" office:value-type="float" office:value="363" calcext:value-type="float">
            <text:p>363</text:p>
          </table:table-cell>
          <table:table-cell table:style-name="ce48" table:formula="of:=[.P105]*240" office:value-type="float" office:value="87120" calcext:value-type="float">
            <text:p>87120</text:p>
          </table:table-cell>
          <table:table-cell table:formula="of:=[.Q105]-[.L105]" office:value-type="float" office:value="-1200" calcext:value-type="float">
            <text:p>-1200</text:p>
          </table:table-cell>
          <table:table-cell table:formula="of:=[.L105]/6" office:value-type="float" office:value="14720" calcext:value-type="float">
            <text:p>14720</text:p>
          </table:table-cell>
          <table:table-cell table:formula="of:=[.S105]*90000" office:value-type="float" office:value="1324800000" calcext:value-type="float">
            <text:p>1324800000</text:p>
          </table:table-cell>
          <table:table-cell table:formula="of:=[.T105]/44100" office:value-type="float" office:value="30040.8163265306" calcext:value-type="float">
            <text:p>30040,8163265306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formula="of:=240/6*90000/44100" office:value-type="float" office:value="81.6326530612245" calcext:value-type="float">
            <text:p>81,63265306122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13" table:number-columns-repeated="14"/>
          <table:table-cell table:style-name="ce22"/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ok </text:p>
          </table:table-cell>
          <table:table-cell table:style-name="ce41" table:number-columns-repeated="10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Add not only 1980 but the true PCM payload taking into account the special case of sector 0 with first packk decrement. Divide by 240 (frame bytes) and round UP to next integer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Then multiply by frame bytes to get size.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PTS is normally rounded (to inferior integer if decimal &lt; 0.5)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/>
          <table:table-cell office:value-type="string" calcext:value-type="string">
            <text:p>Unexplained behviour of frame add. Seems to be persistent and predictable at round frames with +1 at each 8 sector (minimum of bytes befor payload = 1920)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table:number-columns-repeated="1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8"/>
          <table:table-cell table:style-name="ce2" table:number-columns-repeated="14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"/>
          <table:table-cell table:style-name="ce21" table:number-columns-repeated="14"/>
          <table:table-cell table:style-name="ce24"/>
          <table:table-cell table:number-columns-repeated="2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 table:number-rows-repeated="1048453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GRAPHS" table:style-name="ta1">
        <table:shapes>
          <draw:frame draw:z-index="0" draw:style-name="gr1" draw:text-style-name="P1" svg:width="325.18mm" svg:height="220.2mm" svg:x="267.9mm" svg:y="90.84mm">
            <draw:object draw:notify-on-update-of-ranges="GRAPHS.E24:GRAPHS.E58 GRAPHS.F24:GRAPHS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3.67mm" svg:height="298.29mm" svg:x="384.65mm" svg:y="319.81mm">
            <draw:object draw:notify-on-update-of-ranges="GRAPHS.N87:GRAPHS.N121 GRAPHS.O87:GRAPHS.O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29" calcext:value-type="float">
            <text:p>342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16" calcext:value-type="float">
            <text:p>48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9" calcext:value-type="float">
            <text:p>546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510" calcext:value-type="float">
            <text:p>75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45" calcext:value-type="float">
            <text:p>8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898" calcext:value-type="float">
            <text:p>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39" calcext:value-type="float">
            <text:p>109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592" calcext:value-type="float">
            <text:p>115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327" calcext:value-type="float">
            <text:p>123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980" calcext:value-type="float">
            <text:p>1298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3633" calcext:value-type="float">
            <text:p>136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4367" calcext:value-type="float">
            <text:p>143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020" calcext:value-type="float">
            <text:p>150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5673" calcext:value-type="float">
            <text:p>156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6408" calcext:value-type="float">
            <text:p>164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61" calcext:value-type="float">
            <text:p>170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7714" calcext:value-type="float">
            <text:p>177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449" calcext:value-type="float">
            <text:p>184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9102" calcext:value-type="float">
            <text:p>191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37" calcext:value-type="float">
            <text:p>1983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490" calcext:value-type="float">
            <text:p>2049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1143" calcext:value-type="float">
            <text:p>21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878" calcext:value-type="float">
            <text:p>218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531" calcext:value-type="float">
            <text:p>225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184" calcext:value-type="float">
            <text:p>231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3918" calcext:value-type="float">
            <text:p>23918</text:p>
          </table:table-cell>
          <table:table-cell table:number-columns-repeated="9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F87]+180" office:value-type="float" office:value="2160" calcext:value-type="float">
            <text:p>2160</text:p>
          </table:table-cell>
          <table:table-cell table:formula="of:=[.G87]/6" office:value-type="float" office:value="360" calcext:value-type="float">
            <text:p>360</text:p>
          </table:table-cell>
          <table:table-cell table:formula="of:=[.H87]*90000" office:value-type="float" office:value="32400000" calcext:value-type="float">
            <text:p>32400000</text:p>
          </table:table-cell>
          <table:table-cell table:formula="of:=[.I87]/44100" office:value-type="float" office:value="734.69387755102" calcext:value-type="float">
            <text:p>734,69387755102</text:p>
          </table:table-cell>
          <table:table-cell table:formula="of:=ROUND([.J87])"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87]+1980" office:value-type="float" office:value="3960" calcext:value-type="float">
            <text:p>3960</text:p>
          </table:table-cell>
          <table:table-cell table:formula="of:=[.F88]+120" office:value-type="float" office:value="4080" calcext:value-type="float">
            <text:p>4080</text:p>
          </table:table-cell>
          <table:table-cell table:formula="of:=[.G88]/6" office:value-type="float" office:value="680" calcext:value-type="float">
            <text:p>680</text:p>
          </table:table-cell>
          <table:table-cell table:formula="of:=[.H88]*90000" office:value-type="float" office:value="61200000" calcext:value-type="float">
            <text:p>61200000</text:p>
          </table:table-cell>
          <table:table-cell table:formula="of:=[.I88]/44100" office:value-type="float" office:value="1387.75510204082" calcext:value-type="float">
            <text:p>1387,75510204082</text:p>
          </table:table-cell>
          <table:table-cell table:formula="of:=ROUND([.J88])" office:value-type="float" office:value="1388" calcext:value-type="float">
            <text:p>1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88]+1980" office:value-type="float" office:value="5940" calcext:value-type="float">
            <text:p>5940</text:p>
          </table:table-cell>
          <table:table-cell table:formula="of:=[.F89]+60" office:value-type="float" office:value="6000" calcext:value-type="float">
            <text:p>6000</text:p>
          </table:table-cell>
          <table:table-cell table:formula="of:=[.G89]/6" office:value-type="float" office:value="1000" calcext:value-type="float">
            <text:p>1000</text:p>
          </table:table-cell>
          <table:table-cell table:formula="of:=[.H89]*90000" office:value-type="float" office:value="90000000" calcext:value-type="float">
            <text:p>90000000</text:p>
          </table:table-cell>
          <table:table-cell table:formula="of:=[.I89]/44100" office:value-type="float" office:value="2040.81632653061" calcext:value-type="float">
            <text:p>2040,81632653061</text:p>
          </table:table-cell>
          <table:table-cell table:formula="of:=ROUND([.J89])" office:value-type="float" office:value="2041" calcext:value-type="float">
            <text:p>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9]+1980" office:value-type="float" office:value="7920" calcext:value-type="float">
            <text:p>7920</text:p>
          </table:table-cell>
          <table:table-cell table:formula="of:=[.F90]" office:value-type="float" office:value="7920" calcext:value-type="float">
            <text:p>7920</text:p>
          </table:table-cell>
          <table:table-cell table:formula="of:=[.G90]/6" office:value-type="float" office:value="1320" calcext:value-type="float">
            <text:p>1320</text:p>
          </table:table-cell>
          <table:table-cell table:formula="of:=[.H90]*90000" office:value-type="float" office:value="118800000" calcext:value-type="float">
            <text:p>118800000</text:p>
          </table:table-cell>
          <table:table-cell table:formula="of:=[.I90]/44100" office:value-type="float" office:value="2693.87755102041" calcext:value-type="float">
            <text:p>2693,87755102041</text:p>
          </table:table-cell>
          <table:table-cell table:formula="of:=ROUND([.J90])" office:value-type="float" office:value="2694" calcext:value-type="float">
            <text:p>2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90]+1980" office:value-type="float" office:value="9900" calcext:value-type="float">
            <text:p>9900</text:p>
          </table:table-cell>
          <table:table-cell table:formula="of:=[.F91]+180" office:value-type="float" office:value="10080" calcext:value-type="float">
            <text:p>10080</text:p>
          </table:table-cell>
          <table:table-cell table:formula="of:=[.G91]/6" office:value-type="float" office:value="1680" calcext:value-type="float">
            <text:p>1680</text:p>
          </table:table-cell>
          <table:table-cell table:formula="of:=[.H91]*90000" office:value-type="float" office:value="151200000" calcext:value-type="float">
            <text:p>151200000</text:p>
          </table:table-cell>
          <table:table-cell table:formula="of:=[.I91]/44100" office:value-type="float" office:value="3428.57142857143" calcext:value-type="float">
            <text:p>3428,57142857143</text:p>
          </table:table-cell>
          <table:table-cell table:formula="of:=ROUND([.J91])" office:value-type="float" office:value="3429" calcext:value-type="float">
            <text:p>3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91]+1980" office:value-type="float" office:value="11880" calcext:value-type="float">
            <text:p>11880</text:p>
          </table:table-cell>
          <table:table-cell table:formula="of:=[.F92]+120" office:value-type="float" office:value="12000" calcext:value-type="float">
            <text:p>12000</text:p>
          </table:table-cell>
          <table:table-cell table:formula="of:=[.G92]/6" office:value-type="float" office:value="2000" calcext:value-type="float">
            <text:p>2000</text:p>
          </table:table-cell>
          <table:table-cell table:formula="of:=[.H92]*90000" office:value-type="float" office:value="180000000" calcext:value-type="float">
            <text:p>180000000</text:p>
          </table:table-cell>
          <table:table-cell table:formula="of:=[.I92]/44100" office:value-type="float" office:value="4081.63265306122" calcext:value-type="float">
            <text:p>4081,63265306122</text:p>
          </table:table-cell>
          <table:table-cell table:formula="of:=ROUND([.J92])" office:value-type="float" office:value="4082" calcext:value-type="float">
            <text:p>40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2]+1980" office:value-type="float" office:value="13860" calcext:value-type="float">
            <text:p>13860</text:p>
          </table:table-cell>
          <table:table-cell table:formula="of:=[.F93]+60" office:value-type="float" office:value="13920" calcext:value-type="float">
            <text:p>13920</text:p>
          </table:table-cell>
          <table:table-cell table:formula="of:=[.G93]/6" office:value-type="float" office:value="2320" calcext:value-type="float">
            <text:p>2320</text:p>
          </table:table-cell>
          <table:table-cell table:formula="of:=[.H93]*90000" office:value-type="float" office:value="208800000" calcext:value-type="float">
            <text:p>208800000</text:p>
          </table:table-cell>
          <table:table-cell table:formula="of:=[.I93]/44100" office:value-type="float" office:value="4734.69387755102" calcext:value-type="float">
            <text:p>4734,69387755102</text:p>
          </table:table-cell>
          <table:table-cell table:formula="of:=ROUND([.J93])" office:value-type="float" office:value="4735" calcext:value-type="float">
            <text:p>47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93]+1980" office:value-type="float" office:value="15840" calcext:value-type="float">
            <text:p>15840</text:p>
          </table:table-cell>
          <table:table-cell table:formula="of:=[.F94]" office:value-type="float" office:value="15840" calcext:value-type="float">
            <text:p>15840</text:p>
          </table:table-cell>
          <table:table-cell table:formula="of:=[.G94]/6" office:value-type="float" office:value="2640" calcext:value-type="float">
            <text:p>2640</text:p>
          </table:table-cell>
          <table:table-cell table:formula="of:=[.H94]*90000" office:value-type="float" office:value="237600000" calcext:value-type="float">
            <text:p>237600000</text:p>
          </table:table-cell>
          <table:table-cell table:formula="of:=[.I94]/44100" office:value-type="float" office:value="5387.75510204082" calcext:value-type="float">
            <text:p>5387,75510204082</text:p>
          </table:table-cell>
          <table:table-cell table:formula="of:=ROUND([.J94])" office:value-type="float" office:value="5388" calcext:value-type="float">
            <text:p>53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94]+1980" office:value-type="float" office:value="17820" calcext:value-type="float">
            <text:p>17820</text:p>
          </table:table-cell>
          <table:table-cell table:formula="of:=[.F95]+180" office:value-type="float" office:value="18000" calcext:value-type="float">
            <text:p>18000</text:p>
          </table:table-cell>
          <table:table-cell table:formula="of:=[.G95]/6" office:value-type="float" office:value="3000" calcext:value-type="float">
            <text:p>3000</text:p>
          </table:table-cell>
          <table:table-cell table:formula="of:=[.H95]*90000" office:value-type="float" office:value="270000000" calcext:value-type="float">
            <text:p>270000000</text:p>
          </table:table-cell>
          <table:table-cell table:formula="of:=[.I95]/44100" office:value-type="float" office:value="6122.44897959184" calcext:value-type="float">
            <text:p>6122,44897959184</text:p>
          </table:table-cell>
          <table:table-cell table:formula="of:=ROUND([.J95])" office:value-type="float" office:value="6122" calcext:value-type="float">
            <text:p>61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95]+1980" office:value-type="float" office:value="19800" calcext:value-type="float">
            <text:p>19800</text:p>
          </table:table-cell>
          <table:table-cell table:formula="of:=[.F96]+120" office:value-type="float" office:value="19920" calcext:value-type="float">
            <text:p>19920</text:p>
          </table:table-cell>
          <table:table-cell table:formula="of:=[.G96]/6" office:value-type="float" office:value="3320" calcext:value-type="float">
            <text:p>3320</text:p>
          </table:table-cell>
          <table:table-cell table:formula="of:=[.H96]*90000" office:value-type="float" office:value="298800000" calcext:value-type="float">
            <text:p>298800000</text:p>
          </table:table-cell>
          <table:table-cell table:formula="of:=[.I96]/44100" office:value-type="float" office:value="6775.51020408163" calcext:value-type="float">
            <text:p>6775,51020408163</text:p>
          </table:table-cell>
          <table:table-cell table:formula="of:=ROUND([.J96])" office:value-type="float" office:value="6776" calcext:value-type="float">
            <text:p>67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96]+1980" office:value-type="float" office:value="21780" calcext:value-type="float">
            <text:p>21780</text:p>
          </table:table-cell>
          <table:table-cell table:formula="of:=[.F97]+60" office:value-type="float" office:value="21840" calcext:value-type="float">
            <text:p>21840</text:p>
          </table:table-cell>
          <table:table-cell table:formula="of:=[.G97]/6" office:value-type="float" office:value="3640" calcext:value-type="float">
            <text:p>3640</text:p>
          </table:table-cell>
          <table:table-cell table:formula="of:=[.H97]*90000" office:value-type="float" office:value="327600000" calcext:value-type="float">
            <text:p>327600000</text:p>
          </table:table-cell>
          <table:table-cell table:formula="of:=[.I97]/44100" office:value-type="float" office:value="7428.57142857143" calcext:value-type="float">
            <text:p>7428,57142857143</text:p>
          </table:table-cell>
          <table:table-cell table:formula="of:=ROUND([.J97])" office:value-type="float" office:value="7429" calcext:value-type="float">
            <text:p>74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840" calcext:value-type="float">
            <text:p>2184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97]+1980" office:value-type="float" office:value="23760" calcext:value-type="float">
            <text:p>23760</text:p>
          </table:table-cell>
          <table:table-cell table:formula="of:=[.F98]" office:value-type="float" office:value="23760" calcext:value-type="float">
            <text:p>23760</text:p>
          </table:table-cell>
          <table:table-cell table:formula="of:=[.G98]/6" office:value-type="float" office:value="3960" calcext:value-type="float">
            <text:p>3960</text:p>
          </table:table-cell>
          <table:table-cell table:formula="of:=[.H98]*90000" office:value-type="float" office:value="356400000" calcext:value-type="float">
            <text:p>356400000</text:p>
          </table:table-cell>
          <table:table-cell table:formula="of:=[.I98]/44100" office:value-type="float" office:value="8081.63265306122" calcext:value-type="float">
            <text:p>8081,63265306122</text:p>
          </table:table-cell>
          <table:table-cell table:formula="of:=ROUND([.J98])" office:value-type="float" office:value="8082" calcext:value-type="float">
            <text:p>80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98]+1980" office:value-type="float" office:value="25740" calcext:value-type="float">
            <text:p>25740</text:p>
          </table:table-cell>
          <table:table-cell table:formula="of:=[.F99]+180" office:value-type="float" office:value="25920" calcext:value-type="float">
            <text:p>25920</text:p>
          </table:table-cell>
          <table:table-cell table:formula="of:=[.G99]/6" office:value-type="float" office:value="4320" calcext:value-type="float">
            <text:p>4320</text:p>
          </table:table-cell>
          <table:table-cell table:formula="of:=[.H99]*90000" office:value-type="float" office:value="388800000" calcext:value-type="float">
            <text:p>388800000</text:p>
          </table:table-cell>
          <table:table-cell table:formula="of:=[.I99]/44100" office:value-type="float" office:value="8816.32653061224" calcext:value-type="float">
            <text:p>8816,32653061224</text:p>
          </table:table-cell>
          <table:table-cell table:formula="of:=ROUND([.J99])" office:value-type="float" office:value="8816" calcext:value-type="float">
            <text:p>8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99]+1980" office:value-type="float" office:value="27720" calcext:value-type="float">
            <text:p>27720</text:p>
          </table:table-cell>
          <table:table-cell table:formula="of:=[.F100]+120" office:value-type="float" office:value="27840" calcext:value-type="float">
            <text:p>27840</text:p>
          </table:table-cell>
          <table:table-cell table:formula="of:=[.G100]/6" office:value-type="float" office:value="4640" calcext:value-type="float">
            <text:p>4640</text:p>
          </table:table-cell>
          <table:table-cell table:formula="of:=[.H100]*90000" office:value-type="float" office:value="417600000" calcext:value-type="float">
            <text:p>417600000</text:p>
          </table:table-cell>
          <table:table-cell table:formula="of:=[.I100]/44100" office:value-type="float" office:value="9469.38775510204" calcext:value-type="float">
            <text:p>9469,38775510204</text:p>
          </table:table-cell>
          <table:table-cell table:formula="of:=ROUND([.J100])" office:value-type="float" office:value="9469" calcext:value-type="float">
            <text:p>94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00]+1980" office:value-type="float" office:value="29700" calcext:value-type="float">
            <text:p>29700</text:p>
          </table:table-cell>
          <table:table-cell table:formula="of:=[.F101]+60" office:value-type="float" office:value="29760" calcext:value-type="float">
            <text:p>29760</text:p>
          </table:table-cell>
          <table:table-cell table:formula="of:=[.G101]/6" office:value-type="float" office:value="4960" calcext:value-type="float">
            <text:p>4960</text:p>
          </table:table-cell>
          <table:table-cell table:formula="of:=[.H101]*90000" office:value-type="float" office:value="446400000" calcext:value-type="float">
            <text:p>446400000</text:p>
          </table:table-cell>
          <table:table-cell table:formula="of:=[.I101]/44100" office:value-type="float" office:value="10122.4489795918" calcext:value-type="float">
            <text:p>10122,4489795918</text:p>
          </table:table-cell>
          <table:table-cell table:formula="of:=ROUND([.J101])" office:value-type="float" office:value="10122" calcext:value-type="float">
            <text:p>101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01]+1980" office:value-type="float" office:value="31680" calcext:value-type="float">
            <text:p>31680</text:p>
          </table:table-cell>
          <table:table-cell table:formula="of:=[.F102]" office:value-type="float" office:value="31680" calcext:value-type="float">
            <text:p>31680</text:p>
          </table:table-cell>
          <table:table-cell table:formula="of:=[.G102]/6" office:value-type="float" office:value="5280" calcext:value-type="float">
            <text:p>5280</text:p>
          </table:table-cell>
          <table:table-cell table:formula="of:=[.H102]*90000" office:value-type="float" office:value="475200000" calcext:value-type="float">
            <text:p>475200000</text:p>
          </table:table-cell>
          <table:table-cell table:formula="of:=[.I102]/44100" office:value-type="float" office:value="10775.5102040816" calcext:value-type="float">
            <text:p>10775,5102040816</text:p>
          </table:table-cell>
          <table:table-cell table:formula="of:=ROUND([.J102])" office:value-type="float" office:value="10776" calcext:value-type="float">
            <text:p>107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02]+1980" office:value-type="float" office:value="33660" calcext:value-type="float">
            <text:p>33660</text:p>
          </table:table-cell>
          <table:table-cell table:formula="of:=[.F103]+180" office:value-type="float" office:value="33840" calcext:value-type="float">
            <text:p>33840</text:p>
          </table:table-cell>
          <table:table-cell table:formula="of:=[.G103]/6" office:value-type="float" office:value="5640" calcext:value-type="float">
            <text:p>5640</text:p>
          </table:table-cell>
          <table:table-cell table:formula="of:=[.H103]*90000" office:value-type="float" office:value="507600000" calcext:value-type="float">
            <text:p>507600000</text:p>
          </table:table-cell>
          <table:table-cell table:formula="of:=[.I103]/44100" office:value-type="float" office:value="11510.2040816327" calcext:value-type="float">
            <text:p>11510,2040816327</text:p>
          </table:table-cell>
          <table:table-cell table:formula="of:=ROUND([.J103])" office:value-type="float" office:value="11510" calcext:value-type="float">
            <text:p>115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103]+1980" office:value-type="float" office:value="35640" calcext:value-type="float">
            <text:p>35640</text:p>
          </table:table-cell>
          <table:table-cell table:formula="of:=[.F104]+120" office:value-type="float" office:value="35760" calcext:value-type="float">
            <text:p>35760</text:p>
          </table:table-cell>
          <table:table-cell table:formula="of:=[.G104]/6" office:value-type="float" office:value="5960" calcext:value-type="float">
            <text:p>5960</text:p>
          </table:table-cell>
          <table:table-cell table:formula="of:=[.H104]*90000" office:value-type="float" office:value="536400000" calcext:value-type="float">
            <text:p>536400000</text:p>
          </table:table-cell>
          <table:table-cell table:formula="of:=[.I104]/44100" office:value-type="float" office:value="12163.2653061224" calcext:value-type="float">
            <text:p>12163,2653061224</text:p>
          </table:table-cell>
          <table:table-cell table:formula="of:=ROUND([.J104])" office:value-type="float" office:value="12163" calcext:value-type="float">
            <text:p>121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104]+1980" office:value-type="float" office:value="37620" calcext:value-type="float">
            <text:p>37620</text:p>
          </table:table-cell>
          <table:table-cell table:formula="of:=[.F105]+60" office:value-type="float" office:value="37680" calcext:value-type="float">
            <text:p>37680</text:p>
          </table:table-cell>
          <table:table-cell table:formula="of:=[.G105]/6" office:value-type="float" office:value="6280" calcext:value-type="float">
            <text:p>6280</text:p>
          </table:table-cell>
          <table:table-cell table:formula="of:=[.H105]*90000" office:value-type="float" office:value="565200000" calcext:value-type="float">
            <text:p>565200000</text:p>
          </table:table-cell>
          <table:table-cell table:formula="of:=[.I105]/44100" office:value-type="float" office:value="12816.3265306122" calcext:value-type="float">
            <text:p>12816,3265306122</text:p>
          </table:table-cell>
          <table:table-cell table:formula="of:=ROUND([.J105])" office:value-type="float" office:value="12816" calcext:value-type="float">
            <text:p>128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105]+1980" office:value-type="float" office:value="39600" calcext:value-type="float">
            <text:p>39600</text:p>
          </table:table-cell>
          <table:table-cell table:formula="of:=[.F106]" office:value-type="float" office:value="39600" calcext:value-type="float">
            <text:p>39600</text:p>
          </table:table-cell>
          <table:table-cell table:formula="of:=[.G106]/6" office:value-type="float" office:value="6600" calcext:value-type="float">
            <text:p>6600</text:p>
          </table:table-cell>
          <table:table-cell table:formula="of:=[.H106]*90000" office:value-type="float" office:value="594000000" calcext:value-type="float">
            <text:p>594000000</text:p>
          </table:table-cell>
          <table:table-cell table:formula="of:=[.I106]/44100" office:value-type="float" office:value="13469.387755102" calcext:value-type="float">
            <text:p>13469,387755102</text:p>
          </table:table-cell>
          <table:table-cell table:formula="of:=ROUND([.J106])" office:value-type="float" office:value="13469" calcext:value-type="float">
            <text:p>13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106]+1980" office:value-type="float" office:value="41580" calcext:value-type="float">
            <text:p>41580</text:p>
          </table:table-cell>
          <table:table-cell table:formula="of:=[.F107]+180" office:value-type="float" office:value="41760" calcext:value-type="float">
            <text:p>41760</text:p>
          </table:table-cell>
          <table:table-cell table:formula="of:=[.G107]/6" office:value-type="float" office:value="6960" calcext:value-type="float">
            <text:p>6960</text:p>
          </table:table-cell>
          <table:table-cell table:formula="of:=[.H107]*90000" office:value-type="float" office:value="626400000" calcext:value-type="float">
            <text:p>626400000</text:p>
          </table:table-cell>
          <table:table-cell table:formula="of:=[.I107]/44100" office:value-type="float" office:value="14204.0816326531" calcext:value-type="float">
            <text:p>14204,0816326531</text:p>
          </table:table-cell>
          <table:table-cell table:formula="of:=ROUND([.J107])" office:value-type="float" office:value="14204" calcext:value-type="float">
            <text:p>142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107]+1980" office:value-type="float" office:value="43560" calcext:value-type="float">
            <text:p>43560</text:p>
          </table:table-cell>
          <table:table-cell table:formula="of:=[.F108]+120" office:value-type="float" office:value="43680" calcext:value-type="float">
            <text:p>43680</text:p>
          </table:table-cell>
          <table:table-cell table:formula="of:=[.G108]/6" office:value-type="float" office:value="7280" calcext:value-type="float">
            <text:p>7280</text:p>
          </table:table-cell>
          <table:table-cell table:formula="of:=[.H108]*90000" office:value-type="float" office:value="655200000" calcext:value-type="float">
            <text:p>655200000</text:p>
          </table:table-cell>
          <table:table-cell table:formula="of:=[.I108]/44100" office:value-type="float" office:value="14857.1428571429" calcext:value-type="float">
            <text:p>14857,1428571429</text:p>
          </table:table-cell>
          <table:table-cell table:formula="of:=ROUND([.J108])" office:value-type="float" office:value="14857" calcext:value-type="float">
            <text:p>14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680" calcext:value-type="float">
            <text:p>4368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108]+1980" office:value-type="float" office:value="45540" calcext:value-type="float">
            <text:p>45540</text:p>
          </table:table-cell>
          <table:table-cell table:formula="of:=[.F109]+60" office:value-type="float" office:value="45600" calcext:value-type="float">
            <text:p>45600</text:p>
          </table:table-cell>
          <table:table-cell table:formula="of:=[.G109]/6" office:value-type="float" office:value="7600" calcext:value-type="float">
            <text:p>7600</text:p>
          </table:table-cell>
          <table:table-cell table:formula="of:=[.H109]*90000" office:value-type="float" office:value="684000000" calcext:value-type="float">
            <text:p>684000000</text:p>
          </table:table-cell>
          <table:table-cell table:formula="of:=[.I109]/44100" office:value-type="float" office:value="15510.2040816327" calcext:value-type="float">
            <text:p>15510,2040816327</text:p>
          </table:table-cell>
          <table:table-cell table:formula="of:=ROUND([.J109])" office:value-type="float" office:value="15510" calcext:value-type="float">
            <text:p>155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109]+1980" office:value-type="float" office:value="47520" calcext:value-type="float">
            <text:p>47520</text:p>
          </table:table-cell>
          <table:table-cell table:formula="of:=[.F110]" office:value-type="float" office:value="47520" calcext:value-type="float">
            <text:p>47520</text:p>
          </table:table-cell>
          <table:table-cell table:formula="of:=[.G110]/6" office:value-type="float" office:value="7920" calcext:value-type="float">
            <text:p>7920</text:p>
          </table:table-cell>
          <table:table-cell table:formula="of:=[.H110]*90000" office:value-type="float" office:value="712800000" calcext:value-type="float">
            <text:p>712800000</text:p>
          </table:table-cell>
          <table:table-cell table:formula="of:=[.I110]/44100" office:value-type="float" office:value="16163.2653061224" calcext:value-type="float">
            <text:p>16163,2653061224</text:p>
          </table:table-cell>
          <table:table-cell table:formula="of:=ROUND([.J110])" office:value-type="float" office:value="16163" calcext:value-type="float">
            <text:p>16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110]+1980" office:value-type="float" office:value="49500" calcext:value-type="float">
            <text:p>49500</text:p>
          </table:table-cell>
          <table:table-cell table:formula="of:=[.F111]+180" office:value-type="float" office:value="49680" calcext:value-type="float">
            <text:p>49680</text:p>
          </table:table-cell>
          <table:table-cell table:formula="of:=[.G111]/6" office:value-type="float" office:value="8280" calcext:value-type="float">
            <text:p>8280</text:p>
          </table:table-cell>
          <table:table-cell table:formula="of:=[.H111]*90000" office:value-type="float" office:value="745200000" calcext:value-type="float">
            <text:p>745200000</text:p>
          </table:table-cell>
          <table:table-cell table:formula="of:=[.I111]/44100" office:value-type="float" office:value="16897.9591836735" calcext:value-type="float">
            <text:p>16897,9591836735</text:p>
          </table:table-cell>
          <table:table-cell table:formula="of:=ROUND([.J111])" office:value-type="float" office:value="16898" calcext:value-type="float">
            <text:p>168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1]+1980" office:value-type="float" office:value="51480" calcext:value-type="float">
            <text:p>51480</text:p>
          </table:table-cell>
          <table:table-cell table:formula="of:=[.F112]+120" office:value-type="float" office:value="51600" calcext:value-type="float">
            <text:p>51600</text:p>
          </table:table-cell>
          <table:table-cell table:formula="of:=[.G112]/6" office:value-type="float" office:value="8600" calcext:value-type="float">
            <text:p>8600</text:p>
          </table:table-cell>
          <table:table-cell table:formula="of:=[.H112]*90000" office:value-type="float" office:value="774000000" calcext:value-type="float">
            <text:p>774000000</text:p>
          </table:table-cell>
          <table:table-cell table:formula="of:=[.I112]/44100" office:value-type="float" office:value="17551.0204081633" calcext:value-type="float">
            <text:p>17551,0204081633</text:p>
          </table:table-cell>
          <table:table-cell table:formula="of:=ROUND([.J112])" office:value-type="float" office:value="17551" calcext:value-type="float">
            <text:p>175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112]+1980" office:value-type="float" office:value="53460" calcext:value-type="float">
            <text:p>53460</text:p>
          </table:table-cell>
          <table:table-cell table:formula="of:=[.F113]+60" office:value-type="float" office:value="53520" calcext:value-type="float">
            <text:p>53520</text:p>
          </table:table-cell>
          <table:table-cell table:formula="of:=[.G113]/6" office:value-type="float" office:value="8920" calcext:value-type="float">
            <text:p>8920</text:p>
          </table:table-cell>
          <table:table-cell table:formula="of:=[.H113]*90000" office:value-type="float" office:value="802800000" calcext:value-type="float">
            <text:p>802800000</text:p>
          </table:table-cell>
          <table:table-cell table:formula="of:=[.I113]/44100" office:value-type="float" office:value="18204.0816326531" calcext:value-type="float">
            <text:p>18204,0816326531</text:p>
          </table:table-cell>
          <table:table-cell table:formula="of:=ROUND([.J113])" office:value-type="float" office:value="18204" calcext:value-type="float">
            <text:p>182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113]+1980" office:value-type="float" office:value="55440" calcext:value-type="float">
            <text:p>55440</text:p>
          </table:table-cell>
          <table:table-cell table:formula="of:=[.F114]" office:value-type="float" office:value="55440" calcext:value-type="float">
            <text:p>55440</text:p>
          </table:table-cell>
          <table:table-cell table:formula="of:=[.G114]/6" office:value-type="float" office:value="9240" calcext:value-type="float">
            <text:p>9240</text:p>
          </table:table-cell>
          <table:table-cell table:formula="of:=[.H114]*90000" office:value-type="float" office:value="831600000" calcext:value-type="float">
            <text:p>831600000</text:p>
          </table:table-cell>
          <table:table-cell table:formula="of:=[.I114]/44100" office:value-type="float" office:value="18857.1428571429" calcext:value-type="float">
            <text:p>18857,1428571429</text:p>
          </table:table-cell>
          <table:table-cell table:formula="of:=ROUND([.J114])" office:value-type="float" office:value="18857" calcext:value-type="float">
            <text:p>188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114]+1980" office:value-type="float" office:value="57420" calcext:value-type="float">
            <text:p>57420</text:p>
          </table:table-cell>
          <table:table-cell table:formula="of:=[.F115]+180" office:value-type="float" office:value="57600" calcext:value-type="float">
            <text:p>57600</text:p>
          </table:table-cell>
          <table:table-cell table:formula="of:=[.G115]/6" office:value-type="float" office:value="9600" calcext:value-type="float">
            <text:p>9600</text:p>
          </table:table-cell>
          <table:table-cell table:formula="of:=[.H115]*90000" office:value-type="float" office:value="864000000" calcext:value-type="float">
            <text:p>864000000</text:p>
          </table:table-cell>
          <table:table-cell table:formula="of:=[.I115]/44100" office:value-type="float" office:value="19591.8367346939" calcext:value-type="float">
            <text:p>19591,8367346939</text:p>
          </table:table-cell>
          <table:table-cell table:formula="of:=ROUND([.J115])" office:value-type="float" office:value="19592" calcext:value-type="float">
            <text:p>195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115]+1980" office:value-type="float" office:value="59400" calcext:value-type="float">
            <text:p>59400</text:p>
          </table:table-cell>
          <table:table-cell table:formula="of:=[.F116]+120 + 240 + 240 +240" office:value-type="float" office:value="60240" calcext:value-type="float">
            <text:p>60240</text:p>
          </table:table-cell>
          <table:table-cell table:formula="of:=[.G116]/6" office:value-type="float" office:value="10040" calcext:value-type="float">
            <text:p>10040</text:p>
          </table:table-cell>
          <table:table-cell table:formula="of:=[.H116]*90000" office:value-type="float" office:value="903600000" calcext:value-type="float">
            <text:p>903600000</text:p>
          </table:table-cell>
          <table:table-cell table:formula="of:=[.I116]/44100" office:value-type="float" office:value="20489.7959183673" calcext:value-type="float">
            <text:p>20489,7959183673</text:p>
          </table:table-cell>
          <table:table-cell table:formula="of:=ROUND([.J116])" office:value-type="float" office:value="20490" calcext:value-type="float">
            <text:p>204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116]+1980" office:value-type="float" office:value="61380" calcext:value-type="float">
            <text:p>61380</text:p>
          </table:table-cell>
          <table:table-cell table:formula="of:=[.F117]+60 + 240 + 240 +240" office:value-type="float" office:value="62160" calcext:value-type="float">
            <text:p>62160</text:p>
          </table:table-cell>
          <table:table-cell table:formula="of:=[.G117]/6" office:value-type="float" office:value="10360" calcext:value-type="float">
            <text:p>10360</text:p>
          </table:table-cell>
          <table:table-cell table:formula="of:=[.H117]*90000" office:value-type="float" office:value="932400000" calcext:value-type="float">
            <text:p>932400000</text:p>
          </table:table-cell>
          <table:table-cell table:formula="of:=[.I117]/44100" office:value-type="float" office:value="21142.8571428571" calcext:value-type="float">
            <text:p>21142,8571428571</text:p>
          </table:table-cell>
          <table:table-cell table:formula="of:=ROUND([.J117])" office:value-type="float" office:value="21143" calcext:value-type="float">
            <text:p>2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160" calcext:value-type="float">
            <text:p>6216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17]+1980" office:value-type="float" office:value="63360" calcext:value-type="float">
            <text:p>63360</text:p>
          </table:table-cell>
          <table:table-cell table:formula="of:=[.F118]+240 + 240 + 240 +240" office:value-type="float" office:value="64320" calcext:value-type="float">
            <text:p>64320</text:p>
          </table:table-cell>
          <table:table-cell table:formula="of:=[.G118]/6" office:value-type="float" office:value="10720" calcext:value-type="float">
            <text:p>10720</text:p>
          </table:table-cell>
          <table:table-cell table:formula="of:=[.H118]*90000" office:value-type="float" office:value="964800000" calcext:value-type="float">
            <text:p>964800000</text:p>
          </table:table-cell>
          <table:table-cell table:formula="of:=[.I118]/44100" office:value-type="float" office:value="21877.5510204082" calcext:value-type="float">
            <text:p>21877,5510204082</text:p>
          </table:table-cell>
          <table:table-cell table:formula="of:=ROUND([.J118])" office:value-type="float" office:value="21878" calcext:value-type="float">
            <text:p>218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118]+1980" office:value-type="float" office:value="65340" calcext:value-type="float">
            <text:p>65340</text:p>
          </table:table-cell>
          <table:table-cell table:formula="of:=[.F119]+180 + 240 + 240 +240" office:value-type="float" office:value="66240" calcext:value-type="float">
            <text:p>66240</text:p>
          </table:table-cell>
          <table:table-cell table:formula="of:=[.G119]/6" office:value-type="float" office:value="11040" calcext:value-type="float">
            <text:p>11040</text:p>
          </table:table-cell>
          <table:table-cell table:formula="of:=[.H119]*90000" office:value-type="float" office:value="993600000" calcext:value-type="float">
            <text:p>993600000</text:p>
          </table:table-cell>
          <table:table-cell table:formula="of:=[.I119]/44100" office:value-type="float" office:value="22530.612244898" calcext:value-type="float">
            <text:p>22530,612244898</text:p>
          </table:table-cell>
          <table:table-cell table:formula="of:=ROUND([.J119])" office:value-type="float" office:value="22531" calcext:value-type="float">
            <text:p>22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119]+1980" office:value-type="float" office:value="67320" calcext:value-type="float">
            <text:p>67320</text:p>
          </table:table-cell>
          <table:table-cell table:formula="of:=[.F120]+120 + 240 + 240 +240" office:value-type="float" office:value="68160" calcext:value-type="float">
            <text:p>68160</text:p>
          </table:table-cell>
          <table:table-cell table:formula="of:=[.G120]/6" office:value-type="float" office:value="11360" calcext:value-type="float">
            <text:p>11360</text:p>
          </table:table-cell>
          <table:table-cell table:formula="of:=[.H120]*90000" office:value-type="float" office:value="1022400000" calcext:value-type="float">
            <text:p>1022400000</text:p>
          </table:table-cell>
          <table:table-cell table:formula="of:=[.I120]/44100" office:value-type="float" office:value="23183.6734693878" calcext:value-type="float">
            <text:p>23183,6734693878</text:p>
          </table:table-cell>
          <table:table-cell table:formula="of:=ROUND([.J120])" office:value-type="float" office:value="23184" calcext:value-type="float">
            <text:p>23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120]+1980" office:value-type="float" office:value="69300" calcext:value-type="float">
            <text:p>69300</text:p>
          </table:table-cell>
          <table:table-cell table:formula="of:=[.F121]+60 + 240 + 240 +240+240" office:value-type="float" office:value="70320" calcext:value-type="float">
            <text:p>70320</text:p>
          </table:table-cell>
          <table:table-cell table:formula="of:=[.G121]/6" office:value-type="float" office:value="11720" calcext:value-type="float">
            <text:p>11720</text:p>
          </table:table-cell>
          <table:table-cell table:formula="of:=[.H121]*90000" office:value-type="float" office:value="1054800000" calcext:value-type="float">
            <text:p>1054800000</text:p>
          </table:table-cell>
          <table:table-cell table:formula="of:=[.I121]/44100" office:value-type="float" office:value="23918.3673469388" calcext:value-type="float">
            <text:p>23918,3673469388</text:p>
          </table:table-cell>
          <table:table-cell table:formula="of:=ROUND([.J121])" office:value-type="float" office:value="23918" calcext:value-type="float">
            <text:p>239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320" calcext:value-type="float">
            <text:p>70320</text:p>
          </table:table-cell>
        </table:table-row>
      </table:table>
      <table:table table:name="SCR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" calcext:value-type="float">
            <text:p>202040</text:p>
          </table:table-cell>
          <table:table-cell office:value-type="float" office:value="1980" calcext:value-type="float">
            <text:p>1980</text:p>
          </table:table-cell>
          <table:table-cell table:formula="of:=[.C1]*300*90000" office:value-type="float" office:value="53460000000" calcext:value-type="float">
            <text:p>53460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]/[.E1]" office:value-type="float" office:value="202040.816326531" calcext:value-type="float">
            <text:p>202040,816326531</text:p>
          </table:table-cell>
          <table:table-cell table:formula="of:=ROUNDDOWN([.F1])" office:value-type="float" office:value="202040" calcext:value-type="float">
            <text:p>202040</text:p>
          </table:table-cell>
          <table:table-cell table:formula="of:=[.F1]" office:value-type="float" office:value="202040.816326531" calcext:value-type="float">
            <text:p>202040,816326531</text:p>
          </table:table-cell>
          <table:table-cell table:formula="of:=ROUNDDOWN([.H1])" office:value-type="float" office:value="202040" calcext:value-type="float">
            <text:p>202040</text:p>
          </table:table-cell>
          <table:table-cell table:formula="of:=[.I1]-[.B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30" calcext:value-type="float">
            <text:p>406530</text:p>
          </table:table-cell>
          <table:table-cell office:value-type="float" office:value="2004" calcext:value-type="float">
            <text:p>2004</text:p>
          </table:table-cell>
          <table:table-cell table:formula="of:=[.C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]/[.E2]" office:value-type="float" office:value="204489.795918367" calcext:value-type="float">
            <text:p>204489,795918367</text:p>
          </table:table-cell>
          <table:table-cell table:formula="of:=ROUND([.F2])" office:value-type="float" office:value="204490" calcext:value-type="float">
            <text:p>204490</text:p>
          </table:table-cell>
          <table:table-cell table:formula="of:=[.F2]+[.H1]" office:value-type="float" office:value="406530.612244898" calcext:value-type="float">
            <text:p>406530,612244898</text:p>
          </table:table-cell>
          <table:table-cell table:formula="of:=ROUNDDOWN([.H2])" office:value-type="float" office:value="406530" calcext:value-type="float">
            <text:p>406530</text:p>
          </table:table-cell>
          <table:table-cell table:formula="of:=[.I2]-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1020" calcext:value-type="float">
            <text:p>611020</text:p>
          </table:table-cell>
          <table:table-cell office:value-type="float" office:value="2004" calcext:value-type="float">
            <text:p>2004</text:p>
          </table:table-cell>
          <table:table-cell table:formula="of:=[.C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]/[.E3]" office:value-type="float" office:value="204489.795918367" calcext:value-type="float">
            <text:p>204489,795918367</text:p>
          </table:table-cell>
          <table:table-cell table:formula="of:=ROUND([.F3])" office:value-type="float" office:value="204490" calcext:value-type="float">
            <text:p>204490</text:p>
          </table:table-cell>
          <table:table-cell table:formula="of:=[.F3]+[.H2]" office:value-type="float" office:value="611020.408163265" calcext:value-type="float">
            <text:p>611020,408163265</text:p>
          </table:table-cell>
          <table:table-cell table:formula="of:=ROUNDDOWN([.H3])" office:value-type="float" office:value="611020" calcext:value-type="float">
            <text:p>611020</text:p>
          </table:table-cell>
          <table:table-cell table:formula="of:=[.I3]-[.B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5510" calcext:value-type="float">
            <text:p>815510</text:p>
          </table:table-cell>
          <table:table-cell office:value-type="float" office:value="2004" calcext:value-type="float">
            <text:p>2004</text:p>
          </table:table-cell>
          <table:table-cell table:formula="of:=[.C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]/[.E4]" office:value-type="float" office:value="204489.795918367" calcext:value-type="float">
            <text:p>204489,795918367</text:p>
          </table:table-cell>
          <table:table-cell table:formula="of:=ROUND([.F4])" office:value-type="float" office:value="204490" calcext:value-type="float">
            <text:p>204490</text:p>
          </table:table-cell>
          <table:table-cell table:formula="of:=[.F4]+[.H3]" office:value-type="float" office:value="815510.204081633" calcext:value-type="float">
            <text:p>815510,204081633</text:p>
          </table:table-cell>
          <table:table-cell table:formula="of:=ROUNDDOWN([.H4])" office:value-type="float" office:value="815510" calcext:value-type="float">
            <text:p>815510</text:p>
          </table:table-cell>
          <table:table-cell table:formula="of:=[.I4]-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2004" calcext:value-type="float">
            <text:p>2004</text:p>
          </table:table-cell>
          <table:table-cell table:formula="of:=[.C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]/[.E5]" office:value-type="float" office:value="204489.795918367" calcext:value-type="float">
            <text:p>204489,795918367</text:p>
          </table:table-cell>
          <table:table-cell table:formula="of:=ROUND([.F5])" office:value-type="float" office:value="204490" calcext:value-type="float">
            <text:p>204490</text:p>
          </table:table-cell>
          <table:table-cell table:formula="of:=[.F5]+[.H4]" office:value-type="float" office:value="1020000" calcext:value-type="float">
            <text:p>1020000</text:p>
          </table:table-cell>
          <table:table-cell table:formula="of:=ROUNDDOWN([.H5])" office:value-type="float" office:value="1020000" calcext:value-type="float">
            <text:p>1020000</text:p>
          </table:table-cell>
          <table:table-cell table:formula="of:=[.I5]-[.B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489" calcext:value-type="float">
            <text:p>1224489</text:p>
          </table:table-cell>
          <table:table-cell office:value-type="float" office:value="2004" calcext:value-type="float">
            <text:p>2004</text:p>
          </table:table-cell>
          <table:table-cell table:formula="of:=[.C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]/[.E6]" office:value-type="float" office:value="204489.795918367" calcext:value-type="float">
            <text:p>204489,795918367</text:p>
          </table:table-cell>
          <table:table-cell table:formula="of:=ROUND([.F6])" office:value-type="float" office:value="204490" calcext:value-type="float">
            <text:p>204490</text:p>
          </table:table-cell>
          <table:table-cell table:formula="of:=[.F6]+[.H5]" office:value-type="float" office:value="1224489.79591837" calcext:value-type="float">
            <text:p>1224489,79591837</text:p>
          </table:table-cell>
          <table:table-cell table:formula="of:=ROUNDDOWN([.H6])" office:value-type="float" office:value="1224489" calcext:value-type="float">
            <text:p>1224489</text:p>
          </table:table-cell>
          <table:table-cell table:formula="of:=[.I6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979" calcext:value-type="float">
            <text:p>1428979</text:p>
          </table:table-cell>
          <table:table-cell office:value-type="float" office:value="2004" calcext:value-type="float">
            <text:p>2004</text:p>
          </table:table-cell>
          <table:table-cell table:formula="of:=[.C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]/[.E7]" office:value-type="float" office:value="204489.795918367" calcext:value-type="float">
            <text:p>204489,795918367</text:p>
          </table:table-cell>
          <table:table-cell table:formula="of:=ROUND([.F7])" office:value-type="float" office:value="204490" calcext:value-type="float">
            <text:p>204490</text:p>
          </table:table-cell>
          <table:table-cell table:formula="of:=[.F7]+[.H6]" office:value-type="float" office:value="1428979.59183673" calcext:value-type="float">
            <text:p>1428979,59183673</text:p>
          </table:table-cell>
          <table:table-cell table:formula="of:=ROUNDDOWN([.H7])" office:value-type="float" office:value="1428979" calcext:value-type="float">
            <text:p>1428979</text:p>
          </table:table-cell>
          <table:table-cell table:formula="of:=[.I7]-[.B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69" calcext:value-type="float">
            <text:p>1633469</text:p>
          </table:table-cell>
          <table:table-cell office:value-type="float" office:value="2004" calcext:value-type="float">
            <text:p>2004</text:p>
          </table:table-cell>
          <table:table-cell table:formula="of:=[.C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]/[.E8]" office:value-type="float" office:value="204489.795918367" calcext:value-type="float">
            <text:p>204489,795918367</text:p>
          </table:table-cell>
          <table:table-cell table:formula="of:=ROUND([.F8])" office:value-type="float" office:value="204490" calcext:value-type="float">
            <text:p>204490</text:p>
          </table:table-cell>
          <table:table-cell table:formula="of:=[.F8]+[.H7]" office:value-type="float" office:value="1633469.3877551" calcext:value-type="float">
            <text:p>1633469,3877551</text:p>
          </table:table-cell>
          <table:table-cell table:formula="of:=ROUNDDOWN([.H8])" office:value-type="float" office:value="1633469" calcext:value-type="float">
            <text:p>1633469</text:p>
          </table:table-cell>
          <table:table-cell table:formula="of:=[.I8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7959" calcext:value-type="float">
            <text:p>1837959</text:p>
          </table:table-cell>
          <table:table-cell office:value-type="float" office:value="2004" calcext:value-type="float">
            <text:p>2004</text:p>
          </table:table-cell>
          <table:table-cell table:formula="of:=[.C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]/[.E9]" office:value-type="float" office:value="204489.795918367" calcext:value-type="float">
            <text:p>204489,795918367</text:p>
          </table:table-cell>
          <table:table-cell table:formula="of:=ROUND([.F9])" office:value-type="float" office:value="204490" calcext:value-type="float">
            <text:p>204490</text:p>
          </table:table-cell>
          <table:table-cell table:formula="of:=[.F9]+[.H8]" office:value-type="float" office:value="1837959.18367347" calcext:value-type="float">
            <text:p>1837959,18367347</text:p>
          </table:table-cell>
          <table:table-cell table:formula="of:=ROUNDDOWN([.H9])" office:value-type="float" office:value="1837959" calcext:value-type="float">
            <text:p>1837959</text:p>
          </table:table-cell>
          <table:table-cell table:formula="of:=[.I9]-[.B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2448" calcext:value-type="float">
            <text:p>2042448</text:p>
          </table:table-cell>
          <table:table-cell office:value-type="float" office:value="2004" calcext:value-type="float">
            <text:p>2004</text:p>
          </table:table-cell>
          <table:table-cell table:formula="of:=[.C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]/[.E10]" office:value-type="float" office:value="204489.795918367" calcext:value-type="float">
            <text:p>204489,795918367</text:p>
          </table:table-cell>
          <table:table-cell table:formula="of:=ROUND([.F10])" office:value-type="float" office:value="204490" calcext:value-type="float">
            <text:p>204490</text:p>
          </table:table-cell>
          <table:table-cell table:formula="of:=[.F10]+[.H9]" office:value-type="float" office:value="2042448.97959184" calcext:value-type="float">
            <text:p>2042448,97959184</text:p>
          </table:table-cell>
          <table:table-cell table:formula="of:=ROUNDDOWN([.H10])" office:value-type="float" office:value="2042448" calcext:value-type="float">
            <text:p>2042448</text:p>
          </table:table-cell>
          <table:table-cell table:formula="of:=[.I10]-[.B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6938" calcext:value-type="float">
            <text:p>2246938</text:p>
          </table:table-cell>
          <table:table-cell office:value-type="float" office:value="2004" calcext:value-type="float">
            <text:p>2004</text:p>
          </table:table-cell>
          <table:table-cell table:formula="of:=[.C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]/[.E11]" office:value-type="float" office:value="204489.795918367" calcext:value-type="float">
            <text:p>204489,795918367</text:p>
          </table:table-cell>
          <table:table-cell table:formula="of:=ROUND([.F11])" office:value-type="float" office:value="204490" calcext:value-type="float">
            <text:p>204490</text:p>
          </table:table-cell>
          <table:table-cell table:formula="of:=[.F11]+[.H10]" office:value-type="float" office:value="2246938.7755102" calcext:value-type="float">
            <text:p>2246938,7755102</text:p>
          </table:table-cell>
          <table:table-cell table:formula="of:=ROUNDDOWN([.H11])" office:value-type="float" office:value="2246938" calcext:value-type="float">
            <text:p>2246938</text:p>
          </table:table-cell>
          <table:table-cell table:formula="of:=[.I11]-[.B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1428" calcext:value-type="float">
            <text:p>2451428</text:p>
          </table:table-cell>
          <table:table-cell office:value-type="float" office:value="2004" calcext:value-type="float">
            <text:p>2004</text:p>
          </table:table-cell>
          <table:table-cell table:formula="of:=[.C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]/[.E12]" office:value-type="float" office:value="204489.795918367" calcext:value-type="float">
            <text:p>204489,795918367</text:p>
          </table:table-cell>
          <table:table-cell table:formula="of:=ROUND([.F12])" office:value-type="float" office:value="204490" calcext:value-type="float">
            <text:p>204490</text:p>
          </table:table-cell>
          <table:table-cell table:formula="of:=[.F12]+[.H11]" office:value-type="float" office:value="2451428.57142857" calcext:value-type="float">
            <text:p>2451428,57142857</text:p>
          </table:table-cell>
          <table:table-cell table:formula="of:=ROUNDDOWN([.H12])" office:value-type="float" office:value="2451428" calcext:value-type="float">
            <text:p>2451428</text:p>
          </table:table-cell>
          <table:table-cell table:formula="of:=[.I12]-[.B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918" calcext:value-type="float">
            <text:p>2655918</text:p>
          </table:table-cell>
          <table:table-cell office:value-type="float" office:value="2004" calcext:value-type="float">
            <text:p>2004</text:p>
          </table:table-cell>
          <table:table-cell table:formula="of:=[.C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]/[.E13]" office:value-type="float" office:value="204489.795918367" calcext:value-type="float">
            <text:p>204489,795918367</text:p>
          </table:table-cell>
          <table:table-cell table:formula="of:=ROUND([.F13])" office:value-type="float" office:value="204490" calcext:value-type="float">
            <text:p>204490</text:p>
          </table:table-cell>
          <table:table-cell table:formula="of:=[.F13]+[.H12]" office:value-type="float" office:value="2655918.36734694" calcext:value-type="float">
            <text:p>2655918,36734694</text:p>
          </table:table-cell>
          <table:table-cell table:formula="of:=ROUNDDOWN([.H13])" office:value-type="float" office:value="2655918" calcext:value-type="float">
            <text:p>2655918</text:p>
          </table:table-cell>
          <table:table-cell table:formula="of:=[.I13]-[.B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60408" calcext:value-type="float">
            <text:p>2860408</text:p>
          </table:table-cell>
          <table:table-cell office:value-type="float" office:value="2004" calcext:value-type="float">
            <text:p>2004</text:p>
          </table:table-cell>
          <table:table-cell table:formula="of:=[.C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]/[.E14]" office:value-type="float" office:value="204489.795918367" calcext:value-type="float">
            <text:p>204489,795918367</text:p>
          </table:table-cell>
          <table:table-cell table:formula="of:=ROUND([.F14])" office:value-type="float" office:value="204490" calcext:value-type="float">
            <text:p>204490</text:p>
          </table:table-cell>
          <table:table-cell table:formula="of:=[.F14]+[.H13]" office:value-type="float" office:value="2860408.16326531" calcext:value-type="float">
            <text:p>2860408,16326531</text:p>
          </table:table-cell>
          <table:table-cell table:formula="of:=ROUNDDOWN([.H14])" office:value-type="float" office:value="2860408" calcext:value-type="float">
            <text:p>2860408</text:p>
          </table:table-cell>
          <table:table-cell table:formula="of:=[.I14]-[.B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4897" calcext:value-type="float">
            <text:p>3064897</text:p>
          </table:table-cell>
          <table:table-cell office:value-type="float" office:value="2004" calcext:value-type="float">
            <text:p>2004</text:p>
          </table:table-cell>
          <table:table-cell table:formula="of:=[.C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]/[.E15]" office:value-type="float" office:value="204489.795918367" calcext:value-type="float">
            <text:p>204489,795918367</text:p>
          </table:table-cell>
          <table:table-cell table:formula="of:=ROUND([.F15])" office:value-type="float" office:value="204490" calcext:value-type="float">
            <text:p>204490</text:p>
          </table:table-cell>
          <table:table-cell table:formula="of:=[.F15]+[.H14]" office:value-type="float" office:value="3064897.95918367" calcext:value-type="float">
            <text:p>3064897,95918367</text:p>
          </table:table-cell>
          <table:table-cell table:formula="of:=ROUNDDOWN([.H15])" office:value-type="float" office:value="3064897" calcext:value-type="float">
            <text:p>3064897</text:p>
          </table:table-cell>
          <table:table-cell table:formula="of:=[.I15]-[.B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387" calcext:value-type="float">
            <text:p>3269387</text:p>
          </table:table-cell>
          <table:table-cell office:value-type="float" office:value="2004" calcext:value-type="float">
            <text:p>2004</text:p>
          </table:table-cell>
          <table:table-cell table:formula="of:=[.C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]/[.E16]" office:value-type="float" office:value="204489.795918367" calcext:value-type="float">
            <text:p>204489,795918367</text:p>
          </table:table-cell>
          <table:table-cell table:formula="of:=ROUND([.F16])" office:value-type="float" office:value="204490" calcext:value-type="float">
            <text:p>204490</text:p>
          </table:table-cell>
          <table:table-cell table:formula="of:=[.F16]+[.H15]" office:value-type="float" office:value="3269387.75510204" calcext:value-type="float">
            <text:p>3269387,75510204</text:p>
          </table:table-cell>
          <table:table-cell table:formula="of:=ROUNDDOWN([.H16])" office:value-type="float" office:value="3269387" calcext:value-type="float">
            <text:p>3269387</text:p>
          </table:table-cell>
          <table:table-cell table:formula="of:=[.I16]-[.B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3877" calcext:value-type="float">
            <text:p>3473877</text:p>
          </table:table-cell>
          <table:table-cell office:value-type="float" office:value="2004" calcext:value-type="float">
            <text:p>2004</text:p>
          </table:table-cell>
          <table:table-cell table:formula="of:=[.C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]/[.E17]" office:value-type="float" office:value="204489.795918367" calcext:value-type="float">
            <text:p>204489,795918367</text:p>
          </table:table-cell>
          <table:table-cell table:formula="of:=ROUND([.F17])" office:value-type="float" office:value="204490" calcext:value-type="float">
            <text:p>204490</text:p>
          </table:table-cell>
          <table:table-cell table:formula="of:=[.F17]+[.H16]" office:value-type="float" office:value="3473877.55102041" calcext:value-type="float">
            <text:p>3473877,55102041</text:p>
          </table:table-cell>
          <table:table-cell table:formula="of:=ROUNDDOWN([.H17])" office:value-type="float" office:value="3473877" calcext:value-type="float">
            <text:p>3473877</text:p>
          </table:table-cell>
          <table:table-cell table:formula="of:=[.I17]-[.B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367" calcext:value-type="float">
            <text:p>3678367</text:p>
          </table:table-cell>
          <table:table-cell office:value-type="float" office:value="2004" calcext:value-type="float">
            <text:p>2004</text:p>
          </table:table-cell>
          <table:table-cell table:formula="of:=[.C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]/[.E18]" office:value-type="float" office:value="204489.795918367" calcext:value-type="float">
            <text:p>204489,795918367</text:p>
          </table:table-cell>
          <table:table-cell table:formula="of:=ROUND([.F18])" office:value-type="float" office:value="204490" calcext:value-type="float">
            <text:p>204490</text:p>
          </table:table-cell>
          <table:table-cell table:formula="of:=[.F18]+[.H17]" office:value-type="float" office:value="3678367.34693878" calcext:value-type="float">
            <text:p>3678367,34693878</text:p>
          </table:table-cell>
          <table:table-cell table:formula="of:=ROUNDDOWN([.H18])" office:value-type="float" office:value="3678367" calcext:value-type="float">
            <text:p>3678367</text:p>
          </table:table-cell>
          <table:table-cell table:formula="of:=[.I18]-[.B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82857" calcext:value-type="float">
            <text:p>3882857</text:p>
          </table:table-cell>
          <table:table-cell office:value-type="float" office:value="2004" calcext:value-type="float">
            <text:p>2004</text:p>
          </table:table-cell>
          <table:table-cell table:formula="of:=[.C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]/[.E19]" office:value-type="float" office:value="204489.795918367" calcext:value-type="float">
            <text:p>204489,795918367</text:p>
          </table:table-cell>
          <table:table-cell table:formula="of:=ROUND([.F19])" office:value-type="float" office:value="204490" calcext:value-type="float">
            <text:p>204490</text:p>
          </table:table-cell>
          <table:table-cell table:formula="of:=[.F19]+[.H18]" office:value-type="float" office:value="3882857.14285714" calcext:value-type="float">
            <text:p>3882857,14285714</text:p>
          </table:table-cell>
          <table:table-cell table:formula="of:=ROUNDDOWN([.H19])" office:value-type="float" office:value="3882857" calcext:value-type="float">
            <text:p>3882857</text:p>
          </table:table-cell>
          <table:table-cell table:formula="of:=[.I19]-[.B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346" calcext:value-type="float">
            <text:p>4087346</text:p>
          </table:table-cell>
          <table:table-cell office:value-type="float" office:value="2004" calcext:value-type="float">
            <text:p>2004</text:p>
          </table:table-cell>
          <table:table-cell table:formula="of:=[.C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]/[.E20]" office:value-type="float" office:value="204489.795918367" calcext:value-type="float">
            <text:p>204489,795918367</text:p>
          </table:table-cell>
          <table:table-cell table:formula="of:=ROUND([.F20])" office:value-type="float" office:value="204490" calcext:value-type="float">
            <text:p>204490</text:p>
          </table:table-cell>
          <table:table-cell table:formula="of:=[.F20]+[.H19]" office:value-type="float" office:value="4087346.93877551" calcext:value-type="float">
            <text:p>4087346,93877551</text:p>
          </table:table-cell>
          <table:table-cell table:formula="of:=ROUNDDOWN([.H20])" office:value-type="float" office:value="4087346" calcext:value-type="float">
            <text:p>4087346</text:p>
          </table:table-cell>
          <table:table-cell table:formula="of:=[.I20]-[.B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1836" calcext:value-type="float">
            <text:p>4291836</text:p>
          </table:table-cell>
          <table:table-cell office:value-type="float" office:value="2004" calcext:value-type="float">
            <text:p>2004</text:p>
          </table:table-cell>
          <table:table-cell table:formula="of:=[.C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]/[.E21]" office:value-type="float" office:value="204489.795918367" calcext:value-type="float">
            <text:p>204489,795918367</text:p>
          </table:table-cell>
          <table:table-cell table:formula="of:=ROUND([.F21])" office:value-type="float" office:value="204490" calcext:value-type="float">
            <text:p>204490</text:p>
          </table:table-cell>
          <table:table-cell table:formula="of:=[.F21]+[.H20]" office:value-type="float" office:value="4291836.73469388" calcext:value-type="float">
            <text:p>4291836,73469388</text:p>
          </table:table-cell>
          <table:table-cell table:formula="of:=ROUNDDOWN([.H21])" office:value-type="float" office:value="4291836" calcext:value-type="float">
            <text:p>4291836</text:p>
          </table:table-cell>
          <table:table-cell table:formula="of:=[.I21]-[.B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6326" calcext:value-type="float">
            <text:p>4496326</text:p>
          </table:table-cell>
          <table:table-cell office:value-type="float" office:value="2004" calcext:value-type="float">
            <text:p>2004</text:p>
          </table:table-cell>
          <table:table-cell table:formula="of:=[.C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]/[.E22]" office:value-type="float" office:value="204489.795918367" calcext:value-type="float">
            <text:p>204489,795918367</text:p>
          </table:table-cell>
          <table:table-cell table:formula="of:=ROUND([.F22])" office:value-type="float" office:value="204490" calcext:value-type="float">
            <text:p>204490</text:p>
          </table:table-cell>
          <table:table-cell table:formula="of:=[.F22]+[.H21]" office:value-type="float" office:value="4496326.53061225" calcext:value-type="float">
            <text:p>4496326,53061225</text:p>
          </table:table-cell>
          <table:table-cell table:formula="of:=ROUNDDOWN([.H22])" office:value-type="float" office:value="4496326" calcext:value-type="float">
            <text:p>4496326</text:p>
          </table:table-cell>
          <table:table-cell table:formula="of:=[.I22]-[.B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816" calcext:value-type="float">
            <text:p>4700816</text:p>
          </table:table-cell>
          <table:table-cell office:value-type="float" office:value="2004" calcext:value-type="float">
            <text:p>2004</text:p>
          </table:table-cell>
          <table:table-cell table:formula="of:=[.C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]/[.E23]" office:value-type="float" office:value="204489.795918367" calcext:value-type="float">
            <text:p>204489,795918367</text:p>
          </table:table-cell>
          <table:table-cell table:formula="of:=ROUND([.F23])" office:value-type="float" office:value="204490" calcext:value-type="float">
            <text:p>204490</text:p>
          </table:table-cell>
          <table:table-cell table:formula="of:=[.F23]+[.H22]" office:value-type="float" office:value="4700816.32653061" calcext:value-type="float">
            <text:p>4700816,32653061</text:p>
          </table:table-cell>
          <table:table-cell table:formula="of:=ROUNDDOWN([.H23])" office:value-type="float" office:value="4700816" calcext:value-type="float">
            <text:p>4700816</text:p>
          </table:table-cell>
          <table:table-cell table:formula="of:=[.I23]-[.B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5306" calcext:value-type="float">
            <text:p>4905306</text:p>
          </table:table-cell>
          <table:table-cell office:value-type="float" office:value="2004" calcext:value-type="float">
            <text:p>2004</text:p>
          </table:table-cell>
          <table:table-cell table:formula="of:=[.C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]/[.E24]" office:value-type="float" office:value="204489.795918367" calcext:value-type="float">
            <text:p>204489,795918367</text:p>
          </table:table-cell>
          <table:table-cell table:formula="of:=ROUND([.F24])" office:value-type="float" office:value="204490" calcext:value-type="float">
            <text:p>204490</text:p>
          </table:table-cell>
          <table:table-cell table:formula="of:=[.F24]+[.H23]" office:value-type="float" office:value="4905306.12244898" calcext:value-type="float">
            <text:p>4905306,12244898</text:p>
          </table:table-cell>
          <table:table-cell table:formula="of:=ROUNDDOWN([.H24])" office:value-type="float" office:value="4905306" calcext:value-type="float">
            <text:p>4905306</text:p>
          </table:table-cell>
          <table:table-cell table:formula="of:=[.I24]-[.B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9795" calcext:value-type="float">
            <text:p>5109795</text:p>
          </table:table-cell>
          <table:table-cell office:value-type="float" office:value="2004" calcext:value-type="float">
            <text:p>2004</text:p>
          </table:table-cell>
          <table:table-cell table:formula="of:=[.C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]/[.E25]" office:value-type="float" office:value="204489.795918367" calcext:value-type="float">
            <text:p>204489,795918367</text:p>
          </table:table-cell>
          <table:table-cell table:formula="of:=ROUND([.F25])" office:value-type="float" office:value="204490" calcext:value-type="float">
            <text:p>204490</text:p>
          </table:table-cell>
          <table:table-cell table:formula="of:=[.F25]+[.H24]" office:value-type="float" office:value="5109795.91836735" calcext:value-type="float">
            <text:p>5109795,91836735</text:p>
          </table:table-cell>
          <table:table-cell table:formula="of:=ROUNDDOWN([.H25])" office:value-type="float" office:value="5109795" calcext:value-type="float">
            <text:p>5109795</text:p>
          </table:table-cell>
          <table:table-cell table:formula="of:=[.I25]-[.B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14285" calcext:value-type="float">
            <text:p>5314285</text:p>
          </table:table-cell>
          <table:table-cell office:value-type="float" office:value="2004" calcext:value-type="float">
            <text:p>2004</text:p>
          </table:table-cell>
          <table:table-cell table:formula="of:=[.C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]/[.E26]" office:value-type="float" office:value="204489.795918367" calcext:value-type="float">
            <text:p>204489,795918367</text:p>
          </table:table-cell>
          <table:table-cell table:formula="of:=ROUND([.F26])" office:value-type="float" office:value="204490" calcext:value-type="float">
            <text:p>204490</text:p>
          </table:table-cell>
          <table:table-cell table:formula="of:=[.F26]+[.H25]" office:value-type="float" office:value="5314285.71428572" calcext:value-type="float">
            <text:p>5314285,71428572</text:p>
          </table:table-cell>
          <table:table-cell table:formula="of:=ROUNDDOWN([.H26])" office:value-type="float" office:value="5314285" calcext:value-type="float">
            <text:p>5314285</text:p>
          </table:table-cell>
          <table:table-cell table:formula="of:=[.I26]-[.B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8775" calcext:value-type="float">
            <text:p>5518775</text:p>
          </table:table-cell>
          <table:table-cell office:value-type="float" office:value="2004" calcext:value-type="float">
            <text:p>2004</text:p>
          </table:table-cell>
          <table:table-cell table:formula="of:=[.C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]/[.E27]" office:value-type="float" office:value="204489.795918367" calcext:value-type="float">
            <text:p>204489,795918367</text:p>
          </table:table-cell>
          <table:table-cell table:formula="of:=ROUND([.F27])" office:value-type="float" office:value="204490" calcext:value-type="float">
            <text:p>204490</text:p>
          </table:table-cell>
          <table:table-cell table:formula="of:=[.F27]+[.H26]" office:value-type="float" office:value="5518775.51020408" calcext:value-type="float">
            <text:p>5518775,51020408</text:p>
          </table:table-cell>
          <table:table-cell table:formula="of:=ROUNDDOWN([.H27])" office:value-type="float" office:value="5518775" calcext:value-type="float">
            <text:p>5518775</text:p>
          </table:table-cell>
          <table:table-cell table:formula="of:=[.I27]-[.B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265" calcext:value-type="float">
            <text:p>5723265</text:p>
          </table:table-cell>
          <table:table-cell office:value-type="float" office:value="2004" calcext:value-type="float">
            <text:p>2004</text:p>
          </table:table-cell>
          <table:table-cell table:formula="of:=[.C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]/[.E28]" office:value-type="float" office:value="204489.795918367" calcext:value-type="float">
            <text:p>204489,795918367</text:p>
          </table:table-cell>
          <table:table-cell table:formula="of:=ROUND([.F28])" office:value-type="float" office:value="204490" calcext:value-type="float">
            <text:p>204490</text:p>
          </table:table-cell>
          <table:table-cell table:formula="of:=[.F28]+[.H27]" office:value-type="float" office:value="5723265.30612245" calcext:value-type="float">
            <text:p>5723265,30612245</text:p>
          </table:table-cell>
          <table:table-cell table:formula="of:=ROUNDDOWN([.H28])" office:value-type="float" office:value="5723265" calcext:value-type="float">
            <text:p>5723265</text:p>
          </table:table-cell>
          <table:table-cell table:formula="of:=[.I28]-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27755" calcext:value-type="float">
            <text:p>5927755</text:p>
          </table:table-cell>
          <table:table-cell office:value-type="float" office:value="2004" calcext:value-type="float">
            <text:p>2004</text:p>
          </table:table-cell>
          <table:table-cell table:formula="of:=[.C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]/[.E29]" office:value-type="float" office:value="204489.795918367" calcext:value-type="float">
            <text:p>204489,795918367</text:p>
          </table:table-cell>
          <table:table-cell table:formula="of:=ROUND([.F29])" office:value-type="float" office:value="204490" calcext:value-type="float">
            <text:p>204490</text:p>
          </table:table-cell>
          <table:table-cell table:formula="of:=[.F29]+[.H28]" office:value-type="float" office:value="5927755.10204082" calcext:value-type="float">
            <text:p>5927755,10204082</text:p>
          </table:table-cell>
          <table:table-cell table:formula="of:=ROUNDDOWN([.H29])" office:value-type="float" office:value="5927755" calcext:value-type="float">
            <text:p>5927755</text:p>
          </table:table-cell>
          <table:table-cell table:formula="of:=[.I29]-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2244" calcext:value-type="float">
            <text:p>6132244</text:p>
          </table:table-cell>
          <table:table-cell office:value-type="float" office:value="2004" calcext:value-type="float">
            <text:p>2004</text:p>
          </table:table-cell>
          <table:table-cell table:formula="of:=[.C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]/[.E30]" office:value-type="float" office:value="204489.795918367" calcext:value-type="float">
            <text:p>204489,795918367</text:p>
          </table:table-cell>
          <table:table-cell table:formula="of:=ROUND([.F30])" office:value-type="float" office:value="204490" calcext:value-type="float">
            <text:p>204490</text:p>
          </table:table-cell>
          <table:table-cell table:formula="of:=[.F30]+[.H29]" office:value-type="float" office:value="6132244.89795919" calcext:value-type="float">
            <text:p>6132244,89795919</text:p>
          </table:table-cell>
          <table:table-cell table:formula="of:=ROUNDDOWN([.H30])" office:value-type="float" office:value="6132244" calcext:value-type="float">
            <text:p>6132244</text:p>
          </table:table-cell>
          <table:table-cell table:formula="of:=[.I30]-[.B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36734" calcext:value-type="float">
            <text:p>6336734</text:p>
          </table:table-cell>
          <table:table-cell office:value-type="float" office:value="2004" calcext:value-type="float">
            <text:p>2004</text:p>
          </table:table-cell>
          <table:table-cell table:formula="of:=[.C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]/[.E31]" office:value-type="float" office:value="204489.795918367" calcext:value-type="float">
            <text:p>204489,795918367</text:p>
          </table:table-cell>
          <table:table-cell table:formula="of:=ROUND([.F31])" office:value-type="float" office:value="204490" calcext:value-type="float">
            <text:p>204490</text:p>
          </table:table-cell>
          <table:table-cell table:formula="of:=[.F31]+[.H30]" office:value-type="float" office:value="6336734.69387756" calcext:value-type="float">
            <text:p>6336734,69387756</text:p>
          </table:table-cell>
          <table:table-cell table:formula="of:=ROUNDDOWN([.H31])" office:value-type="float" office:value="6336734" calcext:value-type="float">
            <text:p>6336734</text:p>
          </table:table-cell>
          <table:table-cell table:formula="of:=[.I31]-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41224" calcext:value-type="float">
            <text:p>6541224</text:p>
          </table:table-cell>
          <table:table-cell office:value-type="float" office:value="2004" calcext:value-type="float">
            <text:p>2004</text:p>
          </table:table-cell>
          <table:table-cell table:formula="of:=[.C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]/[.E32]" office:value-type="float" office:value="204489.795918367" calcext:value-type="float">
            <text:p>204489,795918367</text:p>
          </table:table-cell>
          <table:table-cell table:formula="of:=ROUND([.F32])" office:value-type="float" office:value="204490" calcext:value-type="float">
            <text:p>204490</text:p>
          </table:table-cell>
          <table:table-cell table:formula="of:=[.F32]+[.H31]" office:value-type="float" office:value="6541224.48979592" calcext:value-type="float">
            <text:p>6541224,48979592</text:p>
          </table:table-cell>
          <table:table-cell table:formula="of:=ROUNDDOWN([.H32])" office:value-type="float" office:value="6541224" calcext:value-type="float">
            <text:p>6541224</text:p>
          </table:table-cell>
          <table:table-cell table:formula="of:=[.I32]-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45714" calcext:value-type="float">
            <text:p>6745714</text:p>
          </table:table-cell>
          <table:table-cell office:value-type="float" office:value="2004" calcext:value-type="float">
            <text:p>2004</text:p>
          </table:table-cell>
          <table:table-cell table:formula="of:=[.C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]/[.E33]" office:value-type="float" office:value="204489.795918367" calcext:value-type="float">
            <text:p>204489,795918367</text:p>
          </table:table-cell>
          <table:table-cell table:formula="of:=ROUND([.F33])" office:value-type="float" office:value="204490" calcext:value-type="float">
            <text:p>204490</text:p>
          </table:table-cell>
          <table:table-cell table:formula="of:=[.F33]+[.H32]" office:value-type="float" office:value="6745714.28571429" calcext:value-type="float">
            <text:p>6745714,28571429</text:p>
          </table:table-cell>
          <table:table-cell table:formula="of:=ROUNDDOWN([.H33])" office:value-type="float" office:value="6745714" calcext:value-type="float">
            <text:p>6745714</text:p>
          </table:table-cell>
          <table:table-cell table:formula="of:=[.I33]-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0204" calcext:value-type="float">
            <text:p>6950204</text:p>
          </table:table-cell>
          <table:table-cell office:value-type="float" office:value="2004" calcext:value-type="float">
            <text:p>2004</text:p>
          </table:table-cell>
          <table:table-cell table:formula="of:=[.C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]/[.E34]" office:value-type="float" office:value="204489.795918367" calcext:value-type="float">
            <text:p>204489,795918367</text:p>
          </table:table-cell>
          <table:table-cell table:formula="of:=ROUND([.F34])" office:value-type="float" office:value="204490" calcext:value-type="float">
            <text:p>204490</text:p>
          </table:table-cell>
          <table:table-cell table:formula="of:=[.F34]+[.H33]" office:value-type="float" office:value="6950204.08163266" calcext:value-type="float">
            <text:p>6950204,08163266</text:p>
          </table:table-cell>
          <table:table-cell table:formula="of:=ROUNDDOWN([.H34])" office:value-type="float" office:value="6950204" calcext:value-type="float">
            <text:p>6950204</text:p>
          </table:table-cell>
          <table:table-cell table:formula="of:=[.I34]-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54693" calcext:value-type="float">
            <text:p>7154693</text:p>
          </table:table-cell>
          <table:table-cell office:value-type="float" office:value="2004" calcext:value-type="float">
            <text:p>2004</text:p>
          </table:table-cell>
          <table:table-cell table:formula="of:=[.C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]/[.E35]" office:value-type="float" office:value="204489.795918367" calcext:value-type="float">
            <text:p>204489,795918367</text:p>
          </table:table-cell>
          <table:table-cell table:formula="of:=ROUND([.F35])" office:value-type="float" office:value="204490" calcext:value-type="float">
            <text:p>204490</text:p>
          </table:table-cell>
          <table:table-cell table:formula="of:=[.F35]+[.H34]" office:value-type="float" office:value="7154693.87755103" calcext:value-type="float">
            <text:p>7154693,87755103</text:p>
          </table:table-cell>
          <table:table-cell table:formula="of:=ROUNDDOWN([.H35])" office:value-type="float" office:value="7154693" calcext:value-type="float">
            <text:p>7154693</text:p>
          </table:table-cell>
          <table:table-cell table:formula="of:=[.I35]-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59183" calcext:value-type="float">
            <text:p>7359183</text:p>
          </table:table-cell>
          <table:table-cell office:value-type="float" office:value="2004" calcext:value-type="float">
            <text:p>2004</text:p>
          </table:table-cell>
          <table:table-cell table:formula="of:=[.C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]/[.E36]" office:value-type="float" office:value="204489.795918367" calcext:value-type="float">
            <text:p>204489,795918367</text:p>
          </table:table-cell>
          <table:table-cell table:formula="of:=ROUND([.F36])" office:value-type="float" office:value="204490" calcext:value-type="float">
            <text:p>204490</text:p>
          </table:table-cell>
          <table:table-cell table:formula="of:=[.F36]+[.H35]" office:value-type="float" office:value="7359183.6734694" calcext:value-type="float">
            <text:p>7359183,6734694</text:p>
          </table:table-cell>
          <table:table-cell table:formula="of:=ROUNDDOWN([.H36])" office:value-type="float" office:value="7359183" calcext:value-type="float">
            <text:p>7359183</text:p>
          </table:table-cell>
          <table:table-cell table:formula="of:=[.I36]-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63673" calcext:value-type="float">
            <text:p>7563673</text:p>
          </table:table-cell>
          <table:table-cell office:value-type="float" office:value="2004" calcext:value-type="float">
            <text:p>2004</text:p>
          </table:table-cell>
          <table:table-cell table:formula="of:=[.C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]/[.E37]" office:value-type="float" office:value="204489.795918367" calcext:value-type="float">
            <text:p>204489,795918367</text:p>
          </table:table-cell>
          <table:table-cell table:formula="of:=ROUND([.F37])" office:value-type="float" office:value="204490" calcext:value-type="float">
            <text:p>204490</text:p>
          </table:table-cell>
          <table:table-cell table:formula="of:=[.F37]+[.H36]" office:value-type="float" office:value="7563673.46938776" calcext:value-type="float">
            <text:p>7563673,46938776</text:p>
          </table:table-cell>
          <table:table-cell table:formula="of:=ROUNDDOWN([.H37])" office:value-type="float" office:value="7563673" calcext:value-type="float">
            <text:p>7563673</text:p>
          </table:table-cell>
          <table:table-cell table:formula="of:=[.I37]-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68163" calcext:value-type="float">
            <text:p>7768163</text:p>
          </table:table-cell>
          <table:table-cell office:value-type="float" office:value="2004" calcext:value-type="float">
            <text:p>2004</text:p>
          </table:table-cell>
          <table:table-cell table:formula="of:=[.C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]/[.E38]" office:value-type="float" office:value="204489.795918367" calcext:value-type="float">
            <text:p>204489,795918367</text:p>
          </table:table-cell>
          <table:table-cell table:formula="of:=ROUND([.F38])" office:value-type="float" office:value="204490" calcext:value-type="float">
            <text:p>204490</text:p>
          </table:table-cell>
          <table:table-cell table:formula="of:=[.F38]+[.H37]" office:value-type="float" office:value="7768163.26530613" calcext:value-type="float">
            <text:p>7768163,26530613</text:p>
          </table:table-cell>
          <table:table-cell table:formula="of:=ROUNDDOWN([.H38])" office:value-type="float" office:value="7768163" calcext:value-type="float">
            <text:p>7768163</text:p>
          </table:table-cell>
          <table:table-cell table:formula="of:=[.I38]-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72653" calcext:value-type="float">
            <text:p>7972653</text:p>
          </table:table-cell>
          <table:table-cell office:value-type="float" office:value="2004" calcext:value-type="float">
            <text:p>2004</text:p>
          </table:table-cell>
          <table:table-cell table:formula="of:=[.C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]/[.E39]" office:value-type="float" office:value="204489.795918367" calcext:value-type="float">
            <text:p>204489,795918367</text:p>
          </table:table-cell>
          <table:table-cell table:formula="of:=ROUND([.F39])" office:value-type="float" office:value="204490" calcext:value-type="float">
            <text:p>204490</text:p>
          </table:table-cell>
          <table:table-cell table:formula="of:=[.F39]+[.H38]" office:value-type="float" office:value="7972653.0612245" calcext:value-type="float">
            <text:p>7972653,0612245</text:p>
          </table:table-cell>
          <table:table-cell table:formula="of:=ROUNDDOWN([.H39])" office:value-type="float" office:value="7972653" calcext:value-type="float">
            <text:p>7972653</text:p>
          </table:table-cell>
          <table:table-cell table:formula="of:=[.I39]-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77142" calcext:value-type="float">
            <text:p>8177142</text:p>
          </table:table-cell>
          <table:table-cell office:value-type="float" office:value="2004" calcext:value-type="float">
            <text:p>2004</text:p>
          </table:table-cell>
          <table:table-cell table:formula="of:=[.C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]/[.E40]" office:value-type="float" office:value="204489.795918367" calcext:value-type="float">
            <text:p>204489,795918367</text:p>
          </table:table-cell>
          <table:table-cell table:formula="of:=ROUND([.F40])" office:value-type="float" office:value="204490" calcext:value-type="float">
            <text:p>204490</text:p>
          </table:table-cell>
          <table:table-cell table:formula="of:=[.F40]+[.H39]" office:value-type="float" office:value="8177142.85714287" calcext:value-type="float">
            <text:p>8177142,85714287</text:p>
          </table:table-cell>
          <table:table-cell table:formula="of:=ROUNDDOWN([.H40])" office:value-type="float" office:value="8177142" calcext:value-type="float">
            <text:p>8177142</text:p>
          </table:table-cell>
          <table:table-cell table:formula="of:=[.I40]-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81632" calcext:value-type="float">
            <text:p>8381632</text:p>
          </table:table-cell>
          <table:table-cell office:value-type="float" office:value="2004" calcext:value-type="float">
            <text:p>2004</text:p>
          </table:table-cell>
          <table:table-cell table:formula="of:=[.C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]/[.E41]" office:value-type="float" office:value="204489.795918367" calcext:value-type="float">
            <text:p>204489,795918367</text:p>
          </table:table-cell>
          <table:table-cell table:formula="of:=ROUND([.F41])" office:value-type="float" office:value="204490" calcext:value-type="float">
            <text:p>204490</text:p>
          </table:table-cell>
          <table:table-cell table:formula="of:=[.F41]+[.H40]" office:value-type="float" office:value="8381632.65306123" calcext:value-type="float">
            <text:p>8381632,65306123</text:p>
          </table:table-cell>
          <table:table-cell table:formula="of:=ROUNDDOWN([.H41])" office:value-type="float" office:value="8381632" calcext:value-type="float">
            <text:p>8381632</text:p>
          </table:table-cell>
          <table:table-cell table:formula="of:=[.I41]-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86122" calcext:value-type="float">
            <text:p>8586122</text:p>
          </table:table-cell>
          <table:table-cell office:value-type="float" office:value="2004" calcext:value-type="float">
            <text:p>2004</text:p>
          </table:table-cell>
          <table:table-cell table:formula="of:=[.C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]/[.E42]" office:value-type="float" office:value="204489.795918367" calcext:value-type="float">
            <text:p>204489,795918367</text:p>
          </table:table-cell>
          <table:table-cell table:formula="of:=ROUND([.F42])" office:value-type="float" office:value="204490" calcext:value-type="float">
            <text:p>204490</text:p>
          </table:table-cell>
          <table:table-cell table:formula="of:=[.F42]+[.H41]" office:value-type="float" office:value="8586122.4489796" calcext:value-type="float">
            <text:p>8586122,4489796</text:p>
          </table:table-cell>
          <table:table-cell table:formula="of:=ROUNDDOWN([.H42])" office:value-type="float" office:value="8586122" calcext:value-type="float">
            <text:p>8586122</text:p>
          </table:table-cell>
          <table:table-cell table:formula="of:=[.I42]-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90612" calcext:value-type="float">
            <text:p>8790612</text:p>
          </table:table-cell>
          <table:table-cell office:value-type="float" office:value="2004" calcext:value-type="float">
            <text:p>2004</text:p>
          </table:table-cell>
          <table:table-cell table:formula="of:=[.C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]/[.E43]" office:value-type="float" office:value="204489.795918367" calcext:value-type="float">
            <text:p>204489,795918367</text:p>
          </table:table-cell>
          <table:table-cell table:formula="of:=ROUND([.F43])" office:value-type="float" office:value="204490" calcext:value-type="float">
            <text:p>204490</text:p>
          </table:table-cell>
          <table:table-cell table:formula="of:=[.F43]+[.H42]" office:value-type="float" office:value="8790612.24489797" calcext:value-type="float">
            <text:p>8790612,24489797</text:p>
          </table:table-cell>
          <table:table-cell table:formula="of:=ROUNDDOWN([.H43])" office:value-type="float" office:value="8790612" calcext:value-type="float">
            <text:p>8790612</text:p>
          </table:table-cell>
          <table:table-cell table:formula="of:=[.I43]-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95102" calcext:value-type="float">
            <text:p>8995102</text:p>
          </table:table-cell>
          <table:table-cell office:value-type="float" office:value="2004" calcext:value-type="float">
            <text:p>2004</text:p>
          </table:table-cell>
          <table:table-cell table:formula="of:=[.C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]/[.E44]" office:value-type="float" office:value="204489.795918367" calcext:value-type="float">
            <text:p>204489,795918367</text:p>
          </table:table-cell>
          <table:table-cell table:formula="of:=ROUND([.F44])" office:value-type="float" office:value="204490" calcext:value-type="float">
            <text:p>204490</text:p>
          </table:table-cell>
          <table:table-cell table:formula="of:=[.F44]+[.H43]" office:value-type="float" office:value="8995102.04081634" calcext:value-type="float">
            <text:p>8995102,04081634</text:p>
          </table:table-cell>
          <table:table-cell table:formula="of:=ROUNDDOWN([.H44])" office:value-type="float" office:value="8995102" calcext:value-type="float">
            <text:p>8995102</text:p>
          </table:table-cell>
          <table:table-cell table:formula="of:=[.I44]-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99591" calcext:value-type="float">
            <text:p>9199591</text:p>
          </table:table-cell>
          <table:table-cell office:value-type="float" office:value="2004" calcext:value-type="float">
            <text:p>2004</text:p>
          </table:table-cell>
          <table:table-cell table:formula="of:=[.C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]/[.E45]" office:value-type="float" office:value="204489.795918367" calcext:value-type="float">
            <text:p>204489,795918367</text:p>
          </table:table-cell>
          <table:table-cell table:formula="of:=ROUND([.F45])" office:value-type="float" office:value="204490" calcext:value-type="float">
            <text:p>204490</text:p>
          </table:table-cell>
          <table:table-cell table:formula="of:=[.F45]+[.H44]" office:value-type="float" office:value="9199591.8367347" calcext:value-type="float">
            <text:p>9199591,8367347</text:p>
          </table:table-cell>
          <table:table-cell table:formula="of:=ROUNDDOWN([.H45])" office:value-type="float" office:value="9199591" calcext:value-type="float">
            <text:p>9199591</text:p>
          </table:table-cell>
          <table:table-cell table:formula="of:=[.I45]-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4081" calcext:value-type="float">
            <text:p>9404081</text:p>
          </table:table-cell>
          <table:table-cell office:value-type="float" office:value="2004" calcext:value-type="float">
            <text:p>2004</text:p>
          </table:table-cell>
          <table:table-cell table:formula="of:=[.C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]/[.E46]" office:value-type="float" office:value="204489.795918367" calcext:value-type="float">
            <text:p>204489,795918367</text:p>
          </table:table-cell>
          <table:table-cell table:formula="of:=ROUND([.F46])" office:value-type="float" office:value="204490" calcext:value-type="float">
            <text:p>204490</text:p>
          </table:table-cell>
          <table:table-cell table:formula="of:=[.F46]+[.H45]" office:value-type="float" office:value="9404081.63265307" calcext:value-type="float">
            <text:p>9404081,63265307</text:p>
          </table:table-cell>
          <table:table-cell table:formula="of:=ROUNDDOWN([.H46])" office:value-type="float" office:value="9404081" calcext:value-type="float">
            <text:p>9404081</text:p>
          </table:table-cell>
          <table:table-cell table:formula="of:=[.I46]-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08571" calcext:value-type="float">
            <text:p>9608571</text:p>
          </table:table-cell>
          <table:table-cell office:value-type="float" office:value="2004" calcext:value-type="float">
            <text:p>2004</text:p>
          </table:table-cell>
          <table:table-cell table:formula="of:=[.C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]/[.E47]" office:value-type="float" office:value="204489.795918367" calcext:value-type="float">
            <text:p>204489,795918367</text:p>
          </table:table-cell>
          <table:table-cell table:formula="of:=ROUND([.F47])" office:value-type="float" office:value="204490" calcext:value-type="float">
            <text:p>204490</text:p>
          </table:table-cell>
          <table:table-cell table:formula="of:=[.F47]+[.H46]" office:value-type="float" office:value="9608571.42857144" calcext:value-type="float">
            <text:p>9608571,42857144</text:p>
          </table:table-cell>
          <table:table-cell table:formula="of:=ROUNDDOWN([.H47])" office:value-type="float" office:value="9608571" calcext:value-type="float">
            <text:p>9608571</text:p>
          </table:table-cell>
          <table:table-cell table:formula="of:=[.I47]-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13061" calcext:value-type="float">
            <text:p>9813061</text:p>
          </table:table-cell>
          <table:table-cell office:value-type="float" office:value="2004" calcext:value-type="float">
            <text:p>2004</text:p>
          </table:table-cell>
          <table:table-cell table:formula="of:=[.C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]/[.E48]" office:value-type="float" office:value="204489.795918367" calcext:value-type="float">
            <text:p>204489,795918367</text:p>
          </table:table-cell>
          <table:table-cell table:formula="of:=ROUND([.F48])" office:value-type="float" office:value="204490" calcext:value-type="float">
            <text:p>204490</text:p>
          </table:table-cell>
          <table:table-cell table:formula="of:=[.F48]+[.H47]" office:value-type="float" office:value="9813061.22448981" calcext:value-type="float">
            <text:p>9813061,22448981</text:p>
          </table:table-cell>
          <table:table-cell table:formula="of:=ROUNDDOWN([.H48])" office:value-type="float" office:value="9813061" calcext:value-type="float">
            <text:p>9813061</text:p>
          </table:table-cell>
          <table:table-cell table:formula="of:=[.I48]-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7551" calcext:value-type="float">
            <text:p>10017551</text:p>
          </table:table-cell>
          <table:table-cell office:value-type="float" office:value="2004" calcext:value-type="float">
            <text:p>2004</text:p>
          </table:table-cell>
          <table:table-cell table:formula="of:=[.C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]/[.E49]" office:value-type="float" office:value="204489.795918367" calcext:value-type="float">
            <text:p>204489,795918367</text:p>
          </table:table-cell>
          <table:table-cell table:formula="of:=ROUND([.F49])" office:value-type="float" office:value="204490" calcext:value-type="float">
            <text:p>204490</text:p>
          </table:table-cell>
          <table:table-cell table:formula="of:=[.F49]+[.H48]" office:value-type="float" office:value="10017551.0204082" calcext:value-type="float">
            <text:p>10017551,0204082</text:p>
          </table:table-cell>
          <table:table-cell table:formula="of:=ROUNDDOWN([.H49])" office:value-type="float" office:value="10017551" calcext:value-type="float">
            <text:p>10017551</text:p>
          </table:table-cell>
          <table:table-cell table:formula="of:=[.I49]-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2040" calcext:value-type="float">
            <text:p>10222040</text:p>
          </table:table-cell>
          <table:table-cell office:value-type="float" office:value="2004" calcext:value-type="float">
            <text:p>2004</text:p>
          </table:table-cell>
          <table:table-cell table:formula="of:=[.C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]/[.E50]" office:value-type="float" office:value="204489.795918367" calcext:value-type="float">
            <text:p>204489,795918367</text:p>
          </table:table-cell>
          <table:table-cell table:formula="of:=ROUND([.F50])" office:value-type="float" office:value="204490" calcext:value-type="float">
            <text:p>204490</text:p>
          </table:table-cell>
          <table:table-cell table:formula="of:=[.F50]+[.H49]" office:value-type="float" office:value="10222040.8163265" calcext:value-type="float">
            <text:p>10222040,8163265</text:p>
          </table:table-cell>
          <table:table-cell table:formula="of:=ROUNDDOWN([.H50])" office:value-type="float" office:value="10222040" calcext:value-type="float">
            <text:p>10222040</text:p>
          </table:table-cell>
          <table:table-cell table:formula="of:=[.I50]-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26530" calcext:value-type="float">
            <text:p>10426530</text:p>
          </table:table-cell>
          <table:table-cell office:value-type="float" office:value="2004" calcext:value-type="float">
            <text:p>2004</text:p>
          </table:table-cell>
          <table:table-cell table:formula="of:=[.C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]/[.E51]" office:value-type="float" office:value="204489.795918367" calcext:value-type="float">
            <text:p>204489,795918367</text:p>
          </table:table-cell>
          <table:table-cell table:formula="of:=ROUND([.F51])" office:value-type="float" office:value="204490" calcext:value-type="float">
            <text:p>204490</text:p>
          </table:table-cell>
          <table:table-cell table:formula="of:=[.F51]+[.H50]" office:value-type="float" office:value="10426530.6122449" calcext:value-type="float">
            <text:p>10426530,6122449</text:p>
          </table:table-cell>
          <table:table-cell table:formula="of:=ROUNDDOWN([.H51])" office:value-type="float" office:value="10426530" calcext:value-type="float">
            <text:p>10426530</text:p>
          </table:table-cell>
          <table:table-cell table:formula="of:=[.I51]-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31020" calcext:value-type="float">
            <text:p>10631020</text:p>
          </table:table-cell>
          <table:table-cell office:value-type="float" office:value="2004" calcext:value-type="float">
            <text:p>2004</text:p>
          </table:table-cell>
          <table:table-cell table:formula="of:=[.C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]/[.E52]" office:value-type="float" office:value="204489.795918367" calcext:value-type="float">
            <text:p>204489,795918367</text:p>
          </table:table-cell>
          <table:table-cell table:formula="of:=ROUND([.F52])" office:value-type="float" office:value="204490" calcext:value-type="float">
            <text:p>204490</text:p>
          </table:table-cell>
          <table:table-cell table:formula="of:=[.F52]+[.H51]" office:value-type="float" office:value="10631020.4081633" calcext:value-type="float">
            <text:p>10631020,4081633</text:p>
          </table:table-cell>
          <table:table-cell table:formula="of:=ROUNDDOWN([.H52])" office:value-type="float" office:value="10631020" calcext:value-type="float">
            <text:p>10631020</text:p>
          </table:table-cell>
          <table:table-cell table:formula="of:=[.I52]-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35510" calcext:value-type="float">
            <text:p>10835510</text:p>
          </table:table-cell>
          <table:table-cell office:value-type="float" office:value="2004" calcext:value-type="float">
            <text:p>2004</text:p>
          </table:table-cell>
          <table:table-cell table:formula="of:=[.C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]/[.E53]" office:value-type="float" office:value="204489.795918367" calcext:value-type="float">
            <text:p>204489,795918367</text:p>
          </table:table-cell>
          <table:table-cell table:formula="of:=ROUND([.F53])" office:value-type="float" office:value="204490" calcext:value-type="float">
            <text:p>204490</text:p>
          </table:table-cell>
          <table:table-cell table:formula="of:=[.F53]+[.H52]" office:value-type="float" office:value="10835510.2040816" calcext:value-type="float">
            <text:p>10835510,2040816</text:p>
          </table:table-cell>
          <table:table-cell table:formula="of:=ROUNDDOWN([.H53])" office:value-type="float" office:value="10835510" calcext:value-type="float">
            <text:p>10835510</text:p>
          </table:table-cell>
          <table:table-cell table:formula="of:=[.I53]-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40000" calcext:value-type="float">
            <text:p>11040000</text:p>
          </table:table-cell>
          <table:table-cell office:value-type="float" office:value="2004" calcext:value-type="float">
            <text:p>2004</text:p>
          </table:table-cell>
          <table:table-cell table:formula="of:=[.C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]/[.E54]" office:value-type="float" office:value="204489.795918367" calcext:value-type="float">
            <text:p>204489,795918367</text:p>
          </table:table-cell>
          <table:table-cell table:formula="of:=ROUND([.F54])" office:value-type="float" office:value="204490" calcext:value-type="float">
            <text:p>204490</text:p>
          </table:table-cell>
          <table:table-cell table:formula="of:=[.F54]+[.H53]" office:value-type="float" office:value="11040000" calcext:value-type="float">
            <text:p>11040000</text:p>
          </table:table-cell>
          <table:table-cell table:formula="of:=ROUNDDOWN([.H54])" office:value-type="float" office:value="11040000" calcext:value-type="float">
            <text:p>11040000</text:p>
          </table:table-cell>
          <table:table-cell table:formula="of:=[.I54]-[.B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44489" calcext:value-type="float">
            <text:p>11244489</text:p>
          </table:table-cell>
          <table:table-cell office:value-type="float" office:value="2004" calcext:value-type="float">
            <text:p>2004</text:p>
          </table:table-cell>
          <table:table-cell table:formula="of:=[.C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]/[.E55]" office:value-type="float" office:value="204489.795918367" calcext:value-type="float">
            <text:p>204489,795918367</text:p>
          </table:table-cell>
          <table:table-cell table:formula="of:=ROUND([.F55])" office:value-type="float" office:value="204490" calcext:value-type="float">
            <text:p>204490</text:p>
          </table:table-cell>
          <table:table-cell table:formula="of:=[.F55]+[.H54]" office:value-type="float" office:value="11244489.7959184" calcext:value-type="float">
            <text:p>11244489,7959184</text:p>
          </table:table-cell>
          <table:table-cell table:formula="of:=ROUNDDOWN([.H55])" office:value-type="float" office:value="11244489" calcext:value-type="float">
            <text:p>11244489</text:p>
          </table:table-cell>
          <table:table-cell table:formula="of:=[.I55]-[.B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48979" calcext:value-type="float">
            <text:p>11448979</text:p>
          </table:table-cell>
          <table:table-cell office:value-type="float" office:value="2004" calcext:value-type="float">
            <text:p>2004</text:p>
          </table:table-cell>
          <table:table-cell table:formula="of:=[.C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]/[.E56]" office:value-type="float" office:value="204489.795918367" calcext:value-type="float">
            <text:p>204489,795918367</text:p>
          </table:table-cell>
          <table:table-cell table:formula="of:=ROUND([.F56])" office:value-type="float" office:value="204490" calcext:value-type="float">
            <text:p>204490</text:p>
          </table:table-cell>
          <table:table-cell table:formula="of:=[.F56]+[.H55]" office:value-type="float" office:value="11448979.5918368" calcext:value-type="float">
            <text:p>11448979,5918368</text:p>
          </table:table-cell>
          <table:table-cell table:formula="of:=ROUNDDOWN([.H56])" office:value-type="float" office:value="11448979" calcext:value-type="float">
            <text:p>11448979</text:p>
          </table:table-cell>
          <table:table-cell table:formula="of:=[.I56]-[.B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53469" calcext:value-type="float">
            <text:p>11653469</text:p>
          </table:table-cell>
          <table:table-cell office:value-type="float" office:value="2004" calcext:value-type="float">
            <text:p>2004</text:p>
          </table:table-cell>
          <table:table-cell table:formula="of:=[.C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]/[.E57]" office:value-type="float" office:value="204489.795918367" calcext:value-type="float">
            <text:p>204489,795918367</text:p>
          </table:table-cell>
          <table:table-cell table:formula="of:=ROUND([.F57])" office:value-type="float" office:value="204490" calcext:value-type="float">
            <text:p>204490</text:p>
          </table:table-cell>
          <table:table-cell table:formula="of:=[.F57]+[.H56]" office:value-type="float" office:value="11653469.3877551" calcext:value-type="float">
            <text:p>11653469,3877551</text:p>
          </table:table-cell>
          <table:table-cell table:formula="of:=ROUNDDOWN([.H57])" office:value-type="float" office:value="11653469" calcext:value-type="float">
            <text:p>11653469</text:p>
          </table:table-cell>
          <table:table-cell table:formula="of:=[.I57]-[.B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57959" calcext:value-type="float">
            <text:p>11857959</text:p>
          </table:table-cell>
          <table:table-cell office:value-type="float" office:value="2004" calcext:value-type="float">
            <text:p>2004</text:p>
          </table:table-cell>
          <table:table-cell table:formula="of:=[.C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]/[.E58]" office:value-type="float" office:value="204489.795918367" calcext:value-type="float">
            <text:p>204489,795918367</text:p>
          </table:table-cell>
          <table:table-cell table:formula="of:=ROUND([.F58])" office:value-type="float" office:value="204490" calcext:value-type="float">
            <text:p>204490</text:p>
          </table:table-cell>
          <table:table-cell table:formula="of:=[.F58]+[.H57]" office:value-type="float" office:value="11857959.1836735" calcext:value-type="float">
            <text:p>11857959,1836735</text:p>
          </table:table-cell>
          <table:table-cell table:formula="of:=ROUNDDOWN([.H58])" office:value-type="float" office:value="11857959" calcext:value-type="float">
            <text:p>11857959</text:p>
          </table:table-cell>
          <table:table-cell table:formula="of:=[.I58]-[.B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62448" calcext:value-type="float">
            <text:p>12062448</text:p>
          </table:table-cell>
          <table:table-cell office:value-type="float" office:value="2004" calcext:value-type="float">
            <text:p>2004</text:p>
          </table:table-cell>
          <table:table-cell table:formula="of:=[.C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]/[.E59]" office:value-type="float" office:value="204489.795918367" calcext:value-type="float">
            <text:p>204489,795918367</text:p>
          </table:table-cell>
          <table:table-cell table:formula="of:=ROUND([.F59])" office:value-type="float" office:value="204490" calcext:value-type="float">
            <text:p>204490</text:p>
          </table:table-cell>
          <table:table-cell table:formula="of:=[.F59]+[.H58]" office:value-type="float" office:value="12062448.9795919" calcext:value-type="float">
            <text:p>12062448,9795919</text:p>
          </table:table-cell>
          <table:table-cell table:formula="of:=ROUNDDOWN([.H59])" office:value-type="float" office:value="12062448" calcext:value-type="float">
            <text:p>12062448</text:p>
          </table:table-cell>
          <table:table-cell table:formula="of:=[.I59]-[.B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66938" calcext:value-type="float">
            <text:p>12266938</text:p>
          </table:table-cell>
          <table:table-cell office:value-type="float" office:value="2004" calcext:value-type="float">
            <text:p>2004</text:p>
          </table:table-cell>
          <table:table-cell table:formula="of:=[.C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]/[.E60]" office:value-type="float" office:value="204489.795918367" calcext:value-type="float">
            <text:p>204489,795918367</text:p>
          </table:table-cell>
          <table:table-cell table:formula="of:=ROUND([.F60])" office:value-type="float" office:value="204490" calcext:value-type="float">
            <text:p>204490</text:p>
          </table:table-cell>
          <table:table-cell table:formula="of:=[.F60]+[.H59]" office:value-type="float" office:value="12266938.7755102" calcext:value-type="float">
            <text:p>12266938,7755102</text:p>
          </table:table-cell>
          <table:table-cell table:formula="of:=ROUNDDOWN([.H60])" office:value-type="float" office:value="12266938" calcext:value-type="float">
            <text:p>12266938</text:p>
          </table:table-cell>
          <table:table-cell table:formula="of:=[.I60]-[.B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428" calcext:value-type="float">
            <text:p>12471428</text:p>
          </table:table-cell>
          <table:table-cell office:value-type="float" office:value="2004" calcext:value-type="float">
            <text:p>2004</text:p>
          </table:table-cell>
          <table:table-cell table:formula="of:=[.C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]/[.E61]" office:value-type="float" office:value="204489.795918367" calcext:value-type="float">
            <text:p>204489,795918367</text:p>
          </table:table-cell>
          <table:table-cell table:formula="of:=ROUND([.F61])" office:value-type="float" office:value="204490" calcext:value-type="float">
            <text:p>204490</text:p>
          </table:table-cell>
          <table:table-cell table:formula="of:=[.F61]+[.H60]" office:value-type="float" office:value="12471428.5714286" calcext:value-type="float">
            <text:p>12471428,5714286</text:p>
          </table:table-cell>
          <table:table-cell table:formula="of:=ROUNDDOWN([.H61])" office:value-type="float" office:value="12471428" calcext:value-type="float">
            <text:p>12471428</text:p>
          </table:table-cell>
          <table:table-cell table:formula="of:=[.I61]-[.B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75918" calcext:value-type="float">
            <text:p>12675918</text:p>
          </table:table-cell>
          <table:table-cell office:value-type="float" office:value="2004" calcext:value-type="float">
            <text:p>2004</text:p>
          </table:table-cell>
          <table:table-cell table:formula="of:=[.C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]/[.E62]" office:value-type="float" office:value="204489.795918367" calcext:value-type="float">
            <text:p>204489,795918367</text:p>
          </table:table-cell>
          <table:table-cell table:formula="of:=ROUND([.F62])" office:value-type="float" office:value="204490" calcext:value-type="float">
            <text:p>204490</text:p>
          </table:table-cell>
          <table:table-cell table:formula="of:=[.F62]+[.H61]" office:value-type="float" office:value="12675918.367347" calcext:value-type="float">
            <text:p>12675918,367347</text:p>
          </table:table-cell>
          <table:table-cell table:formula="of:=ROUNDDOWN([.H62])" office:value-type="float" office:value="12675918" calcext:value-type="float">
            <text:p>12675918</text:p>
          </table:table-cell>
          <table:table-cell table:formula="of:=[.I62]-[.B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80408" calcext:value-type="float">
            <text:p>12880408</text:p>
          </table:table-cell>
          <table:table-cell office:value-type="float" office:value="2004" calcext:value-type="float">
            <text:p>2004</text:p>
          </table:table-cell>
          <table:table-cell table:formula="of:=[.C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]/[.E63]" office:value-type="float" office:value="204489.795918367" calcext:value-type="float">
            <text:p>204489,795918367</text:p>
          </table:table-cell>
          <table:table-cell table:formula="of:=ROUND([.F63])" office:value-type="float" office:value="204490" calcext:value-type="float">
            <text:p>204490</text:p>
          </table:table-cell>
          <table:table-cell table:formula="of:=[.F63]+[.H62]" office:value-type="float" office:value="12880408.1632653" calcext:value-type="float">
            <text:p>12880408,1632653</text:p>
          </table:table-cell>
          <table:table-cell table:formula="of:=ROUNDDOWN([.H63])" office:value-type="float" office:value="12880408" calcext:value-type="float">
            <text:p>12880408</text:p>
          </table:table-cell>
          <table:table-cell table:formula="of:=[.I63]-[.B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897" calcext:value-type="float">
            <text:p>13084897</text:p>
          </table:table-cell>
          <table:table-cell office:value-type="float" office:value="2004" calcext:value-type="float">
            <text:p>2004</text:p>
          </table:table-cell>
          <table:table-cell table:formula="of:=[.C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]/[.E64]" office:value-type="float" office:value="204489.795918367" calcext:value-type="float">
            <text:p>204489,795918367</text:p>
          </table:table-cell>
          <table:table-cell table:formula="of:=ROUND([.F64])" office:value-type="float" office:value="204490" calcext:value-type="float">
            <text:p>204490</text:p>
          </table:table-cell>
          <table:table-cell table:formula="of:=[.F64]+[.H63]" office:value-type="float" office:value="13084897.9591837" calcext:value-type="float">
            <text:p>13084897,9591837</text:p>
          </table:table-cell>
          <table:table-cell table:formula="of:=ROUNDDOWN([.H64])" office:value-type="float" office:value="13084897" calcext:value-type="float">
            <text:p>13084897</text:p>
          </table:table-cell>
          <table:table-cell table:formula="of:=[.I64]-[.B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89387" calcext:value-type="float">
            <text:p>13289387</text:p>
          </table:table-cell>
          <table:table-cell office:value-type="float" office:value="2004" calcext:value-type="float">
            <text:p>2004</text:p>
          </table:table-cell>
          <table:table-cell table:formula="of:=[.C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]/[.E65]" office:value-type="float" office:value="204489.795918367" calcext:value-type="float">
            <text:p>204489,795918367</text:p>
          </table:table-cell>
          <table:table-cell table:formula="of:=ROUND([.F65])" office:value-type="float" office:value="204490" calcext:value-type="float">
            <text:p>204490</text:p>
          </table:table-cell>
          <table:table-cell table:formula="of:=[.F65]+[.H64]" office:value-type="float" office:value="13289387.7551021" calcext:value-type="float">
            <text:p>13289387,7551021</text:p>
          </table:table-cell>
          <table:table-cell table:formula="of:=ROUNDDOWN([.H65])" office:value-type="float" office:value="13289387" calcext:value-type="float">
            <text:p>13289387</text:p>
          </table:table-cell>
          <table:table-cell table:formula="of:=[.I65]-[.B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493877" calcext:value-type="float">
            <text:p>13493877</text:p>
          </table:table-cell>
          <table:table-cell office:value-type="float" office:value="2004" calcext:value-type="float">
            <text:p>2004</text:p>
          </table:table-cell>
          <table:table-cell table:formula="of:=[.C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]/[.E66]" office:value-type="float" office:value="204489.795918367" calcext:value-type="float">
            <text:p>204489,795918367</text:p>
          </table:table-cell>
          <table:table-cell table:formula="of:=ROUND([.F66])" office:value-type="float" office:value="204490" calcext:value-type="float">
            <text:p>204490</text:p>
          </table:table-cell>
          <table:table-cell table:formula="of:=[.F66]+[.H65]" office:value-type="float" office:value="13493877.5510204" calcext:value-type="float">
            <text:p>13493877,5510204</text:p>
          </table:table-cell>
          <table:table-cell table:formula="of:=ROUNDDOWN([.H66])" office:value-type="float" office:value="13493877" calcext:value-type="float">
            <text:p>13493877</text:p>
          </table:table-cell>
          <table:table-cell table:formula="of:=[.I66]-[.B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8367" calcext:value-type="float">
            <text:p>13698367</text:p>
          </table:table-cell>
          <table:table-cell office:value-type="float" office:value="2004" calcext:value-type="float">
            <text:p>2004</text:p>
          </table:table-cell>
          <table:table-cell table:formula="of:=[.C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]/[.E67]" office:value-type="float" office:value="204489.795918367" calcext:value-type="float">
            <text:p>204489,795918367</text:p>
          </table:table-cell>
          <table:table-cell table:formula="of:=ROUND([.F67])" office:value-type="float" office:value="204490" calcext:value-type="float">
            <text:p>204490</text:p>
          </table:table-cell>
          <table:table-cell table:formula="of:=[.F67]+[.H66]" office:value-type="float" office:value="13698367.3469388" calcext:value-type="float">
            <text:p>13698367,3469388</text:p>
          </table:table-cell>
          <table:table-cell table:formula="of:=ROUNDDOWN([.H67])" office:value-type="float" office:value="13698367" calcext:value-type="float">
            <text:p>13698367</text:p>
          </table:table-cell>
          <table:table-cell table:formula="of:=[.I67]-[.B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02857" calcext:value-type="float">
            <text:p>13902857</text:p>
          </table:table-cell>
          <table:table-cell office:value-type="float" office:value="2004" calcext:value-type="float">
            <text:p>2004</text:p>
          </table:table-cell>
          <table:table-cell table:formula="of:=[.C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]/[.E68]" office:value-type="float" office:value="204489.795918367" calcext:value-type="float">
            <text:p>204489,795918367</text:p>
          </table:table-cell>
          <table:table-cell table:formula="of:=ROUND([.F68])" office:value-type="float" office:value="204490" calcext:value-type="float">
            <text:p>204490</text:p>
          </table:table-cell>
          <table:table-cell table:formula="of:=[.F68]+[.H67]" office:value-type="float" office:value="13902857.1428572" calcext:value-type="float">
            <text:p>13902857,1428572</text:p>
          </table:table-cell>
          <table:table-cell table:formula="of:=ROUNDDOWN([.H68])" office:value-type="float" office:value="13902857" calcext:value-type="float">
            <text:p>13902857</text:p>
          </table:table-cell>
          <table:table-cell table:formula="of:=[.I68]-[.B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7346" calcext:value-type="float">
            <text:p>14107346</text:p>
          </table:table-cell>
          <table:table-cell office:value-type="float" office:value="2004" calcext:value-type="float">
            <text:p>2004</text:p>
          </table:table-cell>
          <table:table-cell table:formula="of:=[.C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]/[.E69]" office:value-type="float" office:value="204489.795918367" calcext:value-type="float">
            <text:p>204489,795918367</text:p>
          </table:table-cell>
          <table:table-cell table:formula="of:=ROUND([.F69])" office:value-type="float" office:value="204490" calcext:value-type="float">
            <text:p>204490</text:p>
          </table:table-cell>
          <table:table-cell table:formula="of:=[.F69]+[.H68]" office:value-type="float" office:value="14107346.9387755" calcext:value-type="float">
            <text:p>14107346,9387755</text:p>
          </table:table-cell>
          <table:table-cell table:formula="of:=ROUNDDOWN([.H69])" office:value-type="float" office:value="14107346" calcext:value-type="float">
            <text:p>14107346</text:p>
          </table:table-cell>
          <table:table-cell table:formula="of:=[.I69]-[.B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11836" calcext:value-type="float">
            <text:p>14311836</text:p>
          </table:table-cell>
          <table:table-cell office:value-type="float" office:value="2004" calcext:value-type="float">
            <text:p>2004</text:p>
          </table:table-cell>
          <table:table-cell table:formula="of:=[.C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]/[.E70]" office:value-type="float" office:value="204489.795918367" calcext:value-type="float">
            <text:p>204489,795918367</text:p>
          </table:table-cell>
          <table:table-cell table:formula="of:=ROUND([.F70])" office:value-type="float" office:value="204490" calcext:value-type="float">
            <text:p>204490</text:p>
          </table:table-cell>
          <table:table-cell table:formula="of:=[.F70]+[.H69]" office:value-type="float" office:value="14311836.7346939" calcext:value-type="float">
            <text:p>14311836,7346939</text:p>
          </table:table-cell>
          <table:table-cell table:formula="of:=ROUNDDOWN([.H70])" office:value-type="float" office:value="14311836" calcext:value-type="float">
            <text:p>14311836</text:p>
          </table:table-cell>
          <table:table-cell table:formula="of:=[.I70]-[.B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6326" calcext:value-type="float">
            <text:p>14516326</text:p>
          </table:table-cell>
          <table:table-cell office:value-type="float" office:value="2004" calcext:value-type="float">
            <text:p>2004</text:p>
          </table:table-cell>
          <table:table-cell table:formula="of:=[.C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]/[.E71]" office:value-type="float" office:value="204489.795918367" calcext:value-type="float">
            <text:p>204489,795918367</text:p>
          </table:table-cell>
          <table:table-cell table:formula="of:=ROUND([.F71])" office:value-type="float" office:value="204490" calcext:value-type="float">
            <text:p>204490</text:p>
          </table:table-cell>
          <table:table-cell table:formula="of:=[.F71]+[.H70]" office:value-type="float" office:value="14516326.5306123" calcext:value-type="float">
            <text:p>14516326,5306123</text:p>
          </table:table-cell>
          <table:table-cell table:formula="of:=ROUNDDOWN([.H71])" office:value-type="float" office:value="14516326" calcext:value-type="float">
            <text:p>14516326</text:p>
          </table:table-cell>
          <table:table-cell table:formula="of:=[.I71]-[.B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20816" calcext:value-type="float">
            <text:p>14720816</text:p>
          </table:table-cell>
          <table:table-cell office:value-type="float" office:value="2004" calcext:value-type="float">
            <text:p>2004</text:p>
          </table:table-cell>
          <table:table-cell table:formula="of:=[.C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]/[.E72]" office:value-type="float" office:value="204489.795918367" calcext:value-type="float">
            <text:p>204489,795918367</text:p>
          </table:table-cell>
          <table:table-cell table:formula="of:=ROUND([.F72])" office:value-type="float" office:value="204490" calcext:value-type="float">
            <text:p>204490</text:p>
          </table:table-cell>
          <table:table-cell table:formula="of:=[.F72]+[.H71]" office:value-type="float" office:value="14720816.3265306" calcext:value-type="float">
            <text:p>14720816,3265306</text:p>
          </table:table-cell>
          <table:table-cell table:formula="of:=ROUNDDOWN([.H72])" office:value-type="float" office:value="14720816" calcext:value-type="float">
            <text:p>14720816</text:p>
          </table:table-cell>
          <table:table-cell table:formula="of:=[.I72]-[.B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25306" calcext:value-type="float">
            <text:p>14925306</text:p>
          </table:table-cell>
          <table:table-cell office:value-type="float" office:value="2004" calcext:value-type="float">
            <text:p>2004</text:p>
          </table:table-cell>
          <table:table-cell table:formula="of:=[.C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]/[.E73]" office:value-type="float" office:value="204489.795918367" calcext:value-type="float">
            <text:p>204489,795918367</text:p>
          </table:table-cell>
          <table:table-cell table:formula="of:=ROUND([.F73])" office:value-type="float" office:value="204490" calcext:value-type="float">
            <text:p>204490</text:p>
          </table:table-cell>
          <table:table-cell table:formula="of:=[.F73]+[.H72]" office:value-type="float" office:value="14925306.122449" calcext:value-type="float">
            <text:p>14925306,122449</text:p>
          </table:table-cell>
          <table:table-cell table:formula="of:=ROUNDDOWN([.H73])" office:value-type="float" office:value="14925306" calcext:value-type="float">
            <text:p>14925306</text:p>
          </table:table-cell>
          <table:table-cell table:formula="of:=[.I73]-[.B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9795" calcext:value-type="float">
            <text:p>15129795</text:p>
          </table:table-cell>
          <table:table-cell office:value-type="float" office:value="2004" calcext:value-type="float">
            <text:p>2004</text:p>
          </table:table-cell>
          <table:table-cell table:formula="of:=[.C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]/[.E74]" office:value-type="float" office:value="204489.795918367" calcext:value-type="float">
            <text:p>204489,795918367</text:p>
          </table:table-cell>
          <table:table-cell table:formula="of:=ROUND([.F74])" office:value-type="float" office:value="204490" calcext:value-type="float">
            <text:p>204490</text:p>
          </table:table-cell>
          <table:table-cell table:formula="of:=[.F74]+[.H73]" office:value-type="float" office:value="15129795.9183674" calcext:value-type="float">
            <text:p>15129795,9183674</text:p>
          </table:table-cell>
          <table:table-cell table:formula="of:=ROUNDDOWN([.H74])" office:value-type="float" office:value="15129795" calcext:value-type="float">
            <text:p>15129795</text:p>
          </table:table-cell>
          <table:table-cell table:formula="of:=[.I74]-[.B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34285" calcext:value-type="float">
            <text:p>15334285</text:p>
          </table:table-cell>
          <table:table-cell office:value-type="float" office:value="2004" calcext:value-type="float">
            <text:p>2004</text:p>
          </table:table-cell>
          <table:table-cell table:formula="of:=[.C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]/[.E75]" office:value-type="float" office:value="204489.795918367" calcext:value-type="float">
            <text:p>204489,795918367</text:p>
          </table:table-cell>
          <table:table-cell table:formula="of:=ROUND([.F75])" office:value-type="float" office:value="204490" calcext:value-type="float">
            <text:p>204490</text:p>
          </table:table-cell>
          <table:table-cell table:formula="of:=[.F75]+[.H74]" office:value-type="float" office:value="15334285.7142857" calcext:value-type="float">
            <text:p>15334285,7142857</text:p>
          </table:table-cell>
          <table:table-cell table:formula="of:=ROUNDDOWN([.H75])" office:value-type="float" office:value="15334285" calcext:value-type="float">
            <text:p>15334285</text:p>
          </table:table-cell>
          <table:table-cell table:formula="of:=[.I75]-[.B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38775" calcext:value-type="float">
            <text:p>15538775</text:p>
          </table:table-cell>
          <table:table-cell office:value-type="float" office:value="2004" calcext:value-type="float">
            <text:p>2004</text:p>
          </table:table-cell>
          <table:table-cell table:formula="of:=[.C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]/[.E76]" office:value-type="float" office:value="204489.795918367" calcext:value-type="float">
            <text:p>204489,795918367</text:p>
          </table:table-cell>
          <table:table-cell table:formula="of:=ROUND([.F76])" office:value-type="float" office:value="204490" calcext:value-type="float">
            <text:p>204490</text:p>
          </table:table-cell>
          <table:table-cell table:formula="of:=[.F76]+[.H75]" office:value-type="float" office:value="15538775.5102041" calcext:value-type="float">
            <text:p>15538775,5102041</text:p>
          </table:table-cell>
          <table:table-cell table:formula="of:=ROUNDDOWN([.H76])" office:value-type="float" office:value="15538775" calcext:value-type="float">
            <text:p>15538775</text:p>
          </table:table-cell>
          <table:table-cell table:formula="of:=[.I76]-[.B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3265" calcext:value-type="float">
            <text:p>15743265</text:p>
          </table:table-cell>
          <table:table-cell office:value-type="float" office:value="2004" calcext:value-type="float">
            <text:p>2004</text:p>
          </table:table-cell>
          <table:table-cell table:formula="of:=[.C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]/[.E77]" office:value-type="float" office:value="204489.795918367" calcext:value-type="float">
            <text:p>204489,795918367</text:p>
          </table:table-cell>
          <table:table-cell table:formula="of:=ROUND([.F77])" office:value-type="float" office:value="204490" calcext:value-type="float">
            <text:p>204490</text:p>
          </table:table-cell>
          <table:table-cell table:formula="of:=[.F77]+[.H76]" office:value-type="float" office:value="15743265.3061225" calcext:value-type="float">
            <text:p>15743265,3061225</text:p>
          </table:table-cell>
          <table:table-cell table:formula="of:=ROUNDDOWN([.H77])" office:value-type="float" office:value="15743265" calcext:value-type="float">
            <text:p>15743265</text:p>
          </table:table-cell>
          <table:table-cell table:formula="of:=[.I77]-[.B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47755" calcext:value-type="float">
            <text:p>15947755</text:p>
          </table:table-cell>
          <table:table-cell office:value-type="float" office:value="2004" calcext:value-type="float">
            <text:p>2004</text:p>
          </table:table-cell>
          <table:table-cell table:formula="of:=[.C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]/[.E78]" office:value-type="float" office:value="204489.795918367" calcext:value-type="float">
            <text:p>204489,795918367</text:p>
          </table:table-cell>
          <table:table-cell table:formula="of:=ROUND([.F78])" office:value-type="float" office:value="204490" calcext:value-type="float">
            <text:p>204490</text:p>
          </table:table-cell>
          <table:table-cell table:formula="of:=[.F78]+[.H77]" office:value-type="float" office:value="15947755.1020408" calcext:value-type="float">
            <text:p>15947755,1020408</text:p>
          </table:table-cell>
          <table:table-cell table:formula="of:=ROUNDDOWN([.H78])" office:value-type="float" office:value="15947755" calcext:value-type="float">
            <text:p>15947755</text:p>
          </table:table-cell>
          <table:table-cell table:formula="of:=[.I78]-[.B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2244" calcext:value-type="float">
            <text:p>16152244</text:p>
          </table:table-cell>
          <table:table-cell office:value-type="float" office:value="2004" calcext:value-type="float">
            <text:p>2004</text:p>
          </table:table-cell>
          <table:table-cell table:formula="of:=[.C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]/[.E79]" office:value-type="float" office:value="204489.795918367" calcext:value-type="float">
            <text:p>204489,795918367</text:p>
          </table:table-cell>
          <table:table-cell table:formula="of:=ROUND([.F79])" office:value-type="float" office:value="204490" calcext:value-type="float">
            <text:p>204490</text:p>
          </table:table-cell>
          <table:table-cell table:formula="of:=[.F79]+[.H78]" office:value-type="float" office:value="16152244.8979592" calcext:value-type="float">
            <text:p>16152244,8979592</text:p>
          </table:table-cell>
          <table:table-cell table:formula="of:=ROUNDDOWN([.H79])" office:value-type="float" office:value="16152244" calcext:value-type="float">
            <text:p>16152244</text:p>
          </table:table-cell>
          <table:table-cell table:formula="of:=[.I79]-[.B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56734" calcext:value-type="float">
            <text:p>16356734</text:p>
          </table:table-cell>
          <table:table-cell office:value-type="float" office:value="2004" calcext:value-type="float">
            <text:p>2004</text:p>
          </table:table-cell>
          <table:table-cell table:formula="of:=[.C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0]/[.E80]" office:value-type="float" office:value="204489.795918367" calcext:value-type="float">
            <text:p>204489,795918367</text:p>
          </table:table-cell>
          <table:table-cell table:formula="of:=ROUND([.F80])" office:value-type="float" office:value="204490" calcext:value-type="float">
            <text:p>204490</text:p>
          </table:table-cell>
          <table:table-cell table:formula="of:=[.F80]+[.H79]" office:value-type="float" office:value="16356734.6938776" calcext:value-type="float">
            <text:p>16356734,6938776</text:p>
          </table:table-cell>
          <table:table-cell table:formula="of:=ROUNDDOWN([.H80])" office:value-type="float" office:value="16356734" calcext:value-type="float">
            <text:p>16356734</text:p>
          </table:table-cell>
          <table:table-cell table:formula="of:=[.I80]-[.B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61224" calcext:value-type="float">
            <text:p>16561224</text:p>
          </table:table-cell>
          <table:table-cell office:value-type="float" office:value="2004" calcext:value-type="float">
            <text:p>2004</text:p>
          </table:table-cell>
          <table:table-cell table:formula="of:=[.C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1]/[.E81]" office:value-type="float" office:value="204489.795918367" calcext:value-type="float">
            <text:p>204489,795918367</text:p>
          </table:table-cell>
          <table:table-cell table:formula="of:=ROUND([.F81])" office:value-type="float" office:value="204490" calcext:value-type="float">
            <text:p>204490</text:p>
          </table:table-cell>
          <table:table-cell table:formula="of:=[.F81]+[.H80]" office:value-type="float" office:value="16561224.4897959" calcext:value-type="float">
            <text:p>16561224,4897959</text:p>
          </table:table-cell>
          <table:table-cell table:formula="of:=ROUNDDOWN([.H81])" office:value-type="float" office:value="16561224" calcext:value-type="float">
            <text:p>16561224</text:p>
          </table:table-cell>
          <table:table-cell table:formula="of:=[.I81]-[.B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65714" calcext:value-type="float">
            <text:p>16765714</text:p>
          </table:table-cell>
          <table:table-cell office:value-type="float" office:value="2004" calcext:value-type="float">
            <text:p>2004</text:p>
          </table:table-cell>
          <table:table-cell table:formula="of:=[.C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2]/[.E82]" office:value-type="float" office:value="204489.795918367" calcext:value-type="float">
            <text:p>204489,795918367</text:p>
          </table:table-cell>
          <table:table-cell table:formula="of:=ROUND([.F82])" office:value-type="float" office:value="204490" calcext:value-type="float">
            <text:p>204490</text:p>
          </table:table-cell>
          <table:table-cell table:formula="of:=[.F82]+[.H81]" office:value-type="float" office:value="16765714.2857143" calcext:value-type="float">
            <text:p>16765714,2857143</text:p>
          </table:table-cell>
          <table:table-cell table:formula="of:=ROUNDDOWN([.H82])" office:value-type="float" office:value="16765714" calcext:value-type="float">
            <text:p>16765714</text:p>
          </table:table-cell>
          <table:table-cell table:formula="of:=[.I82]-[.B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970204" calcext:value-type="float">
            <text:p>16970204</text:p>
          </table:table-cell>
          <table:table-cell office:value-type="float" office:value="2004" calcext:value-type="float">
            <text:p>2004</text:p>
          </table:table-cell>
          <table:table-cell table:formula="of:=[.C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3]/[.E83]" office:value-type="float" office:value="204489.795918367" calcext:value-type="float">
            <text:p>204489,795918367</text:p>
          </table:table-cell>
          <table:table-cell table:formula="of:=ROUND([.F83])" office:value-type="float" office:value="204490" calcext:value-type="float">
            <text:p>204490</text:p>
          </table:table-cell>
          <table:table-cell table:formula="of:=[.F83]+[.H82]" office:value-type="float" office:value="16970204.0816327" calcext:value-type="float">
            <text:p>16970204,0816327</text:p>
          </table:table-cell>
          <table:table-cell table:formula="of:=ROUNDDOWN([.H83])" office:value-type="float" office:value="16970204" calcext:value-type="float">
            <text:p>16970204</text:p>
          </table:table-cell>
          <table:table-cell table:formula="of:=[.I83]-[.B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74693" calcext:value-type="float">
            <text:p>17174693</text:p>
          </table:table-cell>
          <table:table-cell office:value-type="float" office:value="2004" calcext:value-type="float">
            <text:p>2004</text:p>
          </table:table-cell>
          <table:table-cell table:formula="of:=[.C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4]/[.E84]" office:value-type="float" office:value="204489.795918367" calcext:value-type="float">
            <text:p>204489,795918367</text:p>
          </table:table-cell>
          <table:table-cell table:formula="of:=ROUND([.F84])" office:value-type="float" office:value="204490" calcext:value-type="float">
            <text:p>204490</text:p>
          </table:table-cell>
          <table:table-cell table:formula="of:=[.F84]+[.H83]" office:value-type="float" office:value="17174693.877551" calcext:value-type="float">
            <text:p>17174693,877551</text:p>
          </table:table-cell>
          <table:table-cell table:formula="of:=ROUNDDOWN([.H84])" office:value-type="float" office:value="17174693" calcext:value-type="float">
            <text:p>17174693</text:p>
          </table:table-cell>
          <table:table-cell table:formula="of:=[.I84]-[.B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79183" calcext:value-type="float">
            <text:p>17379183</text:p>
          </table:table-cell>
          <table:table-cell office:value-type="float" office:value="2004" calcext:value-type="float">
            <text:p>2004</text:p>
          </table:table-cell>
          <table:table-cell table:formula="of:=[.C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5]/[.E85]" office:value-type="float" office:value="204489.795918367" calcext:value-type="float">
            <text:p>204489,795918367</text:p>
          </table:table-cell>
          <table:table-cell table:formula="of:=ROUND([.F85])" office:value-type="float" office:value="204490" calcext:value-type="float">
            <text:p>204490</text:p>
          </table:table-cell>
          <table:table-cell table:formula="of:=[.F85]+[.H84]" office:value-type="float" office:value="17379183.6734694" calcext:value-type="float">
            <text:p>17379183,6734694</text:p>
          </table:table-cell>
          <table:table-cell table:formula="of:=ROUNDDOWN([.H85])" office:value-type="float" office:value="17379183" calcext:value-type="float">
            <text:p>17379183</text:p>
          </table:table-cell>
          <table:table-cell table:formula="of:=[.I85]-[.B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583673" calcext:value-type="float">
            <text:p>17583673</text:p>
          </table:table-cell>
          <table:table-cell office:value-type="float" office:value="2004" calcext:value-type="float">
            <text:p>2004</text:p>
          </table:table-cell>
          <table:table-cell table:formula="of:=[.C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6]/[.E86]" office:value-type="float" office:value="204489.795918367" calcext:value-type="float">
            <text:p>204489,795918367</text:p>
          </table:table-cell>
          <table:table-cell table:formula="of:=ROUND([.F86])" office:value-type="float" office:value="204490" calcext:value-type="float">
            <text:p>204490</text:p>
          </table:table-cell>
          <table:table-cell table:formula="of:=[.F86]+[.H85]" office:value-type="float" office:value="17583673.4693878" calcext:value-type="float">
            <text:p>17583673,4693878</text:p>
          </table:table-cell>
          <table:table-cell table:formula="of:=ROUNDDOWN([.H86])" office:value-type="float" office:value="17583673" calcext:value-type="float">
            <text:p>17583673</text:p>
          </table:table-cell>
          <table:table-cell table:formula="of:=[.I86]-[.B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788163" calcext:value-type="float">
            <text:p>17788163</text:p>
          </table:table-cell>
          <table:table-cell office:value-type="float" office:value="2004" calcext:value-type="float">
            <text:p>2004</text:p>
          </table:table-cell>
          <table:table-cell table:formula="of:=[.C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7]/[.E87]" office:value-type="float" office:value="204489.795918367" calcext:value-type="float">
            <text:p>204489,795918367</text:p>
          </table:table-cell>
          <table:table-cell table:formula="of:=ROUND([.F87])" office:value-type="float" office:value="204490" calcext:value-type="float">
            <text:p>204490</text:p>
          </table:table-cell>
          <table:table-cell table:formula="of:=[.F87]+[.H86]" office:value-type="float" office:value="17788163.2653062" calcext:value-type="float">
            <text:p>17788163,2653062</text:p>
          </table:table-cell>
          <table:table-cell table:formula="of:=ROUNDDOWN([.H87])" office:value-type="float" office:value="17788163" calcext:value-type="float">
            <text:p>17788163</text:p>
          </table:table-cell>
          <table:table-cell table:formula="of:=[.I87]-[.B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92653" calcext:value-type="float">
            <text:p>17992653</text:p>
          </table:table-cell>
          <table:table-cell office:value-type="float" office:value="2004" calcext:value-type="float">
            <text:p>2004</text:p>
          </table:table-cell>
          <table:table-cell table:formula="of:=[.C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8]/[.E88]" office:value-type="float" office:value="204489.795918367" calcext:value-type="float">
            <text:p>204489,795918367</text:p>
          </table:table-cell>
          <table:table-cell table:formula="of:=ROUND([.F88])" office:value-type="float" office:value="204490" calcext:value-type="float">
            <text:p>204490</text:p>
          </table:table-cell>
          <table:table-cell table:formula="of:=[.F88]+[.H87]" office:value-type="float" office:value="17992653.0612245" calcext:value-type="float">
            <text:p>17992653,0612245</text:p>
          </table:table-cell>
          <table:table-cell table:formula="of:=ROUNDDOWN([.H88])" office:value-type="float" office:value="17992653" calcext:value-type="float">
            <text:p>17992653</text:p>
          </table:table-cell>
          <table:table-cell table:formula="of:=[.I88]-[.B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97142" calcext:value-type="float">
            <text:p>18197142</text:p>
          </table:table-cell>
          <table:table-cell office:value-type="float" office:value="2004" calcext:value-type="float">
            <text:p>2004</text:p>
          </table:table-cell>
          <table:table-cell table:formula="of:=[.C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9]/[.E89]" office:value-type="float" office:value="204489.795918367" calcext:value-type="float">
            <text:p>204489,795918367</text:p>
          </table:table-cell>
          <table:table-cell table:formula="of:=ROUND([.F89])" office:value-type="float" office:value="204490" calcext:value-type="float">
            <text:p>204490</text:p>
          </table:table-cell>
          <table:table-cell table:formula="of:=[.F89]+[.H88]" office:value-type="float" office:value="18197142.8571429" calcext:value-type="float">
            <text:p>18197142,8571429</text:p>
          </table:table-cell>
          <table:table-cell table:formula="of:=ROUNDDOWN([.H89])" office:value-type="float" office:value="18197142" calcext:value-type="float">
            <text:p>18197142</text:p>
          </table:table-cell>
          <table:table-cell table:formula="of:=[.I89]-[.B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01632" calcext:value-type="float">
            <text:p>18401632</text:p>
          </table:table-cell>
          <table:table-cell office:value-type="float" office:value="2004" calcext:value-type="float">
            <text:p>2004</text:p>
          </table:table-cell>
          <table:table-cell table:formula="of:=[.C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0]/[.E90]" office:value-type="float" office:value="204489.795918367" calcext:value-type="float">
            <text:p>204489,795918367</text:p>
          </table:table-cell>
          <table:table-cell table:formula="of:=ROUND([.F90])" office:value-type="float" office:value="204490" calcext:value-type="float">
            <text:p>204490</text:p>
          </table:table-cell>
          <table:table-cell table:formula="of:=[.F90]+[.H89]" office:value-type="float" office:value="18401632.6530613" calcext:value-type="float">
            <text:p>18401632,6530613</text:p>
          </table:table-cell>
          <table:table-cell table:formula="of:=ROUNDDOWN([.H90])" office:value-type="float" office:value="18401632" calcext:value-type="float">
            <text:p>18401632</text:p>
          </table:table-cell>
          <table:table-cell table:formula="of:=[.I90]-[.B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06122" calcext:value-type="float">
            <text:p>18606122</text:p>
          </table:table-cell>
          <table:table-cell office:value-type="float" office:value="2004" calcext:value-type="float">
            <text:p>2004</text:p>
          </table:table-cell>
          <table:table-cell table:formula="of:=[.C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1]/[.E91]" office:value-type="float" office:value="204489.795918367" calcext:value-type="float">
            <text:p>204489,795918367</text:p>
          </table:table-cell>
          <table:table-cell table:formula="of:=ROUND([.F91])" office:value-type="float" office:value="204490" calcext:value-type="float">
            <text:p>204490</text:p>
          </table:table-cell>
          <table:table-cell table:formula="of:=[.F91]+[.H90]" office:value-type="float" office:value="18606122.4489796" calcext:value-type="float">
            <text:p>18606122,4489796</text:p>
          </table:table-cell>
          <table:table-cell table:formula="of:=ROUNDDOWN([.H91])" office:value-type="float" office:value="18606122" calcext:value-type="float">
            <text:p>18606122</text:p>
          </table:table-cell>
          <table:table-cell table:formula="of:=[.I91]-[.B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10612" calcext:value-type="float">
            <text:p>18810612</text:p>
          </table:table-cell>
          <table:table-cell office:value-type="float" office:value="2004" calcext:value-type="float">
            <text:p>2004</text:p>
          </table:table-cell>
          <table:table-cell table:formula="of:=[.C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2]/[.E92]" office:value-type="float" office:value="204489.795918367" calcext:value-type="float">
            <text:p>204489,795918367</text:p>
          </table:table-cell>
          <table:table-cell table:formula="of:=ROUND([.F92])" office:value-type="float" office:value="204490" calcext:value-type="float">
            <text:p>204490</text:p>
          </table:table-cell>
          <table:table-cell table:formula="of:=[.F92]+[.H91]" office:value-type="float" office:value="18810612.244898" calcext:value-type="float">
            <text:p>18810612,244898</text:p>
          </table:table-cell>
          <table:table-cell table:formula="of:=ROUNDDOWN([.H92])" office:value-type="float" office:value="18810612" calcext:value-type="float">
            <text:p>18810612</text:p>
          </table:table-cell>
          <table:table-cell table:formula="of:=[.I92]-[.B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15102" calcext:value-type="float">
            <text:p>19015102</text:p>
          </table:table-cell>
          <table:table-cell office:value-type="float" office:value="2004" calcext:value-type="float">
            <text:p>2004</text:p>
          </table:table-cell>
          <table:table-cell table:formula="of:=[.C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3]/[.E93]" office:value-type="float" office:value="204489.795918367" calcext:value-type="float">
            <text:p>204489,795918367</text:p>
          </table:table-cell>
          <table:table-cell table:formula="of:=ROUND([.F93])" office:value-type="float" office:value="204490" calcext:value-type="float">
            <text:p>204490</text:p>
          </table:table-cell>
          <table:table-cell table:formula="of:=[.F93]+[.H92]" office:value-type="float" office:value="19015102.0408164" calcext:value-type="float">
            <text:p>19015102,0408164</text:p>
          </table:table-cell>
          <table:table-cell table:formula="of:=ROUNDDOWN([.H93])" office:value-type="float" office:value="19015102" calcext:value-type="float">
            <text:p>19015102</text:p>
          </table:table-cell>
          <table:table-cell table:formula="of:=[.I93]-[.B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19591" calcext:value-type="float">
            <text:p>19219591</text:p>
          </table:table-cell>
          <table:table-cell office:value-type="float" office:value="2004" calcext:value-type="float">
            <text:p>2004</text:p>
          </table:table-cell>
          <table:table-cell table:formula="of:=[.C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4]/[.E94]" office:value-type="float" office:value="204489.795918367" calcext:value-type="float">
            <text:p>204489,795918367</text:p>
          </table:table-cell>
          <table:table-cell table:formula="of:=ROUND([.F94])" office:value-type="float" office:value="204490" calcext:value-type="float">
            <text:p>204490</text:p>
          </table:table-cell>
          <table:table-cell table:formula="of:=[.F94]+[.H93]" office:value-type="float" office:value="19219591.8367347" calcext:value-type="float">
            <text:p>19219591,8367347</text:p>
          </table:table-cell>
          <table:table-cell table:formula="of:=ROUNDDOWN([.H94])" office:value-type="float" office:value="19219591" calcext:value-type="float">
            <text:p>19219591</text:p>
          </table:table-cell>
          <table:table-cell table:formula="of:=[.I94]-[.B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424081" calcext:value-type="float">
            <text:p>19424081</text:p>
          </table:table-cell>
          <table:table-cell office:value-type="float" office:value="2004" calcext:value-type="float">
            <text:p>2004</text:p>
          </table:table-cell>
          <table:table-cell table:formula="of:=[.C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5]/[.E95]" office:value-type="float" office:value="204489.795918367" calcext:value-type="float">
            <text:p>204489,795918367</text:p>
          </table:table-cell>
          <table:table-cell table:formula="of:=ROUND([.F95])" office:value-type="float" office:value="204490" calcext:value-type="float">
            <text:p>204490</text:p>
          </table:table-cell>
          <table:table-cell table:formula="of:=[.F95]+[.H94]" office:value-type="float" office:value="19424081.6326531" calcext:value-type="float">
            <text:p>19424081,6326531</text:p>
          </table:table-cell>
          <table:table-cell table:formula="of:=ROUNDDOWN([.H95])" office:value-type="float" office:value="19424081" calcext:value-type="float">
            <text:p>19424081</text:p>
          </table:table-cell>
          <table:table-cell table:formula="of:=[.I95]-[.B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28571" calcext:value-type="float">
            <text:p>19628571</text:p>
          </table:table-cell>
          <table:table-cell office:value-type="float" office:value="2004" calcext:value-type="float">
            <text:p>2004</text:p>
          </table:table-cell>
          <table:table-cell table:formula="of:=[.C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6]/[.E96]" office:value-type="float" office:value="204489.795918367" calcext:value-type="float">
            <text:p>204489,795918367</text:p>
          </table:table-cell>
          <table:table-cell table:formula="of:=ROUND([.F96])" office:value-type="float" office:value="204490" calcext:value-type="float">
            <text:p>204490</text:p>
          </table:table-cell>
          <table:table-cell table:formula="of:=[.F96]+[.H95]" office:value-type="float" office:value="19628571.4285715" calcext:value-type="float">
            <text:p>19628571,4285715</text:p>
          </table:table-cell>
          <table:table-cell table:formula="of:=ROUNDDOWN([.H96])" office:value-type="float" office:value="19628571" calcext:value-type="float">
            <text:p>19628571</text:p>
          </table:table-cell>
          <table:table-cell table:formula="of:=[.I96]-[.B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833061" calcext:value-type="float">
            <text:p>19833061</text:p>
          </table:table-cell>
          <table:table-cell office:value-type="float" office:value="2004" calcext:value-type="float">
            <text:p>2004</text:p>
          </table:table-cell>
          <table:table-cell table:formula="of:=[.C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7]/[.E97]" office:value-type="float" office:value="204489.795918367" calcext:value-type="float">
            <text:p>204489,795918367</text:p>
          </table:table-cell>
          <table:table-cell table:formula="of:=ROUND([.F97])" office:value-type="float" office:value="204490" calcext:value-type="float">
            <text:p>204490</text:p>
          </table:table-cell>
          <table:table-cell table:formula="of:=[.F97]+[.H96]" office:value-type="float" office:value="19833061.2244898" calcext:value-type="float">
            <text:p>19833061,2244898</text:p>
          </table:table-cell>
          <table:table-cell table:formula="of:=ROUNDDOWN([.H97])" office:value-type="float" office:value="19833061" calcext:value-type="float">
            <text:p>19833061</text:p>
          </table:table-cell>
          <table:table-cell table:formula="of:=[.I97]-[.B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7551" calcext:value-type="float">
            <text:p>20037551</text:p>
          </table:table-cell>
          <table:table-cell office:value-type="float" office:value="2004" calcext:value-type="float">
            <text:p>2004</text:p>
          </table:table-cell>
          <table:table-cell table:formula="of:=[.C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8]/[.E98]" office:value-type="float" office:value="204489.795918367" calcext:value-type="float">
            <text:p>204489,795918367</text:p>
          </table:table-cell>
          <table:table-cell table:formula="of:=ROUND([.F98])" office:value-type="float" office:value="204490" calcext:value-type="float">
            <text:p>204490</text:p>
          </table:table-cell>
          <table:table-cell table:formula="of:=[.F98]+[.H97]" office:value-type="float" office:value="20037551.0204082" calcext:value-type="float">
            <text:p>20037551,0204082</text:p>
          </table:table-cell>
          <table:table-cell table:formula="of:=ROUNDDOWN([.H98])" office:value-type="float" office:value="20037551" calcext:value-type="float">
            <text:p>20037551</text:p>
          </table:table-cell>
          <table:table-cell table:formula="of:=[.I98]-[.B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42040" calcext:value-type="float">
            <text:p>20242040</text:p>
          </table:table-cell>
          <table:table-cell office:value-type="float" office:value="2004" calcext:value-type="float">
            <text:p>2004</text:p>
          </table:table-cell>
          <table:table-cell table:formula="of:=[.C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9]/[.E99]" office:value-type="float" office:value="204489.795918367" calcext:value-type="float">
            <text:p>204489,795918367</text:p>
          </table:table-cell>
          <table:table-cell table:formula="of:=ROUND([.F99])" office:value-type="float" office:value="204490" calcext:value-type="float">
            <text:p>204490</text:p>
          </table:table-cell>
          <table:table-cell table:formula="of:=[.F99]+[.H98]" office:value-type="float" office:value="20242040.8163266" calcext:value-type="float">
            <text:p>20242040,8163266</text:p>
          </table:table-cell>
          <table:table-cell table:formula="of:=ROUNDDOWN([.H99])" office:value-type="float" office:value="20242040" calcext:value-type="float">
            <text:p>20242040</text:p>
          </table:table-cell>
          <table:table-cell table:formula="of:=[.I99]-[.B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46530" calcext:value-type="float">
            <text:p>20446530</text:p>
          </table:table-cell>
          <table:table-cell office:value-type="float" office:value="2004" calcext:value-type="float">
            <text:p>2004</text:p>
          </table:table-cell>
          <table:table-cell table:formula="of:=[.C1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0]/[.E100]" office:value-type="float" office:value="204489.795918367" calcext:value-type="float">
            <text:p>204489,795918367</text:p>
          </table:table-cell>
          <table:table-cell table:formula="of:=ROUND([.F100])" office:value-type="float" office:value="204490" calcext:value-type="float">
            <text:p>204490</text:p>
          </table:table-cell>
          <table:table-cell table:formula="of:=[.F100]+[.H99]" office:value-type="float" office:value="20446530.6122449" calcext:value-type="float">
            <text:p>20446530,6122449</text:p>
          </table:table-cell>
          <table:table-cell table:formula="of:=ROUNDDOWN([.H100])" office:value-type="float" office:value="20446530" calcext:value-type="float">
            <text:p>20446530</text:p>
          </table:table-cell>
          <table:table-cell table:formula="of:=[.I100]-[.B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51020" calcext:value-type="float">
            <text:p>20651020</text:p>
          </table:table-cell>
          <table:table-cell office:value-type="float" office:value="2004" calcext:value-type="float">
            <text:p>2004</text:p>
          </table:table-cell>
          <table:table-cell table:formula="of:=[.C1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1]/[.E101]" office:value-type="float" office:value="204489.795918367" calcext:value-type="float">
            <text:p>204489,795918367</text:p>
          </table:table-cell>
          <table:table-cell table:formula="of:=ROUND([.F101])" office:value-type="float" office:value="204490" calcext:value-type="float">
            <text:p>204490</text:p>
          </table:table-cell>
          <table:table-cell table:formula="of:=[.F101]+[.H100]" office:value-type="float" office:value="20651020.4081633" calcext:value-type="float">
            <text:p>20651020,4081633</text:p>
          </table:table-cell>
          <table:table-cell table:formula="of:=ROUNDDOWN([.H101])" office:value-type="float" office:value="20651020" calcext:value-type="float">
            <text:p>20651020</text:p>
          </table:table-cell>
          <table:table-cell table:formula="of:=[.I101]-[.B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855510" calcext:value-type="float">
            <text:p>20855510</text:p>
          </table:table-cell>
          <table:table-cell office:value-type="float" office:value="2004" calcext:value-type="float">
            <text:p>2004</text:p>
          </table:table-cell>
          <table:table-cell table:formula="of:=[.C1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2]/[.E102]" office:value-type="float" office:value="204489.795918367" calcext:value-type="float">
            <text:p>204489,795918367</text:p>
          </table:table-cell>
          <table:table-cell table:formula="of:=ROUND([.F102])" office:value-type="float" office:value="204490" calcext:value-type="float">
            <text:p>204490</text:p>
          </table:table-cell>
          <table:table-cell table:formula="of:=[.F102]+[.H101]" office:value-type="float" office:value="20855510.2040817" calcext:value-type="float">
            <text:p>20855510,2040817</text:p>
          </table:table-cell>
          <table:table-cell table:formula="of:=ROUNDDOWN([.H102])" office:value-type="float" office:value="20855510" calcext:value-type="float">
            <text:p>20855510</text:p>
          </table:table-cell>
          <table:table-cell table:formula="of:=[.I102]-[.B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60000" calcext:value-type="float">
            <text:p>21060000</text:p>
          </table:table-cell>
          <table:table-cell office:value-type="float" office:value="2004" calcext:value-type="float">
            <text:p>2004</text:p>
          </table:table-cell>
          <table:table-cell table:formula="of:=[.C1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3]/[.E103]" office:value-type="float" office:value="204489.795918367" calcext:value-type="float">
            <text:p>204489,795918367</text:p>
          </table:table-cell>
          <table:table-cell table:formula="of:=ROUND([.F103])" office:value-type="float" office:value="204490" calcext:value-type="float">
            <text:p>204490</text:p>
          </table:table-cell>
          <table:table-cell table:formula="of:=[.F103]+[.H102]" office:value-type="float" office:value="21060000" calcext:value-type="float">
            <text:p>21060000</text:p>
          </table:table-cell>
          <table:table-cell table:formula="of:=ROUNDDOWN([.H103])" office:value-type="float" office:value="21060000" calcext:value-type="float">
            <text:p>21060000</text:p>
          </table:table-cell>
          <table:table-cell table:formula="of:=[.I103]-[.B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64489" calcext:value-type="float">
            <text:p>21264489</text:p>
          </table:table-cell>
          <table:table-cell office:value-type="float" office:value="2004" calcext:value-type="float">
            <text:p>2004</text:p>
          </table:table-cell>
          <table:table-cell table:formula="of:=[.C1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4]/[.E104]" office:value-type="float" office:value="204489.795918367" calcext:value-type="float">
            <text:p>204489,795918367</text:p>
          </table:table-cell>
          <table:table-cell table:formula="of:=ROUND([.F104])" office:value-type="float" office:value="204490" calcext:value-type="float">
            <text:p>204490</text:p>
          </table:table-cell>
          <table:table-cell table:formula="of:=[.F104]+[.H103]" office:value-type="float" office:value="21264489.7959184" calcext:value-type="float">
            <text:p>21264489,7959184</text:p>
          </table:table-cell>
          <table:table-cell table:formula="of:=ROUNDDOWN([.H104])" office:value-type="float" office:value="21264489" calcext:value-type="float">
            <text:p>21264489</text:p>
          </table:table-cell>
          <table:table-cell table:formula="of:=[.I104]-[.B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468979" calcext:value-type="float">
            <text:p>21468979</text:p>
          </table:table-cell>
          <table:table-cell office:value-type="float" office:value="2004" calcext:value-type="float">
            <text:p>2004</text:p>
          </table:table-cell>
          <table:table-cell table:formula="of:=[.C1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5]/[.E105]" office:value-type="float" office:value="204489.795918367" calcext:value-type="float">
            <text:p>204489,795918367</text:p>
          </table:table-cell>
          <table:table-cell table:formula="of:=ROUND([.F105])" office:value-type="float" office:value="204490" calcext:value-type="float">
            <text:p>204490</text:p>
          </table:table-cell>
          <table:table-cell table:formula="of:=[.F105]+[.H104]" office:value-type="float" office:value="21468979.5918368" calcext:value-type="float">
            <text:p>21468979,5918368</text:p>
          </table:table-cell>
          <table:table-cell table:formula="of:=ROUNDDOWN([.H105])" office:value-type="float" office:value="21468979" calcext:value-type="float">
            <text:p>21468979</text:p>
          </table:table-cell>
          <table:table-cell table:formula="of:=[.I105]-[.B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673469" calcext:value-type="float">
            <text:p>21673469</text:p>
          </table:table-cell>
          <table:table-cell office:value-type="float" office:value="2004" calcext:value-type="float">
            <text:p>2004</text:p>
          </table:table-cell>
          <table:table-cell table:formula="of:=[.C1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6]/[.E106]" office:value-type="float" office:value="204489.795918367" calcext:value-type="float">
            <text:p>204489,795918367</text:p>
          </table:table-cell>
          <table:table-cell table:formula="of:=ROUND([.F106])" office:value-type="float" office:value="204490" calcext:value-type="float">
            <text:p>204490</text:p>
          </table:table-cell>
          <table:table-cell table:formula="of:=[.F106]+[.H105]" office:value-type="float" office:value="21673469.3877551" calcext:value-type="float">
            <text:p>21673469,3877551</text:p>
          </table:table-cell>
          <table:table-cell table:formula="of:=ROUNDDOWN([.H106])" office:value-type="float" office:value="21673469" calcext:value-type="float">
            <text:p>21673469</text:p>
          </table:table-cell>
          <table:table-cell table:formula="of:=[.I106]-[.B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7959" calcext:value-type="float">
            <text:p>21877959</text:p>
          </table:table-cell>
          <table:table-cell office:value-type="float" office:value="2004" calcext:value-type="float">
            <text:p>2004</text:p>
          </table:table-cell>
          <table:table-cell table:formula="of:=[.C1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7]/[.E107]" office:value-type="float" office:value="204489.795918367" calcext:value-type="float">
            <text:p>204489,795918367</text:p>
          </table:table-cell>
          <table:table-cell table:formula="of:=ROUND([.F107])" office:value-type="float" office:value="204490" calcext:value-type="float">
            <text:p>204490</text:p>
          </table:table-cell>
          <table:table-cell table:formula="of:=[.F107]+[.H106]" office:value-type="float" office:value="21877959.1836735" calcext:value-type="float">
            <text:p>21877959,1836735</text:p>
          </table:table-cell>
          <table:table-cell table:formula="of:=ROUNDDOWN([.H107])" office:value-type="float" office:value="21877959" calcext:value-type="float">
            <text:p>21877959</text:p>
          </table:table-cell>
          <table:table-cell table:formula="of:=[.I107]-[.B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082448" calcext:value-type="float">
            <text:p>22082448</text:p>
          </table:table-cell>
          <table:table-cell office:value-type="float" office:value="2004" calcext:value-type="float">
            <text:p>2004</text:p>
          </table:table-cell>
          <table:table-cell table:formula="of:=[.C1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8]/[.E108]" office:value-type="float" office:value="204489.795918367" calcext:value-type="float">
            <text:p>204489,795918367</text:p>
          </table:table-cell>
          <table:table-cell table:formula="of:=ROUND([.F108])" office:value-type="float" office:value="204490" calcext:value-type="float">
            <text:p>204490</text:p>
          </table:table-cell>
          <table:table-cell table:formula="of:=[.F108]+[.H107]" office:value-type="float" office:value="22082448.9795919" calcext:value-type="float">
            <text:p>22082448,9795919</text:p>
          </table:table-cell>
          <table:table-cell table:formula="of:=ROUNDDOWN([.H108])" office:value-type="float" office:value="22082448" calcext:value-type="float">
            <text:p>22082448</text:p>
          </table:table-cell>
          <table:table-cell table:formula="of:=[.I108]-[.B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286938" calcext:value-type="float">
            <text:p>22286938</text:p>
          </table:table-cell>
          <table:table-cell office:value-type="float" office:value="2004" calcext:value-type="float">
            <text:p>2004</text:p>
          </table:table-cell>
          <table:table-cell table:formula="of:=[.C1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9]/[.E109]" office:value-type="float" office:value="204489.795918367" calcext:value-type="float">
            <text:p>204489,795918367</text:p>
          </table:table-cell>
          <table:table-cell table:formula="of:=ROUND([.F109])" office:value-type="float" office:value="204490" calcext:value-type="float">
            <text:p>204490</text:p>
          </table:table-cell>
          <table:table-cell table:formula="of:=[.F109]+[.H108]" office:value-type="float" office:value="22286938.7755102" calcext:value-type="float">
            <text:p>22286938,7755102</text:p>
          </table:table-cell>
          <table:table-cell table:formula="of:=ROUNDDOWN([.H109])" office:value-type="float" office:value="22286938" calcext:value-type="float">
            <text:p>22286938</text:p>
          </table:table-cell>
          <table:table-cell table:formula="of:=[.I109]-[.B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91428" calcext:value-type="float">
            <text:p>22491428</text:p>
          </table:table-cell>
          <table:table-cell office:value-type="float" office:value="2004" calcext:value-type="float">
            <text:p>2004</text:p>
          </table:table-cell>
          <table:table-cell table:formula="of:=[.C1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0]/[.E110]" office:value-type="float" office:value="204489.795918367" calcext:value-type="float">
            <text:p>204489,795918367</text:p>
          </table:table-cell>
          <table:table-cell table:formula="of:=ROUND([.F110])" office:value-type="float" office:value="204490" calcext:value-type="float">
            <text:p>204490</text:p>
          </table:table-cell>
          <table:table-cell table:formula="of:=[.F110]+[.H109]" office:value-type="float" office:value="22491428.5714286" calcext:value-type="float">
            <text:p>22491428,5714286</text:p>
          </table:table-cell>
          <table:table-cell table:formula="of:=ROUNDDOWN([.H110])" office:value-type="float" office:value="22491428" calcext:value-type="float">
            <text:p>22491428</text:p>
          </table:table-cell>
          <table:table-cell table:formula="of:=[.I110]-[.B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95918" calcext:value-type="float">
            <text:p>22695918</text:p>
          </table:table-cell>
          <table:table-cell office:value-type="float" office:value="2004" calcext:value-type="float">
            <text:p>2004</text:p>
          </table:table-cell>
          <table:table-cell table:formula="of:=[.C1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1]/[.E111]" office:value-type="float" office:value="204489.795918367" calcext:value-type="float">
            <text:p>204489,795918367</text:p>
          </table:table-cell>
          <table:table-cell table:formula="of:=ROUND([.F111])" office:value-type="float" office:value="204490" calcext:value-type="float">
            <text:p>204490</text:p>
          </table:table-cell>
          <table:table-cell table:formula="of:=[.F111]+[.H110]" office:value-type="float" office:value="22695918.367347" calcext:value-type="float">
            <text:p>22695918,367347</text:p>
          </table:table-cell>
          <table:table-cell table:formula="of:=ROUNDDOWN([.H111])" office:value-type="float" office:value="22695918" calcext:value-type="float">
            <text:p>22695918</text:p>
          </table:table-cell>
          <table:table-cell table:formula="of:=[.I111]-[.B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00408" calcext:value-type="float">
            <text:p>22900408</text:p>
          </table:table-cell>
          <table:table-cell office:value-type="float" office:value="2004" calcext:value-type="float">
            <text:p>2004</text:p>
          </table:table-cell>
          <table:table-cell table:formula="of:=[.C1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2]/[.E112]" office:value-type="float" office:value="204489.795918367" calcext:value-type="float">
            <text:p>204489,795918367</text:p>
          </table:table-cell>
          <table:table-cell table:formula="of:=ROUND([.F112])" office:value-type="float" office:value="204490" calcext:value-type="float">
            <text:p>204490</text:p>
          </table:table-cell>
          <table:table-cell table:formula="of:=[.F112]+[.H111]" office:value-type="float" office:value="22900408.1632653" calcext:value-type="float">
            <text:p>22900408,1632653</text:p>
          </table:table-cell>
          <table:table-cell table:formula="of:=ROUNDDOWN([.H112])" office:value-type="float" office:value="22900408" calcext:value-type="float">
            <text:p>22900408</text:p>
          </table:table-cell>
          <table:table-cell table:formula="of:=[.I112]-[.B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104897" calcext:value-type="float">
            <text:p>23104897</text:p>
          </table:table-cell>
          <table:table-cell office:value-type="float" office:value="2004" calcext:value-type="float">
            <text:p>2004</text:p>
          </table:table-cell>
          <table:table-cell table:formula="of:=[.C1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3]/[.E113]" office:value-type="float" office:value="204489.795918367" calcext:value-type="float">
            <text:p>204489,795918367</text:p>
          </table:table-cell>
          <table:table-cell table:formula="of:=ROUND([.F113])" office:value-type="float" office:value="204490" calcext:value-type="float">
            <text:p>204490</text:p>
          </table:table-cell>
          <table:table-cell table:formula="of:=[.F113]+[.H112]" office:value-type="float" office:value="23104897.9591837" calcext:value-type="float">
            <text:p>23104897,9591837</text:p>
          </table:table-cell>
          <table:table-cell table:formula="of:=ROUNDDOWN([.H113])" office:value-type="float" office:value="23104897" calcext:value-type="float">
            <text:p>23104897</text:p>
          </table:table-cell>
          <table:table-cell table:formula="of:=[.I113]-[.B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09387" calcext:value-type="float">
            <text:p>23309387</text:p>
          </table:table-cell>
          <table:table-cell office:value-type="float" office:value="2004" calcext:value-type="float">
            <text:p>2004</text:p>
          </table:table-cell>
          <table:table-cell table:formula="of:=[.C1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4]/[.E114]" office:value-type="float" office:value="204489.795918367" calcext:value-type="float">
            <text:p>204489,795918367</text:p>
          </table:table-cell>
          <table:table-cell table:formula="of:=ROUND([.F114])" office:value-type="float" office:value="204490" calcext:value-type="float">
            <text:p>204490</text:p>
          </table:table-cell>
          <table:table-cell table:formula="of:=[.F114]+[.H113]" office:value-type="float" office:value="23309387.7551021" calcext:value-type="float">
            <text:p>23309387,7551021</text:p>
          </table:table-cell>
          <table:table-cell table:formula="of:=ROUNDDOWN([.H114])" office:value-type="float" office:value="23309387" calcext:value-type="float">
            <text:p>23309387</text:p>
          </table:table-cell>
          <table:table-cell table:formula="of:=[.I114]-[.B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13877" calcext:value-type="float">
            <text:p>23513877</text:p>
          </table:table-cell>
          <table:table-cell office:value-type="float" office:value="2004" calcext:value-type="float">
            <text:p>2004</text:p>
          </table:table-cell>
          <table:table-cell table:formula="of:=[.C1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5]/[.E115]" office:value-type="float" office:value="204489.795918367" calcext:value-type="float">
            <text:p>204489,795918367</text:p>
          </table:table-cell>
          <table:table-cell table:formula="of:=ROUND([.F115])" office:value-type="float" office:value="204490" calcext:value-type="float">
            <text:p>204490</text:p>
          </table:table-cell>
          <table:table-cell table:formula="of:=[.F115]+[.H114]" office:value-type="float" office:value="23513877.5510205" calcext:value-type="float">
            <text:p>23513877,5510205</text:p>
          </table:table-cell>
          <table:table-cell table:formula="of:=ROUNDDOWN([.H115])" office:value-type="float" office:value="23513877" calcext:value-type="float">
            <text:p>23513877</text:p>
          </table:table-cell>
          <table:table-cell table:formula="of:=[.I115]-[.B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18367" calcext:value-type="float">
            <text:p>23718367</text:p>
          </table:table-cell>
          <table:table-cell office:value-type="float" office:value="2004" calcext:value-type="float">
            <text:p>2004</text:p>
          </table:table-cell>
          <table:table-cell table:formula="of:=[.C1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6]/[.E116]" office:value-type="float" office:value="204489.795918367" calcext:value-type="float">
            <text:p>204489,795918367</text:p>
          </table:table-cell>
          <table:table-cell table:formula="of:=ROUND([.F116])" office:value-type="float" office:value="204490" calcext:value-type="float">
            <text:p>204490</text:p>
          </table:table-cell>
          <table:table-cell table:formula="of:=[.F116]+[.H115]" office:value-type="float" office:value="23718367.3469388" calcext:value-type="float">
            <text:p>23718367,3469388</text:p>
          </table:table-cell>
          <table:table-cell table:formula="of:=ROUNDDOWN([.H116])" office:value-type="float" office:value="23718367" calcext:value-type="float">
            <text:p>23718367</text:p>
          </table:table-cell>
          <table:table-cell table:formula="of:=[.I116]-[.B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22857" calcext:value-type="float">
            <text:p>23922857</text:p>
          </table:table-cell>
          <table:table-cell office:value-type="float" office:value="2004" calcext:value-type="float">
            <text:p>2004</text:p>
          </table:table-cell>
          <table:table-cell table:formula="of:=[.C1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7]/[.E117]" office:value-type="float" office:value="204489.795918367" calcext:value-type="float">
            <text:p>204489,795918367</text:p>
          </table:table-cell>
          <table:table-cell table:formula="of:=ROUND([.F117])" office:value-type="float" office:value="204490" calcext:value-type="float">
            <text:p>204490</text:p>
          </table:table-cell>
          <table:table-cell table:formula="of:=[.F117]+[.H116]" office:value-type="float" office:value="23922857.1428572" calcext:value-type="float">
            <text:p>23922857,1428572</text:p>
          </table:table-cell>
          <table:table-cell table:formula="of:=ROUNDDOWN([.H117])" office:value-type="float" office:value="23922857" calcext:value-type="float">
            <text:p>23922857</text:p>
          </table:table-cell>
          <table:table-cell table:formula="of:=[.I117]-[.B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127346" calcext:value-type="float">
            <text:p>24127346</text:p>
          </table:table-cell>
          <table:table-cell office:value-type="float" office:value="2004" calcext:value-type="float">
            <text:p>2004</text:p>
          </table:table-cell>
          <table:table-cell table:formula="of:=[.C1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8]/[.E118]" office:value-type="float" office:value="204489.795918367" calcext:value-type="float">
            <text:p>204489,795918367</text:p>
          </table:table-cell>
          <table:table-cell table:formula="of:=ROUND([.F118])" office:value-type="float" office:value="204490" calcext:value-type="float">
            <text:p>204490</text:p>
          </table:table-cell>
          <table:table-cell table:formula="of:=[.F118]+[.H117]" office:value-type="float" office:value="24127346.9387756" calcext:value-type="float">
            <text:p>24127346,9387756</text:p>
          </table:table-cell>
          <table:table-cell table:formula="of:=ROUNDDOWN([.H118])" office:value-type="float" office:value="24127346" calcext:value-type="float">
            <text:p>24127346</text:p>
          </table:table-cell>
          <table:table-cell table:formula="of:=[.I118]-[.B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31836" calcext:value-type="float">
            <text:p>24331836</text:p>
          </table:table-cell>
          <table:table-cell office:value-type="float" office:value="2004" calcext:value-type="float">
            <text:p>2004</text:p>
          </table:table-cell>
          <table:table-cell table:formula="of:=[.C1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9]/[.E119]" office:value-type="float" office:value="204489.795918367" calcext:value-type="float">
            <text:p>204489,795918367</text:p>
          </table:table-cell>
          <table:table-cell table:formula="of:=ROUND([.F119])" office:value-type="float" office:value="204490" calcext:value-type="float">
            <text:p>204490</text:p>
          </table:table-cell>
          <table:table-cell table:formula="of:=[.F119]+[.H118]" office:value-type="float" office:value="24331836.7346939" calcext:value-type="float">
            <text:p>24331836,7346939</text:p>
          </table:table-cell>
          <table:table-cell table:formula="of:=ROUNDDOWN([.H119])" office:value-type="float" office:value="24331836" calcext:value-type="float">
            <text:p>24331836</text:p>
          </table:table-cell>
          <table:table-cell table:formula="of:=[.I119]-[.B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36326" calcext:value-type="float">
            <text:p>24536326</text:p>
          </table:table-cell>
          <table:table-cell office:value-type="float" office:value="2004" calcext:value-type="float">
            <text:p>2004</text:p>
          </table:table-cell>
          <table:table-cell table:formula="of:=[.C1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0]/[.E120]" office:value-type="float" office:value="204489.795918367" calcext:value-type="float">
            <text:p>204489,795918367</text:p>
          </table:table-cell>
          <table:table-cell table:formula="of:=ROUND([.F120])" office:value-type="float" office:value="204490" calcext:value-type="float">
            <text:p>204490</text:p>
          </table:table-cell>
          <table:table-cell table:formula="of:=[.F120]+[.H119]" office:value-type="float" office:value="24536326.5306123" calcext:value-type="float">
            <text:p>24536326,5306123</text:p>
          </table:table-cell>
          <table:table-cell table:formula="of:=ROUNDDOWN([.H120])" office:value-type="float" office:value="24536326" calcext:value-type="float">
            <text:p>24536326</text:p>
          </table:table-cell>
          <table:table-cell table:formula="of:=[.I120]-[.B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740816" calcext:value-type="float">
            <text:p>24740816</text:p>
          </table:table-cell>
          <table:table-cell office:value-type="float" office:value="2004" calcext:value-type="float">
            <text:p>2004</text:p>
          </table:table-cell>
          <table:table-cell table:formula="of:=[.C1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1]/[.E121]" office:value-type="float" office:value="204489.795918367" calcext:value-type="float">
            <text:p>204489,795918367</text:p>
          </table:table-cell>
          <table:table-cell table:formula="of:=ROUND([.F121])" office:value-type="float" office:value="204490" calcext:value-type="float">
            <text:p>204490</text:p>
          </table:table-cell>
          <table:table-cell table:formula="of:=[.F121]+[.H120]" office:value-type="float" office:value="24740816.3265307" calcext:value-type="float">
            <text:p>24740816,3265307</text:p>
          </table:table-cell>
          <table:table-cell table:formula="of:=ROUNDDOWN([.H121])" office:value-type="float" office:value="24740816" calcext:value-type="float">
            <text:p>24740816</text:p>
          </table:table-cell>
          <table:table-cell table:formula="of:=[.I121]-[.B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945306" calcext:value-type="float">
            <text:p>24945306</text:p>
          </table:table-cell>
          <table:table-cell office:value-type="float" office:value="2004" calcext:value-type="float">
            <text:p>2004</text:p>
          </table:table-cell>
          <table:table-cell table:formula="of:=[.C1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2]/[.E122]" office:value-type="float" office:value="204489.795918367" calcext:value-type="float">
            <text:p>204489,795918367</text:p>
          </table:table-cell>
          <table:table-cell table:formula="of:=ROUND([.F122])" office:value-type="float" office:value="204490" calcext:value-type="float">
            <text:p>204490</text:p>
          </table:table-cell>
          <table:table-cell table:formula="of:=[.F122]+[.H121]" office:value-type="float" office:value="24945306.122449" calcext:value-type="float">
            <text:p>24945306,122449</text:p>
          </table:table-cell>
          <table:table-cell table:formula="of:=ROUNDDOWN([.H122])" office:value-type="float" office:value="24945306" calcext:value-type="float">
            <text:p>24945306</text:p>
          </table:table-cell>
          <table:table-cell table:formula="of:=[.I122]-[.B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149795" calcext:value-type="float">
            <text:p>25149795</text:p>
          </table:table-cell>
          <table:table-cell office:value-type="float" office:value="2004" calcext:value-type="float">
            <text:p>2004</text:p>
          </table:table-cell>
          <table:table-cell table:formula="of:=[.C1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3]/[.E123]" office:value-type="float" office:value="204489.795918367" calcext:value-type="float">
            <text:p>204489,795918367</text:p>
          </table:table-cell>
          <table:table-cell table:formula="of:=ROUND([.F123])" office:value-type="float" office:value="204490" calcext:value-type="float">
            <text:p>204490</text:p>
          </table:table-cell>
          <table:table-cell table:formula="of:=[.F123]+[.H122]" office:value-type="float" office:value="25149795.9183674" calcext:value-type="float">
            <text:p>25149795,9183674</text:p>
          </table:table-cell>
          <table:table-cell table:formula="of:=ROUNDDOWN([.H123])" office:value-type="float" office:value="25149795" calcext:value-type="float">
            <text:p>25149795</text:p>
          </table:table-cell>
          <table:table-cell table:formula="of:=[.I123]-[.B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54285" calcext:value-type="float">
            <text:p>25354285</text:p>
          </table:table-cell>
          <table:table-cell office:value-type="float" office:value="2004" calcext:value-type="float">
            <text:p>2004</text:p>
          </table:table-cell>
          <table:table-cell table:formula="of:=[.C1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4]/[.E124]" office:value-type="float" office:value="204489.795918367" calcext:value-type="float">
            <text:p>204489,795918367</text:p>
          </table:table-cell>
          <table:table-cell table:formula="of:=ROUND([.F124])" office:value-type="float" office:value="204490" calcext:value-type="float">
            <text:p>204490</text:p>
          </table:table-cell>
          <table:table-cell table:formula="of:=[.F124]+[.H123]" office:value-type="float" office:value="25354285.7142858" calcext:value-type="float">
            <text:p>25354285,7142858</text:p>
          </table:table-cell>
          <table:table-cell table:formula="of:=ROUNDDOWN([.H124])" office:value-type="float" office:value="25354285" calcext:value-type="float">
            <text:p>25354285</text:p>
          </table:table-cell>
          <table:table-cell table:formula="of:=[.I124]-[.B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58775" calcext:value-type="float">
            <text:p>25558775</text:p>
          </table:table-cell>
          <table:table-cell office:value-type="float" office:value="2004" calcext:value-type="float">
            <text:p>2004</text:p>
          </table:table-cell>
          <table:table-cell table:formula="of:=[.C1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5]/[.E125]" office:value-type="float" office:value="204489.795918367" calcext:value-type="float">
            <text:p>204489,795918367</text:p>
          </table:table-cell>
          <table:table-cell table:formula="of:=ROUND([.F125])" office:value-type="float" office:value="204490" calcext:value-type="float">
            <text:p>204490</text:p>
          </table:table-cell>
          <table:table-cell table:formula="of:=[.F125]+[.H124]" office:value-type="float" office:value="25558775.5102041" calcext:value-type="float">
            <text:p>25558775,5102041</text:p>
          </table:table-cell>
          <table:table-cell table:formula="of:=ROUNDDOWN([.H125])" office:value-type="float" office:value="25558775" calcext:value-type="float">
            <text:p>25558775</text:p>
          </table:table-cell>
          <table:table-cell table:formula="of:=[.I125]-[.B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763265" calcext:value-type="float">
            <text:p>25763265</text:p>
          </table:table-cell>
          <table:table-cell office:value-type="float" office:value="2004" calcext:value-type="float">
            <text:p>2004</text:p>
          </table:table-cell>
          <table:table-cell table:formula="of:=[.C1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6]/[.E126]" office:value-type="float" office:value="204489.795918367" calcext:value-type="float">
            <text:p>204489,795918367</text:p>
          </table:table-cell>
          <table:table-cell table:formula="of:=ROUND([.F126])" office:value-type="float" office:value="204490" calcext:value-type="float">
            <text:p>204490</text:p>
          </table:table-cell>
          <table:table-cell table:formula="of:=[.F126]+[.H125]" office:value-type="float" office:value="25763265.3061225" calcext:value-type="float">
            <text:p>25763265,3061225</text:p>
          </table:table-cell>
          <table:table-cell table:formula="of:=ROUNDDOWN([.H126])" office:value-type="float" office:value="25763265" calcext:value-type="float">
            <text:p>25763265</text:p>
          </table:table-cell>
          <table:table-cell table:formula="of:=[.I126]-[.B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67755" calcext:value-type="float">
            <text:p>25967755</text:p>
          </table:table-cell>
          <table:table-cell office:value-type="float" office:value="2004" calcext:value-type="float">
            <text:p>2004</text:p>
          </table:table-cell>
          <table:table-cell table:formula="of:=[.C1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7]/[.E127]" office:value-type="float" office:value="204489.795918367" calcext:value-type="float">
            <text:p>204489,795918367</text:p>
          </table:table-cell>
          <table:table-cell table:formula="of:=ROUND([.F127])" office:value-type="float" office:value="204490" calcext:value-type="float">
            <text:p>204490</text:p>
          </table:table-cell>
          <table:table-cell table:formula="of:=[.F127]+[.H126]" office:value-type="float" office:value="25967755.1020409" calcext:value-type="float">
            <text:p>25967755,1020409</text:p>
          </table:table-cell>
          <table:table-cell table:formula="of:=ROUNDDOWN([.H127])" office:value-type="float" office:value="25967755" calcext:value-type="float">
            <text:p>25967755</text:p>
          </table:table-cell>
          <table:table-cell table:formula="of:=[.I127]-[.B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172244" calcext:value-type="float">
            <text:p>26172244</text:p>
          </table:table-cell>
          <table:table-cell office:value-type="float" office:value="2004" calcext:value-type="float">
            <text:p>2004</text:p>
          </table:table-cell>
          <table:table-cell table:formula="of:=[.C1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8]/[.E128]" office:value-type="float" office:value="204489.795918367" calcext:value-type="float">
            <text:p>204489,795918367</text:p>
          </table:table-cell>
          <table:table-cell table:formula="of:=ROUND([.F128])" office:value-type="float" office:value="204490" calcext:value-type="float">
            <text:p>204490</text:p>
          </table:table-cell>
          <table:table-cell table:formula="of:=[.F128]+[.H127]" office:value-type="float" office:value="26172244.8979592" calcext:value-type="float">
            <text:p>26172244,8979592</text:p>
          </table:table-cell>
          <table:table-cell table:formula="of:=ROUNDDOWN([.H128])" office:value-type="float" office:value="26172244" calcext:value-type="float">
            <text:p>26172244</text:p>
          </table:table-cell>
          <table:table-cell table:formula="of:=[.I128]-[.B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76734" calcext:value-type="float">
            <text:p>26376734</text:p>
          </table:table-cell>
          <table:table-cell office:value-type="float" office:value="2004" calcext:value-type="float">
            <text:p>2004</text:p>
          </table:table-cell>
          <table:table-cell table:formula="of:=[.C1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9]/[.E129]" office:value-type="float" office:value="204489.795918367" calcext:value-type="float">
            <text:p>204489,795918367</text:p>
          </table:table-cell>
          <table:table-cell table:formula="of:=ROUND([.F129])" office:value-type="float" office:value="204490" calcext:value-type="float">
            <text:p>204490</text:p>
          </table:table-cell>
          <table:table-cell table:formula="of:=[.F129]+[.H128]" office:value-type="float" office:value="26376734.6938776" calcext:value-type="float">
            <text:p>26376734,6938776</text:p>
          </table:table-cell>
          <table:table-cell table:formula="of:=ROUNDDOWN([.H129])" office:value-type="float" office:value="26376734" calcext:value-type="float">
            <text:p>26376734</text:p>
          </table:table-cell>
          <table:table-cell table:formula="of:=[.I129]-[.B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581224" calcext:value-type="float">
            <text:p>26581224</text:p>
          </table:table-cell>
          <table:table-cell office:value-type="float" office:value="2004" calcext:value-type="float">
            <text:p>2004</text:p>
          </table:table-cell>
          <table:table-cell table:formula="of:=[.C1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0]/[.E130]" office:value-type="float" office:value="204489.795918367" calcext:value-type="float">
            <text:p>204489,795918367</text:p>
          </table:table-cell>
          <table:table-cell table:formula="of:=ROUND([.F130])" office:value-type="float" office:value="204490" calcext:value-type="float">
            <text:p>204490</text:p>
          </table:table-cell>
          <table:table-cell table:formula="of:=[.F130]+[.H129]" office:value-type="float" office:value="26581224.489796" calcext:value-type="float">
            <text:p>26581224,489796</text:p>
          </table:table-cell>
          <table:table-cell table:formula="of:=ROUNDDOWN([.H130])" office:value-type="float" office:value="26581224" calcext:value-type="float">
            <text:p>26581224</text:p>
          </table:table-cell>
          <table:table-cell table:formula="of:=[.I130]-[.B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785714" calcext:value-type="float">
            <text:p>26785714</text:p>
          </table:table-cell>
          <table:table-cell office:value-type="float" office:value="2004" calcext:value-type="float">
            <text:p>2004</text:p>
          </table:table-cell>
          <table:table-cell table:formula="of:=[.C1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1]/[.E131]" office:value-type="float" office:value="204489.795918367" calcext:value-type="float">
            <text:p>204489,795918367</text:p>
          </table:table-cell>
          <table:table-cell table:formula="of:=ROUND([.F131])" office:value-type="float" office:value="204490" calcext:value-type="float">
            <text:p>204490</text:p>
          </table:table-cell>
          <table:table-cell table:formula="of:=[.F131]+[.H130]" office:value-type="float" office:value="26785714.2857143" calcext:value-type="float">
            <text:p>26785714,2857143</text:p>
          </table:table-cell>
          <table:table-cell table:formula="of:=ROUNDDOWN([.H131])" office:value-type="float" office:value="26785714" calcext:value-type="float">
            <text:p>26785714</text:p>
          </table:table-cell>
          <table:table-cell table:formula="of:=[.I131]-[.B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90204" calcext:value-type="float">
            <text:p>26990204</text:p>
          </table:table-cell>
          <table:table-cell office:value-type="float" office:value="2004" calcext:value-type="float">
            <text:p>2004</text:p>
          </table:table-cell>
          <table:table-cell table:formula="of:=[.C1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2]/[.E132]" office:value-type="float" office:value="204489.795918367" calcext:value-type="float">
            <text:p>204489,795918367</text:p>
          </table:table-cell>
          <table:table-cell table:formula="of:=ROUND([.F132])" office:value-type="float" office:value="204490" calcext:value-type="float">
            <text:p>204490</text:p>
          </table:table-cell>
          <table:table-cell table:formula="of:=[.F132]+[.H131]" office:value-type="float" office:value="26990204.0816327" calcext:value-type="float">
            <text:p>26990204,0816327</text:p>
          </table:table-cell>
          <table:table-cell table:formula="of:=ROUNDDOWN([.H132])" office:value-type="float" office:value="26990204" calcext:value-type="float">
            <text:p>26990204</text:p>
          </table:table-cell>
          <table:table-cell table:formula="of:=[.I132]-[.B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94693" calcext:value-type="float">
            <text:p>27194693</text:p>
          </table:table-cell>
          <table:table-cell office:value-type="float" office:value="2004" calcext:value-type="float">
            <text:p>2004</text:p>
          </table:table-cell>
          <table:table-cell table:formula="of:=[.C1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3]/[.E133]" office:value-type="float" office:value="204489.795918367" calcext:value-type="float">
            <text:p>204489,795918367</text:p>
          </table:table-cell>
          <table:table-cell table:formula="of:=ROUND([.F133])" office:value-type="float" office:value="204490" calcext:value-type="float">
            <text:p>204490</text:p>
          </table:table-cell>
          <table:table-cell table:formula="of:=[.F133]+[.H132]" office:value-type="float" office:value="27194693.8775511" calcext:value-type="float">
            <text:p>27194693,8775511</text:p>
          </table:table-cell>
          <table:table-cell table:formula="of:=ROUNDDOWN([.H133])" office:value-type="float" office:value="27194693" calcext:value-type="float">
            <text:p>27194693</text:p>
          </table:table-cell>
          <table:table-cell table:formula="of:=[.I133]-[.B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99183" calcext:value-type="float">
            <text:p>27399183</text:p>
          </table:table-cell>
          <table:table-cell office:value-type="float" office:value="2004" calcext:value-type="float">
            <text:p>2004</text:p>
          </table:table-cell>
          <table:table-cell table:formula="of:=[.C1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4]/[.E134]" office:value-type="float" office:value="204489.795918367" calcext:value-type="float">
            <text:p>204489,795918367</text:p>
          </table:table-cell>
          <table:table-cell table:formula="of:=ROUND([.F134])" office:value-type="float" office:value="204490" calcext:value-type="float">
            <text:p>204490</text:p>
          </table:table-cell>
          <table:table-cell table:formula="of:=[.F134]+[.H133]" office:value-type="float" office:value="27399183.6734694" calcext:value-type="float">
            <text:p>27399183,6734694</text:p>
          </table:table-cell>
          <table:table-cell table:formula="of:=ROUNDDOWN([.H134])" office:value-type="float" office:value="27399183" calcext:value-type="float">
            <text:p>27399183</text:p>
          </table:table-cell>
          <table:table-cell table:formula="of:=[.I134]-[.B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603673" calcext:value-type="float">
            <text:p>27603673</text:p>
          </table:table-cell>
          <table:table-cell office:value-type="float" office:value="2004" calcext:value-type="float">
            <text:p>2004</text:p>
          </table:table-cell>
          <table:table-cell table:formula="of:=[.C1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5]/[.E135]" office:value-type="float" office:value="204489.795918367" calcext:value-type="float">
            <text:p>204489,795918367</text:p>
          </table:table-cell>
          <table:table-cell table:formula="of:=ROUND([.F135])" office:value-type="float" office:value="204490" calcext:value-type="float">
            <text:p>204490</text:p>
          </table:table-cell>
          <table:table-cell table:formula="of:=[.F135]+[.H134]" office:value-type="float" office:value="27603673.4693878" calcext:value-type="float">
            <text:p>27603673,4693878</text:p>
          </table:table-cell>
          <table:table-cell table:formula="of:=ROUNDDOWN([.H135])" office:value-type="float" office:value="27603673" calcext:value-type="float">
            <text:p>27603673</text:p>
          </table:table-cell>
          <table:table-cell table:formula="of:=[.I135]-[.B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808163" calcext:value-type="float">
            <text:p>27808163</text:p>
          </table:table-cell>
          <table:table-cell office:value-type="float" office:value="2004" calcext:value-type="float">
            <text:p>2004</text:p>
          </table:table-cell>
          <table:table-cell table:formula="of:=[.C1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6]/[.E136]" office:value-type="float" office:value="204489.795918367" calcext:value-type="float">
            <text:p>204489,795918367</text:p>
          </table:table-cell>
          <table:table-cell table:formula="of:=ROUND([.F136])" office:value-type="float" office:value="204490" calcext:value-type="float">
            <text:p>204490</text:p>
          </table:table-cell>
          <table:table-cell table:formula="of:=[.F136]+[.H135]" office:value-type="float" office:value="27808163.2653062" calcext:value-type="float">
            <text:p>27808163,2653062</text:p>
          </table:table-cell>
          <table:table-cell table:formula="of:=ROUNDDOWN([.H136])" office:value-type="float" office:value="27808163" calcext:value-type="float">
            <text:p>27808163</text:p>
          </table:table-cell>
          <table:table-cell table:formula="of:=[.I136]-[.B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012653" calcext:value-type="float">
            <text:p>28012653</text:p>
          </table:table-cell>
          <table:table-cell office:value-type="float" office:value="2004" calcext:value-type="float">
            <text:p>2004</text:p>
          </table:table-cell>
          <table:table-cell table:formula="of:=[.C1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7]/[.E137]" office:value-type="float" office:value="204489.795918367" calcext:value-type="float">
            <text:p>204489,795918367</text:p>
          </table:table-cell>
          <table:table-cell table:formula="of:=ROUND([.F137])" office:value-type="float" office:value="204490" calcext:value-type="float">
            <text:p>204490</text:p>
          </table:table-cell>
          <table:table-cell table:formula="of:=[.F137]+[.H136]" office:value-type="float" office:value="28012653.0612245" calcext:value-type="float">
            <text:p>28012653,0612245</text:p>
          </table:table-cell>
          <table:table-cell table:formula="of:=ROUNDDOWN([.H137])" office:value-type="float" office:value="28012653" calcext:value-type="float">
            <text:p>28012653</text:p>
          </table:table-cell>
          <table:table-cell table:formula="of:=[.I137]-[.B1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17142" calcext:value-type="float">
            <text:p>28217142</text:p>
          </table:table-cell>
          <table:table-cell office:value-type="float" office:value="2004" calcext:value-type="float">
            <text:p>2004</text:p>
          </table:table-cell>
          <table:table-cell table:formula="of:=[.C1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8]/[.E138]" office:value-type="float" office:value="204489.795918367" calcext:value-type="float">
            <text:p>204489,795918367</text:p>
          </table:table-cell>
          <table:table-cell table:formula="of:=ROUND([.F138])" office:value-type="float" office:value="204490" calcext:value-type="float">
            <text:p>204490</text:p>
          </table:table-cell>
          <table:table-cell table:formula="of:=[.F138]+[.H137]" office:value-type="float" office:value="28217142.8571429" calcext:value-type="float">
            <text:p>28217142,8571429</text:p>
          </table:table-cell>
          <table:table-cell table:formula="of:=ROUNDDOWN([.H138])" office:value-type="float" office:value="28217142" calcext:value-type="float">
            <text:p>28217142</text:p>
          </table:table-cell>
          <table:table-cell table:formula="of:=[.I138]-[.B1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21632" calcext:value-type="float">
            <text:p>28421632</text:p>
          </table:table-cell>
          <table:table-cell office:value-type="float" office:value="2004" calcext:value-type="float">
            <text:p>2004</text:p>
          </table:table-cell>
          <table:table-cell table:formula="of:=[.C1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9]/[.E139]" office:value-type="float" office:value="204489.795918367" calcext:value-type="float">
            <text:p>204489,795918367</text:p>
          </table:table-cell>
          <table:table-cell table:formula="of:=ROUND([.F139])" office:value-type="float" office:value="204490" calcext:value-type="float">
            <text:p>204490</text:p>
          </table:table-cell>
          <table:table-cell table:formula="of:=[.F139]+[.H138]" office:value-type="float" office:value="28421632.6530613" calcext:value-type="float">
            <text:p>28421632,6530613</text:p>
          </table:table-cell>
          <table:table-cell table:formula="of:=ROUNDDOWN([.H139])" office:value-type="float" office:value="28421632" calcext:value-type="float">
            <text:p>28421632</text:p>
          </table:table-cell>
          <table:table-cell table:formula="of:=[.I139]-[.B1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26122" calcext:value-type="float">
            <text:p>28626122</text:p>
          </table:table-cell>
          <table:table-cell office:value-type="float" office:value="2004" calcext:value-type="float">
            <text:p>2004</text:p>
          </table:table-cell>
          <table:table-cell table:formula="of:=[.C1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0]/[.E140]" office:value-type="float" office:value="204489.795918367" calcext:value-type="float">
            <text:p>204489,795918367</text:p>
          </table:table-cell>
          <table:table-cell table:formula="of:=ROUND([.F140])" office:value-type="float" office:value="204490" calcext:value-type="float">
            <text:p>204490</text:p>
          </table:table-cell>
          <table:table-cell table:formula="of:=[.F140]+[.H139]" office:value-type="float" office:value="28626122.4489796" calcext:value-type="float">
            <text:p>28626122,4489796</text:p>
          </table:table-cell>
          <table:table-cell table:formula="of:=ROUNDDOWN([.H140])" office:value-type="float" office:value="28626122" calcext:value-type="float">
            <text:p>28626122</text:p>
          </table:table-cell>
          <table:table-cell table:formula="of:=[.I140]-[.B1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30612" calcext:value-type="float">
            <text:p>28830612</text:p>
          </table:table-cell>
          <table:table-cell office:value-type="float" office:value="2004" calcext:value-type="float">
            <text:p>2004</text:p>
          </table:table-cell>
          <table:table-cell table:formula="of:=[.C1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1]/[.E141]" office:value-type="float" office:value="204489.795918367" calcext:value-type="float">
            <text:p>204489,795918367</text:p>
          </table:table-cell>
          <table:table-cell table:formula="of:=ROUND([.F141])" office:value-type="float" office:value="204490" calcext:value-type="float">
            <text:p>204490</text:p>
          </table:table-cell>
          <table:table-cell table:formula="of:=[.F141]+[.H140]" office:value-type="float" office:value="28830612.244898" calcext:value-type="float">
            <text:p>28830612,244898</text:p>
          </table:table-cell>
          <table:table-cell table:formula="of:=ROUNDDOWN([.H141])" office:value-type="float" office:value="28830612" calcext:value-type="float">
            <text:p>28830612</text:p>
          </table:table-cell>
          <table:table-cell table:formula="of:=[.I141]-[.B1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35102" calcext:value-type="float">
            <text:p>29035102</text:p>
          </table:table-cell>
          <table:table-cell office:value-type="float" office:value="2004" calcext:value-type="float">
            <text:p>2004</text:p>
          </table:table-cell>
          <table:table-cell table:formula="of:=[.C1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2]/[.E142]" office:value-type="float" office:value="204489.795918367" calcext:value-type="float">
            <text:p>204489,795918367</text:p>
          </table:table-cell>
          <table:table-cell table:formula="of:=ROUND([.F142])" office:value-type="float" office:value="204490" calcext:value-type="float">
            <text:p>204490</text:p>
          </table:table-cell>
          <table:table-cell table:formula="of:=[.F142]+[.H141]" office:value-type="float" office:value="29035102.0408164" calcext:value-type="float">
            <text:p>29035102,0408164</text:p>
          </table:table-cell>
          <table:table-cell table:formula="of:=ROUNDDOWN([.H142])" office:value-type="float" office:value="29035102" calcext:value-type="float">
            <text:p>29035102</text:p>
          </table:table-cell>
          <table:table-cell table:formula="of:=[.I142]-[.B1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239591" calcext:value-type="float">
            <text:p>29239591</text:p>
          </table:table-cell>
          <table:table-cell office:value-type="float" office:value="2004" calcext:value-type="float">
            <text:p>2004</text:p>
          </table:table-cell>
          <table:table-cell table:formula="of:=[.C1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3]/[.E143]" office:value-type="float" office:value="204489.795918367" calcext:value-type="float">
            <text:p>204489,795918367</text:p>
          </table:table-cell>
          <table:table-cell table:formula="of:=ROUND([.F143])" office:value-type="float" office:value="204490" calcext:value-type="float">
            <text:p>204490</text:p>
          </table:table-cell>
          <table:table-cell table:formula="of:=[.F143]+[.H142]" office:value-type="float" office:value="29239591.8367347" calcext:value-type="float">
            <text:p>29239591,8367347</text:p>
          </table:table-cell>
          <table:table-cell table:formula="of:=ROUNDDOWN([.H143])" office:value-type="float" office:value="29239591" calcext:value-type="float">
            <text:p>29239591</text:p>
          </table:table-cell>
          <table:table-cell table:formula="of:=[.I143]-[.B1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44081" calcext:value-type="float">
            <text:p>29444081</text:p>
          </table:table-cell>
          <table:table-cell office:value-type="float" office:value="2004" calcext:value-type="float">
            <text:p>2004</text:p>
          </table:table-cell>
          <table:table-cell table:formula="of:=[.C1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4]/[.E144]" office:value-type="float" office:value="204489.795918367" calcext:value-type="float">
            <text:p>204489,795918367</text:p>
          </table:table-cell>
          <table:table-cell table:formula="of:=ROUND([.F144])" office:value-type="float" office:value="204490" calcext:value-type="float">
            <text:p>204490</text:p>
          </table:table-cell>
          <table:table-cell table:formula="of:=[.F144]+[.H143]" office:value-type="float" office:value="29444081.6326531" calcext:value-type="float">
            <text:p>29444081,6326531</text:p>
          </table:table-cell>
          <table:table-cell table:formula="of:=ROUNDDOWN([.H144])" office:value-type="float" office:value="29444081" calcext:value-type="float">
            <text:p>29444081</text:p>
          </table:table-cell>
          <table:table-cell table:formula="of:=[.I144]-[.B1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8571" calcext:value-type="float">
            <text:p>29648571</text:p>
          </table:table-cell>
          <table:table-cell office:value-type="float" office:value="2004" calcext:value-type="float">
            <text:p>2004</text:p>
          </table:table-cell>
          <table:table-cell table:formula="of:=[.C1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5]/[.E145]" office:value-type="float" office:value="204489.795918367" calcext:value-type="float">
            <text:p>204489,795918367</text:p>
          </table:table-cell>
          <table:table-cell table:formula="of:=ROUND([.F145])" office:value-type="float" office:value="204490" calcext:value-type="float">
            <text:p>204490</text:p>
          </table:table-cell>
          <table:table-cell table:formula="of:=[.F145]+[.H144]" office:value-type="float" office:value="29648571.4285715" calcext:value-type="float">
            <text:p>29648571,4285715</text:p>
          </table:table-cell>
          <table:table-cell table:formula="of:=ROUNDDOWN([.H145])" office:value-type="float" office:value="29648571" calcext:value-type="float">
            <text:p>29648571</text:p>
          </table:table-cell>
          <table:table-cell table:formula="of:=[.I145]-[.B1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53061" calcext:value-type="float">
            <text:p>29853061</text:p>
          </table:table-cell>
          <table:table-cell office:value-type="float" office:value="2004" calcext:value-type="float">
            <text:p>2004</text:p>
          </table:table-cell>
          <table:table-cell table:formula="of:=[.C1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6]/[.E146]" office:value-type="float" office:value="204489.795918367" calcext:value-type="float">
            <text:p>204489,795918367</text:p>
          </table:table-cell>
          <table:table-cell table:formula="of:=ROUND([.F146])" office:value-type="float" office:value="204490" calcext:value-type="float">
            <text:p>204490</text:p>
          </table:table-cell>
          <table:table-cell table:formula="of:=[.F146]+[.H145]" office:value-type="float" office:value="29853061.2244899" calcext:value-type="float">
            <text:p>29853061,2244899</text:p>
          </table:table-cell>
          <table:table-cell table:formula="of:=ROUNDDOWN([.H146])" office:value-type="float" office:value="29853061" calcext:value-type="float">
            <text:p>29853061</text:p>
          </table:table-cell>
          <table:table-cell table:formula="of:=[.I146]-[.B1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057551" calcext:value-type="float">
            <text:p>30057551</text:p>
          </table:table-cell>
          <table:table-cell office:value-type="float" office:value="2004" calcext:value-type="float">
            <text:p>2004</text:p>
          </table:table-cell>
          <table:table-cell table:formula="of:=[.C1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7]/[.E147]" office:value-type="float" office:value="204489.795918367" calcext:value-type="float">
            <text:p>204489,795918367</text:p>
          </table:table-cell>
          <table:table-cell table:formula="of:=ROUND([.F147])" office:value-type="float" office:value="204490" calcext:value-type="float">
            <text:p>204490</text:p>
          </table:table-cell>
          <table:table-cell table:formula="of:=[.F147]+[.H146]" office:value-type="float" office:value="30057551.0204082" calcext:value-type="float">
            <text:p>30057551,0204082</text:p>
          </table:table-cell>
          <table:table-cell table:formula="of:=ROUNDDOWN([.H147])" office:value-type="float" office:value="30057551" calcext:value-type="float">
            <text:p>30057551</text:p>
          </table:table-cell>
          <table:table-cell table:formula="of:=[.I147]-[.B1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62040" calcext:value-type="float">
            <text:p>30262040</text:p>
          </table:table-cell>
          <table:table-cell office:value-type="float" office:value="2004" calcext:value-type="float">
            <text:p>2004</text:p>
          </table:table-cell>
          <table:table-cell table:formula="of:=[.C1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8]/[.E148]" office:value-type="float" office:value="204489.795918367" calcext:value-type="float">
            <text:p>204489,795918367</text:p>
          </table:table-cell>
          <table:table-cell table:formula="of:=ROUND([.F148])" office:value-type="float" office:value="204490" calcext:value-type="float">
            <text:p>204490</text:p>
          </table:table-cell>
          <table:table-cell table:formula="of:=[.F148]+[.H147]" office:value-type="float" office:value="30262040.8163266" calcext:value-type="float">
            <text:p>30262040,8163266</text:p>
          </table:table-cell>
          <table:table-cell table:formula="of:=ROUNDDOWN([.H148])" office:value-type="float" office:value="30262040" calcext:value-type="float">
            <text:p>30262040</text:p>
          </table:table-cell>
          <table:table-cell table:formula="of:=[.I148]-[.B1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66530" calcext:value-type="float">
            <text:p>30466530</text:p>
          </table:table-cell>
          <table:table-cell office:value-type="float" office:value="2004" calcext:value-type="float">
            <text:p>2004</text:p>
          </table:table-cell>
          <table:table-cell table:formula="of:=[.C1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9]/[.E149]" office:value-type="float" office:value="204489.795918367" calcext:value-type="float">
            <text:p>204489,795918367</text:p>
          </table:table-cell>
          <table:table-cell table:formula="of:=ROUND([.F149])" office:value-type="float" office:value="204490" calcext:value-type="float">
            <text:p>204490</text:p>
          </table:table-cell>
          <table:table-cell table:formula="of:=[.F149]+[.H148]" office:value-type="float" office:value="30466530.612245" calcext:value-type="float">
            <text:p>30466530,612245</text:p>
          </table:table-cell>
          <table:table-cell table:formula="of:=ROUNDDOWN([.H149])" office:value-type="float" office:value="30466530" calcext:value-type="float">
            <text:p>30466530</text:p>
          </table:table-cell>
          <table:table-cell table:formula="of:=[.I149]-[.B1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71020" calcext:value-type="float">
            <text:p>30671020</text:p>
          </table:table-cell>
          <table:table-cell office:value-type="float" office:value="2004" calcext:value-type="float">
            <text:p>2004</text:p>
          </table:table-cell>
          <table:table-cell table:formula="of:=[.C1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0]/[.E150]" office:value-type="float" office:value="204489.795918367" calcext:value-type="float">
            <text:p>204489,795918367</text:p>
          </table:table-cell>
          <table:table-cell table:formula="of:=ROUND([.F150])" office:value-type="float" office:value="204490" calcext:value-type="float">
            <text:p>204490</text:p>
          </table:table-cell>
          <table:table-cell table:formula="of:=[.F150]+[.H149]" office:value-type="float" office:value="30671020.4081633" calcext:value-type="float">
            <text:p>30671020,4081633</text:p>
          </table:table-cell>
          <table:table-cell table:formula="of:=ROUNDDOWN([.H150])" office:value-type="float" office:value="30671020" calcext:value-type="float">
            <text:p>30671020</text:p>
          </table:table-cell>
          <table:table-cell table:formula="of:=[.I150]-[.B1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875510" calcext:value-type="float">
            <text:p>30875510</text:p>
          </table:table-cell>
          <table:table-cell office:value-type="float" office:value="2004" calcext:value-type="float">
            <text:p>2004</text:p>
          </table:table-cell>
          <table:table-cell table:formula="of:=[.C1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1]/[.E151]" office:value-type="float" office:value="204489.795918367" calcext:value-type="float">
            <text:p>204489,795918367</text:p>
          </table:table-cell>
          <table:table-cell table:formula="of:=ROUND([.F151])" office:value-type="float" office:value="204490" calcext:value-type="float">
            <text:p>204490</text:p>
          </table:table-cell>
          <table:table-cell table:formula="of:=[.F151]+[.H150]" office:value-type="float" office:value="30875510.2040817" calcext:value-type="float">
            <text:p>30875510,2040817</text:p>
          </table:table-cell>
          <table:table-cell table:formula="of:=ROUNDDOWN([.H151])" office:value-type="float" office:value="30875510" calcext:value-type="float">
            <text:p>30875510</text:p>
          </table:table-cell>
          <table:table-cell table:formula="of:=[.I151]-[.B1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80000" calcext:value-type="float">
            <text:p>31080000</text:p>
          </table:table-cell>
          <table:table-cell office:value-type="float" office:value="2004" calcext:value-type="float">
            <text:p>2004</text:p>
          </table:table-cell>
          <table:table-cell table:formula="of:=[.C1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2]/[.E152]" office:value-type="float" office:value="204489.795918367" calcext:value-type="float">
            <text:p>204489,795918367</text:p>
          </table:table-cell>
          <table:table-cell table:formula="of:=ROUND([.F152])" office:value-type="float" office:value="204490" calcext:value-type="float">
            <text:p>204490</text:p>
          </table:table-cell>
          <table:table-cell table:formula="of:=[.F152]+[.H151]" office:value-type="float" office:value="31080000.0000001" calcext:value-type="float">
            <text:p>31080000,0000001</text:p>
          </table:table-cell>
          <table:table-cell table:formula="of:=ROUNDDOWN([.H152])" office:value-type="float" office:value="31080000" calcext:value-type="float">
            <text:p>31080000</text:p>
          </table:table-cell>
          <table:table-cell table:formula="of:=[.I152]-[.B1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284489" calcext:value-type="float">
            <text:p>31284489</text:p>
          </table:table-cell>
          <table:table-cell office:value-type="float" office:value="2004" calcext:value-type="float">
            <text:p>2004</text:p>
          </table:table-cell>
          <table:table-cell table:formula="of:=[.C1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3]/[.E153]" office:value-type="float" office:value="204489.795918367" calcext:value-type="float">
            <text:p>204489,795918367</text:p>
          </table:table-cell>
          <table:table-cell table:formula="of:=ROUND([.F153])" office:value-type="float" office:value="204490" calcext:value-type="float">
            <text:p>204490</text:p>
          </table:table-cell>
          <table:table-cell table:formula="of:=[.F153]+[.H152]" office:value-type="float" office:value="31284489.7959184" calcext:value-type="float">
            <text:p>31284489,7959184</text:p>
          </table:table-cell>
          <table:table-cell table:formula="of:=ROUNDDOWN([.H153])" office:value-type="float" office:value="31284489" calcext:value-type="float">
            <text:p>31284489</text:p>
          </table:table-cell>
          <table:table-cell table:formula="of:=[.I153]-[.B1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88979" calcext:value-type="float">
            <text:p>31488979</text:p>
          </table:table-cell>
          <table:table-cell office:value-type="float" office:value="2004" calcext:value-type="float">
            <text:p>2004</text:p>
          </table:table-cell>
          <table:table-cell table:formula="of:=[.C1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4]/[.E154]" office:value-type="float" office:value="204489.795918367" calcext:value-type="float">
            <text:p>204489,795918367</text:p>
          </table:table-cell>
          <table:table-cell table:formula="of:=ROUND([.F154])" office:value-type="float" office:value="204490" calcext:value-type="float">
            <text:p>204490</text:p>
          </table:table-cell>
          <table:table-cell table:formula="of:=[.F154]+[.H153]" office:value-type="float" office:value="31488979.5918368" calcext:value-type="float">
            <text:p>31488979,5918368</text:p>
          </table:table-cell>
          <table:table-cell table:formula="of:=ROUNDDOWN([.H154])" office:value-type="float" office:value="31488979" calcext:value-type="float">
            <text:p>31488979</text:p>
          </table:table-cell>
          <table:table-cell table:formula="of:=[.I154]-[.B1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693469" calcext:value-type="float">
            <text:p>31693469</text:p>
          </table:table-cell>
          <table:table-cell office:value-type="float" office:value="2004" calcext:value-type="float">
            <text:p>2004</text:p>
          </table:table-cell>
          <table:table-cell table:formula="of:=[.C1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5]/[.E155]" office:value-type="float" office:value="204489.795918367" calcext:value-type="float">
            <text:p>204489,795918367</text:p>
          </table:table-cell>
          <table:table-cell table:formula="of:=ROUND([.F155])" office:value-type="float" office:value="204490" calcext:value-type="float">
            <text:p>204490</text:p>
          </table:table-cell>
          <table:table-cell table:formula="of:=[.F155]+[.H154]" office:value-type="float" office:value="31693469.3877552" calcext:value-type="float">
            <text:p>31693469,3877552</text:p>
          </table:table-cell>
          <table:table-cell table:formula="of:=ROUNDDOWN([.H155])" office:value-type="float" office:value="31693469" calcext:value-type="float">
            <text:p>31693469</text:p>
          </table:table-cell>
          <table:table-cell table:formula="of:=[.I155]-[.B1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897959" calcext:value-type="float">
            <text:p>31897959</text:p>
          </table:table-cell>
          <table:table-cell office:value-type="float" office:value="2004" calcext:value-type="float">
            <text:p>2004</text:p>
          </table:table-cell>
          <table:table-cell table:formula="of:=[.C1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6]/[.E156]" office:value-type="float" office:value="204489.795918367" calcext:value-type="float">
            <text:p>204489,795918367</text:p>
          </table:table-cell>
          <table:table-cell table:formula="of:=ROUND([.F156])" office:value-type="float" office:value="204490" calcext:value-type="float">
            <text:p>204490</text:p>
          </table:table-cell>
          <table:table-cell table:formula="of:=[.F156]+[.H155]" office:value-type="float" office:value="31897959.1836735" calcext:value-type="float">
            <text:p>31897959,1836735</text:p>
          </table:table-cell>
          <table:table-cell table:formula="of:=ROUNDDOWN([.H156])" office:value-type="float" office:value="31897959" calcext:value-type="float">
            <text:p>31897959</text:p>
          </table:table-cell>
          <table:table-cell table:formula="of:=[.I156]-[.B1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102448" calcext:value-type="float">
            <text:p>32102448</text:p>
          </table:table-cell>
          <table:table-cell office:value-type="float" office:value="2004" calcext:value-type="float">
            <text:p>2004</text:p>
          </table:table-cell>
          <table:table-cell table:formula="of:=[.C1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7]/[.E157]" office:value-type="float" office:value="204489.795918367" calcext:value-type="float">
            <text:p>204489,795918367</text:p>
          </table:table-cell>
          <table:table-cell table:formula="of:=ROUND([.F157])" office:value-type="float" office:value="204490" calcext:value-type="float">
            <text:p>204490</text:p>
          </table:table-cell>
          <table:table-cell table:formula="of:=[.F157]+[.H156]" office:value-type="float" office:value="32102448.9795919" calcext:value-type="float">
            <text:p>32102448,9795919</text:p>
          </table:table-cell>
          <table:table-cell table:formula="of:=ROUNDDOWN([.H157])" office:value-type="float" office:value="32102448" calcext:value-type="float">
            <text:p>32102448</text:p>
          </table:table-cell>
          <table:table-cell table:formula="of:=[.I157]-[.B1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306938" calcext:value-type="float">
            <text:p>32306938</text:p>
          </table:table-cell>
          <table:table-cell office:value-type="float" office:value="2004" calcext:value-type="float">
            <text:p>2004</text:p>
          </table:table-cell>
          <table:table-cell table:formula="of:=[.C1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8]/[.E158]" office:value-type="float" office:value="204489.795918367" calcext:value-type="float">
            <text:p>204489,795918367</text:p>
          </table:table-cell>
          <table:table-cell table:formula="of:=ROUND([.F158])" office:value-type="float" office:value="204490" calcext:value-type="float">
            <text:p>204490</text:p>
          </table:table-cell>
          <table:table-cell table:formula="of:=[.F158]+[.H157]" office:value-type="float" office:value="32306938.7755103" calcext:value-type="float">
            <text:p>32306938,7755103</text:p>
          </table:table-cell>
          <table:table-cell table:formula="of:=ROUNDDOWN([.H158])" office:value-type="float" office:value="32306938" calcext:value-type="float">
            <text:p>32306938</text:p>
          </table:table-cell>
          <table:table-cell table:formula="of:=[.I158]-[.B1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511428" calcext:value-type="float">
            <text:p>32511428</text:p>
          </table:table-cell>
          <table:table-cell office:value-type="float" office:value="2004" calcext:value-type="float">
            <text:p>2004</text:p>
          </table:table-cell>
          <table:table-cell table:formula="of:=[.C1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9]/[.E159]" office:value-type="float" office:value="204489.795918367" calcext:value-type="float">
            <text:p>204489,795918367</text:p>
          </table:table-cell>
          <table:table-cell table:formula="of:=ROUND([.F159])" office:value-type="float" office:value="204490" calcext:value-type="float">
            <text:p>204490</text:p>
          </table:table-cell>
          <table:table-cell table:formula="of:=[.F159]+[.H158]" office:value-type="float" office:value="32511428.5714286" calcext:value-type="float">
            <text:p>32511428,5714286</text:p>
          </table:table-cell>
          <table:table-cell table:formula="of:=ROUNDDOWN([.H159])" office:value-type="float" office:value="32511428" calcext:value-type="float">
            <text:p>32511428</text:p>
          </table:table-cell>
          <table:table-cell table:formula="of:=[.I159]-[.B1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15918" calcext:value-type="float">
            <text:p>32715918</text:p>
          </table:table-cell>
          <table:table-cell office:value-type="float" office:value="2004" calcext:value-type="float">
            <text:p>2004</text:p>
          </table:table-cell>
          <table:table-cell table:formula="of:=[.C1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0]/[.E160]" office:value-type="float" office:value="204489.795918367" calcext:value-type="float">
            <text:p>204489,795918367</text:p>
          </table:table-cell>
          <table:table-cell table:formula="of:=ROUND([.F160])" office:value-type="float" office:value="204490" calcext:value-type="float">
            <text:p>204490</text:p>
          </table:table-cell>
          <table:table-cell table:formula="of:=[.F160]+[.H159]" office:value-type="float" office:value="32715918.367347" calcext:value-type="float">
            <text:p>32715918,367347</text:p>
          </table:table-cell>
          <table:table-cell table:formula="of:=ROUNDDOWN([.H160])" office:value-type="float" office:value="32715918" calcext:value-type="float">
            <text:p>32715918</text:p>
          </table:table-cell>
          <table:table-cell table:formula="of:=[.I160]-[.B1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920408" calcext:value-type="float">
            <text:p>32920408</text:p>
          </table:table-cell>
          <table:table-cell office:value-type="float" office:value="2004" calcext:value-type="float">
            <text:p>2004</text:p>
          </table:table-cell>
          <table:table-cell table:formula="of:=[.C1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1]/[.E161]" office:value-type="float" office:value="204489.795918367" calcext:value-type="float">
            <text:p>204489,795918367</text:p>
          </table:table-cell>
          <table:table-cell table:formula="of:=ROUND([.F161])" office:value-type="float" office:value="204490" calcext:value-type="float">
            <text:p>204490</text:p>
          </table:table-cell>
          <table:table-cell table:formula="of:=[.F161]+[.H160]" office:value-type="float" office:value="32920408.1632654" calcext:value-type="float">
            <text:p>32920408,1632654</text:p>
          </table:table-cell>
          <table:table-cell table:formula="of:=ROUNDDOWN([.H161])" office:value-type="float" office:value="32920408" calcext:value-type="float">
            <text:p>32920408</text:p>
          </table:table-cell>
          <table:table-cell table:formula="of:=[.I161]-[.B1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124897" calcext:value-type="float">
            <text:p>33124897</text:p>
          </table:table-cell>
          <table:table-cell office:value-type="float" office:value="2004" calcext:value-type="float">
            <text:p>2004</text:p>
          </table:table-cell>
          <table:table-cell table:formula="of:=[.C1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2]/[.E162]" office:value-type="float" office:value="204489.795918367" calcext:value-type="float">
            <text:p>204489,795918367</text:p>
          </table:table-cell>
          <table:table-cell table:formula="of:=ROUND([.F162])" office:value-type="float" office:value="204490" calcext:value-type="float">
            <text:p>204490</text:p>
          </table:table-cell>
          <table:table-cell table:formula="of:=[.F162]+[.H161]" office:value-type="float" office:value="33124897.9591837" calcext:value-type="float">
            <text:p>33124897,9591837</text:p>
          </table:table-cell>
          <table:table-cell table:formula="of:=ROUNDDOWN([.H162])" office:value-type="float" office:value="33124897" calcext:value-type="float">
            <text:p>33124897</text:p>
          </table:table-cell>
          <table:table-cell table:formula="of:=[.I162]-[.B1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329387" calcext:value-type="float">
            <text:p>33329387</text:p>
          </table:table-cell>
          <table:table-cell office:value-type="float" office:value="2004" calcext:value-type="float">
            <text:p>2004</text:p>
          </table:table-cell>
          <table:table-cell table:formula="of:=[.C1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3]/[.E163]" office:value-type="float" office:value="204489.795918367" calcext:value-type="float">
            <text:p>204489,795918367</text:p>
          </table:table-cell>
          <table:table-cell table:formula="of:=ROUND([.F163])" office:value-type="float" office:value="204490" calcext:value-type="float">
            <text:p>204490</text:p>
          </table:table-cell>
          <table:table-cell table:formula="of:=[.F163]+[.H162]" office:value-type="float" office:value="33329387.7551021" calcext:value-type="float">
            <text:p>33329387,7551021</text:p>
          </table:table-cell>
          <table:table-cell table:formula="of:=ROUNDDOWN([.H163])" office:value-type="float" office:value="33329387" calcext:value-type="float">
            <text:p>33329387</text:p>
          </table:table-cell>
          <table:table-cell table:formula="of:=[.I163]-[.B1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33877" calcext:value-type="float">
            <text:p>33533877</text:p>
          </table:table-cell>
          <table:table-cell office:value-type="float" office:value="2004" calcext:value-type="float">
            <text:p>2004</text:p>
          </table:table-cell>
          <table:table-cell table:formula="of:=[.C1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4]/[.E164]" office:value-type="float" office:value="204489.795918367" calcext:value-type="float">
            <text:p>204489,795918367</text:p>
          </table:table-cell>
          <table:table-cell table:formula="of:=ROUND([.F164])" office:value-type="float" office:value="204490" calcext:value-type="float">
            <text:p>204490</text:p>
          </table:table-cell>
          <table:table-cell table:formula="of:=[.F164]+[.H163]" office:value-type="float" office:value="33533877.5510205" calcext:value-type="float">
            <text:p>33533877,5510205</text:p>
          </table:table-cell>
          <table:table-cell table:formula="of:=ROUNDDOWN([.H164])" office:value-type="float" office:value="33533877" calcext:value-type="float">
            <text:p>33533877</text:p>
          </table:table-cell>
          <table:table-cell table:formula="of:=[.I164]-[.B1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738367" calcext:value-type="float">
            <text:p>33738367</text:p>
          </table:table-cell>
          <table:table-cell office:value-type="float" office:value="2004" calcext:value-type="float">
            <text:p>2004</text:p>
          </table:table-cell>
          <table:table-cell table:formula="of:=[.C1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5]/[.E165]" office:value-type="float" office:value="204489.795918367" calcext:value-type="float">
            <text:p>204489,795918367</text:p>
          </table:table-cell>
          <table:table-cell table:formula="of:=ROUND([.F165])" office:value-type="float" office:value="204490" calcext:value-type="float">
            <text:p>204490</text:p>
          </table:table-cell>
          <table:table-cell table:formula="of:=[.F165]+[.H164]" office:value-type="float" office:value="33738367.3469388" calcext:value-type="float">
            <text:p>33738367,3469388</text:p>
          </table:table-cell>
          <table:table-cell table:formula="of:=ROUNDDOWN([.H165])" office:value-type="float" office:value="33738367" calcext:value-type="float">
            <text:p>33738367</text:p>
          </table:table-cell>
          <table:table-cell table:formula="of:=[.I165]-[.B1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42857" calcext:value-type="float">
            <text:p>33942857</text:p>
          </table:table-cell>
          <table:table-cell office:value-type="float" office:value="2004" calcext:value-type="float">
            <text:p>2004</text:p>
          </table:table-cell>
          <table:table-cell table:formula="of:=[.C1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6]/[.E166]" office:value-type="float" office:value="204489.795918367" calcext:value-type="float">
            <text:p>204489,795918367</text:p>
          </table:table-cell>
          <table:table-cell table:formula="of:=ROUND([.F166])" office:value-type="float" office:value="204490" calcext:value-type="float">
            <text:p>204490</text:p>
          </table:table-cell>
          <table:table-cell table:formula="of:=[.F166]+[.H165]" office:value-type="float" office:value="33942857.1428572" calcext:value-type="float">
            <text:p>33942857,1428572</text:p>
          </table:table-cell>
          <table:table-cell table:formula="of:=ROUNDDOWN([.H166])" office:value-type="float" office:value="33942857" calcext:value-type="float">
            <text:p>33942857</text:p>
          </table:table-cell>
          <table:table-cell table:formula="of:=[.I166]-[.B1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47346" calcext:value-type="float">
            <text:p>34147346</text:p>
          </table:table-cell>
          <table:table-cell office:value-type="float" office:value="2004" calcext:value-type="float">
            <text:p>2004</text:p>
          </table:table-cell>
          <table:table-cell table:formula="of:=[.C1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7]/[.E167]" office:value-type="float" office:value="204489.795918367" calcext:value-type="float">
            <text:p>204489,795918367</text:p>
          </table:table-cell>
          <table:table-cell table:formula="of:=ROUND([.F167])" office:value-type="float" office:value="204490" calcext:value-type="float">
            <text:p>204490</text:p>
          </table:table-cell>
          <table:table-cell table:formula="of:=[.F167]+[.H166]" office:value-type="float" office:value="34147346.9387756" calcext:value-type="float">
            <text:p>34147346,9387756</text:p>
          </table:table-cell>
          <table:table-cell table:formula="of:=ROUNDDOWN([.H167])" office:value-type="float" office:value="34147346" calcext:value-type="float">
            <text:p>34147346</text:p>
          </table:table-cell>
          <table:table-cell table:formula="of:=[.I167]-[.B1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351836" calcext:value-type="float">
            <text:p>34351836</text:p>
          </table:table-cell>
          <table:table-cell office:value-type="float" office:value="2004" calcext:value-type="float">
            <text:p>2004</text:p>
          </table:table-cell>
          <table:table-cell table:formula="of:=[.C1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8]/[.E168]" office:value-type="float" office:value="204489.795918367" calcext:value-type="float">
            <text:p>204489,795918367</text:p>
          </table:table-cell>
          <table:table-cell table:formula="of:=ROUND([.F168])" office:value-type="float" office:value="204490" calcext:value-type="float">
            <text:p>204490</text:p>
          </table:table-cell>
          <table:table-cell table:formula="of:=[.F168]+[.H167]" office:value-type="float" office:value="34351836.7346939" calcext:value-type="float">
            <text:p>34351836,7346939</text:p>
          </table:table-cell>
          <table:table-cell table:formula="of:=ROUNDDOWN([.H168])" office:value-type="float" office:value="34351836" calcext:value-type="float">
            <text:p>34351836</text:p>
          </table:table-cell>
          <table:table-cell table:formula="of:=[.I168]-[.B1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56326" calcext:value-type="float">
            <text:p>34556326</text:p>
          </table:table-cell>
          <table:table-cell office:value-type="float" office:value="2004" calcext:value-type="float">
            <text:p>2004</text:p>
          </table:table-cell>
          <table:table-cell table:formula="of:=[.C1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9]/[.E169]" office:value-type="float" office:value="204489.795918367" calcext:value-type="float">
            <text:p>204489,795918367</text:p>
          </table:table-cell>
          <table:table-cell table:formula="of:=ROUND([.F169])" office:value-type="float" office:value="204490" calcext:value-type="float">
            <text:p>204490</text:p>
          </table:table-cell>
          <table:table-cell table:formula="of:=[.F169]+[.H168]" office:value-type="float" office:value="34556326.5306123" calcext:value-type="float">
            <text:p>34556326,5306123</text:p>
          </table:table-cell>
          <table:table-cell table:formula="of:=ROUNDDOWN([.H169])" office:value-type="float" office:value="34556326" calcext:value-type="float">
            <text:p>34556326</text:p>
          </table:table-cell>
          <table:table-cell table:formula="of:=[.I169]-[.B1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760816" calcext:value-type="float">
            <text:p>34760816</text:p>
          </table:table-cell>
          <table:table-cell office:value-type="float" office:value="2004" calcext:value-type="float">
            <text:p>2004</text:p>
          </table:table-cell>
          <table:table-cell table:formula="of:=[.C1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0]/[.E170]" office:value-type="float" office:value="204489.795918367" calcext:value-type="float">
            <text:p>204489,795918367</text:p>
          </table:table-cell>
          <table:table-cell table:formula="of:=ROUND([.F170])" office:value-type="float" office:value="204490" calcext:value-type="float">
            <text:p>204490</text:p>
          </table:table-cell>
          <table:table-cell table:formula="of:=[.F170]+[.H169]" office:value-type="float" office:value="34760816.3265307" calcext:value-type="float">
            <text:p>34760816,3265307</text:p>
          </table:table-cell>
          <table:table-cell table:formula="of:=ROUNDDOWN([.H170])" office:value-type="float" office:value="34760816" calcext:value-type="float">
            <text:p>34760816</text:p>
          </table:table-cell>
          <table:table-cell table:formula="of:=[.I170]-[.B1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65306" calcext:value-type="float">
            <text:p>34965306</text:p>
          </table:table-cell>
          <table:table-cell office:value-type="float" office:value="2004" calcext:value-type="float">
            <text:p>2004</text:p>
          </table:table-cell>
          <table:table-cell table:formula="of:=[.C1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1]/[.E171]" office:value-type="float" office:value="204489.795918367" calcext:value-type="float">
            <text:p>204489,795918367</text:p>
          </table:table-cell>
          <table:table-cell table:formula="of:=ROUND([.F171])" office:value-type="float" office:value="204490" calcext:value-type="float">
            <text:p>204490</text:p>
          </table:table-cell>
          <table:table-cell table:formula="of:=[.F171]+[.H170]" office:value-type="float" office:value="34965306.122449" calcext:value-type="float">
            <text:p>34965306,122449</text:p>
          </table:table-cell>
          <table:table-cell table:formula="of:=ROUNDDOWN([.H171])" office:value-type="float" office:value="34965306" calcext:value-type="float">
            <text:p>34965306</text:p>
          </table:table-cell>
          <table:table-cell table:formula="of:=[.I171]-[.B1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169795" calcext:value-type="float">
            <text:p>35169795</text:p>
          </table:table-cell>
          <table:table-cell office:value-type="float" office:value="2004" calcext:value-type="float">
            <text:p>2004</text:p>
          </table:table-cell>
          <table:table-cell table:formula="of:=[.C1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2]/[.E172]" office:value-type="float" office:value="204489.795918367" calcext:value-type="float">
            <text:p>204489,795918367</text:p>
          </table:table-cell>
          <table:table-cell table:formula="of:=ROUND([.F172])" office:value-type="float" office:value="204490" calcext:value-type="float">
            <text:p>204490</text:p>
          </table:table-cell>
          <table:table-cell table:formula="of:=[.F172]+[.H171]" office:value-type="float" office:value="35169795.9183674" calcext:value-type="float">
            <text:p>35169795,9183674</text:p>
          </table:table-cell>
          <table:table-cell table:formula="of:=ROUNDDOWN([.H172])" office:value-type="float" office:value="35169795" calcext:value-type="float">
            <text:p>35169795</text:p>
          </table:table-cell>
          <table:table-cell table:formula="of:=[.I172]-[.B1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374285" calcext:value-type="float">
            <text:p>35374285</text:p>
          </table:table-cell>
          <table:table-cell office:value-type="float" office:value="2004" calcext:value-type="float">
            <text:p>2004</text:p>
          </table:table-cell>
          <table:table-cell table:formula="of:=[.C1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3]/[.E173]" office:value-type="float" office:value="204489.795918367" calcext:value-type="float">
            <text:p>204489,795918367</text:p>
          </table:table-cell>
          <table:table-cell table:formula="of:=ROUND([.F173])" office:value-type="float" office:value="204490" calcext:value-type="float">
            <text:p>204490</text:p>
          </table:table-cell>
          <table:table-cell table:formula="of:=[.F173]+[.H172]" office:value-type="float" office:value="35374285.7142858" calcext:value-type="float">
            <text:p>35374285,7142858</text:p>
          </table:table-cell>
          <table:table-cell table:formula="of:=ROUNDDOWN([.H173])" office:value-type="float" office:value="35374285" calcext:value-type="float">
            <text:p>35374285</text:p>
          </table:table-cell>
          <table:table-cell table:formula="of:=[.I173]-[.B1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578775" calcext:value-type="float">
            <text:p>35578775</text:p>
          </table:table-cell>
          <table:table-cell office:value-type="float" office:value="2004" calcext:value-type="float">
            <text:p>2004</text:p>
          </table:table-cell>
          <table:table-cell table:formula="of:=[.C1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4]/[.E174]" office:value-type="float" office:value="204489.795918367" calcext:value-type="float">
            <text:p>204489,795918367</text:p>
          </table:table-cell>
          <table:table-cell table:formula="of:=ROUND([.F174])" office:value-type="float" office:value="204490" calcext:value-type="float">
            <text:p>204490</text:p>
          </table:table-cell>
          <table:table-cell table:formula="of:=[.F174]+[.H173]" office:value-type="float" office:value="35578775.5102041" calcext:value-type="float">
            <text:p>35578775,5102041</text:p>
          </table:table-cell>
          <table:table-cell table:formula="of:=ROUNDDOWN([.H174])" office:value-type="float" office:value="35578775" calcext:value-type="float">
            <text:p>35578775</text:p>
          </table:table-cell>
          <table:table-cell table:formula="of:=[.I174]-[.B1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783265" calcext:value-type="float">
            <text:p>35783265</text:p>
          </table:table-cell>
          <table:table-cell office:value-type="float" office:value="2004" calcext:value-type="float">
            <text:p>2004</text:p>
          </table:table-cell>
          <table:table-cell table:formula="of:=[.C1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5]/[.E175]" office:value-type="float" office:value="204489.795918367" calcext:value-type="float">
            <text:p>204489,795918367</text:p>
          </table:table-cell>
          <table:table-cell table:formula="of:=ROUND([.F175])" office:value-type="float" office:value="204490" calcext:value-type="float">
            <text:p>204490</text:p>
          </table:table-cell>
          <table:table-cell table:formula="of:=[.F175]+[.H174]" office:value-type="float" office:value="35783265.3061225" calcext:value-type="float">
            <text:p>35783265,3061225</text:p>
          </table:table-cell>
          <table:table-cell table:formula="of:=ROUNDDOWN([.H175])" office:value-type="float" office:value="35783265" calcext:value-type="float">
            <text:p>35783265</text:p>
          </table:table-cell>
          <table:table-cell table:formula="of:=[.I175]-[.B1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987755" calcext:value-type="float">
            <text:p>35987755</text:p>
          </table:table-cell>
          <table:table-cell office:value-type="float" office:value="2004" calcext:value-type="float">
            <text:p>2004</text:p>
          </table:table-cell>
          <table:table-cell table:formula="of:=[.C1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6]/[.E176]" office:value-type="float" office:value="204489.795918367" calcext:value-type="float">
            <text:p>204489,795918367</text:p>
          </table:table-cell>
          <table:table-cell table:formula="of:=ROUND([.F176])" office:value-type="float" office:value="204490" calcext:value-type="float">
            <text:p>204490</text:p>
          </table:table-cell>
          <table:table-cell table:formula="of:=[.F176]+[.H175]" office:value-type="float" office:value="35987755.1020409" calcext:value-type="float">
            <text:p>35987755,1020409</text:p>
          </table:table-cell>
          <table:table-cell table:formula="of:=ROUNDDOWN([.H176])" office:value-type="float" office:value="35987755" calcext:value-type="float">
            <text:p>35987755</text:p>
          </table:table-cell>
          <table:table-cell table:formula="of:=[.I176]-[.B1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192244" calcext:value-type="float">
            <text:p>36192244</text:p>
          </table:table-cell>
          <table:table-cell office:value-type="float" office:value="2004" calcext:value-type="float">
            <text:p>2004</text:p>
          </table:table-cell>
          <table:table-cell table:formula="of:=[.C1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7]/[.E177]" office:value-type="float" office:value="204489.795918367" calcext:value-type="float">
            <text:p>204489,795918367</text:p>
          </table:table-cell>
          <table:table-cell table:formula="of:=ROUND([.F177])" office:value-type="float" office:value="204490" calcext:value-type="float">
            <text:p>204490</text:p>
          </table:table-cell>
          <table:table-cell table:formula="of:=[.F177]+[.H176]" office:value-type="float" office:value="36192244.8979593" calcext:value-type="float">
            <text:p>36192244,8979593</text:p>
          </table:table-cell>
          <table:table-cell table:formula="of:=ROUNDDOWN([.H177])" office:value-type="float" office:value="36192244" calcext:value-type="float">
            <text:p>36192244</text:p>
          </table:table-cell>
          <table:table-cell table:formula="of:=[.I177]-[.B1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396734" calcext:value-type="float">
            <text:p>36396734</text:p>
          </table:table-cell>
          <table:table-cell office:value-type="float" office:value="2004" calcext:value-type="float">
            <text:p>2004</text:p>
          </table:table-cell>
          <table:table-cell table:formula="of:=[.C1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8]/[.E178]" office:value-type="float" office:value="204489.795918367" calcext:value-type="float">
            <text:p>204489,795918367</text:p>
          </table:table-cell>
          <table:table-cell table:formula="of:=ROUND([.F178])" office:value-type="float" office:value="204490" calcext:value-type="float">
            <text:p>204490</text:p>
          </table:table-cell>
          <table:table-cell table:formula="of:=[.F178]+[.H177]" office:value-type="float" office:value="36396734.6938776" calcext:value-type="float">
            <text:p>36396734,6938776</text:p>
          </table:table-cell>
          <table:table-cell table:formula="of:=ROUNDDOWN([.H178])" office:value-type="float" office:value="36396734" calcext:value-type="float">
            <text:p>36396734</text:p>
          </table:table-cell>
          <table:table-cell table:formula="of:=[.I178]-[.B1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601224" calcext:value-type="float">
            <text:p>36601224</text:p>
          </table:table-cell>
          <table:table-cell office:value-type="float" office:value="2004" calcext:value-type="float">
            <text:p>2004</text:p>
          </table:table-cell>
          <table:table-cell table:formula="of:=[.C1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9]/[.E179]" office:value-type="float" office:value="204489.795918367" calcext:value-type="float">
            <text:p>204489,795918367</text:p>
          </table:table-cell>
          <table:table-cell table:formula="of:=ROUND([.F179])" office:value-type="float" office:value="204490" calcext:value-type="float">
            <text:p>204490</text:p>
          </table:table-cell>
          <table:table-cell table:formula="of:=[.F179]+[.H178]" office:value-type="float" office:value="36601224.489796" calcext:value-type="float">
            <text:p>36601224,489796</text:p>
          </table:table-cell>
          <table:table-cell table:formula="of:=ROUNDDOWN([.H179])" office:value-type="float" office:value="36601224" calcext:value-type="float">
            <text:p>36601224</text:p>
          </table:table-cell>
          <table:table-cell table:formula="of:=[.I179]-[.B1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05714" calcext:value-type="float">
            <text:p>36805714</text:p>
          </table:table-cell>
          <table:table-cell office:value-type="float" office:value="2004" calcext:value-type="float">
            <text:p>2004</text:p>
          </table:table-cell>
          <table:table-cell table:formula="of:=[.C1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0]/[.E180]" office:value-type="float" office:value="204489.795918367" calcext:value-type="float">
            <text:p>204489,795918367</text:p>
          </table:table-cell>
          <table:table-cell table:formula="of:=ROUND([.F180])" office:value-type="float" office:value="204490" calcext:value-type="float">
            <text:p>204490</text:p>
          </table:table-cell>
          <table:table-cell table:formula="of:=[.F180]+[.H179]" office:value-type="float" office:value="36805714.2857144" calcext:value-type="float">
            <text:p>36805714,2857144</text:p>
          </table:table-cell>
          <table:table-cell table:formula="of:=ROUNDDOWN([.H180])" office:value-type="float" office:value="36805714" calcext:value-type="float">
            <text:p>36805714</text:p>
          </table:table-cell>
          <table:table-cell table:formula="of:=[.I180]-[.B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010204" calcext:value-type="float">
            <text:p>37010204</text:p>
          </table:table-cell>
          <table:table-cell office:value-type="float" office:value="2004" calcext:value-type="float">
            <text:p>2004</text:p>
          </table:table-cell>
          <table:table-cell table:formula="of:=[.C1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1]/[.E181]" office:value-type="float" office:value="204489.795918367" calcext:value-type="float">
            <text:p>204489,795918367</text:p>
          </table:table-cell>
          <table:table-cell table:formula="of:=ROUND([.F181])" office:value-type="float" office:value="204490" calcext:value-type="float">
            <text:p>204490</text:p>
          </table:table-cell>
          <table:table-cell table:formula="of:=[.F181]+[.H180]" office:value-type="float" office:value="37010204.0816327" calcext:value-type="float">
            <text:p>37010204,0816327</text:p>
          </table:table-cell>
          <table:table-cell table:formula="of:=ROUNDDOWN([.H181])" office:value-type="float" office:value="37010204" calcext:value-type="float">
            <text:p>37010204</text:p>
          </table:table-cell>
          <table:table-cell table:formula="of:=[.I181]-[.B1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214693" calcext:value-type="float">
            <text:p>37214693</text:p>
          </table:table-cell>
          <table:table-cell office:value-type="float" office:value="2004" calcext:value-type="float">
            <text:p>2004</text:p>
          </table:table-cell>
          <table:table-cell table:formula="of:=[.C1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2]/[.E182]" office:value-type="float" office:value="204489.795918367" calcext:value-type="float">
            <text:p>204489,795918367</text:p>
          </table:table-cell>
          <table:table-cell table:formula="of:=ROUND([.F182])" office:value-type="float" office:value="204490" calcext:value-type="float">
            <text:p>204490</text:p>
          </table:table-cell>
          <table:table-cell table:formula="of:=[.F182]+[.H181]" office:value-type="float" office:value="37214693.8775511" calcext:value-type="float">
            <text:p>37214693,8775511</text:p>
          </table:table-cell>
          <table:table-cell table:formula="of:=ROUNDDOWN([.H182])" office:value-type="float" office:value="37214693" calcext:value-type="float">
            <text:p>37214693</text:p>
          </table:table-cell>
          <table:table-cell table:formula="of:=[.I182]-[.B1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419183" calcext:value-type="float">
            <text:p>37419183</text:p>
          </table:table-cell>
          <table:table-cell office:value-type="float" office:value="2004" calcext:value-type="float">
            <text:p>2004</text:p>
          </table:table-cell>
          <table:table-cell table:formula="of:=[.C1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3]/[.E183]" office:value-type="float" office:value="204489.795918367" calcext:value-type="float">
            <text:p>204489,795918367</text:p>
          </table:table-cell>
          <table:table-cell table:formula="of:=ROUND([.F183])" office:value-type="float" office:value="204490" calcext:value-type="float">
            <text:p>204490</text:p>
          </table:table-cell>
          <table:table-cell table:formula="of:=[.F183]+[.H182]" office:value-type="float" office:value="37419183.6734695" calcext:value-type="float">
            <text:p>37419183,6734695</text:p>
          </table:table-cell>
          <table:table-cell table:formula="of:=ROUNDDOWN([.H183])" office:value-type="float" office:value="37419183" calcext:value-type="float">
            <text:p>37419183</text:p>
          </table:table-cell>
          <table:table-cell table:formula="of:=[.I183]-[.B1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623673" calcext:value-type="float">
            <text:p>37623673</text:p>
          </table:table-cell>
          <table:table-cell office:value-type="float" office:value="2004" calcext:value-type="float">
            <text:p>2004</text:p>
          </table:table-cell>
          <table:table-cell table:formula="of:=[.C1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4]/[.E184]" office:value-type="float" office:value="204489.795918367" calcext:value-type="float">
            <text:p>204489,795918367</text:p>
          </table:table-cell>
          <table:table-cell table:formula="of:=ROUND([.F184])" office:value-type="float" office:value="204490" calcext:value-type="float">
            <text:p>204490</text:p>
          </table:table-cell>
          <table:table-cell table:formula="of:=[.F184]+[.H183]" office:value-type="float" office:value="37623673.4693878" calcext:value-type="float">
            <text:p>37623673,4693878</text:p>
          </table:table-cell>
          <table:table-cell table:formula="of:=ROUNDDOWN([.H184])" office:value-type="float" office:value="37623673" calcext:value-type="float">
            <text:p>37623673</text:p>
          </table:table-cell>
          <table:table-cell table:formula="of:=[.I184]-[.B1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828163" calcext:value-type="float">
            <text:p>37828163</text:p>
          </table:table-cell>
          <table:table-cell office:value-type="float" office:value="2004" calcext:value-type="float">
            <text:p>2004</text:p>
          </table:table-cell>
          <table:table-cell table:formula="of:=[.C1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5]/[.E185]" office:value-type="float" office:value="204489.795918367" calcext:value-type="float">
            <text:p>204489,795918367</text:p>
          </table:table-cell>
          <table:table-cell table:formula="of:=ROUND([.F185])" office:value-type="float" office:value="204490" calcext:value-type="float">
            <text:p>204490</text:p>
          </table:table-cell>
          <table:table-cell table:formula="of:=[.F185]+[.H184]" office:value-type="float" office:value="37828163.2653062" calcext:value-type="float">
            <text:p>37828163,2653062</text:p>
          </table:table-cell>
          <table:table-cell table:formula="of:=ROUNDDOWN([.H185])" office:value-type="float" office:value="37828163" calcext:value-type="float">
            <text:p>37828163</text:p>
          </table:table-cell>
          <table:table-cell table:formula="of:=[.I185]-[.B1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032653" calcext:value-type="float">
            <text:p>38032653</text:p>
          </table:table-cell>
          <table:table-cell office:value-type="float" office:value="2004" calcext:value-type="float">
            <text:p>2004</text:p>
          </table:table-cell>
          <table:table-cell table:formula="of:=[.C1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6]/[.E186]" office:value-type="float" office:value="204489.795918367" calcext:value-type="float">
            <text:p>204489,795918367</text:p>
          </table:table-cell>
          <table:table-cell table:formula="of:=ROUND([.F186])" office:value-type="float" office:value="204490" calcext:value-type="float">
            <text:p>204490</text:p>
          </table:table-cell>
          <table:table-cell table:formula="of:=[.F186]+[.H185]" office:value-type="float" office:value="38032653.0612246" calcext:value-type="float">
            <text:p>38032653,0612246</text:p>
          </table:table-cell>
          <table:table-cell table:formula="of:=ROUNDDOWN([.H186])" office:value-type="float" office:value="38032653" calcext:value-type="float">
            <text:p>38032653</text:p>
          </table:table-cell>
          <table:table-cell table:formula="of:=[.I186]-[.B1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237142" calcext:value-type="float">
            <text:p>38237142</text:p>
          </table:table-cell>
          <table:table-cell office:value-type="float" office:value="2004" calcext:value-type="float">
            <text:p>2004</text:p>
          </table:table-cell>
          <table:table-cell table:formula="of:=[.C1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7]/[.E187]" office:value-type="float" office:value="204489.795918367" calcext:value-type="float">
            <text:p>204489,795918367</text:p>
          </table:table-cell>
          <table:table-cell table:formula="of:=ROUND([.F187])" office:value-type="float" office:value="204490" calcext:value-type="float">
            <text:p>204490</text:p>
          </table:table-cell>
          <table:table-cell table:formula="of:=[.F187]+[.H186]" office:value-type="float" office:value="38237142.8571429" calcext:value-type="float">
            <text:p>38237142,8571429</text:p>
          </table:table-cell>
          <table:table-cell table:formula="of:=ROUNDDOWN([.H187])" office:value-type="float" office:value="38237142" calcext:value-type="float">
            <text:p>38237142</text:p>
          </table:table-cell>
          <table:table-cell table:formula="of:=[.I187]-[.B1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41632" calcext:value-type="float">
            <text:p>38441632</text:p>
          </table:table-cell>
          <table:table-cell office:value-type="float" office:value="2004" calcext:value-type="float">
            <text:p>2004</text:p>
          </table:table-cell>
          <table:table-cell table:formula="of:=[.C1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8]/[.E188]" office:value-type="float" office:value="204489.795918367" calcext:value-type="float">
            <text:p>204489,795918367</text:p>
          </table:table-cell>
          <table:table-cell table:formula="of:=ROUND([.F188])" office:value-type="float" office:value="204490" calcext:value-type="float">
            <text:p>204490</text:p>
          </table:table-cell>
          <table:table-cell table:formula="of:=[.F188]+[.H187]" office:value-type="float" office:value="38441632.6530613" calcext:value-type="float">
            <text:p>38441632,6530613</text:p>
          </table:table-cell>
          <table:table-cell table:formula="of:=ROUNDDOWN([.H188])" office:value-type="float" office:value="38441632" calcext:value-type="float">
            <text:p>38441632</text:p>
          </table:table-cell>
          <table:table-cell table:formula="of:=[.I188]-[.B1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646122" calcext:value-type="float">
            <text:p>38646122</text:p>
          </table:table-cell>
          <table:table-cell office:value-type="float" office:value="2004" calcext:value-type="float">
            <text:p>2004</text:p>
          </table:table-cell>
          <table:table-cell table:formula="of:=[.C1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9]/[.E189]" office:value-type="float" office:value="204489.795918367" calcext:value-type="float">
            <text:p>204489,795918367</text:p>
          </table:table-cell>
          <table:table-cell table:formula="of:=ROUND([.F189])" office:value-type="float" office:value="204490" calcext:value-type="float">
            <text:p>204490</text:p>
          </table:table-cell>
          <table:table-cell table:formula="of:=[.F189]+[.H188]" office:value-type="float" office:value="38646122.4489797" calcext:value-type="float">
            <text:p>38646122,4489797</text:p>
          </table:table-cell>
          <table:table-cell table:formula="of:=ROUNDDOWN([.H189])" office:value-type="float" office:value="38646122" calcext:value-type="float">
            <text:p>38646122</text:p>
          </table:table-cell>
          <table:table-cell table:formula="of:=[.I189]-[.B1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50612" calcext:value-type="float">
            <text:p>38850612</text:p>
          </table:table-cell>
          <table:table-cell office:value-type="float" office:value="2004" calcext:value-type="float">
            <text:p>2004</text:p>
          </table:table-cell>
          <table:table-cell table:formula="of:=[.C1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0]/[.E190]" office:value-type="float" office:value="204489.795918367" calcext:value-type="float">
            <text:p>204489,795918367</text:p>
          </table:table-cell>
          <table:table-cell table:formula="of:=ROUND([.F190])" office:value-type="float" office:value="204490" calcext:value-type="float">
            <text:p>204490</text:p>
          </table:table-cell>
          <table:table-cell table:formula="of:=[.F190]+[.H189]" office:value-type="float" office:value="38850612.244898" calcext:value-type="float">
            <text:p>38850612,244898</text:p>
          </table:table-cell>
          <table:table-cell table:formula="of:=ROUNDDOWN([.H190])" office:value-type="float" office:value="38850612" calcext:value-type="float">
            <text:p>38850612</text:p>
          </table:table-cell>
          <table:table-cell table:formula="of:=[.I190]-[.B1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055102" calcext:value-type="float">
            <text:p>39055102</text:p>
          </table:table-cell>
          <table:table-cell office:value-type="float" office:value="2004" calcext:value-type="float">
            <text:p>2004</text:p>
          </table:table-cell>
          <table:table-cell table:formula="of:=[.C1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1]/[.E191]" office:value-type="float" office:value="204489.795918367" calcext:value-type="float">
            <text:p>204489,795918367</text:p>
          </table:table-cell>
          <table:table-cell table:formula="of:=ROUND([.F191])" office:value-type="float" office:value="204490" calcext:value-type="float">
            <text:p>204490</text:p>
          </table:table-cell>
          <table:table-cell table:formula="of:=[.F191]+[.H190]" office:value-type="float" office:value="39055102.0408164" calcext:value-type="float">
            <text:p>39055102,0408164</text:p>
          </table:table-cell>
          <table:table-cell table:formula="of:=ROUNDDOWN([.H191])" office:value-type="float" office:value="39055102" calcext:value-type="float">
            <text:p>39055102</text:p>
          </table:table-cell>
          <table:table-cell table:formula="of:=[.I191]-[.B1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259591" calcext:value-type="float">
            <text:p>39259591</text:p>
          </table:table-cell>
          <table:table-cell office:value-type="float" office:value="2004" calcext:value-type="float">
            <text:p>2004</text:p>
          </table:table-cell>
          <table:table-cell table:formula="of:=[.C1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2]/[.E192]" office:value-type="float" office:value="204489.795918367" calcext:value-type="float">
            <text:p>204489,795918367</text:p>
          </table:table-cell>
          <table:table-cell table:formula="of:=ROUND([.F192])" office:value-type="float" office:value="204490" calcext:value-type="float">
            <text:p>204490</text:p>
          </table:table-cell>
          <table:table-cell table:formula="of:=[.F192]+[.H191]" office:value-type="float" office:value="39259591.8367348" calcext:value-type="float">
            <text:p>39259591,8367348</text:p>
          </table:table-cell>
          <table:table-cell table:formula="of:=ROUNDDOWN([.H192])" office:value-type="float" office:value="39259591" calcext:value-type="float">
            <text:p>39259591</text:p>
          </table:table-cell>
          <table:table-cell table:formula="of:=[.I192]-[.B1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464081" calcext:value-type="float">
            <text:p>39464081</text:p>
          </table:table-cell>
          <table:table-cell office:value-type="float" office:value="2004" calcext:value-type="float">
            <text:p>2004</text:p>
          </table:table-cell>
          <table:table-cell table:formula="of:=[.C1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3]/[.E193]" office:value-type="float" office:value="204489.795918367" calcext:value-type="float">
            <text:p>204489,795918367</text:p>
          </table:table-cell>
          <table:table-cell table:formula="of:=ROUND([.F193])" office:value-type="float" office:value="204490" calcext:value-type="float">
            <text:p>204490</text:p>
          </table:table-cell>
          <table:table-cell table:formula="of:=[.F193]+[.H192]" office:value-type="float" office:value="39464081.6326531" calcext:value-type="float">
            <text:p>39464081,6326531</text:p>
          </table:table-cell>
          <table:table-cell table:formula="of:=ROUNDDOWN([.H193])" office:value-type="float" office:value="39464081" calcext:value-type="float">
            <text:p>39464081</text:p>
          </table:table-cell>
          <table:table-cell table:formula="of:=[.I193]-[.B1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668571" calcext:value-type="float">
            <text:p>39668571</text:p>
          </table:table-cell>
          <table:table-cell office:value-type="float" office:value="2004" calcext:value-type="float">
            <text:p>2004</text:p>
          </table:table-cell>
          <table:table-cell table:formula="of:=[.C1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4]/[.E194]" office:value-type="float" office:value="204489.795918367" calcext:value-type="float">
            <text:p>204489,795918367</text:p>
          </table:table-cell>
          <table:table-cell table:formula="of:=ROUND([.F194])" office:value-type="float" office:value="204490" calcext:value-type="float">
            <text:p>204490</text:p>
          </table:table-cell>
          <table:table-cell table:formula="of:=[.F194]+[.H193]" office:value-type="float" office:value="39668571.4285715" calcext:value-type="float">
            <text:p>39668571,4285715</text:p>
          </table:table-cell>
          <table:table-cell table:formula="of:=ROUNDDOWN([.H194])" office:value-type="float" office:value="39668571" calcext:value-type="float">
            <text:p>39668571</text:p>
          </table:table-cell>
          <table:table-cell table:formula="of:=[.I194]-[.B1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873061" calcext:value-type="float">
            <text:p>39873061</text:p>
          </table:table-cell>
          <table:table-cell office:value-type="float" office:value="2004" calcext:value-type="float">
            <text:p>2004</text:p>
          </table:table-cell>
          <table:table-cell table:formula="of:=[.C1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5]/[.E195]" office:value-type="float" office:value="204489.795918367" calcext:value-type="float">
            <text:p>204489,795918367</text:p>
          </table:table-cell>
          <table:table-cell table:formula="of:=ROUND([.F195])" office:value-type="float" office:value="204490" calcext:value-type="float">
            <text:p>204490</text:p>
          </table:table-cell>
          <table:table-cell table:formula="of:=[.F195]+[.H194]" office:value-type="float" office:value="39873061.2244899" calcext:value-type="float">
            <text:p>39873061,2244899</text:p>
          </table:table-cell>
          <table:table-cell table:formula="of:=ROUNDDOWN([.H195])" office:value-type="float" office:value="39873061" calcext:value-type="float">
            <text:p>39873061</text:p>
          </table:table-cell>
          <table:table-cell table:formula="of:=[.I195]-[.B1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77551" calcext:value-type="float">
            <text:p>40077551</text:p>
          </table:table-cell>
          <table:table-cell office:value-type="float" office:value="2004" calcext:value-type="float">
            <text:p>2004</text:p>
          </table:table-cell>
          <table:table-cell table:formula="of:=[.C1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6]/[.E196]" office:value-type="float" office:value="204489.795918367" calcext:value-type="float">
            <text:p>204489,795918367</text:p>
          </table:table-cell>
          <table:table-cell table:formula="of:=ROUND([.F196])" office:value-type="float" office:value="204490" calcext:value-type="float">
            <text:p>204490</text:p>
          </table:table-cell>
          <table:table-cell table:formula="of:=[.F196]+[.H195]" office:value-type="float" office:value="40077551.0204082" calcext:value-type="float">
            <text:p>40077551,0204082</text:p>
          </table:table-cell>
          <table:table-cell table:formula="of:=ROUNDDOWN([.H196])" office:value-type="float" office:value="40077551" calcext:value-type="float">
            <text:p>40077551</text:p>
          </table:table-cell>
          <table:table-cell table:formula="of:=[.I196]-[.B1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282040" calcext:value-type="float">
            <text:p>40282040</text:p>
          </table:table-cell>
          <table:table-cell office:value-type="float" office:value="2004" calcext:value-type="float">
            <text:p>2004</text:p>
          </table:table-cell>
          <table:table-cell table:formula="of:=[.C1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7]/[.E197]" office:value-type="float" office:value="204489.795918367" calcext:value-type="float">
            <text:p>204489,795918367</text:p>
          </table:table-cell>
          <table:table-cell table:formula="of:=ROUND([.F197])" office:value-type="float" office:value="204490" calcext:value-type="float">
            <text:p>204490</text:p>
          </table:table-cell>
          <table:table-cell table:formula="of:=[.F197]+[.H196]" office:value-type="float" office:value="40282040.8163266" calcext:value-type="float">
            <text:p>40282040,8163266</text:p>
          </table:table-cell>
          <table:table-cell table:formula="of:=ROUNDDOWN([.H197])" office:value-type="float" office:value="40282040" calcext:value-type="float">
            <text:p>40282040</text:p>
          </table:table-cell>
          <table:table-cell table:formula="of:=[.I197]-[.B1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86530" calcext:value-type="float">
            <text:p>40486530</text:p>
          </table:table-cell>
          <table:table-cell office:value-type="float" office:value="2004" calcext:value-type="float">
            <text:p>2004</text:p>
          </table:table-cell>
          <table:table-cell table:formula="of:=[.C1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8]/[.E198]" office:value-type="float" office:value="204489.795918367" calcext:value-type="float">
            <text:p>204489,795918367</text:p>
          </table:table-cell>
          <table:table-cell table:formula="of:=ROUND([.F198])" office:value-type="float" office:value="204490" calcext:value-type="float">
            <text:p>204490</text:p>
          </table:table-cell>
          <table:table-cell table:formula="of:=[.F198]+[.H197]" office:value-type="float" office:value="40486530.612245" calcext:value-type="float">
            <text:p>40486530,612245</text:p>
          </table:table-cell>
          <table:table-cell table:formula="of:=ROUNDDOWN([.H198])" office:value-type="float" office:value="40486530" calcext:value-type="float">
            <text:p>40486530</text:p>
          </table:table-cell>
          <table:table-cell table:formula="of:=[.I198]-[.B1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91020" calcext:value-type="float">
            <text:p>40691020</text:p>
          </table:table-cell>
          <table:table-cell office:value-type="float" office:value="2004" calcext:value-type="float">
            <text:p>2004</text:p>
          </table:table-cell>
          <table:table-cell table:formula="of:=[.C1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9]/[.E199]" office:value-type="float" office:value="204489.795918367" calcext:value-type="float">
            <text:p>204489,795918367</text:p>
          </table:table-cell>
          <table:table-cell table:formula="of:=ROUND([.F199])" office:value-type="float" office:value="204490" calcext:value-type="float">
            <text:p>204490</text:p>
          </table:table-cell>
          <table:table-cell table:formula="of:=[.F199]+[.H198]" office:value-type="float" office:value="40691020.4081633" calcext:value-type="float">
            <text:p>40691020,4081633</text:p>
          </table:table-cell>
          <table:table-cell table:formula="of:=ROUNDDOWN([.H199])" office:value-type="float" office:value="40691020" calcext:value-type="float">
            <text:p>40691020</text:p>
          </table:table-cell>
          <table:table-cell table:formula="of:=[.I199]-[.B1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95510" calcext:value-type="float">
            <text:p>40895510</text:p>
          </table:table-cell>
          <table:table-cell office:value-type="float" office:value="2004" calcext:value-type="float">
            <text:p>2004</text:p>
          </table:table-cell>
          <table:table-cell table:formula="of:=[.C2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0]/[.E200]" office:value-type="float" office:value="204489.795918367" calcext:value-type="float">
            <text:p>204489,795918367</text:p>
          </table:table-cell>
          <table:table-cell table:formula="of:=ROUND([.F200])" office:value-type="float" office:value="204490" calcext:value-type="float">
            <text:p>204490</text:p>
          </table:table-cell>
          <table:table-cell table:formula="of:=[.F200]+[.H199]" office:value-type="float" office:value="40895510.2040817" calcext:value-type="float">
            <text:p>40895510,2040817</text:p>
          </table:table-cell>
          <table:table-cell table:formula="of:=ROUNDDOWN([.H200])" office:value-type="float" office:value="40895510" calcext:value-type="float">
            <text:p>40895510</text:p>
          </table:table-cell>
          <table:table-cell table:formula="of:=[.I200]-[.B2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100000" calcext:value-type="float">
            <text:p>41100000</text:p>
          </table:table-cell>
          <table:table-cell office:value-type="float" office:value="2004" calcext:value-type="float">
            <text:p>2004</text:p>
          </table:table-cell>
          <table:table-cell table:formula="of:=[.C2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1]/[.E201]" office:value-type="float" office:value="204489.795918367" calcext:value-type="float">
            <text:p>204489,795918367</text:p>
          </table:table-cell>
          <table:table-cell table:formula="of:=ROUND([.F201])" office:value-type="float" office:value="204490" calcext:value-type="float">
            <text:p>204490</text:p>
          </table:table-cell>
          <table:table-cell table:formula="of:=[.F201]+[.H200]" office:value-type="float" office:value="41100000.0000001" calcext:value-type="float">
            <text:p>41100000,0000001</text:p>
          </table:table-cell>
          <table:table-cell table:formula="of:=ROUNDDOWN([.H201])" office:value-type="float" office:value="41100000" calcext:value-type="float">
            <text:p>41100000</text:p>
          </table:table-cell>
          <table:table-cell table:formula="of:=[.I201]-[.B2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304489" calcext:value-type="float">
            <text:p>41304489</text:p>
          </table:table-cell>
          <table:table-cell office:value-type="float" office:value="2004" calcext:value-type="float">
            <text:p>2004</text:p>
          </table:table-cell>
          <table:table-cell table:formula="of:=[.C2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2]/[.E202]" office:value-type="float" office:value="204489.795918367" calcext:value-type="float">
            <text:p>204489,795918367</text:p>
          </table:table-cell>
          <table:table-cell table:formula="of:=ROUND([.F202])" office:value-type="float" office:value="204490" calcext:value-type="float">
            <text:p>204490</text:p>
          </table:table-cell>
          <table:table-cell table:formula="of:=[.F202]+[.H201]" office:value-type="float" office:value="41304489.7959185" calcext:value-type="float">
            <text:p>41304489,7959185</text:p>
          </table:table-cell>
          <table:table-cell table:formula="of:=ROUNDDOWN([.H202])" office:value-type="float" office:value="41304489" calcext:value-type="float">
            <text:p>41304489</text:p>
          </table:table-cell>
          <table:table-cell table:formula="of:=[.I202]-[.B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508979" calcext:value-type="float">
            <text:p>41508979</text:p>
          </table:table-cell>
          <table:table-cell office:value-type="float" office:value="2004" calcext:value-type="float">
            <text:p>2004</text:p>
          </table:table-cell>
          <table:table-cell table:formula="of:=[.C2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3]/[.E203]" office:value-type="float" office:value="204489.795918367" calcext:value-type="float">
            <text:p>204489,795918367</text:p>
          </table:table-cell>
          <table:table-cell table:formula="of:=ROUND([.F203])" office:value-type="float" office:value="204490" calcext:value-type="float">
            <text:p>204490</text:p>
          </table:table-cell>
          <table:table-cell table:formula="of:=[.F203]+[.H202]" office:value-type="float" office:value="41508979.5918368" calcext:value-type="float">
            <text:p>41508979,5918368</text:p>
          </table:table-cell>
          <table:table-cell table:formula="of:=ROUNDDOWN([.H203])" office:value-type="float" office:value="41508979" calcext:value-type="float">
            <text:p>41508979</text:p>
          </table:table-cell>
          <table:table-cell table:formula="of:=[.I203]-[.B2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713469" calcext:value-type="float">
            <text:p>41713469</text:p>
          </table:table-cell>
          <table:table-cell office:value-type="float" office:value="2004" calcext:value-type="float">
            <text:p>2004</text:p>
          </table:table-cell>
          <table:table-cell table:formula="of:=[.C2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4]/[.E204]" office:value-type="float" office:value="204489.795918367" calcext:value-type="float">
            <text:p>204489,795918367</text:p>
          </table:table-cell>
          <table:table-cell table:formula="of:=ROUND([.F204])" office:value-type="float" office:value="204490" calcext:value-type="float">
            <text:p>204490</text:p>
          </table:table-cell>
          <table:table-cell table:formula="of:=[.F204]+[.H203]" office:value-type="float" office:value="41713469.3877552" calcext:value-type="float">
            <text:p>41713469,3877552</text:p>
          </table:table-cell>
          <table:table-cell table:formula="of:=ROUNDDOWN([.H204])" office:value-type="float" office:value="41713469" calcext:value-type="float">
            <text:p>41713469</text:p>
          </table:table-cell>
          <table:table-cell table:formula="of:=[.I204]-[.B2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917959" calcext:value-type="float">
            <text:p>41917959</text:p>
          </table:table-cell>
          <table:table-cell office:value-type="float" office:value="2004" calcext:value-type="float">
            <text:p>2004</text:p>
          </table:table-cell>
          <table:table-cell table:formula="of:=[.C2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5]/[.E205]" office:value-type="float" office:value="204489.795918367" calcext:value-type="float">
            <text:p>204489,795918367</text:p>
          </table:table-cell>
          <table:table-cell table:formula="of:=ROUND([.F205])" office:value-type="float" office:value="204490" calcext:value-type="float">
            <text:p>204490</text:p>
          </table:table-cell>
          <table:table-cell table:formula="of:=[.F205]+[.H204]" office:value-type="float" office:value="41917959.1836736" calcext:value-type="float">
            <text:p>41917959,1836736</text:p>
          </table:table-cell>
          <table:table-cell table:formula="of:=ROUNDDOWN([.H205])" office:value-type="float" office:value="41917959" calcext:value-type="float">
            <text:p>41917959</text:p>
          </table:table-cell>
          <table:table-cell table:formula="of:=[.I205]-[.B2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122448" calcext:value-type="float">
            <text:p>42122448</text:p>
          </table:table-cell>
          <table:table-cell office:value-type="float" office:value="2004" calcext:value-type="float">
            <text:p>2004</text:p>
          </table:table-cell>
          <table:table-cell table:formula="of:=[.C2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6]/[.E206]" office:value-type="float" office:value="204489.795918367" calcext:value-type="float">
            <text:p>204489,795918367</text:p>
          </table:table-cell>
          <table:table-cell table:formula="of:=ROUND([.F206])" office:value-type="float" office:value="204490" calcext:value-type="float">
            <text:p>204490</text:p>
          </table:table-cell>
          <table:table-cell table:formula="of:=[.F206]+[.H205]" office:value-type="float" office:value="42122448.9795919" calcext:value-type="float">
            <text:p>42122448,9795919</text:p>
          </table:table-cell>
          <table:table-cell table:formula="of:=ROUNDDOWN([.H206])" office:value-type="float" office:value="42122448" calcext:value-type="float">
            <text:p>42122448</text:p>
          </table:table-cell>
          <table:table-cell table:formula="of:=[.I206]-[.B2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326938" calcext:value-type="float">
            <text:p>42326938</text:p>
          </table:table-cell>
          <table:table-cell office:value-type="float" office:value="2004" calcext:value-type="float">
            <text:p>2004</text:p>
          </table:table-cell>
          <table:table-cell table:formula="of:=[.C2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7]/[.E207]" office:value-type="float" office:value="204489.795918367" calcext:value-type="float">
            <text:p>204489,795918367</text:p>
          </table:table-cell>
          <table:table-cell table:formula="of:=ROUND([.F207])" office:value-type="float" office:value="204490" calcext:value-type="float">
            <text:p>204490</text:p>
          </table:table-cell>
          <table:table-cell table:formula="of:=[.F207]+[.H206]" office:value-type="float" office:value="42326938.7755103" calcext:value-type="float">
            <text:p>42326938,7755103</text:p>
          </table:table-cell>
          <table:table-cell table:formula="of:=ROUNDDOWN([.H207])" office:value-type="float" office:value="42326938" calcext:value-type="float">
            <text:p>42326938</text:p>
          </table:table-cell>
          <table:table-cell table:formula="of:=[.I207]-[.B2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31428" calcext:value-type="float">
            <text:p>42531428</text:p>
          </table:table-cell>
          <table:table-cell office:value-type="float" office:value="2004" calcext:value-type="float">
            <text:p>2004</text:p>
          </table:table-cell>
          <table:table-cell table:formula="of:=[.C2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8]/[.E208]" office:value-type="float" office:value="204489.795918367" calcext:value-type="float">
            <text:p>204489,795918367</text:p>
          </table:table-cell>
          <table:table-cell table:formula="of:=ROUND([.F208])" office:value-type="float" office:value="204490" calcext:value-type="float">
            <text:p>204490</text:p>
          </table:table-cell>
          <table:table-cell table:formula="of:=[.F208]+[.H207]" office:value-type="float" office:value="42531428.5714287" calcext:value-type="float">
            <text:p>42531428,5714287</text:p>
          </table:table-cell>
          <table:table-cell table:formula="of:=ROUNDDOWN([.H208])" office:value-type="float" office:value="42531428" calcext:value-type="float">
            <text:p>42531428</text:p>
          </table:table-cell>
          <table:table-cell table:formula="of:=[.I208]-[.B2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35918" calcext:value-type="float">
            <text:p>42735918</text:p>
          </table:table-cell>
          <table:table-cell office:value-type="float" office:value="2004" calcext:value-type="float">
            <text:p>2004</text:p>
          </table:table-cell>
          <table:table-cell table:formula="of:=[.C2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9]/[.E209]" office:value-type="float" office:value="204489.795918367" calcext:value-type="float">
            <text:p>204489,795918367</text:p>
          </table:table-cell>
          <table:table-cell table:formula="of:=ROUND([.F209])" office:value-type="float" office:value="204490" calcext:value-type="float">
            <text:p>204490</text:p>
          </table:table-cell>
          <table:table-cell table:formula="of:=[.F209]+[.H208]" office:value-type="float" office:value="42735918.367347" calcext:value-type="float">
            <text:p>42735918,367347</text:p>
          </table:table-cell>
          <table:table-cell table:formula="of:=ROUNDDOWN([.H209])" office:value-type="float" office:value="42735918" calcext:value-type="float">
            <text:p>42735918</text:p>
          </table:table-cell>
          <table:table-cell table:formula="of:=[.I209]-[.B2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0408" calcext:value-type="float">
            <text:p>42940408</text:p>
          </table:table-cell>
          <table:table-cell office:value-type="float" office:value="2004" calcext:value-type="float">
            <text:p>2004</text:p>
          </table:table-cell>
          <table:table-cell table:formula="of:=[.C2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0]/[.E210]" office:value-type="float" office:value="204489.795918367" calcext:value-type="float">
            <text:p>204489,795918367</text:p>
          </table:table-cell>
          <table:table-cell table:formula="of:=ROUND([.F210])" office:value-type="float" office:value="204490" calcext:value-type="float">
            <text:p>204490</text:p>
          </table:table-cell>
          <table:table-cell table:formula="of:=[.F210]+[.H209]" office:value-type="float" office:value="42940408.1632654" calcext:value-type="float">
            <text:p>42940408,1632654</text:p>
          </table:table-cell>
          <table:table-cell table:formula="of:=ROUNDDOWN([.H210])" office:value-type="float" office:value="42940408" calcext:value-type="float">
            <text:p>42940408</text:p>
          </table:table-cell>
          <table:table-cell table:formula="of:=[.I210]-[.B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144897" calcext:value-type="float">
            <text:p>43144897</text:p>
          </table:table-cell>
          <table:table-cell office:value-type="float" office:value="2004" calcext:value-type="float">
            <text:p>2004</text:p>
          </table:table-cell>
          <table:table-cell table:formula="of:=[.C2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1]/[.E211]" office:value-type="float" office:value="204489.795918367" calcext:value-type="float">
            <text:p>204489,795918367</text:p>
          </table:table-cell>
          <table:table-cell table:formula="of:=ROUND([.F211])" office:value-type="float" office:value="204490" calcext:value-type="float">
            <text:p>204490</text:p>
          </table:table-cell>
          <table:table-cell table:formula="of:=[.F211]+[.H210]" office:value-type="float" office:value="43144897.9591838" calcext:value-type="float">
            <text:p>43144897,9591838</text:p>
          </table:table-cell>
          <table:table-cell table:formula="of:=ROUNDDOWN([.H211])" office:value-type="float" office:value="43144897" calcext:value-type="float">
            <text:p>43144897</text:p>
          </table:table-cell>
          <table:table-cell table:formula="of:=[.I211]-[.B2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49387" calcext:value-type="float">
            <text:p>43349387</text:p>
          </table:table-cell>
          <table:table-cell office:value-type="float" office:value="2004" calcext:value-type="float">
            <text:p>2004</text:p>
          </table:table-cell>
          <table:table-cell table:formula="of:=[.C2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2]/[.E212]" office:value-type="float" office:value="204489.795918367" calcext:value-type="float">
            <text:p>204489,795918367</text:p>
          </table:table-cell>
          <table:table-cell table:formula="of:=ROUND([.F212])" office:value-type="float" office:value="204490" calcext:value-type="float">
            <text:p>204490</text:p>
          </table:table-cell>
          <table:table-cell table:formula="of:=[.F212]+[.H211]" office:value-type="float" office:value="43349387.7551021" calcext:value-type="float">
            <text:p>43349387,7551021</text:p>
          </table:table-cell>
          <table:table-cell table:formula="of:=ROUNDDOWN([.H212])" office:value-type="float" office:value="43349387" calcext:value-type="float">
            <text:p>43349387</text:p>
          </table:table-cell>
          <table:table-cell table:formula="of:=[.I212]-[.B2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553877" calcext:value-type="float">
            <text:p>43553877</text:p>
          </table:table-cell>
          <table:table-cell office:value-type="float" office:value="2004" calcext:value-type="float">
            <text:p>2004</text:p>
          </table:table-cell>
          <table:table-cell table:formula="of:=[.C2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3]/[.E213]" office:value-type="float" office:value="204489.795918367" calcext:value-type="float">
            <text:p>204489,795918367</text:p>
          </table:table-cell>
          <table:table-cell table:formula="of:=ROUND([.F213])" office:value-type="float" office:value="204490" calcext:value-type="float">
            <text:p>204490</text:p>
          </table:table-cell>
          <table:table-cell table:formula="of:=[.F213]+[.H212]" office:value-type="float" office:value="43553877.5510205" calcext:value-type="float">
            <text:p>43553877,5510205</text:p>
          </table:table-cell>
          <table:table-cell table:formula="of:=ROUNDDOWN([.H213])" office:value-type="float" office:value="43553877" calcext:value-type="float">
            <text:p>43553877</text:p>
          </table:table-cell>
          <table:table-cell table:formula="of:=[.I213]-[.B2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758367" calcext:value-type="float">
            <text:p>43758367</text:p>
          </table:table-cell>
          <table:table-cell office:value-type="float" office:value="2004" calcext:value-type="float">
            <text:p>2004</text:p>
          </table:table-cell>
          <table:table-cell table:formula="of:=[.C2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4]/[.E214]" office:value-type="float" office:value="204489.795918367" calcext:value-type="float">
            <text:p>204489,795918367</text:p>
          </table:table-cell>
          <table:table-cell table:formula="of:=ROUND([.F214])" office:value-type="float" office:value="204490" calcext:value-type="float">
            <text:p>204490</text:p>
          </table:table-cell>
          <table:table-cell table:formula="of:=[.F214]+[.H213]" office:value-type="float" office:value="43758367.3469389" calcext:value-type="float">
            <text:p>43758367,3469389</text:p>
          </table:table-cell>
          <table:table-cell table:formula="of:=ROUNDDOWN([.H214])" office:value-type="float" office:value="43758367" calcext:value-type="float">
            <text:p>43758367</text:p>
          </table:table-cell>
          <table:table-cell table:formula="of:=[.I214]-[.B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962857" calcext:value-type="float">
            <text:p>43962857</text:p>
          </table:table-cell>
          <table:table-cell office:value-type="float" office:value="2004" calcext:value-type="float">
            <text:p>2004</text:p>
          </table:table-cell>
          <table:table-cell table:formula="of:=[.C2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5]/[.E215]" office:value-type="float" office:value="204489.795918367" calcext:value-type="float">
            <text:p>204489,795918367</text:p>
          </table:table-cell>
          <table:table-cell table:formula="of:=ROUND([.F215])" office:value-type="float" office:value="204490" calcext:value-type="float">
            <text:p>204490</text:p>
          </table:table-cell>
          <table:table-cell table:formula="of:=[.F215]+[.H214]" office:value-type="float" office:value="43962857.1428572" calcext:value-type="float">
            <text:p>43962857,1428572</text:p>
          </table:table-cell>
          <table:table-cell table:formula="of:=ROUNDDOWN([.H215])" office:value-type="float" office:value="43962857" calcext:value-type="float">
            <text:p>43962857</text:p>
          </table:table-cell>
          <table:table-cell table:formula="of:=[.I215]-[.B2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67346" calcext:value-type="float">
            <text:p>44167346</text:p>
          </table:table-cell>
          <table:table-cell office:value-type="float" office:value="2004" calcext:value-type="float">
            <text:p>2004</text:p>
          </table:table-cell>
          <table:table-cell table:formula="of:=[.C2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6]/[.E216]" office:value-type="float" office:value="204489.795918367" calcext:value-type="float">
            <text:p>204489,795918367</text:p>
          </table:table-cell>
          <table:table-cell table:formula="of:=ROUND([.F216])" office:value-type="float" office:value="204490" calcext:value-type="float">
            <text:p>204490</text:p>
          </table:table-cell>
          <table:table-cell table:formula="of:=[.F216]+[.H215]" office:value-type="float" office:value="44167346.9387756" calcext:value-type="float">
            <text:p>44167346,9387756</text:p>
          </table:table-cell>
          <table:table-cell table:formula="of:=ROUNDDOWN([.H216])" office:value-type="float" office:value="44167346" calcext:value-type="float">
            <text:p>44167346</text:p>
          </table:table-cell>
          <table:table-cell table:formula="of:=[.I216]-[.B2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371836" calcext:value-type="float">
            <text:p>44371836</text:p>
          </table:table-cell>
          <table:table-cell office:value-type="float" office:value="2004" calcext:value-type="float">
            <text:p>2004</text:p>
          </table:table-cell>
          <table:table-cell table:formula="of:=[.C2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7]/[.E217]" office:value-type="float" office:value="204489.795918367" calcext:value-type="float">
            <text:p>204489,795918367</text:p>
          </table:table-cell>
          <table:table-cell table:formula="of:=ROUND([.F217])" office:value-type="float" office:value="204490" calcext:value-type="float">
            <text:p>204490</text:p>
          </table:table-cell>
          <table:table-cell table:formula="of:=[.F217]+[.H216]" office:value-type="float" office:value="44371836.734694" calcext:value-type="float">
            <text:p>44371836,734694</text:p>
          </table:table-cell>
          <table:table-cell table:formula="of:=ROUNDDOWN([.H217])" office:value-type="float" office:value="44371836" calcext:value-type="float">
            <text:p>44371836</text:p>
          </table:table-cell>
          <table:table-cell table:formula="of:=[.I217]-[.B2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576326" calcext:value-type="float">
            <text:p>44576326</text:p>
          </table:table-cell>
          <table:table-cell office:value-type="float" office:value="2004" calcext:value-type="float">
            <text:p>2004</text:p>
          </table:table-cell>
          <table:table-cell table:formula="of:=[.C2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8]/[.E218]" office:value-type="float" office:value="204489.795918367" calcext:value-type="float">
            <text:p>204489,795918367</text:p>
          </table:table-cell>
          <table:table-cell table:formula="of:=ROUND([.F218])" office:value-type="float" office:value="204490" calcext:value-type="float">
            <text:p>204490</text:p>
          </table:table-cell>
          <table:table-cell table:formula="of:=[.F218]+[.H217]" office:value-type="float" office:value="44576326.5306123" calcext:value-type="float">
            <text:p>44576326,5306123</text:p>
          </table:table-cell>
          <table:table-cell table:formula="of:=ROUNDDOWN([.H218])" office:value-type="float" office:value="44576326" calcext:value-type="float">
            <text:p>44576326</text:p>
          </table:table-cell>
          <table:table-cell table:formula="of:=[.I218]-[.B2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80816" calcext:value-type="float">
            <text:p>44780816</text:p>
          </table:table-cell>
          <table:table-cell office:value-type="float" office:value="2004" calcext:value-type="float">
            <text:p>2004</text:p>
          </table:table-cell>
          <table:table-cell table:formula="of:=[.C2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9]/[.E219]" office:value-type="float" office:value="204489.795918367" calcext:value-type="float">
            <text:p>204489,795918367</text:p>
          </table:table-cell>
          <table:table-cell table:formula="of:=ROUND([.F219])" office:value-type="float" office:value="204490" calcext:value-type="float">
            <text:p>204490</text:p>
          </table:table-cell>
          <table:table-cell table:formula="of:=[.F219]+[.H218]" office:value-type="float" office:value="44780816.3265307" calcext:value-type="float">
            <text:p>44780816,3265307</text:p>
          </table:table-cell>
          <table:table-cell table:formula="of:=ROUNDDOWN([.H219])" office:value-type="float" office:value="44780816" calcext:value-type="float">
            <text:p>44780816</text:p>
          </table:table-cell>
          <table:table-cell table:formula="of:=[.I219]-[.B2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85306" calcext:value-type="float">
            <text:p>44985306</text:p>
          </table:table-cell>
          <table:table-cell office:value-type="float" office:value="2004" calcext:value-type="float">
            <text:p>2004</text:p>
          </table:table-cell>
          <table:table-cell table:formula="of:=[.C2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0]/[.E220]" office:value-type="float" office:value="204489.795918367" calcext:value-type="float">
            <text:p>204489,795918367</text:p>
          </table:table-cell>
          <table:table-cell table:formula="of:=ROUND([.F220])" office:value-type="float" office:value="204490" calcext:value-type="float">
            <text:p>204490</text:p>
          </table:table-cell>
          <table:table-cell table:formula="of:=[.F220]+[.H219]" office:value-type="float" office:value="44985306.1224491" calcext:value-type="float">
            <text:p>44985306,1224491</text:p>
          </table:table-cell>
          <table:table-cell table:formula="of:=ROUNDDOWN([.H220])" office:value-type="float" office:value="44985306" calcext:value-type="float">
            <text:p>44985306</text:p>
          </table:table-cell>
          <table:table-cell table:formula="of:=[.I220]-[.B2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89795" calcext:value-type="float">
            <text:p>45189795</text:p>
          </table:table-cell>
          <table:table-cell office:value-type="float" office:value="2004" calcext:value-type="float">
            <text:p>2004</text:p>
          </table:table-cell>
          <table:table-cell table:formula="of:=[.C2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1]/[.E221]" office:value-type="float" office:value="204489.795918367" calcext:value-type="float">
            <text:p>204489,795918367</text:p>
          </table:table-cell>
          <table:table-cell table:formula="of:=ROUND([.F221])" office:value-type="float" office:value="204490" calcext:value-type="float">
            <text:p>204490</text:p>
          </table:table-cell>
          <table:table-cell table:formula="of:=[.F221]+[.H220]" office:value-type="float" office:value="45189795.9183674" calcext:value-type="float">
            <text:p>45189795,9183674</text:p>
          </table:table-cell>
          <table:table-cell table:formula="of:=ROUNDDOWN([.H221])" office:value-type="float" office:value="45189795" calcext:value-type="float">
            <text:p>45189795</text:p>
          </table:table-cell>
          <table:table-cell table:formula="of:=[.I221]-[.B2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394285" calcext:value-type="float">
            <text:p>45394285</text:p>
          </table:table-cell>
          <table:table-cell office:value-type="float" office:value="2004" calcext:value-type="float">
            <text:p>2004</text:p>
          </table:table-cell>
          <table:table-cell table:formula="of:=[.C2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2]/[.E222]" office:value-type="float" office:value="204489.795918367" calcext:value-type="float">
            <text:p>204489,795918367</text:p>
          </table:table-cell>
          <table:table-cell table:formula="of:=ROUND([.F222])" office:value-type="float" office:value="204490" calcext:value-type="float">
            <text:p>204490</text:p>
          </table:table-cell>
          <table:table-cell table:formula="of:=[.F222]+[.H221]" office:value-type="float" office:value="45394285.7142858" calcext:value-type="float">
            <text:p>45394285,7142858</text:p>
          </table:table-cell>
          <table:table-cell table:formula="of:=ROUNDDOWN([.H222])" office:value-type="float" office:value="45394285" calcext:value-type="float">
            <text:p>45394285</text:p>
          </table:table-cell>
          <table:table-cell table:formula="of:=[.I222]-[.B2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98775" calcext:value-type="float">
            <text:p>45598775</text:p>
          </table:table-cell>
          <table:table-cell office:value-type="float" office:value="2004" calcext:value-type="float">
            <text:p>2004</text:p>
          </table:table-cell>
          <table:table-cell table:formula="of:=[.C2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3]/[.E223]" office:value-type="float" office:value="204489.795918367" calcext:value-type="float">
            <text:p>204489,795918367</text:p>
          </table:table-cell>
          <table:table-cell table:formula="of:=ROUND([.F223])" office:value-type="float" office:value="204490" calcext:value-type="float">
            <text:p>204490</text:p>
          </table:table-cell>
          <table:table-cell table:formula="of:=[.F223]+[.H222]" office:value-type="float" office:value="45598775.5102042" calcext:value-type="float">
            <text:p>45598775,5102042</text:p>
          </table:table-cell>
          <table:table-cell table:formula="of:=ROUNDDOWN([.H223])" office:value-type="float" office:value="45598775" calcext:value-type="float">
            <text:p>45598775</text:p>
          </table:table-cell>
          <table:table-cell table:formula="of:=[.I223]-[.B2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03265" calcext:value-type="float">
            <text:p>45803265</text:p>
          </table:table-cell>
          <table:table-cell office:value-type="float" office:value="2004" calcext:value-type="float">
            <text:p>2004</text:p>
          </table:table-cell>
          <table:table-cell table:formula="of:=[.C2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4]/[.E224]" office:value-type="float" office:value="204489.795918367" calcext:value-type="float">
            <text:p>204489,795918367</text:p>
          </table:table-cell>
          <table:table-cell table:formula="of:=ROUND([.F224])" office:value-type="float" office:value="204490" calcext:value-type="float">
            <text:p>204490</text:p>
          </table:table-cell>
          <table:table-cell table:formula="of:=[.F224]+[.H223]" office:value-type="float" office:value="45803265.3061225" calcext:value-type="float">
            <text:p>45803265,3061225</text:p>
          </table:table-cell>
          <table:table-cell table:formula="of:=ROUNDDOWN([.H224])" office:value-type="float" office:value="45803265" calcext:value-type="float">
            <text:p>45803265</text:p>
          </table:table-cell>
          <table:table-cell table:formula="of:=[.I224]-[.B2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007755" calcext:value-type="float">
            <text:p>46007755</text:p>
          </table:table-cell>
          <table:table-cell office:value-type="float" office:value="2004" calcext:value-type="float">
            <text:p>2004</text:p>
          </table:table-cell>
          <table:table-cell table:formula="of:=[.C2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5]/[.E225]" office:value-type="float" office:value="204489.795918367" calcext:value-type="float">
            <text:p>204489,795918367</text:p>
          </table:table-cell>
          <table:table-cell table:formula="of:=ROUND([.F225])" office:value-type="float" office:value="204490" calcext:value-type="float">
            <text:p>204490</text:p>
          </table:table-cell>
          <table:table-cell table:formula="of:=[.F225]+[.H224]" office:value-type="float" office:value="46007755.1020409" calcext:value-type="float">
            <text:p>46007755,1020409</text:p>
          </table:table-cell>
          <table:table-cell table:formula="of:=ROUNDDOWN([.H225])" office:value-type="float" office:value="46007755" calcext:value-type="float">
            <text:p>46007755</text:p>
          </table:table-cell>
          <table:table-cell table:formula="of:=[.I225]-[.B2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212244" calcext:value-type="float">
            <text:p>46212244</text:p>
          </table:table-cell>
          <table:table-cell office:value-type="float" office:value="2004" calcext:value-type="float">
            <text:p>2004</text:p>
          </table:table-cell>
          <table:table-cell table:formula="of:=[.C2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6]/[.E226]" office:value-type="float" office:value="204489.795918367" calcext:value-type="float">
            <text:p>204489,795918367</text:p>
          </table:table-cell>
          <table:table-cell table:formula="of:=ROUND([.F226])" office:value-type="float" office:value="204490" calcext:value-type="float">
            <text:p>204490</text:p>
          </table:table-cell>
          <table:table-cell table:formula="of:=[.F226]+[.H225]" office:value-type="float" office:value="46212244.8979593" calcext:value-type="float">
            <text:p>46212244,8979593</text:p>
          </table:table-cell>
          <table:table-cell table:formula="of:=ROUNDDOWN([.H226])" office:value-type="float" office:value="46212244" calcext:value-type="float">
            <text:p>46212244</text:p>
          </table:table-cell>
          <table:table-cell table:formula="of:=[.I226]-[.B2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16734" calcext:value-type="float">
            <text:p>46416734</text:p>
          </table:table-cell>
          <table:table-cell office:value-type="float" office:value="2004" calcext:value-type="float">
            <text:p>2004</text:p>
          </table:table-cell>
          <table:table-cell table:formula="of:=[.C2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7]/[.E227]" office:value-type="float" office:value="204489.795918367" calcext:value-type="float">
            <text:p>204489,795918367</text:p>
          </table:table-cell>
          <table:table-cell table:formula="of:=ROUND([.F227])" office:value-type="float" office:value="204490" calcext:value-type="float">
            <text:p>204490</text:p>
          </table:table-cell>
          <table:table-cell table:formula="of:=[.F227]+[.H226]" office:value-type="float" office:value="46416734.6938776" calcext:value-type="float">
            <text:p>46416734,6938776</text:p>
          </table:table-cell>
          <table:table-cell table:formula="of:=ROUNDDOWN([.H227])" office:value-type="float" office:value="46416734" calcext:value-type="float">
            <text:p>46416734</text:p>
          </table:table-cell>
          <table:table-cell table:formula="of:=[.I227]-[.B2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621224" calcext:value-type="float">
            <text:p>46621224</text:p>
          </table:table-cell>
          <table:table-cell office:value-type="float" office:value="2004" calcext:value-type="float">
            <text:p>2004</text:p>
          </table:table-cell>
          <table:table-cell table:formula="of:=[.C2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8]/[.E228]" office:value-type="float" office:value="204489.795918367" calcext:value-type="float">
            <text:p>204489,795918367</text:p>
          </table:table-cell>
          <table:table-cell table:formula="of:=ROUND([.F228])" office:value-type="float" office:value="204490" calcext:value-type="float">
            <text:p>204490</text:p>
          </table:table-cell>
          <table:table-cell table:formula="of:=[.F228]+[.H227]" office:value-type="float" office:value="46621224.489796" calcext:value-type="float">
            <text:p>46621224,489796</text:p>
          </table:table-cell>
          <table:table-cell table:formula="of:=ROUNDDOWN([.H228])" office:value-type="float" office:value="46621224" calcext:value-type="float">
            <text:p>46621224</text:p>
          </table:table-cell>
          <table:table-cell table:formula="of:=[.I228]-[.B2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825714" calcext:value-type="float">
            <text:p>46825714</text:p>
          </table:table-cell>
          <table:table-cell office:value-type="float" office:value="2004" calcext:value-type="float">
            <text:p>2004</text:p>
          </table:table-cell>
          <table:table-cell table:formula="of:=[.C2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9]/[.E229]" office:value-type="float" office:value="204489.795918367" calcext:value-type="float">
            <text:p>204489,795918367</text:p>
          </table:table-cell>
          <table:table-cell table:formula="of:=ROUND([.F229])" office:value-type="float" office:value="204490" calcext:value-type="float">
            <text:p>204490</text:p>
          </table:table-cell>
          <table:table-cell table:formula="of:=[.F229]+[.H228]" office:value-type="float" office:value="46825714.2857144" calcext:value-type="float">
            <text:p>46825714,2857144</text:p>
          </table:table-cell>
          <table:table-cell table:formula="of:=ROUNDDOWN([.H229])" office:value-type="float" office:value="46825714" calcext:value-type="float">
            <text:p>46825714</text:p>
          </table:table-cell>
          <table:table-cell table:formula="of:=[.I229]-[.B2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030204" calcext:value-type="float">
            <text:p>47030204</text:p>
          </table:table-cell>
          <table:table-cell office:value-type="float" office:value="2004" calcext:value-type="float">
            <text:p>2004</text:p>
          </table:table-cell>
          <table:table-cell table:formula="of:=[.C2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0]/[.E230]" office:value-type="float" office:value="204489.795918367" calcext:value-type="float">
            <text:p>204489,795918367</text:p>
          </table:table-cell>
          <table:table-cell table:formula="of:=ROUND([.F230])" office:value-type="float" office:value="204490" calcext:value-type="float">
            <text:p>204490</text:p>
          </table:table-cell>
          <table:table-cell table:formula="of:=[.F230]+[.H229]" office:value-type="float" office:value="47030204.0816328" calcext:value-type="float">
            <text:p>47030204,0816328</text:p>
          </table:table-cell>
          <table:table-cell table:formula="of:=ROUNDDOWN([.H230])" office:value-type="float" office:value="47030204" calcext:value-type="float">
            <text:p>47030204</text:p>
          </table:table-cell>
          <table:table-cell table:formula="of:=[.I230]-[.B2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234693" calcext:value-type="float">
            <text:p>47234693</text:p>
          </table:table-cell>
          <table:table-cell office:value-type="float" office:value="2004" calcext:value-type="float">
            <text:p>2004</text:p>
          </table:table-cell>
          <table:table-cell table:formula="of:=[.C2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1]/[.E231]" office:value-type="float" office:value="204489.795918367" calcext:value-type="float">
            <text:p>204489,795918367</text:p>
          </table:table-cell>
          <table:table-cell table:formula="of:=ROUND([.F231])" office:value-type="float" office:value="204490" calcext:value-type="float">
            <text:p>204490</text:p>
          </table:table-cell>
          <table:table-cell table:formula="of:=[.F231]+[.H230]" office:value-type="float" office:value="47234693.8775511" calcext:value-type="float">
            <text:p>47234693,8775511</text:p>
          </table:table-cell>
          <table:table-cell table:formula="of:=ROUNDDOWN([.H231])" office:value-type="float" office:value="47234693" calcext:value-type="float">
            <text:p>47234693</text:p>
          </table:table-cell>
          <table:table-cell table:formula="of:=[.I231]-[.B2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39183" calcext:value-type="float">
            <text:p>47439183</text:p>
          </table:table-cell>
          <table:table-cell office:value-type="float" office:value="2004" calcext:value-type="float">
            <text:p>2004</text:p>
          </table:table-cell>
          <table:table-cell table:formula="of:=[.C2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2]/[.E232]" office:value-type="float" office:value="204489.795918367" calcext:value-type="float">
            <text:p>204489,795918367</text:p>
          </table:table-cell>
          <table:table-cell table:formula="of:=ROUND([.F232])" office:value-type="float" office:value="204490" calcext:value-type="float">
            <text:p>204490</text:p>
          </table:table-cell>
          <table:table-cell table:formula="of:=[.F232]+[.H231]" office:value-type="float" office:value="47439183.6734695" calcext:value-type="float">
            <text:p>47439183,6734695</text:p>
          </table:table-cell>
          <table:table-cell table:formula="of:=ROUNDDOWN([.H232])" office:value-type="float" office:value="47439183" calcext:value-type="float">
            <text:p>47439183</text:p>
          </table:table-cell>
          <table:table-cell table:formula="of:=[.I232]-[.B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643673" calcext:value-type="float">
            <text:p>47643673</text:p>
          </table:table-cell>
          <table:table-cell office:value-type="float" office:value="2004" calcext:value-type="float">
            <text:p>2004</text:p>
          </table:table-cell>
          <table:table-cell table:formula="of:=[.C2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3]/[.E233]" office:value-type="float" office:value="204489.795918367" calcext:value-type="float">
            <text:p>204489,795918367</text:p>
          </table:table-cell>
          <table:table-cell table:formula="of:=ROUND([.F233])" office:value-type="float" office:value="204490" calcext:value-type="float">
            <text:p>204490</text:p>
          </table:table-cell>
          <table:table-cell table:formula="of:=[.F233]+[.H232]" office:value-type="float" office:value="47643673.4693879" calcext:value-type="float">
            <text:p>47643673,4693879</text:p>
          </table:table-cell>
          <table:table-cell table:formula="of:=ROUNDDOWN([.H233])" office:value-type="float" office:value="47643673" calcext:value-type="float">
            <text:p>47643673</text:p>
          </table:table-cell>
          <table:table-cell table:formula="of:=[.I233]-[.B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848163" calcext:value-type="float">
            <text:p>47848163</text:p>
          </table:table-cell>
          <table:table-cell office:value-type="float" office:value="2004" calcext:value-type="float">
            <text:p>2004</text:p>
          </table:table-cell>
          <table:table-cell table:formula="of:=[.C2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4]/[.E234]" office:value-type="float" office:value="204489.795918367" calcext:value-type="float">
            <text:p>204489,795918367</text:p>
          </table:table-cell>
          <table:table-cell table:formula="of:=ROUND([.F234])" office:value-type="float" office:value="204490" calcext:value-type="float">
            <text:p>204490</text:p>
          </table:table-cell>
          <table:table-cell table:formula="of:=[.F234]+[.H233]" office:value-type="float" office:value="47848163.2653062" calcext:value-type="float">
            <text:p>47848163,2653062</text:p>
          </table:table-cell>
          <table:table-cell table:formula="of:=ROUNDDOWN([.H234])" office:value-type="float" office:value="47848163" calcext:value-type="float">
            <text:p>47848163</text:p>
          </table:table-cell>
          <table:table-cell table:formula="of:=[.I234]-[.B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52653" calcext:value-type="float">
            <text:p>48052653</text:p>
          </table:table-cell>
          <table:table-cell office:value-type="float" office:value="2004" calcext:value-type="float">
            <text:p>2004</text:p>
          </table:table-cell>
          <table:table-cell table:formula="of:=[.C2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5]/[.E235]" office:value-type="float" office:value="204489.795918367" calcext:value-type="float">
            <text:p>204489,795918367</text:p>
          </table:table-cell>
          <table:table-cell table:formula="of:=ROUND([.F235])" office:value-type="float" office:value="204490" calcext:value-type="float">
            <text:p>204490</text:p>
          </table:table-cell>
          <table:table-cell table:formula="of:=[.F235]+[.H234]" office:value-type="float" office:value="48052653.0612246" calcext:value-type="float">
            <text:p>48052653,0612246</text:p>
          </table:table-cell>
          <table:table-cell table:formula="of:=ROUNDDOWN([.H235])" office:value-type="float" office:value="48052653" calcext:value-type="float">
            <text:p>48052653</text:p>
          </table:table-cell>
          <table:table-cell table:formula="of:=[.I235]-[.B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257142" calcext:value-type="float">
            <text:p>48257142</text:p>
          </table:table-cell>
          <table:table-cell office:value-type="float" office:value="2004" calcext:value-type="float">
            <text:p>2004</text:p>
          </table:table-cell>
          <table:table-cell table:formula="of:=[.C2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6]/[.E236]" office:value-type="float" office:value="204489.795918367" calcext:value-type="float">
            <text:p>204489,795918367</text:p>
          </table:table-cell>
          <table:table-cell table:formula="of:=ROUND([.F236])" office:value-type="float" office:value="204490" calcext:value-type="float">
            <text:p>204490</text:p>
          </table:table-cell>
          <table:table-cell table:formula="of:=[.F236]+[.H235]" office:value-type="float" office:value="48257142.857143" calcext:value-type="float">
            <text:p>48257142,857143</text:p>
          </table:table-cell>
          <table:table-cell table:formula="of:=ROUNDDOWN([.H236])" office:value-type="float" office:value="48257142" calcext:value-type="float">
            <text:p>48257142</text:p>
          </table:table-cell>
          <table:table-cell table:formula="of:=[.I236]-[.B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461632" calcext:value-type="float">
            <text:p>48461632</text:p>
          </table:table-cell>
          <table:table-cell office:value-type="float" office:value="2004" calcext:value-type="float">
            <text:p>2004</text:p>
          </table:table-cell>
          <table:table-cell table:formula="of:=[.C2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7]/[.E237]" office:value-type="float" office:value="204489.795918367" calcext:value-type="float">
            <text:p>204489,795918367</text:p>
          </table:table-cell>
          <table:table-cell table:formula="of:=ROUND([.F237])" office:value-type="float" office:value="204490" calcext:value-type="float">
            <text:p>204490</text:p>
          </table:table-cell>
          <table:table-cell table:formula="of:=[.F237]+[.H236]" office:value-type="float" office:value="48461632.6530613" calcext:value-type="float">
            <text:p>48461632,6530613</text:p>
          </table:table-cell>
          <table:table-cell table:formula="of:=ROUNDDOWN([.H237])" office:value-type="float" office:value="48461632" calcext:value-type="float">
            <text:p>48461632</text:p>
          </table:table-cell>
          <table:table-cell table:formula="of:=[.I237]-[.B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666122" calcext:value-type="float">
            <text:p>48666122</text:p>
          </table:table-cell>
          <table:table-cell office:value-type="float" office:value="2004" calcext:value-type="float">
            <text:p>2004</text:p>
          </table:table-cell>
          <table:table-cell table:formula="of:=[.C2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8]/[.E238]" office:value-type="float" office:value="204489.795918367" calcext:value-type="float">
            <text:p>204489,795918367</text:p>
          </table:table-cell>
          <table:table-cell table:formula="of:=ROUND([.F238])" office:value-type="float" office:value="204490" calcext:value-type="float">
            <text:p>204490</text:p>
          </table:table-cell>
          <table:table-cell table:formula="of:=[.F238]+[.H237]" office:value-type="float" office:value="48666122.4489797" calcext:value-type="float">
            <text:p>48666122,4489797</text:p>
          </table:table-cell>
          <table:table-cell table:formula="of:=ROUNDDOWN([.H238])" office:value-type="float" office:value="48666122" calcext:value-type="float">
            <text:p>48666122</text:p>
          </table:table-cell>
          <table:table-cell table:formula="of:=[.I238]-[.B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870612" calcext:value-type="float">
            <text:p>48870612</text:p>
          </table:table-cell>
          <table:table-cell office:value-type="float" office:value="2004" calcext:value-type="float">
            <text:p>2004</text:p>
          </table:table-cell>
          <table:table-cell table:formula="of:=[.C2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9]/[.E239]" office:value-type="float" office:value="204489.795918367" calcext:value-type="float">
            <text:p>204489,795918367</text:p>
          </table:table-cell>
          <table:table-cell table:formula="of:=ROUND([.F239])" office:value-type="float" office:value="204490" calcext:value-type="float">
            <text:p>204490</text:p>
          </table:table-cell>
          <table:table-cell table:formula="of:=[.F239]+[.H238]" office:value-type="float" office:value="48870612.2448981" calcext:value-type="float">
            <text:p>48870612,2448981</text:p>
          </table:table-cell>
          <table:table-cell table:formula="of:=ROUNDDOWN([.H239])" office:value-type="float" office:value="48870612" calcext:value-type="float">
            <text:p>48870612</text:p>
          </table:table-cell>
          <table:table-cell table:formula="of:=[.I239]-[.B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075102" calcext:value-type="float">
            <text:p>49075102</text:p>
          </table:table-cell>
          <table:table-cell office:value-type="float" office:value="2004" calcext:value-type="float">
            <text:p>2004</text:p>
          </table:table-cell>
          <table:table-cell table:formula="of:=[.C2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0]/[.E240]" office:value-type="float" office:value="204489.795918367" calcext:value-type="float">
            <text:p>204489,795918367</text:p>
          </table:table-cell>
          <table:table-cell table:formula="of:=ROUND([.F240])" office:value-type="float" office:value="204490" calcext:value-type="float">
            <text:p>204490</text:p>
          </table:table-cell>
          <table:table-cell table:formula="of:=[.F240]+[.H239]" office:value-type="float" office:value="49075102.0408164" calcext:value-type="float">
            <text:p>49075102,0408164</text:p>
          </table:table-cell>
          <table:table-cell table:formula="of:=ROUNDDOWN([.H240])" office:value-type="float" office:value="49075102" calcext:value-type="float">
            <text:p>49075102</text:p>
          </table:table-cell>
          <table:table-cell table:formula="of:=[.I240]-[.B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279591" calcext:value-type="float">
            <text:p>49279591</text:p>
          </table:table-cell>
          <table:table-cell office:value-type="float" office:value="2004" calcext:value-type="float">
            <text:p>2004</text:p>
          </table:table-cell>
          <table:table-cell table:formula="of:=[.C2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1]/[.E241]" office:value-type="float" office:value="204489.795918367" calcext:value-type="float">
            <text:p>204489,795918367</text:p>
          </table:table-cell>
          <table:table-cell table:formula="of:=ROUND([.F241])" office:value-type="float" office:value="204490" calcext:value-type="float">
            <text:p>204490</text:p>
          </table:table-cell>
          <table:table-cell table:formula="of:=[.F241]+[.H240]" office:value-type="float" office:value="49279591.8367348" calcext:value-type="float">
            <text:p>49279591,8367348</text:p>
          </table:table-cell>
          <table:table-cell table:formula="of:=ROUNDDOWN([.H241])" office:value-type="float" office:value="49279591" calcext:value-type="float">
            <text:p>49279591</text:p>
          </table:table-cell>
          <table:table-cell table:formula="of:=[.I241]-[.B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4081" calcext:value-type="float">
            <text:p>49484081</text:p>
          </table:table-cell>
          <table:table-cell office:value-type="float" office:value="2004" calcext:value-type="float">
            <text:p>2004</text:p>
          </table:table-cell>
          <table:table-cell table:formula="of:=[.C2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2]/[.E242]" office:value-type="float" office:value="204489.795918367" calcext:value-type="float">
            <text:p>204489,795918367</text:p>
          </table:table-cell>
          <table:table-cell table:formula="of:=ROUND([.F242])" office:value-type="float" office:value="204490" calcext:value-type="float">
            <text:p>204490</text:p>
          </table:table-cell>
          <table:table-cell table:formula="of:=[.F242]+[.H241]" office:value-type="float" office:value="49484081.6326532" calcext:value-type="float">
            <text:p>49484081,6326532</text:p>
          </table:table-cell>
          <table:table-cell table:formula="of:=ROUNDDOWN([.H242])" office:value-type="float" office:value="49484081" calcext:value-type="float">
            <text:p>49484081</text:p>
          </table:table-cell>
          <table:table-cell table:formula="of:=[.I242]-[.B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88571" calcext:value-type="float">
            <text:p>49688571</text:p>
          </table:table-cell>
          <table:table-cell office:value-type="float" office:value="2004" calcext:value-type="float">
            <text:p>2004</text:p>
          </table:table-cell>
          <table:table-cell table:formula="of:=[.C2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3]/[.E243]" office:value-type="float" office:value="204489.795918367" calcext:value-type="float">
            <text:p>204489,795918367</text:p>
          </table:table-cell>
          <table:table-cell table:formula="of:=ROUND([.F243])" office:value-type="float" office:value="204490" calcext:value-type="float">
            <text:p>204490</text:p>
          </table:table-cell>
          <table:table-cell table:formula="of:=[.F243]+[.H242]" office:value-type="float" office:value="49688571.4285715" calcext:value-type="float">
            <text:p>49688571,4285715</text:p>
          </table:table-cell>
          <table:table-cell table:formula="of:=ROUNDDOWN([.H243])" office:value-type="float" office:value="49688571" calcext:value-type="float">
            <text:p>49688571</text:p>
          </table:table-cell>
          <table:table-cell table:formula="of:=[.I243]-[.B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893061" calcext:value-type="float">
            <text:p>49893061</text:p>
          </table:table-cell>
          <table:table-cell office:value-type="float" office:value="2004" calcext:value-type="float">
            <text:p>2004</text:p>
          </table:table-cell>
          <table:table-cell table:formula="of:=[.C2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4]/[.E244]" office:value-type="float" office:value="204489.795918367" calcext:value-type="float">
            <text:p>204489,795918367</text:p>
          </table:table-cell>
          <table:table-cell table:formula="of:=ROUND([.F244])" office:value-type="float" office:value="204490" calcext:value-type="float">
            <text:p>204490</text:p>
          </table:table-cell>
          <table:table-cell table:formula="of:=[.F244]+[.H243]" office:value-type="float" office:value="49893061.2244899" calcext:value-type="float">
            <text:p>49893061,2244899</text:p>
          </table:table-cell>
          <table:table-cell table:formula="of:=ROUNDDOWN([.H244])" office:value-type="float" office:value="49893061" calcext:value-type="float">
            <text:p>49893061</text:p>
          </table:table-cell>
          <table:table-cell table:formula="of:=[.I244]-[.B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97551" calcext:value-type="float">
            <text:p>50097551</text:p>
          </table:table-cell>
          <table:table-cell office:value-type="float" office:value="2004" calcext:value-type="float">
            <text:p>2004</text:p>
          </table:table-cell>
          <table:table-cell table:formula="of:=[.C2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5]/[.E245]" office:value-type="float" office:value="204489.795918367" calcext:value-type="float">
            <text:p>204489,795918367</text:p>
          </table:table-cell>
          <table:table-cell table:formula="of:=ROUND([.F245])" office:value-type="float" office:value="204490" calcext:value-type="float">
            <text:p>204490</text:p>
          </table:table-cell>
          <table:table-cell table:formula="of:=[.F245]+[.H244]" office:value-type="float" office:value="50097551.0204083" calcext:value-type="float">
            <text:p>50097551,0204083</text:p>
          </table:table-cell>
          <table:table-cell table:formula="of:=ROUNDDOWN([.H245])" office:value-type="float" office:value="50097551" calcext:value-type="float">
            <text:p>50097551</text:p>
          </table:table-cell>
          <table:table-cell table:formula="of:=[.I245]-[.B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302040" calcext:value-type="float">
            <text:p>50302040</text:p>
          </table:table-cell>
          <table:table-cell office:value-type="float" office:value="2004" calcext:value-type="float">
            <text:p>2004</text:p>
          </table:table-cell>
          <table:table-cell table:formula="of:=[.C2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6]/[.E246]" office:value-type="float" office:value="204489.795918367" calcext:value-type="float">
            <text:p>204489,795918367</text:p>
          </table:table-cell>
          <table:table-cell table:formula="of:=ROUND([.F246])" office:value-type="float" office:value="204490" calcext:value-type="float">
            <text:p>204490</text:p>
          </table:table-cell>
          <table:table-cell table:formula="of:=[.F246]+[.H245]" office:value-type="float" office:value="50302040.8163266" calcext:value-type="float">
            <text:p>50302040,8163266</text:p>
          </table:table-cell>
          <table:table-cell table:formula="of:=ROUNDDOWN([.H246])" office:value-type="float" office:value="50302040" calcext:value-type="float">
            <text:p>50302040</text:p>
          </table:table-cell>
          <table:table-cell table:formula="of:=[.I246]-[.B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06530" calcext:value-type="float">
            <text:p>50506530</text:p>
          </table:table-cell>
          <table:table-cell office:value-type="float" office:value="2004" calcext:value-type="float">
            <text:p>2004</text:p>
          </table:table-cell>
          <table:table-cell table:formula="of:=[.C2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7]/[.E247]" office:value-type="float" office:value="204489.795918367" calcext:value-type="float">
            <text:p>204489,795918367</text:p>
          </table:table-cell>
          <table:table-cell table:formula="of:=ROUND([.F247])" office:value-type="float" office:value="204490" calcext:value-type="float">
            <text:p>204490</text:p>
          </table:table-cell>
          <table:table-cell table:formula="of:=[.F247]+[.H246]" office:value-type="float" office:value="50506530.612245" calcext:value-type="float">
            <text:p>50506530,612245</text:p>
          </table:table-cell>
          <table:table-cell table:formula="of:=ROUNDDOWN([.H247])" office:value-type="float" office:value="50506530" calcext:value-type="float">
            <text:p>50506530</text:p>
          </table:table-cell>
          <table:table-cell table:formula="of:=[.I247]-[.B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711020" calcext:value-type="float">
            <text:p>50711020</text:p>
          </table:table-cell>
          <table:table-cell office:value-type="float" office:value="2004" calcext:value-type="float">
            <text:p>2004</text:p>
          </table:table-cell>
          <table:table-cell table:formula="of:=[.C2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8]/[.E248]" office:value-type="float" office:value="204489.795918367" calcext:value-type="float">
            <text:p>204489,795918367</text:p>
          </table:table-cell>
          <table:table-cell table:formula="of:=ROUND([.F248])" office:value-type="float" office:value="204490" calcext:value-type="float">
            <text:p>204490</text:p>
          </table:table-cell>
          <table:table-cell table:formula="of:=[.F248]+[.H247]" office:value-type="float" office:value="50711020.4081634" calcext:value-type="float">
            <text:p>50711020,4081634</text:p>
          </table:table-cell>
          <table:table-cell table:formula="of:=ROUNDDOWN([.H248])" office:value-type="float" office:value="50711020" calcext:value-type="float">
            <text:p>50711020</text:p>
          </table:table-cell>
          <table:table-cell table:formula="of:=[.I248]-[.B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15510" calcext:value-type="float">
            <text:p>50915510</text:p>
          </table:table-cell>
          <table:table-cell office:value-type="float" office:value="2004" calcext:value-type="float">
            <text:p>2004</text:p>
          </table:table-cell>
          <table:table-cell table:formula="of:=[.C2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9]/[.E249]" office:value-type="float" office:value="204489.795918367" calcext:value-type="float">
            <text:p>204489,795918367</text:p>
          </table:table-cell>
          <table:table-cell table:formula="of:=ROUND([.F249])" office:value-type="float" office:value="204490" calcext:value-type="float">
            <text:p>204490</text:p>
          </table:table-cell>
          <table:table-cell table:formula="of:=[.F249]+[.H248]" office:value-type="float" office:value="50915510.2040817" calcext:value-type="float">
            <text:p>50915510,2040817</text:p>
          </table:table-cell>
          <table:table-cell table:formula="of:=ROUNDDOWN([.H249])" office:value-type="float" office:value="50915510" calcext:value-type="float">
            <text:p>50915510</text:p>
          </table:table-cell>
          <table:table-cell table:formula="of:=[.I249]-[.B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120000" calcext:value-type="float">
            <text:p>51120000</text:p>
          </table:table-cell>
          <table:table-cell office:value-type="float" office:value="2004" calcext:value-type="float">
            <text:p>2004</text:p>
          </table:table-cell>
          <table:table-cell table:formula="of:=[.C2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0]/[.E250]" office:value-type="float" office:value="204489.795918367" calcext:value-type="float">
            <text:p>204489,795918367</text:p>
          </table:table-cell>
          <table:table-cell table:formula="of:=ROUND([.F250])" office:value-type="float" office:value="204490" calcext:value-type="float">
            <text:p>204490</text:p>
          </table:table-cell>
          <table:table-cell table:formula="of:=[.F250]+[.H249]" office:value-type="float" office:value="51120000.0000001" calcext:value-type="float">
            <text:p>51120000,0000001</text:p>
          </table:table-cell>
          <table:table-cell table:formula="of:=ROUNDDOWN([.H250])" office:value-type="float" office:value="51120000" calcext:value-type="float">
            <text:p>51120000</text:p>
          </table:table-cell>
          <table:table-cell table:formula="of:=[.I250]-[.B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4489" calcext:value-type="float">
            <text:p>51324489</text:p>
          </table:table-cell>
          <table:table-cell office:value-type="float" office:value="2004" calcext:value-type="float">
            <text:p>2004</text:p>
          </table:table-cell>
          <table:table-cell table:formula="of:=[.C2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1]/[.E251]" office:value-type="float" office:value="204489.795918367" calcext:value-type="float">
            <text:p>204489,795918367</text:p>
          </table:table-cell>
          <table:table-cell table:formula="of:=ROUND([.F251])" office:value-type="float" office:value="204490" calcext:value-type="float">
            <text:p>204490</text:p>
          </table:table-cell>
          <table:table-cell table:formula="of:=[.F251]+[.H250]" office:value-type="float" office:value="51324489.7959185" calcext:value-type="float">
            <text:p>51324489,7959185</text:p>
          </table:table-cell>
          <table:table-cell table:formula="of:=ROUNDDOWN([.H251])" office:value-type="float" office:value="51324489" calcext:value-type="float">
            <text:p>51324489</text:p>
          </table:table-cell>
          <table:table-cell table:formula="of:=[.I251]-[.B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528979" calcext:value-type="float">
            <text:p>51528979</text:p>
          </table:table-cell>
          <table:table-cell office:value-type="float" office:value="2004" calcext:value-type="float">
            <text:p>2004</text:p>
          </table:table-cell>
          <table:table-cell table:formula="of:=[.C2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2]/[.E252]" office:value-type="float" office:value="204489.795918367" calcext:value-type="float">
            <text:p>204489,795918367</text:p>
          </table:table-cell>
          <table:table-cell table:formula="of:=ROUND([.F252])" office:value-type="float" office:value="204490" calcext:value-type="float">
            <text:p>204490</text:p>
          </table:table-cell>
          <table:table-cell table:formula="of:=[.F252]+[.H251]" office:value-type="float" office:value="51528979.5918368" calcext:value-type="float">
            <text:p>51528979,5918368</text:p>
          </table:table-cell>
          <table:table-cell table:formula="of:=ROUNDDOWN([.H252])" office:value-type="float" office:value="51528979" calcext:value-type="float">
            <text:p>51528979</text:p>
          </table:table-cell>
          <table:table-cell table:formula="of:=[.I252]-[.B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33469" calcext:value-type="float">
            <text:p>51733469</text:p>
          </table:table-cell>
          <table:table-cell office:value-type="float" office:value="2004" calcext:value-type="float">
            <text:p>2004</text:p>
          </table:table-cell>
          <table:table-cell table:formula="of:=[.C2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3]/[.E253]" office:value-type="float" office:value="204489.795918367" calcext:value-type="float">
            <text:p>204489,795918367</text:p>
          </table:table-cell>
          <table:table-cell table:formula="of:=ROUND([.F253])" office:value-type="float" office:value="204490" calcext:value-type="float">
            <text:p>204490</text:p>
          </table:table-cell>
          <table:table-cell table:formula="of:=[.F253]+[.H252]" office:value-type="float" office:value="51733469.3877552" calcext:value-type="float">
            <text:p>51733469,3877552</text:p>
          </table:table-cell>
          <table:table-cell table:formula="of:=ROUNDDOWN([.H253])" office:value-type="float" office:value="51733469" calcext:value-type="float">
            <text:p>51733469</text:p>
          </table:table-cell>
          <table:table-cell table:formula="of:=[.I253]-[.B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937959" calcext:value-type="float">
            <text:p>51937959</text:p>
          </table:table-cell>
          <table:table-cell office:value-type="float" office:value="2004" calcext:value-type="float">
            <text:p>2004</text:p>
          </table:table-cell>
          <table:table-cell table:formula="of:=[.C2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4]/[.E254]" office:value-type="float" office:value="204489.795918367" calcext:value-type="float">
            <text:p>204489,795918367</text:p>
          </table:table-cell>
          <table:table-cell table:formula="of:=ROUND([.F254])" office:value-type="float" office:value="204490" calcext:value-type="float">
            <text:p>204490</text:p>
          </table:table-cell>
          <table:table-cell table:formula="of:=[.F254]+[.H253]" office:value-type="float" office:value="51937959.1836736" calcext:value-type="float">
            <text:p>51937959,1836736</text:p>
          </table:table-cell>
          <table:table-cell table:formula="of:=ROUNDDOWN([.H254])" office:value-type="float" office:value="51937959" calcext:value-type="float">
            <text:p>51937959</text:p>
          </table:table-cell>
          <table:table-cell table:formula="of:=[.I254]-[.B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142448" calcext:value-type="float">
            <text:p>52142448</text:p>
          </table:table-cell>
          <table:table-cell office:value-type="float" office:value="2004" calcext:value-type="float">
            <text:p>2004</text:p>
          </table:table-cell>
          <table:table-cell table:formula="of:=[.C2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5]/[.E255]" office:value-type="float" office:value="204489.795918367" calcext:value-type="float">
            <text:p>204489,795918367</text:p>
          </table:table-cell>
          <table:table-cell table:formula="of:=ROUND([.F255])" office:value-type="float" office:value="204490" calcext:value-type="float">
            <text:p>204490</text:p>
          </table:table-cell>
          <table:table-cell table:formula="of:=[.F255]+[.H254]" office:value-type="float" office:value="52142448.9795919" calcext:value-type="float">
            <text:p>52142448,9795919</text:p>
          </table:table-cell>
          <table:table-cell table:formula="of:=ROUNDDOWN([.H255])" office:value-type="float" office:value="52142448" calcext:value-type="float">
            <text:p>52142448</text:p>
          </table:table-cell>
          <table:table-cell table:formula="of:=[.I255]-[.B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346938" calcext:value-type="float">
            <text:p>52346938</text:p>
          </table:table-cell>
          <table:table-cell office:value-type="float" office:value="2004" calcext:value-type="float">
            <text:p>2004</text:p>
          </table:table-cell>
          <table:table-cell table:formula="of:=[.C2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6]/[.E256]" office:value-type="float" office:value="204489.795918367" calcext:value-type="float">
            <text:p>204489,795918367</text:p>
          </table:table-cell>
          <table:table-cell table:formula="of:=ROUND([.F256])" office:value-type="float" office:value="204490" calcext:value-type="float">
            <text:p>204490</text:p>
          </table:table-cell>
          <table:table-cell table:formula="of:=[.F256]+[.H255]" office:value-type="float" office:value="52346938.7755103" calcext:value-type="float">
            <text:p>52346938,7755103</text:p>
          </table:table-cell>
          <table:table-cell table:formula="of:=ROUNDDOWN([.H256])" office:value-type="float" office:value="52346938" calcext:value-type="float">
            <text:p>52346938</text:p>
          </table:table-cell>
          <table:table-cell table:formula="of:=[.I256]-[.B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551428" calcext:value-type="float">
            <text:p>52551428</text:p>
          </table:table-cell>
          <table:table-cell office:value-type="float" office:value="2004" calcext:value-type="float">
            <text:p>2004</text:p>
          </table:table-cell>
          <table:table-cell table:formula="of:=[.C2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7]/[.E257]" office:value-type="float" office:value="204489.795918367" calcext:value-type="float">
            <text:p>204489,795918367</text:p>
          </table:table-cell>
          <table:table-cell table:formula="of:=ROUND([.F257])" office:value-type="float" office:value="204490" calcext:value-type="float">
            <text:p>204490</text:p>
          </table:table-cell>
          <table:table-cell table:formula="of:=[.F257]+[.H256]" office:value-type="float" office:value="52551428.5714287" calcext:value-type="float">
            <text:p>52551428,5714287</text:p>
          </table:table-cell>
          <table:table-cell table:formula="of:=ROUNDDOWN([.H257])" office:value-type="float" office:value="52551428" calcext:value-type="float">
            <text:p>52551428</text:p>
          </table:table-cell>
          <table:table-cell table:formula="of:=[.I257]-[.B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755918" calcext:value-type="float">
            <text:p>52755918</text:p>
          </table:table-cell>
          <table:table-cell office:value-type="float" office:value="2004" calcext:value-type="float">
            <text:p>2004</text:p>
          </table:table-cell>
          <table:table-cell table:formula="of:=[.C2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8]/[.E258]" office:value-type="float" office:value="204489.795918367" calcext:value-type="float">
            <text:p>204489,795918367</text:p>
          </table:table-cell>
          <table:table-cell table:formula="of:=ROUND([.F258])" office:value-type="float" office:value="204490" calcext:value-type="float">
            <text:p>204490</text:p>
          </table:table-cell>
          <table:table-cell table:formula="of:=[.F258]+[.H257]" office:value-type="float" office:value="52755918.3673471" calcext:value-type="float">
            <text:p>52755918,3673471</text:p>
          </table:table-cell>
          <table:table-cell table:formula="of:=ROUNDDOWN([.H258])" office:value-type="float" office:value="52755918" calcext:value-type="float">
            <text:p>52755918</text:p>
          </table:table-cell>
          <table:table-cell table:formula="of:=[.I258]-[.B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60408" calcext:value-type="float">
            <text:p>52960408</text:p>
          </table:table-cell>
          <table:table-cell office:value-type="float" office:value="2004" calcext:value-type="float">
            <text:p>2004</text:p>
          </table:table-cell>
          <table:table-cell table:formula="of:=[.C2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9]/[.E259]" office:value-type="float" office:value="204489.795918367" calcext:value-type="float">
            <text:p>204489,795918367</text:p>
          </table:table-cell>
          <table:table-cell table:formula="of:=ROUND([.F259])" office:value-type="float" office:value="204490" calcext:value-type="float">
            <text:p>204490</text:p>
          </table:table-cell>
          <table:table-cell table:formula="of:=[.F259]+[.H258]" office:value-type="float" office:value="52960408.1632654" calcext:value-type="float">
            <text:p>52960408,1632654</text:p>
          </table:table-cell>
          <table:table-cell table:formula="of:=ROUNDDOWN([.H259])" office:value-type="float" office:value="52960408" calcext:value-type="float">
            <text:p>52960408</text:p>
          </table:table-cell>
          <table:table-cell table:formula="of:=[.I259]-[.B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164897" calcext:value-type="float">
            <text:p>53164897</text:p>
          </table:table-cell>
          <table:table-cell office:value-type="float" office:value="2004" calcext:value-type="float">
            <text:p>2004</text:p>
          </table:table-cell>
          <table:table-cell table:formula="of:=[.C2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0]/[.E260]" office:value-type="float" office:value="204489.795918367" calcext:value-type="float">
            <text:p>204489,795918367</text:p>
          </table:table-cell>
          <table:table-cell table:formula="of:=ROUND([.F260])" office:value-type="float" office:value="204490" calcext:value-type="float">
            <text:p>204490</text:p>
          </table:table-cell>
          <table:table-cell table:formula="of:=[.F260]+[.H259]" office:value-type="float" office:value="53164897.9591838" calcext:value-type="float">
            <text:p>53164897,9591838</text:p>
          </table:table-cell>
          <table:table-cell table:formula="of:=ROUNDDOWN([.H260])" office:value-type="float" office:value="53164897" calcext:value-type="float">
            <text:p>53164897</text:p>
          </table:table-cell>
          <table:table-cell table:formula="of:=[.I260]-[.B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3369387" calcext:value-type="float">
            <text:p>53369387</text:p>
          </table:table-cell>
          <table:table-cell office:value-type="float" office:value="2004" calcext:value-type="float">
            <text:p>2004</text:p>
          </table:table-cell>
          <table:table-cell table:formula="of:=[.C2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1]/[.E261]" office:value-type="float" office:value="204489.795918367" calcext:value-type="float">
            <text:p>204489,795918367</text:p>
          </table:table-cell>
          <table:table-cell table:formula="of:=ROUND([.F261])" office:value-type="float" office:value="204490" calcext:value-type="float">
            <text:p>204490</text:p>
          </table:table-cell>
          <table:table-cell table:formula="of:=[.F261]+[.H260]" office:value-type="float" office:value="53369387.7551022" calcext:value-type="float">
            <text:p>53369387,7551022</text:p>
          </table:table-cell>
          <table:table-cell table:formula="of:=ROUNDDOWN([.H261])" office:value-type="float" office:value="53369387" calcext:value-type="float">
            <text:p>53369387</text:p>
          </table:table-cell>
          <table:table-cell table:formula="of:=[.I261]-[.B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73877" calcext:value-type="float">
            <text:p>53573877</text:p>
          </table:table-cell>
          <table:table-cell office:value-type="float" office:value="2004" calcext:value-type="float">
            <text:p>2004</text:p>
          </table:table-cell>
          <table:table-cell table:formula="of:=[.C2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2]/[.E262]" office:value-type="float" office:value="204489.795918367" calcext:value-type="float">
            <text:p>204489,795918367</text:p>
          </table:table-cell>
          <table:table-cell table:formula="of:=ROUND([.F262])" office:value-type="float" office:value="204490" calcext:value-type="float">
            <text:p>204490</text:p>
          </table:table-cell>
          <table:table-cell table:formula="of:=[.F262]+[.H261]" office:value-type="float" office:value="53573877.5510205" calcext:value-type="float">
            <text:p>53573877,5510205</text:p>
          </table:table-cell>
          <table:table-cell table:formula="of:=ROUNDDOWN([.H262])" office:value-type="float" office:value="53573877" calcext:value-type="float">
            <text:p>53573877</text:p>
          </table:table-cell>
          <table:table-cell table:formula="of:=[.I262]-[.B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778367" calcext:value-type="float">
            <text:p>53778367</text:p>
          </table:table-cell>
          <table:table-cell office:value-type="float" office:value="2004" calcext:value-type="float">
            <text:p>2004</text:p>
          </table:table-cell>
          <table:table-cell table:formula="of:=[.C2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3]/[.E263]" office:value-type="float" office:value="204489.795918367" calcext:value-type="float">
            <text:p>204489,795918367</text:p>
          </table:table-cell>
          <table:table-cell table:formula="of:=ROUND([.F263])" office:value-type="float" office:value="204490" calcext:value-type="float">
            <text:p>204490</text:p>
          </table:table-cell>
          <table:table-cell table:formula="of:=[.F263]+[.H262]" office:value-type="float" office:value="53778367.3469389" calcext:value-type="float">
            <text:p>53778367,3469389</text:p>
          </table:table-cell>
          <table:table-cell table:formula="of:=ROUNDDOWN([.H263])" office:value-type="float" office:value="53778367" calcext:value-type="float">
            <text:p>53778367</text:p>
          </table:table-cell>
          <table:table-cell table:formula="of:=[.I263]-[.B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982857" calcext:value-type="float">
            <text:p>53982857</text:p>
          </table:table-cell>
          <table:table-cell office:value-type="float" office:value="2004" calcext:value-type="float">
            <text:p>2004</text:p>
          </table:table-cell>
          <table:table-cell table:formula="of:=[.C2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4]/[.E264]" office:value-type="float" office:value="204489.795918367" calcext:value-type="float">
            <text:p>204489,795918367</text:p>
          </table:table-cell>
          <table:table-cell table:formula="of:=ROUND([.F264])" office:value-type="float" office:value="204490" calcext:value-type="float">
            <text:p>204490</text:p>
          </table:table-cell>
          <table:table-cell table:formula="of:=[.F264]+[.H263]" office:value-type="float" office:value="53982857.1428573" calcext:value-type="float">
            <text:p>53982857,1428573</text:p>
          </table:table-cell>
          <table:table-cell table:formula="of:=ROUNDDOWN([.H264])" office:value-type="float" office:value="53982857" calcext:value-type="float">
            <text:p>53982857</text:p>
          </table:table-cell>
          <table:table-cell table:formula="of:=[.I264]-[.B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187346" calcext:value-type="float">
            <text:p>54187346</text:p>
          </table:table-cell>
          <table:table-cell office:value-type="float" office:value="2004" calcext:value-type="float">
            <text:p>2004</text:p>
          </table:table-cell>
          <table:table-cell table:formula="of:=[.C2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5]/[.E265]" office:value-type="float" office:value="204489.795918367" calcext:value-type="float">
            <text:p>204489,795918367</text:p>
          </table:table-cell>
          <table:table-cell table:formula="of:=ROUND([.F265])" office:value-type="float" office:value="204490" calcext:value-type="float">
            <text:p>204490</text:p>
          </table:table-cell>
          <table:table-cell table:formula="of:=[.F265]+[.H264]" office:value-type="float" office:value="54187346.9387756" calcext:value-type="float">
            <text:p>54187346,9387756</text:p>
          </table:table-cell>
          <table:table-cell table:formula="of:=ROUNDDOWN([.H265])" office:value-type="float" office:value="54187346" calcext:value-type="float">
            <text:p>54187346</text:p>
          </table:table-cell>
          <table:table-cell table:formula="of:=[.I265]-[.B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391836" calcext:value-type="float">
            <text:p>54391836</text:p>
          </table:table-cell>
          <table:table-cell office:value-type="float" office:value="2004" calcext:value-type="float">
            <text:p>2004</text:p>
          </table:table-cell>
          <table:table-cell table:formula="of:=[.C2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6]/[.E266]" office:value-type="float" office:value="204489.795918367" calcext:value-type="float">
            <text:p>204489,795918367</text:p>
          </table:table-cell>
          <table:table-cell table:formula="of:=ROUND([.F266])" office:value-type="float" office:value="204490" calcext:value-type="float">
            <text:p>204490</text:p>
          </table:table-cell>
          <table:table-cell table:formula="of:=[.F266]+[.H265]" office:value-type="float" office:value="54391836.734694" calcext:value-type="float">
            <text:p>54391836,734694</text:p>
          </table:table-cell>
          <table:table-cell table:formula="of:=ROUNDDOWN([.H266])" office:value-type="float" office:value="54391836" calcext:value-type="float">
            <text:p>54391836</text:p>
          </table:table-cell>
          <table:table-cell table:formula="of:=[.I266]-[.B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596326" calcext:value-type="float">
            <text:p>54596326</text:p>
          </table:table-cell>
          <table:table-cell office:value-type="float" office:value="2004" calcext:value-type="float">
            <text:p>2004</text:p>
          </table:table-cell>
          <table:table-cell table:formula="of:=[.C2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7]/[.E267]" office:value-type="float" office:value="204489.795918367" calcext:value-type="float">
            <text:p>204489,795918367</text:p>
          </table:table-cell>
          <table:table-cell table:formula="of:=ROUND([.F267])" office:value-type="float" office:value="204490" calcext:value-type="float">
            <text:p>204490</text:p>
          </table:table-cell>
          <table:table-cell table:formula="of:=[.F267]+[.H266]" office:value-type="float" office:value="54596326.5306124" calcext:value-type="float">
            <text:p>54596326,5306124</text:p>
          </table:table-cell>
          <table:table-cell table:formula="of:=ROUNDDOWN([.H267])" office:value-type="float" office:value="54596326" calcext:value-type="float">
            <text:p>54596326</text:p>
          </table:table-cell>
          <table:table-cell table:formula="of:=[.I267]-[.B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800816" calcext:value-type="float">
            <text:p>54800816</text:p>
          </table:table-cell>
          <table:table-cell office:value-type="float" office:value="2004" calcext:value-type="float">
            <text:p>2004</text:p>
          </table:table-cell>
          <table:table-cell table:formula="of:=[.C2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8]/[.E268]" office:value-type="float" office:value="204489.795918367" calcext:value-type="float">
            <text:p>204489,795918367</text:p>
          </table:table-cell>
          <table:table-cell table:formula="of:=ROUND([.F268])" office:value-type="float" office:value="204490" calcext:value-type="float">
            <text:p>204490</text:p>
          </table:table-cell>
          <table:table-cell table:formula="of:=[.F268]+[.H267]" office:value-type="float" office:value="54800816.3265307" calcext:value-type="float">
            <text:p>54800816,3265307</text:p>
          </table:table-cell>
          <table:table-cell table:formula="of:=ROUNDDOWN([.H268])" office:value-type="float" office:value="54800816" calcext:value-type="float">
            <text:p>54800816</text:p>
          </table:table-cell>
          <table:table-cell table:formula="of:=[.I268]-[.B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005306" calcext:value-type="float">
            <text:p>55005306</text:p>
          </table:table-cell>
          <table:table-cell office:value-type="float" office:value="2004" calcext:value-type="float">
            <text:p>2004</text:p>
          </table:table-cell>
          <table:table-cell table:formula="of:=[.C2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9]/[.E269]" office:value-type="float" office:value="204489.795918367" calcext:value-type="float">
            <text:p>204489,795918367</text:p>
          </table:table-cell>
          <table:table-cell table:formula="of:=ROUND([.F269])" office:value-type="float" office:value="204490" calcext:value-type="float">
            <text:p>204490</text:p>
          </table:table-cell>
          <table:table-cell table:formula="of:=[.F269]+[.H268]" office:value-type="float" office:value="55005306.1224491" calcext:value-type="float">
            <text:p>55005306,1224491</text:p>
          </table:table-cell>
          <table:table-cell table:formula="of:=ROUNDDOWN([.H269])" office:value-type="float" office:value="55005306" calcext:value-type="float">
            <text:p>55005306</text:p>
          </table:table-cell>
          <table:table-cell table:formula="of:=[.I269]-[.B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09795" calcext:value-type="float">
            <text:p>55209795</text:p>
          </table:table-cell>
          <table:table-cell office:value-type="float" office:value="2004" calcext:value-type="float">
            <text:p>2004</text:p>
          </table:table-cell>
          <table:table-cell table:formula="of:=[.C2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0]/[.E270]" office:value-type="float" office:value="204489.795918367" calcext:value-type="float">
            <text:p>204489,795918367</text:p>
          </table:table-cell>
          <table:table-cell table:formula="of:=ROUND([.F270])" office:value-type="float" office:value="204490" calcext:value-type="float">
            <text:p>204490</text:p>
          </table:table-cell>
          <table:table-cell table:formula="of:=[.F270]+[.H269]" office:value-type="float" office:value="55209795.9183675" calcext:value-type="float">
            <text:p>55209795,9183675</text:p>
          </table:table-cell>
          <table:table-cell table:formula="of:=ROUNDDOWN([.H270])" office:value-type="float" office:value="55209795" calcext:value-type="float">
            <text:p>55209795</text:p>
          </table:table-cell>
          <table:table-cell table:formula="of:=[.I270]-[.B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414285" calcext:value-type="float">
            <text:p>55414285</text:p>
          </table:table-cell>
          <table:table-cell office:value-type="float" office:value="2004" calcext:value-type="float">
            <text:p>2004</text:p>
          </table:table-cell>
          <table:table-cell table:formula="of:=[.C2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1]/[.E271]" office:value-type="float" office:value="204489.795918367" calcext:value-type="float">
            <text:p>204489,795918367</text:p>
          </table:table-cell>
          <table:table-cell table:formula="of:=ROUND([.F271])" office:value-type="float" office:value="204490" calcext:value-type="float">
            <text:p>204490</text:p>
          </table:table-cell>
          <table:table-cell table:formula="of:=[.F271]+[.H270]" office:value-type="float" office:value="55414285.7142858" calcext:value-type="float">
            <text:p>55414285,7142858</text:p>
          </table:table-cell>
          <table:table-cell table:formula="of:=ROUNDDOWN([.H271])" office:value-type="float" office:value="55414285" calcext:value-type="float">
            <text:p>55414285</text:p>
          </table:table-cell>
          <table:table-cell table:formula="of:=[.I271]-[.B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618775" calcext:value-type="float">
            <text:p>55618775</text:p>
          </table:table-cell>
          <table:table-cell office:value-type="float" office:value="2004" calcext:value-type="float">
            <text:p>2004</text:p>
          </table:table-cell>
          <table:table-cell table:formula="of:=[.C2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2]/[.E272]" office:value-type="float" office:value="204489.795918367" calcext:value-type="float">
            <text:p>204489,795918367</text:p>
          </table:table-cell>
          <table:table-cell table:formula="of:=ROUND([.F272])" office:value-type="float" office:value="204490" calcext:value-type="float">
            <text:p>204490</text:p>
          </table:table-cell>
          <table:table-cell table:formula="of:=[.F272]+[.H271]" office:value-type="float" office:value="55618775.5102042" calcext:value-type="float">
            <text:p>55618775,5102042</text:p>
          </table:table-cell>
          <table:table-cell table:formula="of:=ROUNDDOWN([.H272])" office:value-type="float" office:value="55618775" calcext:value-type="float">
            <text:p>55618775</text:p>
          </table:table-cell>
          <table:table-cell table:formula="of:=[.I272]-[.B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823265" calcext:value-type="float">
            <text:p>55823265</text:p>
          </table:table-cell>
          <table:table-cell office:value-type="float" office:value="2004" calcext:value-type="float">
            <text:p>2004</text:p>
          </table:table-cell>
          <table:table-cell table:formula="of:=[.C2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3]/[.E273]" office:value-type="float" office:value="204489.795918367" calcext:value-type="float">
            <text:p>204489,795918367</text:p>
          </table:table-cell>
          <table:table-cell table:formula="of:=ROUND([.F273])" office:value-type="float" office:value="204490" calcext:value-type="float">
            <text:p>204490</text:p>
          </table:table-cell>
          <table:table-cell table:formula="of:=[.F273]+[.H272]" office:value-type="float" office:value="55823265.3061226" calcext:value-type="float">
            <text:p>55823265,3061226</text:p>
          </table:table-cell>
          <table:table-cell table:formula="of:=ROUNDDOWN([.H273])" office:value-type="float" office:value="55823265" calcext:value-type="float">
            <text:p>55823265</text:p>
          </table:table-cell>
          <table:table-cell table:formula="of:=[.I273]-[.B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027755" calcext:value-type="float">
            <text:p>56027755</text:p>
          </table:table-cell>
          <table:table-cell office:value-type="float" office:value="2004" calcext:value-type="float">
            <text:p>2004</text:p>
          </table:table-cell>
          <table:table-cell table:formula="of:=[.C2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4]/[.E274]" office:value-type="float" office:value="204489.795918367" calcext:value-type="float">
            <text:p>204489,795918367</text:p>
          </table:table-cell>
          <table:table-cell table:formula="of:=ROUND([.F274])" office:value-type="float" office:value="204490" calcext:value-type="float">
            <text:p>204490</text:p>
          </table:table-cell>
          <table:table-cell table:formula="of:=[.F274]+[.H273]" office:value-type="float" office:value="56027755.1020409" calcext:value-type="float">
            <text:p>56027755,1020409</text:p>
          </table:table-cell>
          <table:table-cell table:formula="of:=ROUNDDOWN([.H274])" office:value-type="float" office:value="56027755" calcext:value-type="float">
            <text:p>56027755</text:p>
          </table:table-cell>
          <table:table-cell table:formula="of:=[.I274]-[.B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232244" calcext:value-type="float">
            <text:p>56232244</text:p>
          </table:table-cell>
          <table:table-cell office:value-type="float" office:value="2004" calcext:value-type="float">
            <text:p>2004</text:p>
          </table:table-cell>
          <table:table-cell table:formula="of:=[.C2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5]/[.E275]" office:value-type="float" office:value="204489.795918367" calcext:value-type="float">
            <text:p>204489,795918367</text:p>
          </table:table-cell>
          <table:table-cell table:formula="of:=ROUND([.F275])" office:value-type="float" office:value="204490" calcext:value-type="float">
            <text:p>204490</text:p>
          </table:table-cell>
          <table:table-cell table:formula="of:=[.F275]+[.H274]" office:value-type="float" office:value="56232244.8979593" calcext:value-type="float">
            <text:p>56232244,8979593</text:p>
          </table:table-cell>
          <table:table-cell table:formula="of:=ROUNDDOWN([.H275])" office:value-type="float" office:value="56232244" calcext:value-type="float">
            <text:p>56232244</text:p>
          </table:table-cell>
          <table:table-cell table:formula="of:=[.I275]-[.B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36734" calcext:value-type="float">
            <text:p>56436734</text:p>
          </table:table-cell>
          <table:table-cell office:value-type="float" office:value="2004" calcext:value-type="float">
            <text:p>2004</text:p>
          </table:table-cell>
          <table:table-cell table:formula="of:=[.C2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6]/[.E276]" office:value-type="float" office:value="204489.795918367" calcext:value-type="float">
            <text:p>204489,795918367</text:p>
          </table:table-cell>
          <table:table-cell table:formula="of:=ROUND([.F276])" office:value-type="float" office:value="204490" calcext:value-type="float">
            <text:p>204490</text:p>
          </table:table-cell>
          <table:table-cell table:formula="of:=[.F276]+[.H275]" office:value-type="float" office:value="56436734.6938777" calcext:value-type="float">
            <text:p>56436734,6938777</text:p>
          </table:table-cell>
          <table:table-cell table:formula="of:=ROUNDDOWN([.H276])" office:value-type="float" office:value="56436734" calcext:value-type="float">
            <text:p>56436734</text:p>
          </table:table-cell>
          <table:table-cell table:formula="of:=[.I276]-[.B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641224" calcext:value-type="float">
            <text:p>56641224</text:p>
          </table:table-cell>
          <table:table-cell office:value-type="float" office:value="2004" calcext:value-type="float">
            <text:p>2004</text:p>
          </table:table-cell>
          <table:table-cell table:formula="of:=[.C2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7]/[.E277]" office:value-type="float" office:value="204489.795918367" calcext:value-type="float">
            <text:p>204489,795918367</text:p>
          </table:table-cell>
          <table:table-cell table:formula="of:=ROUND([.F277])" office:value-type="float" office:value="204490" calcext:value-type="float">
            <text:p>204490</text:p>
          </table:table-cell>
          <table:table-cell table:formula="of:=[.F277]+[.H276]" office:value-type="float" office:value="56641224.489796" calcext:value-type="float">
            <text:p>56641224,489796</text:p>
          </table:table-cell>
          <table:table-cell table:formula="of:=ROUNDDOWN([.H277])" office:value-type="float" office:value="56641224" calcext:value-type="float">
            <text:p>56641224</text:p>
          </table:table-cell>
          <table:table-cell table:formula="of:=[.I277]-[.B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845714" calcext:value-type="float">
            <text:p>56845714</text:p>
          </table:table-cell>
          <table:table-cell office:value-type="float" office:value="2004" calcext:value-type="float">
            <text:p>2004</text:p>
          </table:table-cell>
          <table:table-cell table:formula="of:=[.C2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8]/[.E278]" office:value-type="float" office:value="204489.795918367" calcext:value-type="float">
            <text:p>204489,795918367</text:p>
          </table:table-cell>
          <table:table-cell table:formula="of:=ROUND([.F278])" office:value-type="float" office:value="204490" calcext:value-type="float">
            <text:p>204490</text:p>
          </table:table-cell>
          <table:table-cell table:formula="of:=[.F278]+[.H277]" office:value-type="float" office:value="56845714.2857144" calcext:value-type="float">
            <text:p>56845714,2857144</text:p>
          </table:table-cell>
          <table:table-cell table:formula="of:=ROUNDDOWN([.H278])" office:value-type="float" office:value="56845714" calcext:value-type="float">
            <text:p>56845714</text:p>
          </table:table-cell>
          <table:table-cell table:formula="of:=[.I278]-[.B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50204" calcext:value-type="float">
            <text:p>57050204</text:p>
          </table:table-cell>
          <table:table-cell office:value-type="float" office:value="2004" calcext:value-type="float">
            <text:p>2004</text:p>
          </table:table-cell>
          <table:table-cell table:formula="of:=[.C2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9]/[.E279]" office:value-type="float" office:value="204489.795918367" calcext:value-type="float">
            <text:p>204489,795918367</text:p>
          </table:table-cell>
          <table:table-cell table:formula="of:=ROUND([.F279])" office:value-type="float" office:value="204490" calcext:value-type="float">
            <text:p>204490</text:p>
          </table:table-cell>
          <table:table-cell table:formula="of:=[.F279]+[.H278]" office:value-type="float" office:value="57050204.0816328" calcext:value-type="float">
            <text:p>57050204,0816328</text:p>
          </table:table-cell>
          <table:table-cell table:formula="of:=ROUNDDOWN([.H279])" office:value-type="float" office:value="57050204" calcext:value-type="float">
            <text:p>57050204</text:p>
          </table:table-cell>
          <table:table-cell table:formula="of:=[.I279]-[.B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254693" calcext:value-type="float">
            <text:p>57254693</text:p>
          </table:table-cell>
          <table:table-cell office:value-type="float" office:value="2004" calcext:value-type="float">
            <text:p>2004</text:p>
          </table:table-cell>
          <table:table-cell table:formula="of:=[.C2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0]/[.E280]" office:value-type="float" office:value="204489.795918367" calcext:value-type="float">
            <text:p>204489,795918367</text:p>
          </table:table-cell>
          <table:table-cell table:formula="of:=ROUND([.F280])" office:value-type="float" office:value="204490" calcext:value-type="float">
            <text:p>204490</text:p>
          </table:table-cell>
          <table:table-cell table:formula="of:=[.F280]+[.H279]" office:value-type="float" office:value="57254693.8775511" calcext:value-type="float">
            <text:p>57254693,8775511</text:p>
          </table:table-cell>
          <table:table-cell table:formula="of:=ROUNDDOWN([.H280])" office:value-type="float" office:value="57254693" calcext:value-type="float">
            <text:p>57254693</text:p>
          </table:table-cell>
          <table:table-cell table:formula="of:=[.I280]-[.B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459183" calcext:value-type="float">
            <text:p>57459183</text:p>
          </table:table-cell>
          <table:table-cell office:value-type="float" office:value="2004" calcext:value-type="float">
            <text:p>2004</text:p>
          </table:table-cell>
          <table:table-cell table:formula="of:=[.C2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1]/[.E281]" office:value-type="float" office:value="204489.795918367" calcext:value-type="float">
            <text:p>204489,795918367</text:p>
          </table:table-cell>
          <table:table-cell table:formula="of:=ROUND([.F281])" office:value-type="float" office:value="204490" calcext:value-type="float">
            <text:p>204490</text:p>
          </table:table-cell>
          <table:table-cell table:formula="of:=[.F281]+[.H280]" office:value-type="float" office:value="57459183.6734695" calcext:value-type="float">
            <text:p>57459183,6734695</text:p>
          </table:table-cell>
          <table:table-cell table:formula="of:=ROUNDDOWN([.H281])" office:value-type="float" office:value="57459183" calcext:value-type="float">
            <text:p>57459183</text:p>
          </table:table-cell>
          <table:table-cell table:formula="of:=[.I281]-[.B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663673" calcext:value-type="float">
            <text:p>57663673</text:p>
          </table:table-cell>
          <table:table-cell office:value-type="float" office:value="2004" calcext:value-type="float">
            <text:p>2004</text:p>
          </table:table-cell>
          <table:table-cell table:formula="of:=[.C2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2]/[.E282]" office:value-type="float" office:value="204489.795918367" calcext:value-type="float">
            <text:p>204489,795918367</text:p>
          </table:table-cell>
          <table:table-cell table:formula="of:=ROUND([.F282])" office:value-type="float" office:value="204490" calcext:value-type="float">
            <text:p>204490</text:p>
          </table:table-cell>
          <table:table-cell table:formula="of:=[.F282]+[.H281]" office:value-type="float" office:value="57663673.4693879" calcext:value-type="float">
            <text:p>57663673,4693879</text:p>
          </table:table-cell>
          <table:table-cell table:formula="of:=ROUNDDOWN([.H282])" office:value-type="float" office:value="57663673" calcext:value-type="float">
            <text:p>57663673</text:p>
          </table:table-cell>
          <table:table-cell table:formula="of:=[.I282]-[.B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868163" calcext:value-type="float">
            <text:p>57868163</text:p>
          </table:table-cell>
          <table:table-cell office:value-type="float" office:value="2004" calcext:value-type="float">
            <text:p>2004</text:p>
          </table:table-cell>
          <table:table-cell table:formula="of:=[.C2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3]/[.E283]" office:value-type="float" office:value="204489.795918367" calcext:value-type="float">
            <text:p>204489,795918367</text:p>
          </table:table-cell>
          <table:table-cell table:formula="of:=ROUND([.F283])" office:value-type="float" office:value="204490" calcext:value-type="float">
            <text:p>204490</text:p>
          </table:table-cell>
          <table:table-cell table:formula="of:=[.F283]+[.H282]" office:value-type="float" office:value="57868163.2653062" calcext:value-type="float">
            <text:p>57868163,2653062</text:p>
          </table:table-cell>
          <table:table-cell table:formula="of:=ROUNDDOWN([.H283])" office:value-type="float" office:value="57868163" calcext:value-type="float">
            <text:p>57868163</text:p>
          </table:table-cell>
          <table:table-cell table:formula="of:=[.I283]-[.B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072653" calcext:value-type="float">
            <text:p>58072653</text:p>
          </table:table-cell>
          <table:table-cell office:value-type="float" office:value="2004" calcext:value-type="float">
            <text:p>2004</text:p>
          </table:table-cell>
          <table:table-cell table:formula="of:=[.C2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4]/[.E284]" office:value-type="float" office:value="204489.795918367" calcext:value-type="float">
            <text:p>204489,795918367</text:p>
          </table:table-cell>
          <table:table-cell table:formula="of:=ROUND([.F284])" office:value-type="float" office:value="204490" calcext:value-type="float">
            <text:p>204490</text:p>
          </table:table-cell>
          <table:table-cell table:formula="of:=[.F284]+[.H283]" office:value-type="float" office:value="58072653.0612246" calcext:value-type="float">
            <text:p>58072653,0612246</text:p>
          </table:table-cell>
          <table:table-cell table:formula="of:=ROUNDDOWN([.H284])" office:value-type="float" office:value="58072653" calcext:value-type="float">
            <text:p>58072653</text:p>
          </table:table-cell>
          <table:table-cell table:formula="of:=[.I284]-[.B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277142" calcext:value-type="float">
            <text:p>58277142</text:p>
          </table:table-cell>
          <table:table-cell office:value-type="float" office:value="2004" calcext:value-type="float">
            <text:p>2004</text:p>
          </table:table-cell>
          <table:table-cell table:formula="of:=[.C2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5]/[.E285]" office:value-type="float" office:value="204489.795918367" calcext:value-type="float">
            <text:p>204489,795918367</text:p>
          </table:table-cell>
          <table:table-cell table:formula="of:=ROUND([.F285])" office:value-type="float" office:value="204490" calcext:value-type="float">
            <text:p>204490</text:p>
          </table:table-cell>
          <table:table-cell table:formula="of:=[.F285]+[.H284]" office:value-type="float" office:value="58277142.857143" calcext:value-type="float">
            <text:p>58277142,857143</text:p>
          </table:table-cell>
          <table:table-cell table:formula="of:=ROUNDDOWN([.H285])" office:value-type="float" office:value="58277142" calcext:value-type="float">
            <text:p>58277142</text:p>
          </table:table-cell>
          <table:table-cell table:formula="of:=[.I285]-[.B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481632" calcext:value-type="float">
            <text:p>58481632</text:p>
          </table:table-cell>
          <table:table-cell office:value-type="float" office:value="2004" calcext:value-type="float">
            <text:p>2004</text:p>
          </table:table-cell>
          <table:table-cell table:formula="of:=[.C2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6]/[.E286]" office:value-type="float" office:value="204489.795918367" calcext:value-type="float">
            <text:p>204489,795918367</text:p>
          </table:table-cell>
          <table:table-cell table:formula="of:=ROUND([.F286])" office:value-type="float" office:value="204490" calcext:value-type="float">
            <text:p>204490</text:p>
          </table:table-cell>
          <table:table-cell table:formula="of:=[.F286]+[.H285]" office:value-type="float" office:value="58481632.6530614" calcext:value-type="float">
            <text:p>58481632,6530614</text:p>
          </table:table-cell>
          <table:table-cell table:formula="of:=ROUNDDOWN([.H286])" office:value-type="float" office:value="58481632" calcext:value-type="float">
            <text:p>58481632</text:p>
          </table:table-cell>
          <table:table-cell table:formula="of:=[.I286]-[.B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686122" calcext:value-type="float">
            <text:p>58686122</text:p>
          </table:table-cell>
          <table:table-cell office:value-type="float" office:value="2004" calcext:value-type="float">
            <text:p>2004</text:p>
          </table:table-cell>
          <table:table-cell table:formula="of:=[.C2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7]/[.E287]" office:value-type="float" office:value="204489.795918367" calcext:value-type="float">
            <text:p>204489,795918367</text:p>
          </table:table-cell>
          <table:table-cell table:formula="of:=ROUND([.F287])" office:value-type="float" office:value="204490" calcext:value-type="float">
            <text:p>204490</text:p>
          </table:table-cell>
          <table:table-cell table:formula="of:=[.F287]+[.H286]" office:value-type="float" office:value="58686122.4489797" calcext:value-type="float">
            <text:p>58686122,4489797</text:p>
          </table:table-cell>
          <table:table-cell table:formula="of:=ROUNDDOWN([.H287])" office:value-type="float" office:value="58686122" calcext:value-type="float">
            <text:p>58686122</text:p>
          </table:table-cell>
          <table:table-cell table:formula="of:=[.I287]-[.B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890612" calcext:value-type="float">
            <text:p>58890612</text:p>
          </table:table-cell>
          <table:table-cell office:value-type="float" office:value="2004" calcext:value-type="float">
            <text:p>2004</text:p>
          </table:table-cell>
          <table:table-cell table:formula="of:=[.C2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8]/[.E288]" office:value-type="float" office:value="204489.795918367" calcext:value-type="float">
            <text:p>204489,795918367</text:p>
          </table:table-cell>
          <table:table-cell table:formula="of:=ROUND([.F288])" office:value-type="float" office:value="204490" calcext:value-type="float">
            <text:p>204490</text:p>
          </table:table-cell>
          <table:table-cell table:formula="of:=[.F288]+[.H287]" office:value-type="float" office:value="58890612.2448981" calcext:value-type="float">
            <text:p>58890612,2448981</text:p>
          </table:table-cell>
          <table:table-cell table:formula="of:=ROUNDDOWN([.H288])" office:value-type="float" office:value="58890612" calcext:value-type="float">
            <text:p>58890612</text:p>
          </table:table-cell>
          <table:table-cell table:formula="of:=[.I288]-[.B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095102" calcext:value-type="float">
            <text:p>59095102</text:p>
          </table:table-cell>
          <table:table-cell office:value-type="float" office:value="2004" calcext:value-type="float">
            <text:p>2004</text:p>
          </table:table-cell>
          <table:table-cell table:formula="of:=[.C2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9]/[.E289]" office:value-type="float" office:value="204489.795918367" calcext:value-type="float">
            <text:p>204489,795918367</text:p>
          </table:table-cell>
          <table:table-cell table:formula="of:=ROUND([.F289])" office:value-type="float" office:value="204490" calcext:value-type="float">
            <text:p>204490</text:p>
          </table:table-cell>
          <table:table-cell table:formula="of:=[.F289]+[.H288]" office:value-type="float" office:value="59095102.0408165" calcext:value-type="float">
            <text:p>59095102,0408165</text:p>
          </table:table-cell>
          <table:table-cell table:formula="of:=ROUNDDOWN([.H289])" office:value-type="float" office:value="59095102" calcext:value-type="float">
            <text:p>59095102</text:p>
          </table:table-cell>
          <table:table-cell table:formula="of:=[.I289]-[.B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299591" calcext:value-type="float">
            <text:p>59299591</text:p>
          </table:table-cell>
          <table:table-cell office:value-type="float" office:value="2004" calcext:value-type="float">
            <text:p>2004</text:p>
          </table:table-cell>
          <table:table-cell table:formula="of:=[.C2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0]/[.E290]" office:value-type="float" office:value="204489.795918367" calcext:value-type="float">
            <text:p>204489,795918367</text:p>
          </table:table-cell>
          <table:table-cell table:formula="of:=ROUND([.F290])" office:value-type="float" office:value="204490" calcext:value-type="float">
            <text:p>204490</text:p>
          </table:table-cell>
          <table:table-cell table:formula="of:=[.F290]+[.H289]" office:value-type="float" office:value="59299591.8367348" calcext:value-type="float">
            <text:p>59299591,8367348</text:p>
          </table:table-cell>
          <table:table-cell table:formula="of:=ROUNDDOWN([.H290])" office:value-type="float" office:value="59299591" calcext:value-type="float">
            <text:p>59299591</text:p>
          </table:table-cell>
          <table:table-cell table:formula="of:=[.I290]-[.B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504081" calcext:value-type="float">
            <text:p>59504081</text:p>
          </table:table-cell>
          <table:table-cell office:value-type="float" office:value="2004" calcext:value-type="float">
            <text:p>2004</text:p>
          </table:table-cell>
          <table:table-cell table:formula="of:=[.C2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1]/[.E291]" office:value-type="float" office:value="204489.795918367" calcext:value-type="float">
            <text:p>204489,795918367</text:p>
          </table:table-cell>
          <table:table-cell table:formula="of:=ROUND([.F291])" office:value-type="float" office:value="204490" calcext:value-type="float">
            <text:p>204490</text:p>
          </table:table-cell>
          <table:table-cell table:formula="of:=[.F291]+[.H290]" office:value-type="float" office:value="59504081.6326532" calcext:value-type="float">
            <text:p>59504081,6326532</text:p>
          </table:table-cell>
          <table:table-cell table:formula="of:=ROUNDDOWN([.H291])" office:value-type="float" office:value="59504081" calcext:value-type="float">
            <text:p>59504081</text:p>
          </table:table-cell>
          <table:table-cell table:formula="of:=[.I291]-[.B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708571" calcext:value-type="float">
            <text:p>59708571</text:p>
          </table:table-cell>
          <table:table-cell office:value-type="float" office:value="2004" calcext:value-type="float">
            <text:p>2004</text:p>
          </table:table-cell>
          <table:table-cell table:formula="of:=[.C2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2]/[.E292]" office:value-type="float" office:value="204489.795918367" calcext:value-type="float">
            <text:p>204489,795918367</text:p>
          </table:table-cell>
          <table:table-cell table:formula="of:=ROUND([.F292])" office:value-type="float" office:value="204490" calcext:value-type="float">
            <text:p>204490</text:p>
          </table:table-cell>
          <table:table-cell table:formula="of:=[.F292]+[.H291]" office:value-type="float" office:value="59708571.4285716" calcext:value-type="float">
            <text:p>59708571,4285716</text:p>
          </table:table-cell>
          <table:table-cell table:formula="of:=ROUNDDOWN([.H292])" office:value-type="float" office:value="59708571" calcext:value-type="float">
            <text:p>59708571</text:p>
          </table:table-cell>
          <table:table-cell table:formula="of:=[.I292]-[.B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13061" calcext:value-type="float">
            <text:p>59913061</text:p>
          </table:table-cell>
          <table:table-cell office:value-type="float" office:value="2004" calcext:value-type="float">
            <text:p>2004</text:p>
          </table:table-cell>
          <table:table-cell table:formula="of:=[.C2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3]/[.E293]" office:value-type="float" office:value="204489.795918367" calcext:value-type="float">
            <text:p>204489,795918367</text:p>
          </table:table-cell>
          <table:table-cell table:formula="of:=ROUND([.F293])" office:value-type="float" office:value="204490" calcext:value-type="float">
            <text:p>204490</text:p>
          </table:table-cell>
          <table:table-cell table:formula="of:=[.F293]+[.H292]" office:value-type="float" office:value="59913061.2244899" calcext:value-type="float">
            <text:p>59913061,2244899</text:p>
          </table:table-cell>
          <table:table-cell table:formula="of:=ROUNDDOWN([.H293])" office:value-type="float" office:value="59913061" calcext:value-type="float">
            <text:p>59913061</text:p>
          </table:table-cell>
          <table:table-cell table:formula="of:=[.I293]-[.B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117551" calcext:value-type="float">
            <text:p>60117551</text:p>
          </table:table-cell>
          <table:table-cell office:value-type="float" office:value="2004" calcext:value-type="float">
            <text:p>2004</text:p>
          </table:table-cell>
          <table:table-cell table:formula="of:=[.C2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4]/[.E294]" office:value-type="float" office:value="204489.795918367" calcext:value-type="float">
            <text:p>204489,795918367</text:p>
          </table:table-cell>
          <table:table-cell table:formula="of:=ROUND([.F294])" office:value-type="float" office:value="204490" calcext:value-type="float">
            <text:p>204490</text:p>
          </table:table-cell>
          <table:table-cell table:formula="of:=[.F294]+[.H293]" office:value-type="float" office:value="60117551.0204083" calcext:value-type="float">
            <text:p>60117551,0204083</text:p>
          </table:table-cell>
          <table:table-cell table:formula="of:=ROUNDDOWN([.H294])" office:value-type="float" office:value="60117551" calcext:value-type="float">
            <text:p>60117551</text:p>
          </table:table-cell>
          <table:table-cell table:formula="of:=[.I294]-[.B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322040" calcext:value-type="float">
            <text:p>60322040</text:p>
          </table:table-cell>
          <table:table-cell office:value-type="float" office:value="2004" calcext:value-type="float">
            <text:p>2004</text:p>
          </table:table-cell>
          <table:table-cell table:formula="of:=[.C2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5]/[.E295]" office:value-type="float" office:value="204489.795918367" calcext:value-type="float">
            <text:p>204489,795918367</text:p>
          </table:table-cell>
          <table:table-cell table:formula="of:=ROUND([.F295])" office:value-type="float" office:value="204490" calcext:value-type="float">
            <text:p>204490</text:p>
          </table:table-cell>
          <table:table-cell table:formula="of:=[.F295]+[.H294]" office:value-type="float" office:value="60322040.8163267" calcext:value-type="float">
            <text:p>60322040,8163267</text:p>
          </table:table-cell>
          <table:table-cell table:formula="of:=ROUNDDOWN([.H295])" office:value-type="float" office:value="60322040" calcext:value-type="float">
            <text:p>60322040</text:p>
          </table:table-cell>
          <table:table-cell table:formula="of:=[.I295]-[.B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526530" calcext:value-type="float">
            <text:p>60526530</text:p>
          </table:table-cell>
          <table:table-cell office:value-type="float" office:value="2004" calcext:value-type="float">
            <text:p>2004</text:p>
          </table:table-cell>
          <table:table-cell table:formula="of:=[.C2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6]/[.E296]" office:value-type="float" office:value="204489.795918367" calcext:value-type="float">
            <text:p>204489,795918367</text:p>
          </table:table-cell>
          <table:table-cell table:formula="of:=ROUND([.F296])" office:value-type="float" office:value="204490" calcext:value-type="float">
            <text:p>204490</text:p>
          </table:table-cell>
          <table:table-cell table:formula="of:=[.F296]+[.H295]" office:value-type="float" office:value="60526530.612245" calcext:value-type="float">
            <text:p>60526530,612245</text:p>
          </table:table-cell>
          <table:table-cell table:formula="of:=ROUNDDOWN([.H296])" office:value-type="float" office:value="60526530" calcext:value-type="float">
            <text:p>60526530</text:p>
          </table:table-cell>
          <table:table-cell table:formula="of:=[.I296]-[.B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731020" calcext:value-type="float">
            <text:p>60731020</text:p>
          </table:table-cell>
          <table:table-cell office:value-type="float" office:value="2004" calcext:value-type="float">
            <text:p>2004</text:p>
          </table:table-cell>
          <table:table-cell table:formula="of:=[.C2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7]/[.E297]" office:value-type="float" office:value="204489.795918367" calcext:value-type="float">
            <text:p>204489,795918367</text:p>
          </table:table-cell>
          <table:table-cell table:formula="of:=ROUND([.F297])" office:value-type="float" office:value="204490" calcext:value-type="float">
            <text:p>204490</text:p>
          </table:table-cell>
          <table:table-cell table:formula="of:=[.F297]+[.H296]" office:value-type="float" office:value="60731020.4081634" calcext:value-type="float">
            <text:p>60731020,4081634</text:p>
          </table:table-cell>
          <table:table-cell table:formula="of:=ROUNDDOWN([.H297])" office:value-type="float" office:value="60731020" calcext:value-type="float">
            <text:p>60731020</text:p>
          </table:table-cell>
          <table:table-cell table:formula="of:=[.I297]-[.B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935510" calcext:value-type="float">
            <text:p>60935510</text:p>
          </table:table-cell>
          <table:table-cell office:value-type="float" office:value="2004" calcext:value-type="float">
            <text:p>2004</text:p>
          </table:table-cell>
          <table:table-cell table:formula="of:=[.C2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8]/[.E298]" office:value-type="float" office:value="204489.795918367" calcext:value-type="float">
            <text:p>204489,795918367</text:p>
          </table:table-cell>
          <table:table-cell table:formula="of:=ROUND([.F298])" office:value-type="float" office:value="204490" calcext:value-type="float">
            <text:p>204490</text:p>
          </table:table-cell>
          <table:table-cell table:formula="of:=[.F298]+[.H297]" office:value-type="float" office:value="60935510.2040818" calcext:value-type="float">
            <text:p>60935510,2040818</text:p>
          </table:table-cell>
          <table:table-cell table:formula="of:=ROUNDDOWN([.H298])" office:value-type="float" office:value="60935510" calcext:value-type="float">
            <text:p>60935510</text:p>
          </table:table-cell>
          <table:table-cell table:formula="of:=[.I298]-[.B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140000" calcext:value-type="float">
            <text:p>61140000</text:p>
          </table:table-cell>
          <table:table-cell office:value-type="float" office:value="2004" calcext:value-type="float">
            <text:p>2004</text:p>
          </table:table-cell>
          <table:table-cell table:formula="of:=[.C2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9]/[.E299]" office:value-type="float" office:value="204489.795918367" calcext:value-type="float">
            <text:p>204489,795918367</text:p>
          </table:table-cell>
          <table:table-cell table:formula="of:=ROUND([.F299])" office:value-type="float" office:value="204490" calcext:value-type="float">
            <text:p>204490</text:p>
          </table:table-cell>
          <table:table-cell table:formula="of:=[.F299]+[.H298]" office:value-type="float" office:value="61140000.0000001" calcext:value-type="float">
            <text:p>61140000,0000001</text:p>
          </table:table-cell>
          <table:table-cell table:formula="of:=ROUNDDOWN([.H299])" office:value-type="float" office:value="61140000" calcext:value-type="float">
            <text:p>61140000</text:p>
          </table:table-cell>
          <table:table-cell table:formula="of:=[.I299]-[.B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344489" calcext:value-type="float">
            <text:p>61344489</text:p>
          </table:table-cell>
          <table:table-cell office:value-type="float" office:value="2004" calcext:value-type="float">
            <text:p>2004</text:p>
          </table:table-cell>
          <table:table-cell table:formula="of:=[.C3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0]/[.E300]" office:value-type="float" office:value="204489.795918367" calcext:value-type="float">
            <text:p>204489,795918367</text:p>
          </table:table-cell>
          <table:table-cell table:formula="of:=ROUND([.F300])" office:value-type="float" office:value="204490" calcext:value-type="float">
            <text:p>204490</text:p>
          </table:table-cell>
          <table:table-cell table:formula="of:=[.F300]+[.H299]" office:value-type="float" office:value="61344489.7959185" calcext:value-type="float">
            <text:p>61344489,7959185</text:p>
          </table:table-cell>
          <table:table-cell table:formula="of:=ROUNDDOWN([.H300])" office:value-type="float" office:value="61344489" calcext:value-type="float">
            <text:p>61344489</text:p>
          </table:table-cell>
          <table:table-cell table:formula="of:=[.I300]-[.B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548979" calcext:value-type="float">
            <text:p>61548979</text:p>
          </table:table-cell>
          <table:table-cell office:value-type="float" office:value="2004" calcext:value-type="float">
            <text:p>2004</text:p>
          </table:table-cell>
          <table:table-cell table:formula="of:=[.C3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1]/[.E301]" office:value-type="float" office:value="204489.795918367" calcext:value-type="float">
            <text:p>204489,795918367</text:p>
          </table:table-cell>
          <table:table-cell table:formula="of:=ROUND([.F301])" office:value-type="float" office:value="204490" calcext:value-type="float">
            <text:p>204490</text:p>
          </table:table-cell>
          <table:table-cell table:formula="of:=[.F301]+[.H300]" office:value-type="float" office:value="61548979.5918369" calcext:value-type="float">
            <text:p>61548979,5918369</text:p>
          </table:table-cell>
          <table:table-cell table:formula="of:=ROUNDDOWN([.H301])" office:value-type="float" office:value="61548979" calcext:value-type="float">
            <text:p>61548979</text:p>
          </table:table-cell>
          <table:table-cell table:formula="of:=[.I301]-[.B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753469" calcext:value-type="float">
            <text:p>61753469</text:p>
          </table:table-cell>
          <table:table-cell office:value-type="float" office:value="2004" calcext:value-type="float">
            <text:p>2004</text:p>
          </table:table-cell>
          <table:table-cell table:formula="of:=[.C3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2]/[.E302]" office:value-type="float" office:value="204489.795918367" calcext:value-type="float">
            <text:p>204489,795918367</text:p>
          </table:table-cell>
          <table:table-cell table:formula="of:=ROUND([.F302])" office:value-type="float" office:value="204490" calcext:value-type="float">
            <text:p>204490</text:p>
          </table:table-cell>
          <table:table-cell table:formula="of:=[.F302]+[.H301]" office:value-type="float" office:value="61753469.3877552" calcext:value-type="float">
            <text:p>61753469,3877552</text:p>
          </table:table-cell>
          <table:table-cell table:formula="of:=ROUNDDOWN([.H302])" office:value-type="float" office:value="61753469" calcext:value-type="float">
            <text:p>61753469</text:p>
          </table:table-cell>
          <table:table-cell table:formula="of:=[.I302]-[.B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957959" calcext:value-type="float">
            <text:p>61957959</text:p>
          </table:table-cell>
          <table:table-cell office:value-type="float" office:value="2004" calcext:value-type="float">
            <text:p>2004</text:p>
          </table:table-cell>
          <table:table-cell table:formula="of:=[.C3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3]/[.E303]" office:value-type="float" office:value="204489.795918367" calcext:value-type="float">
            <text:p>204489,795918367</text:p>
          </table:table-cell>
          <table:table-cell table:formula="of:=ROUND([.F303])" office:value-type="float" office:value="204490" calcext:value-type="float">
            <text:p>204490</text:p>
          </table:table-cell>
          <table:table-cell table:formula="of:=[.F303]+[.H302]" office:value-type="float" office:value="61957959.1836736" calcext:value-type="float">
            <text:p>61957959,1836736</text:p>
          </table:table-cell>
          <table:table-cell table:formula="of:=ROUNDDOWN([.H303])" office:value-type="float" office:value="61957959" calcext:value-type="float">
            <text:p>61957959</text:p>
          </table:table-cell>
          <table:table-cell table:formula="of:=[.I303]-[.B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162448" calcext:value-type="float">
            <text:p>62162448</text:p>
          </table:table-cell>
          <table:table-cell office:value-type="float" office:value="2004" calcext:value-type="float">
            <text:p>2004</text:p>
          </table:table-cell>
          <table:table-cell table:formula="of:=[.C3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4]/[.E304]" office:value-type="float" office:value="204489.795918367" calcext:value-type="float">
            <text:p>204489,795918367</text:p>
          </table:table-cell>
          <table:table-cell table:formula="of:=ROUND([.F304])" office:value-type="float" office:value="204490" calcext:value-type="float">
            <text:p>204490</text:p>
          </table:table-cell>
          <table:table-cell table:formula="of:=[.F304]+[.H303]" office:value-type="float" office:value="62162448.979592" calcext:value-type="float">
            <text:p>62162448,979592</text:p>
          </table:table-cell>
          <table:table-cell table:formula="of:=ROUNDDOWN([.H304])" office:value-type="float" office:value="62162448" calcext:value-type="float">
            <text:p>62162448</text:p>
          </table:table-cell>
          <table:table-cell table:formula="of:=[.I304]-[.B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366938" calcext:value-type="float">
            <text:p>62366938</text:p>
          </table:table-cell>
          <table:table-cell office:value-type="float" office:value="2004" calcext:value-type="float">
            <text:p>2004</text:p>
          </table:table-cell>
          <table:table-cell table:formula="of:=[.C3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5]/[.E305]" office:value-type="float" office:value="204489.795918367" calcext:value-type="float">
            <text:p>204489,795918367</text:p>
          </table:table-cell>
          <table:table-cell table:formula="of:=ROUND([.F305])" office:value-type="float" office:value="204490" calcext:value-type="float">
            <text:p>204490</text:p>
          </table:table-cell>
          <table:table-cell table:formula="of:=[.F305]+[.H304]" office:value-type="float" office:value="62366938.7755103" calcext:value-type="float">
            <text:p>62366938,7755103</text:p>
          </table:table-cell>
          <table:table-cell table:formula="of:=ROUNDDOWN([.H305])" office:value-type="float" office:value="62366938" calcext:value-type="float">
            <text:p>62366938</text:p>
          </table:table-cell>
          <table:table-cell table:formula="of:=[.I305]-[.B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428" calcext:value-type="float">
            <text:p>62571428</text:p>
          </table:table-cell>
          <table:table-cell office:value-type="float" office:value="2004" calcext:value-type="float">
            <text:p>2004</text:p>
          </table:table-cell>
          <table:table-cell table:formula="of:=[.C3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6]/[.E306]" office:value-type="float" office:value="204489.795918367" calcext:value-type="float">
            <text:p>204489,795918367</text:p>
          </table:table-cell>
          <table:table-cell table:formula="of:=ROUND([.F306])" office:value-type="float" office:value="204490" calcext:value-type="float">
            <text:p>204490</text:p>
          </table:table-cell>
          <table:table-cell table:formula="of:=[.F306]+[.H305]" office:value-type="float" office:value="62571428.5714287" calcext:value-type="float">
            <text:p>62571428,5714287</text:p>
          </table:table-cell>
          <table:table-cell table:formula="of:=ROUNDDOWN([.H306])" office:value-type="float" office:value="62571428" calcext:value-type="float">
            <text:p>62571428</text:p>
          </table:table-cell>
          <table:table-cell table:formula="of:=[.I306]-[.B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775918" calcext:value-type="float">
            <text:p>62775918</text:p>
          </table:table-cell>
          <table:table-cell office:value-type="float" office:value="2004" calcext:value-type="float">
            <text:p>2004</text:p>
          </table:table-cell>
          <table:table-cell table:formula="of:=[.C3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7]/[.E307]" office:value-type="float" office:value="204489.795918367" calcext:value-type="float">
            <text:p>204489,795918367</text:p>
          </table:table-cell>
          <table:table-cell table:formula="of:=ROUND([.F307])" office:value-type="float" office:value="204490" calcext:value-type="float">
            <text:p>204490</text:p>
          </table:table-cell>
          <table:table-cell table:formula="of:=[.F307]+[.H306]" office:value-type="float" office:value="62775918.3673471" calcext:value-type="float">
            <text:p>62775918,3673471</text:p>
          </table:table-cell>
          <table:table-cell table:formula="of:=ROUNDDOWN([.H307])" office:value-type="float" office:value="62775918" calcext:value-type="float">
            <text:p>62775918</text:p>
          </table:table-cell>
          <table:table-cell table:formula="of:=[.I307]-[.B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80408" calcext:value-type="float">
            <text:p>62980408</text:p>
          </table:table-cell>
          <table:table-cell office:value-type="float" office:value="2004" calcext:value-type="float">
            <text:p>2004</text:p>
          </table:table-cell>
          <table:table-cell table:formula="of:=[.C3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8]/[.E308]" office:value-type="float" office:value="204489.795918367" calcext:value-type="float">
            <text:p>204489,795918367</text:p>
          </table:table-cell>
          <table:table-cell table:formula="of:=ROUND([.F308])" office:value-type="float" office:value="204490" calcext:value-type="float">
            <text:p>204490</text:p>
          </table:table-cell>
          <table:table-cell table:formula="of:=[.F308]+[.H307]" office:value-type="float" office:value="62980408.1632654" calcext:value-type="float">
            <text:p>62980408,1632654</text:p>
          </table:table-cell>
          <table:table-cell table:formula="of:=ROUNDDOWN([.H308])" office:value-type="float" office:value="62980408" calcext:value-type="float">
            <text:p>62980408</text:p>
          </table:table-cell>
          <table:table-cell table:formula="of:=[.I308]-[.B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184897" calcext:value-type="float">
            <text:p>63184897</text:p>
          </table:table-cell>
          <table:table-cell office:value-type="float" office:value="2004" calcext:value-type="float">
            <text:p>2004</text:p>
          </table:table-cell>
          <table:table-cell table:formula="of:=[.C3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9]/[.E309]" office:value-type="float" office:value="204489.795918367" calcext:value-type="float">
            <text:p>204489,795918367</text:p>
          </table:table-cell>
          <table:table-cell table:formula="of:=ROUND([.F309])" office:value-type="float" office:value="204490" calcext:value-type="float">
            <text:p>204490</text:p>
          </table:table-cell>
          <table:table-cell table:formula="of:=[.F309]+[.H308]" office:value-type="float" office:value="63184897.9591838" calcext:value-type="float">
            <text:p>63184897,9591838</text:p>
          </table:table-cell>
          <table:table-cell table:formula="of:=ROUNDDOWN([.H309])" office:value-type="float" office:value="63184897" calcext:value-type="float">
            <text:p>63184897</text:p>
          </table:table-cell>
          <table:table-cell table:formula="of:=[.I309]-[.B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389387" calcext:value-type="float">
            <text:p>63389387</text:p>
          </table:table-cell>
          <table:table-cell office:value-type="float" office:value="2004" calcext:value-type="float">
            <text:p>2004</text:p>
          </table:table-cell>
          <table:table-cell table:formula="of:=[.C3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0]/[.E310]" office:value-type="float" office:value="204489.795918367" calcext:value-type="float">
            <text:p>204489,795918367</text:p>
          </table:table-cell>
          <table:table-cell table:formula="of:=ROUND([.F310])" office:value-type="float" office:value="204490" calcext:value-type="float">
            <text:p>204490</text:p>
          </table:table-cell>
          <table:table-cell table:formula="of:=[.F310]+[.H309]" office:value-type="float" office:value="63389387.7551022" calcext:value-type="float">
            <text:p>63389387,7551022</text:p>
          </table:table-cell>
          <table:table-cell table:formula="of:=ROUNDDOWN([.H310])" office:value-type="float" office:value="63389387" calcext:value-type="float">
            <text:p>63389387</text:p>
          </table:table-cell>
          <table:table-cell table:formula="of:=[.I310]-[.B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593877" calcext:value-type="float">
            <text:p>63593877</text:p>
          </table:table-cell>
          <table:table-cell office:value-type="float" office:value="2004" calcext:value-type="float">
            <text:p>2004</text:p>
          </table:table-cell>
          <table:table-cell table:formula="of:=[.C3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1]/[.E311]" office:value-type="float" office:value="204489.795918367" calcext:value-type="float">
            <text:p>204489,795918367</text:p>
          </table:table-cell>
          <table:table-cell table:formula="of:=ROUND([.F311])" office:value-type="float" office:value="204490" calcext:value-type="float">
            <text:p>204490</text:p>
          </table:table-cell>
          <table:table-cell table:formula="of:=[.F311]+[.H310]" office:value-type="float" office:value="63593877.5510205" calcext:value-type="float">
            <text:p>63593877,5510205</text:p>
          </table:table-cell>
          <table:table-cell table:formula="of:=ROUNDDOWN([.H311])" office:value-type="float" office:value="63593877" calcext:value-type="float">
            <text:p>63593877</text:p>
          </table:table-cell>
          <table:table-cell table:formula="of:=[.I311]-[.B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798367" calcext:value-type="float">
            <text:p>63798367</text:p>
          </table:table-cell>
          <table:table-cell office:value-type="float" office:value="2004" calcext:value-type="float">
            <text:p>2004</text:p>
          </table:table-cell>
          <table:table-cell table:formula="of:=[.C3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2]/[.E312]" office:value-type="float" office:value="204489.795918367" calcext:value-type="float">
            <text:p>204489,795918367</text:p>
          </table:table-cell>
          <table:table-cell table:formula="of:=ROUND([.F312])" office:value-type="float" office:value="204490" calcext:value-type="float">
            <text:p>204490</text:p>
          </table:table-cell>
          <table:table-cell table:formula="of:=[.F312]+[.H311]" office:value-type="float" office:value="63798367.3469389" calcext:value-type="float">
            <text:p>63798367,3469389</text:p>
          </table:table-cell>
          <table:table-cell table:formula="of:=ROUNDDOWN([.H312])" office:value-type="float" office:value="63798367" calcext:value-type="float">
            <text:p>63798367</text:p>
          </table:table-cell>
          <table:table-cell table:formula="of:=[.I312]-[.B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002857" calcext:value-type="float">
            <text:p>64002857</text:p>
          </table:table-cell>
          <table:table-cell office:value-type="float" office:value="2004" calcext:value-type="float">
            <text:p>2004</text:p>
          </table:table-cell>
          <table:table-cell table:formula="of:=[.C3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3]/[.E313]" office:value-type="float" office:value="204489.795918367" calcext:value-type="float">
            <text:p>204489,795918367</text:p>
          </table:table-cell>
          <table:table-cell table:formula="of:=ROUND([.F313])" office:value-type="float" office:value="204490" calcext:value-type="float">
            <text:p>204490</text:p>
          </table:table-cell>
          <table:table-cell table:formula="of:=[.F313]+[.H312]" office:value-type="float" office:value="64002857.1428573" calcext:value-type="float">
            <text:p>64002857,1428573</text:p>
          </table:table-cell>
          <table:table-cell table:formula="of:=ROUNDDOWN([.H313])" office:value-type="float" office:value="64002857" calcext:value-type="float">
            <text:p>64002857</text:p>
          </table:table-cell>
          <table:table-cell table:formula="of:=[.I313]-[.B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207346" calcext:value-type="float">
            <text:p>64207346</text:p>
          </table:table-cell>
          <table:table-cell office:value-type="float" office:value="2004" calcext:value-type="float">
            <text:p>2004</text:p>
          </table:table-cell>
          <table:table-cell table:formula="of:=[.C3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4]/[.E314]" office:value-type="float" office:value="204489.795918367" calcext:value-type="float">
            <text:p>204489,795918367</text:p>
          </table:table-cell>
          <table:table-cell table:formula="of:=ROUND([.F314])" office:value-type="float" office:value="204490" calcext:value-type="float">
            <text:p>204490</text:p>
          </table:table-cell>
          <table:table-cell table:formula="of:=[.F314]+[.H313]" office:value-type="float" office:value="64207346.9387757" calcext:value-type="float">
            <text:p>64207346,9387757</text:p>
          </table:table-cell>
          <table:table-cell table:formula="of:=ROUNDDOWN([.H314])" office:value-type="float" office:value="64207346" calcext:value-type="float">
            <text:p>64207346</text:p>
          </table:table-cell>
          <table:table-cell table:formula="of:=[.I314]-[.B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411836" calcext:value-type="float">
            <text:p>64411836</text:p>
          </table:table-cell>
          <table:table-cell office:value-type="float" office:value="2004" calcext:value-type="float">
            <text:p>2004</text:p>
          </table:table-cell>
          <table:table-cell table:formula="of:=[.C3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5]/[.E315]" office:value-type="float" office:value="204489.795918367" calcext:value-type="float">
            <text:p>204489,795918367</text:p>
          </table:table-cell>
          <table:table-cell table:formula="of:=ROUND([.F315])" office:value-type="float" office:value="204490" calcext:value-type="float">
            <text:p>204490</text:p>
          </table:table-cell>
          <table:table-cell table:formula="of:=[.F315]+[.H314]" office:value-type="float" office:value="64411836.734694" calcext:value-type="float">
            <text:p>64411836,734694</text:p>
          </table:table-cell>
          <table:table-cell table:formula="of:=ROUNDDOWN([.H315])" office:value-type="float" office:value="64411836" calcext:value-type="float">
            <text:p>64411836</text:p>
          </table:table-cell>
          <table:table-cell table:formula="of:=[.I315]-[.B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616326" calcext:value-type="float">
            <text:p>64616326</text:p>
          </table:table-cell>
          <table:table-cell office:value-type="float" office:value="2004" calcext:value-type="float">
            <text:p>2004</text:p>
          </table:table-cell>
          <table:table-cell table:formula="of:=[.C3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6]/[.E316]" office:value-type="float" office:value="204489.795918367" calcext:value-type="float">
            <text:p>204489,795918367</text:p>
          </table:table-cell>
          <table:table-cell table:formula="of:=ROUND([.F316])" office:value-type="float" office:value="204490" calcext:value-type="float">
            <text:p>204490</text:p>
          </table:table-cell>
          <table:table-cell table:formula="of:=[.F316]+[.H315]" office:value-type="float" office:value="64616326.5306124" calcext:value-type="float">
            <text:p>64616326,5306124</text:p>
          </table:table-cell>
          <table:table-cell table:formula="of:=ROUNDDOWN([.H316])" office:value-type="float" office:value="64616326" calcext:value-type="float">
            <text:p>64616326</text:p>
          </table:table-cell>
          <table:table-cell table:formula="of:=[.I316]-[.B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820816" calcext:value-type="float">
            <text:p>64820816</text:p>
          </table:table-cell>
          <table:table-cell office:value-type="float" office:value="2004" calcext:value-type="float">
            <text:p>2004</text:p>
          </table:table-cell>
          <table:table-cell table:formula="of:=[.C3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7]/[.E317]" office:value-type="float" office:value="204489.795918367" calcext:value-type="float">
            <text:p>204489,795918367</text:p>
          </table:table-cell>
          <table:table-cell table:formula="of:=ROUND([.F317])" office:value-type="float" office:value="204490" calcext:value-type="float">
            <text:p>204490</text:p>
          </table:table-cell>
          <table:table-cell table:formula="of:=[.F317]+[.H316]" office:value-type="float" office:value="64820816.3265308" calcext:value-type="float">
            <text:p>64820816,3265308</text:p>
          </table:table-cell>
          <table:table-cell table:formula="of:=ROUNDDOWN([.H317])" office:value-type="float" office:value="64820816" calcext:value-type="float">
            <text:p>64820816</text:p>
          </table:table-cell>
          <table:table-cell table:formula="of:=[.I317]-[.B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025306" calcext:value-type="float">
            <text:p>65025306</text:p>
          </table:table-cell>
          <table:table-cell office:value-type="float" office:value="2004" calcext:value-type="float">
            <text:p>2004</text:p>
          </table:table-cell>
          <table:table-cell table:formula="of:=[.C3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8]/[.E318]" office:value-type="float" office:value="204489.795918367" calcext:value-type="float">
            <text:p>204489,795918367</text:p>
          </table:table-cell>
          <table:table-cell table:formula="of:=ROUND([.F318])" office:value-type="float" office:value="204490" calcext:value-type="float">
            <text:p>204490</text:p>
          </table:table-cell>
          <table:table-cell table:formula="of:=[.F318]+[.H317]" office:value-type="float" office:value="65025306.1224491" calcext:value-type="float">
            <text:p>65025306,1224491</text:p>
          </table:table-cell>
          <table:table-cell table:formula="of:=ROUNDDOWN([.H318])" office:value-type="float" office:value="65025306" calcext:value-type="float">
            <text:p>65025306</text:p>
          </table:table-cell>
          <table:table-cell table:formula="of:=[.I318]-[.B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229795" calcext:value-type="float">
            <text:p>65229795</text:p>
          </table:table-cell>
          <table:table-cell office:value-type="float" office:value="2004" calcext:value-type="float">
            <text:p>2004</text:p>
          </table:table-cell>
          <table:table-cell table:formula="of:=[.C3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9]/[.E319]" office:value-type="float" office:value="204489.795918367" calcext:value-type="float">
            <text:p>204489,795918367</text:p>
          </table:table-cell>
          <table:table-cell table:formula="of:=ROUND([.F319])" office:value-type="float" office:value="204490" calcext:value-type="float">
            <text:p>204490</text:p>
          </table:table-cell>
          <table:table-cell table:formula="of:=[.F319]+[.H318]" office:value-type="float" office:value="65229795.9183675" calcext:value-type="float">
            <text:p>65229795,9183675</text:p>
          </table:table-cell>
          <table:table-cell table:formula="of:=ROUNDDOWN([.H319])" office:value-type="float" office:value="65229795" calcext:value-type="float">
            <text:p>65229795</text:p>
          </table:table-cell>
          <table:table-cell table:formula="of:=[.I319]-[.B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434285" calcext:value-type="float">
            <text:p>65434285</text:p>
          </table:table-cell>
          <table:table-cell office:value-type="float" office:value="2004" calcext:value-type="float">
            <text:p>2004</text:p>
          </table:table-cell>
          <table:table-cell table:formula="of:=[.C3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0]/[.E320]" office:value-type="float" office:value="204489.795918367" calcext:value-type="float">
            <text:p>204489,795918367</text:p>
          </table:table-cell>
          <table:table-cell table:formula="of:=ROUND([.F320])" office:value-type="float" office:value="204490" calcext:value-type="float">
            <text:p>204490</text:p>
          </table:table-cell>
          <table:table-cell table:formula="of:=[.F320]+[.H319]" office:value-type="float" office:value="65434285.7142859" calcext:value-type="float">
            <text:p>65434285,7142859</text:p>
          </table:table-cell>
          <table:table-cell table:formula="of:=ROUNDDOWN([.H320])" office:value-type="float" office:value="65434285" calcext:value-type="float">
            <text:p>65434285</text:p>
          </table:table-cell>
          <table:table-cell table:formula="of:=[.I320]-[.B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638775" calcext:value-type="float">
            <text:p>65638775</text:p>
          </table:table-cell>
          <table:table-cell office:value-type="float" office:value="2004" calcext:value-type="float">
            <text:p>2004</text:p>
          </table:table-cell>
          <table:table-cell table:formula="of:=[.C3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1]/[.E321]" office:value-type="float" office:value="204489.795918367" calcext:value-type="float">
            <text:p>204489,795918367</text:p>
          </table:table-cell>
          <table:table-cell table:formula="of:=ROUND([.F321])" office:value-type="float" office:value="204490" calcext:value-type="float">
            <text:p>204490</text:p>
          </table:table-cell>
          <table:table-cell table:formula="of:=[.F321]+[.H320]" office:value-type="float" office:value="65638775.5102042" calcext:value-type="float">
            <text:p>65638775,5102042</text:p>
          </table:table-cell>
          <table:table-cell table:formula="of:=ROUNDDOWN([.H321])" office:value-type="float" office:value="65638775" calcext:value-type="float">
            <text:p>65638775</text:p>
          </table:table-cell>
          <table:table-cell table:formula="of:=[.I321]-[.B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843265" calcext:value-type="float">
            <text:p>65843265</text:p>
          </table:table-cell>
          <table:table-cell office:value-type="float" office:value="2004" calcext:value-type="float">
            <text:p>2004</text:p>
          </table:table-cell>
          <table:table-cell table:formula="of:=[.C3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2]/[.E322]" office:value-type="float" office:value="204489.795918367" calcext:value-type="float">
            <text:p>204489,795918367</text:p>
          </table:table-cell>
          <table:table-cell table:formula="of:=ROUND([.F322])" office:value-type="float" office:value="204490" calcext:value-type="float">
            <text:p>204490</text:p>
          </table:table-cell>
          <table:table-cell table:formula="of:=[.F322]+[.H321]" office:value-type="float" office:value="65843265.3061226" calcext:value-type="float">
            <text:p>65843265,3061226</text:p>
          </table:table-cell>
          <table:table-cell table:formula="of:=ROUNDDOWN([.H322])" office:value-type="float" office:value="65843265" calcext:value-type="float">
            <text:p>65843265</text:p>
          </table:table-cell>
          <table:table-cell table:formula="of:=[.I322]-[.B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047755" calcext:value-type="float">
            <text:p>66047755</text:p>
          </table:table-cell>
          <table:table-cell office:value-type="float" office:value="2004" calcext:value-type="float">
            <text:p>2004</text:p>
          </table:table-cell>
          <table:table-cell table:formula="of:=[.C3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3]/[.E323]" office:value-type="float" office:value="204489.795918367" calcext:value-type="float">
            <text:p>204489,795918367</text:p>
          </table:table-cell>
          <table:table-cell table:formula="of:=ROUND([.F323])" office:value-type="float" office:value="204490" calcext:value-type="float">
            <text:p>204490</text:p>
          </table:table-cell>
          <table:table-cell table:formula="of:=[.F323]+[.H322]" office:value-type="float" office:value="66047755.102041" calcext:value-type="float">
            <text:p>66047755,102041</text:p>
          </table:table-cell>
          <table:table-cell table:formula="of:=ROUNDDOWN([.H323])" office:value-type="float" office:value="66047755" calcext:value-type="float">
            <text:p>66047755</text:p>
          </table:table-cell>
          <table:table-cell table:formula="of:=[.I323]-[.B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252244" calcext:value-type="float">
            <text:p>66252244</text:p>
          </table:table-cell>
          <table:table-cell office:value-type="float" office:value="2004" calcext:value-type="float">
            <text:p>2004</text:p>
          </table:table-cell>
          <table:table-cell table:formula="of:=[.C3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4]/[.E324]" office:value-type="float" office:value="204489.795918367" calcext:value-type="float">
            <text:p>204489,795918367</text:p>
          </table:table-cell>
          <table:table-cell table:formula="of:=ROUND([.F324])" office:value-type="float" office:value="204490" calcext:value-type="float">
            <text:p>204490</text:p>
          </table:table-cell>
          <table:table-cell table:formula="of:=[.F324]+[.H323]" office:value-type="float" office:value="66252244.8979593" calcext:value-type="float">
            <text:p>66252244,8979593</text:p>
          </table:table-cell>
          <table:table-cell table:formula="of:=ROUNDDOWN([.H324])" office:value-type="float" office:value="66252244" calcext:value-type="float">
            <text:p>66252244</text:p>
          </table:table-cell>
          <table:table-cell table:formula="of:=[.I324]-[.B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456734" calcext:value-type="float">
            <text:p>66456734</text:p>
          </table:table-cell>
          <table:table-cell office:value-type="float" office:value="2004" calcext:value-type="float">
            <text:p>2004</text:p>
          </table:table-cell>
          <table:table-cell table:formula="of:=[.C3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5]/[.E325]" office:value-type="float" office:value="204489.795918367" calcext:value-type="float">
            <text:p>204489,795918367</text:p>
          </table:table-cell>
          <table:table-cell table:formula="of:=ROUND([.F325])" office:value-type="float" office:value="204490" calcext:value-type="float">
            <text:p>204490</text:p>
          </table:table-cell>
          <table:table-cell table:formula="of:=[.F325]+[.H324]" office:value-type="float" office:value="66456734.6938777" calcext:value-type="float">
            <text:p>66456734,6938777</text:p>
          </table:table-cell>
          <table:table-cell table:formula="of:=ROUNDDOWN([.H325])" office:value-type="float" office:value="66456734" calcext:value-type="float">
            <text:p>66456734</text:p>
          </table:table-cell>
          <table:table-cell table:formula="of:=[.I325]-[.B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661224" calcext:value-type="float">
            <text:p>66661224</text:p>
          </table:table-cell>
          <table:table-cell office:value-type="float" office:value="2004" calcext:value-type="float">
            <text:p>2004</text:p>
          </table:table-cell>
          <table:table-cell table:formula="of:=[.C3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6]/[.E326]" office:value-type="float" office:value="204489.795918367" calcext:value-type="float">
            <text:p>204489,795918367</text:p>
          </table:table-cell>
          <table:table-cell table:formula="of:=ROUND([.F326])" office:value-type="float" office:value="204490" calcext:value-type="float">
            <text:p>204490</text:p>
          </table:table-cell>
          <table:table-cell table:formula="of:=[.F326]+[.H325]" office:value-type="float" office:value="66661224.4897961" calcext:value-type="float">
            <text:p>66661224,4897961</text:p>
          </table:table-cell>
          <table:table-cell table:formula="of:=ROUNDDOWN([.H326])" office:value-type="float" office:value="66661224" calcext:value-type="float">
            <text:p>66661224</text:p>
          </table:table-cell>
          <table:table-cell table:formula="of:=[.I326]-[.B3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865714" calcext:value-type="float">
            <text:p>66865714</text:p>
          </table:table-cell>
          <table:table-cell office:value-type="float" office:value="2004" calcext:value-type="float">
            <text:p>2004</text:p>
          </table:table-cell>
          <table:table-cell table:formula="of:=[.C3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7]/[.E327]" office:value-type="float" office:value="204489.795918367" calcext:value-type="float">
            <text:p>204489,795918367</text:p>
          </table:table-cell>
          <table:table-cell table:formula="of:=ROUND([.F327])" office:value-type="float" office:value="204490" calcext:value-type="float">
            <text:p>204490</text:p>
          </table:table-cell>
          <table:table-cell table:formula="of:=[.F327]+[.H326]" office:value-type="float" office:value="66865714.2857144" calcext:value-type="float">
            <text:p>66865714,2857144</text:p>
          </table:table-cell>
          <table:table-cell table:formula="of:=ROUNDDOWN([.H327])" office:value-type="float" office:value="66865714" calcext:value-type="float">
            <text:p>66865714</text:p>
          </table:table-cell>
          <table:table-cell table:formula="of:=[.I327]-[.B3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70204" calcext:value-type="float">
            <text:p>67070204</text:p>
          </table:table-cell>
          <table:table-cell office:value-type="float" office:value="2004" calcext:value-type="float">
            <text:p>2004</text:p>
          </table:table-cell>
          <table:table-cell table:formula="of:=[.C3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8]/[.E328]" office:value-type="float" office:value="204489.795918367" calcext:value-type="float">
            <text:p>204489,795918367</text:p>
          </table:table-cell>
          <table:table-cell table:formula="of:=ROUND([.F328])" office:value-type="float" office:value="204490" calcext:value-type="float">
            <text:p>204490</text:p>
          </table:table-cell>
          <table:table-cell table:formula="of:=[.F328]+[.H327]" office:value-type="float" office:value="67070204.0816328" calcext:value-type="float">
            <text:p>67070204,0816328</text:p>
          </table:table-cell>
          <table:table-cell table:formula="of:=ROUNDDOWN([.H328])" office:value-type="float" office:value="67070204" calcext:value-type="float">
            <text:p>67070204</text:p>
          </table:table-cell>
          <table:table-cell table:formula="of:=[.I328]-[.B3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274693" calcext:value-type="float">
            <text:p>67274693</text:p>
          </table:table-cell>
          <table:table-cell office:value-type="float" office:value="2004" calcext:value-type="float">
            <text:p>2004</text:p>
          </table:table-cell>
          <table:table-cell table:formula="of:=[.C3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9]/[.E329]" office:value-type="float" office:value="204489.795918367" calcext:value-type="float">
            <text:p>204489,795918367</text:p>
          </table:table-cell>
          <table:table-cell table:formula="of:=ROUND([.F329])" office:value-type="float" office:value="204490" calcext:value-type="float">
            <text:p>204490</text:p>
          </table:table-cell>
          <table:table-cell table:formula="of:=[.F329]+[.H328]" office:value-type="float" office:value="67274693.8775512" calcext:value-type="float">
            <text:p>67274693,8775512</text:p>
          </table:table-cell>
          <table:table-cell table:formula="of:=ROUNDDOWN([.H329])" office:value-type="float" office:value="67274693" calcext:value-type="float">
            <text:p>67274693</text:p>
          </table:table-cell>
          <table:table-cell table:formula="of:=[.I329]-[.B3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479183" calcext:value-type="float">
            <text:p>67479183</text:p>
          </table:table-cell>
          <table:table-cell office:value-type="float" office:value="2004" calcext:value-type="float">
            <text:p>2004</text:p>
          </table:table-cell>
          <table:table-cell table:formula="of:=[.C3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0]/[.E330]" office:value-type="float" office:value="204489.795918367" calcext:value-type="float">
            <text:p>204489,795918367</text:p>
          </table:table-cell>
          <table:table-cell table:formula="of:=ROUND([.F330])" office:value-type="float" office:value="204490" calcext:value-type="float">
            <text:p>204490</text:p>
          </table:table-cell>
          <table:table-cell table:formula="of:=[.F330]+[.H329]" office:value-type="float" office:value="67479183.6734695" calcext:value-type="float">
            <text:p>67479183,6734695</text:p>
          </table:table-cell>
          <table:table-cell table:formula="of:=ROUNDDOWN([.H330])" office:value-type="float" office:value="67479183" calcext:value-type="float">
            <text:p>67479183</text:p>
          </table:table-cell>
          <table:table-cell table:formula="of:=[.I330]-[.B3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683673" calcext:value-type="float">
            <text:p>67683673</text:p>
          </table:table-cell>
          <table:table-cell office:value-type="float" office:value="2004" calcext:value-type="float">
            <text:p>2004</text:p>
          </table:table-cell>
          <table:table-cell table:formula="of:=[.C3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1]/[.E331]" office:value-type="float" office:value="204489.795918367" calcext:value-type="float">
            <text:p>204489,795918367</text:p>
          </table:table-cell>
          <table:table-cell table:formula="of:=ROUND([.F331])" office:value-type="float" office:value="204490" calcext:value-type="float">
            <text:p>204490</text:p>
          </table:table-cell>
          <table:table-cell table:formula="of:=[.F331]+[.H330]" office:value-type="float" office:value="67683673.4693879" calcext:value-type="float">
            <text:p>67683673,4693879</text:p>
          </table:table-cell>
          <table:table-cell table:formula="of:=ROUNDDOWN([.H331])" office:value-type="float" office:value="67683673" calcext:value-type="float">
            <text:p>67683673</text:p>
          </table:table-cell>
          <table:table-cell table:formula="of:=[.I331]-[.B3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7888163" calcext:value-type="float">
            <text:p>67888163</text:p>
          </table:table-cell>
          <table:table-cell office:value-type="float" office:value="2004" calcext:value-type="float">
            <text:p>2004</text:p>
          </table:table-cell>
          <table:table-cell table:formula="of:=[.C3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2]/[.E332]" office:value-type="float" office:value="204489.795918367" calcext:value-type="float">
            <text:p>204489,795918367</text:p>
          </table:table-cell>
          <table:table-cell table:formula="of:=ROUND([.F332])" office:value-type="float" office:value="204490" calcext:value-type="float">
            <text:p>204490</text:p>
          </table:table-cell>
          <table:table-cell table:formula="of:=[.F332]+[.H331]" office:value-type="float" office:value="67888163.2653062" calcext:value-type="float">
            <text:p>67888163,2653062</text:p>
          </table:table-cell>
          <table:table-cell table:formula="of:=ROUNDDOWN([.H332])" office:value-type="float" office:value="67888163" calcext:value-type="float">
            <text:p>67888163</text:p>
          </table:table-cell>
          <table:table-cell table:formula="of:=[.I332]-[.B3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8092653" calcext:value-type="float">
            <text:p>68092653</text:p>
          </table:table-cell>
          <table:table-cell office:value-type="float" office:value="2004" calcext:value-type="float">
            <text:p>2004</text:p>
          </table:table-cell>
          <table:table-cell table:formula="of:=[.C3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3]/[.E333]" office:value-type="float" office:value="204489.795918367" calcext:value-type="float">
            <text:p>204489,795918367</text:p>
          </table:table-cell>
          <table:table-cell table:formula="of:=ROUND([.F333])" office:value-type="float" office:value="204490" calcext:value-type="float">
            <text:p>204490</text:p>
          </table:table-cell>
          <table:table-cell table:formula="of:=[.F333]+[.H332]" office:value-type="float" office:value="68092653.0612246" calcext:value-type="float">
            <text:p>68092653,0612246</text:p>
          </table:table-cell>
          <table:table-cell table:formula="of:=ROUNDDOWN([.H333])" office:value-type="float" office:value="68092653" calcext:value-type="float">
            <text:p>68092653</text:p>
          </table:table-cell>
          <table:table-cell table:formula="of:=[.I333]-[.B3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297142" calcext:value-type="float">
            <text:p>68297142</text:p>
          </table:table-cell>
          <table:table-cell office:value-type="float" office:value="2004" calcext:value-type="float">
            <text:p>2004</text:p>
          </table:table-cell>
          <table:table-cell table:formula="of:=[.C3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4]/[.E334]" office:value-type="float" office:value="204489.795918367" calcext:value-type="float">
            <text:p>204489,795918367</text:p>
          </table:table-cell>
          <table:table-cell table:formula="of:=ROUND([.F334])" office:value-type="float" office:value="204490" calcext:value-type="float">
            <text:p>204490</text:p>
          </table:table-cell>
          <table:table-cell table:formula="of:=[.F334]+[.H333]" office:value-type="float" office:value="68297142.857143" calcext:value-type="float">
            <text:p>68297142,857143</text:p>
          </table:table-cell>
          <table:table-cell table:formula="of:=ROUNDDOWN([.H334])" office:value-type="float" office:value="68297142" calcext:value-type="float">
            <text:p>68297142</text:p>
          </table:table-cell>
          <table:table-cell table:formula="of:=[.I334]-[.B3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8501632" calcext:value-type="float">
            <text:p>68501632</text:p>
          </table:table-cell>
          <table:table-cell office:value-type="float" office:value="2004" calcext:value-type="float">
            <text:p>2004</text:p>
          </table:table-cell>
          <table:table-cell table:formula="of:=[.C3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5]/[.E335]" office:value-type="float" office:value="204489.795918367" calcext:value-type="float">
            <text:p>204489,795918367</text:p>
          </table:table-cell>
          <table:table-cell table:formula="of:=ROUND([.F335])" office:value-type="float" office:value="204490" calcext:value-type="float">
            <text:p>204490</text:p>
          </table:table-cell>
          <table:table-cell table:formula="of:=[.F335]+[.H334]" office:value-type="float" office:value="68501632.6530613" calcext:value-type="float">
            <text:p>68501632,6530613</text:p>
          </table:table-cell>
          <table:table-cell table:formula="of:=ROUNDDOWN([.H335])" office:value-type="float" office:value="68501632" calcext:value-type="float">
            <text:p>68501632</text:p>
          </table:table-cell>
          <table:table-cell table:formula="of:=[.I335]-[.B3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706122" calcext:value-type="float">
            <text:p>68706122</text:p>
          </table:table-cell>
          <table:table-cell office:value-type="float" office:value="2004" calcext:value-type="float">
            <text:p>2004</text:p>
          </table:table-cell>
          <table:table-cell table:formula="of:=[.C3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6]/[.E336]" office:value-type="float" office:value="204489.795918367" calcext:value-type="float">
            <text:p>204489,795918367</text:p>
          </table:table-cell>
          <table:table-cell table:formula="of:=ROUND([.F336])" office:value-type="float" office:value="204490" calcext:value-type="float">
            <text:p>204490</text:p>
          </table:table-cell>
          <table:table-cell table:formula="of:=[.F336]+[.H335]" office:value-type="float" office:value="68706122.4489797" calcext:value-type="float">
            <text:p>68706122,4489797</text:p>
          </table:table-cell>
          <table:table-cell table:formula="of:=ROUNDDOWN([.H336])" office:value-type="float" office:value="68706122" calcext:value-type="float">
            <text:p>68706122</text:p>
          </table:table-cell>
          <table:table-cell table:formula="of:=[.I336]-[.B3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910612" calcext:value-type="float">
            <text:p>68910612</text:p>
          </table:table-cell>
          <table:table-cell office:value-type="float" office:value="2004" calcext:value-type="float">
            <text:p>2004</text:p>
          </table:table-cell>
          <table:table-cell table:formula="of:=[.C3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7]/[.E337]" office:value-type="float" office:value="204489.795918367" calcext:value-type="float">
            <text:p>204489,795918367</text:p>
          </table:table-cell>
          <table:table-cell table:formula="of:=ROUND([.F337])" office:value-type="float" office:value="204490" calcext:value-type="float">
            <text:p>204490</text:p>
          </table:table-cell>
          <table:table-cell table:formula="of:=[.F337]+[.H336]" office:value-type="float" office:value="68910612.244898" calcext:value-type="float">
            <text:p>68910612,244898</text:p>
          </table:table-cell>
          <table:table-cell table:formula="of:=ROUNDDOWN([.H337])" office:value-type="float" office:value="68910612" calcext:value-type="float">
            <text:p>68910612</text:p>
          </table:table-cell>
          <table:table-cell table:formula="of:=[.I337]-[.B3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115102" calcext:value-type="float">
            <text:p>69115102</text:p>
          </table:table-cell>
          <table:table-cell office:value-type="float" office:value="2004" calcext:value-type="float">
            <text:p>2004</text:p>
          </table:table-cell>
          <table:table-cell table:formula="of:=[.C3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8]/[.E338]" office:value-type="float" office:value="204489.795918367" calcext:value-type="float">
            <text:p>204489,795918367</text:p>
          </table:table-cell>
          <table:table-cell table:formula="of:=ROUND([.F338])" office:value-type="float" office:value="204490" calcext:value-type="float">
            <text:p>204490</text:p>
          </table:table-cell>
          <table:table-cell table:formula="of:=[.F338]+[.H337]" office:value-type="float" office:value="69115102.0408164" calcext:value-type="float">
            <text:p>69115102,0408164</text:p>
          </table:table-cell>
          <table:table-cell table:formula="of:=ROUNDDOWN([.H338])" office:value-type="float" office:value="69115102" calcext:value-type="float">
            <text:p>69115102</text:p>
          </table:table-cell>
          <table:table-cell table:formula="of:=[.I338]-[.B3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319591" calcext:value-type="float">
            <text:p>69319591</text:p>
          </table:table-cell>
          <table:table-cell office:value-type="float" office:value="2004" calcext:value-type="float">
            <text:p>2004</text:p>
          </table:table-cell>
          <table:table-cell table:formula="of:=[.C3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9]/[.E339]" office:value-type="float" office:value="204489.795918367" calcext:value-type="float">
            <text:p>204489,795918367</text:p>
          </table:table-cell>
          <table:table-cell table:formula="of:=ROUND([.F339])" office:value-type="float" office:value="204490" calcext:value-type="float">
            <text:p>204490</text:p>
          </table:table-cell>
          <table:table-cell table:formula="of:=[.F339]+[.H338]" office:value-type="float" office:value="69319591.8367348" calcext:value-type="float">
            <text:p>69319591,8367348</text:p>
          </table:table-cell>
          <table:table-cell table:formula="of:=ROUNDDOWN([.H339])" office:value-type="float" office:value="69319591" calcext:value-type="float">
            <text:p>69319591</text:p>
          </table:table-cell>
          <table:table-cell table:formula="of:=[.I339]-[.B3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524081" calcext:value-type="float">
            <text:p>69524081</text:p>
          </table:table-cell>
          <table:table-cell office:value-type="float" office:value="2004" calcext:value-type="float">
            <text:p>2004</text:p>
          </table:table-cell>
          <table:table-cell table:formula="of:=[.C3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0]/[.E340]" office:value-type="float" office:value="204489.795918367" calcext:value-type="float">
            <text:p>204489,795918367</text:p>
          </table:table-cell>
          <table:table-cell table:formula="of:=ROUND([.F340])" office:value-type="float" office:value="204490" calcext:value-type="float">
            <text:p>204490</text:p>
          </table:table-cell>
          <table:table-cell table:formula="of:=[.F340]+[.H339]" office:value-type="float" office:value="69524081.6326531" calcext:value-type="float">
            <text:p>69524081,6326531</text:p>
          </table:table-cell>
          <table:table-cell table:formula="of:=ROUNDDOWN([.H340])" office:value-type="float" office:value="69524081" calcext:value-type="float">
            <text:p>69524081</text:p>
          </table:table-cell>
          <table:table-cell table:formula="of:=[.I340]-[.B3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9728571" calcext:value-type="float">
            <text:p>69728571</text:p>
          </table:table-cell>
          <table:table-cell office:value-type="float" office:value="2004" calcext:value-type="float">
            <text:p>2004</text:p>
          </table:table-cell>
          <table:table-cell table:formula="of:=[.C3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1]/[.E341]" office:value-type="float" office:value="204489.795918367" calcext:value-type="float">
            <text:p>204489,795918367</text:p>
          </table:table-cell>
          <table:table-cell table:formula="of:=ROUND([.F341])" office:value-type="float" office:value="204490" calcext:value-type="float">
            <text:p>204490</text:p>
          </table:table-cell>
          <table:table-cell table:formula="of:=[.F341]+[.H340]" office:value-type="float" office:value="69728571.4285715" calcext:value-type="float">
            <text:p>69728571,4285715</text:p>
          </table:table-cell>
          <table:table-cell table:formula="of:=ROUNDDOWN([.H341])" office:value-type="float" office:value="69728571" calcext:value-type="float">
            <text:p>69728571</text:p>
          </table:table-cell>
          <table:table-cell table:formula="of:=[.I341]-[.B3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933061" calcext:value-type="float">
            <text:p>69933061</text:p>
          </table:table-cell>
          <table:table-cell office:value-type="float" office:value="2004" calcext:value-type="float">
            <text:p>2004</text:p>
          </table:table-cell>
          <table:table-cell table:formula="of:=[.C3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2]/[.E342]" office:value-type="float" office:value="204489.795918367" calcext:value-type="float">
            <text:p>204489,795918367</text:p>
          </table:table-cell>
          <table:table-cell table:formula="of:=ROUND([.F342])" office:value-type="float" office:value="204490" calcext:value-type="float">
            <text:p>204490</text:p>
          </table:table-cell>
          <table:table-cell table:formula="of:=[.F342]+[.H341]" office:value-type="float" office:value="69933061.2244898" calcext:value-type="float">
            <text:p>69933061,2244898</text:p>
          </table:table-cell>
          <table:table-cell table:formula="of:=ROUNDDOWN([.H342])" office:value-type="float" office:value="69933061" calcext:value-type="float">
            <text:p>69933061</text:p>
          </table:table-cell>
          <table:table-cell table:formula="of:=[.I342]-[.B3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137551" calcext:value-type="float">
            <text:p>70137551</text:p>
          </table:table-cell>
          <table:table-cell office:value-type="float" office:value="2004" calcext:value-type="float">
            <text:p>2004</text:p>
          </table:table-cell>
          <table:table-cell table:formula="of:=[.C3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3]/[.E343]" office:value-type="float" office:value="204489.795918367" calcext:value-type="float">
            <text:p>204489,795918367</text:p>
          </table:table-cell>
          <table:table-cell table:formula="of:=ROUND([.F343])" office:value-type="float" office:value="204490" calcext:value-type="float">
            <text:p>204490</text:p>
          </table:table-cell>
          <table:table-cell table:formula="of:=[.F343]+[.H342]" office:value-type="float" office:value="70137551.0204082" calcext:value-type="float">
            <text:p>70137551,0204082</text:p>
          </table:table-cell>
          <table:table-cell table:formula="of:=ROUNDDOWN([.H343])" office:value-type="float" office:value="70137551" calcext:value-type="float">
            <text:p>70137551</text:p>
          </table:table-cell>
          <table:table-cell table:formula="of:=[.I343]-[.B3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0342040" calcext:value-type="float">
            <text:p>70342040</text:p>
          </table:table-cell>
          <table:table-cell office:value-type="float" office:value="2004" calcext:value-type="float">
            <text:p>2004</text:p>
          </table:table-cell>
          <table:table-cell table:formula="of:=[.C3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4]/[.E344]" office:value-type="float" office:value="204489.795918367" calcext:value-type="float">
            <text:p>204489,795918367</text:p>
          </table:table-cell>
          <table:table-cell table:formula="of:=ROUND([.F344])" office:value-type="float" office:value="204490" calcext:value-type="float">
            <text:p>204490</text:p>
          </table:table-cell>
          <table:table-cell table:formula="of:=[.F344]+[.H343]" office:value-type="float" office:value="70342040.8163266" calcext:value-type="float">
            <text:p>70342040,8163266</text:p>
          </table:table-cell>
          <table:table-cell table:formula="of:=ROUNDDOWN([.H344])" office:value-type="float" office:value="70342040" calcext:value-type="float">
            <text:p>70342040</text:p>
          </table:table-cell>
          <table:table-cell table:formula="of:=[.I344]-[.B3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0546530" calcext:value-type="float">
            <text:p>70546530</text:p>
          </table:table-cell>
          <table:table-cell office:value-type="float" office:value="2004" calcext:value-type="float">
            <text:p>2004</text:p>
          </table:table-cell>
          <table:table-cell table:formula="of:=[.C3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5]/[.E345]" office:value-type="float" office:value="204489.795918367" calcext:value-type="float">
            <text:p>204489,795918367</text:p>
          </table:table-cell>
          <table:table-cell table:formula="of:=ROUND([.F345])" office:value-type="float" office:value="204490" calcext:value-type="float">
            <text:p>204490</text:p>
          </table:table-cell>
          <table:table-cell table:formula="of:=[.F345]+[.H344]" office:value-type="float" office:value="70546530.6122449" calcext:value-type="float">
            <text:p>70546530,6122449</text:p>
          </table:table-cell>
          <table:table-cell table:formula="of:=ROUNDDOWN([.H345])" office:value-type="float" office:value="70546530" calcext:value-type="float">
            <text:p>70546530</text:p>
          </table:table-cell>
          <table:table-cell table:formula="of:=[.I345]-[.B3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751020" calcext:value-type="float">
            <text:p>70751020</text:p>
          </table:table-cell>
          <table:table-cell office:value-type="float" office:value="2004" calcext:value-type="float">
            <text:p>2004</text:p>
          </table:table-cell>
          <table:table-cell table:formula="of:=[.C3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6]/[.E346]" office:value-type="float" office:value="204489.795918367" calcext:value-type="float">
            <text:p>204489,795918367</text:p>
          </table:table-cell>
          <table:table-cell table:formula="of:=ROUND([.F346])" office:value-type="float" office:value="204490" calcext:value-type="float">
            <text:p>204490</text:p>
          </table:table-cell>
          <table:table-cell table:formula="of:=[.F346]+[.H345]" office:value-type="float" office:value="70751020.4081633" calcext:value-type="float">
            <text:p>70751020,4081633</text:p>
          </table:table-cell>
          <table:table-cell table:formula="of:=ROUNDDOWN([.H346])" office:value-type="float" office:value="70751020" calcext:value-type="float">
            <text:p>70751020</text:p>
          </table:table-cell>
          <table:table-cell table:formula="of:=[.I346]-[.B3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0955510" calcext:value-type="float">
            <text:p>70955510</text:p>
          </table:table-cell>
          <table:table-cell office:value-type="float" office:value="2004" calcext:value-type="float">
            <text:p>2004</text:p>
          </table:table-cell>
          <table:table-cell table:formula="of:=[.C3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7]/[.E347]" office:value-type="float" office:value="204489.795918367" calcext:value-type="float">
            <text:p>204489,795918367</text:p>
          </table:table-cell>
          <table:table-cell table:formula="of:=ROUND([.F347])" office:value-type="float" office:value="204490" calcext:value-type="float">
            <text:p>204490</text:p>
          </table:table-cell>
          <table:table-cell table:formula="of:=[.F347]+[.H346]" office:value-type="float" office:value="70955510.2040816" calcext:value-type="float">
            <text:p>70955510,2040816</text:p>
          </table:table-cell>
          <table:table-cell table:formula="of:=ROUNDDOWN([.H347])" office:value-type="float" office:value="70955510" calcext:value-type="float">
            <text:p>70955510</text:p>
          </table:table-cell>
          <table:table-cell table:formula="of:=[.I347]-[.B3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160000" calcext:value-type="float">
            <text:p>71160000</text:p>
          </table:table-cell>
          <table:table-cell office:value-type="float" office:value="2004" calcext:value-type="float">
            <text:p>2004</text:p>
          </table:table-cell>
          <table:table-cell table:formula="of:=[.C3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8]/[.E348]" office:value-type="float" office:value="204489.795918367" calcext:value-type="float">
            <text:p>204489,795918367</text:p>
          </table:table-cell>
          <table:table-cell table:formula="of:=ROUND([.F348])" office:value-type="float" office:value="204490" calcext:value-type="float">
            <text:p>204490</text:p>
          </table:table-cell>
          <table:table-cell table:formula="of:=[.F348]+[.H347]" office:value-type="float" office:value="71160000" calcext:value-type="float">
            <text:p>71160000</text:p>
          </table:table-cell>
          <table:table-cell table:formula="of:=ROUNDDOWN([.H348])" office:value-type="float" office:value="71160000" calcext:value-type="float">
            <text:p>71160000</text:p>
          </table:table-cell>
          <table:table-cell table:formula="of:=[.I348]-[.B3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364489" calcext:value-type="float">
            <text:p>71364489</text:p>
          </table:table-cell>
          <table:table-cell office:value-type="float" office:value="2004" calcext:value-type="float">
            <text:p>2004</text:p>
          </table:table-cell>
          <table:table-cell table:formula="of:=[.C3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9]/[.E349]" office:value-type="float" office:value="204489.795918367" calcext:value-type="float">
            <text:p>204489,795918367</text:p>
          </table:table-cell>
          <table:table-cell table:formula="of:=ROUND([.F349])" office:value-type="float" office:value="204490" calcext:value-type="float">
            <text:p>204490</text:p>
          </table:table-cell>
          <table:table-cell table:formula="of:=[.F349]+[.H348]" office:value-type="float" office:value="71364489.7959184" calcext:value-type="float">
            <text:p>71364489,7959184</text:p>
          </table:table-cell>
          <table:table-cell table:formula="of:=ROUNDDOWN([.H349])" office:value-type="float" office:value="71364489" calcext:value-type="float">
            <text:p>71364489</text:p>
          </table:table-cell>
          <table:table-cell table:formula="of:=[.I349]-[.B3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568979" calcext:value-type="float">
            <text:p>71568979</text:p>
          </table:table-cell>
          <table:table-cell office:value-type="float" office:value="2004" calcext:value-type="float">
            <text:p>2004</text:p>
          </table:table-cell>
          <table:table-cell table:formula="of:=[.C3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0]/[.E350]" office:value-type="float" office:value="204489.795918367" calcext:value-type="float">
            <text:p>204489,795918367</text:p>
          </table:table-cell>
          <table:table-cell table:formula="of:=ROUND([.F350])" office:value-type="float" office:value="204490" calcext:value-type="float">
            <text:p>204490</text:p>
          </table:table-cell>
          <table:table-cell table:formula="of:=[.F350]+[.H349]" office:value-type="float" office:value="71568979.5918367" calcext:value-type="float">
            <text:p>71568979,5918367</text:p>
          </table:table-cell>
          <table:table-cell table:formula="of:=ROUNDDOWN([.H350])" office:value-type="float" office:value="71568979" calcext:value-type="float">
            <text:p>71568979</text:p>
          </table:table-cell>
          <table:table-cell table:formula="of:=[.I350]-[.B3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773469" calcext:value-type="float">
            <text:p>71773469</text:p>
          </table:table-cell>
          <table:table-cell office:value-type="float" office:value="2004" calcext:value-type="float">
            <text:p>2004</text:p>
          </table:table-cell>
          <table:table-cell table:formula="of:=[.C3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1]/[.E351]" office:value-type="float" office:value="204489.795918367" calcext:value-type="float">
            <text:p>204489,795918367</text:p>
          </table:table-cell>
          <table:table-cell table:formula="of:=ROUND([.F351])" office:value-type="float" office:value="204490" calcext:value-type="float">
            <text:p>204490</text:p>
          </table:table-cell>
          <table:table-cell table:formula="of:=[.F351]+[.H350]" office:value-type="float" office:value="71773469.3877551" calcext:value-type="float">
            <text:p>71773469,3877551</text:p>
          </table:table-cell>
          <table:table-cell table:formula="of:=ROUNDDOWN([.H351])" office:value-type="float" office:value="71773469" calcext:value-type="float">
            <text:p>71773469</text:p>
          </table:table-cell>
          <table:table-cell table:formula="of:=[.I351]-[.B3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977959" calcext:value-type="float">
            <text:p>71977959</text:p>
          </table:table-cell>
          <table:table-cell office:value-type="float" office:value="2004" calcext:value-type="float">
            <text:p>2004</text:p>
          </table:table-cell>
          <table:table-cell table:formula="of:=[.C3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2]/[.E352]" office:value-type="float" office:value="204489.795918367" calcext:value-type="float">
            <text:p>204489,795918367</text:p>
          </table:table-cell>
          <table:table-cell table:formula="of:=ROUND([.F352])" office:value-type="float" office:value="204490" calcext:value-type="float">
            <text:p>204490</text:p>
          </table:table-cell>
          <table:table-cell table:formula="of:=[.F352]+[.H351]" office:value-type="float" office:value="71977959.1836734" calcext:value-type="float">
            <text:p>71977959,1836734</text:p>
          </table:table-cell>
          <table:table-cell table:formula="of:=ROUNDDOWN([.H352])" office:value-type="float" office:value="71977959" calcext:value-type="float">
            <text:p>71977959</text:p>
          </table:table-cell>
          <table:table-cell table:formula="of:=[.I352]-[.B3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2182448" calcext:value-type="float">
            <text:p>72182448</text:p>
          </table:table-cell>
          <table:table-cell office:value-type="float" office:value="2004" calcext:value-type="float">
            <text:p>2004</text:p>
          </table:table-cell>
          <table:table-cell table:formula="of:=[.C3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3]/[.E353]" office:value-type="float" office:value="204489.795918367" calcext:value-type="float">
            <text:p>204489,795918367</text:p>
          </table:table-cell>
          <table:table-cell table:formula="of:=ROUND([.F353])" office:value-type="float" office:value="204490" calcext:value-type="float">
            <text:p>204490</text:p>
          </table:table-cell>
          <table:table-cell table:formula="of:=[.F353]+[.H352]" office:value-type="float" office:value="72182448.9795918" calcext:value-type="float">
            <text:p>72182448,9795918</text:p>
          </table:table-cell>
          <table:table-cell table:formula="of:=ROUNDDOWN([.H353])" office:value-type="float" office:value="72182448" calcext:value-type="float">
            <text:p>72182448</text:p>
          </table:table-cell>
          <table:table-cell table:formula="of:=[.I353]-[.B3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386938" calcext:value-type="float">
            <text:p>72386938</text:p>
          </table:table-cell>
          <table:table-cell office:value-type="float" office:value="2004" calcext:value-type="float">
            <text:p>2004</text:p>
          </table:table-cell>
          <table:table-cell table:formula="of:=[.C3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4]/[.E354]" office:value-type="float" office:value="204489.795918367" calcext:value-type="float">
            <text:p>204489,795918367</text:p>
          </table:table-cell>
          <table:table-cell table:formula="of:=ROUND([.F354])" office:value-type="float" office:value="204490" calcext:value-type="float">
            <text:p>204490</text:p>
          </table:table-cell>
          <table:table-cell table:formula="of:=[.F354]+[.H353]" office:value-type="float" office:value="72386938.7755102" calcext:value-type="float">
            <text:p>72386938,7755102</text:p>
          </table:table-cell>
          <table:table-cell table:formula="of:=ROUNDDOWN([.H354])" office:value-type="float" office:value="72386938" calcext:value-type="float">
            <text:p>72386938</text:p>
          </table:table-cell>
          <table:table-cell table:formula="of:=[.I354]-[.B3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591428" calcext:value-type="float">
            <text:p>72591428</text:p>
          </table:table-cell>
          <table:table-cell office:value-type="float" office:value="2004" calcext:value-type="float">
            <text:p>2004</text:p>
          </table:table-cell>
          <table:table-cell table:formula="of:=[.C3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5]/[.E355]" office:value-type="float" office:value="204489.795918367" calcext:value-type="float">
            <text:p>204489,795918367</text:p>
          </table:table-cell>
          <table:table-cell table:formula="of:=ROUND([.F355])" office:value-type="float" office:value="204490" calcext:value-type="float">
            <text:p>204490</text:p>
          </table:table-cell>
          <table:table-cell table:formula="of:=[.F355]+[.H354]" office:value-type="float" office:value="72591428.5714285" calcext:value-type="float">
            <text:p>72591428,5714285</text:p>
          </table:table-cell>
          <table:table-cell table:formula="of:=ROUNDDOWN([.H355])" office:value-type="float" office:value="72591428" calcext:value-type="float">
            <text:p>72591428</text:p>
          </table:table-cell>
          <table:table-cell table:formula="of:=[.I355]-[.B3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795918" calcext:value-type="float">
            <text:p>72795918</text:p>
          </table:table-cell>
          <table:table-cell office:value-type="float" office:value="2004" calcext:value-type="float">
            <text:p>2004</text:p>
          </table:table-cell>
          <table:table-cell table:formula="of:=[.C3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6]/[.E356]" office:value-type="float" office:value="204489.795918367" calcext:value-type="float">
            <text:p>204489,795918367</text:p>
          </table:table-cell>
          <table:table-cell table:formula="of:=ROUND([.F356])" office:value-type="float" office:value="204490" calcext:value-type="float">
            <text:p>204490</text:p>
          </table:table-cell>
          <table:table-cell table:formula="of:=[.F356]+[.H355]" office:value-type="float" office:value="72795918.3673469" calcext:value-type="float">
            <text:p>72795918,3673469</text:p>
          </table:table-cell>
          <table:table-cell table:formula="of:=ROUNDDOWN([.H356])" office:value-type="float" office:value="72795918" calcext:value-type="float">
            <text:p>72795918</text:p>
          </table:table-cell>
          <table:table-cell table:formula="of:=[.I356]-[.B3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3000408" calcext:value-type="float">
            <text:p>73000408</text:p>
          </table:table-cell>
          <table:table-cell office:value-type="float" office:value="2004" calcext:value-type="float">
            <text:p>2004</text:p>
          </table:table-cell>
          <table:table-cell table:formula="of:=[.C3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7]/[.E357]" office:value-type="float" office:value="204489.795918367" calcext:value-type="float">
            <text:p>204489,795918367</text:p>
          </table:table-cell>
          <table:table-cell table:formula="of:=ROUND([.F357])" office:value-type="float" office:value="204490" calcext:value-type="float">
            <text:p>204490</text:p>
          </table:table-cell>
          <table:table-cell table:formula="of:=[.F357]+[.H356]" office:value-type="float" office:value="73000408.1632653" calcext:value-type="float">
            <text:p>73000408,1632653</text:p>
          </table:table-cell>
          <table:table-cell table:formula="of:=ROUNDDOWN([.H357])" office:value-type="float" office:value="73000408" calcext:value-type="float">
            <text:p>73000408</text:p>
          </table:table-cell>
          <table:table-cell table:formula="of:=[.I357]-[.B3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3204897" calcext:value-type="float">
            <text:p>73204897</text:p>
          </table:table-cell>
          <table:table-cell office:value-type="float" office:value="2004" calcext:value-type="float">
            <text:p>2004</text:p>
          </table:table-cell>
          <table:table-cell table:formula="of:=[.C3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8]/[.E358]" office:value-type="float" office:value="204489.795918367" calcext:value-type="float">
            <text:p>204489,795918367</text:p>
          </table:table-cell>
          <table:table-cell table:formula="of:=ROUND([.F358])" office:value-type="float" office:value="204490" calcext:value-type="float">
            <text:p>204490</text:p>
          </table:table-cell>
          <table:table-cell table:formula="of:=[.F358]+[.H357]" office:value-type="float" office:value="73204897.9591836" calcext:value-type="float">
            <text:p>73204897,9591836</text:p>
          </table:table-cell>
          <table:table-cell table:formula="of:=ROUNDDOWN([.H358])" office:value-type="float" office:value="73204897" calcext:value-type="float">
            <text:p>73204897</text:p>
          </table:table-cell>
          <table:table-cell table:formula="of:=[.I358]-[.B3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3409387" calcext:value-type="float">
            <text:p>73409387</text:p>
          </table:table-cell>
          <table:table-cell office:value-type="float" office:value="2004" calcext:value-type="float">
            <text:p>2004</text:p>
          </table:table-cell>
          <table:table-cell table:formula="of:=[.C3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9]/[.E359]" office:value-type="float" office:value="204489.795918367" calcext:value-type="float">
            <text:p>204489,795918367</text:p>
          </table:table-cell>
          <table:table-cell table:formula="of:=ROUND([.F359])" office:value-type="float" office:value="204490" calcext:value-type="float">
            <text:p>204490</text:p>
          </table:table-cell>
          <table:table-cell table:formula="of:=[.F359]+[.H358]" office:value-type="float" office:value="73409387.755102" calcext:value-type="float">
            <text:p>73409387,755102</text:p>
          </table:table-cell>
          <table:table-cell table:formula="of:=ROUNDDOWN([.H359])" office:value-type="float" office:value="73409387" calcext:value-type="float">
            <text:p>73409387</text:p>
          </table:table-cell>
          <table:table-cell table:formula="of:=[.I359]-[.B3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3613877" calcext:value-type="float">
            <text:p>73613877</text:p>
          </table:table-cell>
          <table:table-cell office:value-type="float" office:value="2004" calcext:value-type="float">
            <text:p>2004</text:p>
          </table:table-cell>
          <table:table-cell table:formula="of:=[.C3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0]/[.E360]" office:value-type="float" office:value="204489.795918367" calcext:value-type="float">
            <text:p>204489,795918367</text:p>
          </table:table-cell>
          <table:table-cell table:formula="of:=ROUND([.F360])" office:value-type="float" office:value="204490" calcext:value-type="float">
            <text:p>204490</text:p>
          </table:table-cell>
          <table:table-cell table:formula="of:=[.F360]+[.H359]" office:value-type="float" office:value="73613877.5510203" calcext:value-type="float">
            <text:p>73613877,5510203</text:p>
          </table:table-cell>
          <table:table-cell table:formula="of:=ROUNDDOWN([.H360])" office:value-type="float" office:value="73613877" calcext:value-type="float">
            <text:p>73613877</text:p>
          </table:table-cell>
          <table:table-cell table:formula="of:=[.I360]-[.B3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818367" calcext:value-type="float">
            <text:p>73818367</text:p>
          </table:table-cell>
          <table:table-cell office:value-type="float" office:value="2004" calcext:value-type="float">
            <text:p>2004</text:p>
          </table:table-cell>
          <table:table-cell table:formula="of:=[.C3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1]/[.E361]" office:value-type="float" office:value="204489.795918367" calcext:value-type="float">
            <text:p>204489,795918367</text:p>
          </table:table-cell>
          <table:table-cell table:formula="of:=ROUND([.F361])" office:value-type="float" office:value="204490" calcext:value-type="float">
            <text:p>204490</text:p>
          </table:table-cell>
          <table:table-cell table:formula="of:=[.F361]+[.H360]" office:value-type="float" office:value="73818367.3469387" calcext:value-type="float">
            <text:p>73818367,3469387</text:p>
          </table:table-cell>
          <table:table-cell table:formula="of:=ROUNDDOWN([.H361])" office:value-type="float" office:value="73818367" calcext:value-type="float">
            <text:p>73818367</text:p>
          </table:table-cell>
          <table:table-cell table:formula="of:=[.I361]-[.B3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4022857" calcext:value-type="float">
            <text:p>74022857</text:p>
          </table:table-cell>
          <table:table-cell office:value-type="float" office:value="2004" calcext:value-type="float">
            <text:p>2004</text:p>
          </table:table-cell>
          <table:table-cell table:formula="of:=[.C3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2]/[.E362]" office:value-type="float" office:value="204489.795918367" calcext:value-type="float">
            <text:p>204489,795918367</text:p>
          </table:table-cell>
          <table:table-cell table:formula="of:=ROUND([.F362])" office:value-type="float" office:value="204490" calcext:value-type="float">
            <text:p>204490</text:p>
          </table:table-cell>
          <table:table-cell table:formula="of:=[.F362]+[.H361]" office:value-type="float" office:value="74022857.142857" calcext:value-type="float">
            <text:p>74022857,142857</text:p>
          </table:table-cell>
          <table:table-cell table:formula="of:=ROUNDDOWN([.H362])" office:value-type="float" office:value="74022857" calcext:value-type="float">
            <text:p>74022857</text:p>
          </table:table-cell>
          <table:table-cell table:formula="of:=[.I362]-[.B3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4227346" calcext:value-type="float">
            <text:p>74227346</text:p>
          </table:table-cell>
          <table:table-cell office:value-type="float" office:value="2004" calcext:value-type="float">
            <text:p>2004</text:p>
          </table:table-cell>
          <table:table-cell table:formula="of:=[.C3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3]/[.E363]" office:value-type="float" office:value="204489.795918367" calcext:value-type="float">
            <text:p>204489,795918367</text:p>
          </table:table-cell>
          <table:table-cell table:formula="of:=ROUND([.F363])" office:value-type="float" office:value="204490" calcext:value-type="float">
            <text:p>204490</text:p>
          </table:table-cell>
          <table:table-cell table:formula="of:=[.F363]+[.H362]" office:value-type="float" office:value="74227346.9387754" calcext:value-type="float">
            <text:p>74227346,9387754</text:p>
          </table:table-cell>
          <table:table-cell table:formula="of:=ROUNDDOWN([.H363])" office:value-type="float" office:value="74227346" calcext:value-type="float">
            <text:p>74227346</text:p>
          </table:table-cell>
          <table:table-cell table:formula="of:=[.I363]-[.B3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431836" calcext:value-type="float">
            <text:p>74431836</text:p>
          </table:table-cell>
          <table:table-cell office:value-type="float" office:value="2004" calcext:value-type="float">
            <text:p>2004</text:p>
          </table:table-cell>
          <table:table-cell table:formula="of:=[.C3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4]/[.E364]" office:value-type="float" office:value="204489.795918367" calcext:value-type="float">
            <text:p>204489,795918367</text:p>
          </table:table-cell>
          <table:table-cell table:formula="of:=ROUND([.F364])" office:value-type="float" office:value="204490" calcext:value-type="float">
            <text:p>204490</text:p>
          </table:table-cell>
          <table:table-cell table:formula="of:=[.F364]+[.H363]" office:value-type="float" office:value="74431836.7346938" calcext:value-type="float">
            <text:p>74431836,7346938</text:p>
          </table:table-cell>
          <table:table-cell table:formula="of:=ROUNDDOWN([.H364])" office:value-type="float" office:value="74431836" calcext:value-type="float">
            <text:p>74431836</text:p>
          </table:table-cell>
          <table:table-cell table:formula="of:=[.I364]-[.B3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636326" calcext:value-type="float">
            <text:p>74636326</text:p>
          </table:table-cell>
          <table:table-cell office:value-type="float" office:value="2004" calcext:value-type="float">
            <text:p>2004</text:p>
          </table:table-cell>
          <table:table-cell table:formula="of:=[.C3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5]/[.E365]" office:value-type="float" office:value="204489.795918367" calcext:value-type="float">
            <text:p>204489,795918367</text:p>
          </table:table-cell>
          <table:table-cell table:formula="of:=ROUND([.F365])" office:value-type="float" office:value="204490" calcext:value-type="float">
            <text:p>204490</text:p>
          </table:table-cell>
          <table:table-cell table:formula="of:=[.F365]+[.H364]" office:value-type="float" office:value="74636326.5306121" calcext:value-type="float">
            <text:p>74636326,5306121</text:p>
          </table:table-cell>
          <table:table-cell table:formula="of:=ROUNDDOWN([.H365])" office:value-type="float" office:value="74636326" calcext:value-type="float">
            <text:p>74636326</text:p>
          </table:table-cell>
          <table:table-cell table:formula="of:=[.I365]-[.B3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840816" calcext:value-type="float">
            <text:p>74840816</text:p>
          </table:table-cell>
          <table:table-cell office:value-type="float" office:value="2004" calcext:value-type="float">
            <text:p>2004</text:p>
          </table:table-cell>
          <table:table-cell table:formula="of:=[.C3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6]/[.E366]" office:value-type="float" office:value="204489.795918367" calcext:value-type="float">
            <text:p>204489,795918367</text:p>
          </table:table-cell>
          <table:table-cell table:formula="of:=ROUND([.F366])" office:value-type="float" office:value="204490" calcext:value-type="float">
            <text:p>204490</text:p>
          </table:table-cell>
          <table:table-cell table:formula="of:=[.F366]+[.H365]" office:value-type="float" office:value="74840816.3265305" calcext:value-type="float">
            <text:p>74840816,3265305</text:p>
          </table:table-cell>
          <table:table-cell table:formula="of:=ROUNDDOWN([.H366])" office:value-type="float" office:value="74840816" calcext:value-type="float">
            <text:p>74840816</text:p>
          </table:table-cell>
          <table:table-cell table:formula="of:=[.I366]-[.B3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045306" calcext:value-type="float">
            <text:p>75045306</text:p>
          </table:table-cell>
          <table:table-cell office:value-type="float" office:value="2004" calcext:value-type="float">
            <text:p>2004</text:p>
          </table:table-cell>
          <table:table-cell table:formula="of:=[.C3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7]/[.E367]" office:value-type="float" office:value="204489.795918367" calcext:value-type="float">
            <text:p>204489,795918367</text:p>
          </table:table-cell>
          <table:table-cell table:formula="of:=ROUND([.F367])" office:value-type="float" office:value="204490" calcext:value-type="float">
            <text:p>204490</text:p>
          </table:table-cell>
          <table:table-cell table:formula="of:=[.F367]+[.H366]" office:value-type="float" office:value="75045306.1224489" calcext:value-type="float">
            <text:p>75045306,1224489</text:p>
          </table:table-cell>
          <table:table-cell table:formula="of:=ROUNDDOWN([.H367])" office:value-type="float" office:value="75045306" calcext:value-type="float">
            <text:p>75045306</text:p>
          </table:table-cell>
          <table:table-cell table:formula="of:=[.I367]-[.B3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249795" calcext:value-type="float">
            <text:p>75249795</text:p>
          </table:table-cell>
          <table:table-cell office:value-type="float" office:value="2004" calcext:value-type="float">
            <text:p>2004</text:p>
          </table:table-cell>
          <table:table-cell table:formula="of:=[.C3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8]/[.E368]" office:value-type="float" office:value="204489.795918367" calcext:value-type="float">
            <text:p>204489,795918367</text:p>
          </table:table-cell>
          <table:table-cell table:formula="of:=ROUND([.F368])" office:value-type="float" office:value="204490" calcext:value-type="float">
            <text:p>204490</text:p>
          </table:table-cell>
          <table:table-cell table:formula="of:=[.F368]+[.H367]" office:value-type="float" office:value="75249795.9183672" calcext:value-type="float">
            <text:p>75249795,9183672</text:p>
          </table:table-cell>
          <table:table-cell table:formula="of:=ROUNDDOWN([.H368])" office:value-type="float" office:value="75249795" calcext:value-type="float">
            <text:p>75249795</text:p>
          </table:table-cell>
          <table:table-cell table:formula="of:=[.I368]-[.B3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454285" calcext:value-type="float">
            <text:p>75454285</text:p>
          </table:table-cell>
          <table:table-cell office:value-type="float" office:value="2004" calcext:value-type="float">
            <text:p>2004</text:p>
          </table:table-cell>
          <table:table-cell table:formula="of:=[.C3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9]/[.E369]" office:value-type="float" office:value="204489.795918367" calcext:value-type="float">
            <text:p>204489,795918367</text:p>
          </table:table-cell>
          <table:table-cell table:formula="of:=ROUND([.F369])" office:value-type="float" office:value="204490" calcext:value-type="float">
            <text:p>204490</text:p>
          </table:table-cell>
          <table:table-cell table:formula="of:=[.F369]+[.H368]" office:value-type="float" office:value="75454285.7142856" calcext:value-type="float">
            <text:p>75454285,7142856</text:p>
          </table:table-cell>
          <table:table-cell table:formula="of:=ROUNDDOWN([.H369])" office:value-type="float" office:value="75454285" calcext:value-type="float">
            <text:p>75454285</text:p>
          </table:table-cell>
          <table:table-cell table:formula="of:=[.I369]-[.B3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5658775" calcext:value-type="float">
            <text:p>75658775</text:p>
          </table:table-cell>
          <table:table-cell office:value-type="float" office:value="2004" calcext:value-type="float">
            <text:p>2004</text:p>
          </table:table-cell>
          <table:table-cell table:formula="of:=[.C3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0]/[.E370]" office:value-type="float" office:value="204489.795918367" calcext:value-type="float">
            <text:p>204489,795918367</text:p>
          </table:table-cell>
          <table:table-cell table:formula="of:=ROUND([.F370])" office:value-type="float" office:value="204490" calcext:value-type="float">
            <text:p>204490</text:p>
          </table:table-cell>
          <table:table-cell table:formula="of:=[.F370]+[.H369]" office:value-type="float" office:value="75658775.5102039" calcext:value-type="float">
            <text:p>75658775,5102039</text:p>
          </table:table-cell>
          <table:table-cell table:formula="of:=ROUNDDOWN([.H370])" office:value-type="float" office:value="75658775" calcext:value-type="float">
            <text:p>75658775</text:p>
          </table:table-cell>
          <table:table-cell table:formula="of:=[.I370]-[.B3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863265" calcext:value-type="float">
            <text:p>75863265</text:p>
          </table:table-cell>
          <table:table-cell office:value-type="float" office:value="2004" calcext:value-type="float">
            <text:p>2004</text:p>
          </table:table-cell>
          <table:table-cell table:formula="of:=[.C3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1]/[.E371]" office:value-type="float" office:value="204489.795918367" calcext:value-type="float">
            <text:p>204489,795918367</text:p>
          </table:table-cell>
          <table:table-cell table:formula="of:=ROUND([.F371])" office:value-type="float" office:value="204490" calcext:value-type="float">
            <text:p>204490</text:p>
          </table:table-cell>
          <table:table-cell table:formula="of:=[.F371]+[.H370]" office:value-type="float" office:value="75863265.3061223" calcext:value-type="float">
            <text:p>75863265,3061223</text:p>
          </table:table-cell>
          <table:table-cell table:formula="of:=ROUNDDOWN([.H371])" office:value-type="float" office:value="75863265" calcext:value-type="float">
            <text:p>75863265</text:p>
          </table:table-cell>
          <table:table-cell table:formula="of:=[.I371]-[.B3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067755" calcext:value-type="float">
            <text:p>76067755</text:p>
          </table:table-cell>
          <table:table-cell office:value-type="float" office:value="2004" calcext:value-type="float">
            <text:p>2004</text:p>
          </table:table-cell>
          <table:table-cell table:formula="of:=[.C3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2]/[.E372]" office:value-type="float" office:value="204489.795918367" calcext:value-type="float">
            <text:p>204489,795918367</text:p>
          </table:table-cell>
          <table:table-cell table:formula="of:=ROUND([.F372])" office:value-type="float" office:value="204490" calcext:value-type="float">
            <text:p>204490</text:p>
          </table:table-cell>
          <table:table-cell table:formula="of:=[.F372]+[.H371]" office:value-type="float" office:value="76067755.1020406" calcext:value-type="float">
            <text:p>76067755,1020406</text:p>
          </table:table-cell>
          <table:table-cell table:formula="of:=ROUNDDOWN([.H372])" office:value-type="float" office:value="76067755" calcext:value-type="float">
            <text:p>76067755</text:p>
          </table:table-cell>
          <table:table-cell table:formula="of:=[.I372]-[.B3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6272244" calcext:value-type="float">
            <text:p>76272244</text:p>
          </table:table-cell>
          <table:table-cell office:value-type="float" office:value="2004" calcext:value-type="float">
            <text:p>2004</text:p>
          </table:table-cell>
          <table:table-cell table:formula="of:=[.C3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3]/[.E373]" office:value-type="float" office:value="204489.795918367" calcext:value-type="float">
            <text:p>204489,795918367</text:p>
          </table:table-cell>
          <table:table-cell table:formula="of:=ROUND([.F373])" office:value-type="float" office:value="204490" calcext:value-type="float">
            <text:p>204490</text:p>
          </table:table-cell>
          <table:table-cell table:formula="of:=[.F373]+[.H372]" office:value-type="float" office:value="76272244.897959" calcext:value-type="float">
            <text:p>76272244,897959</text:p>
          </table:table-cell>
          <table:table-cell table:formula="of:=ROUNDDOWN([.H373])" office:value-type="float" office:value="76272244" calcext:value-type="float">
            <text:p>76272244</text:p>
          </table:table-cell>
          <table:table-cell table:formula="of:=[.I373]-[.B3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6476734" calcext:value-type="float">
            <text:p>76476734</text:p>
          </table:table-cell>
          <table:table-cell office:value-type="float" office:value="2004" calcext:value-type="float">
            <text:p>2004</text:p>
          </table:table-cell>
          <table:table-cell table:formula="of:=[.C3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4]/[.E374]" office:value-type="float" office:value="204489.795918367" calcext:value-type="float">
            <text:p>204489,795918367</text:p>
          </table:table-cell>
          <table:table-cell table:formula="of:=ROUND([.F374])" office:value-type="float" office:value="204490" calcext:value-type="float">
            <text:p>204490</text:p>
          </table:table-cell>
          <table:table-cell table:formula="of:=[.F374]+[.H373]" office:value-type="float" office:value="76476734.6938774" calcext:value-type="float">
            <text:p>76476734,6938774</text:p>
          </table:table-cell>
          <table:table-cell table:formula="of:=ROUNDDOWN([.H374])" office:value-type="float" office:value="76476734" calcext:value-type="float">
            <text:p>76476734</text:p>
          </table:table-cell>
          <table:table-cell table:formula="of:=[.I374]-[.B3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6681224" calcext:value-type="float">
            <text:p>76681224</text:p>
          </table:table-cell>
          <table:table-cell office:value-type="float" office:value="2004" calcext:value-type="float">
            <text:p>2004</text:p>
          </table:table-cell>
          <table:table-cell table:formula="of:=[.C3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5]/[.E375]" office:value-type="float" office:value="204489.795918367" calcext:value-type="float">
            <text:p>204489,795918367</text:p>
          </table:table-cell>
          <table:table-cell table:formula="of:=ROUND([.F375])" office:value-type="float" office:value="204490" calcext:value-type="float">
            <text:p>204490</text:p>
          </table:table-cell>
          <table:table-cell table:formula="of:=[.F375]+[.H374]" office:value-type="float" office:value="76681224.4897957" calcext:value-type="float">
            <text:p>76681224,4897957</text:p>
          </table:table-cell>
          <table:table-cell table:formula="of:=ROUNDDOWN([.H375])" office:value-type="float" office:value="76681224" calcext:value-type="float">
            <text:p>76681224</text:p>
          </table:table-cell>
          <table:table-cell table:formula="of:=[.I375]-[.B3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6885714" calcext:value-type="float">
            <text:p>76885714</text:p>
          </table:table-cell>
          <table:table-cell office:value-type="float" office:value="2004" calcext:value-type="float">
            <text:p>2004</text:p>
          </table:table-cell>
          <table:table-cell table:formula="of:=[.C3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6]/[.E376]" office:value-type="float" office:value="204489.795918367" calcext:value-type="float">
            <text:p>204489,795918367</text:p>
          </table:table-cell>
          <table:table-cell table:formula="of:=ROUND([.F376])" office:value-type="float" office:value="204490" calcext:value-type="float">
            <text:p>204490</text:p>
          </table:table-cell>
          <table:table-cell table:formula="of:=[.F376]+[.H375]" office:value-type="float" office:value="76885714.2857141" calcext:value-type="float">
            <text:p>76885714,2857141</text:p>
          </table:table-cell>
          <table:table-cell table:formula="of:=ROUNDDOWN([.H376])" office:value-type="float" office:value="76885714" calcext:value-type="float">
            <text:p>76885714</text:p>
          </table:table-cell>
          <table:table-cell table:formula="of:=[.I376]-[.B3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090204" calcext:value-type="float">
            <text:p>77090204</text:p>
          </table:table-cell>
          <table:table-cell office:value-type="float" office:value="2004" calcext:value-type="float">
            <text:p>2004</text:p>
          </table:table-cell>
          <table:table-cell table:formula="of:=[.C3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7]/[.E377]" office:value-type="float" office:value="204489.795918367" calcext:value-type="float">
            <text:p>204489,795918367</text:p>
          </table:table-cell>
          <table:table-cell table:formula="of:=ROUND([.F377])" office:value-type="float" office:value="204490" calcext:value-type="float">
            <text:p>204490</text:p>
          </table:table-cell>
          <table:table-cell table:formula="of:=[.F377]+[.H376]" office:value-type="float" office:value="77090204.0816325" calcext:value-type="float">
            <text:p>77090204,0816325</text:p>
          </table:table-cell>
          <table:table-cell table:formula="of:=ROUNDDOWN([.H377])" office:value-type="float" office:value="77090204" calcext:value-type="float">
            <text:p>77090204</text:p>
          </table:table-cell>
          <table:table-cell table:formula="of:=[.I377]-[.B3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7294693" calcext:value-type="float">
            <text:p>77294693</text:p>
          </table:table-cell>
          <table:table-cell office:value-type="float" office:value="2004" calcext:value-type="float">
            <text:p>2004</text:p>
          </table:table-cell>
          <table:table-cell table:formula="of:=[.C3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8]/[.E378]" office:value-type="float" office:value="204489.795918367" calcext:value-type="float">
            <text:p>204489,795918367</text:p>
          </table:table-cell>
          <table:table-cell table:formula="of:=ROUND([.F378])" office:value-type="float" office:value="204490" calcext:value-type="float">
            <text:p>204490</text:p>
          </table:table-cell>
          <table:table-cell table:formula="of:=[.F378]+[.H377]" office:value-type="float" office:value="77294693.8775508" calcext:value-type="float">
            <text:p>77294693,8775508</text:p>
          </table:table-cell>
          <table:table-cell table:formula="of:=ROUNDDOWN([.H378])" office:value-type="float" office:value="77294693" calcext:value-type="float">
            <text:p>77294693</text:p>
          </table:table-cell>
          <table:table-cell table:formula="of:=[.I378]-[.B3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7499183" calcext:value-type="float">
            <text:p>77499183</text:p>
          </table:table-cell>
          <table:table-cell office:value-type="float" office:value="2004" calcext:value-type="float">
            <text:p>2004</text:p>
          </table:table-cell>
          <table:table-cell table:formula="of:=[.C3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9]/[.E379]" office:value-type="float" office:value="204489.795918367" calcext:value-type="float">
            <text:p>204489,795918367</text:p>
          </table:table-cell>
          <table:table-cell table:formula="of:=ROUND([.F379])" office:value-type="float" office:value="204490" calcext:value-type="float">
            <text:p>204490</text:p>
          </table:table-cell>
          <table:table-cell table:formula="of:=[.F379]+[.H378]" office:value-type="float" office:value="77499183.6734692" calcext:value-type="float">
            <text:p>77499183,6734692</text:p>
          </table:table-cell>
          <table:table-cell table:formula="of:=ROUNDDOWN([.H379])" office:value-type="float" office:value="77499183" calcext:value-type="float">
            <text:p>77499183</text:p>
          </table:table-cell>
          <table:table-cell table:formula="of:=[.I379]-[.B3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7703673" calcext:value-type="float">
            <text:p>77703673</text:p>
          </table:table-cell>
          <table:table-cell office:value-type="float" office:value="2004" calcext:value-type="float">
            <text:p>2004</text:p>
          </table:table-cell>
          <table:table-cell table:formula="of:=[.C3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0]/[.E380]" office:value-type="float" office:value="204489.795918367" calcext:value-type="float">
            <text:p>204489,795918367</text:p>
          </table:table-cell>
          <table:table-cell table:formula="of:=ROUND([.F380])" office:value-type="float" office:value="204490" calcext:value-type="float">
            <text:p>204490</text:p>
          </table:table-cell>
          <table:table-cell table:formula="of:=[.F380]+[.H379]" office:value-type="float" office:value="77703673.4693875" calcext:value-type="float">
            <text:p>77703673,4693875</text:p>
          </table:table-cell>
          <table:table-cell table:formula="of:=ROUNDDOWN([.H380])" office:value-type="float" office:value="77703673" calcext:value-type="float">
            <text:p>77703673</text:p>
          </table:table-cell>
          <table:table-cell table:formula="of:=[.I380]-[.B3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7908163" calcext:value-type="float">
            <text:p>77908163</text:p>
          </table:table-cell>
          <table:table-cell office:value-type="float" office:value="2004" calcext:value-type="float">
            <text:p>2004</text:p>
          </table:table-cell>
          <table:table-cell table:formula="of:=[.C3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1]/[.E381]" office:value-type="float" office:value="204489.795918367" calcext:value-type="float">
            <text:p>204489,795918367</text:p>
          </table:table-cell>
          <table:table-cell table:formula="of:=ROUND([.F381])" office:value-type="float" office:value="204490" calcext:value-type="float">
            <text:p>204490</text:p>
          </table:table-cell>
          <table:table-cell table:formula="of:=[.F381]+[.H380]" office:value-type="float" office:value="77908163.2653059" calcext:value-type="float">
            <text:p>77908163,2653059</text:p>
          </table:table-cell>
          <table:table-cell table:formula="of:=ROUNDDOWN([.H381])" office:value-type="float" office:value="77908163" calcext:value-type="float">
            <text:p>77908163</text:p>
          </table:table-cell>
          <table:table-cell table:formula="of:=[.I381]-[.B3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112653" calcext:value-type="float">
            <text:p>78112653</text:p>
          </table:table-cell>
          <table:table-cell office:value-type="float" office:value="2004" calcext:value-type="float">
            <text:p>2004</text:p>
          </table:table-cell>
          <table:table-cell table:formula="of:=[.C3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2]/[.E382]" office:value-type="float" office:value="204489.795918367" calcext:value-type="float">
            <text:p>204489,795918367</text:p>
          </table:table-cell>
          <table:table-cell table:formula="of:=ROUND([.F382])" office:value-type="float" office:value="204490" calcext:value-type="float">
            <text:p>204490</text:p>
          </table:table-cell>
          <table:table-cell table:formula="of:=[.F382]+[.H381]" office:value-type="float" office:value="78112653.0612243" calcext:value-type="float">
            <text:p>78112653,0612243</text:p>
          </table:table-cell>
          <table:table-cell table:formula="of:=ROUNDDOWN([.H382])" office:value-type="float" office:value="78112653" calcext:value-type="float">
            <text:p>78112653</text:p>
          </table:table-cell>
          <table:table-cell table:formula="of:=[.I382]-[.B3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317142" calcext:value-type="float">
            <text:p>78317142</text:p>
          </table:table-cell>
          <table:table-cell office:value-type="float" office:value="2004" calcext:value-type="float">
            <text:p>2004</text:p>
          </table:table-cell>
          <table:table-cell table:formula="of:=[.C3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3]/[.E383]" office:value-type="float" office:value="204489.795918367" calcext:value-type="float">
            <text:p>204489,795918367</text:p>
          </table:table-cell>
          <table:table-cell table:formula="of:=ROUND([.F383])" office:value-type="float" office:value="204490" calcext:value-type="float">
            <text:p>204490</text:p>
          </table:table-cell>
          <table:table-cell table:formula="of:=[.F383]+[.H382]" office:value-type="float" office:value="78317142.8571426" calcext:value-type="float">
            <text:p>78317142,8571426</text:p>
          </table:table-cell>
          <table:table-cell table:formula="of:=ROUNDDOWN([.H383])" office:value-type="float" office:value="78317142" calcext:value-type="float">
            <text:p>78317142</text:p>
          </table:table-cell>
          <table:table-cell table:formula="of:=[.I383]-[.B3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8521632" calcext:value-type="float">
            <text:p>78521632</text:p>
          </table:table-cell>
          <table:table-cell office:value-type="float" office:value="2004" calcext:value-type="float">
            <text:p>2004</text:p>
          </table:table-cell>
          <table:table-cell table:formula="of:=[.C3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4]/[.E384]" office:value-type="float" office:value="204489.795918367" calcext:value-type="float">
            <text:p>204489,795918367</text:p>
          </table:table-cell>
          <table:table-cell table:formula="of:=ROUND([.F384])" office:value-type="float" office:value="204490" calcext:value-type="float">
            <text:p>204490</text:p>
          </table:table-cell>
          <table:table-cell table:formula="of:=[.F384]+[.H383]" office:value-type="float" office:value="78521632.653061" calcext:value-type="float">
            <text:p>78521632,653061</text:p>
          </table:table-cell>
          <table:table-cell table:formula="of:=ROUNDDOWN([.H384])" office:value-type="float" office:value="78521632" calcext:value-type="float">
            <text:p>78521632</text:p>
          </table:table-cell>
          <table:table-cell table:formula="of:=[.I384]-[.B3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726122" calcext:value-type="float">
            <text:p>78726122</text:p>
          </table:table-cell>
          <table:table-cell office:value-type="float" office:value="2004" calcext:value-type="float">
            <text:p>2004</text:p>
          </table:table-cell>
          <table:table-cell table:formula="of:=[.C3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5]/[.E385]" office:value-type="float" office:value="204489.795918367" calcext:value-type="float">
            <text:p>204489,795918367</text:p>
          </table:table-cell>
          <table:table-cell table:formula="of:=ROUND([.F385])" office:value-type="float" office:value="204490" calcext:value-type="float">
            <text:p>204490</text:p>
          </table:table-cell>
          <table:table-cell table:formula="of:=[.F385]+[.H384]" office:value-type="float" office:value="78726122.4489793" calcext:value-type="float">
            <text:p>78726122,4489793</text:p>
          </table:table-cell>
          <table:table-cell table:formula="of:=ROUNDDOWN([.H385])" office:value-type="float" office:value="78726122" calcext:value-type="float">
            <text:p>78726122</text:p>
          </table:table-cell>
          <table:table-cell table:formula="of:=[.I385]-[.B3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8930612" calcext:value-type="float">
            <text:p>78930612</text:p>
          </table:table-cell>
          <table:table-cell office:value-type="float" office:value="2004" calcext:value-type="float">
            <text:p>2004</text:p>
          </table:table-cell>
          <table:table-cell table:formula="of:=[.C3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6]/[.E386]" office:value-type="float" office:value="204489.795918367" calcext:value-type="float">
            <text:p>204489,795918367</text:p>
          </table:table-cell>
          <table:table-cell table:formula="of:=ROUND([.F386])" office:value-type="float" office:value="204490" calcext:value-type="float">
            <text:p>204490</text:p>
          </table:table-cell>
          <table:table-cell table:formula="of:=[.F386]+[.H385]" office:value-type="float" office:value="78930612.2448977" calcext:value-type="float">
            <text:p>78930612,2448977</text:p>
          </table:table-cell>
          <table:table-cell table:formula="of:=ROUNDDOWN([.H386])" office:value-type="float" office:value="78930612" calcext:value-type="float">
            <text:p>78930612</text:p>
          </table:table-cell>
          <table:table-cell table:formula="of:=[.I386]-[.B3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135102" calcext:value-type="float">
            <text:p>79135102</text:p>
          </table:table-cell>
          <table:table-cell office:value-type="float" office:value="2004" calcext:value-type="float">
            <text:p>2004</text:p>
          </table:table-cell>
          <table:table-cell table:formula="of:=[.C3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7]/[.E387]" office:value-type="float" office:value="204489.795918367" calcext:value-type="float">
            <text:p>204489,795918367</text:p>
          </table:table-cell>
          <table:table-cell table:formula="of:=ROUND([.F387])" office:value-type="float" office:value="204490" calcext:value-type="float">
            <text:p>204490</text:p>
          </table:table-cell>
          <table:table-cell table:formula="of:=[.F387]+[.H386]" office:value-type="float" office:value="79135102.0408161" calcext:value-type="float">
            <text:p>79135102,0408161</text:p>
          </table:table-cell>
          <table:table-cell table:formula="of:=ROUNDDOWN([.H387])" office:value-type="float" office:value="79135102" calcext:value-type="float">
            <text:p>79135102</text:p>
          </table:table-cell>
          <table:table-cell table:formula="of:=[.I387]-[.B3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339591" calcext:value-type="float">
            <text:p>79339591</text:p>
          </table:table-cell>
          <table:table-cell office:value-type="float" office:value="2004" calcext:value-type="float">
            <text:p>2004</text:p>
          </table:table-cell>
          <table:table-cell table:formula="of:=[.C3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8]/[.E388]" office:value-type="float" office:value="204489.795918367" calcext:value-type="float">
            <text:p>204489,795918367</text:p>
          </table:table-cell>
          <table:table-cell table:formula="of:=ROUND([.F388])" office:value-type="float" office:value="204490" calcext:value-type="float">
            <text:p>204490</text:p>
          </table:table-cell>
          <table:table-cell table:formula="of:=[.F388]+[.H387]" office:value-type="float" office:value="79339591.8367344" calcext:value-type="float">
            <text:p>79339591,8367344</text:p>
          </table:table-cell>
          <table:table-cell table:formula="of:=ROUNDDOWN([.H388])" office:value-type="float" office:value="79339591" calcext:value-type="float">
            <text:p>79339591</text:p>
          </table:table-cell>
          <table:table-cell table:formula="of:=[.I388]-[.B3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44081" calcext:value-type="float">
            <text:p>79544081</text:p>
          </table:table-cell>
          <table:table-cell office:value-type="float" office:value="2004" calcext:value-type="float">
            <text:p>2004</text:p>
          </table:table-cell>
          <table:table-cell table:formula="of:=[.C3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9]/[.E389]" office:value-type="float" office:value="204489.795918367" calcext:value-type="float">
            <text:p>204489,795918367</text:p>
          </table:table-cell>
          <table:table-cell table:formula="of:=ROUND([.F389])" office:value-type="float" office:value="204490" calcext:value-type="float">
            <text:p>204490</text:p>
          </table:table-cell>
          <table:table-cell table:formula="of:=[.F389]+[.H388]" office:value-type="float" office:value="79544081.6326528" calcext:value-type="float">
            <text:p>79544081,6326528</text:p>
          </table:table-cell>
          <table:table-cell table:formula="of:=ROUNDDOWN([.H389])" office:value-type="float" office:value="79544081" calcext:value-type="float">
            <text:p>79544081</text:p>
          </table:table-cell>
          <table:table-cell table:formula="of:=[.I389]-[.B3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48571" calcext:value-type="float">
            <text:p>79748571</text:p>
          </table:table-cell>
          <table:table-cell office:value-type="float" office:value="2004" calcext:value-type="float">
            <text:p>2004</text:p>
          </table:table-cell>
          <table:table-cell table:formula="of:=[.C3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0]/[.E390]" office:value-type="float" office:value="204489.795918367" calcext:value-type="float">
            <text:p>204489,795918367</text:p>
          </table:table-cell>
          <table:table-cell table:formula="of:=ROUND([.F390])" office:value-type="float" office:value="204490" calcext:value-type="float">
            <text:p>204490</text:p>
          </table:table-cell>
          <table:table-cell table:formula="of:=[.F390]+[.H389]" office:value-type="float" office:value="79748571.4285711" calcext:value-type="float">
            <text:p>79748571,4285711</text:p>
          </table:table-cell>
          <table:table-cell table:formula="of:=ROUNDDOWN([.H390])" office:value-type="float" office:value="79748571" calcext:value-type="float">
            <text:p>79748571</text:p>
          </table:table-cell>
          <table:table-cell table:formula="of:=[.I390]-[.B3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953061" calcext:value-type="float">
            <text:p>79953061</text:p>
          </table:table-cell>
          <table:table-cell office:value-type="float" office:value="2004" calcext:value-type="float">
            <text:p>2004</text:p>
          </table:table-cell>
          <table:table-cell table:formula="of:=[.C3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1]/[.E391]" office:value-type="float" office:value="204489.795918367" calcext:value-type="float">
            <text:p>204489,795918367</text:p>
          </table:table-cell>
          <table:table-cell table:formula="of:=ROUND([.F391])" office:value-type="float" office:value="204490" calcext:value-type="float">
            <text:p>204490</text:p>
          </table:table-cell>
          <table:table-cell table:formula="of:=[.F391]+[.H390]" office:value-type="float" office:value="79953061.2244895" calcext:value-type="float">
            <text:p>79953061,2244895</text:p>
          </table:table-cell>
          <table:table-cell table:formula="of:=ROUNDDOWN([.H391])" office:value-type="float" office:value="79953061" calcext:value-type="float">
            <text:p>79953061</text:p>
          </table:table-cell>
          <table:table-cell table:formula="of:=[.I391]-[.B3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157551" calcext:value-type="float">
            <text:p>80157551</text:p>
          </table:table-cell>
          <table:table-cell office:value-type="float" office:value="2004" calcext:value-type="float">
            <text:p>2004</text:p>
          </table:table-cell>
          <table:table-cell table:formula="of:=[.C3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2]/[.E392]" office:value-type="float" office:value="204489.795918367" calcext:value-type="float">
            <text:p>204489,795918367</text:p>
          </table:table-cell>
          <table:table-cell table:formula="of:=ROUND([.F392])" office:value-type="float" office:value="204490" calcext:value-type="float">
            <text:p>204490</text:p>
          </table:table-cell>
          <table:table-cell table:formula="of:=[.F392]+[.H391]" office:value-type="float" office:value="80157551.0204079" calcext:value-type="float">
            <text:p>80157551,0204079</text:p>
          </table:table-cell>
          <table:table-cell table:formula="of:=ROUNDDOWN([.H392])" office:value-type="float" office:value="80157551" calcext:value-type="float">
            <text:p>80157551</text:p>
          </table:table-cell>
          <table:table-cell table:formula="of:=[.I392]-[.B3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362040" calcext:value-type="float">
            <text:p>80362040</text:p>
          </table:table-cell>
          <table:table-cell office:value-type="float" office:value="2004" calcext:value-type="float">
            <text:p>2004</text:p>
          </table:table-cell>
          <table:table-cell table:formula="of:=[.C3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3]/[.E393]" office:value-type="float" office:value="204489.795918367" calcext:value-type="float">
            <text:p>204489,795918367</text:p>
          </table:table-cell>
          <table:table-cell table:formula="of:=ROUND([.F393])" office:value-type="float" office:value="204490" calcext:value-type="float">
            <text:p>204490</text:p>
          </table:table-cell>
          <table:table-cell table:formula="of:=[.F393]+[.H392]" office:value-type="float" office:value="80362040.8163262" calcext:value-type="float">
            <text:p>80362040,8163262</text:p>
          </table:table-cell>
          <table:table-cell table:formula="of:=ROUNDDOWN([.H393])" office:value-type="float" office:value="80362040" calcext:value-type="float">
            <text:p>80362040</text:p>
          </table:table-cell>
          <table:table-cell table:formula="of:=[.I393]-[.B3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566530" calcext:value-type="float">
            <text:p>80566530</text:p>
          </table:table-cell>
          <table:table-cell office:value-type="float" office:value="2004" calcext:value-type="float">
            <text:p>2004</text:p>
          </table:table-cell>
          <table:table-cell table:formula="of:=[.C3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4]/[.E394]" office:value-type="float" office:value="204489.795918367" calcext:value-type="float">
            <text:p>204489,795918367</text:p>
          </table:table-cell>
          <table:table-cell table:formula="of:=ROUND([.F394])" office:value-type="float" office:value="204490" calcext:value-type="float">
            <text:p>204490</text:p>
          </table:table-cell>
          <table:table-cell table:formula="of:=[.F394]+[.H393]" office:value-type="float" office:value="80566530.6122446" calcext:value-type="float">
            <text:p>80566530,6122446</text:p>
          </table:table-cell>
          <table:table-cell table:formula="of:=ROUNDDOWN([.H394])" office:value-type="float" office:value="80566530" calcext:value-type="float">
            <text:p>80566530</text:p>
          </table:table-cell>
          <table:table-cell table:formula="of:=[.I394]-[.B3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771020" calcext:value-type="float">
            <text:p>80771020</text:p>
          </table:table-cell>
          <table:table-cell office:value-type="float" office:value="2004" calcext:value-type="float">
            <text:p>2004</text:p>
          </table:table-cell>
          <table:table-cell table:formula="of:=[.C3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5]/[.E395]" office:value-type="float" office:value="204489.795918367" calcext:value-type="float">
            <text:p>204489,795918367</text:p>
          </table:table-cell>
          <table:table-cell table:formula="of:=ROUND([.F395])" office:value-type="float" office:value="204490" calcext:value-type="float">
            <text:p>204490</text:p>
          </table:table-cell>
          <table:table-cell table:formula="of:=[.F395]+[.H394]" office:value-type="float" office:value="80771020.4081629" calcext:value-type="float">
            <text:p>80771020,4081629</text:p>
          </table:table-cell>
          <table:table-cell table:formula="of:=ROUNDDOWN([.H395])" office:value-type="float" office:value="80771020" calcext:value-type="float">
            <text:p>80771020</text:p>
          </table:table-cell>
          <table:table-cell table:formula="of:=[.I395]-[.B3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975510" calcext:value-type="float">
            <text:p>80975510</text:p>
          </table:table-cell>
          <table:table-cell office:value-type="float" office:value="2004" calcext:value-type="float">
            <text:p>2004</text:p>
          </table:table-cell>
          <table:table-cell table:formula="of:=[.C3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6]/[.E396]" office:value-type="float" office:value="204489.795918367" calcext:value-type="float">
            <text:p>204489,795918367</text:p>
          </table:table-cell>
          <table:table-cell table:formula="of:=ROUND([.F396])" office:value-type="float" office:value="204490" calcext:value-type="float">
            <text:p>204490</text:p>
          </table:table-cell>
          <table:table-cell table:formula="of:=[.F396]+[.H395]" office:value-type="float" office:value="80975510.2040813" calcext:value-type="float">
            <text:p>80975510,2040813</text:p>
          </table:table-cell>
          <table:table-cell table:formula="of:=ROUNDDOWN([.H396])" office:value-type="float" office:value="80975510" calcext:value-type="float">
            <text:p>80975510</text:p>
          </table:table-cell>
          <table:table-cell table:formula="of:=[.I396]-[.B3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180000" calcext:value-type="float">
            <text:p>81180000</text:p>
          </table:table-cell>
          <table:table-cell office:value-type="float" office:value="2004" calcext:value-type="float">
            <text:p>2004</text:p>
          </table:table-cell>
          <table:table-cell table:formula="of:=[.C3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7]/[.E397]" office:value-type="float" office:value="204489.795918367" calcext:value-type="float">
            <text:p>204489,795918367</text:p>
          </table:table-cell>
          <table:table-cell table:formula="of:=ROUND([.F397])" office:value-type="float" office:value="204490" calcext:value-type="float">
            <text:p>204490</text:p>
          </table:table-cell>
          <table:table-cell table:formula="of:=[.F397]+[.H396]" office:value-type="float" office:value="81179999.9999997" calcext:value-type="float">
            <text:p>81179999,9999997</text:p>
          </table:table-cell>
          <table:table-cell table:formula="of:=ROUNDDOWN([.H397])" office:value-type="float" office:value="81179999" calcext:value-type="float">
            <text:p>81179999</text:p>
          </table:table-cell>
          <table:table-cell table:formula="of:=[.I397]-[.B397]" office:value-type="float" office:value="-1" calcext:value-type="float">
            <text:p>-1</text:p>
          </table:table-cell>
          <table:table-cell table:formula="of:=[.H397]-[.B397]" office:value-type="float" office:value="-0.000000342726707458496" calcext:value-type="float">
            <text:p>-3,42726707458496E-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384489" calcext:value-type="float">
            <text:p>81384489</text:p>
          </table:table-cell>
          <table:table-cell office:value-type="float" office:value="2004" calcext:value-type="float">
            <text:p>2004</text:p>
          </table:table-cell>
          <table:table-cell table:formula="of:=[.C3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8]/[.E398]" office:value-type="float" office:value="204489.795918367" calcext:value-type="float">
            <text:p>204489,795918367</text:p>
          </table:table-cell>
          <table:table-cell table:formula="of:=ROUND([.F398])" office:value-type="float" office:value="204490" calcext:value-type="float">
            <text:p>204490</text:p>
          </table:table-cell>
          <table:table-cell table:formula="of:=[.F398]+[.H397]" office:value-type="float" office:value="81384489.795918" calcext:value-type="float">
            <text:p>81384489,795918</text:p>
          </table:table-cell>
          <table:table-cell table:formula="of:=ROUNDDOWN([.H398])" office:value-type="float" office:value="81384489" calcext:value-type="float">
            <text:p>81384489</text:p>
          </table:table-cell>
          <table:table-cell table:formula="of:=[.I398]-[.B3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588979" calcext:value-type="float">
            <text:p>81588979</text:p>
          </table:table-cell>
          <table:table-cell office:value-type="float" office:value="2004" calcext:value-type="float">
            <text:p>2004</text:p>
          </table:table-cell>
          <table:table-cell table:formula="of:=[.C3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9]/[.E399]" office:value-type="float" office:value="204489.795918367" calcext:value-type="float">
            <text:p>204489,795918367</text:p>
          </table:table-cell>
          <table:table-cell table:formula="of:=ROUND([.F399])" office:value-type="float" office:value="204490" calcext:value-type="float">
            <text:p>204490</text:p>
          </table:table-cell>
          <table:table-cell table:formula="of:=[.F399]+[.H398]" office:value-type="float" office:value="81588979.5918364" calcext:value-type="float">
            <text:p>81588979,5918364</text:p>
          </table:table-cell>
          <table:table-cell table:formula="of:=ROUNDDOWN([.H399])" office:value-type="float" office:value="81588979" calcext:value-type="float">
            <text:p>81588979</text:p>
          </table:table-cell>
          <table:table-cell table:formula="of:=[.I399]-[.B3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793469" calcext:value-type="float">
            <text:p>81793469</text:p>
          </table:table-cell>
          <table:table-cell office:value-type="float" office:value="2004" calcext:value-type="float">
            <text:p>2004</text:p>
          </table:table-cell>
          <table:table-cell table:formula="of:=[.C4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0]/[.E400]" office:value-type="float" office:value="204489.795918367" calcext:value-type="float">
            <text:p>204489,795918367</text:p>
          </table:table-cell>
          <table:table-cell table:formula="of:=ROUND([.F400])" office:value-type="float" office:value="204490" calcext:value-type="float">
            <text:p>204490</text:p>
          </table:table-cell>
          <table:table-cell table:formula="of:=[.F400]+[.H399]" office:value-type="float" office:value="81793469.3877547" calcext:value-type="float">
            <text:p>81793469,3877547</text:p>
          </table:table-cell>
          <table:table-cell table:formula="of:=ROUNDDOWN([.H400])" office:value-type="float" office:value="81793469" calcext:value-type="float">
            <text:p>81793469</text:p>
          </table:table-cell>
          <table:table-cell table:formula="of:=[.I400]-[.B4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997959" calcext:value-type="float">
            <text:p>81997959</text:p>
          </table:table-cell>
          <table:table-cell office:value-type="float" office:value="2004" calcext:value-type="float">
            <text:p>2004</text:p>
          </table:table-cell>
          <table:table-cell table:formula="of:=[.C4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1]/[.E401]" office:value-type="float" office:value="204489.795918367" calcext:value-type="float">
            <text:p>204489,795918367</text:p>
          </table:table-cell>
          <table:table-cell table:formula="of:=ROUND([.F401])" office:value-type="float" office:value="204490" calcext:value-type="float">
            <text:p>204490</text:p>
          </table:table-cell>
          <table:table-cell table:formula="of:=[.F401]+[.H400]" office:value-type="float" office:value="81997959.1836731" calcext:value-type="float">
            <text:p>81997959,1836731</text:p>
          </table:table-cell>
          <table:table-cell table:formula="of:=ROUNDDOWN([.H401])" office:value-type="float" office:value="81997959" calcext:value-type="float">
            <text:p>81997959</text:p>
          </table:table-cell>
          <table:table-cell table:formula="of:=[.I401]-[.B4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2202448" calcext:value-type="float">
            <text:p>82202448</text:p>
          </table:table-cell>
          <table:table-cell office:value-type="float" office:value="2004" calcext:value-type="float">
            <text:p>2004</text:p>
          </table:table-cell>
          <table:table-cell table:formula="of:=[.C4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2]/[.E402]" office:value-type="float" office:value="204489.795918367" calcext:value-type="float">
            <text:p>204489,795918367</text:p>
          </table:table-cell>
          <table:table-cell table:formula="of:=ROUND([.F402])" office:value-type="float" office:value="204490" calcext:value-type="float">
            <text:p>204490</text:p>
          </table:table-cell>
          <table:table-cell table:formula="of:=[.F402]+[.H401]" office:value-type="float" office:value="82202448.9795915" calcext:value-type="float">
            <text:p>82202448,9795915</text:p>
          </table:table-cell>
          <table:table-cell table:formula="of:=ROUNDDOWN([.H402])" office:value-type="float" office:value="82202448" calcext:value-type="float">
            <text:p>82202448</text:p>
          </table:table-cell>
          <table:table-cell table:formula="of:=[.I402]-[.B4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406938" calcext:value-type="float">
            <text:p>82406938</text:p>
          </table:table-cell>
          <table:table-cell office:value-type="float" office:value="2004" calcext:value-type="float">
            <text:p>2004</text:p>
          </table:table-cell>
          <table:table-cell table:formula="of:=[.C4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3]/[.E403]" office:value-type="float" office:value="204489.795918367" calcext:value-type="float">
            <text:p>204489,795918367</text:p>
          </table:table-cell>
          <table:table-cell table:formula="of:=ROUND([.F403])" office:value-type="float" office:value="204490" calcext:value-type="float">
            <text:p>204490</text:p>
          </table:table-cell>
          <table:table-cell table:formula="of:=[.F403]+[.H402]" office:value-type="float" office:value="82406938.7755098" calcext:value-type="float">
            <text:p>82406938,7755098</text:p>
          </table:table-cell>
          <table:table-cell table:formula="of:=ROUNDDOWN([.H403])" office:value-type="float" office:value="82406938" calcext:value-type="float">
            <text:p>82406938</text:p>
          </table:table-cell>
          <table:table-cell table:formula="of:=[.I403]-[.B4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611428" calcext:value-type="float">
            <text:p>82611428</text:p>
          </table:table-cell>
          <table:table-cell office:value-type="float" office:value="2004" calcext:value-type="float">
            <text:p>2004</text:p>
          </table:table-cell>
          <table:table-cell table:formula="of:=[.C4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4]/[.E404]" office:value-type="float" office:value="204489.795918367" calcext:value-type="float">
            <text:p>204489,795918367</text:p>
          </table:table-cell>
          <table:table-cell table:formula="of:=ROUND([.F404])" office:value-type="float" office:value="204490" calcext:value-type="float">
            <text:p>204490</text:p>
          </table:table-cell>
          <table:table-cell table:formula="of:=[.F404]+[.H403]" office:value-type="float" office:value="82611428.5714282" calcext:value-type="float">
            <text:p>82611428,5714282</text:p>
          </table:table-cell>
          <table:table-cell table:formula="of:=ROUNDDOWN([.H404])" office:value-type="float" office:value="82611428" calcext:value-type="float">
            <text:p>82611428</text:p>
          </table:table-cell>
          <table:table-cell table:formula="of:=[.I404]-[.B4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815918" calcext:value-type="float">
            <text:p>82815918</text:p>
          </table:table-cell>
          <table:table-cell office:value-type="float" office:value="2004" calcext:value-type="float">
            <text:p>2004</text:p>
          </table:table-cell>
          <table:table-cell table:formula="of:=[.C4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5]/[.E405]" office:value-type="float" office:value="204489.795918367" calcext:value-type="float">
            <text:p>204489,795918367</text:p>
          </table:table-cell>
          <table:table-cell table:formula="of:=ROUND([.F405])" office:value-type="float" office:value="204490" calcext:value-type="float">
            <text:p>204490</text:p>
          </table:table-cell>
          <table:table-cell table:formula="of:=[.F405]+[.H404]" office:value-type="float" office:value="82815918.3673465" calcext:value-type="float">
            <text:p>82815918,3673465</text:p>
          </table:table-cell>
          <table:table-cell table:formula="of:=ROUNDDOWN([.H405])" office:value-type="float" office:value="82815918" calcext:value-type="float">
            <text:p>82815918</text:p>
          </table:table-cell>
          <table:table-cell table:formula="of:=[.I405]-[.B4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020408" calcext:value-type="float">
            <text:p>83020408</text:p>
          </table:table-cell>
          <table:table-cell office:value-type="float" office:value="2004" calcext:value-type="float">
            <text:p>2004</text:p>
          </table:table-cell>
          <table:table-cell table:formula="of:=[.C4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6]/[.E406]" office:value-type="float" office:value="204489.795918367" calcext:value-type="float">
            <text:p>204489,795918367</text:p>
          </table:table-cell>
          <table:table-cell table:formula="of:=ROUND([.F406])" office:value-type="float" office:value="204490" calcext:value-type="float">
            <text:p>204490</text:p>
          </table:table-cell>
          <table:table-cell table:formula="of:=[.F406]+[.H405]" office:value-type="float" office:value="83020408.1632649" calcext:value-type="float">
            <text:p>83020408,1632649</text:p>
          </table:table-cell>
          <table:table-cell table:formula="of:=ROUNDDOWN([.H406])" office:value-type="float" office:value="83020408" calcext:value-type="float">
            <text:p>83020408</text:p>
          </table:table-cell>
          <table:table-cell table:formula="of:=[.I406]-[.B4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224897" calcext:value-type="float">
            <text:p>83224897</text:p>
          </table:table-cell>
          <table:table-cell office:value-type="float" office:value="2004" calcext:value-type="float">
            <text:p>2004</text:p>
          </table:table-cell>
          <table:table-cell table:formula="of:=[.C4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7]/[.E407]" office:value-type="float" office:value="204489.795918367" calcext:value-type="float">
            <text:p>204489,795918367</text:p>
          </table:table-cell>
          <table:table-cell table:formula="of:=ROUND([.F407])" office:value-type="float" office:value="204490" calcext:value-type="float">
            <text:p>204490</text:p>
          </table:table-cell>
          <table:table-cell table:formula="of:=[.F407]+[.H406]" office:value-type="float" office:value="83224897.9591833" calcext:value-type="float">
            <text:p>83224897,9591833</text:p>
          </table:table-cell>
          <table:table-cell table:formula="of:=ROUNDDOWN([.H407])" office:value-type="float" office:value="83224897" calcext:value-type="float">
            <text:p>83224897</text:p>
          </table:table-cell>
          <table:table-cell table:formula="of:=[.I407]-[.B4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29387" calcext:value-type="float">
            <text:p>83429387</text:p>
          </table:table-cell>
          <table:table-cell office:value-type="float" office:value="2004" calcext:value-type="float">
            <text:p>2004</text:p>
          </table:table-cell>
          <table:table-cell table:formula="of:=[.C4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8]/[.E408]" office:value-type="float" office:value="204489.795918367" calcext:value-type="float">
            <text:p>204489,795918367</text:p>
          </table:table-cell>
          <table:table-cell table:formula="of:=ROUND([.F408])" office:value-type="float" office:value="204490" calcext:value-type="float">
            <text:p>204490</text:p>
          </table:table-cell>
          <table:table-cell table:formula="of:=[.F408]+[.H407]" office:value-type="float" office:value="83429387.7551016" calcext:value-type="float">
            <text:p>83429387,7551016</text:p>
          </table:table-cell>
          <table:table-cell table:formula="of:=ROUNDDOWN([.H408])" office:value-type="float" office:value="83429387" calcext:value-type="float">
            <text:p>83429387</text:p>
          </table:table-cell>
          <table:table-cell table:formula="of:=[.I408]-[.B4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633877" calcext:value-type="float">
            <text:p>83633877</text:p>
          </table:table-cell>
          <table:table-cell office:value-type="float" office:value="2004" calcext:value-type="float">
            <text:p>2004</text:p>
          </table:table-cell>
          <table:table-cell table:formula="of:=[.C4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9]/[.E409]" office:value-type="float" office:value="204489.795918367" calcext:value-type="float">
            <text:p>204489,795918367</text:p>
          </table:table-cell>
          <table:table-cell table:formula="of:=ROUND([.F409])" office:value-type="float" office:value="204490" calcext:value-type="float">
            <text:p>204490</text:p>
          </table:table-cell>
          <table:table-cell table:formula="of:=[.F409]+[.H408]" office:value-type="float" office:value="83633877.55102" calcext:value-type="float">
            <text:p>83633877,55102</text:p>
          </table:table-cell>
          <table:table-cell table:formula="of:=ROUNDDOWN([.H409])" office:value-type="float" office:value="83633877" calcext:value-type="float">
            <text:p>83633877</text:p>
          </table:table-cell>
          <table:table-cell table:formula="of:=[.I409]-[.B4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38367" calcext:value-type="float">
            <text:p>83838367</text:p>
          </table:table-cell>
          <table:table-cell office:value-type="float" office:value="2004" calcext:value-type="float">
            <text:p>2004</text:p>
          </table:table-cell>
          <table:table-cell table:formula="of:=[.C4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0]/[.E410]" office:value-type="float" office:value="204489.795918367" calcext:value-type="float">
            <text:p>204489,795918367</text:p>
          </table:table-cell>
          <table:table-cell table:formula="of:=ROUND([.F410])" office:value-type="float" office:value="204490" calcext:value-type="float">
            <text:p>204490</text:p>
          </table:table-cell>
          <table:table-cell table:formula="of:=[.F410]+[.H409]" office:value-type="float" office:value="83838367.3469383" calcext:value-type="float">
            <text:p>83838367,3469383</text:p>
          </table:table-cell>
          <table:table-cell table:formula="of:=ROUNDDOWN([.H410])" office:value-type="float" office:value="83838367" calcext:value-type="float">
            <text:p>83838367</text:p>
          </table:table-cell>
          <table:table-cell table:formula="of:=[.I410]-[.B4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042857" calcext:value-type="float">
            <text:p>84042857</text:p>
          </table:table-cell>
          <table:table-cell office:value-type="float" office:value="2004" calcext:value-type="float">
            <text:p>2004</text:p>
          </table:table-cell>
          <table:table-cell table:formula="of:=[.C4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1]/[.E411]" office:value-type="float" office:value="204489.795918367" calcext:value-type="float">
            <text:p>204489,795918367</text:p>
          </table:table-cell>
          <table:table-cell table:formula="of:=ROUND([.F411])" office:value-type="float" office:value="204490" calcext:value-type="float">
            <text:p>204490</text:p>
          </table:table-cell>
          <table:table-cell table:formula="of:=[.F411]+[.H410]" office:value-type="float" office:value="84042857.1428567" calcext:value-type="float">
            <text:p>84042857,1428567</text:p>
          </table:table-cell>
          <table:table-cell table:formula="of:=ROUNDDOWN([.H411])" office:value-type="float" office:value="84042857" calcext:value-type="float">
            <text:p>84042857</text:p>
          </table:table-cell>
          <table:table-cell table:formula="of:=[.I411]-[.B4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247346" calcext:value-type="float">
            <text:p>84247346</text:p>
          </table:table-cell>
          <table:table-cell office:value-type="float" office:value="2004" calcext:value-type="float">
            <text:p>2004</text:p>
          </table:table-cell>
          <table:table-cell table:formula="of:=[.C4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2]/[.E412]" office:value-type="float" office:value="204489.795918367" calcext:value-type="float">
            <text:p>204489,795918367</text:p>
          </table:table-cell>
          <table:table-cell table:formula="of:=ROUND([.F412])" office:value-type="float" office:value="204490" calcext:value-type="float">
            <text:p>204490</text:p>
          </table:table-cell>
          <table:table-cell table:formula="of:=[.F412]+[.H411]" office:value-type="float" office:value="84247346.9387751" calcext:value-type="float">
            <text:p>84247346,9387751</text:p>
          </table:table-cell>
          <table:table-cell table:formula="of:=ROUNDDOWN([.H412])" office:value-type="float" office:value="84247346" calcext:value-type="float">
            <text:p>84247346</text:p>
          </table:table-cell>
          <table:table-cell table:formula="of:=[.I412]-[.B4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451836" calcext:value-type="float">
            <text:p>84451836</text:p>
          </table:table-cell>
          <table:table-cell office:value-type="float" office:value="2004" calcext:value-type="float">
            <text:p>2004</text:p>
          </table:table-cell>
          <table:table-cell table:formula="of:=[.C4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3]/[.E413]" office:value-type="float" office:value="204489.795918367" calcext:value-type="float">
            <text:p>204489,795918367</text:p>
          </table:table-cell>
          <table:table-cell table:formula="of:=ROUND([.F413])" office:value-type="float" office:value="204490" calcext:value-type="float">
            <text:p>204490</text:p>
          </table:table-cell>
          <table:table-cell table:formula="of:=[.F413]+[.H412]" office:value-type="float" office:value="84451836.7346934" calcext:value-type="float">
            <text:p>84451836,7346934</text:p>
          </table:table-cell>
          <table:table-cell table:formula="of:=ROUNDDOWN([.H413])" office:value-type="float" office:value="84451836" calcext:value-type="float">
            <text:p>84451836</text:p>
          </table:table-cell>
          <table:table-cell table:formula="of:=[.I413]-[.B4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656326" calcext:value-type="float">
            <text:p>84656326</text:p>
          </table:table-cell>
          <table:table-cell office:value-type="float" office:value="2004" calcext:value-type="float">
            <text:p>2004</text:p>
          </table:table-cell>
          <table:table-cell table:formula="of:=[.C4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4]/[.E414]" office:value-type="float" office:value="204489.795918367" calcext:value-type="float">
            <text:p>204489,795918367</text:p>
          </table:table-cell>
          <table:table-cell table:formula="of:=ROUND([.F414])" office:value-type="float" office:value="204490" calcext:value-type="float">
            <text:p>204490</text:p>
          </table:table-cell>
          <table:table-cell table:formula="of:=[.F414]+[.H413]" office:value-type="float" office:value="84656326.5306118" calcext:value-type="float">
            <text:p>84656326,5306118</text:p>
          </table:table-cell>
          <table:table-cell table:formula="of:=ROUNDDOWN([.H414])" office:value-type="float" office:value="84656326" calcext:value-type="float">
            <text:p>84656326</text:p>
          </table:table-cell>
          <table:table-cell table:formula="of:=[.I414]-[.B4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860816" calcext:value-type="float">
            <text:p>84860816</text:p>
          </table:table-cell>
          <table:table-cell office:value-type="float" office:value="2004" calcext:value-type="float">
            <text:p>2004</text:p>
          </table:table-cell>
          <table:table-cell table:formula="of:=[.C4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5]/[.E415]" office:value-type="float" office:value="204489.795918367" calcext:value-type="float">
            <text:p>204489,795918367</text:p>
          </table:table-cell>
          <table:table-cell table:formula="of:=ROUND([.F415])" office:value-type="float" office:value="204490" calcext:value-type="float">
            <text:p>204490</text:p>
          </table:table-cell>
          <table:table-cell table:formula="of:=[.F415]+[.H414]" office:value-type="float" office:value="84860816.3265302" calcext:value-type="float">
            <text:p>84860816,3265302</text:p>
          </table:table-cell>
          <table:table-cell table:formula="of:=ROUNDDOWN([.H415])" office:value-type="float" office:value="84860816" calcext:value-type="float">
            <text:p>84860816</text:p>
          </table:table-cell>
          <table:table-cell table:formula="of:=[.I415]-[.B4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065306" calcext:value-type="float">
            <text:p>85065306</text:p>
          </table:table-cell>
          <table:table-cell office:value-type="float" office:value="2004" calcext:value-type="float">
            <text:p>2004</text:p>
          </table:table-cell>
          <table:table-cell table:formula="of:=[.C4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6]/[.E416]" office:value-type="float" office:value="204489.795918367" calcext:value-type="float">
            <text:p>204489,795918367</text:p>
          </table:table-cell>
          <table:table-cell table:formula="of:=ROUND([.F416])" office:value-type="float" office:value="204490" calcext:value-type="float">
            <text:p>204490</text:p>
          </table:table-cell>
          <table:table-cell table:formula="of:=[.F416]+[.H415]" office:value-type="float" office:value="85065306.1224485" calcext:value-type="float">
            <text:p>85065306,1224485</text:p>
          </table:table-cell>
          <table:table-cell table:formula="of:=ROUNDDOWN([.H416])" office:value-type="float" office:value="85065306" calcext:value-type="float">
            <text:p>85065306</text:p>
          </table:table-cell>
          <table:table-cell table:formula="of:=[.I416]-[.B4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5269795" calcext:value-type="float">
            <text:p>85269795</text:p>
          </table:table-cell>
          <table:table-cell office:value-type="float" office:value="2004" calcext:value-type="float">
            <text:p>2004</text:p>
          </table:table-cell>
          <table:table-cell table:formula="of:=[.C4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7]/[.E417]" office:value-type="float" office:value="204489.795918367" calcext:value-type="float">
            <text:p>204489,795918367</text:p>
          </table:table-cell>
          <table:table-cell table:formula="of:=ROUND([.F417])" office:value-type="float" office:value="204490" calcext:value-type="float">
            <text:p>204490</text:p>
          </table:table-cell>
          <table:table-cell table:formula="of:=[.F417]+[.H416]" office:value-type="float" office:value="85269795.9183669" calcext:value-type="float">
            <text:p>85269795,9183669</text:p>
          </table:table-cell>
          <table:table-cell table:formula="of:=ROUNDDOWN([.H417])" office:value-type="float" office:value="85269795" calcext:value-type="float">
            <text:p>85269795</text:p>
          </table:table-cell>
          <table:table-cell table:formula="of:=[.I417]-[.B4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474285" calcext:value-type="float">
            <text:p>85474285</text:p>
          </table:table-cell>
          <table:table-cell office:value-type="float" office:value="2004" calcext:value-type="float">
            <text:p>2004</text:p>
          </table:table-cell>
          <table:table-cell table:formula="of:=[.C4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8]/[.E418]" office:value-type="float" office:value="204489.795918367" calcext:value-type="float">
            <text:p>204489,795918367</text:p>
          </table:table-cell>
          <table:table-cell table:formula="of:=ROUND([.F418])" office:value-type="float" office:value="204490" calcext:value-type="float">
            <text:p>204490</text:p>
          </table:table-cell>
          <table:table-cell table:formula="of:=[.F418]+[.H417]" office:value-type="float" office:value="85474285.7142852" calcext:value-type="float">
            <text:p>85474285,7142852</text:p>
          </table:table-cell>
          <table:table-cell table:formula="of:=ROUNDDOWN([.H418])" office:value-type="float" office:value="85474285" calcext:value-type="float">
            <text:p>85474285</text:p>
          </table:table-cell>
          <table:table-cell table:formula="of:=[.I418]-[.B4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678775" calcext:value-type="float">
            <text:p>85678775</text:p>
          </table:table-cell>
          <table:table-cell office:value-type="float" office:value="2004" calcext:value-type="float">
            <text:p>2004</text:p>
          </table:table-cell>
          <table:table-cell table:formula="of:=[.C4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9]/[.E419]" office:value-type="float" office:value="204489.795918367" calcext:value-type="float">
            <text:p>204489,795918367</text:p>
          </table:table-cell>
          <table:table-cell table:formula="of:=ROUND([.F419])" office:value-type="float" office:value="204490" calcext:value-type="float">
            <text:p>204490</text:p>
          </table:table-cell>
          <table:table-cell table:formula="of:=[.F419]+[.H418]" office:value-type="float" office:value="85678775.5102036" calcext:value-type="float">
            <text:p>85678775,5102036</text:p>
          </table:table-cell>
          <table:table-cell table:formula="of:=ROUNDDOWN([.H419])" office:value-type="float" office:value="85678775" calcext:value-type="float">
            <text:p>85678775</text:p>
          </table:table-cell>
          <table:table-cell table:formula="of:=[.I419]-[.B4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883265" calcext:value-type="float">
            <text:p>85883265</text:p>
          </table:table-cell>
          <table:table-cell office:value-type="float" office:value="2004" calcext:value-type="float">
            <text:p>2004</text:p>
          </table:table-cell>
          <table:table-cell table:formula="of:=[.C4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0]/[.E420]" office:value-type="float" office:value="204489.795918367" calcext:value-type="float">
            <text:p>204489,795918367</text:p>
          </table:table-cell>
          <table:table-cell table:formula="of:=ROUND([.F420])" office:value-type="float" office:value="204490" calcext:value-type="float">
            <text:p>204490</text:p>
          </table:table-cell>
          <table:table-cell table:formula="of:=[.F420]+[.H419]" office:value-type="float" office:value="85883265.3061219" calcext:value-type="float">
            <text:p>85883265,3061219</text:p>
          </table:table-cell>
          <table:table-cell table:formula="of:=ROUNDDOWN([.H420])" office:value-type="float" office:value="85883265" calcext:value-type="float">
            <text:p>85883265</text:p>
          </table:table-cell>
          <table:table-cell table:formula="of:=[.I420]-[.B4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087755" calcext:value-type="float">
            <text:p>86087755</text:p>
          </table:table-cell>
          <table:table-cell office:value-type="float" office:value="2004" calcext:value-type="float">
            <text:p>2004</text:p>
          </table:table-cell>
          <table:table-cell table:formula="of:=[.C4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1]/[.E421]" office:value-type="float" office:value="204489.795918367" calcext:value-type="float">
            <text:p>204489,795918367</text:p>
          </table:table-cell>
          <table:table-cell table:formula="of:=ROUND([.F421])" office:value-type="float" office:value="204490" calcext:value-type="float">
            <text:p>204490</text:p>
          </table:table-cell>
          <table:table-cell table:formula="of:=[.F421]+[.H420]" office:value-type="float" office:value="86087755.1020403" calcext:value-type="float">
            <text:p>86087755,1020403</text:p>
          </table:table-cell>
          <table:table-cell table:formula="of:=ROUNDDOWN([.H421])" office:value-type="float" office:value="86087755" calcext:value-type="float">
            <text:p>86087755</text:p>
          </table:table-cell>
          <table:table-cell table:formula="of:=[.I421]-[.B4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292244" calcext:value-type="float">
            <text:p>86292244</text:p>
          </table:table-cell>
          <table:table-cell office:value-type="float" office:value="2004" calcext:value-type="float">
            <text:p>2004</text:p>
          </table:table-cell>
          <table:table-cell table:formula="of:=[.C4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2]/[.E422]" office:value-type="float" office:value="204489.795918367" calcext:value-type="float">
            <text:p>204489,795918367</text:p>
          </table:table-cell>
          <table:table-cell table:formula="of:=ROUND([.F422])" office:value-type="float" office:value="204490" calcext:value-type="float">
            <text:p>204490</text:p>
          </table:table-cell>
          <table:table-cell table:formula="of:=[.F422]+[.H421]" office:value-type="float" office:value="86292244.8979587" calcext:value-type="float">
            <text:p>86292244,8979587</text:p>
          </table:table-cell>
          <table:table-cell table:formula="of:=ROUNDDOWN([.H422])" office:value-type="float" office:value="86292244" calcext:value-type="float">
            <text:p>86292244</text:p>
          </table:table-cell>
          <table:table-cell table:formula="of:=[.I422]-[.B4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496734" calcext:value-type="float">
            <text:p>86496734</text:p>
          </table:table-cell>
          <table:table-cell office:value-type="float" office:value="2004" calcext:value-type="float">
            <text:p>2004</text:p>
          </table:table-cell>
          <table:table-cell table:formula="of:=[.C4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3]/[.E423]" office:value-type="float" office:value="204489.795918367" calcext:value-type="float">
            <text:p>204489,795918367</text:p>
          </table:table-cell>
          <table:table-cell table:formula="of:=ROUND([.F423])" office:value-type="float" office:value="204490" calcext:value-type="float">
            <text:p>204490</text:p>
          </table:table-cell>
          <table:table-cell table:formula="of:=[.F423]+[.H422]" office:value-type="float" office:value="86496734.693877" calcext:value-type="float">
            <text:p>86496734,693877</text:p>
          </table:table-cell>
          <table:table-cell table:formula="of:=ROUNDDOWN([.H423])" office:value-type="float" office:value="86496734" calcext:value-type="float">
            <text:p>86496734</text:p>
          </table:table-cell>
          <table:table-cell table:formula="of:=[.I423]-[.B4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701224" calcext:value-type="float">
            <text:p>86701224</text:p>
          </table:table-cell>
          <table:table-cell office:value-type="float" office:value="2004" calcext:value-type="float">
            <text:p>2004</text:p>
          </table:table-cell>
          <table:table-cell table:formula="of:=[.C4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4]/[.E424]" office:value-type="float" office:value="204489.795918367" calcext:value-type="float">
            <text:p>204489,795918367</text:p>
          </table:table-cell>
          <table:table-cell table:formula="of:=ROUND([.F424])" office:value-type="float" office:value="204490" calcext:value-type="float">
            <text:p>204490</text:p>
          </table:table-cell>
          <table:table-cell table:formula="of:=[.F424]+[.H423]" office:value-type="float" office:value="86701224.4897954" calcext:value-type="float">
            <text:p>86701224,4897954</text:p>
          </table:table-cell>
          <table:table-cell table:formula="of:=ROUNDDOWN([.H424])" office:value-type="float" office:value="86701224" calcext:value-type="float">
            <text:p>86701224</text:p>
          </table:table-cell>
          <table:table-cell table:formula="of:=[.I424]-[.B4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905714" calcext:value-type="float">
            <text:p>86905714</text:p>
          </table:table-cell>
          <table:table-cell office:value-type="float" office:value="2004" calcext:value-type="float">
            <text:p>2004</text:p>
          </table:table-cell>
          <table:table-cell table:formula="of:=[.C4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5]/[.E425]" office:value-type="float" office:value="204489.795918367" calcext:value-type="float">
            <text:p>204489,795918367</text:p>
          </table:table-cell>
          <table:table-cell table:formula="of:=ROUND([.F425])" office:value-type="float" office:value="204490" calcext:value-type="float">
            <text:p>204490</text:p>
          </table:table-cell>
          <table:table-cell table:formula="of:=[.F425]+[.H424]" office:value-type="float" office:value="86905714.2857137" calcext:value-type="float">
            <text:p>86905714,2857137</text:p>
          </table:table-cell>
          <table:table-cell table:formula="of:=ROUNDDOWN([.H425])" office:value-type="float" office:value="86905714" calcext:value-type="float">
            <text:p>86905714</text:p>
          </table:table-cell>
          <table:table-cell table:formula="of:=[.I425]-[.B4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110204" calcext:value-type="float">
            <text:p>87110204</text:p>
          </table:table-cell>
          <table:table-cell office:value-type="float" office:value="2004" calcext:value-type="float">
            <text:p>2004</text:p>
          </table:table-cell>
          <table:table-cell table:formula="of:=[.C4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6]/[.E426]" office:value-type="float" office:value="204489.795918367" calcext:value-type="float">
            <text:p>204489,795918367</text:p>
          </table:table-cell>
          <table:table-cell table:formula="of:=ROUND([.F426])" office:value-type="float" office:value="204490" calcext:value-type="float">
            <text:p>204490</text:p>
          </table:table-cell>
          <table:table-cell table:formula="of:=[.F426]+[.H425]" office:value-type="float" office:value="87110204.0816321" calcext:value-type="float">
            <text:p>87110204,0816321</text:p>
          </table:table-cell>
          <table:table-cell table:formula="of:=ROUNDDOWN([.H426])" office:value-type="float" office:value="87110204" calcext:value-type="float">
            <text:p>87110204</text:p>
          </table:table-cell>
          <table:table-cell table:formula="of:=[.I426]-[.B4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14693" calcext:value-type="float">
            <text:p>87314693</text:p>
          </table:table-cell>
          <table:table-cell office:value-type="float" office:value="2004" calcext:value-type="float">
            <text:p>2004</text:p>
          </table:table-cell>
          <table:table-cell table:formula="of:=[.C4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7]/[.E427]" office:value-type="float" office:value="204489.795918367" calcext:value-type="float">
            <text:p>204489,795918367</text:p>
          </table:table-cell>
          <table:table-cell table:formula="of:=ROUND([.F427])" office:value-type="float" office:value="204490" calcext:value-type="float">
            <text:p>204490</text:p>
          </table:table-cell>
          <table:table-cell table:formula="of:=[.F427]+[.H426]" office:value-type="float" office:value="87314693.8775505" calcext:value-type="float">
            <text:p>87314693,8775505</text:p>
          </table:table-cell>
          <table:table-cell table:formula="of:=ROUNDDOWN([.H427])" office:value-type="float" office:value="87314693" calcext:value-type="float">
            <text:p>87314693</text:p>
          </table:table-cell>
          <table:table-cell table:formula="of:=[.I427]-[.B4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519183" calcext:value-type="float">
            <text:p>87519183</text:p>
          </table:table-cell>
          <table:table-cell office:value-type="float" office:value="2004" calcext:value-type="float">
            <text:p>2004</text:p>
          </table:table-cell>
          <table:table-cell table:formula="of:=[.C4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8]/[.E428]" office:value-type="float" office:value="204489.795918367" calcext:value-type="float">
            <text:p>204489,795918367</text:p>
          </table:table-cell>
          <table:table-cell table:formula="of:=ROUND([.F428])" office:value-type="float" office:value="204490" calcext:value-type="float">
            <text:p>204490</text:p>
          </table:table-cell>
          <table:table-cell table:formula="of:=[.F428]+[.H427]" office:value-type="float" office:value="87519183.6734688" calcext:value-type="float">
            <text:p>87519183,6734688</text:p>
          </table:table-cell>
          <table:table-cell table:formula="of:=ROUNDDOWN([.H428])" office:value-type="float" office:value="87519183" calcext:value-type="float">
            <text:p>87519183</text:p>
          </table:table-cell>
          <table:table-cell table:formula="of:=[.I428]-[.B4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723673" calcext:value-type="float">
            <text:p>87723673</text:p>
          </table:table-cell>
          <table:table-cell office:value-type="float" office:value="2004" calcext:value-type="float">
            <text:p>2004</text:p>
          </table:table-cell>
          <table:table-cell table:formula="of:=[.C4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9]/[.E429]" office:value-type="float" office:value="204489.795918367" calcext:value-type="float">
            <text:p>204489,795918367</text:p>
          </table:table-cell>
          <table:table-cell table:formula="of:=ROUND([.F429])" office:value-type="float" office:value="204490" calcext:value-type="float">
            <text:p>204490</text:p>
          </table:table-cell>
          <table:table-cell table:formula="of:=[.F429]+[.H428]" office:value-type="float" office:value="87723673.4693872" calcext:value-type="float">
            <text:p>87723673,4693872</text:p>
          </table:table-cell>
          <table:table-cell table:formula="of:=ROUNDDOWN([.H429])" office:value-type="float" office:value="87723673" calcext:value-type="float">
            <text:p>87723673</text:p>
          </table:table-cell>
          <table:table-cell table:formula="of:=[.I429]-[.B4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928163" calcext:value-type="float">
            <text:p>87928163</text:p>
          </table:table-cell>
          <table:table-cell office:value-type="float" office:value="2004" calcext:value-type="float">
            <text:p>2004</text:p>
          </table:table-cell>
          <table:table-cell table:formula="of:=[.C4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0]/[.E430]" office:value-type="float" office:value="204489.795918367" calcext:value-type="float">
            <text:p>204489,795918367</text:p>
          </table:table-cell>
          <table:table-cell table:formula="of:=ROUND([.F430])" office:value-type="float" office:value="204490" calcext:value-type="float">
            <text:p>204490</text:p>
          </table:table-cell>
          <table:table-cell table:formula="of:=[.F430]+[.H429]" office:value-type="float" office:value="87928163.2653056" calcext:value-type="float">
            <text:p>87928163,2653056</text:p>
          </table:table-cell>
          <table:table-cell table:formula="of:=ROUNDDOWN([.H430])" office:value-type="float" office:value="87928163" calcext:value-type="float">
            <text:p>87928163</text:p>
          </table:table-cell>
          <table:table-cell table:formula="of:=[.I430]-[.B4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132653" calcext:value-type="float">
            <text:p>88132653</text:p>
          </table:table-cell>
          <table:table-cell office:value-type="float" office:value="2004" calcext:value-type="float">
            <text:p>2004</text:p>
          </table:table-cell>
          <table:table-cell table:formula="of:=[.C4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1]/[.E431]" office:value-type="float" office:value="204489.795918367" calcext:value-type="float">
            <text:p>204489,795918367</text:p>
          </table:table-cell>
          <table:table-cell table:formula="of:=ROUND([.F431])" office:value-type="float" office:value="204490" calcext:value-type="float">
            <text:p>204490</text:p>
          </table:table-cell>
          <table:table-cell table:formula="of:=[.F431]+[.H430]" office:value-type="float" office:value="88132653.0612239" calcext:value-type="float">
            <text:p>88132653,0612239</text:p>
          </table:table-cell>
          <table:table-cell table:formula="of:=ROUNDDOWN([.H431])" office:value-type="float" office:value="88132653" calcext:value-type="float">
            <text:p>88132653</text:p>
          </table:table-cell>
          <table:table-cell table:formula="of:=[.I431]-[.B4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8337142" calcext:value-type="float">
            <text:p>88337142</text:p>
          </table:table-cell>
          <table:table-cell office:value-type="float" office:value="2004" calcext:value-type="float">
            <text:p>2004</text:p>
          </table:table-cell>
          <table:table-cell table:formula="of:=[.C4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2]/[.E432]" office:value-type="float" office:value="204489.795918367" calcext:value-type="float">
            <text:p>204489,795918367</text:p>
          </table:table-cell>
          <table:table-cell table:formula="of:=ROUND([.F432])" office:value-type="float" office:value="204490" calcext:value-type="float">
            <text:p>204490</text:p>
          </table:table-cell>
          <table:table-cell table:formula="of:=[.F432]+[.H431]" office:value-type="float" office:value="88337142.8571423" calcext:value-type="float">
            <text:p>88337142,8571423</text:p>
          </table:table-cell>
          <table:table-cell table:formula="of:=ROUNDDOWN([.H432])" office:value-type="float" office:value="88337142" calcext:value-type="float">
            <text:p>88337142</text:p>
          </table:table-cell>
          <table:table-cell table:formula="of:=[.I432]-[.B4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8541632" calcext:value-type="float">
            <text:p>88541632</text:p>
          </table:table-cell>
          <table:table-cell office:value-type="float" office:value="2004" calcext:value-type="float">
            <text:p>2004</text:p>
          </table:table-cell>
          <table:table-cell table:formula="of:=[.C4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3]/[.E433]" office:value-type="float" office:value="204489.795918367" calcext:value-type="float">
            <text:p>204489,795918367</text:p>
          </table:table-cell>
          <table:table-cell table:formula="of:=ROUND([.F433])" office:value-type="float" office:value="204490" calcext:value-type="float">
            <text:p>204490</text:p>
          </table:table-cell>
          <table:table-cell table:formula="of:=[.F433]+[.H432]" office:value-type="float" office:value="88541632.6530606" calcext:value-type="float">
            <text:p>88541632,6530606</text:p>
          </table:table-cell>
          <table:table-cell table:formula="of:=ROUNDDOWN([.H433])" office:value-type="float" office:value="88541632" calcext:value-type="float">
            <text:p>88541632</text:p>
          </table:table-cell>
          <table:table-cell table:formula="of:=[.I433]-[.B4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8746122" calcext:value-type="float">
            <text:p>88746122</text:p>
          </table:table-cell>
          <table:table-cell office:value-type="float" office:value="2004" calcext:value-type="float">
            <text:p>2004</text:p>
          </table:table-cell>
          <table:table-cell table:formula="of:=[.C4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4]/[.E434]" office:value-type="float" office:value="204489.795918367" calcext:value-type="float">
            <text:p>204489,795918367</text:p>
          </table:table-cell>
          <table:table-cell table:formula="of:=ROUND([.F434])" office:value-type="float" office:value="204490" calcext:value-type="float">
            <text:p>204490</text:p>
          </table:table-cell>
          <table:table-cell table:formula="of:=[.F434]+[.H433]" office:value-type="float" office:value="88746122.448979" calcext:value-type="float">
            <text:p>88746122,448979</text:p>
          </table:table-cell>
          <table:table-cell table:formula="of:=ROUNDDOWN([.H434])" office:value-type="float" office:value="88746122" calcext:value-type="float">
            <text:p>88746122</text:p>
          </table:table-cell>
          <table:table-cell table:formula="of:=[.I434]-[.B4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8950612" calcext:value-type="float">
            <text:p>88950612</text:p>
          </table:table-cell>
          <table:table-cell office:value-type="float" office:value="2004" calcext:value-type="float">
            <text:p>2004</text:p>
          </table:table-cell>
          <table:table-cell table:formula="of:=[.C4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5]/[.E435]" office:value-type="float" office:value="204489.795918367" calcext:value-type="float">
            <text:p>204489,795918367</text:p>
          </table:table-cell>
          <table:table-cell table:formula="of:=ROUND([.F435])" office:value-type="float" office:value="204490" calcext:value-type="float">
            <text:p>204490</text:p>
          </table:table-cell>
          <table:table-cell table:formula="of:=[.F435]+[.H434]" office:value-type="float" office:value="88950612.2448974" calcext:value-type="float">
            <text:p>88950612,2448974</text:p>
          </table:table-cell>
          <table:table-cell table:formula="of:=ROUNDDOWN([.H435])" office:value-type="float" office:value="88950612" calcext:value-type="float">
            <text:p>88950612</text:p>
          </table:table-cell>
          <table:table-cell table:formula="of:=[.I435]-[.B4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9155102" calcext:value-type="float">
            <text:p>89155102</text:p>
          </table:table-cell>
          <table:table-cell office:value-type="float" office:value="2004" calcext:value-type="float">
            <text:p>2004</text:p>
          </table:table-cell>
          <table:table-cell table:formula="of:=[.C4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6]/[.E436]" office:value-type="float" office:value="204489.795918367" calcext:value-type="float">
            <text:p>204489,795918367</text:p>
          </table:table-cell>
          <table:table-cell table:formula="of:=ROUND([.F436])" office:value-type="float" office:value="204490" calcext:value-type="float">
            <text:p>204490</text:p>
          </table:table-cell>
          <table:table-cell table:formula="of:=[.F436]+[.H435]" office:value-type="float" office:value="89155102.0408157" calcext:value-type="float">
            <text:p>89155102,0408157</text:p>
          </table:table-cell>
          <table:table-cell table:formula="of:=ROUNDDOWN([.H436])" office:value-type="float" office:value="89155102" calcext:value-type="float">
            <text:p>89155102</text:p>
          </table:table-cell>
          <table:table-cell table:formula="of:=[.I436]-[.B4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9359591" calcext:value-type="float">
            <text:p>89359591</text:p>
          </table:table-cell>
          <table:table-cell office:value-type="float" office:value="2004" calcext:value-type="float">
            <text:p>2004</text:p>
          </table:table-cell>
          <table:table-cell table:formula="of:=[.C4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7]/[.E437]" office:value-type="float" office:value="204489.795918367" calcext:value-type="float">
            <text:p>204489,795918367</text:p>
          </table:table-cell>
          <table:table-cell table:formula="of:=ROUND([.F437])" office:value-type="float" office:value="204490" calcext:value-type="float">
            <text:p>204490</text:p>
          </table:table-cell>
          <table:table-cell table:formula="of:=[.F437]+[.H436]" office:value-type="float" office:value="89359591.8367341" calcext:value-type="float">
            <text:p>89359591,8367341</text:p>
          </table:table-cell>
          <table:table-cell table:formula="of:=ROUNDDOWN([.H437])" office:value-type="float" office:value="89359591" calcext:value-type="float">
            <text:p>89359591</text:p>
          </table:table-cell>
          <table:table-cell table:formula="of:=[.I437]-[.B4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64081" calcext:value-type="float">
            <text:p>89564081</text:p>
          </table:table-cell>
          <table:table-cell office:value-type="float" office:value="2004" calcext:value-type="float">
            <text:p>2004</text:p>
          </table:table-cell>
          <table:table-cell table:formula="of:=[.C4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8]/[.E438]" office:value-type="float" office:value="204489.795918367" calcext:value-type="float">
            <text:p>204489,795918367</text:p>
          </table:table-cell>
          <table:table-cell table:formula="of:=ROUND([.F438])" office:value-type="float" office:value="204490" calcext:value-type="float">
            <text:p>204490</text:p>
          </table:table-cell>
          <table:table-cell table:formula="of:=[.F438]+[.H437]" office:value-type="float" office:value="89564081.6326524" calcext:value-type="float">
            <text:p>89564081,6326524</text:p>
          </table:table-cell>
          <table:table-cell table:formula="of:=ROUNDDOWN([.H438])" office:value-type="float" office:value="89564081" calcext:value-type="float">
            <text:p>89564081</text:p>
          </table:table-cell>
          <table:table-cell table:formula="of:=[.I438]-[.B4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9768571" calcext:value-type="float">
            <text:p>89768571</text:p>
          </table:table-cell>
          <table:table-cell office:value-type="float" office:value="2004" calcext:value-type="float">
            <text:p>2004</text:p>
          </table:table-cell>
          <table:table-cell table:formula="of:=[.C4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9]/[.E439]" office:value-type="float" office:value="204489.795918367" calcext:value-type="float">
            <text:p>204489,795918367</text:p>
          </table:table-cell>
          <table:table-cell table:formula="of:=ROUND([.F439])" office:value-type="float" office:value="204490" calcext:value-type="float">
            <text:p>204490</text:p>
          </table:table-cell>
          <table:table-cell table:formula="of:=[.F439]+[.H438]" office:value-type="float" office:value="89768571.4285708" calcext:value-type="float">
            <text:p>89768571,4285708</text:p>
          </table:table-cell>
          <table:table-cell table:formula="of:=ROUNDDOWN([.H439])" office:value-type="float" office:value="89768571" calcext:value-type="float">
            <text:p>89768571</text:p>
          </table:table-cell>
          <table:table-cell table:formula="of:=[.I439]-[.B4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973061" calcext:value-type="float">
            <text:p>89973061</text:p>
          </table:table-cell>
          <table:table-cell office:value-type="float" office:value="2004" calcext:value-type="float">
            <text:p>2004</text:p>
          </table:table-cell>
          <table:table-cell table:formula="of:=[.C4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0]/[.E440]" office:value-type="float" office:value="204489.795918367" calcext:value-type="float">
            <text:p>204489,795918367</text:p>
          </table:table-cell>
          <table:table-cell table:formula="of:=ROUND([.F440])" office:value-type="float" office:value="204490" calcext:value-type="float">
            <text:p>204490</text:p>
          </table:table-cell>
          <table:table-cell table:formula="of:=[.F440]+[.H439]" office:value-type="float" office:value="89973061.2244892" calcext:value-type="float">
            <text:p>89973061,2244892</text:p>
          </table:table-cell>
          <table:table-cell table:formula="of:=ROUNDDOWN([.H440])" office:value-type="float" office:value="89973061" calcext:value-type="float">
            <text:p>89973061</text:p>
          </table:table-cell>
          <table:table-cell table:formula="of:=[.I440]-[.B4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177551" calcext:value-type="float">
            <text:p>90177551</text:p>
          </table:table-cell>
          <table:table-cell office:value-type="float" office:value="2004" calcext:value-type="float">
            <text:p>2004</text:p>
          </table:table-cell>
          <table:table-cell table:formula="of:=[.C4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1]/[.E441]" office:value-type="float" office:value="204489.795918367" calcext:value-type="float">
            <text:p>204489,795918367</text:p>
          </table:table-cell>
          <table:table-cell table:formula="of:=ROUND([.F441])" office:value-type="float" office:value="204490" calcext:value-type="float">
            <text:p>204490</text:p>
          </table:table-cell>
          <table:table-cell table:formula="of:=[.F441]+[.H440]" office:value-type="float" office:value="90177551.0204075" calcext:value-type="float">
            <text:p>90177551,0204075</text:p>
          </table:table-cell>
          <table:table-cell table:formula="of:=ROUNDDOWN([.H441])" office:value-type="float" office:value="90177551" calcext:value-type="float">
            <text:p>90177551</text:p>
          </table:table-cell>
          <table:table-cell table:formula="of:=[.I441]-[.B4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382040" calcext:value-type="float">
            <text:p>90382040</text:p>
          </table:table-cell>
          <table:table-cell office:value-type="float" office:value="2004" calcext:value-type="float">
            <text:p>2004</text:p>
          </table:table-cell>
          <table:table-cell table:formula="of:=[.C4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2]/[.E442]" office:value-type="float" office:value="204489.795918367" calcext:value-type="float">
            <text:p>204489,795918367</text:p>
          </table:table-cell>
          <table:table-cell table:formula="of:=ROUND([.F442])" office:value-type="float" office:value="204490" calcext:value-type="float">
            <text:p>204490</text:p>
          </table:table-cell>
          <table:table-cell table:formula="of:=[.F442]+[.H441]" office:value-type="float" office:value="90382040.8163259" calcext:value-type="float">
            <text:p>90382040,8163259</text:p>
          </table:table-cell>
          <table:table-cell table:formula="of:=ROUNDDOWN([.H442])" office:value-type="float" office:value="90382040" calcext:value-type="float">
            <text:p>90382040</text:p>
          </table:table-cell>
          <table:table-cell table:formula="of:=[.I442]-[.B4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0586530" calcext:value-type="float">
            <text:p>90586530</text:p>
          </table:table-cell>
          <table:table-cell office:value-type="float" office:value="2004" calcext:value-type="float">
            <text:p>2004</text:p>
          </table:table-cell>
          <table:table-cell table:formula="of:=[.C4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3]/[.E443]" office:value-type="float" office:value="204489.795918367" calcext:value-type="float">
            <text:p>204489,795918367</text:p>
          </table:table-cell>
          <table:table-cell table:formula="of:=ROUND([.F443])" office:value-type="float" office:value="204490" calcext:value-type="float">
            <text:p>204490</text:p>
          </table:table-cell>
          <table:table-cell table:formula="of:=[.F443]+[.H442]" office:value-type="float" office:value="90586530.6122442" calcext:value-type="float">
            <text:p>90586530,6122442</text:p>
          </table:table-cell>
          <table:table-cell table:formula="of:=ROUNDDOWN([.H443])" office:value-type="float" office:value="90586530" calcext:value-type="float">
            <text:p>90586530</text:p>
          </table:table-cell>
          <table:table-cell table:formula="of:=[.I443]-[.B4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791020" calcext:value-type="float">
            <text:p>90791020</text:p>
          </table:table-cell>
          <table:table-cell office:value-type="float" office:value="2004" calcext:value-type="float">
            <text:p>2004</text:p>
          </table:table-cell>
          <table:table-cell table:formula="of:=[.C4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4]/[.E444]" office:value-type="float" office:value="204489.795918367" calcext:value-type="float">
            <text:p>204489,795918367</text:p>
          </table:table-cell>
          <table:table-cell table:formula="of:=ROUND([.F444])" office:value-type="float" office:value="204490" calcext:value-type="float">
            <text:p>204490</text:p>
          </table:table-cell>
          <table:table-cell table:formula="of:=[.F444]+[.H443]" office:value-type="float" office:value="90791020.4081626" calcext:value-type="float">
            <text:p>90791020,4081626</text:p>
          </table:table-cell>
          <table:table-cell table:formula="of:=ROUNDDOWN([.H444])" office:value-type="float" office:value="90791020" calcext:value-type="float">
            <text:p>90791020</text:p>
          </table:table-cell>
          <table:table-cell table:formula="of:=[.I444]-[.B4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0995510" calcext:value-type="float">
            <text:p>90995510</text:p>
          </table:table-cell>
          <table:table-cell office:value-type="float" office:value="2004" calcext:value-type="float">
            <text:p>2004</text:p>
          </table:table-cell>
          <table:table-cell table:formula="of:=[.C4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5]/[.E445]" office:value-type="float" office:value="204489.795918367" calcext:value-type="float">
            <text:p>204489,795918367</text:p>
          </table:table-cell>
          <table:table-cell table:formula="of:=ROUND([.F445])" office:value-type="float" office:value="204490" calcext:value-type="float">
            <text:p>204490</text:p>
          </table:table-cell>
          <table:table-cell table:formula="of:=[.F445]+[.H444]" office:value-type="float" office:value="90995510.204081" calcext:value-type="float">
            <text:p>90995510,204081</text:p>
          </table:table-cell>
          <table:table-cell table:formula="of:=ROUNDDOWN([.H445])" office:value-type="float" office:value="90995510" calcext:value-type="float">
            <text:p>90995510</text:p>
          </table:table-cell>
          <table:table-cell table:formula="of:=[.I445]-[.B4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200000" calcext:value-type="float">
            <text:p>91200000</text:p>
          </table:table-cell>
          <table:table-cell office:value-type="float" office:value="2004" calcext:value-type="float">
            <text:p>2004</text:p>
          </table:table-cell>
          <table:table-cell table:formula="of:=[.C4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6]/[.E446]" office:value-type="float" office:value="204489.795918367" calcext:value-type="float">
            <text:p>204489,795918367</text:p>
          </table:table-cell>
          <table:table-cell table:formula="of:=ROUND([.F446])" office:value-type="float" office:value="204490" calcext:value-type="float">
            <text:p>204490</text:p>
          </table:table-cell>
          <table:table-cell table:formula="of:=[.F446]+[.H445]" office:value-type="float" office:value="91199999.9999993" calcext:value-type="float">
            <text:p>91199999,9999993</text:p>
          </table:table-cell>
          <table:table-cell table:formula="of:=ROUNDDOWN([.H446])" office:value-type="float" office:value="91199999" calcext:value-type="float">
            <text:p>91199999</text:p>
          </table:table-cell>
          <table:table-cell table:formula="of:=[.I446]-[.B446]" office:value-type="float" office:value="-1" calcext:value-type="float">
            <text:p>-1</text:p>
          </table:table-cell>
          <table:table-cell table:formula="of:=[.H446]-[.B446]" office:value-type="float" office:value="-0.000000685453414916992" calcext:value-type="float">
            <text:p>-6,85453414916992E-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404489" calcext:value-type="float">
            <text:p>91404489</text:p>
          </table:table-cell>
          <table:table-cell office:value-type="float" office:value="2004" calcext:value-type="float">
            <text:p>2004</text:p>
          </table:table-cell>
          <table:table-cell table:formula="of:=[.C4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7]/[.E447]" office:value-type="float" office:value="204489.795918367" calcext:value-type="float">
            <text:p>204489,795918367</text:p>
          </table:table-cell>
          <table:table-cell table:formula="of:=ROUND([.F447])" office:value-type="float" office:value="204490" calcext:value-type="float">
            <text:p>204490</text:p>
          </table:table-cell>
          <table:table-cell table:formula="of:=[.F447]+[.H446]" office:value-type="float" office:value="91404489.7959177" calcext:value-type="float">
            <text:p>91404489,7959177</text:p>
          </table:table-cell>
          <table:table-cell table:formula="of:=ROUNDDOWN([.H447])" office:value-type="float" office:value="91404489" calcext:value-type="float">
            <text:p>91404489</text:p>
          </table:table-cell>
          <table:table-cell table:formula="of:=[.I447]-[.B4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608979" calcext:value-type="float">
            <text:p>91608979</text:p>
          </table:table-cell>
          <table:table-cell office:value-type="float" office:value="2004" calcext:value-type="float">
            <text:p>2004</text:p>
          </table:table-cell>
          <table:table-cell table:formula="of:=[.C4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8]/[.E448]" office:value-type="float" office:value="204489.795918367" calcext:value-type="float">
            <text:p>204489,795918367</text:p>
          </table:table-cell>
          <table:table-cell table:formula="of:=ROUND([.F448])" office:value-type="float" office:value="204490" calcext:value-type="float">
            <text:p>204490</text:p>
          </table:table-cell>
          <table:table-cell table:formula="of:=[.F448]+[.H447]" office:value-type="float" office:value="91608979.591836" calcext:value-type="float">
            <text:p>91608979,591836</text:p>
          </table:table-cell>
          <table:table-cell table:formula="of:=ROUNDDOWN([.H448])" office:value-type="float" office:value="91608979" calcext:value-type="float">
            <text:p>91608979</text:p>
          </table:table-cell>
          <table:table-cell table:formula="of:=[.I448]-[.B4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813469" calcext:value-type="float">
            <text:p>91813469</text:p>
          </table:table-cell>
          <table:table-cell office:value-type="float" office:value="2004" calcext:value-type="float">
            <text:p>2004</text:p>
          </table:table-cell>
          <table:table-cell table:formula="of:=[.C4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9]/[.E449]" office:value-type="float" office:value="204489.795918367" calcext:value-type="float">
            <text:p>204489,795918367</text:p>
          </table:table-cell>
          <table:table-cell table:formula="of:=ROUND([.F449])" office:value-type="float" office:value="204490" calcext:value-type="float">
            <text:p>204490</text:p>
          </table:table-cell>
          <table:table-cell table:formula="of:=[.F449]+[.H448]" office:value-type="float" office:value="91813469.3877544" calcext:value-type="float">
            <text:p>91813469,3877544</text:p>
          </table:table-cell>
          <table:table-cell table:formula="of:=ROUNDDOWN([.H449])" office:value-type="float" office:value="91813469" calcext:value-type="float">
            <text:p>91813469</text:p>
          </table:table-cell>
          <table:table-cell table:formula="of:=[.I449]-[.B4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2017959" calcext:value-type="float">
            <text:p>92017959</text:p>
          </table:table-cell>
          <table:table-cell office:value-type="float" office:value="2004" calcext:value-type="float">
            <text:p>2004</text:p>
          </table:table-cell>
          <table:table-cell table:formula="of:=[.C4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0]/[.E450]" office:value-type="float" office:value="204489.795918367" calcext:value-type="float">
            <text:p>204489,795918367</text:p>
          </table:table-cell>
          <table:table-cell table:formula="of:=ROUND([.F450])" office:value-type="float" office:value="204490" calcext:value-type="float">
            <text:p>204490</text:p>
          </table:table-cell>
          <table:table-cell table:formula="of:=[.F450]+[.H449]" office:value-type="float" office:value="92017959.1836728" calcext:value-type="float">
            <text:p>92017959,1836728</text:p>
          </table:table-cell>
          <table:table-cell table:formula="of:=ROUNDDOWN([.H450])" office:value-type="float" office:value="92017959" calcext:value-type="float">
            <text:p>92017959</text:p>
          </table:table-cell>
          <table:table-cell table:formula="of:=[.I450]-[.B4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2222448" calcext:value-type="float">
            <text:p>92222448</text:p>
          </table:table-cell>
          <table:table-cell office:value-type="float" office:value="2004" calcext:value-type="float">
            <text:p>2004</text:p>
          </table:table-cell>
          <table:table-cell table:formula="of:=[.C4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1]/[.E451]" office:value-type="float" office:value="204489.795918367" calcext:value-type="float">
            <text:p>204489,795918367</text:p>
          </table:table-cell>
          <table:table-cell table:formula="of:=ROUND([.F451])" office:value-type="float" office:value="204490" calcext:value-type="float">
            <text:p>204490</text:p>
          </table:table-cell>
          <table:table-cell table:formula="of:=[.F451]+[.H450]" office:value-type="float" office:value="92222448.9795911" calcext:value-type="float">
            <text:p>92222448,9795911</text:p>
          </table:table-cell>
          <table:table-cell table:formula="of:=ROUNDDOWN([.H451])" office:value-type="float" office:value="92222448" calcext:value-type="float">
            <text:p>92222448</text:p>
          </table:table-cell>
          <table:table-cell table:formula="of:=[.I451]-[.B4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2426938" calcext:value-type="float">
            <text:p>92426938</text:p>
          </table:table-cell>
          <table:table-cell office:value-type="float" office:value="2004" calcext:value-type="float">
            <text:p>2004</text:p>
          </table:table-cell>
          <table:table-cell table:formula="of:=[.C4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2]/[.E452]" office:value-type="float" office:value="204489.795918367" calcext:value-type="float">
            <text:p>204489,795918367</text:p>
          </table:table-cell>
          <table:table-cell table:formula="of:=ROUND([.F452])" office:value-type="float" office:value="204490" calcext:value-type="float">
            <text:p>204490</text:p>
          </table:table-cell>
          <table:table-cell table:formula="of:=[.F452]+[.H451]" office:value-type="float" office:value="92426938.7755095" calcext:value-type="float">
            <text:p>92426938,7755095</text:p>
          </table:table-cell>
          <table:table-cell table:formula="of:=ROUNDDOWN([.H452])" office:value-type="float" office:value="92426938" calcext:value-type="float">
            <text:p>92426938</text:p>
          </table:table-cell>
          <table:table-cell table:formula="of:=[.I452]-[.B4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2631428" calcext:value-type="float">
            <text:p>92631428</text:p>
          </table:table-cell>
          <table:table-cell office:value-type="float" office:value="2004" calcext:value-type="float">
            <text:p>2004</text:p>
          </table:table-cell>
          <table:table-cell table:formula="of:=[.C4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3]/[.E453]" office:value-type="float" office:value="204489.795918367" calcext:value-type="float">
            <text:p>204489,795918367</text:p>
          </table:table-cell>
          <table:table-cell table:formula="of:=ROUND([.F453])" office:value-type="float" office:value="204490" calcext:value-type="float">
            <text:p>204490</text:p>
          </table:table-cell>
          <table:table-cell table:formula="of:=[.F453]+[.H452]" office:value-type="float" office:value="92631428.5714278" calcext:value-type="float">
            <text:p>92631428,5714278</text:p>
          </table:table-cell>
          <table:table-cell table:formula="of:=ROUNDDOWN([.H453])" office:value-type="float" office:value="92631428" calcext:value-type="float">
            <text:p>92631428</text:p>
          </table:table-cell>
          <table:table-cell table:formula="of:=[.I453]-[.B4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835918" calcext:value-type="float">
            <text:p>92835918</text:p>
          </table:table-cell>
          <table:table-cell office:value-type="float" office:value="2004" calcext:value-type="float">
            <text:p>2004</text:p>
          </table:table-cell>
          <table:table-cell table:formula="of:=[.C4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4]/[.E454]" office:value-type="float" office:value="204489.795918367" calcext:value-type="float">
            <text:p>204489,795918367</text:p>
          </table:table-cell>
          <table:table-cell table:formula="of:=ROUND([.F454])" office:value-type="float" office:value="204490" calcext:value-type="float">
            <text:p>204490</text:p>
          </table:table-cell>
          <table:table-cell table:formula="of:=[.F454]+[.H453]" office:value-type="float" office:value="92835918.3673462" calcext:value-type="float">
            <text:p>92835918,3673462</text:p>
          </table:table-cell>
          <table:table-cell table:formula="of:=ROUNDDOWN([.H454])" office:value-type="float" office:value="92835918" calcext:value-type="float">
            <text:p>92835918</text:p>
          </table:table-cell>
          <table:table-cell table:formula="of:=[.I454]-[.B4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040408" calcext:value-type="float">
            <text:p>93040408</text:p>
          </table:table-cell>
          <table:table-cell office:value-type="float" office:value="2004" calcext:value-type="float">
            <text:p>2004</text:p>
          </table:table-cell>
          <table:table-cell table:formula="of:=[.C4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5]/[.E455]" office:value-type="float" office:value="204489.795918367" calcext:value-type="float">
            <text:p>204489,795918367</text:p>
          </table:table-cell>
          <table:table-cell table:formula="of:=ROUND([.F455])" office:value-type="float" office:value="204490" calcext:value-type="float">
            <text:p>204490</text:p>
          </table:table-cell>
          <table:table-cell table:formula="of:=[.F455]+[.H454]" office:value-type="float" office:value="93040408.1632646" calcext:value-type="float">
            <text:p>93040408,1632646</text:p>
          </table:table-cell>
          <table:table-cell table:formula="of:=ROUNDDOWN([.H455])" office:value-type="float" office:value="93040408" calcext:value-type="float">
            <text:p>93040408</text:p>
          </table:table-cell>
          <table:table-cell table:formula="of:=[.I455]-[.B4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244897" calcext:value-type="float">
            <text:p>93244897</text:p>
          </table:table-cell>
          <table:table-cell office:value-type="float" office:value="2004" calcext:value-type="float">
            <text:p>2004</text:p>
          </table:table-cell>
          <table:table-cell table:formula="of:=[.C4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6]/[.E456]" office:value-type="float" office:value="204489.795918367" calcext:value-type="float">
            <text:p>204489,795918367</text:p>
          </table:table-cell>
          <table:table-cell table:formula="of:=ROUND([.F456])" office:value-type="float" office:value="204490" calcext:value-type="float">
            <text:p>204490</text:p>
          </table:table-cell>
          <table:table-cell table:formula="of:=[.F456]+[.H455]" office:value-type="float" office:value="93244897.9591829" calcext:value-type="float">
            <text:p>93244897,9591829</text:p>
          </table:table-cell>
          <table:table-cell table:formula="of:=ROUNDDOWN([.H456])" office:value-type="float" office:value="93244897" calcext:value-type="float">
            <text:p>93244897</text:p>
          </table:table-cell>
          <table:table-cell table:formula="of:=[.I456]-[.B4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449387" calcext:value-type="float">
            <text:p>93449387</text:p>
          </table:table-cell>
          <table:table-cell office:value-type="float" office:value="2004" calcext:value-type="float">
            <text:p>2004</text:p>
          </table:table-cell>
          <table:table-cell table:formula="of:=[.C4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7]/[.E457]" office:value-type="float" office:value="204489.795918367" calcext:value-type="float">
            <text:p>204489,795918367</text:p>
          </table:table-cell>
          <table:table-cell table:formula="of:=ROUND([.F457])" office:value-type="float" office:value="204490" calcext:value-type="float">
            <text:p>204490</text:p>
          </table:table-cell>
          <table:table-cell table:formula="of:=[.F457]+[.H456]" office:value-type="float" office:value="93449387.7551013" calcext:value-type="float">
            <text:p>93449387,7551013</text:p>
          </table:table-cell>
          <table:table-cell table:formula="of:=ROUNDDOWN([.H457])" office:value-type="float" office:value="93449387" calcext:value-type="float">
            <text:p>93449387</text:p>
          </table:table-cell>
          <table:table-cell table:formula="of:=[.I457]-[.B4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653877" calcext:value-type="float">
            <text:p>93653877</text:p>
          </table:table-cell>
          <table:table-cell office:value-type="float" office:value="2004" calcext:value-type="float">
            <text:p>2004</text:p>
          </table:table-cell>
          <table:table-cell table:formula="of:=[.C4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8]/[.E458]" office:value-type="float" office:value="204489.795918367" calcext:value-type="float">
            <text:p>204489,795918367</text:p>
          </table:table-cell>
          <table:table-cell table:formula="of:=ROUND([.F458])" office:value-type="float" office:value="204490" calcext:value-type="float">
            <text:p>204490</text:p>
          </table:table-cell>
          <table:table-cell table:formula="of:=[.F458]+[.H457]" office:value-type="float" office:value="93653877.5510196" calcext:value-type="float">
            <text:p>93653877,5510196</text:p>
          </table:table-cell>
          <table:table-cell table:formula="of:=ROUNDDOWN([.H458])" office:value-type="float" office:value="93653877" calcext:value-type="float">
            <text:p>93653877</text:p>
          </table:table-cell>
          <table:table-cell table:formula="of:=[.I458]-[.B4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858367" calcext:value-type="float">
            <text:p>93858367</text:p>
          </table:table-cell>
          <table:table-cell office:value-type="float" office:value="2004" calcext:value-type="float">
            <text:p>2004</text:p>
          </table:table-cell>
          <table:table-cell table:formula="of:=[.C4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9]/[.E459]" office:value-type="float" office:value="204489.795918367" calcext:value-type="float">
            <text:p>204489,795918367</text:p>
          </table:table-cell>
          <table:table-cell table:formula="of:=ROUND([.F459])" office:value-type="float" office:value="204490" calcext:value-type="float">
            <text:p>204490</text:p>
          </table:table-cell>
          <table:table-cell table:formula="of:=[.F459]+[.H458]" office:value-type="float" office:value="93858367.346938" calcext:value-type="float">
            <text:p>93858367,346938</text:p>
          </table:table-cell>
          <table:table-cell table:formula="of:=ROUNDDOWN([.H459])" office:value-type="float" office:value="93858367" calcext:value-type="float">
            <text:p>93858367</text:p>
          </table:table-cell>
          <table:table-cell table:formula="of:=[.I459]-[.B4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062857" calcext:value-type="float">
            <text:p>94062857</text:p>
          </table:table-cell>
          <table:table-cell office:value-type="float" office:value="2004" calcext:value-type="float">
            <text:p>2004</text:p>
          </table:table-cell>
          <table:table-cell table:formula="of:=[.C4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0]/[.E460]" office:value-type="float" office:value="204489.795918367" calcext:value-type="float">
            <text:p>204489,795918367</text:p>
          </table:table-cell>
          <table:table-cell table:formula="of:=ROUND([.F460])" office:value-type="float" office:value="204490" calcext:value-type="float">
            <text:p>204490</text:p>
          </table:table-cell>
          <table:table-cell table:formula="of:=[.F460]+[.H459]" office:value-type="float" office:value="94062857.1428564" calcext:value-type="float">
            <text:p>94062857,1428564</text:p>
          </table:table-cell>
          <table:table-cell table:formula="of:=ROUNDDOWN([.H460])" office:value-type="float" office:value="94062857" calcext:value-type="float">
            <text:p>94062857</text:p>
          </table:table-cell>
          <table:table-cell table:formula="of:=[.I460]-[.B4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267346" calcext:value-type="float">
            <text:p>94267346</text:p>
          </table:table-cell>
          <table:table-cell office:value-type="float" office:value="2004" calcext:value-type="float">
            <text:p>2004</text:p>
          </table:table-cell>
          <table:table-cell table:formula="of:=[.C4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1]/[.E461]" office:value-type="float" office:value="204489.795918367" calcext:value-type="float">
            <text:p>204489,795918367</text:p>
          </table:table-cell>
          <table:table-cell table:formula="of:=ROUND([.F461])" office:value-type="float" office:value="204490" calcext:value-type="float">
            <text:p>204490</text:p>
          </table:table-cell>
          <table:table-cell table:formula="of:=[.F461]+[.H460]" office:value-type="float" office:value="94267346.9387747" calcext:value-type="float">
            <text:p>94267346,9387747</text:p>
          </table:table-cell>
          <table:table-cell table:formula="of:=ROUNDDOWN([.H461])" office:value-type="float" office:value="94267346" calcext:value-type="float">
            <text:p>94267346</text:p>
          </table:table-cell>
          <table:table-cell table:formula="of:=[.I461]-[.B4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471836" calcext:value-type="float">
            <text:p>94471836</text:p>
          </table:table-cell>
          <table:table-cell office:value-type="float" office:value="2004" calcext:value-type="float">
            <text:p>2004</text:p>
          </table:table-cell>
          <table:table-cell table:formula="of:=[.C4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2]/[.E462]" office:value-type="float" office:value="204489.795918367" calcext:value-type="float">
            <text:p>204489,795918367</text:p>
          </table:table-cell>
          <table:table-cell table:formula="of:=ROUND([.F462])" office:value-type="float" office:value="204490" calcext:value-type="float">
            <text:p>204490</text:p>
          </table:table-cell>
          <table:table-cell table:formula="of:=[.F462]+[.H461]" office:value-type="float" office:value="94471836.7346931" calcext:value-type="float">
            <text:p>94471836,7346931</text:p>
          </table:table-cell>
          <table:table-cell table:formula="of:=ROUNDDOWN([.H462])" office:value-type="float" office:value="94471836" calcext:value-type="float">
            <text:p>94471836</text:p>
          </table:table-cell>
          <table:table-cell table:formula="of:=[.I462]-[.B4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4676326" calcext:value-type="float">
            <text:p>94676326</text:p>
          </table:table-cell>
          <table:table-cell office:value-type="float" office:value="2004" calcext:value-type="float">
            <text:p>2004</text:p>
          </table:table-cell>
          <table:table-cell table:formula="of:=[.C4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3]/[.E463]" office:value-type="float" office:value="204489.795918367" calcext:value-type="float">
            <text:p>204489,795918367</text:p>
          </table:table-cell>
          <table:table-cell table:formula="of:=ROUND([.F463])" office:value-type="float" office:value="204490" calcext:value-type="float">
            <text:p>204490</text:p>
          </table:table-cell>
          <table:table-cell table:formula="of:=[.F463]+[.H462]" office:value-type="float" office:value="94676326.5306115" calcext:value-type="float">
            <text:p>94676326,5306115</text:p>
          </table:table-cell>
          <table:table-cell table:formula="of:=ROUNDDOWN([.H463])" office:value-type="float" office:value="94676326" calcext:value-type="float">
            <text:p>94676326</text:p>
          </table:table-cell>
          <table:table-cell table:formula="of:=[.I463]-[.B4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880816" calcext:value-type="float">
            <text:p>94880816</text:p>
          </table:table-cell>
          <table:table-cell office:value-type="float" office:value="2004" calcext:value-type="float">
            <text:p>2004</text:p>
          </table:table-cell>
          <table:table-cell table:formula="of:=[.C4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4]/[.E464]" office:value-type="float" office:value="204489.795918367" calcext:value-type="float">
            <text:p>204489,795918367</text:p>
          </table:table-cell>
          <table:table-cell table:formula="of:=ROUND([.F464])" office:value-type="float" office:value="204490" calcext:value-type="float">
            <text:p>204490</text:p>
          </table:table-cell>
          <table:table-cell table:formula="of:=[.F464]+[.H463]" office:value-type="float" office:value="94880816.3265298" calcext:value-type="float">
            <text:p>94880816,3265298</text:p>
          </table:table-cell>
          <table:table-cell table:formula="of:=ROUNDDOWN([.H464])" office:value-type="float" office:value="94880816" calcext:value-type="float">
            <text:p>94880816</text:p>
          </table:table-cell>
          <table:table-cell table:formula="of:=[.I464]-[.B4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5085306" calcext:value-type="float">
            <text:p>95085306</text:p>
          </table:table-cell>
          <table:table-cell office:value-type="float" office:value="2004" calcext:value-type="float">
            <text:p>2004</text:p>
          </table:table-cell>
          <table:table-cell table:formula="of:=[.C4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5]/[.E465]" office:value-type="float" office:value="204489.795918367" calcext:value-type="float">
            <text:p>204489,795918367</text:p>
          </table:table-cell>
          <table:table-cell table:formula="of:=ROUND([.F465])" office:value-type="float" office:value="204490" calcext:value-type="float">
            <text:p>204490</text:p>
          </table:table-cell>
          <table:table-cell table:formula="of:=[.F465]+[.H464]" office:value-type="float" office:value="95085306.1224482" calcext:value-type="float">
            <text:p>95085306,1224482</text:p>
          </table:table-cell>
          <table:table-cell table:formula="of:=ROUNDDOWN([.H465])" office:value-type="float" office:value="95085306" calcext:value-type="float">
            <text:p>95085306</text:p>
          </table:table-cell>
          <table:table-cell table:formula="of:=[.I465]-[.B4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289795" calcext:value-type="float">
            <text:p>95289795</text:p>
          </table:table-cell>
          <table:table-cell office:value-type="float" office:value="2004" calcext:value-type="float">
            <text:p>2004</text:p>
          </table:table-cell>
          <table:table-cell table:formula="of:=[.C4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6]/[.E466]" office:value-type="float" office:value="204489.795918367" calcext:value-type="float">
            <text:p>204489,795918367</text:p>
          </table:table-cell>
          <table:table-cell table:formula="of:=ROUND([.F466])" office:value-type="float" office:value="204490" calcext:value-type="float">
            <text:p>204490</text:p>
          </table:table-cell>
          <table:table-cell table:formula="of:=[.F466]+[.H465]" office:value-type="float" office:value="95289795.9183665" calcext:value-type="float">
            <text:p>95289795,9183665</text:p>
          </table:table-cell>
          <table:table-cell table:formula="of:=ROUNDDOWN([.H466])" office:value-type="float" office:value="95289795" calcext:value-type="float">
            <text:p>95289795</text:p>
          </table:table-cell>
          <table:table-cell table:formula="of:=[.I466]-[.B4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94285" calcext:value-type="float">
            <text:p>95494285</text:p>
          </table:table-cell>
          <table:table-cell office:value-type="float" office:value="2004" calcext:value-type="float">
            <text:p>2004</text:p>
          </table:table-cell>
          <table:table-cell table:formula="of:=[.C4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7]/[.E467]" office:value-type="float" office:value="204489.795918367" calcext:value-type="float">
            <text:p>204489,795918367</text:p>
          </table:table-cell>
          <table:table-cell table:formula="of:=ROUND([.F467])" office:value-type="float" office:value="204490" calcext:value-type="float">
            <text:p>204490</text:p>
          </table:table-cell>
          <table:table-cell table:formula="of:=[.F467]+[.H466]" office:value-type="float" office:value="95494285.7142849" calcext:value-type="float">
            <text:p>95494285,7142849</text:p>
          </table:table-cell>
          <table:table-cell table:formula="of:=ROUNDDOWN([.H467])" office:value-type="float" office:value="95494285" calcext:value-type="float">
            <text:p>95494285</text:p>
          </table:table-cell>
          <table:table-cell table:formula="of:=[.I467]-[.B4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5698775" calcext:value-type="float">
            <text:p>95698775</text:p>
          </table:table-cell>
          <table:table-cell office:value-type="float" office:value="2004" calcext:value-type="float">
            <text:p>2004</text:p>
          </table:table-cell>
          <table:table-cell table:formula="of:=[.C4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8]/[.E468]" office:value-type="float" office:value="204489.795918367" calcext:value-type="float">
            <text:p>204489,795918367</text:p>
          </table:table-cell>
          <table:table-cell table:formula="of:=ROUND([.F468])" office:value-type="float" office:value="204490" calcext:value-type="float">
            <text:p>204490</text:p>
          </table:table-cell>
          <table:table-cell table:formula="of:=[.F468]+[.H467]" office:value-type="float" office:value="95698775.5102032" calcext:value-type="float">
            <text:p>95698775,5102032</text:p>
          </table:table-cell>
          <table:table-cell table:formula="of:=ROUNDDOWN([.H468])" office:value-type="float" office:value="95698775" calcext:value-type="float">
            <text:p>95698775</text:p>
          </table:table-cell>
          <table:table-cell table:formula="of:=[.I468]-[.B4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5903265" calcext:value-type="float">
            <text:p>95903265</text:p>
          </table:table-cell>
          <table:table-cell office:value-type="float" office:value="2004" calcext:value-type="float">
            <text:p>2004</text:p>
          </table:table-cell>
          <table:table-cell table:formula="of:=[.C4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9]/[.E469]" office:value-type="float" office:value="204489.795918367" calcext:value-type="float">
            <text:p>204489,795918367</text:p>
          </table:table-cell>
          <table:table-cell table:formula="of:=ROUND([.F469])" office:value-type="float" office:value="204490" calcext:value-type="float">
            <text:p>204490</text:p>
          </table:table-cell>
          <table:table-cell table:formula="of:=[.F469]+[.H468]" office:value-type="float" office:value="95903265.3061216" calcext:value-type="float">
            <text:p>95903265,3061216</text:p>
          </table:table-cell>
          <table:table-cell table:formula="of:=ROUNDDOWN([.H469])" office:value-type="float" office:value="95903265" calcext:value-type="float">
            <text:p>95903265</text:p>
          </table:table-cell>
          <table:table-cell table:formula="of:=[.I469]-[.B4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6107755" calcext:value-type="float">
            <text:p>96107755</text:p>
          </table:table-cell>
          <table:table-cell office:value-type="float" office:value="2004" calcext:value-type="float">
            <text:p>2004</text:p>
          </table:table-cell>
          <table:table-cell table:formula="of:=[.C4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0]/[.E470]" office:value-type="float" office:value="204489.795918367" calcext:value-type="float">
            <text:p>204489,795918367</text:p>
          </table:table-cell>
          <table:table-cell table:formula="of:=ROUND([.F470])" office:value-type="float" office:value="204490" calcext:value-type="float">
            <text:p>204490</text:p>
          </table:table-cell>
          <table:table-cell table:formula="of:=[.F470]+[.H469]" office:value-type="float" office:value="96107755.10204" calcext:value-type="float">
            <text:p>96107755,10204</text:p>
          </table:table-cell>
          <table:table-cell table:formula="of:=ROUNDDOWN([.H470])" office:value-type="float" office:value="96107755" calcext:value-type="float">
            <text:p>96107755</text:p>
          </table:table-cell>
          <table:table-cell table:formula="of:=[.I470]-[.B4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12244" calcext:value-type="float">
            <text:p>96312244</text:p>
          </table:table-cell>
          <table:table-cell office:value-type="float" office:value="2004" calcext:value-type="float">
            <text:p>2004</text:p>
          </table:table-cell>
          <table:table-cell table:formula="of:=[.C4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1]/[.E471]" office:value-type="float" office:value="204489.795918367" calcext:value-type="float">
            <text:p>204489,795918367</text:p>
          </table:table-cell>
          <table:table-cell table:formula="of:=ROUND([.F471])" office:value-type="float" office:value="204490" calcext:value-type="float">
            <text:p>204490</text:p>
          </table:table-cell>
          <table:table-cell table:formula="of:=[.F471]+[.H470]" office:value-type="float" office:value="96312244.8979583" calcext:value-type="float">
            <text:p>96312244,8979583</text:p>
          </table:table-cell>
          <table:table-cell table:formula="of:=ROUNDDOWN([.H471])" office:value-type="float" office:value="96312244" calcext:value-type="float">
            <text:p>96312244</text:p>
          </table:table-cell>
          <table:table-cell table:formula="of:=[.I471]-[.B4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6516734" calcext:value-type="float">
            <text:p>96516734</text:p>
          </table:table-cell>
          <table:table-cell office:value-type="float" office:value="2004" calcext:value-type="float">
            <text:p>2004</text:p>
          </table:table-cell>
          <table:table-cell table:formula="of:=[.C4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2]/[.E472]" office:value-type="float" office:value="204489.795918367" calcext:value-type="float">
            <text:p>204489,795918367</text:p>
          </table:table-cell>
          <table:table-cell table:formula="of:=ROUND([.F472])" office:value-type="float" office:value="204490" calcext:value-type="float">
            <text:p>204490</text:p>
          </table:table-cell>
          <table:table-cell table:formula="of:=[.F472]+[.H471]" office:value-type="float" office:value="96516734.6938767" calcext:value-type="float">
            <text:p>96516734,6938767</text:p>
          </table:table-cell>
          <table:table-cell table:formula="of:=ROUNDDOWN([.H472])" office:value-type="float" office:value="96516734" calcext:value-type="float">
            <text:p>96516734</text:p>
          </table:table-cell>
          <table:table-cell table:formula="of:=[.I472]-[.B4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721224" calcext:value-type="float">
            <text:p>96721224</text:p>
          </table:table-cell>
          <table:table-cell office:value-type="float" office:value="2004" calcext:value-type="float">
            <text:p>2004</text:p>
          </table:table-cell>
          <table:table-cell table:formula="of:=[.C4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3]/[.E473]" office:value-type="float" office:value="204489.795918367" calcext:value-type="float">
            <text:p>204489,795918367</text:p>
          </table:table-cell>
          <table:table-cell table:formula="of:=ROUND([.F473])" office:value-type="float" office:value="204490" calcext:value-type="float">
            <text:p>204490</text:p>
          </table:table-cell>
          <table:table-cell table:formula="of:=[.F473]+[.H472]" office:value-type="float" office:value="96721224.489795" calcext:value-type="float">
            <text:p>96721224,489795</text:p>
          </table:table-cell>
          <table:table-cell table:formula="of:=ROUNDDOWN([.H473])" office:value-type="float" office:value="96721224" calcext:value-type="float">
            <text:p>96721224</text:p>
          </table:table-cell>
          <table:table-cell table:formula="of:=[.I473]-[.B4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6925714" calcext:value-type="float">
            <text:p>96925714</text:p>
          </table:table-cell>
          <table:table-cell office:value-type="float" office:value="2004" calcext:value-type="float">
            <text:p>2004</text:p>
          </table:table-cell>
          <table:table-cell table:formula="of:=[.C4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4]/[.E474]" office:value-type="float" office:value="204489.795918367" calcext:value-type="float">
            <text:p>204489,795918367</text:p>
          </table:table-cell>
          <table:table-cell table:formula="of:=ROUND([.F474])" office:value-type="float" office:value="204490" calcext:value-type="float">
            <text:p>204490</text:p>
          </table:table-cell>
          <table:table-cell table:formula="of:=[.F474]+[.H473]" office:value-type="float" office:value="96925714.2857134" calcext:value-type="float">
            <text:p>96925714,2857134</text:p>
          </table:table-cell>
          <table:table-cell table:formula="of:=ROUNDDOWN([.H474])" office:value-type="float" office:value="96925714" calcext:value-type="float">
            <text:p>96925714</text:p>
          </table:table-cell>
          <table:table-cell table:formula="of:=[.I474]-[.B4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130204" calcext:value-type="float">
            <text:p>97130204</text:p>
          </table:table-cell>
          <table:table-cell office:value-type="float" office:value="2004" calcext:value-type="float">
            <text:p>2004</text:p>
          </table:table-cell>
          <table:table-cell table:formula="of:=[.C4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5]/[.E475]" office:value-type="float" office:value="204489.795918367" calcext:value-type="float">
            <text:p>204489,795918367</text:p>
          </table:table-cell>
          <table:table-cell table:formula="of:=ROUND([.F475])" office:value-type="float" office:value="204490" calcext:value-type="float">
            <text:p>204490</text:p>
          </table:table-cell>
          <table:table-cell table:formula="of:=[.F475]+[.H474]" office:value-type="float" office:value="97130204.0816318" calcext:value-type="float">
            <text:p>97130204,0816318</text:p>
          </table:table-cell>
          <table:table-cell table:formula="of:=ROUNDDOWN([.H475])" office:value-type="float" office:value="97130204" calcext:value-type="float">
            <text:p>97130204</text:p>
          </table:table-cell>
          <table:table-cell table:formula="of:=[.I475]-[.B4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334693" calcext:value-type="float">
            <text:p>97334693</text:p>
          </table:table-cell>
          <table:table-cell office:value-type="float" office:value="2004" calcext:value-type="float">
            <text:p>2004</text:p>
          </table:table-cell>
          <table:table-cell table:formula="of:=[.C4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6]/[.E476]" office:value-type="float" office:value="204489.795918367" calcext:value-type="float">
            <text:p>204489,795918367</text:p>
          </table:table-cell>
          <table:table-cell table:formula="of:=ROUND([.F476])" office:value-type="float" office:value="204490" calcext:value-type="float">
            <text:p>204490</text:p>
          </table:table-cell>
          <table:table-cell table:formula="of:=[.F476]+[.H475]" office:value-type="float" office:value="97334693.8775501" calcext:value-type="float">
            <text:p>97334693,8775501</text:p>
          </table:table-cell>
          <table:table-cell table:formula="of:=ROUNDDOWN([.H476])" office:value-type="float" office:value="97334693" calcext:value-type="float">
            <text:p>97334693</text:p>
          </table:table-cell>
          <table:table-cell table:formula="of:=[.I476]-[.B4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539183" calcext:value-type="float">
            <text:p>97539183</text:p>
          </table:table-cell>
          <table:table-cell office:value-type="float" office:value="2004" calcext:value-type="float">
            <text:p>2004</text:p>
          </table:table-cell>
          <table:table-cell table:formula="of:=[.C4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7]/[.E477]" office:value-type="float" office:value="204489.795918367" calcext:value-type="float">
            <text:p>204489,795918367</text:p>
          </table:table-cell>
          <table:table-cell table:formula="of:=ROUND([.F477])" office:value-type="float" office:value="204490" calcext:value-type="float">
            <text:p>204490</text:p>
          </table:table-cell>
          <table:table-cell table:formula="of:=[.F477]+[.H476]" office:value-type="float" office:value="97539183.6734685" calcext:value-type="float">
            <text:p>97539183,6734685</text:p>
          </table:table-cell>
          <table:table-cell table:formula="of:=ROUNDDOWN([.H477])" office:value-type="float" office:value="97539183" calcext:value-type="float">
            <text:p>97539183</text:p>
          </table:table-cell>
          <table:table-cell table:formula="of:=[.I477]-[.B4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743673" calcext:value-type="float">
            <text:p>97743673</text:p>
          </table:table-cell>
          <table:table-cell office:value-type="float" office:value="2004" calcext:value-type="float">
            <text:p>2004</text:p>
          </table:table-cell>
          <table:table-cell table:formula="of:=[.C4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8]/[.E478]" office:value-type="float" office:value="204489.795918367" calcext:value-type="float">
            <text:p>204489,795918367</text:p>
          </table:table-cell>
          <table:table-cell table:formula="of:=ROUND([.F478])" office:value-type="float" office:value="204490" calcext:value-type="float">
            <text:p>204490</text:p>
          </table:table-cell>
          <table:table-cell table:formula="of:=[.F478]+[.H477]" office:value-type="float" office:value="97743673.4693868" calcext:value-type="float">
            <text:p>97743673,4693868</text:p>
          </table:table-cell>
          <table:table-cell table:formula="of:=ROUNDDOWN([.H478])" office:value-type="float" office:value="97743673" calcext:value-type="float">
            <text:p>97743673</text:p>
          </table:table-cell>
          <table:table-cell table:formula="of:=[.I478]-[.B4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948163" calcext:value-type="float">
            <text:p>97948163</text:p>
          </table:table-cell>
          <table:table-cell office:value-type="float" office:value="2004" calcext:value-type="float">
            <text:p>2004</text:p>
          </table:table-cell>
          <table:table-cell table:formula="of:=[.C4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79]/[.E479]" office:value-type="float" office:value="204489.795918367" calcext:value-type="float">
            <text:p>204489,795918367</text:p>
          </table:table-cell>
          <table:table-cell table:formula="of:=ROUND([.F479])" office:value-type="float" office:value="204490" calcext:value-type="float">
            <text:p>204490</text:p>
          </table:table-cell>
          <table:table-cell table:formula="of:=[.F479]+[.H478]" office:value-type="float" office:value="97948163.2653052" calcext:value-type="float">
            <text:p>97948163,2653052</text:p>
          </table:table-cell>
          <table:table-cell table:formula="of:=ROUNDDOWN([.H479])" office:value-type="float" office:value="97948163" calcext:value-type="float">
            <text:p>97948163</text:p>
          </table:table-cell>
          <table:table-cell table:formula="of:=[.I479]-[.B4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152653" calcext:value-type="float">
            <text:p>98152653</text:p>
          </table:table-cell>
          <table:table-cell office:value-type="float" office:value="2004" calcext:value-type="float">
            <text:p>2004</text:p>
          </table:table-cell>
          <table:table-cell table:formula="of:=[.C4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0]/[.E480]" office:value-type="float" office:value="204489.795918367" calcext:value-type="float">
            <text:p>204489,795918367</text:p>
          </table:table-cell>
          <table:table-cell table:formula="of:=ROUND([.F480])" office:value-type="float" office:value="204490" calcext:value-type="float">
            <text:p>204490</text:p>
          </table:table-cell>
          <table:table-cell table:formula="of:=[.F480]+[.H479]" office:value-type="float" office:value="98152653.0612236" calcext:value-type="float">
            <text:p>98152653,0612236</text:p>
          </table:table-cell>
          <table:table-cell table:formula="of:=ROUNDDOWN([.H480])" office:value-type="float" office:value="98152653" calcext:value-type="float">
            <text:p>98152653</text:p>
          </table:table-cell>
          <table:table-cell table:formula="of:=[.I480]-[.B4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8357142" calcext:value-type="float">
            <text:p>98357142</text:p>
          </table:table-cell>
          <table:table-cell office:value-type="float" office:value="2004" calcext:value-type="float">
            <text:p>2004</text:p>
          </table:table-cell>
          <table:table-cell table:formula="of:=[.C4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1]/[.E481]" office:value-type="float" office:value="204489.795918367" calcext:value-type="float">
            <text:p>204489,795918367</text:p>
          </table:table-cell>
          <table:table-cell table:formula="of:=ROUND([.F481])" office:value-type="float" office:value="204490" calcext:value-type="float">
            <text:p>204490</text:p>
          </table:table-cell>
          <table:table-cell table:formula="of:=[.F481]+[.H480]" office:value-type="float" office:value="98357142.8571419" calcext:value-type="float">
            <text:p>98357142,8571419</text:p>
          </table:table-cell>
          <table:table-cell table:formula="of:=ROUNDDOWN([.H481])" office:value-type="float" office:value="98357142" calcext:value-type="float">
            <text:p>98357142</text:p>
          </table:table-cell>
          <table:table-cell table:formula="of:=[.I481]-[.B4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561632" calcext:value-type="float">
            <text:p>98561632</text:p>
          </table:table-cell>
          <table:table-cell office:value-type="float" office:value="2004" calcext:value-type="float">
            <text:p>2004</text:p>
          </table:table-cell>
          <table:table-cell table:formula="of:=[.C4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2]/[.E482]" office:value-type="float" office:value="204489.795918367" calcext:value-type="float">
            <text:p>204489,795918367</text:p>
          </table:table-cell>
          <table:table-cell table:formula="of:=ROUND([.F482])" office:value-type="float" office:value="204490" calcext:value-type="float">
            <text:p>204490</text:p>
          </table:table-cell>
          <table:table-cell table:formula="of:=[.F482]+[.H481]" office:value-type="float" office:value="98561632.6530603" calcext:value-type="float">
            <text:p>98561632,6530603</text:p>
          </table:table-cell>
          <table:table-cell table:formula="of:=ROUNDDOWN([.H482])" office:value-type="float" office:value="98561632" calcext:value-type="float">
            <text:p>98561632</text:p>
          </table:table-cell>
          <table:table-cell table:formula="of:=[.I482]-[.B4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8766122" calcext:value-type="float">
            <text:p>98766122</text:p>
          </table:table-cell>
          <table:table-cell office:value-type="float" office:value="2004" calcext:value-type="float">
            <text:p>2004</text:p>
          </table:table-cell>
          <table:table-cell table:formula="of:=[.C4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3]/[.E483]" office:value-type="float" office:value="204489.795918367" calcext:value-type="float">
            <text:p>204489,795918367</text:p>
          </table:table-cell>
          <table:table-cell table:formula="of:=ROUND([.F483])" office:value-type="float" office:value="204490" calcext:value-type="float">
            <text:p>204490</text:p>
          </table:table-cell>
          <table:table-cell table:formula="of:=[.F483]+[.H482]" office:value-type="float" office:value="98766122.4489787" calcext:value-type="float">
            <text:p>98766122,4489787</text:p>
          </table:table-cell>
          <table:table-cell table:formula="of:=ROUNDDOWN([.H483])" office:value-type="float" office:value="98766122" calcext:value-type="float">
            <text:p>98766122</text:p>
          </table:table-cell>
          <table:table-cell table:formula="of:=[.I483]-[.B4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970612" calcext:value-type="float">
            <text:p>98970612</text:p>
          </table:table-cell>
          <table:table-cell office:value-type="float" office:value="2004" calcext:value-type="float">
            <text:p>2004</text:p>
          </table:table-cell>
          <table:table-cell table:formula="of:=[.C4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4]/[.E484]" office:value-type="float" office:value="204489.795918367" calcext:value-type="float">
            <text:p>204489,795918367</text:p>
          </table:table-cell>
          <table:table-cell table:formula="of:=ROUND([.F484])" office:value-type="float" office:value="204490" calcext:value-type="float">
            <text:p>204490</text:p>
          </table:table-cell>
          <table:table-cell table:formula="of:=[.F484]+[.H483]" office:value-type="float" office:value="98970612.244897" calcext:value-type="float">
            <text:p>98970612,244897</text:p>
          </table:table-cell>
          <table:table-cell table:formula="of:=ROUNDDOWN([.H484])" office:value-type="float" office:value="98970612" calcext:value-type="float">
            <text:p>98970612</text:p>
          </table:table-cell>
          <table:table-cell table:formula="of:=[.I484]-[.B4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175102" calcext:value-type="float">
            <text:p>99175102</text:p>
          </table:table-cell>
          <table:table-cell office:value-type="float" office:value="2004" calcext:value-type="float">
            <text:p>2004</text:p>
          </table:table-cell>
          <table:table-cell table:formula="of:=[.C4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5]/[.E485]" office:value-type="float" office:value="204489.795918367" calcext:value-type="float">
            <text:p>204489,795918367</text:p>
          </table:table-cell>
          <table:table-cell table:formula="of:=ROUND([.F485])" office:value-type="float" office:value="204490" calcext:value-type="float">
            <text:p>204490</text:p>
          </table:table-cell>
          <table:table-cell table:formula="of:=[.F485]+[.H484]" office:value-type="float" office:value="99175102.0408154" calcext:value-type="float">
            <text:p>99175102,0408154</text:p>
          </table:table-cell>
          <table:table-cell table:formula="of:=ROUNDDOWN([.H485])" office:value-type="float" office:value="99175102" calcext:value-type="float">
            <text:p>99175102</text:p>
          </table:table-cell>
          <table:table-cell table:formula="of:=[.I485]-[.B4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379591" calcext:value-type="float">
            <text:p>99379591</text:p>
          </table:table-cell>
          <table:table-cell office:value-type="float" office:value="2004" calcext:value-type="float">
            <text:p>2004</text:p>
          </table:table-cell>
          <table:table-cell table:formula="of:=[.C4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6]/[.E486]" office:value-type="float" office:value="204489.795918367" calcext:value-type="float">
            <text:p>204489,795918367</text:p>
          </table:table-cell>
          <table:table-cell table:formula="of:=ROUND([.F486])" office:value-type="float" office:value="204490" calcext:value-type="float">
            <text:p>204490</text:p>
          </table:table-cell>
          <table:table-cell table:formula="of:=[.F486]+[.H485]" office:value-type="float" office:value="99379591.8367337" calcext:value-type="float">
            <text:p>99379591,8367337</text:p>
          </table:table-cell>
          <table:table-cell table:formula="of:=ROUNDDOWN([.H486])" office:value-type="float" office:value="99379591" calcext:value-type="float">
            <text:p>99379591</text:p>
          </table:table-cell>
          <table:table-cell table:formula="of:=[.I486]-[.B4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584081" calcext:value-type="float">
            <text:p>99584081</text:p>
          </table:table-cell>
          <table:table-cell office:value-type="float" office:value="2004" calcext:value-type="float">
            <text:p>2004</text:p>
          </table:table-cell>
          <table:table-cell table:formula="of:=[.C4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7]/[.E487]" office:value-type="float" office:value="204489.795918367" calcext:value-type="float">
            <text:p>204489,795918367</text:p>
          </table:table-cell>
          <table:table-cell table:formula="of:=ROUND([.F487])" office:value-type="float" office:value="204490" calcext:value-type="float">
            <text:p>204490</text:p>
          </table:table-cell>
          <table:table-cell table:formula="of:=[.F487]+[.H486]" office:value-type="float" office:value="99584081.6326521" calcext:value-type="float">
            <text:p>99584081,6326521</text:p>
          </table:table-cell>
          <table:table-cell table:formula="of:=ROUNDDOWN([.H487])" office:value-type="float" office:value="99584081" calcext:value-type="float">
            <text:p>99584081</text:p>
          </table:table-cell>
          <table:table-cell table:formula="of:=[.I487]-[.B4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788571" calcext:value-type="float">
            <text:p>99788571</text:p>
          </table:table-cell>
          <table:table-cell office:value-type="float" office:value="2004" calcext:value-type="float">
            <text:p>2004</text:p>
          </table:table-cell>
          <table:table-cell table:formula="of:=[.C4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8]/[.E488]" office:value-type="float" office:value="204489.795918367" calcext:value-type="float">
            <text:p>204489,795918367</text:p>
          </table:table-cell>
          <table:table-cell table:formula="of:=ROUND([.F488])" office:value-type="float" office:value="204490" calcext:value-type="float">
            <text:p>204490</text:p>
          </table:table-cell>
          <table:table-cell table:formula="of:=[.F488]+[.H487]" office:value-type="float" office:value="99788571.4285705" calcext:value-type="float">
            <text:p>99788571,4285705</text:p>
          </table:table-cell>
          <table:table-cell table:formula="of:=ROUNDDOWN([.H488])" office:value-type="float" office:value="99788571" calcext:value-type="float">
            <text:p>99788571</text:p>
          </table:table-cell>
          <table:table-cell table:formula="of:=[.I488]-[.B4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993061" calcext:value-type="float">
            <text:p>99993061</text:p>
          </table:table-cell>
          <table:table-cell office:value-type="float" office:value="2004" calcext:value-type="float">
            <text:p>2004</text:p>
          </table:table-cell>
          <table:table-cell table:formula="of:=[.C4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89]/[.E489]" office:value-type="float" office:value="204489.795918367" calcext:value-type="float">
            <text:p>204489,795918367</text:p>
          </table:table-cell>
          <table:table-cell table:formula="of:=ROUND([.F489])" office:value-type="float" office:value="204490" calcext:value-type="float">
            <text:p>204490</text:p>
          </table:table-cell>
          <table:table-cell table:formula="of:=[.F489]+[.H488]" office:value-type="float" office:value="99993061.2244888" calcext:value-type="float">
            <text:p>99993061,2244888</text:p>
          </table:table-cell>
          <table:table-cell table:formula="of:=ROUNDDOWN([.H489])" office:value-type="float" office:value="99993061" calcext:value-type="float">
            <text:p>99993061</text:p>
          </table:table-cell>
          <table:table-cell table:formula="of:=[.I489]-[.B4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197551" calcext:value-type="float">
            <text:p>100197551</text:p>
          </table:table-cell>
          <table:table-cell office:value-type="float" office:value="2004" calcext:value-type="float">
            <text:p>2004</text:p>
          </table:table-cell>
          <table:table-cell table:formula="of:=[.C4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0]/[.E490]" office:value-type="float" office:value="204489.795918367" calcext:value-type="float">
            <text:p>204489,795918367</text:p>
          </table:table-cell>
          <table:table-cell table:formula="of:=ROUND([.F490])" office:value-type="float" office:value="204490" calcext:value-type="float">
            <text:p>204490</text:p>
          </table:table-cell>
          <table:table-cell table:formula="of:=[.F490]+[.H489]" office:value-type="float" office:value="100197551.020407" calcext:value-type="float">
            <text:p>100197551,020407</text:p>
          </table:table-cell>
          <table:table-cell table:formula="of:=ROUNDDOWN([.H490])" office:value-type="float" office:value="100197551" calcext:value-type="float">
            <text:p>100197551</text:p>
          </table:table-cell>
          <table:table-cell table:formula="of:=[.I490]-[.B4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402040" calcext:value-type="float">
            <text:p>100402040</text:p>
          </table:table-cell>
          <table:table-cell office:value-type="float" office:value="2004" calcext:value-type="float">
            <text:p>2004</text:p>
          </table:table-cell>
          <table:table-cell table:formula="of:=[.C4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1]/[.E491]" office:value-type="float" office:value="204489.795918367" calcext:value-type="float">
            <text:p>204489,795918367</text:p>
          </table:table-cell>
          <table:table-cell table:formula="of:=ROUND([.F491])" office:value-type="float" office:value="204490" calcext:value-type="float">
            <text:p>204490</text:p>
          </table:table-cell>
          <table:table-cell table:formula="of:=[.F491]+[.H490]" office:value-type="float" office:value="100402040.816326" calcext:value-type="float">
            <text:p>100402040,816326</text:p>
          </table:table-cell>
          <table:table-cell table:formula="of:=ROUNDDOWN([.H491])" office:value-type="float" office:value="100402040" calcext:value-type="float">
            <text:p>100402040</text:p>
          </table:table-cell>
          <table:table-cell table:formula="of:=[.I491]-[.B4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606530" calcext:value-type="float">
            <text:p>100606530</text:p>
          </table:table-cell>
          <table:table-cell office:value-type="float" office:value="2004" calcext:value-type="float">
            <text:p>2004</text:p>
          </table:table-cell>
          <table:table-cell table:formula="of:=[.C4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2]/[.E492]" office:value-type="float" office:value="204489.795918367" calcext:value-type="float">
            <text:p>204489,795918367</text:p>
          </table:table-cell>
          <table:table-cell table:formula="of:=ROUND([.F492])" office:value-type="float" office:value="204490" calcext:value-type="float">
            <text:p>204490</text:p>
          </table:table-cell>
          <table:table-cell table:formula="of:=[.F492]+[.H491]" office:value-type="float" office:value="100606530.612244" calcext:value-type="float">
            <text:p>100606530,612244</text:p>
          </table:table-cell>
          <table:table-cell table:formula="of:=ROUNDDOWN([.H492])" office:value-type="float" office:value="100606530" calcext:value-type="float">
            <text:p>100606530</text:p>
          </table:table-cell>
          <table:table-cell table:formula="of:=[.I492]-[.B4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811020" calcext:value-type="float">
            <text:p>100811020</text:p>
          </table:table-cell>
          <table:table-cell office:value-type="float" office:value="2004" calcext:value-type="float">
            <text:p>2004</text:p>
          </table:table-cell>
          <table:table-cell table:formula="of:=[.C4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3]/[.E493]" office:value-type="float" office:value="204489.795918367" calcext:value-type="float">
            <text:p>204489,795918367</text:p>
          </table:table-cell>
          <table:table-cell table:formula="of:=ROUND([.F493])" office:value-type="float" office:value="204490" calcext:value-type="float">
            <text:p>204490</text:p>
          </table:table-cell>
          <table:table-cell table:formula="of:=[.F493]+[.H492]" office:value-type="float" office:value="100811020.408162" calcext:value-type="float">
            <text:p>100811020,408162</text:p>
          </table:table-cell>
          <table:table-cell table:formula="of:=ROUNDDOWN([.H493])" office:value-type="float" office:value="100811020" calcext:value-type="float">
            <text:p>100811020</text:p>
          </table:table-cell>
          <table:table-cell table:formula="of:=[.I493]-[.B4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15510" calcext:value-type="float">
            <text:p>101015510</text:p>
          </table:table-cell>
          <table:table-cell office:value-type="float" office:value="2004" calcext:value-type="float">
            <text:p>2004</text:p>
          </table:table-cell>
          <table:table-cell table:formula="of:=[.C4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4]/[.E494]" office:value-type="float" office:value="204489.795918367" calcext:value-type="float">
            <text:p>204489,795918367</text:p>
          </table:table-cell>
          <table:table-cell table:formula="of:=ROUND([.F494])" office:value-type="float" office:value="204490" calcext:value-type="float">
            <text:p>204490</text:p>
          </table:table-cell>
          <table:table-cell table:formula="of:=[.F494]+[.H493]" office:value-type="float" office:value="101015510.204081" calcext:value-type="float">
            <text:p>101015510,204081</text:p>
          </table:table-cell>
          <table:table-cell table:formula="of:=ROUNDDOWN([.H494])" office:value-type="float" office:value="101015510" calcext:value-type="float">
            <text:p>101015510</text:p>
          </table:table-cell>
          <table:table-cell table:formula="of:=[.I494]-[.B4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220000" calcext:value-type="float">
            <text:p>101220000</text:p>
          </table:table-cell>
          <table:table-cell office:value-type="float" office:value="2004" calcext:value-type="float">
            <text:p>2004</text:p>
          </table:table-cell>
          <table:table-cell table:formula="of:=[.C4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5]/[.E495]" office:value-type="float" office:value="204489.795918367" calcext:value-type="float">
            <text:p>204489,795918367</text:p>
          </table:table-cell>
          <table:table-cell table:formula="of:=ROUND([.F495])" office:value-type="float" office:value="204490" calcext:value-type="float">
            <text:p>204490</text:p>
          </table:table-cell>
          <table:table-cell table:formula="of:=[.F495]+[.H494]" office:value-type="float" office:value="101219999.999999" calcext:value-type="float">
            <text:p>101219999,999999</text:p>
          </table:table-cell>
          <table:table-cell table:formula="of:=ROUNDDOWN([.H495])" office:value-type="float" office:value="101219999" calcext:value-type="float">
            <text:p>101219999</text:p>
          </table:table-cell>
          <table:table-cell table:formula="of:=[.I495]-[.B495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424489" calcext:value-type="float">
            <text:p>101424489</text:p>
          </table:table-cell>
          <table:table-cell office:value-type="float" office:value="2004" calcext:value-type="float">
            <text:p>2004</text:p>
          </table:table-cell>
          <table:table-cell table:formula="of:=[.C4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6]/[.E496]" office:value-type="float" office:value="204489.795918367" calcext:value-type="float">
            <text:p>204489,795918367</text:p>
          </table:table-cell>
          <table:table-cell table:formula="of:=ROUND([.F496])" office:value-type="float" office:value="204490" calcext:value-type="float">
            <text:p>204490</text:p>
          </table:table-cell>
          <table:table-cell table:formula="of:=[.F496]+[.H495]" office:value-type="float" office:value="101424489.795917" calcext:value-type="float">
            <text:p>101424489,795917</text:p>
          </table:table-cell>
          <table:table-cell table:formula="of:=ROUNDDOWN([.H496])" office:value-type="float" office:value="101424489" calcext:value-type="float">
            <text:p>101424489</text:p>
          </table:table-cell>
          <table:table-cell table:formula="of:=[.I496]-[.B4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628979" calcext:value-type="float">
            <text:p>101628979</text:p>
          </table:table-cell>
          <table:table-cell office:value-type="float" office:value="2004" calcext:value-type="float">
            <text:p>2004</text:p>
          </table:table-cell>
          <table:table-cell table:formula="of:=[.C4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7]/[.E497]" office:value-type="float" office:value="204489.795918367" calcext:value-type="float">
            <text:p>204489,795918367</text:p>
          </table:table-cell>
          <table:table-cell table:formula="of:=ROUND([.F497])" office:value-type="float" office:value="204490" calcext:value-type="float">
            <text:p>204490</text:p>
          </table:table-cell>
          <table:table-cell table:formula="of:=[.F497]+[.H496]" office:value-type="float" office:value="101628979.591836" calcext:value-type="float">
            <text:p>101628979,591836</text:p>
          </table:table-cell>
          <table:table-cell table:formula="of:=ROUNDDOWN([.H497])" office:value-type="float" office:value="101628979" calcext:value-type="float">
            <text:p>101628979</text:p>
          </table:table-cell>
          <table:table-cell table:formula="of:=[.I497]-[.B4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833469" calcext:value-type="float">
            <text:p>101833469</text:p>
          </table:table-cell>
          <table:table-cell office:value-type="float" office:value="2004" calcext:value-type="float">
            <text:p>2004</text:p>
          </table:table-cell>
          <table:table-cell table:formula="of:=[.C4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8]/[.E498]" office:value-type="float" office:value="204489.795918367" calcext:value-type="float">
            <text:p>204489,795918367</text:p>
          </table:table-cell>
          <table:table-cell table:formula="of:=ROUND([.F498])" office:value-type="float" office:value="204490" calcext:value-type="float">
            <text:p>204490</text:p>
          </table:table-cell>
          <table:table-cell table:formula="of:=[.F498]+[.H497]" office:value-type="float" office:value="101833469.387754" calcext:value-type="float">
            <text:p>101833469,387754</text:p>
          </table:table-cell>
          <table:table-cell table:formula="of:=ROUNDDOWN([.H498])" office:value-type="float" office:value="101833469" calcext:value-type="float">
            <text:p>101833469</text:p>
          </table:table-cell>
          <table:table-cell table:formula="of:=[.I498]-[.B4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037959" calcext:value-type="float">
            <text:p>102037959</text:p>
          </table:table-cell>
          <table:table-cell office:value-type="float" office:value="2004" calcext:value-type="float">
            <text:p>2004</text:p>
          </table:table-cell>
          <table:table-cell table:formula="of:=[.C4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99]/[.E499]" office:value-type="float" office:value="204489.795918367" calcext:value-type="float">
            <text:p>204489,795918367</text:p>
          </table:table-cell>
          <table:table-cell table:formula="of:=ROUND([.F499])" office:value-type="float" office:value="204490" calcext:value-type="float">
            <text:p>204490</text:p>
          </table:table-cell>
          <table:table-cell table:formula="of:=[.F499]+[.H498]" office:value-type="float" office:value="102037959.183672" calcext:value-type="float">
            <text:p>102037959,183672</text:p>
          </table:table-cell>
          <table:table-cell table:formula="of:=ROUNDDOWN([.H499])" office:value-type="float" office:value="102037959" calcext:value-type="float">
            <text:p>102037959</text:p>
          </table:table-cell>
          <table:table-cell table:formula="of:=[.I499]-[.B4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42448" calcext:value-type="float">
            <text:p>102242448</text:p>
          </table:table-cell>
          <table:table-cell office:value-type="float" office:value="2004" calcext:value-type="float">
            <text:p>2004</text:p>
          </table:table-cell>
          <table:table-cell table:formula="of:=[.C5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0]/[.E500]" office:value-type="float" office:value="204489.795918367" calcext:value-type="float">
            <text:p>204489,795918367</text:p>
          </table:table-cell>
          <table:table-cell table:formula="of:=ROUND([.F500])" office:value-type="float" office:value="204490" calcext:value-type="float">
            <text:p>204490</text:p>
          </table:table-cell>
          <table:table-cell table:formula="of:=[.F500]+[.H499]" office:value-type="float" office:value="102242448.979591" calcext:value-type="float">
            <text:p>102242448,979591</text:p>
          </table:table-cell>
          <table:table-cell table:formula="of:=ROUNDDOWN([.H500])" office:value-type="float" office:value="102242448" calcext:value-type="float">
            <text:p>102242448</text:p>
          </table:table-cell>
          <table:table-cell table:formula="of:=[.I500]-[.B5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446938" calcext:value-type="float">
            <text:p>102446938</text:p>
          </table:table-cell>
          <table:table-cell office:value-type="float" office:value="2004" calcext:value-type="float">
            <text:p>2004</text:p>
          </table:table-cell>
          <table:table-cell table:formula="of:=[.C5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1]/[.E501]" office:value-type="float" office:value="204489.795918367" calcext:value-type="float">
            <text:p>204489,795918367</text:p>
          </table:table-cell>
          <table:table-cell table:formula="of:=ROUND([.F501])" office:value-type="float" office:value="204490" calcext:value-type="float">
            <text:p>204490</text:p>
          </table:table-cell>
          <table:table-cell table:formula="of:=[.F501]+[.H500]" office:value-type="float" office:value="102446938.775509" calcext:value-type="float">
            <text:p>102446938,775509</text:p>
          </table:table-cell>
          <table:table-cell table:formula="of:=ROUNDDOWN([.H501])" office:value-type="float" office:value="102446938" calcext:value-type="float">
            <text:p>102446938</text:p>
          </table:table-cell>
          <table:table-cell table:formula="of:=[.I501]-[.B5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651428" calcext:value-type="float">
            <text:p>102651428</text:p>
          </table:table-cell>
          <table:table-cell office:value-type="float" office:value="2004" calcext:value-type="float">
            <text:p>2004</text:p>
          </table:table-cell>
          <table:table-cell table:formula="of:=[.C5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2]/[.E502]" office:value-type="float" office:value="204489.795918367" calcext:value-type="float">
            <text:p>204489,795918367</text:p>
          </table:table-cell>
          <table:table-cell table:formula="of:=ROUND([.F502])" office:value-type="float" office:value="204490" calcext:value-type="float">
            <text:p>204490</text:p>
          </table:table-cell>
          <table:table-cell table:formula="of:=[.F502]+[.H501]" office:value-type="float" office:value="102651428.571427" calcext:value-type="float">
            <text:p>102651428,571427</text:p>
          </table:table-cell>
          <table:table-cell table:formula="of:=ROUNDDOWN([.H502])" office:value-type="float" office:value="102651428" calcext:value-type="float">
            <text:p>102651428</text:p>
          </table:table-cell>
          <table:table-cell table:formula="of:=[.I502]-[.B5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2855918" calcext:value-type="float">
            <text:p>102855918</text:p>
          </table:table-cell>
          <table:table-cell office:value-type="float" office:value="2004" calcext:value-type="float">
            <text:p>2004</text:p>
          </table:table-cell>
          <table:table-cell table:formula="of:=[.C5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3]/[.E503]" office:value-type="float" office:value="204489.795918367" calcext:value-type="float">
            <text:p>204489,795918367</text:p>
          </table:table-cell>
          <table:table-cell table:formula="of:=ROUND([.F503])" office:value-type="float" office:value="204490" calcext:value-type="float">
            <text:p>204490</text:p>
          </table:table-cell>
          <table:table-cell table:formula="of:=[.F503]+[.H502]" office:value-type="float" office:value="102855918.367346" calcext:value-type="float">
            <text:p>102855918,367346</text:p>
          </table:table-cell>
          <table:table-cell table:formula="of:=ROUNDDOWN([.H503])" office:value-type="float" office:value="102855918" calcext:value-type="float">
            <text:p>102855918</text:p>
          </table:table-cell>
          <table:table-cell table:formula="of:=[.I503]-[.B5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060408" calcext:value-type="float">
            <text:p>103060408</text:p>
          </table:table-cell>
          <table:table-cell office:value-type="float" office:value="2004" calcext:value-type="float">
            <text:p>2004</text:p>
          </table:table-cell>
          <table:table-cell table:formula="of:=[.C5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4]/[.E504]" office:value-type="float" office:value="204489.795918367" calcext:value-type="float">
            <text:p>204489,795918367</text:p>
          </table:table-cell>
          <table:table-cell table:formula="of:=ROUND([.F504])" office:value-type="float" office:value="204490" calcext:value-type="float">
            <text:p>204490</text:p>
          </table:table-cell>
          <table:table-cell table:formula="of:=[.F504]+[.H503]" office:value-type="float" office:value="103060408.163264" calcext:value-type="float">
            <text:p>103060408,163264</text:p>
          </table:table-cell>
          <table:table-cell table:formula="of:=ROUNDDOWN([.H504])" office:value-type="float" office:value="103060408" calcext:value-type="float">
            <text:p>103060408</text:p>
          </table:table-cell>
          <table:table-cell table:formula="of:=[.I504]-[.B5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264897" calcext:value-type="float">
            <text:p>103264897</text:p>
          </table:table-cell>
          <table:table-cell office:value-type="float" office:value="2004" calcext:value-type="float">
            <text:p>2004</text:p>
          </table:table-cell>
          <table:table-cell table:formula="of:=[.C5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5]/[.E505]" office:value-type="float" office:value="204489.795918367" calcext:value-type="float">
            <text:p>204489,795918367</text:p>
          </table:table-cell>
          <table:table-cell table:formula="of:=ROUND([.F505])" office:value-type="float" office:value="204490" calcext:value-type="float">
            <text:p>204490</text:p>
          </table:table-cell>
          <table:table-cell table:formula="of:=[.F505]+[.H504]" office:value-type="float" office:value="103264897.959183" calcext:value-type="float">
            <text:p>103264897,959183</text:p>
          </table:table-cell>
          <table:table-cell table:formula="of:=ROUNDDOWN([.H505])" office:value-type="float" office:value="103264897" calcext:value-type="float">
            <text:p>103264897</text:p>
          </table:table-cell>
          <table:table-cell table:formula="of:=[.I505]-[.B5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69387" calcext:value-type="float">
            <text:p>103469387</text:p>
          </table:table-cell>
          <table:table-cell office:value-type="float" office:value="2004" calcext:value-type="float">
            <text:p>2004</text:p>
          </table:table-cell>
          <table:table-cell table:formula="of:=[.C5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6]/[.E506]" office:value-type="float" office:value="204489.795918367" calcext:value-type="float">
            <text:p>204489,795918367</text:p>
          </table:table-cell>
          <table:table-cell table:formula="of:=ROUND([.F506])" office:value-type="float" office:value="204490" calcext:value-type="float">
            <text:p>204490</text:p>
          </table:table-cell>
          <table:table-cell table:formula="of:=[.F506]+[.H505]" office:value-type="float" office:value="103469387.755101" calcext:value-type="float">
            <text:p>103469387,755101</text:p>
          </table:table-cell>
          <table:table-cell table:formula="of:=ROUNDDOWN([.H506])" office:value-type="float" office:value="103469387" calcext:value-type="float">
            <text:p>103469387</text:p>
          </table:table-cell>
          <table:table-cell table:formula="of:=[.I506]-[.B5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673877" calcext:value-type="float">
            <text:p>103673877</text:p>
          </table:table-cell>
          <table:table-cell office:value-type="float" office:value="2004" calcext:value-type="float">
            <text:p>2004</text:p>
          </table:table-cell>
          <table:table-cell table:formula="of:=[.C5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7]/[.E507]" office:value-type="float" office:value="204489.795918367" calcext:value-type="float">
            <text:p>204489,795918367</text:p>
          </table:table-cell>
          <table:table-cell table:formula="of:=ROUND([.F507])" office:value-type="float" office:value="204490" calcext:value-type="float">
            <text:p>204490</text:p>
          </table:table-cell>
          <table:table-cell table:formula="of:=[.F507]+[.H506]" office:value-type="float" office:value="103673877.551019" calcext:value-type="float">
            <text:p>103673877,551019</text:p>
          </table:table-cell>
          <table:table-cell table:formula="of:=ROUNDDOWN([.H507])" office:value-type="float" office:value="103673877" calcext:value-type="float">
            <text:p>103673877</text:p>
          </table:table-cell>
          <table:table-cell table:formula="of:=[.I507]-[.B5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878367" calcext:value-type="float">
            <text:p>103878367</text:p>
          </table:table-cell>
          <table:table-cell office:value-type="float" office:value="2004" calcext:value-type="float">
            <text:p>2004</text:p>
          </table:table-cell>
          <table:table-cell table:formula="of:=[.C5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8]/[.E508]" office:value-type="float" office:value="204489.795918367" calcext:value-type="float">
            <text:p>204489,795918367</text:p>
          </table:table-cell>
          <table:table-cell table:formula="of:=ROUND([.F508])" office:value-type="float" office:value="204490" calcext:value-type="float">
            <text:p>204490</text:p>
          </table:table-cell>
          <table:table-cell table:formula="of:=[.F508]+[.H507]" office:value-type="float" office:value="103878367.346938" calcext:value-type="float">
            <text:p>103878367,346938</text:p>
          </table:table-cell>
          <table:table-cell table:formula="of:=ROUNDDOWN([.H508])" office:value-type="float" office:value="103878367" calcext:value-type="float">
            <text:p>103878367</text:p>
          </table:table-cell>
          <table:table-cell table:formula="of:=[.I508]-[.B5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082857" calcext:value-type="float">
            <text:p>104082857</text:p>
          </table:table-cell>
          <table:table-cell office:value-type="float" office:value="2004" calcext:value-type="float">
            <text:p>2004</text:p>
          </table:table-cell>
          <table:table-cell table:formula="of:=[.C5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09]/[.E509]" office:value-type="float" office:value="204489.795918367" calcext:value-type="float">
            <text:p>204489,795918367</text:p>
          </table:table-cell>
          <table:table-cell table:formula="of:=ROUND([.F509])" office:value-type="float" office:value="204490" calcext:value-type="float">
            <text:p>204490</text:p>
          </table:table-cell>
          <table:table-cell table:formula="of:=[.F509]+[.H508]" office:value-type="float" office:value="104082857.142856" calcext:value-type="float">
            <text:p>104082857,142856</text:p>
          </table:table-cell>
          <table:table-cell table:formula="of:=ROUNDDOWN([.H509])" office:value-type="float" office:value="104082857" calcext:value-type="float">
            <text:p>104082857</text:p>
          </table:table-cell>
          <table:table-cell table:formula="of:=[.I509]-[.B5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287346" calcext:value-type="float">
            <text:p>104287346</text:p>
          </table:table-cell>
          <table:table-cell office:value-type="float" office:value="2004" calcext:value-type="float">
            <text:p>2004</text:p>
          </table:table-cell>
          <table:table-cell table:formula="of:=[.C5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0]/[.E510]" office:value-type="float" office:value="204489.795918367" calcext:value-type="float">
            <text:p>204489,795918367</text:p>
          </table:table-cell>
          <table:table-cell table:formula="of:=ROUND([.F510])" office:value-type="float" office:value="204490" calcext:value-type="float">
            <text:p>204490</text:p>
          </table:table-cell>
          <table:table-cell table:formula="of:=[.F510]+[.H509]" office:value-type="float" office:value="104287346.938774" calcext:value-type="float">
            <text:p>104287346,938774</text:p>
          </table:table-cell>
          <table:table-cell table:formula="of:=ROUNDDOWN([.H510])" office:value-type="float" office:value="104287346" calcext:value-type="float">
            <text:p>104287346</text:p>
          </table:table-cell>
          <table:table-cell table:formula="of:=[.I510]-[.B5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91836" calcext:value-type="float">
            <text:p>104491836</text:p>
          </table:table-cell>
          <table:table-cell office:value-type="float" office:value="2004" calcext:value-type="float">
            <text:p>2004</text:p>
          </table:table-cell>
          <table:table-cell table:formula="of:=[.C5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1]/[.E511]" office:value-type="float" office:value="204489.795918367" calcext:value-type="float">
            <text:p>204489,795918367</text:p>
          </table:table-cell>
          <table:table-cell table:formula="of:=ROUND([.F511])" office:value-type="float" office:value="204490" calcext:value-type="float">
            <text:p>204490</text:p>
          </table:table-cell>
          <table:table-cell table:formula="of:=[.F511]+[.H510]" office:value-type="float" office:value="104491836.734693" calcext:value-type="float">
            <text:p>104491836,734693</text:p>
          </table:table-cell>
          <table:table-cell table:formula="of:=ROUNDDOWN([.H511])" office:value-type="float" office:value="104491836" calcext:value-type="float">
            <text:p>104491836</text:p>
          </table:table-cell>
          <table:table-cell table:formula="of:=[.I511]-[.B5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696326" calcext:value-type="float">
            <text:p>104696326</text:p>
          </table:table-cell>
          <table:table-cell office:value-type="float" office:value="2004" calcext:value-type="float">
            <text:p>2004</text:p>
          </table:table-cell>
          <table:table-cell table:formula="of:=[.C5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2]/[.E512]" office:value-type="float" office:value="204489.795918367" calcext:value-type="float">
            <text:p>204489,795918367</text:p>
          </table:table-cell>
          <table:table-cell table:formula="of:=ROUND([.F512])" office:value-type="float" office:value="204490" calcext:value-type="float">
            <text:p>204490</text:p>
          </table:table-cell>
          <table:table-cell table:formula="of:=[.F512]+[.H511]" office:value-type="float" office:value="104696326.530611" calcext:value-type="float">
            <text:p>104696326,530611</text:p>
          </table:table-cell>
          <table:table-cell table:formula="of:=ROUNDDOWN([.H512])" office:value-type="float" office:value="104696326" calcext:value-type="float">
            <text:p>104696326</text:p>
          </table:table-cell>
          <table:table-cell table:formula="of:=[.I512]-[.B5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900816" calcext:value-type="float">
            <text:p>104900816</text:p>
          </table:table-cell>
          <table:table-cell office:value-type="float" office:value="2004" calcext:value-type="float">
            <text:p>2004</text:p>
          </table:table-cell>
          <table:table-cell table:formula="of:=[.C5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3]/[.E513]" office:value-type="float" office:value="204489.795918367" calcext:value-type="float">
            <text:p>204489,795918367</text:p>
          </table:table-cell>
          <table:table-cell table:formula="of:=ROUND([.F513])" office:value-type="float" office:value="204490" calcext:value-type="float">
            <text:p>204490</text:p>
          </table:table-cell>
          <table:table-cell table:formula="of:=[.F513]+[.H512]" office:value-type="float" office:value="104900816.326529" calcext:value-type="float">
            <text:p>104900816,326529</text:p>
          </table:table-cell>
          <table:table-cell table:formula="of:=ROUNDDOWN([.H513])" office:value-type="float" office:value="104900816" calcext:value-type="float">
            <text:p>104900816</text:p>
          </table:table-cell>
          <table:table-cell table:formula="of:=[.I513]-[.B5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05306" calcext:value-type="float">
            <text:p>105105306</text:p>
          </table:table-cell>
          <table:table-cell office:value-type="float" office:value="2004" calcext:value-type="float">
            <text:p>2004</text:p>
          </table:table-cell>
          <table:table-cell table:formula="of:=[.C5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4]/[.E514]" office:value-type="float" office:value="204489.795918367" calcext:value-type="float">
            <text:p>204489,795918367</text:p>
          </table:table-cell>
          <table:table-cell table:formula="of:=ROUND([.F514])" office:value-type="float" office:value="204490" calcext:value-type="float">
            <text:p>204490</text:p>
          </table:table-cell>
          <table:table-cell table:formula="of:=[.F514]+[.H513]" office:value-type="float" office:value="105105306.122448" calcext:value-type="float">
            <text:p>105105306,122448</text:p>
          </table:table-cell>
          <table:table-cell table:formula="of:=ROUNDDOWN([.H514])" office:value-type="float" office:value="105105306" calcext:value-type="float">
            <text:p>105105306</text:p>
          </table:table-cell>
          <table:table-cell table:formula="of:=[.I514]-[.B5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5309795" calcext:value-type="float">
            <text:p>105309795</text:p>
          </table:table-cell>
          <table:table-cell office:value-type="float" office:value="2004" calcext:value-type="float">
            <text:p>2004</text:p>
          </table:table-cell>
          <table:table-cell table:formula="of:=[.C5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5]/[.E515]" office:value-type="float" office:value="204489.795918367" calcext:value-type="float">
            <text:p>204489,795918367</text:p>
          </table:table-cell>
          <table:table-cell table:formula="of:=ROUND([.F515])" office:value-type="float" office:value="204490" calcext:value-type="float">
            <text:p>204490</text:p>
          </table:table-cell>
          <table:table-cell table:formula="of:=[.F515]+[.H514]" office:value-type="float" office:value="105309795.918366" calcext:value-type="float">
            <text:p>105309795,918366</text:p>
          </table:table-cell>
          <table:table-cell table:formula="of:=ROUNDDOWN([.H515])" office:value-type="float" office:value="105309795" calcext:value-type="float">
            <text:p>105309795</text:p>
          </table:table-cell>
          <table:table-cell table:formula="of:=[.I515]-[.B5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5514285" calcext:value-type="float">
            <text:p>105514285</text:p>
          </table:table-cell>
          <table:table-cell office:value-type="float" office:value="2004" calcext:value-type="float">
            <text:p>2004</text:p>
          </table:table-cell>
          <table:table-cell table:formula="of:=[.C5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6]/[.E516]" office:value-type="float" office:value="204489.795918367" calcext:value-type="float">
            <text:p>204489,795918367</text:p>
          </table:table-cell>
          <table:table-cell table:formula="of:=ROUND([.F516])" office:value-type="float" office:value="204490" calcext:value-type="float">
            <text:p>204490</text:p>
          </table:table-cell>
          <table:table-cell table:formula="of:=[.F516]+[.H515]" office:value-type="float" office:value="105514285.714285" calcext:value-type="float">
            <text:p>105514285,714285</text:p>
          </table:table-cell>
          <table:table-cell table:formula="of:=ROUNDDOWN([.H516])" office:value-type="float" office:value="105514285" calcext:value-type="float">
            <text:p>105514285</text:p>
          </table:table-cell>
          <table:table-cell table:formula="of:=[.I516]-[.B5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5718775" calcext:value-type="float">
            <text:p>105718775</text:p>
          </table:table-cell>
          <table:table-cell office:value-type="float" office:value="2004" calcext:value-type="float">
            <text:p>2004</text:p>
          </table:table-cell>
          <table:table-cell table:formula="of:=[.C5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7]/[.E517]" office:value-type="float" office:value="204489.795918367" calcext:value-type="float">
            <text:p>204489,795918367</text:p>
          </table:table-cell>
          <table:table-cell table:formula="of:=ROUND([.F517])" office:value-type="float" office:value="204490" calcext:value-type="float">
            <text:p>204490</text:p>
          </table:table-cell>
          <table:table-cell table:formula="of:=[.F517]+[.H516]" office:value-type="float" office:value="105718775.510203" calcext:value-type="float">
            <text:p>105718775,510203</text:p>
          </table:table-cell>
          <table:table-cell table:formula="of:=ROUNDDOWN([.H517])" office:value-type="float" office:value="105718775" calcext:value-type="float">
            <text:p>105718775</text:p>
          </table:table-cell>
          <table:table-cell table:formula="of:=[.I517]-[.B5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5923265" calcext:value-type="float">
            <text:p>105923265</text:p>
          </table:table-cell>
          <table:table-cell office:value-type="float" office:value="2004" calcext:value-type="float">
            <text:p>2004</text:p>
          </table:table-cell>
          <table:table-cell table:formula="of:=[.C5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8]/[.E518]" office:value-type="float" office:value="204489.795918367" calcext:value-type="float">
            <text:p>204489,795918367</text:p>
          </table:table-cell>
          <table:table-cell table:formula="of:=ROUND([.F518])" office:value-type="float" office:value="204490" calcext:value-type="float">
            <text:p>204490</text:p>
          </table:table-cell>
          <table:table-cell table:formula="of:=[.F518]+[.H517]" office:value-type="float" office:value="105923265.306121" calcext:value-type="float">
            <text:p>105923265,306121</text:p>
          </table:table-cell>
          <table:table-cell table:formula="of:=ROUNDDOWN([.H518])" office:value-type="float" office:value="105923265" calcext:value-type="float">
            <text:p>105923265</text:p>
          </table:table-cell>
          <table:table-cell table:formula="of:=[.I518]-[.B5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127755" calcext:value-type="float">
            <text:p>106127755</text:p>
          </table:table-cell>
          <table:table-cell office:value-type="float" office:value="2004" calcext:value-type="float">
            <text:p>2004</text:p>
          </table:table-cell>
          <table:table-cell table:formula="of:=[.C5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19]/[.E519]" office:value-type="float" office:value="204489.795918367" calcext:value-type="float">
            <text:p>204489,795918367</text:p>
          </table:table-cell>
          <table:table-cell table:formula="of:=ROUND([.F519])" office:value-type="float" office:value="204490" calcext:value-type="float">
            <text:p>204490</text:p>
          </table:table-cell>
          <table:table-cell table:formula="of:=[.F519]+[.H518]" office:value-type="float" office:value="106127755.10204" calcext:value-type="float">
            <text:p>106127755,10204</text:p>
          </table:table-cell>
          <table:table-cell table:formula="of:=ROUNDDOWN([.H519])" office:value-type="float" office:value="106127755" calcext:value-type="float">
            <text:p>106127755</text:p>
          </table:table-cell>
          <table:table-cell table:formula="of:=[.I519]-[.B5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6332244" calcext:value-type="float">
            <text:p>106332244</text:p>
          </table:table-cell>
          <table:table-cell office:value-type="float" office:value="2004" calcext:value-type="float">
            <text:p>2004</text:p>
          </table:table-cell>
          <table:table-cell table:formula="of:=[.C5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0]/[.E520]" office:value-type="float" office:value="204489.795918367" calcext:value-type="float">
            <text:p>204489,795918367</text:p>
          </table:table-cell>
          <table:table-cell table:formula="of:=ROUND([.F520])" office:value-type="float" office:value="204490" calcext:value-type="float">
            <text:p>204490</text:p>
          </table:table-cell>
          <table:table-cell table:formula="of:=[.F520]+[.H519]" office:value-type="float" office:value="106332244.897958" calcext:value-type="float">
            <text:p>106332244,897958</text:p>
          </table:table-cell>
          <table:table-cell table:formula="of:=ROUNDDOWN([.H520])" office:value-type="float" office:value="106332244" calcext:value-type="float">
            <text:p>106332244</text:p>
          </table:table-cell>
          <table:table-cell table:formula="of:=[.I520]-[.B5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6536734" calcext:value-type="float">
            <text:p>106536734</text:p>
          </table:table-cell>
          <table:table-cell office:value-type="float" office:value="2004" calcext:value-type="float">
            <text:p>2004</text:p>
          </table:table-cell>
          <table:table-cell table:formula="of:=[.C5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1]/[.E521]" office:value-type="float" office:value="204489.795918367" calcext:value-type="float">
            <text:p>204489,795918367</text:p>
          </table:table-cell>
          <table:table-cell table:formula="of:=ROUND([.F521])" office:value-type="float" office:value="204490" calcext:value-type="float">
            <text:p>204490</text:p>
          </table:table-cell>
          <table:table-cell table:formula="of:=[.F521]+[.H520]" office:value-type="float" office:value="106536734.693876" calcext:value-type="float">
            <text:p>106536734,693876</text:p>
          </table:table-cell>
          <table:table-cell table:formula="of:=ROUNDDOWN([.H521])" office:value-type="float" office:value="106536734" calcext:value-type="float">
            <text:p>106536734</text:p>
          </table:table-cell>
          <table:table-cell table:formula="of:=[.I521]-[.B5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6741224" calcext:value-type="float">
            <text:p>106741224</text:p>
          </table:table-cell>
          <table:table-cell office:value-type="float" office:value="2004" calcext:value-type="float">
            <text:p>2004</text:p>
          </table:table-cell>
          <table:table-cell table:formula="of:=[.C5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2]/[.E522]" office:value-type="float" office:value="204489.795918367" calcext:value-type="float">
            <text:p>204489,795918367</text:p>
          </table:table-cell>
          <table:table-cell table:formula="of:=ROUND([.F522])" office:value-type="float" office:value="204490" calcext:value-type="float">
            <text:p>204490</text:p>
          </table:table-cell>
          <table:table-cell table:formula="of:=[.F522]+[.H521]" office:value-type="float" office:value="106741224.489795" calcext:value-type="float">
            <text:p>106741224,489795</text:p>
          </table:table-cell>
          <table:table-cell table:formula="of:=ROUNDDOWN([.H522])" office:value-type="float" office:value="106741224" calcext:value-type="float">
            <text:p>106741224</text:p>
          </table:table-cell>
          <table:table-cell table:formula="of:=[.I522]-[.B5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6945714" calcext:value-type="float">
            <text:p>106945714</text:p>
          </table:table-cell>
          <table:table-cell office:value-type="float" office:value="2004" calcext:value-type="float">
            <text:p>2004</text:p>
          </table:table-cell>
          <table:table-cell table:formula="of:=[.C5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3]/[.E523]" office:value-type="float" office:value="204489.795918367" calcext:value-type="float">
            <text:p>204489,795918367</text:p>
          </table:table-cell>
          <table:table-cell table:formula="of:=ROUND([.F523])" office:value-type="float" office:value="204490" calcext:value-type="float">
            <text:p>204490</text:p>
          </table:table-cell>
          <table:table-cell table:formula="of:=[.F523]+[.H522]" office:value-type="float" office:value="106945714.285713" calcext:value-type="float">
            <text:p>106945714,285713</text:p>
          </table:table-cell>
          <table:table-cell table:formula="of:=ROUNDDOWN([.H523])" office:value-type="float" office:value="106945714" calcext:value-type="float">
            <text:p>106945714</text:p>
          </table:table-cell>
          <table:table-cell table:formula="of:=[.I523]-[.B5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150204" calcext:value-type="float">
            <text:p>107150204</text:p>
          </table:table-cell>
          <table:table-cell office:value-type="float" office:value="2004" calcext:value-type="float">
            <text:p>2004</text:p>
          </table:table-cell>
          <table:table-cell table:formula="of:=[.C5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4]/[.E524]" office:value-type="float" office:value="204489.795918367" calcext:value-type="float">
            <text:p>204489,795918367</text:p>
          </table:table-cell>
          <table:table-cell table:formula="of:=ROUND([.F524])" office:value-type="float" office:value="204490" calcext:value-type="float">
            <text:p>204490</text:p>
          </table:table-cell>
          <table:table-cell table:formula="of:=[.F524]+[.H523]" office:value-type="float" office:value="107150204.081631" calcext:value-type="float">
            <text:p>107150204,081631</text:p>
          </table:table-cell>
          <table:table-cell table:formula="of:=ROUNDDOWN([.H524])" office:value-type="float" office:value="107150204" calcext:value-type="float">
            <text:p>107150204</text:p>
          </table:table-cell>
          <table:table-cell table:formula="of:=[.I524]-[.B5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354693" calcext:value-type="float">
            <text:p>107354693</text:p>
          </table:table-cell>
          <table:table-cell office:value-type="float" office:value="2004" calcext:value-type="float">
            <text:p>2004</text:p>
          </table:table-cell>
          <table:table-cell table:formula="of:=[.C5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5]/[.E525]" office:value-type="float" office:value="204489.795918367" calcext:value-type="float">
            <text:p>204489,795918367</text:p>
          </table:table-cell>
          <table:table-cell table:formula="of:=ROUND([.F525])" office:value-type="float" office:value="204490" calcext:value-type="float">
            <text:p>204490</text:p>
          </table:table-cell>
          <table:table-cell table:formula="of:=[.F525]+[.H524]" office:value-type="float" office:value="107354693.87755" calcext:value-type="float">
            <text:p>107354693,87755</text:p>
          </table:table-cell>
          <table:table-cell table:formula="of:=ROUNDDOWN([.H525])" office:value-type="float" office:value="107354693" calcext:value-type="float">
            <text:p>107354693</text:p>
          </table:table-cell>
          <table:table-cell table:formula="of:=[.I525]-[.B5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559183" calcext:value-type="float">
            <text:p>107559183</text:p>
          </table:table-cell>
          <table:table-cell office:value-type="float" office:value="2004" calcext:value-type="float">
            <text:p>2004</text:p>
          </table:table-cell>
          <table:table-cell table:formula="of:=[.C5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6]/[.E526]" office:value-type="float" office:value="204489.795918367" calcext:value-type="float">
            <text:p>204489,795918367</text:p>
          </table:table-cell>
          <table:table-cell table:formula="of:=ROUND([.F526])" office:value-type="float" office:value="204490" calcext:value-type="float">
            <text:p>204490</text:p>
          </table:table-cell>
          <table:table-cell table:formula="of:=[.F526]+[.H525]" office:value-type="float" office:value="107559183.673468" calcext:value-type="float">
            <text:p>107559183,673468</text:p>
          </table:table-cell>
          <table:table-cell table:formula="of:=ROUNDDOWN([.H526])" office:value-type="float" office:value="107559183" calcext:value-type="float">
            <text:p>107559183</text:p>
          </table:table-cell>
          <table:table-cell table:formula="of:=[.I526]-[.B5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763673" calcext:value-type="float">
            <text:p>107763673</text:p>
          </table:table-cell>
          <table:table-cell office:value-type="float" office:value="2004" calcext:value-type="float">
            <text:p>2004</text:p>
          </table:table-cell>
          <table:table-cell table:formula="of:=[.C5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7]/[.E527]" office:value-type="float" office:value="204489.795918367" calcext:value-type="float">
            <text:p>204489,795918367</text:p>
          </table:table-cell>
          <table:table-cell table:formula="of:=ROUND([.F527])" office:value-type="float" office:value="204490" calcext:value-type="float">
            <text:p>204490</text:p>
          </table:table-cell>
          <table:table-cell table:formula="of:=[.F527]+[.H526]" office:value-type="float" office:value="107763673.469387" calcext:value-type="float">
            <text:p>107763673,469387</text:p>
          </table:table-cell>
          <table:table-cell table:formula="of:=ROUNDDOWN([.H527])" office:value-type="float" office:value="107763673" calcext:value-type="float">
            <text:p>107763673</text:p>
          </table:table-cell>
          <table:table-cell table:formula="of:=[.I527]-[.B5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968163" calcext:value-type="float">
            <text:p>107968163</text:p>
          </table:table-cell>
          <table:table-cell office:value-type="float" office:value="2004" calcext:value-type="float">
            <text:p>2004</text:p>
          </table:table-cell>
          <table:table-cell table:formula="of:=[.C5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8]/[.E528]" office:value-type="float" office:value="204489.795918367" calcext:value-type="float">
            <text:p>204489,795918367</text:p>
          </table:table-cell>
          <table:table-cell table:formula="of:=ROUND([.F528])" office:value-type="float" office:value="204490" calcext:value-type="float">
            <text:p>204490</text:p>
          </table:table-cell>
          <table:table-cell table:formula="of:=[.F528]+[.H527]" office:value-type="float" office:value="107968163.265305" calcext:value-type="float">
            <text:p>107968163,265305</text:p>
          </table:table-cell>
          <table:table-cell table:formula="of:=ROUNDDOWN([.H528])" office:value-type="float" office:value="107968163" calcext:value-type="float">
            <text:p>107968163</text:p>
          </table:table-cell>
          <table:table-cell table:formula="of:=[.I528]-[.B5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8172653" calcext:value-type="float">
            <text:p>108172653</text:p>
          </table:table-cell>
          <table:table-cell office:value-type="float" office:value="2004" calcext:value-type="float">
            <text:p>2004</text:p>
          </table:table-cell>
          <table:table-cell table:formula="of:=[.C5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29]/[.E529]" office:value-type="float" office:value="204489.795918367" calcext:value-type="float">
            <text:p>204489,795918367</text:p>
          </table:table-cell>
          <table:table-cell table:formula="of:=ROUND([.F529])" office:value-type="float" office:value="204490" calcext:value-type="float">
            <text:p>204490</text:p>
          </table:table-cell>
          <table:table-cell table:formula="of:=[.F529]+[.H528]" office:value-type="float" office:value="108172653.061223" calcext:value-type="float">
            <text:p>108172653,061223</text:p>
          </table:table-cell>
          <table:table-cell table:formula="of:=ROUNDDOWN([.H529])" office:value-type="float" office:value="108172653" calcext:value-type="float">
            <text:p>108172653</text:p>
          </table:table-cell>
          <table:table-cell table:formula="of:=[.I529]-[.B5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8377142" calcext:value-type="float">
            <text:p>108377142</text:p>
          </table:table-cell>
          <table:table-cell office:value-type="float" office:value="2004" calcext:value-type="float">
            <text:p>2004</text:p>
          </table:table-cell>
          <table:table-cell table:formula="of:=[.C5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0]/[.E530]" office:value-type="float" office:value="204489.795918367" calcext:value-type="float">
            <text:p>204489,795918367</text:p>
          </table:table-cell>
          <table:table-cell table:formula="of:=ROUND([.F530])" office:value-type="float" office:value="204490" calcext:value-type="float">
            <text:p>204490</text:p>
          </table:table-cell>
          <table:table-cell table:formula="of:=[.F530]+[.H529]" office:value-type="float" office:value="108377142.857142" calcext:value-type="float">
            <text:p>108377142,857142</text:p>
          </table:table-cell>
          <table:table-cell table:formula="of:=ROUNDDOWN([.H530])" office:value-type="float" office:value="108377142" calcext:value-type="float">
            <text:p>108377142</text:p>
          </table:table-cell>
          <table:table-cell table:formula="of:=[.I530]-[.B5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8581632" calcext:value-type="float">
            <text:p>108581632</text:p>
          </table:table-cell>
          <table:table-cell office:value-type="float" office:value="2004" calcext:value-type="float">
            <text:p>2004</text:p>
          </table:table-cell>
          <table:table-cell table:formula="of:=[.C5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1]/[.E531]" office:value-type="float" office:value="204489.795918367" calcext:value-type="float">
            <text:p>204489,795918367</text:p>
          </table:table-cell>
          <table:table-cell table:formula="of:=ROUND([.F531])" office:value-type="float" office:value="204490" calcext:value-type="float">
            <text:p>204490</text:p>
          </table:table-cell>
          <table:table-cell table:formula="of:=[.F531]+[.H530]" office:value-type="float" office:value="108581632.65306" calcext:value-type="float">
            <text:p>108581632,65306</text:p>
          </table:table-cell>
          <table:table-cell table:formula="of:=ROUNDDOWN([.H531])" office:value-type="float" office:value="108581632" calcext:value-type="float">
            <text:p>108581632</text:p>
          </table:table-cell>
          <table:table-cell table:formula="of:=[.I531]-[.B5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8786122" calcext:value-type="float">
            <text:p>108786122</text:p>
          </table:table-cell>
          <table:table-cell office:value-type="float" office:value="2004" calcext:value-type="float">
            <text:p>2004</text:p>
          </table:table-cell>
          <table:table-cell table:formula="of:=[.C5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2]/[.E532]" office:value-type="float" office:value="204489.795918367" calcext:value-type="float">
            <text:p>204489,795918367</text:p>
          </table:table-cell>
          <table:table-cell table:formula="of:=ROUND([.F532])" office:value-type="float" office:value="204490" calcext:value-type="float">
            <text:p>204490</text:p>
          </table:table-cell>
          <table:table-cell table:formula="of:=[.F532]+[.H531]" office:value-type="float" office:value="108786122.448978" calcext:value-type="float">
            <text:p>108786122,448978</text:p>
          </table:table-cell>
          <table:table-cell table:formula="of:=ROUNDDOWN([.H532])" office:value-type="float" office:value="108786122" calcext:value-type="float">
            <text:p>108786122</text:p>
          </table:table-cell>
          <table:table-cell table:formula="of:=[.I532]-[.B5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8990612" calcext:value-type="float">
            <text:p>108990612</text:p>
          </table:table-cell>
          <table:table-cell office:value-type="float" office:value="2004" calcext:value-type="float">
            <text:p>2004</text:p>
          </table:table-cell>
          <table:table-cell table:formula="of:=[.C5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3]/[.E533]" office:value-type="float" office:value="204489.795918367" calcext:value-type="float">
            <text:p>204489,795918367</text:p>
          </table:table-cell>
          <table:table-cell table:formula="of:=ROUND([.F533])" office:value-type="float" office:value="204490" calcext:value-type="float">
            <text:p>204490</text:p>
          </table:table-cell>
          <table:table-cell table:formula="of:=[.F533]+[.H532]" office:value-type="float" office:value="108990612.244897" calcext:value-type="float">
            <text:p>108990612,244897</text:p>
          </table:table-cell>
          <table:table-cell table:formula="of:=ROUNDDOWN([.H533])" office:value-type="float" office:value="108990612" calcext:value-type="float">
            <text:p>108990612</text:p>
          </table:table-cell>
          <table:table-cell table:formula="of:=[.I533]-[.B5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9195102" calcext:value-type="float">
            <text:p>109195102</text:p>
          </table:table-cell>
          <table:table-cell office:value-type="float" office:value="2004" calcext:value-type="float">
            <text:p>2004</text:p>
          </table:table-cell>
          <table:table-cell table:formula="of:=[.C5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4]/[.E534]" office:value-type="float" office:value="204489.795918367" calcext:value-type="float">
            <text:p>204489,795918367</text:p>
          </table:table-cell>
          <table:table-cell table:formula="of:=ROUND([.F534])" office:value-type="float" office:value="204490" calcext:value-type="float">
            <text:p>204490</text:p>
          </table:table-cell>
          <table:table-cell table:formula="of:=[.F534]+[.H533]" office:value-type="float" office:value="109195102.040815" calcext:value-type="float">
            <text:p>109195102,040815</text:p>
          </table:table-cell>
          <table:table-cell table:formula="of:=ROUNDDOWN([.H534])" office:value-type="float" office:value="109195102" calcext:value-type="float">
            <text:p>109195102</text:p>
          </table:table-cell>
          <table:table-cell table:formula="of:=[.I534]-[.B5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9399591" calcext:value-type="float">
            <text:p>109399591</text:p>
          </table:table-cell>
          <table:table-cell office:value-type="float" office:value="2004" calcext:value-type="float">
            <text:p>2004</text:p>
          </table:table-cell>
          <table:table-cell table:formula="of:=[.C5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5]/[.E535]" office:value-type="float" office:value="204489.795918367" calcext:value-type="float">
            <text:p>204489,795918367</text:p>
          </table:table-cell>
          <table:table-cell table:formula="of:=ROUND([.F535])" office:value-type="float" office:value="204490" calcext:value-type="float">
            <text:p>204490</text:p>
          </table:table-cell>
          <table:table-cell table:formula="of:=[.F535]+[.H534]" office:value-type="float" office:value="109399591.836733" calcext:value-type="float">
            <text:p>109399591,836733</text:p>
          </table:table-cell>
          <table:table-cell table:formula="of:=ROUNDDOWN([.H535])" office:value-type="float" office:value="109399591" calcext:value-type="float">
            <text:p>109399591</text:p>
          </table:table-cell>
          <table:table-cell table:formula="of:=[.I535]-[.B5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9604081" calcext:value-type="float">
            <text:p>109604081</text:p>
          </table:table-cell>
          <table:table-cell office:value-type="float" office:value="2004" calcext:value-type="float">
            <text:p>2004</text:p>
          </table:table-cell>
          <table:table-cell table:formula="of:=[.C5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6]/[.E536]" office:value-type="float" office:value="204489.795918367" calcext:value-type="float">
            <text:p>204489,795918367</text:p>
          </table:table-cell>
          <table:table-cell table:formula="of:=ROUND([.F536])" office:value-type="float" office:value="204490" calcext:value-type="float">
            <text:p>204490</text:p>
          </table:table-cell>
          <table:table-cell table:formula="of:=[.F536]+[.H535]" office:value-type="float" office:value="109604081.632652" calcext:value-type="float">
            <text:p>109604081,632652</text:p>
          </table:table-cell>
          <table:table-cell table:formula="of:=ROUNDDOWN([.H536])" office:value-type="float" office:value="109604081" calcext:value-type="float">
            <text:p>109604081</text:p>
          </table:table-cell>
          <table:table-cell table:formula="of:=[.I536]-[.B5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808571" calcext:value-type="float">
            <text:p>109808571</text:p>
          </table:table-cell>
          <table:table-cell office:value-type="float" office:value="2004" calcext:value-type="float">
            <text:p>2004</text:p>
          </table:table-cell>
          <table:table-cell table:formula="of:=[.C5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7]/[.E537]" office:value-type="float" office:value="204489.795918367" calcext:value-type="float">
            <text:p>204489,795918367</text:p>
          </table:table-cell>
          <table:table-cell table:formula="of:=ROUND([.F537])" office:value-type="float" office:value="204490" calcext:value-type="float">
            <text:p>204490</text:p>
          </table:table-cell>
          <table:table-cell table:formula="of:=[.F537]+[.H536]" office:value-type="float" office:value="109808571.42857" calcext:value-type="float">
            <text:p>109808571,42857</text:p>
          </table:table-cell>
          <table:table-cell table:formula="of:=ROUNDDOWN([.H537])" office:value-type="float" office:value="109808571" calcext:value-type="float">
            <text:p>109808571</text:p>
          </table:table-cell>
          <table:table-cell table:formula="of:=[.I537]-[.B5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013061" calcext:value-type="float">
            <text:p>110013061</text:p>
          </table:table-cell>
          <table:table-cell office:value-type="float" office:value="2004" calcext:value-type="float">
            <text:p>2004</text:p>
          </table:table-cell>
          <table:table-cell table:formula="of:=[.C5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8]/[.E538]" office:value-type="float" office:value="204489.795918367" calcext:value-type="float">
            <text:p>204489,795918367</text:p>
          </table:table-cell>
          <table:table-cell table:formula="of:=ROUND([.F538])" office:value-type="float" office:value="204490" calcext:value-type="float">
            <text:p>204490</text:p>
          </table:table-cell>
          <table:table-cell table:formula="of:=[.F538]+[.H537]" office:value-type="float" office:value="110013061.224488" calcext:value-type="float">
            <text:p>110013061,224488</text:p>
          </table:table-cell>
          <table:table-cell table:formula="of:=ROUNDDOWN([.H538])" office:value-type="float" office:value="110013061" calcext:value-type="float">
            <text:p>110013061</text:p>
          </table:table-cell>
          <table:table-cell table:formula="of:=[.I538]-[.B5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217551" calcext:value-type="float">
            <text:p>110217551</text:p>
          </table:table-cell>
          <table:table-cell office:value-type="float" office:value="2004" calcext:value-type="float">
            <text:p>2004</text:p>
          </table:table-cell>
          <table:table-cell table:formula="of:=[.C5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39]/[.E539]" office:value-type="float" office:value="204489.795918367" calcext:value-type="float">
            <text:p>204489,795918367</text:p>
          </table:table-cell>
          <table:table-cell table:formula="of:=ROUND([.F539])" office:value-type="float" office:value="204490" calcext:value-type="float">
            <text:p>204490</text:p>
          </table:table-cell>
          <table:table-cell table:formula="of:=[.F539]+[.H538]" office:value-type="float" office:value="110217551.020407" calcext:value-type="float">
            <text:p>110217551,020407</text:p>
          </table:table-cell>
          <table:table-cell table:formula="of:=ROUNDDOWN([.H539])" office:value-type="float" office:value="110217551" calcext:value-type="float">
            <text:p>110217551</text:p>
          </table:table-cell>
          <table:table-cell table:formula="of:=[.I539]-[.B5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0422040" calcext:value-type="float">
            <text:p>110422040</text:p>
          </table:table-cell>
          <table:table-cell office:value-type="float" office:value="2004" calcext:value-type="float">
            <text:p>2004</text:p>
          </table:table-cell>
          <table:table-cell table:formula="of:=[.C5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0]/[.E540]" office:value-type="float" office:value="204489.795918367" calcext:value-type="float">
            <text:p>204489,795918367</text:p>
          </table:table-cell>
          <table:table-cell table:formula="of:=ROUND([.F540])" office:value-type="float" office:value="204490" calcext:value-type="float">
            <text:p>204490</text:p>
          </table:table-cell>
          <table:table-cell table:formula="of:=[.F540]+[.H539]" office:value-type="float" office:value="110422040.816325" calcext:value-type="float">
            <text:p>110422040,816325</text:p>
          </table:table-cell>
          <table:table-cell table:formula="of:=ROUNDDOWN([.H540])" office:value-type="float" office:value="110422040" calcext:value-type="float">
            <text:p>110422040</text:p>
          </table:table-cell>
          <table:table-cell table:formula="of:=[.I540]-[.B5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0626530" calcext:value-type="float">
            <text:p>110626530</text:p>
          </table:table-cell>
          <table:table-cell office:value-type="float" office:value="2004" calcext:value-type="float">
            <text:p>2004</text:p>
          </table:table-cell>
          <table:table-cell table:formula="of:=[.C5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1]/[.E541]" office:value-type="float" office:value="204489.795918367" calcext:value-type="float">
            <text:p>204489,795918367</text:p>
          </table:table-cell>
          <table:table-cell table:formula="of:=ROUND([.F541])" office:value-type="float" office:value="204490" calcext:value-type="float">
            <text:p>204490</text:p>
          </table:table-cell>
          <table:table-cell table:formula="of:=[.F541]+[.H540]" office:value-type="float" office:value="110626530.612244" calcext:value-type="float">
            <text:p>110626530,612244</text:p>
          </table:table-cell>
          <table:table-cell table:formula="of:=ROUNDDOWN([.H541])" office:value-type="float" office:value="110626530" calcext:value-type="float">
            <text:p>110626530</text:p>
          </table:table-cell>
          <table:table-cell table:formula="of:=[.I541]-[.B5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0831020" calcext:value-type="float">
            <text:p>110831020</text:p>
          </table:table-cell>
          <table:table-cell office:value-type="float" office:value="2004" calcext:value-type="float">
            <text:p>2004</text:p>
          </table:table-cell>
          <table:table-cell table:formula="of:=[.C5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2]/[.E542]" office:value-type="float" office:value="204489.795918367" calcext:value-type="float">
            <text:p>204489,795918367</text:p>
          </table:table-cell>
          <table:table-cell table:formula="of:=ROUND([.F542])" office:value-type="float" office:value="204490" calcext:value-type="float">
            <text:p>204490</text:p>
          </table:table-cell>
          <table:table-cell table:formula="of:=[.F542]+[.H541]" office:value-type="float" office:value="110831020.408162" calcext:value-type="float">
            <text:p>110831020,408162</text:p>
          </table:table-cell>
          <table:table-cell table:formula="of:=ROUNDDOWN([.H542])" office:value-type="float" office:value="110831020" calcext:value-type="float">
            <text:p>110831020</text:p>
          </table:table-cell>
          <table:table-cell table:formula="of:=[.I542]-[.B5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1035510" calcext:value-type="float">
            <text:p>111035510</text:p>
          </table:table-cell>
          <table:table-cell office:value-type="float" office:value="2004" calcext:value-type="float">
            <text:p>2004</text:p>
          </table:table-cell>
          <table:table-cell table:formula="of:=[.C5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3]/[.E543]" office:value-type="float" office:value="204489.795918367" calcext:value-type="float">
            <text:p>204489,795918367</text:p>
          </table:table-cell>
          <table:table-cell table:formula="of:=ROUND([.F543])" office:value-type="float" office:value="204490" calcext:value-type="float">
            <text:p>204490</text:p>
          </table:table-cell>
          <table:table-cell table:formula="of:=[.F543]+[.H542]" office:value-type="float" office:value="111035510.20408" calcext:value-type="float">
            <text:p>111035510,20408</text:p>
          </table:table-cell>
          <table:table-cell table:formula="of:=ROUNDDOWN([.H543])" office:value-type="float" office:value="111035510" calcext:value-type="float">
            <text:p>111035510</text:p>
          </table:table-cell>
          <table:table-cell table:formula="of:=[.I543]-[.B5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240000" calcext:value-type="float">
            <text:p>111240000</text:p>
          </table:table-cell>
          <table:table-cell office:value-type="float" office:value="2004" calcext:value-type="float">
            <text:p>2004</text:p>
          </table:table-cell>
          <table:table-cell table:formula="of:=[.C5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4]/[.E544]" office:value-type="float" office:value="204489.795918367" calcext:value-type="float">
            <text:p>204489,795918367</text:p>
          </table:table-cell>
          <table:table-cell table:formula="of:=ROUND([.F544])" office:value-type="float" office:value="204490" calcext:value-type="float">
            <text:p>204490</text:p>
          </table:table-cell>
          <table:table-cell table:formula="of:=[.F544]+[.H543]" office:value-type="float" office:value="111239999.999999" calcext:value-type="float">
            <text:p>111239999,999999</text:p>
          </table:table-cell>
          <table:table-cell table:formula="of:=ROUNDDOWN([.H544])" office:value-type="float" office:value="111239999" calcext:value-type="float">
            <text:p>111239999</text:p>
          </table:table-cell>
          <table:table-cell table:formula="of:=[.I544]-[.B544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444489" calcext:value-type="float">
            <text:p>111444489</text:p>
          </table:table-cell>
          <table:table-cell office:value-type="float" office:value="2004" calcext:value-type="float">
            <text:p>2004</text:p>
          </table:table-cell>
          <table:table-cell table:formula="of:=[.C5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5]/[.E545]" office:value-type="float" office:value="204489.795918367" calcext:value-type="float">
            <text:p>204489,795918367</text:p>
          </table:table-cell>
          <table:table-cell table:formula="of:=ROUND([.F545])" office:value-type="float" office:value="204490" calcext:value-type="float">
            <text:p>204490</text:p>
          </table:table-cell>
          <table:table-cell table:formula="of:=[.F545]+[.H544]" office:value-type="float" office:value="111444489.795917" calcext:value-type="float">
            <text:p>111444489,795917</text:p>
          </table:table-cell>
          <table:table-cell table:formula="of:=ROUNDDOWN([.H545])" office:value-type="float" office:value="111444489" calcext:value-type="float">
            <text:p>111444489</text:p>
          </table:table-cell>
          <table:table-cell table:formula="of:=[.I545]-[.B5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648979" calcext:value-type="float">
            <text:p>111648979</text:p>
          </table:table-cell>
          <table:table-cell office:value-type="float" office:value="2004" calcext:value-type="float">
            <text:p>2004</text:p>
          </table:table-cell>
          <table:table-cell table:formula="of:=[.C5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6]/[.E546]" office:value-type="float" office:value="204489.795918367" calcext:value-type="float">
            <text:p>204489,795918367</text:p>
          </table:table-cell>
          <table:table-cell table:formula="of:=ROUND([.F546])" office:value-type="float" office:value="204490" calcext:value-type="float">
            <text:p>204490</text:p>
          </table:table-cell>
          <table:table-cell table:formula="of:=[.F546]+[.H545]" office:value-type="float" office:value="111648979.591835" calcext:value-type="float">
            <text:p>111648979,591835</text:p>
          </table:table-cell>
          <table:table-cell table:formula="of:=ROUNDDOWN([.H546])" office:value-type="float" office:value="111648979" calcext:value-type="float">
            <text:p>111648979</text:p>
          </table:table-cell>
          <table:table-cell table:formula="of:=[.I546]-[.B5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853469" calcext:value-type="float">
            <text:p>111853469</text:p>
          </table:table-cell>
          <table:table-cell office:value-type="float" office:value="2004" calcext:value-type="float">
            <text:p>2004</text:p>
          </table:table-cell>
          <table:table-cell table:formula="of:=[.C5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7]/[.E547]" office:value-type="float" office:value="204489.795918367" calcext:value-type="float">
            <text:p>204489,795918367</text:p>
          </table:table-cell>
          <table:table-cell table:formula="of:=ROUND([.F547])" office:value-type="float" office:value="204490" calcext:value-type="float">
            <text:p>204490</text:p>
          </table:table-cell>
          <table:table-cell table:formula="of:=[.F547]+[.H546]" office:value-type="float" office:value="111853469.387754" calcext:value-type="float">
            <text:p>111853469,387754</text:p>
          </table:table-cell>
          <table:table-cell table:formula="of:=ROUNDDOWN([.H547])" office:value-type="float" office:value="111853469" calcext:value-type="float">
            <text:p>111853469</text:p>
          </table:table-cell>
          <table:table-cell table:formula="of:=[.I547]-[.B5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2057959" calcext:value-type="float">
            <text:p>112057959</text:p>
          </table:table-cell>
          <table:table-cell office:value-type="float" office:value="2004" calcext:value-type="float">
            <text:p>2004</text:p>
          </table:table-cell>
          <table:table-cell table:formula="of:=[.C5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8]/[.E548]" office:value-type="float" office:value="204489.795918367" calcext:value-type="float">
            <text:p>204489,795918367</text:p>
          </table:table-cell>
          <table:table-cell table:formula="of:=ROUND([.F548])" office:value-type="float" office:value="204490" calcext:value-type="float">
            <text:p>204490</text:p>
          </table:table-cell>
          <table:table-cell table:formula="of:=[.F548]+[.H547]" office:value-type="float" office:value="112057959.183672" calcext:value-type="float">
            <text:p>112057959,183672</text:p>
          </table:table-cell>
          <table:table-cell table:formula="of:=ROUNDDOWN([.H548])" office:value-type="float" office:value="112057959" calcext:value-type="float">
            <text:p>112057959</text:p>
          </table:table-cell>
          <table:table-cell table:formula="of:=[.I548]-[.B5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2262448" calcext:value-type="float">
            <text:p>112262448</text:p>
          </table:table-cell>
          <table:table-cell office:value-type="float" office:value="2004" calcext:value-type="float">
            <text:p>2004</text:p>
          </table:table-cell>
          <table:table-cell table:formula="of:=[.C5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49]/[.E549]" office:value-type="float" office:value="204489.795918367" calcext:value-type="float">
            <text:p>204489,795918367</text:p>
          </table:table-cell>
          <table:table-cell table:formula="of:=ROUND([.F549])" office:value-type="float" office:value="204490" calcext:value-type="float">
            <text:p>204490</text:p>
          </table:table-cell>
          <table:table-cell table:formula="of:=[.F549]+[.H548]" office:value-type="float" office:value="112262448.97959" calcext:value-type="float">
            <text:p>112262448,97959</text:p>
          </table:table-cell>
          <table:table-cell table:formula="of:=ROUNDDOWN([.H549])" office:value-type="float" office:value="112262448" calcext:value-type="float">
            <text:p>112262448</text:p>
          </table:table-cell>
          <table:table-cell table:formula="of:=[.I549]-[.B5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2466938" calcext:value-type="float">
            <text:p>112466938</text:p>
          </table:table-cell>
          <table:table-cell office:value-type="float" office:value="2004" calcext:value-type="float">
            <text:p>2004</text:p>
          </table:table-cell>
          <table:table-cell table:formula="of:=[.C5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0]/[.E550]" office:value-type="float" office:value="204489.795918367" calcext:value-type="float">
            <text:p>204489,795918367</text:p>
          </table:table-cell>
          <table:table-cell table:formula="of:=ROUND([.F550])" office:value-type="float" office:value="204490" calcext:value-type="float">
            <text:p>204490</text:p>
          </table:table-cell>
          <table:table-cell table:formula="of:=[.F550]+[.H549]" office:value-type="float" office:value="112466938.775509" calcext:value-type="float">
            <text:p>112466938,775509</text:p>
          </table:table-cell>
          <table:table-cell table:formula="of:=ROUNDDOWN([.H550])" office:value-type="float" office:value="112466938" calcext:value-type="float">
            <text:p>112466938</text:p>
          </table:table-cell>
          <table:table-cell table:formula="of:=[.I550]-[.B5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2671428" calcext:value-type="float">
            <text:p>112671428</text:p>
          </table:table-cell>
          <table:table-cell office:value-type="float" office:value="2004" calcext:value-type="float">
            <text:p>2004</text:p>
          </table:table-cell>
          <table:table-cell table:formula="of:=[.C5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1]/[.E551]" office:value-type="float" office:value="204489.795918367" calcext:value-type="float">
            <text:p>204489,795918367</text:p>
          </table:table-cell>
          <table:table-cell table:formula="of:=ROUND([.F551])" office:value-type="float" office:value="204490" calcext:value-type="float">
            <text:p>204490</text:p>
          </table:table-cell>
          <table:table-cell table:formula="of:=[.F551]+[.H550]" office:value-type="float" office:value="112671428.571427" calcext:value-type="float">
            <text:p>112671428,571427</text:p>
          </table:table-cell>
          <table:table-cell table:formula="of:=ROUNDDOWN([.H551])" office:value-type="float" office:value="112671428" calcext:value-type="float">
            <text:p>112671428</text:p>
          </table:table-cell>
          <table:table-cell table:formula="of:=[.I551]-[.B5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875918" calcext:value-type="float">
            <text:p>112875918</text:p>
          </table:table-cell>
          <table:table-cell office:value-type="float" office:value="2004" calcext:value-type="float">
            <text:p>2004</text:p>
          </table:table-cell>
          <table:table-cell table:formula="of:=[.C5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2]/[.E552]" office:value-type="float" office:value="204489.795918367" calcext:value-type="float">
            <text:p>204489,795918367</text:p>
          </table:table-cell>
          <table:table-cell table:formula="of:=ROUND([.F552])" office:value-type="float" office:value="204490" calcext:value-type="float">
            <text:p>204490</text:p>
          </table:table-cell>
          <table:table-cell table:formula="of:=[.F552]+[.H551]" office:value-type="float" office:value="112875918.367346" calcext:value-type="float">
            <text:p>112875918,367346</text:p>
          </table:table-cell>
          <table:table-cell table:formula="of:=ROUNDDOWN([.H552])" office:value-type="float" office:value="112875918" calcext:value-type="float">
            <text:p>112875918</text:p>
          </table:table-cell>
          <table:table-cell table:formula="of:=[.I552]-[.B5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080408" calcext:value-type="float">
            <text:p>113080408</text:p>
          </table:table-cell>
          <table:table-cell office:value-type="float" office:value="2004" calcext:value-type="float">
            <text:p>2004</text:p>
          </table:table-cell>
          <table:table-cell table:formula="of:=[.C5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3]/[.E553]" office:value-type="float" office:value="204489.795918367" calcext:value-type="float">
            <text:p>204489,795918367</text:p>
          </table:table-cell>
          <table:table-cell table:formula="of:=ROUND([.F553])" office:value-type="float" office:value="204490" calcext:value-type="float">
            <text:p>204490</text:p>
          </table:table-cell>
          <table:table-cell table:formula="of:=[.F553]+[.H552]" office:value-type="float" office:value="113080408.163264" calcext:value-type="float">
            <text:p>113080408,163264</text:p>
          </table:table-cell>
          <table:table-cell table:formula="of:=ROUNDDOWN([.H553])" office:value-type="float" office:value="113080408" calcext:value-type="float">
            <text:p>113080408</text:p>
          </table:table-cell>
          <table:table-cell table:formula="of:=[.I553]-[.B5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284897" calcext:value-type="float">
            <text:p>113284897</text:p>
          </table:table-cell>
          <table:table-cell office:value-type="float" office:value="2004" calcext:value-type="float">
            <text:p>2004</text:p>
          </table:table-cell>
          <table:table-cell table:formula="of:=[.C5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4]/[.E554]" office:value-type="float" office:value="204489.795918367" calcext:value-type="float">
            <text:p>204489,795918367</text:p>
          </table:table-cell>
          <table:table-cell table:formula="of:=ROUND([.F554])" office:value-type="float" office:value="204490" calcext:value-type="float">
            <text:p>204490</text:p>
          </table:table-cell>
          <table:table-cell table:formula="of:=[.F554]+[.H553]" office:value-type="float" office:value="113284897.959182" calcext:value-type="float">
            <text:p>113284897,959182</text:p>
          </table:table-cell>
          <table:table-cell table:formula="of:=ROUNDDOWN([.H554])" office:value-type="float" office:value="113284897" calcext:value-type="float">
            <text:p>113284897</text:p>
          </table:table-cell>
          <table:table-cell table:formula="of:=[.I554]-[.B5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489387" calcext:value-type="float">
            <text:p>113489387</text:p>
          </table:table-cell>
          <table:table-cell office:value-type="float" office:value="2004" calcext:value-type="float">
            <text:p>2004</text:p>
          </table:table-cell>
          <table:table-cell table:formula="of:=[.C5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5]/[.E555]" office:value-type="float" office:value="204489.795918367" calcext:value-type="float">
            <text:p>204489,795918367</text:p>
          </table:table-cell>
          <table:table-cell table:formula="of:=ROUND([.F555])" office:value-type="float" office:value="204490" calcext:value-type="float">
            <text:p>204490</text:p>
          </table:table-cell>
          <table:table-cell table:formula="of:=[.F555]+[.H554]" office:value-type="float" office:value="113489387.755101" calcext:value-type="float">
            <text:p>113489387,755101</text:p>
          </table:table-cell>
          <table:table-cell table:formula="of:=ROUNDDOWN([.H555])" office:value-type="float" office:value="113489387" calcext:value-type="float">
            <text:p>113489387</text:p>
          </table:table-cell>
          <table:table-cell table:formula="of:=[.I555]-[.B5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693877" calcext:value-type="float">
            <text:p>113693877</text:p>
          </table:table-cell>
          <table:table-cell office:value-type="float" office:value="2004" calcext:value-type="float">
            <text:p>2004</text:p>
          </table:table-cell>
          <table:table-cell table:formula="of:=[.C5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6]/[.E556]" office:value-type="float" office:value="204489.795918367" calcext:value-type="float">
            <text:p>204489,795918367</text:p>
          </table:table-cell>
          <table:table-cell table:formula="of:=ROUND([.F556])" office:value-type="float" office:value="204490" calcext:value-type="float">
            <text:p>204490</text:p>
          </table:table-cell>
          <table:table-cell table:formula="of:=[.F556]+[.H555]" office:value-type="float" office:value="113693877.551019" calcext:value-type="float">
            <text:p>113693877,551019</text:p>
          </table:table-cell>
          <table:table-cell table:formula="of:=ROUNDDOWN([.H556])" office:value-type="float" office:value="113693877" calcext:value-type="float">
            <text:p>113693877</text:p>
          </table:table-cell>
          <table:table-cell table:formula="of:=[.I556]-[.B5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898367" calcext:value-type="float">
            <text:p>113898367</text:p>
          </table:table-cell>
          <table:table-cell office:value-type="float" office:value="2004" calcext:value-type="float">
            <text:p>2004</text:p>
          </table:table-cell>
          <table:table-cell table:formula="of:=[.C5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7]/[.E557]" office:value-type="float" office:value="204489.795918367" calcext:value-type="float">
            <text:p>204489,795918367</text:p>
          </table:table-cell>
          <table:table-cell table:formula="of:=ROUND([.F557])" office:value-type="float" office:value="204490" calcext:value-type="float">
            <text:p>204490</text:p>
          </table:table-cell>
          <table:table-cell table:formula="of:=[.F557]+[.H556]" office:value-type="float" office:value="113898367.346937" calcext:value-type="float">
            <text:p>113898367,346937</text:p>
          </table:table-cell>
          <table:table-cell table:formula="of:=ROUNDDOWN([.H557])" office:value-type="float" office:value="113898367" calcext:value-type="float">
            <text:p>113898367</text:p>
          </table:table-cell>
          <table:table-cell table:formula="of:=[.I557]-[.B5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4102857" calcext:value-type="float">
            <text:p>114102857</text:p>
          </table:table-cell>
          <table:table-cell office:value-type="float" office:value="2004" calcext:value-type="float">
            <text:p>2004</text:p>
          </table:table-cell>
          <table:table-cell table:formula="of:=[.C5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8]/[.E558]" office:value-type="float" office:value="204489.795918367" calcext:value-type="float">
            <text:p>204489,795918367</text:p>
          </table:table-cell>
          <table:table-cell table:formula="of:=ROUND([.F558])" office:value-type="float" office:value="204490" calcext:value-type="float">
            <text:p>204490</text:p>
          </table:table-cell>
          <table:table-cell table:formula="of:=[.F558]+[.H557]" office:value-type="float" office:value="114102857.142856" calcext:value-type="float">
            <text:p>114102857,142856</text:p>
          </table:table-cell>
          <table:table-cell table:formula="of:=ROUNDDOWN([.H558])" office:value-type="float" office:value="114102857" calcext:value-type="float">
            <text:p>114102857</text:p>
          </table:table-cell>
          <table:table-cell table:formula="of:=[.I558]-[.B5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4307346" calcext:value-type="float">
            <text:p>114307346</text:p>
          </table:table-cell>
          <table:table-cell office:value-type="float" office:value="2004" calcext:value-type="float">
            <text:p>2004</text:p>
          </table:table-cell>
          <table:table-cell table:formula="of:=[.C5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59]/[.E559]" office:value-type="float" office:value="204489.795918367" calcext:value-type="float">
            <text:p>204489,795918367</text:p>
          </table:table-cell>
          <table:table-cell table:formula="of:=ROUND([.F559])" office:value-type="float" office:value="204490" calcext:value-type="float">
            <text:p>204490</text:p>
          </table:table-cell>
          <table:table-cell table:formula="of:=[.F559]+[.H558]" office:value-type="float" office:value="114307346.938774" calcext:value-type="float">
            <text:p>114307346,938774</text:p>
          </table:table-cell>
          <table:table-cell table:formula="of:=ROUNDDOWN([.H559])" office:value-type="float" office:value="114307346" calcext:value-type="float">
            <text:p>114307346</text:p>
          </table:table-cell>
          <table:table-cell table:formula="of:=[.I559]-[.B5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4511836" calcext:value-type="float">
            <text:p>114511836</text:p>
          </table:table-cell>
          <table:table-cell office:value-type="float" office:value="2004" calcext:value-type="float">
            <text:p>2004</text:p>
          </table:table-cell>
          <table:table-cell table:formula="of:=[.C5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0]/[.E560]" office:value-type="float" office:value="204489.795918367" calcext:value-type="float">
            <text:p>204489,795918367</text:p>
          </table:table-cell>
          <table:table-cell table:formula="of:=ROUND([.F560])" office:value-type="float" office:value="204490" calcext:value-type="float">
            <text:p>204490</text:p>
          </table:table-cell>
          <table:table-cell table:formula="of:=[.F560]+[.H559]" office:value-type="float" office:value="114511836.734692" calcext:value-type="float">
            <text:p>114511836,734692</text:p>
          </table:table-cell>
          <table:table-cell table:formula="of:=ROUNDDOWN([.H560])" office:value-type="float" office:value="114511836" calcext:value-type="float">
            <text:p>114511836</text:p>
          </table:table-cell>
          <table:table-cell table:formula="of:=[.I560]-[.B5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4716326" calcext:value-type="float">
            <text:p>114716326</text:p>
          </table:table-cell>
          <table:table-cell office:value-type="float" office:value="2004" calcext:value-type="float">
            <text:p>2004</text:p>
          </table:table-cell>
          <table:table-cell table:formula="of:=[.C5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1]/[.E561]" office:value-type="float" office:value="204489.795918367" calcext:value-type="float">
            <text:p>204489,795918367</text:p>
          </table:table-cell>
          <table:table-cell table:formula="of:=ROUND([.F561])" office:value-type="float" office:value="204490" calcext:value-type="float">
            <text:p>204490</text:p>
          </table:table-cell>
          <table:table-cell table:formula="of:=[.F561]+[.H560]" office:value-type="float" office:value="114716326.530611" calcext:value-type="float">
            <text:p>114716326,530611</text:p>
          </table:table-cell>
          <table:table-cell table:formula="of:=ROUNDDOWN([.H561])" office:value-type="float" office:value="114716326" calcext:value-type="float">
            <text:p>114716326</text:p>
          </table:table-cell>
          <table:table-cell table:formula="of:=[.I561]-[.B5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4920816" calcext:value-type="float">
            <text:p>114920816</text:p>
          </table:table-cell>
          <table:table-cell office:value-type="float" office:value="2004" calcext:value-type="float">
            <text:p>2004</text:p>
          </table:table-cell>
          <table:table-cell table:formula="of:=[.C5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2]/[.E562]" office:value-type="float" office:value="204489.795918367" calcext:value-type="float">
            <text:p>204489,795918367</text:p>
          </table:table-cell>
          <table:table-cell table:formula="of:=ROUND([.F562])" office:value-type="float" office:value="204490" calcext:value-type="float">
            <text:p>204490</text:p>
          </table:table-cell>
          <table:table-cell table:formula="of:=[.F562]+[.H561]" office:value-type="float" office:value="114920816.326529" calcext:value-type="float">
            <text:p>114920816,326529</text:p>
          </table:table-cell>
          <table:table-cell table:formula="of:=ROUNDDOWN([.H562])" office:value-type="float" office:value="114920816" calcext:value-type="float">
            <text:p>114920816</text:p>
          </table:table-cell>
          <table:table-cell table:formula="of:=[.I562]-[.B5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5125306" calcext:value-type="float">
            <text:p>115125306</text:p>
          </table:table-cell>
          <table:table-cell office:value-type="float" office:value="2004" calcext:value-type="float">
            <text:p>2004</text:p>
          </table:table-cell>
          <table:table-cell table:formula="of:=[.C5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3]/[.E563]" office:value-type="float" office:value="204489.795918367" calcext:value-type="float">
            <text:p>204489,795918367</text:p>
          </table:table-cell>
          <table:table-cell table:formula="of:=ROUND([.F563])" office:value-type="float" office:value="204490" calcext:value-type="float">
            <text:p>204490</text:p>
          </table:table-cell>
          <table:table-cell table:formula="of:=[.F563]+[.H562]" office:value-type="float" office:value="115125306.122447" calcext:value-type="float">
            <text:p>115125306,122447</text:p>
          </table:table-cell>
          <table:table-cell table:formula="of:=ROUNDDOWN([.H563])" office:value-type="float" office:value="115125306" calcext:value-type="float">
            <text:p>115125306</text:p>
          </table:table-cell>
          <table:table-cell table:formula="of:=[.I563]-[.B5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329795" calcext:value-type="float">
            <text:p>115329795</text:p>
          </table:table-cell>
          <table:table-cell office:value-type="float" office:value="2004" calcext:value-type="float">
            <text:p>2004</text:p>
          </table:table-cell>
          <table:table-cell table:formula="of:=[.C5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4]/[.E564]" office:value-type="float" office:value="204489.795918367" calcext:value-type="float">
            <text:p>204489,795918367</text:p>
          </table:table-cell>
          <table:table-cell table:formula="of:=ROUND([.F564])" office:value-type="float" office:value="204490" calcext:value-type="float">
            <text:p>204490</text:p>
          </table:table-cell>
          <table:table-cell table:formula="of:=[.F564]+[.H563]" office:value-type="float" office:value="115329795.918366" calcext:value-type="float">
            <text:p>115329795,918366</text:p>
          </table:table-cell>
          <table:table-cell table:formula="of:=ROUNDDOWN([.H564])" office:value-type="float" office:value="115329795" calcext:value-type="float">
            <text:p>115329795</text:p>
          </table:table-cell>
          <table:table-cell table:formula="of:=[.I564]-[.B5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534285" calcext:value-type="float">
            <text:p>115534285</text:p>
          </table:table-cell>
          <table:table-cell office:value-type="float" office:value="2004" calcext:value-type="float">
            <text:p>2004</text:p>
          </table:table-cell>
          <table:table-cell table:formula="of:=[.C5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5]/[.E565]" office:value-type="float" office:value="204489.795918367" calcext:value-type="float">
            <text:p>204489,795918367</text:p>
          </table:table-cell>
          <table:table-cell table:formula="of:=ROUND([.F565])" office:value-type="float" office:value="204490" calcext:value-type="float">
            <text:p>204490</text:p>
          </table:table-cell>
          <table:table-cell table:formula="of:=[.F565]+[.H564]" office:value-type="float" office:value="115534285.714284" calcext:value-type="float">
            <text:p>115534285,714284</text:p>
          </table:table-cell>
          <table:table-cell table:formula="of:=ROUNDDOWN([.H565])" office:value-type="float" office:value="115534285" calcext:value-type="float">
            <text:p>115534285</text:p>
          </table:table-cell>
          <table:table-cell table:formula="of:=[.I565]-[.B5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5738775" calcext:value-type="float">
            <text:p>115738775</text:p>
          </table:table-cell>
          <table:table-cell office:value-type="float" office:value="2004" calcext:value-type="float">
            <text:p>2004</text:p>
          </table:table-cell>
          <table:table-cell table:formula="of:=[.C5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6]/[.E566]" office:value-type="float" office:value="204489.795918367" calcext:value-type="float">
            <text:p>204489,795918367</text:p>
          </table:table-cell>
          <table:table-cell table:formula="of:=ROUND([.F566])" office:value-type="float" office:value="204490" calcext:value-type="float">
            <text:p>204490</text:p>
          </table:table-cell>
          <table:table-cell table:formula="of:=[.F566]+[.H565]" office:value-type="float" office:value="115738775.510203" calcext:value-type="float">
            <text:p>115738775,510203</text:p>
          </table:table-cell>
          <table:table-cell table:formula="of:=ROUNDDOWN([.H566])" office:value-type="float" office:value="115738775" calcext:value-type="float">
            <text:p>115738775</text:p>
          </table:table-cell>
          <table:table-cell table:formula="of:=[.I566]-[.B5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5943265" calcext:value-type="float">
            <text:p>115943265</text:p>
          </table:table-cell>
          <table:table-cell office:value-type="float" office:value="2004" calcext:value-type="float">
            <text:p>2004</text:p>
          </table:table-cell>
          <table:table-cell table:formula="of:=[.C5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7]/[.E567]" office:value-type="float" office:value="204489.795918367" calcext:value-type="float">
            <text:p>204489,795918367</text:p>
          </table:table-cell>
          <table:table-cell table:formula="of:=ROUND([.F567])" office:value-type="float" office:value="204490" calcext:value-type="float">
            <text:p>204490</text:p>
          </table:table-cell>
          <table:table-cell table:formula="of:=[.F567]+[.H566]" office:value-type="float" office:value="115943265.306121" calcext:value-type="float">
            <text:p>115943265,306121</text:p>
          </table:table-cell>
          <table:table-cell table:formula="of:=ROUNDDOWN([.H567])" office:value-type="float" office:value="115943265" calcext:value-type="float">
            <text:p>115943265</text:p>
          </table:table-cell>
          <table:table-cell table:formula="of:=[.I567]-[.B5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6147755" calcext:value-type="float">
            <text:p>116147755</text:p>
          </table:table-cell>
          <table:table-cell office:value-type="float" office:value="2004" calcext:value-type="float">
            <text:p>2004</text:p>
          </table:table-cell>
          <table:table-cell table:formula="of:=[.C5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8]/[.E568]" office:value-type="float" office:value="204489.795918367" calcext:value-type="float">
            <text:p>204489,795918367</text:p>
          </table:table-cell>
          <table:table-cell table:formula="of:=ROUND([.F568])" office:value-type="float" office:value="204490" calcext:value-type="float">
            <text:p>204490</text:p>
          </table:table-cell>
          <table:table-cell table:formula="of:=[.F568]+[.H567]" office:value-type="float" office:value="116147755.102039" calcext:value-type="float">
            <text:p>116147755,102039</text:p>
          </table:table-cell>
          <table:table-cell table:formula="of:=ROUNDDOWN([.H568])" office:value-type="float" office:value="116147755" calcext:value-type="float">
            <text:p>116147755</text:p>
          </table:table-cell>
          <table:table-cell table:formula="of:=[.I568]-[.B5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6352244" calcext:value-type="float">
            <text:p>116352244</text:p>
          </table:table-cell>
          <table:table-cell office:value-type="float" office:value="2004" calcext:value-type="float">
            <text:p>2004</text:p>
          </table:table-cell>
          <table:table-cell table:formula="of:=[.C5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69]/[.E569]" office:value-type="float" office:value="204489.795918367" calcext:value-type="float">
            <text:p>204489,795918367</text:p>
          </table:table-cell>
          <table:table-cell table:formula="of:=ROUND([.F569])" office:value-type="float" office:value="204490" calcext:value-type="float">
            <text:p>204490</text:p>
          </table:table-cell>
          <table:table-cell table:formula="of:=[.F569]+[.H568]" office:value-type="float" office:value="116352244.897958" calcext:value-type="float">
            <text:p>116352244,897958</text:p>
          </table:table-cell>
          <table:table-cell table:formula="of:=ROUNDDOWN([.H569])" office:value-type="float" office:value="116352244" calcext:value-type="float">
            <text:p>116352244</text:p>
          </table:table-cell>
          <table:table-cell table:formula="of:=[.I569]-[.B5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6556734" calcext:value-type="float">
            <text:p>116556734</text:p>
          </table:table-cell>
          <table:table-cell office:value-type="float" office:value="2004" calcext:value-type="float">
            <text:p>2004</text:p>
          </table:table-cell>
          <table:table-cell table:formula="of:=[.C5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0]/[.E570]" office:value-type="float" office:value="204489.795918367" calcext:value-type="float">
            <text:p>204489,795918367</text:p>
          </table:table-cell>
          <table:table-cell table:formula="of:=ROUND([.F570])" office:value-type="float" office:value="204490" calcext:value-type="float">
            <text:p>204490</text:p>
          </table:table-cell>
          <table:table-cell table:formula="of:=[.F570]+[.H569]" office:value-type="float" office:value="116556734.693876" calcext:value-type="float">
            <text:p>116556734,693876</text:p>
          </table:table-cell>
          <table:table-cell table:formula="of:=ROUNDDOWN([.H570])" office:value-type="float" office:value="116556734" calcext:value-type="float">
            <text:p>116556734</text:p>
          </table:table-cell>
          <table:table-cell table:formula="of:=[.I570]-[.B5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761224" calcext:value-type="float">
            <text:p>116761224</text:p>
          </table:table-cell>
          <table:table-cell office:value-type="float" office:value="2004" calcext:value-type="float">
            <text:p>2004</text:p>
          </table:table-cell>
          <table:table-cell table:formula="of:=[.C5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1]/[.E571]" office:value-type="float" office:value="204489.795918367" calcext:value-type="float">
            <text:p>204489,795918367</text:p>
          </table:table-cell>
          <table:table-cell table:formula="of:=ROUND([.F571])" office:value-type="float" office:value="204490" calcext:value-type="float">
            <text:p>204490</text:p>
          </table:table-cell>
          <table:table-cell table:formula="of:=[.F571]+[.H570]" office:value-type="float" office:value="116761224.489794" calcext:value-type="float">
            <text:p>116761224,489794</text:p>
          </table:table-cell>
          <table:table-cell table:formula="of:=ROUNDDOWN([.H571])" office:value-type="float" office:value="116761224" calcext:value-type="float">
            <text:p>116761224</text:p>
          </table:table-cell>
          <table:table-cell table:formula="of:=[.I571]-[.B5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6965714" calcext:value-type="float">
            <text:p>116965714</text:p>
          </table:table-cell>
          <table:table-cell office:value-type="float" office:value="2004" calcext:value-type="float">
            <text:p>2004</text:p>
          </table:table-cell>
          <table:table-cell table:formula="of:=[.C5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2]/[.E572]" office:value-type="float" office:value="204489.795918367" calcext:value-type="float">
            <text:p>204489,795918367</text:p>
          </table:table-cell>
          <table:table-cell table:formula="of:=ROUND([.F572])" office:value-type="float" office:value="204490" calcext:value-type="float">
            <text:p>204490</text:p>
          </table:table-cell>
          <table:table-cell table:formula="of:=[.F572]+[.H571]" office:value-type="float" office:value="116965714.285713" calcext:value-type="float">
            <text:p>116965714,285713</text:p>
          </table:table-cell>
          <table:table-cell table:formula="of:=ROUNDDOWN([.H572])" office:value-type="float" office:value="116965714" calcext:value-type="float">
            <text:p>116965714</text:p>
          </table:table-cell>
          <table:table-cell table:formula="of:=[.I572]-[.B5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7170204" calcext:value-type="float">
            <text:p>117170204</text:p>
          </table:table-cell>
          <table:table-cell office:value-type="float" office:value="2004" calcext:value-type="float">
            <text:p>2004</text:p>
          </table:table-cell>
          <table:table-cell table:formula="of:=[.C5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3]/[.E573]" office:value-type="float" office:value="204489.795918367" calcext:value-type="float">
            <text:p>204489,795918367</text:p>
          </table:table-cell>
          <table:table-cell table:formula="of:=ROUND([.F573])" office:value-type="float" office:value="204490" calcext:value-type="float">
            <text:p>204490</text:p>
          </table:table-cell>
          <table:table-cell table:formula="of:=[.F573]+[.H572]" office:value-type="float" office:value="117170204.081631" calcext:value-type="float">
            <text:p>117170204,081631</text:p>
          </table:table-cell>
          <table:table-cell table:formula="of:=ROUNDDOWN([.H573])" office:value-type="float" office:value="117170204" calcext:value-type="float">
            <text:p>117170204</text:p>
          </table:table-cell>
          <table:table-cell table:formula="of:=[.I573]-[.B5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7374693" calcext:value-type="float">
            <text:p>117374693</text:p>
          </table:table-cell>
          <table:table-cell office:value-type="float" office:value="2004" calcext:value-type="float">
            <text:p>2004</text:p>
          </table:table-cell>
          <table:table-cell table:formula="of:=[.C5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4]/[.E574]" office:value-type="float" office:value="204489.795918367" calcext:value-type="float">
            <text:p>204489,795918367</text:p>
          </table:table-cell>
          <table:table-cell table:formula="of:=ROUND([.F574])" office:value-type="float" office:value="204490" calcext:value-type="float">
            <text:p>204490</text:p>
          </table:table-cell>
          <table:table-cell table:formula="of:=[.F574]+[.H573]" office:value-type="float" office:value="117374693.877549" calcext:value-type="float">
            <text:p>117374693,877549</text:p>
          </table:table-cell>
          <table:table-cell table:formula="of:=ROUNDDOWN([.H574])" office:value-type="float" office:value="117374693" calcext:value-type="float">
            <text:p>117374693</text:p>
          </table:table-cell>
          <table:table-cell table:formula="of:=[.I574]-[.B5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7579183" calcext:value-type="float">
            <text:p>117579183</text:p>
          </table:table-cell>
          <table:table-cell office:value-type="float" office:value="2004" calcext:value-type="float">
            <text:p>2004</text:p>
          </table:table-cell>
          <table:table-cell table:formula="of:=[.C5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5]/[.E575]" office:value-type="float" office:value="204489.795918367" calcext:value-type="float">
            <text:p>204489,795918367</text:p>
          </table:table-cell>
          <table:table-cell table:formula="of:=ROUND([.F575])" office:value-type="float" office:value="204490" calcext:value-type="float">
            <text:p>204490</text:p>
          </table:table-cell>
          <table:table-cell table:formula="of:=[.F575]+[.H574]" office:value-type="float" office:value="117579183.673468" calcext:value-type="float">
            <text:p>117579183,673468</text:p>
          </table:table-cell>
          <table:table-cell table:formula="of:=ROUNDDOWN([.H575])" office:value-type="float" office:value="117579183" calcext:value-type="float">
            <text:p>117579183</text:p>
          </table:table-cell>
          <table:table-cell table:formula="of:=[.I575]-[.B5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7783673" calcext:value-type="float">
            <text:p>117783673</text:p>
          </table:table-cell>
          <table:table-cell office:value-type="float" office:value="2004" calcext:value-type="float">
            <text:p>2004</text:p>
          </table:table-cell>
          <table:table-cell table:formula="of:=[.C5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6]/[.E576]" office:value-type="float" office:value="204489.795918367" calcext:value-type="float">
            <text:p>204489,795918367</text:p>
          </table:table-cell>
          <table:table-cell table:formula="of:=ROUND([.F576])" office:value-type="float" office:value="204490" calcext:value-type="float">
            <text:p>204490</text:p>
          </table:table-cell>
          <table:table-cell table:formula="of:=[.F576]+[.H575]" office:value-type="float" office:value="117783673.469386" calcext:value-type="float">
            <text:p>117783673,469386</text:p>
          </table:table-cell>
          <table:table-cell table:formula="of:=ROUNDDOWN([.H576])" office:value-type="float" office:value="117783673" calcext:value-type="float">
            <text:p>117783673</text:p>
          </table:table-cell>
          <table:table-cell table:formula="of:=[.I576]-[.B5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988163" calcext:value-type="float">
            <text:p>117988163</text:p>
          </table:table-cell>
          <table:table-cell office:value-type="float" office:value="2004" calcext:value-type="float">
            <text:p>2004</text:p>
          </table:table-cell>
          <table:table-cell table:formula="of:=[.C5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7]/[.E577]" office:value-type="float" office:value="204489.795918367" calcext:value-type="float">
            <text:p>204489,795918367</text:p>
          </table:table-cell>
          <table:table-cell table:formula="of:=ROUND([.F577])" office:value-type="float" office:value="204490" calcext:value-type="float">
            <text:p>204490</text:p>
          </table:table-cell>
          <table:table-cell table:formula="of:=[.F577]+[.H576]" office:value-type="float" office:value="117988163.265305" calcext:value-type="float">
            <text:p>117988163,265305</text:p>
          </table:table-cell>
          <table:table-cell table:formula="of:=ROUNDDOWN([.H577])" office:value-type="float" office:value="117988163" calcext:value-type="float">
            <text:p>117988163</text:p>
          </table:table-cell>
          <table:table-cell table:formula="of:=[.I577]-[.B5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8192653" calcext:value-type="float">
            <text:p>118192653</text:p>
          </table:table-cell>
          <table:table-cell office:value-type="float" office:value="2004" calcext:value-type="float">
            <text:p>2004</text:p>
          </table:table-cell>
          <table:table-cell table:formula="of:=[.C5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8]/[.E578]" office:value-type="float" office:value="204489.795918367" calcext:value-type="float">
            <text:p>204489,795918367</text:p>
          </table:table-cell>
          <table:table-cell table:formula="of:=ROUND([.F578])" office:value-type="float" office:value="204490" calcext:value-type="float">
            <text:p>204490</text:p>
          </table:table-cell>
          <table:table-cell table:formula="of:=[.F578]+[.H577]" office:value-type="float" office:value="118192653.061223" calcext:value-type="float">
            <text:p>118192653,061223</text:p>
          </table:table-cell>
          <table:table-cell table:formula="of:=ROUNDDOWN([.H578])" office:value-type="float" office:value="118192653" calcext:value-type="float">
            <text:p>118192653</text:p>
          </table:table-cell>
          <table:table-cell table:formula="of:=[.I578]-[.B5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8397142" calcext:value-type="float">
            <text:p>118397142</text:p>
          </table:table-cell>
          <table:table-cell office:value-type="float" office:value="2004" calcext:value-type="float">
            <text:p>2004</text:p>
          </table:table-cell>
          <table:table-cell table:formula="of:=[.C5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79]/[.E579]" office:value-type="float" office:value="204489.795918367" calcext:value-type="float">
            <text:p>204489,795918367</text:p>
          </table:table-cell>
          <table:table-cell table:formula="of:=ROUND([.F579])" office:value-type="float" office:value="204490" calcext:value-type="float">
            <text:p>204490</text:p>
          </table:table-cell>
          <table:table-cell table:formula="of:=[.F579]+[.H578]" office:value-type="float" office:value="118397142.857141" calcext:value-type="float">
            <text:p>118397142,857141</text:p>
          </table:table-cell>
          <table:table-cell table:formula="of:=ROUNDDOWN([.H579])" office:value-type="float" office:value="118397142" calcext:value-type="float">
            <text:p>118397142</text:p>
          </table:table-cell>
          <table:table-cell table:formula="of:=[.I579]-[.B5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601632" calcext:value-type="float">
            <text:p>118601632</text:p>
          </table:table-cell>
          <table:table-cell office:value-type="float" office:value="2004" calcext:value-type="float">
            <text:p>2004</text:p>
          </table:table-cell>
          <table:table-cell table:formula="of:=[.C5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0]/[.E580]" office:value-type="float" office:value="204489.795918367" calcext:value-type="float">
            <text:p>204489,795918367</text:p>
          </table:table-cell>
          <table:table-cell table:formula="of:=ROUND([.F580])" office:value-type="float" office:value="204490" calcext:value-type="float">
            <text:p>204490</text:p>
          </table:table-cell>
          <table:table-cell table:formula="of:=[.F580]+[.H579]" office:value-type="float" office:value="118601632.65306" calcext:value-type="float">
            <text:p>118601632,65306</text:p>
          </table:table-cell>
          <table:table-cell table:formula="of:=ROUNDDOWN([.H580])" office:value-type="float" office:value="118601632" calcext:value-type="float">
            <text:p>118601632</text:p>
          </table:table-cell>
          <table:table-cell table:formula="of:=[.I580]-[.B5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8806122" calcext:value-type="float">
            <text:p>118806122</text:p>
          </table:table-cell>
          <table:table-cell office:value-type="float" office:value="2004" calcext:value-type="float">
            <text:p>2004</text:p>
          </table:table-cell>
          <table:table-cell table:formula="of:=[.C5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1]/[.E581]" office:value-type="float" office:value="204489.795918367" calcext:value-type="float">
            <text:p>204489,795918367</text:p>
          </table:table-cell>
          <table:table-cell table:formula="of:=ROUND([.F581])" office:value-type="float" office:value="204490" calcext:value-type="float">
            <text:p>204490</text:p>
          </table:table-cell>
          <table:table-cell table:formula="of:=[.F581]+[.H580]" office:value-type="float" office:value="118806122.448978" calcext:value-type="float">
            <text:p>118806122,448978</text:p>
          </table:table-cell>
          <table:table-cell table:formula="of:=ROUNDDOWN([.H581])" office:value-type="float" office:value="118806122" calcext:value-type="float">
            <text:p>118806122</text:p>
          </table:table-cell>
          <table:table-cell table:formula="of:=[.I581]-[.B5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9010612" calcext:value-type="float">
            <text:p>119010612</text:p>
          </table:table-cell>
          <table:table-cell office:value-type="float" office:value="2004" calcext:value-type="float">
            <text:p>2004</text:p>
          </table:table-cell>
          <table:table-cell table:formula="of:=[.C5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2]/[.E582]" office:value-type="float" office:value="204489.795918367" calcext:value-type="float">
            <text:p>204489,795918367</text:p>
          </table:table-cell>
          <table:table-cell table:formula="of:=ROUND([.F582])" office:value-type="float" office:value="204490" calcext:value-type="float">
            <text:p>204490</text:p>
          </table:table-cell>
          <table:table-cell table:formula="of:=[.F582]+[.H581]" office:value-type="float" office:value="119010612.244896" calcext:value-type="float">
            <text:p>119010612,244896</text:p>
          </table:table-cell>
          <table:table-cell table:formula="of:=ROUNDDOWN([.H582])" office:value-type="float" office:value="119010612" calcext:value-type="float">
            <text:p>119010612</text:p>
          </table:table-cell>
          <table:table-cell table:formula="of:=[.I582]-[.B5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9215102" calcext:value-type="float">
            <text:p>119215102</text:p>
          </table:table-cell>
          <table:table-cell office:value-type="float" office:value="2004" calcext:value-type="float">
            <text:p>2004</text:p>
          </table:table-cell>
          <table:table-cell table:formula="of:=[.C5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3]/[.E583]" office:value-type="float" office:value="204489.795918367" calcext:value-type="float">
            <text:p>204489,795918367</text:p>
          </table:table-cell>
          <table:table-cell table:formula="of:=ROUND([.F583])" office:value-type="float" office:value="204490" calcext:value-type="float">
            <text:p>204490</text:p>
          </table:table-cell>
          <table:table-cell table:formula="of:=[.F583]+[.H582]" office:value-type="float" office:value="119215102.040815" calcext:value-type="float">
            <text:p>119215102,040815</text:p>
          </table:table-cell>
          <table:table-cell table:formula="of:=ROUNDDOWN([.H583])" office:value-type="float" office:value="119215102" calcext:value-type="float">
            <text:p>119215102</text:p>
          </table:table-cell>
          <table:table-cell table:formula="of:=[.I583]-[.B5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419591" calcext:value-type="float">
            <text:p>119419591</text:p>
          </table:table-cell>
          <table:table-cell office:value-type="float" office:value="2004" calcext:value-type="float">
            <text:p>2004</text:p>
          </table:table-cell>
          <table:table-cell table:formula="of:=[.C5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4]/[.E584]" office:value-type="float" office:value="204489.795918367" calcext:value-type="float">
            <text:p>204489,795918367</text:p>
          </table:table-cell>
          <table:table-cell table:formula="of:=ROUND([.F584])" office:value-type="float" office:value="204490" calcext:value-type="float">
            <text:p>204490</text:p>
          </table:table-cell>
          <table:table-cell table:formula="of:=[.F584]+[.H583]" office:value-type="float" office:value="119419591.836733" calcext:value-type="float">
            <text:p>119419591,836733</text:p>
          </table:table-cell>
          <table:table-cell table:formula="of:=ROUNDDOWN([.H584])" office:value-type="float" office:value="119419591" calcext:value-type="float">
            <text:p>119419591</text:p>
          </table:table-cell>
          <table:table-cell table:formula="of:=[.I584]-[.B5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624081" calcext:value-type="float">
            <text:p>119624081</text:p>
          </table:table-cell>
          <table:table-cell office:value-type="float" office:value="2004" calcext:value-type="float">
            <text:p>2004</text:p>
          </table:table-cell>
          <table:table-cell table:formula="of:=[.C5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5]/[.E585]" office:value-type="float" office:value="204489.795918367" calcext:value-type="float">
            <text:p>204489,795918367</text:p>
          </table:table-cell>
          <table:table-cell table:formula="of:=ROUND([.F585])" office:value-type="float" office:value="204490" calcext:value-type="float">
            <text:p>204490</text:p>
          </table:table-cell>
          <table:table-cell table:formula="of:=[.F585]+[.H584]" office:value-type="float" office:value="119624081.632651" calcext:value-type="float">
            <text:p>119624081,632651</text:p>
          </table:table-cell>
          <table:table-cell table:formula="of:=ROUNDDOWN([.H585])" office:value-type="float" office:value="119624081" calcext:value-type="float">
            <text:p>119624081</text:p>
          </table:table-cell>
          <table:table-cell table:formula="of:=[.I585]-[.B5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828571" calcext:value-type="float">
            <text:p>119828571</text:p>
          </table:table-cell>
          <table:table-cell office:value-type="float" office:value="2004" calcext:value-type="float">
            <text:p>2004</text:p>
          </table:table-cell>
          <table:table-cell table:formula="of:=[.C5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6]/[.E586]" office:value-type="float" office:value="204489.795918367" calcext:value-type="float">
            <text:p>204489,795918367</text:p>
          </table:table-cell>
          <table:table-cell table:formula="of:=ROUND([.F586])" office:value-type="float" office:value="204490" calcext:value-type="float">
            <text:p>204490</text:p>
          </table:table-cell>
          <table:table-cell table:formula="of:=[.F586]+[.H585]" office:value-type="float" office:value="119828571.42857" calcext:value-type="float">
            <text:p>119828571,42857</text:p>
          </table:table-cell>
          <table:table-cell table:formula="of:=ROUNDDOWN([.H586])" office:value-type="float" office:value="119828571" calcext:value-type="float">
            <text:p>119828571</text:p>
          </table:table-cell>
          <table:table-cell table:formula="of:=[.I586]-[.B5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033061" calcext:value-type="float">
            <text:p>120033061</text:p>
          </table:table-cell>
          <table:table-cell office:value-type="float" office:value="2004" calcext:value-type="float">
            <text:p>2004</text:p>
          </table:table-cell>
          <table:table-cell table:formula="of:=[.C5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7]/[.E587]" office:value-type="float" office:value="204489.795918367" calcext:value-type="float">
            <text:p>204489,795918367</text:p>
          </table:table-cell>
          <table:table-cell table:formula="of:=ROUND([.F587])" office:value-type="float" office:value="204490" calcext:value-type="float">
            <text:p>204490</text:p>
          </table:table-cell>
          <table:table-cell table:formula="of:=[.F587]+[.H586]" office:value-type="float" office:value="120033061.224488" calcext:value-type="float">
            <text:p>120033061,224488</text:p>
          </table:table-cell>
          <table:table-cell table:formula="of:=ROUNDDOWN([.H587])" office:value-type="float" office:value="120033061" calcext:value-type="float">
            <text:p>120033061</text:p>
          </table:table-cell>
          <table:table-cell table:formula="of:=[.I587]-[.B5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0237551" calcext:value-type="float">
            <text:p>120237551</text:p>
          </table:table-cell>
          <table:table-cell office:value-type="float" office:value="2004" calcext:value-type="float">
            <text:p>2004</text:p>
          </table:table-cell>
          <table:table-cell table:formula="of:=[.C5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8]/[.E588]" office:value-type="float" office:value="204489.795918367" calcext:value-type="float">
            <text:p>204489,795918367</text:p>
          </table:table-cell>
          <table:table-cell table:formula="of:=ROUND([.F588])" office:value-type="float" office:value="204490" calcext:value-type="float">
            <text:p>204490</text:p>
          </table:table-cell>
          <table:table-cell table:formula="of:=[.F588]+[.H587]" office:value-type="float" office:value="120237551.020406" calcext:value-type="float">
            <text:p>120237551,020406</text:p>
          </table:table-cell>
          <table:table-cell table:formula="of:=ROUNDDOWN([.H588])" office:value-type="float" office:value="120237551" calcext:value-type="float">
            <text:p>120237551</text:p>
          </table:table-cell>
          <table:table-cell table:formula="of:=[.I588]-[.B5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442040" calcext:value-type="float">
            <text:p>120442040</text:p>
          </table:table-cell>
          <table:table-cell office:value-type="float" office:value="2004" calcext:value-type="float">
            <text:p>2004</text:p>
          </table:table-cell>
          <table:table-cell table:formula="of:=[.C5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89]/[.E589]" office:value-type="float" office:value="204489.795918367" calcext:value-type="float">
            <text:p>204489,795918367</text:p>
          </table:table-cell>
          <table:table-cell table:formula="of:=ROUND([.F589])" office:value-type="float" office:value="204490" calcext:value-type="float">
            <text:p>204490</text:p>
          </table:table-cell>
          <table:table-cell table:formula="of:=[.F589]+[.H588]" office:value-type="float" office:value="120442040.816325" calcext:value-type="float">
            <text:p>120442040,816325</text:p>
          </table:table-cell>
          <table:table-cell table:formula="of:=ROUNDDOWN([.H589])" office:value-type="float" office:value="120442040" calcext:value-type="float">
            <text:p>120442040</text:p>
          </table:table-cell>
          <table:table-cell table:formula="of:=[.I589]-[.B5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646530" calcext:value-type="float">
            <text:p>120646530</text:p>
          </table:table-cell>
          <table:table-cell office:value-type="float" office:value="2004" calcext:value-type="float">
            <text:p>2004</text:p>
          </table:table-cell>
          <table:table-cell table:formula="of:=[.C5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0]/[.E590]" office:value-type="float" office:value="204489.795918367" calcext:value-type="float">
            <text:p>204489,795918367</text:p>
          </table:table-cell>
          <table:table-cell table:formula="of:=ROUND([.F590])" office:value-type="float" office:value="204490" calcext:value-type="float">
            <text:p>204490</text:p>
          </table:table-cell>
          <table:table-cell table:formula="of:=[.F590]+[.H589]" office:value-type="float" office:value="120646530.612243" calcext:value-type="float">
            <text:p>120646530,612243</text:p>
          </table:table-cell>
          <table:table-cell table:formula="of:=ROUNDDOWN([.H590])" office:value-type="float" office:value="120646530" calcext:value-type="float">
            <text:p>120646530</text:p>
          </table:table-cell>
          <table:table-cell table:formula="of:=[.I590]-[.B5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851020" calcext:value-type="float">
            <text:p>120851020</text:p>
          </table:table-cell>
          <table:table-cell office:value-type="float" office:value="2004" calcext:value-type="float">
            <text:p>2004</text:p>
          </table:table-cell>
          <table:table-cell table:formula="of:=[.C5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1]/[.E591]" office:value-type="float" office:value="204489.795918367" calcext:value-type="float">
            <text:p>204489,795918367</text:p>
          </table:table-cell>
          <table:table-cell table:formula="of:=ROUND([.F591])" office:value-type="float" office:value="204490" calcext:value-type="float">
            <text:p>204490</text:p>
          </table:table-cell>
          <table:table-cell table:formula="of:=[.F591]+[.H590]" office:value-type="float" office:value="120851020.408162" calcext:value-type="float">
            <text:p>120851020,408162</text:p>
          </table:table-cell>
          <table:table-cell table:formula="of:=ROUNDDOWN([.H591])" office:value-type="float" office:value="120851020" calcext:value-type="float">
            <text:p>120851020</text:p>
          </table:table-cell>
          <table:table-cell table:formula="of:=[.I591]-[.B5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1055510" calcext:value-type="float">
            <text:p>121055510</text:p>
          </table:table-cell>
          <table:table-cell office:value-type="float" office:value="2004" calcext:value-type="float">
            <text:p>2004</text:p>
          </table:table-cell>
          <table:table-cell table:formula="of:=[.C5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2]/[.E592]" office:value-type="float" office:value="204489.795918367" calcext:value-type="float">
            <text:p>204489,795918367</text:p>
          </table:table-cell>
          <table:table-cell table:formula="of:=ROUND([.F592])" office:value-type="float" office:value="204490" calcext:value-type="float">
            <text:p>204490</text:p>
          </table:table-cell>
          <table:table-cell table:formula="of:=[.F592]+[.H591]" office:value-type="float" office:value="121055510.20408" calcext:value-type="float">
            <text:p>121055510,20408</text:p>
          </table:table-cell>
          <table:table-cell table:formula="of:=ROUNDDOWN([.H592])" office:value-type="float" office:value="121055510" calcext:value-type="float">
            <text:p>121055510</text:p>
          </table:table-cell>
          <table:table-cell table:formula="of:=[.I592]-[.B5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1260000" calcext:value-type="float">
            <text:p>121260000</text:p>
          </table:table-cell>
          <table:table-cell office:value-type="float" office:value="2004" calcext:value-type="float">
            <text:p>2004</text:p>
          </table:table-cell>
          <table:table-cell table:formula="of:=[.C5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3]/[.E593]" office:value-type="float" office:value="204489.795918367" calcext:value-type="float">
            <text:p>204489,795918367</text:p>
          </table:table-cell>
          <table:table-cell table:formula="of:=ROUND([.F593])" office:value-type="float" office:value="204490" calcext:value-type="float">
            <text:p>204490</text:p>
          </table:table-cell>
          <table:table-cell table:formula="of:=[.F593]+[.H592]" office:value-type="float" office:value="121259999.999998" calcext:value-type="float">
            <text:p>121259999,999998</text:p>
          </table:table-cell>
          <table:table-cell table:formula="of:=ROUNDDOWN([.H593])" office:value-type="float" office:value="121259999" calcext:value-type="float">
            <text:p>121259999</text:p>
          </table:table-cell>
          <table:table-cell table:formula="of:=[.I593]-[.B593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464489" calcext:value-type="float">
            <text:p>121464489</text:p>
          </table:table-cell>
          <table:table-cell office:value-type="float" office:value="2004" calcext:value-type="float">
            <text:p>2004</text:p>
          </table:table-cell>
          <table:table-cell table:formula="of:=[.C5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4]/[.E594]" office:value-type="float" office:value="204489.795918367" calcext:value-type="float">
            <text:p>204489,795918367</text:p>
          </table:table-cell>
          <table:table-cell table:formula="of:=ROUND([.F594])" office:value-type="float" office:value="204490" calcext:value-type="float">
            <text:p>204490</text:p>
          </table:table-cell>
          <table:table-cell table:formula="of:=[.F594]+[.H593]" office:value-type="float" office:value="121464489.795917" calcext:value-type="float">
            <text:p>121464489,795917</text:p>
          </table:table-cell>
          <table:table-cell table:formula="of:=ROUNDDOWN([.H594])" office:value-type="float" office:value="121464489" calcext:value-type="float">
            <text:p>121464489</text:p>
          </table:table-cell>
          <table:table-cell table:formula="of:=[.I594]-[.B5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668979" calcext:value-type="float">
            <text:p>121668979</text:p>
          </table:table-cell>
          <table:table-cell office:value-type="float" office:value="2004" calcext:value-type="float">
            <text:p>2004</text:p>
          </table:table-cell>
          <table:table-cell table:formula="of:=[.C5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5]/[.E595]" office:value-type="float" office:value="204489.795918367" calcext:value-type="float">
            <text:p>204489,795918367</text:p>
          </table:table-cell>
          <table:table-cell table:formula="of:=ROUND([.F595])" office:value-type="float" office:value="204490" calcext:value-type="float">
            <text:p>204490</text:p>
          </table:table-cell>
          <table:table-cell table:formula="of:=[.F595]+[.H594]" office:value-type="float" office:value="121668979.591835" calcext:value-type="float">
            <text:p>121668979,591835</text:p>
          </table:table-cell>
          <table:table-cell table:formula="of:=ROUNDDOWN([.H595])" office:value-type="float" office:value="121668979" calcext:value-type="float">
            <text:p>121668979</text:p>
          </table:table-cell>
          <table:table-cell table:formula="of:=[.I595]-[.B5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873469" calcext:value-type="float">
            <text:p>121873469</text:p>
          </table:table-cell>
          <table:table-cell office:value-type="float" office:value="2004" calcext:value-type="float">
            <text:p>2004</text:p>
          </table:table-cell>
          <table:table-cell table:formula="of:=[.C5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6]/[.E596]" office:value-type="float" office:value="204489.795918367" calcext:value-type="float">
            <text:p>204489,795918367</text:p>
          </table:table-cell>
          <table:table-cell table:formula="of:=ROUND([.F596])" office:value-type="float" office:value="204490" calcext:value-type="float">
            <text:p>204490</text:p>
          </table:table-cell>
          <table:table-cell table:formula="of:=[.F596]+[.H595]" office:value-type="float" office:value="121873469.387753" calcext:value-type="float">
            <text:p>121873469,387753</text:p>
          </table:table-cell>
          <table:table-cell table:formula="of:=ROUNDDOWN([.H596])" office:value-type="float" office:value="121873469" calcext:value-type="float">
            <text:p>121873469</text:p>
          </table:table-cell>
          <table:table-cell table:formula="of:=[.I596]-[.B5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2077959" calcext:value-type="float">
            <text:p>122077959</text:p>
          </table:table-cell>
          <table:table-cell office:value-type="float" office:value="2004" calcext:value-type="float">
            <text:p>2004</text:p>
          </table:table-cell>
          <table:table-cell table:formula="of:=[.C5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7]/[.E597]" office:value-type="float" office:value="204489.795918367" calcext:value-type="float">
            <text:p>204489,795918367</text:p>
          </table:table-cell>
          <table:table-cell table:formula="of:=ROUND([.F597])" office:value-type="float" office:value="204490" calcext:value-type="float">
            <text:p>204490</text:p>
          </table:table-cell>
          <table:table-cell table:formula="of:=[.F597]+[.H596]" office:value-type="float" office:value="122077959.183672" calcext:value-type="float">
            <text:p>122077959,183672</text:p>
          </table:table-cell>
          <table:table-cell table:formula="of:=ROUNDDOWN([.H597])" office:value-type="float" office:value="122077959" calcext:value-type="float">
            <text:p>122077959</text:p>
          </table:table-cell>
          <table:table-cell table:formula="of:=[.I597]-[.B5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2282448" calcext:value-type="float">
            <text:p>122282448</text:p>
          </table:table-cell>
          <table:table-cell office:value-type="float" office:value="2004" calcext:value-type="float">
            <text:p>2004</text:p>
          </table:table-cell>
          <table:table-cell table:formula="of:=[.C5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8]/[.E598]" office:value-type="float" office:value="204489.795918367" calcext:value-type="float">
            <text:p>204489,795918367</text:p>
          </table:table-cell>
          <table:table-cell table:formula="of:=ROUND([.F598])" office:value-type="float" office:value="204490" calcext:value-type="float">
            <text:p>204490</text:p>
          </table:table-cell>
          <table:table-cell table:formula="of:=[.F598]+[.H597]" office:value-type="float" office:value="122282448.97959" calcext:value-type="float">
            <text:p>122282448,97959</text:p>
          </table:table-cell>
          <table:table-cell table:formula="of:=ROUNDDOWN([.H598])" office:value-type="float" office:value="122282448" calcext:value-type="float">
            <text:p>122282448</text:p>
          </table:table-cell>
          <table:table-cell table:formula="of:=[.I598]-[.B5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486938" calcext:value-type="float">
            <text:p>122486938</text:p>
          </table:table-cell>
          <table:table-cell office:value-type="float" office:value="2004" calcext:value-type="float">
            <text:p>2004</text:p>
          </table:table-cell>
          <table:table-cell table:formula="of:=[.C5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99]/[.E599]" office:value-type="float" office:value="204489.795918367" calcext:value-type="float">
            <text:p>204489,795918367</text:p>
          </table:table-cell>
          <table:table-cell table:formula="of:=ROUND([.F599])" office:value-type="float" office:value="204490" calcext:value-type="float">
            <text:p>204490</text:p>
          </table:table-cell>
          <table:table-cell table:formula="of:=[.F599]+[.H598]" office:value-type="float" office:value="122486938.775508" calcext:value-type="float">
            <text:p>122486938,775508</text:p>
          </table:table-cell>
          <table:table-cell table:formula="of:=ROUNDDOWN([.H599])" office:value-type="float" office:value="122486938" calcext:value-type="float">
            <text:p>122486938</text:p>
          </table:table-cell>
          <table:table-cell table:formula="of:=[.I599]-[.B5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2691428" calcext:value-type="float">
            <text:p>122691428</text:p>
          </table:table-cell>
          <table:table-cell office:value-type="float" office:value="2004" calcext:value-type="float">
            <text:p>2004</text:p>
          </table:table-cell>
          <table:table-cell table:formula="of:=[.C6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0]/[.E600]" office:value-type="float" office:value="204489.795918367" calcext:value-type="float">
            <text:p>204489,795918367</text:p>
          </table:table-cell>
          <table:table-cell table:formula="of:=ROUND([.F600])" office:value-type="float" office:value="204490" calcext:value-type="float">
            <text:p>204490</text:p>
          </table:table-cell>
          <table:table-cell table:formula="of:=[.F600]+[.H599]" office:value-type="float" office:value="122691428.571427" calcext:value-type="float">
            <text:p>122691428,571427</text:p>
          </table:table-cell>
          <table:table-cell table:formula="of:=ROUNDDOWN([.H600])" office:value-type="float" office:value="122691428" calcext:value-type="float">
            <text:p>122691428</text:p>
          </table:table-cell>
          <table:table-cell table:formula="of:=[.I600]-[.B6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2895918" calcext:value-type="float">
            <text:p>122895918</text:p>
          </table:table-cell>
          <table:table-cell office:value-type="float" office:value="2004" calcext:value-type="float">
            <text:p>2004</text:p>
          </table:table-cell>
          <table:table-cell table:formula="of:=[.C6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1]/[.E601]" office:value-type="float" office:value="204489.795918367" calcext:value-type="float">
            <text:p>204489,795918367</text:p>
          </table:table-cell>
          <table:table-cell table:formula="of:=ROUND([.F601])" office:value-type="float" office:value="204490" calcext:value-type="float">
            <text:p>204490</text:p>
          </table:table-cell>
          <table:table-cell table:formula="of:=[.F601]+[.H600]" office:value-type="float" office:value="122895918.367345" calcext:value-type="float">
            <text:p>122895918,367345</text:p>
          </table:table-cell>
          <table:table-cell table:formula="of:=ROUNDDOWN([.H601])" office:value-type="float" office:value="122895918" calcext:value-type="float">
            <text:p>122895918</text:p>
          </table:table-cell>
          <table:table-cell table:formula="of:=[.I601]-[.B6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3100408" calcext:value-type="float">
            <text:p>123100408</text:p>
          </table:table-cell>
          <table:table-cell office:value-type="float" office:value="2004" calcext:value-type="float">
            <text:p>2004</text:p>
          </table:table-cell>
          <table:table-cell table:formula="of:=[.C6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2]/[.E602]" office:value-type="float" office:value="204489.795918367" calcext:value-type="float">
            <text:p>204489,795918367</text:p>
          </table:table-cell>
          <table:table-cell table:formula="of:=ROUND([.F602])" office:value-type="float" office:value="204490" calcext:value-type="float">
            <text:p>204490</text:p>
          </table:table-cell>
          <table:table-cell table:formula="of:=[.F602]+[.H601]" office:value-type="float" office:value="123100408.163264" calcext:value-type="float">
            <text:p>123100408,163264</text:p>
          </table:table-cell>
          <table:table-cell table:formula="of:=ROUNDDOWN([.H602])" office:value-type="float" office:value="123100408" calcext:value-type="float">
            <text:p>123100408</text:p>
          </table:table-cell>
          <table:table-cell table:formula="of:=[.I602]-[.B6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3304897" calcext:value-type="float">
            <text:p>123304897</text:p>
          </table:table-cell>
          <table:table-cell office:value-type="float" office:value="2004" calcext:value-type="float">
            <text:p>2004</text:p>
          </table:table-cell>
          <table:table-cell table:formula="of:=[.C6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3]/[.E603]" office:value-type="float" office:value="204489.795918367" calcext:value-type="float">
            <text:p>204489,795918367</text:p>
          </table:table-cell>
          <table:table-cell table:formula="of:=ROUND([.F603])" office:value-type="float" office:value="204490" calcext:value-type="float">
            <text:p>204490</text:p>
          </table:table-cell>
          <table:table-cell table:formula="of:=[.F603]+[.H602]" office:value-type="float" office:value="123304897.959182" calcext:value-type="float">
            <text:p>123304897,959182</text:p>
          </table:table-cell>
          <table:table-cell table:formula="of:=ROUNDDOWN([.H603])" office:value-type="float" office:value="123304897" calcext:value-type="float">
            <text:p>123304897</text:p>
          </table:table-cell>
          <table:table-cell table:formula="of:=[.I603]-[.B6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3509387" calcext:value-type="float">
            <text:p>123509387</text:p>
          </table:table-cell>
          <table:table-cell office:value-type="float" office:value="2004" calcext:value-type="float">
            <text:p>2004</text:p>
          </table:table-cell>
          <table:table-cell table:formula="of:=[.C6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4]/[.E604]" office:value-type="float" office:value="204489.795918367" calcext:value-type="float">
            <text:p>204489,795918367</text:p>
          </table:table-cell>
          <table:table-cell table:formula="of:=ROUND([.F604])" office:value-type="float" office:value="204490" calcext:value-type="float">
            <text:p>204490</text:p>
          </table:table-cell>
          <table:table-cell table:formula="of:=[.F604]+[.H603]" office:value-type="float" office:value="123509387.7551" calcext:value-type="float">
            <text:p>123509387,7551</text:p>
          </table:table-cell>
          <table:table-cell table:formula="of:=ROUNDDOWN([.H604])" office:value-type="float" office:value="123509387" calcext:value-type="float">
            <text:p>123509387</text:p>
          </table:table-cell>
          <table:table-cell table:formula="of:=[.I604]-[.B6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713877" calcext:value-type="float">
            <text:p>123713877</text:p>
          </table:table-cell>
          <table:table-cell office:value-type="float" office:value="2004" calcext:value-type="float">
            <text:p>2004</text:p>
          </table:table-cell>
          <table:table-cell table:formula="of:=[.C6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5]/[.E605]" office:value-type="float" office:value="204489.795918367" calcext:value-type="float">
            <text:p>204489,795918367</text:p>
          </table:table-cell>
          <table:table-cell table:formula="of:=ROUND([.F605])" office:value-type="float" office:value="204490" calcext:value-type="float">
            <text:p>204490</text:p>
          </table:table-cell>
          <table:table-cell table:formula="of:=[.F605]+[.H604]" office:value-type="float" office:value="123713877.551019" calcext:value-type="float">
            <text:p>123713877,551019</text:p>
          </table:table-cell>
          <table:table-cell table:formula="of:=ROUNDDOWN([.H605])" office:value-type="float" office:value="123713877" calcext:value-type="float">
            <text:p>123713877</text:p>
          </table:table-cell>
          <table:table-cell table:formula="of:=[.I605]-[.B6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3918367" calcext:value-type="float">
            <text:p>123918367</text:p>
          </table:table-cell>
          <table:table-cell office:value-type="float" office:value="2004" calcext:value-type="float">
            <text:p>2004</text:p>
          </table:table-cell>
          <table:table-cell table:formula="of:=[.C6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6]/[.E606]" office:value-type="float" office:value="204489.795918367" calcext:value-type="float">
            <text:p>204489,795918367</text:p>
          </table:table-cell>
          <table:table-cell table:formula="of:=ROUND([.F606])" office:value-type="float" office:value="204490" calcext:value-type="float">
            <text:p>204490</text:p>
          </table:table-cell>
          <table:table-cell table:formula="of:=[.F606]+[.H605]" office:value-type="float" office:value="123918367.346937" calcext:value-type="float">
            <text:p>123918367,346937</text:p>
          </table:table-cell>
          <table:table-cell table:formula="of:=ROUNDDOWN([.H606])" office:value-type="float" office:value="123918367" calcext:value-type="float">
            <text:p>123918367</text:p>
          </table:table-cell>
          <table:table-cell table:formula="of:=[.I606]-[.B6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4122857" calcext:value-type="float">
            <text:p>124122857</text:p>
          </table:table-cell>
          <table:table-cell office:value-type="float" office:value="2004" calcext:value-type="float">
            <text:p>2004</text:p>
          </table:table-cell>
          <table:table-cell table:formula="of:=[.C6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7]/[.E607]" office:value-type="float" office:value="204489.795918367" calcext:value-type="float">
            <text:p>204489,795918367</text:p>
          </table:table-cell>
          <table:table-cell table:formula="of:=ROUND([.F607])" office:value-type="float" office:value="204490" calcext:value-type="float">
            <text:p>204490</text:p>
          </table:table-cell>
          <table:table-cell table:formula="of:=[.F607]+[.H606]" office:value-type="float" office:value="124122857.142855" calcext:value-type="float">
            <text:p>124122857,142855</text:p>
          </table:table-cell>
          <table:table-cell table:formula="of:=ROUNDDOWN([.H607])" office:value-type="float" office:value="124122857" calcext:value-type="float">
            <text:p>124122857</text:p>
          </table:table-cell>
          <table:table-cell table:formula="of:=[.I607]-[.B6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327346" calcext:value-type="float">
            <text:p>124327346</text:p>
          </table:table-cell>
          <table:table-cell office:value-type="float" office:value="2004" calcext:value-type="float">
            <text:p>2004</text:p>
          </table:table-cell>
          <table:table-cell table:formula="of:=[.C6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8]/[.E608]" office:value-type="float" office:value="204489.795918367" calcext:value-type="float">
            <text:p>204489,795918367</text:p>
          </table:table-cell>
          <table:table-cell table:formula="of:=ROUND([.F608])" office:value-type="float" office:value="204490" calcext:value-type="float">
            <text:p>204490</text:p>
          </table:table-cell>
          <table:table-cell table:formula="of:=[.F608]+[.H607]" office:value-type="float" office:value="124327346.938774" calcext:value-type="float">
            <text:p>124327346,938774</text:p>
          </table:table-cell>
          <table:table-cell table:formula="of:=ROUNDDOWN([.H608])" office:value-type="float" office:value="124327346" calcext:value-type="float">
            <text:p>124327346</text:p>
          </table:table-cell>
          <table:table-cell table:formula="of:=[.I608]-[.B6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531836" calcext:value-type="float">
            <text:p>124531836</text:p>
          </table:table-cell>
          <table:table-cell office:value-type="float" office:value="2004" calcext:value-type="float">
            <text:p>2004</text:p>
          </table:table-cell>
          <table:table-cell table:formula="of:=[.C6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09]/[.E609]" office:value-type="float" office:value="204489.795918367" calcext:value-type="float">
            <text:p>204489,795918367</text:p>
          </table:table-cell>
          <table:table-cell table:formula="of:=ROUND([.F609])" office:value-type="float" office:value="204490" calcext:value-type="float">
            <text:p>204490</text:p>
          </table:table-cell>
          <table:table-cell table:formula="of:=[.F609]+[.H608]" office:value-type="float" office:value="124531836.734692" calcext:value-type="float">
            <text:p>124531836,734692</text:p>
          </table:table-cell>
          <table:table-cell table:formula="of:=ROUNDDOWN([.H609])" office:value-type="float" office:value="124531836" calcext:value-type="float">
            <text:p>124531836</text:p>
          </table:table-cell>
          <table:table-cell table:formula="of:=[.I609]-[.B6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4736326" calcext:value-type="float">
            <text:p>124736326</text:p>
          </table:table-cell>
          <table:table-cell office:value-type="float" office:value="2004" calcext:value-type="float">
            <text:p>2004</text:p>
          </table:table-cell>
          <table:table-cell table:formula="of:=[.C6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0]/[.E610]" office:value-type="float" office:value="204489.795918367" calcext:value-type="float">
            <text:p>204489,795918367</text:p>
          </table:table-cell>
          <table:table-cell table:formula="of:=ROUND([.F610])" office:value-type="float" office:value="204490" calcext:value-type="float">
            <text:p>204490</text:p>
          </table:table-cell>
          <table:table-cell table:formula="of:=[.F610]+[.H609]" office:value-type="float" office:value="124736326.53061" calcext:value-type="float">
            <text:p>124736326,53061</text:p>
          </table:table-cell>
          <table:table-cell table:formula="of:=ROUNDDOWN([.H610])" office:value-type="float" office:value="124736326" calcext:value-type="float">
            <text:p>124736326</text:p>
          </table:table-cell>
          <table:table-cell table:formula="of:=[.I610]-[.B6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4940816" calcext:value-type="float">
            <text:p>124940816</text:p>
          </table:table-cell>
          <table:table-cell office:value-type="float" office:value="2004" calcext:value-type="float">
            <text:p>2004</text:p>
          </table:table-cell>
          <table:table-cell table:formula="of:=[.C6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1]/[.E611]" office:value-type="float" office:value="204489.795918367" calcext:value-type="float">
            <text:p>204489,795918367</text:p>
          </table:table-cell>
          <table:table-cell table:formula="of:=ROUND([.F611])" office:value-type="float" office:value="204490" calcext:value-type="float">
            <text:p>204490</text:p>
          </table:table-cell>
          <table:table-cell table:formula="of:=[.F611]+[.H610]" office:value-type="float" office:value="124940816.326529" calcext:value-type="float">
            <text:p>124940816,326529</text:p>
          </table:table-cell>
          <table:table-cell table:formula="of:=ROUNDDOWN([.H611])" office:value-type="float" office:value="124940816" calcext:value-type="float">
            <text:p>124940816</text:p>
          </table:table-cell>
          <table:table-cell table:formula="of:=[.I611]-[.B6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5145306" calcext:value-type="float">
            <text:p>125145306</text:p>
          </table:table-cell>
          <table:table-cell office:value-type="float" office:value="2004" calcext:value-type="float">
            <text:p>2004</text:p>
          </table:table-cell>
          <table:table-cell table:formula="of:=[.C6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2]/[.E612]" office:value-type="float" office:value="204489.795918367" calcext:value-type="float">
            <text:p>204489,795918367</text:p>
          </table:table-cell>
          <table:table-cell table:formula="of:=ROUND([.F612])" office:value-type="float" office:value="204490" calcext:value-type="float">
            <text:p>204490</text:p>
          </table:table-cell>
          <table:table-cell table:formula="of:=[.F612]+[.H611]" office:value-type="float" office:value="125145306.122447" calcext:value-type="float">
            <text:p>125145306,122447</text:p>
          </table:table-cell>
          <table:table-cell table:formula="of:=ROUNDDOWN([.H612])" office:value-type="float" office:value="125145306" calcext:value-type="float">
            <text:p>125145306</text:p>
          </table:table-cell>
          <table:table-cell table:formula="of:=[.I612]-[.B6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5349795" calcext:value-type="float">
            <text:p>125349795</text:p>
          </table:table-cell>
          <table:table-cell office:value-type="float" office:value="2004" calcext:value-type="float">
            <text:p>2004</text:p>
          </table:table-cell>
          <table:table-cell table:formula="of:=[.C6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3]/[.E613]" office:value-type="float" office:value="204489.795918367" calcext:value-type="float">
            <text:p>204489,795918367</text:p>
          </table:table-cell>
          <table:table-cell table:formula="of:=ROUND([.F613])" office:value-type="float" office:value="204490" calcext:value-type="float">
            <text:p>204490</text:p>
          </table:table-cell>
          <table:table-cell table:formula="of:=[.F613]+[.H612]" office:value-type="float" office:value="125349795.918366" calcext:value-type="float">
            <text:p>125349795,918366</text:p>
          </table:table-cell>
          <table:table-cell table:formula="of:=ROUNDDOWN([.H613])" office:value-type="float" office:value="125349795" calcext:value-type="float">
            <text:p>125349795</text:p>
          </table:table-cell>
          <table:table-cell table:formula="of:=[.I613]-[.B6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5554285" calcext:value-type="float">
            <text:p>125554285</text:p>
          </table:table-cell>
          <table:table-cell office:value-type="float" office:value="2004" calcext:value-type="float">
            <text:p>2004</text:p>
          </table:table-cell>
          <table:table-cell table:formula="of:=[.C6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4]/[.E614]" office:value-type="float" office:value="204489.795918367" calcext:value-type="float">
            <text:p>204489,795918367</text:p>
          </table:table-cell>
          <table:table-cell table:formula="of:=ROUND([.F614])" office:value-type="float" office:value="204490" calcext:value-type="float">
            <text:p>204490</text:p>
          </table:table-cell>
          <table:table-cell table:formula="of:=[.F614]+[.H613]" office:value-type="float" office:value="125554285.714284" calcext:value-type="float">
            <text:p>125554285,714284</text:p>
          </table:table-cell>
          <table:table-cell table:formula="of:=ROUNDDOWN([.H614])" office:value-type="float" office:value="125554285" calcext:value-type="float">
            <text:p>125554285</text:p>
          </table:table-cell>
          <table:table-cell table:formula="of:=[.I614]-[.B6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5758775" calcext:value-type="float">
            <text:p>125758775</text:p>
          </table:table-cell>
          <table:table-cell office:value-type="float" office:value="2004" calcext:value-type="float">
            <text:p>2004</text:p>
          </table:table-cell>
          <table:table-cell table:formula="of:=[.C6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5]/[.E615]" office:value-type="float" office:value="204489.795918367" calcext:value-type="float">
            <text:p>204489,795918367</text:p>
          </table:table-cell>
          <table:table-cell table:formula="of:=ROUND([.F615])" office:value-type="float" office:value="204490" calcext:value-type="float">
            <text:p>204490</text:p>
          </table:table-cell>
          <table:table-cell table:formula="of:=[.F615]+[.H614]" office:value-type="float" office:value="125758775.510202" calcext:value-type="float">
            <text:p>125758775,510202</text:p>
          </table:table-cell>
          <table:table-cell table:formula="of:=ROUNDDOWN([.H615])" office:value-type="float" office:value="125758775" calcext:value-type="float">
            <text:p>125758775</text:p>
          </table:table-cell>
          <table:table-cell table:formula="of:=[.I615]-[.B6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5963265" calcext:value-type="float">
            <text:p>125963265</text:p>
          </table:table-cell>
          <table:table-cell office:value-type="float" office:value="2004" calcext:value-type="float">
            <text:p>2004</text:p>
          </table:table-cell>
          <table:table-cell table:formula="of:=[.C6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6]/[.E616]" office:value-type="float" office:value="204489.795918367" calcext:value-type="float">
            <text:p>204489,795918367</text:p>
          </table:table-cell>
          <table:table-cell table:formula="of:=ROUND([.F616])" office:value-type="float" office:value="204490" calcext:value-type="float">
            <text:p>204490</text:p>
          </table:table-cell>
          <table:table-cell table:formula="of:=[.F616]+[.H615]" office:value-type="float" office:value="125963265.306121" calcext:value-type="float">
            <text:p>125963265,306121</text:p>
          </table:table-cell>
          <table:table-cell table:formula="of:=ROUNDDOWN([.H616])" office:value-type="float" office:value="125963265" calcext:value-type="float">
            <text:p>125963265</text:p>
          </table:table-cell>
          <table:table-cell table:formula="of:=[.I616]-[.B6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6167755" calcext:value-type="float">
            <text:p>126167755</text:p>
          </table:table-cell>
          <table:table-cell office:value-type="float" office:value="2004" calcext:value-type="float">
            <text:p>2004</text:p>
          </table:table-cell>
          <table:table-cell table:formula="of:=[.C6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7]/[.E617]" office:value-type="float" office:value="204489.795918367" calcext:value-type="float">
            <text:p>204489,795918367</text:p>
          </table:table-cell>
          <table:table-cell table:formula="of:=ROUND([.F617])" office:value-type="float" office:value="204490" calcext:value-type="float">
            <text:p>204490</text:p>
          </table:table-cell>
          <table:table-cell table:formula="of:=[.F617]+[.H616]" office:value-type="float" office:value="126167755.102039" calcext:value-type="float">
            <text:p>126167755,102039</text:p>
          </table:table-cell>
          <table:table-cell table:formula="of:=ROUNDDOWN([.H617])" office:value-type="float" office:value="126167755" calcext:value-type="float">
            <text:p>126167755</text:p>
          </table:table-cell>
          <table:table-cell table:formula="of:=[.I617]-[.B6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6372244" calcext:value-type="float">
            <text:p>126372244</text:p>
          </table:table-cell>
          <table:table-cell office:value-type="float" office:value="2004" calcext:value-type="float">
            <text:p>2004</text:p>
          </table:table-cell>
          <table:table-cell table:formula="of:=[.C6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8]/[.E618]" office:value-type="float" office:value="204489.795918367" calcext:value-type="float">
            <text:p>204489,795918367</text:p>
          </table:table-cell>
          <table:table-cell table:formula="of:=ROUND([.F618])" office:value-type="float" office:value="204490" calcext:value-type="float">
            <text:p>204490</text:p>
          </table:table-cell>
          <table:table-cell table:formula="of:=[.F618]+[.H617]" office:value-type="float" office:value="126372244.897957" calcext:value-type="float">
            <text:p>126372244,897957</text:p>
          </table:table-cell>
          <table:table-cell table:formula="of:=ROUNDDOWN([.H618])" office:value-type="float" office:value="126372244" calcext:value-type="float">
            <text:p>126372244</text:p>
          </table:table-cell>
          <table:table-cell table:formula="of:=[.I618]-[.B6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576734" calcext:value-type="float">
            <text:p>126576734</text:p>
          </table:table-cell>
          <table:table-cell office:value-type="float" office:value="2004" calcext:value-type="float">
            <text:p>2004</text:p>
          </table:table-cell>
          <table:table-cell table:formula="of:=[.C6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19]/[.E619]" office:value-type="float" office:value="204489.795918367" calcext:value-type="float">
            <text:p>204489,795918367</text:p>
          </table:table-cell>
          <table:table-cell table:formula="of:=ROUND([.F619])" office:value-type="float" office:value="204490" calcext:value-type="float">
            <text:p>204490</text:p>
          </table:table-cell>
          <table:table-cell table:formula="of:=[.F619]+[.H618]" office:value-type="float" office:value="126576734.693876" calcext:value-type="float">
            <text:p>126576734,693876</text:p>
          </table:table-cell>
          <table:table-cell table:formula="of:=ROUNDDOWN([.H619])" office:value-type="float" office:value="126576734" calcext:value-type="float">
            <text:p>126576734</text:p>
          </table:table-cell>
          <table:table-cell table:formula="of:=[.I619]-[.B6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6781224" calcext:value-type="float">
            <text:p>126781224</text:p>
          </table:table-cell>
          <table:table-cell office:value-type="float" office:value="2004" calcext:value-type="float">
            <text:p>2004</text:p>
          </table:table-cell>
          <table:table-cell table:formula="of:=[.C6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0]/[.E620]" office:value-type="float" office:value="204489.795918367" calcext:value-type="float">
            <text:p>204489,795918367</text:p>
          </table:table-cell>
          <table:table-cell table:formula="of:=ROUND([.F620])" office:value-type="float" office:value="204490" calcext:value-type="float">
            <text:p>204490</text:p>
          </table:table-cell>
          <table:table-cell table:formula="of:=[.F620]+[.H619]" office:value-type="float" office:value="126781224.489794" calcext:value-type="float">
            <text:p>126781224,489794</text:p>
          </table:table-cell>
          <table:table-cell table:formula="of:=ROUNDDOWN([.H620])" office:value-type="float" office:value="126781224" calcext:value-type="float">
            <text:p>126781224</text:p>
          </table:table-cell>
          <table:table-cell table:formula="of:=[.I620]-[.B6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6985714" calcext:value-type="float">
            <text:p>126985714</text:p>
          </table:table-cell>
          <table:table-cell office:value-type="float" office:value="2004" calcext:value-type="float">
            <text:p>2004</text:p>
          </table:table-cell>
          <table:table-cell table:formula="of:=[.C6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1]/[.E621]" office:value-type="float" office:value="204489.795918367" calcext:value-type="float">
            <text:p>204489,795918367</text:p>
          </table:table-cell>
          <table:table-cell table:formula="of:=ROUND([.F621])" office:value-type="float" office:value="204490" calcext:value-type="float">
            <text:p>204490</text:p>
          </table:table-cell>
          <table:table-cell table:formula="of:=[.F621]+[.H620]" office:value-type="float" office:value="126985714.285712" calcext:value-type="float">
            <text:p>126985714,285712</text:p>
          </table:table-cell>
          <table:table-cell table:formula="of:=ROUNDDOWN([.H621])" office:value-type="float" office:value="126985714" calcext:value-type="float">
            <text:p>126985714</text:p>
          </table:table-cell>
          <table:table-cell table:formula="of:=[.I621]-[.B6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7190204" calcext:value-type="float">
            <text:p>127190204</text:p>
          </table:table-cell>
          <table:table-cell office:value-type="float" office:value="2004" calcext:value-type="float">
            <text:p>2004</text:p>
          </table:table-cell>
          <table:table-cell table:formula="of:=[.C6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2]/[.E622]" office:value-type="float" office:value="204489.795918367" calcext:value-type="float">
            <text:p>204489,795918367</text:p>
          </table:table-cell>
          <table:table-cell table:formula="of:=ROUND([.F622])" office:value-type="float" office:value="204490" calcext:value-type="float">
            <text:p>204490</text:p>
          </table:table-cell>
          <table:table-cell table:formula="of:=[.F622]+[.H621]" office:value-type="float" office:value="127190204.081631" calcext:value-type="float">
            <text:p>127190204,081631</text:p>
          </table:table-cell>
          <table:table-cell table:formula="of:=ROUNDDOWN([.H622])" office:value-type="float" office:value="127190204" calcext:value-type="float">
            <text:p>127190204</text:p>
          </table:table-cell>
          <table:table-cell table:formula="of:=[.I622]-[.B6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394693" calcext:value-type="float">
            <text:p>127394693</text:p>
          </table:table-cell>
          <table:table-cell office:value-type="float" office:value="2004" calcext:value-type="float">
            <text:p>2004</text:p>
          </table:table-cell>
          <table:table-cell table:formula="of:=[.C6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3]/[.E623]" office:value-type="float" office:value="204489.795918367" calcext:value-type="float">
            <text:p>204489,795918367</text:p>
          </table:table-cell>
          <table:table-cell table:formula="of:=ROUND([.F623])" office:value-type="float" office:value="204490" calcext:value-type="float">
            <text:p>204490</text:p>
          </table:table-cell>
          <table:table-cell table:formula="of:=[.F623]+[.H622]" office:value-type="float" office:value="127394693.877549" calcext:value-type="float">
            <text:p>127394693,877549</text:p>
          </table:table-cell>
          <table:table-cell table:formula="of:=ROUNDDOWN([.H623])" office:value-type="float" office:value="127394693" calcext:value-type="float">
            <text:p>127394693</text:p>
          </table:table-cell>
          <table:table-cell table:formula="of:=[.I623]-[.B6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7599183" calcext:value-type="float">
            <text:p>127599183</text:p>
          </table:table-cell>
          <table:table-cell office:value-type="float" office:value="2004" calcext:value-type="float">
            <text:p>2004</text:p>
          </table:table-cell>
          <table:table-cell table:formula="of:=[.C6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4]/[.E624]" office:value-type="float" office:value="204489.795918367" calcext:value-type="float">
            <text:p>204489,795918367</text:p>
          </table:table-cell>
          <table:table-cell table:formula="of:=ROUND([.F624])" office:value-type="float" office:value="204490" calcext:value-type="float">
            <text:p>204490</text:p>
          </table:table-cell>
          <table:table-cell table:formula="of:=[.F624]+[.H623]" office:value-type="float" office:value="127599183.673467" calcext:value-type="float">
            <text:p>127599183,673467</text:p>
          </table:table-cell>
          <table:table-cell table:formula="of:=ROUNDDOWN([.H624])" office:value-type="float" office:value="127599183" calcext:value-type="float">
            <text:p>127599183</text:p>
          </table:table-cell>
          <table:table-cell table:formula="of:=[.I624]-[.B6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803673" calcext:value-type="float">
            <text:p>127803673</text:p>
          </table:table-cell>
          <table:table-cell office:value-type="float" office:value="2004" calcext:value-type="float">
            <text:p>2004</text:p>
          </table:table-cell>
          <table:table-cell table:formula="of:=[.C6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5]/[.E625]" office:value-type="float" office:value="204489.795918367" calcext:value-type="float">
            <text:p>204489,795918367</text:p>
          </table:table-cell>
          <table:table-cell table:formula="of:=ROUND([.F625])" office:value-type="float" office:value="204490" calcext:value-type="float">
            <text:p>204490</text:p>
          </table:table-cell>
          <table:table-cell table:formula="of:=[.F625]+[.H624]" office:value-type="float" office:value="127803673.469386" calcext:value-type="float">
            <text:p>127803673,469386</text:p>
          </table:table-cell>
          <table:table-cell table:formula="of:=ROUNDDOWN([.H625])" office:value-type="float" office:value="127803673" calcext:value-type="float">
            <text:p>127803673</text:p>
          </table:table-cell>
          <table:table-cell table:formula="of:=[.I625]-[.B6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8008163" calcext:value-type="float">
            <text:p>128008163</text:p>
          </table:table-cell>
          <table:table-cell office:value-type="float" office:value="2004" calcext:value-type="float">
            <text:p>2004</text:p>
          </table:table-cell>
          <table:table-cell table:formula="of:=[.C6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6]/[.E626]" office:value-type="float" office:value="204489.795918367" calcext:value-type="float">
            <text:p>204489,795918367</text:p>
          </table:table-cell>
          <table:table-cell table:formula="of:=ROUND([.F626])" office:value-type="float" office:value="204490" calcext:value-type="float">
            <text:p>204490</text:p>
          </table:table-cell>
          <table:table-cell table:formula="of:=[.F626]+[.H625]" office:value-type="float" office:value="128008163.265304" calcext:value-type="float">
            <text:p>128008163,265304</text:p>
          </table:table-cell>
          <table:table-cell table:formula="of:=ROUNDDOWN([.H626])" office:value-type="float" office:value="128008163" calcext:value-type="float">
            <text:p>128008163</text:p>
          </table:table-cell>
          <table:table-cell table:formula="of:=[.I626]-[.B6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212653" calcext:value-type="float">
            <text:p>128212653</text:p>
          </table:table-cell>
          <table:table-cell office:value-type="float" office:value="2004" calcext:value-type="float">
            <text:p>2004</text:p>
          </table:table-cell>
          <table:table-cell table:formula="of:=[.C6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7]/[.E627]" office:value-type="float" office:value="204489.795918367" calcext:value-type="float">
            <text:p>204489,795918367</text:p>
          </table:table-cell>
          <table:table-cell table:formula="of:=ROUND([.F627])" office:value-type="float" office:value="204490" calcext:value-type="float">
            <text:p>204490</text:p>
          </table:table-cell>
          <table:table-cell table:formula="of:=[.F627]+[.H626]" office:value-type="float" office:value="128212653.061223" calcext:value-type="float">
            <text:p>128212653,061223</text:p>
          </table:table-cell>
          <table:table-cell table:formula="of:=ROUNDDOWN([.H627])" office:value-type="float" office:value="128212653" calcext:value-type="float">
            <text:p>128212653</text:p>
          </table:table-cell>
          <table:table-cell table:formula="of:=[.I627]-[.B6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417142" calcext:value-type="float">
            <text:p>128417142</text:p>
          </table:table-cell>
          <table:table-cell office:value-type="float" office:value="2004" calcext:value-type="float">
            <text:p>2004</text:p>
          </table:table-cell>
          <table:table-cell table:formula="of:=[.C6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8]/[.E628]" office:value-type="float" office:value="204489.795918367" calcext:value-type="float">
            <text:p>204489,795918367</text:p>
          </table:table-cell>
          <table:table-cell table:formula="of:=ROUND([.F628])" office:value-type="float" office:value="204490" calcext:value-type="float">
            <text:p>204490</text:p>
          </table:table-cell>
          <table:table-cell table:formula="of:=[.F628]+[.H627]" office:value-type="float" office:value="128417142.857141" calcext:value-type="float">
            <text:p>128417142,857141</text:p>
          </table:table-cell>
          <table:table-cell table:formula="of:=ROUNDDOWN([.H628])" office:value-type="float" office:value="128417142" calcext:value-type="float">
            <text:p>128417142</text:p>
          </table:table-cell>
          <table:table-cell table:formula="of:=[.I628]-[.B6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8621632" calcext:value-type="float">
            <text:p>128621632</text:p>
          </table:table-cell>
          <table:table-cell office:value-type="float" office:value="2004" calcext:value-type="float">
            <text:p>2004</text:p>
          </table:table-cell>
          <table:table-cell table:formula="of:=[.C6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29]/[.E629]" office:value-type="float" office:value="204489.795918367" calcext:value-type="float">
            <text:p>204489,795918367</text:p>
          </table:table-cell>
          <table:table-cell table:formula="of:=ROUND([.F629])" office:value-type="float" office:value="204490" calcext:value-type="float">
            <text:p>204490</text:p>
          </table:table-cell>
          <table:table-cell table:formula="of:=[.F629]+[.H628]" office:value-type="float" office:value="128621632.653059" calcext:value-type="float">
            <text:p>128621632,653059</text:p>
          </table:table-cell>
          <table:table-cell table:formula="of:=ROUNDDOWN([.H629])" office:value-type="float" office:value="128621632" calcext:value-type="float">
            <text:p>128621632</text:p>
          </table:table-cell>
          <table:table-cell table:formula="of:=[.I629]-[.B6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826122" calcext:value-type="float">
            <text:p>128826122</text:p>
          </table:table-cell>
          <table:table-cell office:value-type="float" office:value="2004" calcext:value-type="float">
            <text:p>2004</text:p>
          </table:table-cell>
          <table:table-cell table:formula="of:=[.C6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0]/[.E630]" office:value-type="float" office:value="204489.795918367" calcext:value-type="float">
            <text:p>204489,795918367</text:p>
          </table:table-cell>
          <table:table-cell table:formula="of:=ROUND([.F630])" office:value-type="float" office:value="204490" calcext:value-type="float">
            <text:p>204490</text:p>
          </table:table-cell>
          <table:table-cell table:formula="of:=[.F630]+[.H629]" office:value-type="float" office:value="128826122.448978" calcext:value-type="float">
            <text:p>128826122,448978</text:p>
          </table:table-cell>
          <table:table-cell table:formula="of:=ROUNDDOWN([.H630])" office:value-type="float" office:value="128826122" calcext:value-type="float">
            <text:p>128826122</text:p>
          </table:table-cell>
          <table:table-cell table:formula="of:=[.I630]-[.B6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9030612" calcext:value-type="float">
            <text:p>129030612</text:p>
          </table:table-cell>
          <table:table-cell office:value-type="float" office:value="2004" calcext:value-type="float">
            <text:p>2004</text:p>
          </table:table-cell>
          <table:table-cell table:formula="of:=[.C6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1]/[.E631]" office:value-type="float" office:value="204489.795918367" calcext:value-type="float">
            <text:p>204489,795918367</text:p>
          </table:table-cell>
          <table:table-cell table:formula="of:=ROUND([.F631])" office:value-type="float" office:value="204490" calcext:value-type="float">
            <text:p>204490</text:p>
          </table:table-cell>
          <table:table-cell table:formula="of:=[.F631]+[.H630]" office:value-type="float" office:value="129030612.244896" calcext:value-type="float">
            <text:p>129030612,244896</text:p>
          </table:table-cell>
          <table:table-cell table:formula="of:=ROUNDDOWN([.H631])" office:value-type="float" office:value="129030612" calcext:value-type="float">
            <text:p>129030612</text:p>
          </table:table-cell>
          <table:table-cell table:formula="of:=[.I631]-[.B6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9235102" calcext:value-type="float">
            <text:p>129235102</text:p>
          </table:table-cell>
          <table:table-cell office:value-type="float" office:value="2004" calcext:value-type="float">
            <text:p>2004</text:p>
          </table:table-cell>
          <table:table-cell table:formula="of:=[.C6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2]/[.E632]" office:value-type="float" office:value="204489.795918367" calcext:value-type="float">
            <text:p>204489,795918367</text:p>
          </table:table-cell>
          <table:table-cell table:formula="of:=ROUND([.F632])" office:value-type="float" office:value="204490" calcext:value-type="float">
            <text:p>204490</text:p>
          </table:table-cell>
          <table:table-cell table:formula="of:=[.F632]+[.H631]" office:value-type="float" office:value="129235102.040814" calcext:value-type="float">
            <text:p>129235102,040814</text:p>
          </table:table-cell>
          <table:table-cell table:formula="of:=ROUNDDOWN([.H632])" office:value-type="float" office:value="129235102" calcext:value-type="float">
            <text:p>129235102</text:p>
          </table:table-cell>
          <table:table-cell table:formula="of:=[.I632]-[.B6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439591" calcext:value-type="float">
            <text:p>129439591</text:p>
          </table:table-cell>
          <table:table-cell office:value-type="float" office:value="2004" calcext:value-type="float">
            <text:p>2004</text:p>
          </table:table-cell>
          <table:table-cell table:formula="of:=[.C6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3]/[.E633]" office:value-type="float" office:value="204489.795918367" calcext:value-type="float">
            <text:p>204489,795918367</text:p>
          </table:table-cell>
          <table:table-cell table:formula="of:=ROUND([.F633])" office:value-type="float" office:value="204490" calcext:value-type="float">
            <text:p>204490</text:p>
          </table:table-cell>
          <table:table-cell table:formula="of:=[.F633]+[.H632]" office:value-type="float" office:value="129439591.836733" calcext:value-type="float">
            <text:p>129439591,836733</text:p>
          </table:table-cell>
          <table:table-cell table:formula="of:=ROUNDDOWN([.H633])" office:value-type="float" office:value="129439591" calcext:value-type="float">
            <text:p>129439591</text:p>
          </table:table-cell>
          <table:table-cell table:formula="of:=[.I633]-[.B6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9644081" calcext:value-type="float">
            <text:p>129644081</text:p>
          </table:table-cell>
          <table:table-cell office:value-type="float" office:value="2004" calcext:value-type="float">
            <text:p>2004</text:p>
          </table:table-cell>
          <table:table-cell table:formula="of:=[.C6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4]/[.E634]" office:value-type="float" office:value="204489.795918367" calcext:value-type="float">
            <text:p>204489,795918367</text:p>
          </table:table-cell>
          <table:table-cell table:formula="of:=ROUND([.F634])" office:value-type="float" office:value="204490" calcext:value-type="float">
            <text:p>204490</text:p>
          </table:table-cell>
          <table:table-cell table:formula="of:=[.F634]+[.H633]" office:value-type="float" office:value="129644081.632651" calcext:value-type="float">
            <text:p>129644081,632651</text:p>
          </table:table-cell>
          <table:table-cell table:formula="of:=ROUNDDOWN([.H634])" office:value-type="float" office:value="129644081" calcext:value-type="float">
            <text:p>129644081</text:p>
          </table:table-cell>
          <table:table-cell table:formula="of:=[.I634]-[.B6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9848571" calcext:value-type="float">
            <text:p>129848571</text:p>
          </table:table-cell>
          <table:table-cell office:value-type="float" office:value="2004" calcext:value-type="float">
            <text:p>2004</text:p>
          </table:table-cell>
          <table:table-cell table:formula="of:=[.C6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5]/[.E635]" office:value-type="float" office:value="204489.795918367" calcext:value-type="float">
            <text:p>204489,795918367</text:p>
          </table:table-cell>
          <table:table-cell table:formula="of:=ROUND([.F635])" office:value-type="float" office:value="204490" calcext:value-type="float">
            <text:p>204490</text:p>
          </table:table-cell>
          <table:table-cell table:formula="of:=[.F635]+[.H634]" office:value-type="float" office:value="129848571.428569" calcext:value-type="float">
            <text:p>129848571,428569</text:p>
          </table:table-cell>
          <table:table-cell table:formula="of:=ROUNDDOWN([.H635])" office:value-type="float" office:value="129848571" calcext:value-type="float">
            <text:p>129848571</text:p>
          </table:table-cell>
          <table:table-cell table:formula="of:=[.I635]-[.B6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0053061" calcext:value-type="float">
            <text:p>130053061</text:p>
          </table:table-cell>
          <table:table-cell office:value-type="float" office:value="2004" calcext:value-type="float">
            <text:p>2004</text:p>
          </table:table-cell>
          <table:table-cell table:formula="of:=[.C6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6]/[.E636]" office:value-type="float" office:value="204489.795918367" calcext:value-type="float">
            <text:p>204489,795918367</text:p>
          </table:table-cell>
          <table:table-cell table:formula="of:=ROUND([.F636])" office:value-type="float" office:value="204490" calcext:value-type="float">
            <text:p>204490</text:p>
          </table:table-cell>
          <table:table-cell table:formula="of:=[.F636]+[.H635]" office:value-type="float" office:value="130053061.224488" calcext:value-type="float">
            <text:p>130053061,224488</text:p>
          </table:table-cell>
          <table:table-cell table:formula="of:=ROUNDDOWN([.H636])" office:value-type="float" office:value="130053061" calcext:value-type="float">
            <text:p>130053061</text:p>
          </table:table-cell>
          <table:table-cell table:formula="of:=[.I636]-[.B6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257551" calcext:value-type="float">
            <text:p>130257551</text:p>
          </table:table-cell>
          <table:table-cell office:value-type="float" office:value="2004" calcext:value-type="float">
            <text:p>2004</text:p>
          </table:table-cell>
          <table:table-cell table:formula="of:=[.C6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7]/[.E637]" office:value-type="float" office:value="204489.795918367" calcext:value-type="float">
            <text:p>204489,795918367</text:p>
          </table:table-cell>
          <table:table-cell table:formula="of:=ROUND([.F637])" office:value-type="float" office:value="204490" calcext:value-type="float">
            <text:p>204490</text:p>
          </table:table-cell>
          <table:table-cell table:formula="of:=[.F637]+[.H636]" office:value-type="float" office:value="130257551.020406" calcext:value-type="float">
            <text:p>130257551,020406</text:p>
          </table:table-cell>
          <table:table-cell table:formula="of:=ROUNDDOWN([.H637])" office:value-type="float" office:value="130257551" calcext:value-type="float">
            <text:p>130257551</text:p>
          </table:table-cell>
          <table:table-cell table:formula="of:=[.I637]-[.B6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462040" calcext:value-type="float">
            <text:p>130462040</text:p>
          </table:table-cell>
          <table:table-cell office:value-type="float" office:value="2004" calcext:value-type="float">
            <text:p>2004</text:p>
          </table:table-cell>
          <table:table-cell table:formula="of:=[.C6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8]/[.E638]" office:value-type="float" office:value="204489.795918367" calcext:value-type="float">
            <text:p>204489,795918367</text:p>
          </table:table-cell>
          <table:table-cell table:formula="of:=ROUND([.F638])" office:value-type="float" office:value="204490" calcext:value-type="float">
            <text:p>204490</text:p>
          </table:table-cell>
          <table:table-cell table:formula="of:=[.F638]+[.H637]" office:value-type="float" office:value="130462040.816325" calcext:value-type="float">
            <text:p>130462040,816325</text:p>
          </table:table-cell>
          <table:table-cell table:formula="of:=ROUNDDOWN([.H638])" office:value-type="float" office:value="130462040" calcext:value-type="float">
            <text:p>130462040</text:p>
          </table:table-cell>
          <table:table-cell table:formula="of:=[.I638]-[.B6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666530" calcext:value-type="float">
            <text:p>130666530</text:p>
          </table:table-cell>
          <table:table-cell office:value-type="float" office:value="2004" calcext:value-type="float">
            <text:p>2004</text:p>
          </table:table-cell>
          <table:table-cell table:formula="of:=[.C6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39]/[.E639]" office:value-type="float" office:value="204489.795918367" calcext:value-type="float">
            <text:p>204489,795918367</text:p>
          </table:table-cell>
          <table:table-cell table:formula="of:=ROUND([.F639])" office:value-type="float" office:value="204490" calcext:value-type="float">
            <text:p>204490</text:p>
          </table:table-cell>
          <table:table-cell table:formula="of:=[.F639]+[.H638]" office:value-type="float" office:value="130666530.612243" calcext:value-type="float">
            <text:p>130666530,612243</text:p>
          </table:table-cell>
          <table:table-cell table:formula="of:=ROUNDDOWN([.H639])" office:value-type="float" office:value="130666530" calcext:value-type="float">
            <text:p>130666530</text:p>
          </table:table-cell>
          <table:table-cell table:formula="of:=[.I639]-[.B6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871020" calcext:value-type="float">
            <text:p>130871020</text:p>
          </table:table-cell>
          <table:table-cell office:value-type="float" office:value="2004" calcext:value-type="float">
            <text:p>2004</text:p>
          </table:table-cell>
          <table:table-cell table:formula="of:=[.C6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0]/[.E640]" office:value-type="float" office:value="204489.795918367" calcext:value-type="float">
            <text:p>204489,795918367</text:p>
          </table:table-cell>
          <table:table-cell table:formula="of:=ROUND([.F640])" office:value-type="float" office:value="204490" calcext:value-type="float">
            <text:p>204490</text:p>
          </table:table-cell>
          <table:table-cell table:formula="of:=[.F640]+[.H639]" office:value-type="float" office:value="130871020.408161" calcext:value-type="float">
            <text:p>130871020,408161</text:p>
          </table:table-cell>
          <table:table-cell table:formula="of:=ROUNDDOWN([.H640])" office:value-type="float" office:value="130871020" calcext:value-type="float">
            <text:p>130871020</text:p>
          </table:table-cell>
          <table:table-cell table:formula="of:=[.I640]-[.B6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075510" calcext:value-type="float">
            <text:p>131075510</text:p>
          </table:table-cell>
          <table:table-cell office:value-type="float" office:value="2004" calcext:value-type="float">
            <text:p>2004</text:p>
          </table:table-cell>
          <table:table-cell table:formula="of:=[.C6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1]/[.E641]" office:value-type="float" office:value="204489.795918367" calcext:value-type="float">
            <text:p>204489,795918367</text:p>
          </table:table-cell>
          <table:table-cell table:formula="of:=ROUND([.F641])" office:value-type="float" office:value="204490" calcext:value-type="float">
            <text:p>204490</text:p>
          </table:table-cell>
          <table:table-cell table:formula="of:=[.F641]+[.H640]" office:value-type="float" office:value="131075510.20408" calcext:value-type="float">
            <text:p>131075510,20408</text:p>
          </table:table-cell>
          <table:table-cell table:formula="of:=ROUNDDOWN([.H641])" office:value-type="float" office:value="131075510" calcext:value-type="float">
            <text:p>131075510</text:p>
          </table:table-cell>
          <table:table-cell table:formula="of:=[.I641]-[.B6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1280000" calcext:value-type="float">
            <text:p>131280000</text:p>
          </table:table-cell>
          <table:table-cell office:value-type="float" office:value="2004" calcext:value-type="float">
            <text:p>2004</text:p>
          </table:table-cell>
          <table:table-cell table:formula="of:=[.C6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2]/[.E642]" office:value-type="float" office:value="204489.795918367" calcext:value-type="float">
            <text:p>204489,795918367</text:p>
          </table:table-cell>
          <table:table-cell table:formula="of:=ROUND([.F642])" office:value-type="float" office:value="204490" calcext:value-type="float">
            <text:p>204490</text:p>
          </table:table-cell>
          <table:table-cell table:formula="of:=[.F642]+[.H641]" office:value-type="float" office:value="131279999.999998" calcext:value-type="float">
            <text:p>131279999,999998</text:p>
          </table:table-cell>
          <table:table-cell table:formula="of:=ROUNDDOWN([.H642])" office:value-type="float" office:value="131279999" calcext:value-type="float">
            <text:p>131279999</text:p>
          </table:table-cell>
          <table:table-cell table:formula="of:=[.I642]-[.B642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1484489" calcext:value-type="float">
            <text:p>131484489</text:p>
          </table:table-cell>
          <table:table-cell office:value-type="float" office:value="2004" calcext:value-type="float">
            <text:p>2004</text:p>
          </table:table-cell>
          <table:table-cell table:formula="of:=[.C6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3]/[.E643]" office:value-type="float" office:value="204489.795918367" calcext:value-type="float">
            <text:p>204489,795918367</text:p>
          </table:table-cell>
          <table:table-cell table:formula="of:=ROUND([.F643])" office:value-type="float" office:value="204490" calcext:value-type="float">
            <text:p>204490</text:p>
          </table:table-cell>
          <table:table-cell table:formula="of:=[.F643]+[.H642]" office:value-type="float" office:value="131484489.795916" calcext:value-type="float">
            <text:p>131484489,795916</text:p>
          </table:table-cell>
          <table:table-cell table:formula="of:=ROUNDDOWN([.H643])" office:value-type="float" office:value="131484489" calcext:value-type="float">
            <text:p>131484489</text:p>
          </table:table-cell>
          <table:table-cell table:formula="of:=[.I643]-[.B6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1688979" calcext:value-type="float">
            <text:p>131688979</text:p>
          </table:table-cell>
          <table:table-cell office:value-type="float" office:value="2004" calcext:value-type="float">
            <text:p>2004</text:p>
          </table:table-cell>
          <table:table-cell table:formula="of:=[.C6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4]/[.E644]" office:value-type="float" office:value="204489.795918367" calcext:value-type="float">
            <text:p>204489,795918367</text:p>
          </table:table-cell>
          <table:table-cell table:formula="of:=ROUND([.F644])" office:value-type="float" office:value="204490" calcext:value-type="float">
            <text:p>204490</text:p>
          </table:table-cell>
          <table:table-cell table:formula="of:=[.F644]+[.H643]" office:value-type="float" office:value="131688979.591835" calcext:value-type="float">
            <text:p>131688979,591835</text:p>
          </table:table-cell>
          <table:table-cell table:formula="of:=ROUNDDOWN([.H644])" office:value-type="float" office:value="131688979" calcext:value-type="float">
            <text:p>131688979</text:p>
          </table:table-cell>
          <table:table-cell table:formula="of:=[.I644]-[.B6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1893469" calcext:value-type="float">
            <text:p>131893469</text:p>
          </table:table-cell>
          <table:table-cell office:value-type="float" office:value="2004" calcext:value-type="float">
            <text:p>2004</text:p>
          </table:table-cell>
          <table:table-cell table:formula="of:=[.C6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5]/[.E645]" office:value-type="float" office:value="204489.795918367" calcext:value-type="float">
            <text:p>204489,795918367</text:p>
          </table:table-cell>
          <table:table-cell table:formula="of:=ROUND([.F645])" office:value-type="float" office:value="204490" calcext:value-type="float">
            <text:p>204490</text:p>
          </table:table-cell>
          <table:table-cell table:formula="of:=[.F645]+[.H644]" office:value-type="float" office:value="131893469.387753" calcext:value-type="float">
            <text:p>131893469,387753</text:p>
          </table:table-cell>
          <table:table-cell table:formula="of:=ROUNDDOWN([.H645])" office:value-type="float" office:value="131893469" calcext:value-type="float">
            <text:p>131893469</text:p>
          </table:table-cell>
          <table:table-cell table:formula="of:=[.I645]-[.B6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2097959" calcext:value-type="float">
            <text:p>132097959</text:p>
          </table:table-cell>
          <table:table-cell office:value-type="float" office:value="2004" calcext:value-type="float">
            <text:p>2004</text:p>
          </table:table-cell>
          <table:table-cell table:formula="of:=[.C6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6]/[.E646]" office:value-type="float" office:value="204489.795918367" calcext:value-type="float">
            <text:p>204489,795918367</text:p>
          </table:table-cell>
          <table:table-cell table:formula="of:=ROUND([.F646])" office:value-type="float" office:value="204490" calcext:value-type="float">
            <text:p>204490</text:p>
          </table:table-cell>
          <table:table-cell table:formula="of:=[.F646]+[.H645]" office:value-type="float" office:value="132097959.183671" calcext:value-type="float">
            <text:p>132097959,183671</text:p>
          </table:table-cell>
          <table:table-cell table:formula="of:=ROUNDDOWN([.H646])" office:value-type="float" office:value="132097959" calcext:value-type="float">
            <text:p>132097959</text:p>
          </table:table-cell>
          <table:table-cell table:formula="of:=[.I646]-[.B6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2302448" calcext:value-type="float">
            <text:p>132302448</text:p>
          </table:table-cell>
          <table:table-cell office:value-type="float" office:value="2004" calcext:value-type="float">
            <text:p>2004</text:p>
          </table:table-cell>
          <table:table-cell table:formula="of:=[.C6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7]/[.E647]" office:value-type="float" office:value="204489.795918367" calcext:value-type="float">
            <text:p>204489,795918367</text:p>
          </table:table-cell>
          <table:table-cell table:formula="of:=ROUND([.F647])" office:value-type="float" office:value="204490" calcext:value-type="float">
            <text:p>204490</text:p>
          </table:table-cell>
          <table:table-cell table:formula="of:=[.F647]+[.H646]" office:value-type="float" office:value="132302448.97959" calcext:value-type="float">
            <text:p>132302448,97959</text:p>
          </table:table-cell>
          <table:table-cell table:formula="of:=ROUNDDOWN([.H647])" office:value-type="float" office:value="132302448" calcext:value-type="float">
            <text:p>132302448</text:p>
          </table:table-cell>
          <table:table-cell table:formula="of:=[.I647]-[.B6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506938" calcext:value-type="float">
            <text:p>132506938</text:p>
          </table:table-cell>
          <table:table-cell office:value-type="float" office:value="2004" calcext:value-type="float">
            <text:p>2004</text:p>
          </table:table-cell>
          <table:table-cell table:formula="of:=[.C6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8]/[.E648]" office:value-type="float" office:value="204489.795918367" calcext:value-type="float">
            <text:p>204489,795918367</text:p>
          </table:table-cell>
          <table:table-cell table:formula="of:=ROUND([.F648])" office:value-type="float" office:value="204490" calcext:value-type="float">
            <text:p>204490</text:p>
          </table:table-cell>
          <table:table-cell table:formula="of:=[.F648]+[.H647]" office:value-type="float" office:value="132506938.775508" calcext:value-type="float">
            <text:p>132506938,775508</text:p>
          </table:table-cell>
          <table:table-cell table:formula="of:=ROUNDDOWN([.H648])" office:value-type="float" office:value="132506938" calcext:value-type="float">
            <text:p>132506938</text:p>
          </table:table-cell>
          <table:table-cell table:formula="of:=[.I648]-[.B6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2711428" calcext:value-type="float">
            <text:p>132711428</text:p>
          </table:table-cell>
          <table:table-cell office:value-type="float" office:value="2004" calcext:value-type="float">
            <text:p>2004</text:p>
          </table:table-cell>
          <table:table-cell table:formula="of:=[.C6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49]/[.E649]" office:value-type="float" office:value="204489.795918367" calcext:value-type="float">
            <text:p>204489,795918367</text:p>
          </table:table-cell>
          <table:table-cell table:formula="of:=ROUND([.F649])" office:value-type="float" office:value="204490" calcext:value-type="float">
            <text:p>204490</text:p>
          </table:table-cell>
          <table:table-cell table:formula="of:=[.F649]+[.H648]" office:value-type="float" office:value="132711428.571426" calcext:value-type="float">
            <text:p>132711428,571426</text:p>
          </table:table-cell>
          <table:table-cell table:formula="of:=ROUNDDOWN([.H649])" office:value-type="float" office:value="132711428" calcext:value-type="float">
            <text:p>132711428</text:p>
          </table:table-cell>
          <table:table-cell table:formula="of:=[.I649]-[.B6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2915918" calcext:value-type="float">
            <text:p>132915918</text:p>
          </table:table-cell>
          <table:table-cell office:value-type="float" office:value="2004" calcext:value-type="float">
            <text:p>2004</text:p>
          </table:table-cell>
          <table:table-cell table:formula="of:=[.C6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0]/[.E650]" office:value-type="float" office:value="204489.795918367" calcext:value-type="float">
            <text:p>204489,795918367</text:p>
          </table:table-cell>
          <table:table-cell table:formula="of:=ROUND([.F650])" office:value-type="float" office:value="204490" calcext:value-type="float">
            <text:p>204490</text:p>
          </table:table-cell>
          <table:table-cell table:formula="of:=[.F650]+[.H649]" office:value-type="float" office:value="132915918.367345" calcext:value-type="float">
            <text:p>132915918,367345</text:p>
          </table:table-cell>
          <table:table-cell table:formula="of:=ROUNDDOWN([.H650])" office:value-type="float" office:value="132915918" calcext:value-type="float">
            <text:p>132915918</text:p>
          </table:table-cell>
          <table:table-cell table:formula="of:=[.I650]-[.B6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3120408" calcext:value-type="float">
            <text:p>133120408</text:p>
          </table:table-cell>
          <table:table-cell office:value-type="float" office:value="2004" calcext:value-type="float">
            <text:p>2004</text:p>
          </table:table-cell>
          <table:table-cell table:formula="of:=[.C6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1]/[.E651]" office:value-type="float" office:value="204489.795918367" calcext:value-type="float">
            <text:p>204489,795918367</text:p>
          </table:table-cell>
          <table:table-cell table:formula="of:=ROUND([.F651])" office:value-type="float" office:value="204490" calcext:value-type="float">
            <text:p>204490</text:p>
          </table:table-cell>
          <table:table-cell table:formula="of:=[.F651]+[.H650]" office:value-type="float" office:value="133120408.163263" calcext:value-type="float">
            <text:p>133120408,163263</text:p>
          </table:table-cell>
          <table:table-cell table:formula="of:=ROUNDDOWN([.H651])" office:value-type="float" office:value="133120408" calcext:value-type="float">
            <text:p>133120408</text:p>
          </table:table-cell>
          <table:table-cell table:formula="of:=[.I651]-[.B6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324897" calcext:value-type="float">
            <text:p>133324897</text:p>
          </table:table-cell>
          <table:table-cell office:value-type="float" office:value="2004" calcext:value-type="float">
            <text:p>2004</text:p>
          </table:table-cell>
          <table:table-cell table:formula="of:=[.C6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2]/[.E652]" office:value-type="float" office:value="204489.795918367" calcext:value-type="float">
            <text:p>204489,795918367</text:p>
          </table:table-cell>
          <table:table-cell table:formula="of:=ROUND([.F652])" office:value-type="float" office:value="204490" calcext:value-type="float">
            <text:p>204490</text:p>
          </table:table-cell>
          <table:table-cell table:formula="of:=[.F652]+[.H651]" office:value-type="float" office:value="133324897.959182" calcext:value-type="float">
            <text:p>133324897,959182</text:p>
          </table:table-cell>
          <table:table-cell table:formula="of:=ROUNDDOWN([.H652])" office:value-type="float" office:value="133324897" calcext:value-type="float">
            <text:p>133324897</text:p>
          </table:table-cell>
          <table:table-cell table:formula="of:=[.I652]-[.B6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3529387" calcext:value-type="float">
            <text:p>133529387</text:p>
          </table:table-cell>
          <table:table-cell office:value-type="float" office:value="2004" calcext:value-type="float">
            <text:p>2004</text:p>
          </table:table-cell>
          <table:table-cell table:formula="of:=[.C6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3]/[.E653]" office:value-type="float" office:value="204489.795918367" calcext:value-type="float">
            <text:p>204489,795918367</text:p>
          </table:table-cell>
          <table:table-cell table:formula="of:=ROUND([.F653])" office:value-type="float" office:value="204490" calcext:value-type="float">
            <text:p>204490</text:p>
          </table:table-cell>
          <table:table-cell table:formula="of:=[.F653]+[.H652]" office:value-type="float" office:value="133529387.7551" calcext:value-type="float">
            <text:p>133529387,7551</text:p>
          </table:table-cell>
          <table:table-cell table:formula="of:=ROUNDDOWN([.H653])" office:value-type="float" office:value="133529387" calcext:value-type="float">
            <text:p>133529387</text:p>
          </table:table-cell>
          <table:table-cell table:formula="of:=[.I653]-[.B6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733877" calcext:value-type="float">
            <text:p>133733877</text:p>
          </table:table-cell>
          <table:table-cell office:value-type="float" office:value="2004" calcext:value-type="float">
            <text:p>2004</text:p>
          </table:table-cell>
          <table:table-cell table:formula="of:=[.C6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4]/[.E654]" office:value-type="float" office:value="204489.795918367" calcext:value-type="float">
            <text:p>204489,795918367</text:p>
          </table:table-cell>
          <table:table-cell table:formula="of:=ROUND([.F654])" office:value-type="float" office:value="204490" calcext:value-type="float">
            <text:p>204490</text:p>
          </table:table-cell>
          <table:table-cell table:formula="of:=[.F654]+[.H653]" office:value-type="float" office:value="133733877.551018" calcext:value-type="float">
            <text:p>133733877,551018</text:p>
          </table:table-cell>
          <table:table-cell table:formula="of:=ROUNDDOWN([.H654])" office:value-type="float" office:value="133733877" calcext:value-type="float">
            <text:p>133733877</text:p>
          </table:table-cell>
          <table:table-cell table:formula="of:=[.I654]-[.B6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3938367" calcext:value-type="float">
            <text:p>133938367</text:p>
          </table:table-cell>
          <table:table-cell office:value-type="float" office:value="2004" calcext:value-type="float">
            <text:p>2004</text:p>
          </table:table-cell>
          <table:table-cell table:formula="of:=[.C6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5]/[.E655]" office:value-type="float" office:value="204489.795918367" calcext:value-type="float">
            <text:p>204489,795918367</text:p>
          </table:table-cell>
          <table:table-cell table:formula="of:=ROUND([.F655])" office:value-type="float" office:value="204490" calcext:value-type="float">
            <text:p>204490</text:p>
          </table:table-cell>
          <table:table-cell table:formula="of:=[.F655]+[.H654]" office:value-type="float" office:value="133938367.346937" calcext:value-type="float">
            <text:p>133938367,346937</text:p>
          </table:table-cell>
          <table:table-cell table:formula="of:=ROUNDDOWN([.H655])" office:value-type="float" office:value="133938367" calcext:value-type="float">
            <text:p>133938367</text:p>
          </table:table-cell>
          <table:table-cell table:formula="of:=[.I655]-[.B6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4142857" calcext:value-type="float">
            <text:p>134142857</text:p>
          </table:table-cell>
          <table:table-cell office:value-type="float" office:value="2004" calcext:value-type="float">
            <text:p>2004</text:p>
          </table:table-cell>
          <table:table-cell table:formula="of:=[.C6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6]/[.E656]" office:value-type="float" office:value="204489.795918367" calcext:value-type="float">
            <text:p>204489,795918367</text:p>
          </table:table-cell>
          <table:table-cell table:formula="of:=ROUND([.F656])" office:value-type="float" office:value="204490" calcext:value-type="float">
            <text:p>204490</text:p>
          </table:table-cell>
          <table:table-cell table:formula="of:=[.F656]+[.H655]" office:value-type="float" office:value="134142857.142855" calcext:value-type="float">
            <text:p>134142857,142855</text:p>
          </table:table-cell>
          <table:table-cell table:formula="of:=ROUNDDOWN([.H656])" office:value-type="float" office:value="134142857" calcext:value-type="float">
            <text:p>134142857</text:p>
          </table:table-cell>
          <table:table-cell table:formula="of:=[.I656]-[.B6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4347346" calcext:value-type="float">
            <text:p>134347346</text:p>
          </table:table-cell>
          <table:table-cell office:value-type="float" office:value="2004" calcext:value-type="float">
            <text:p>2004</text:p>
          </table:table-cell>
          <table:table-cell table:formula="of:=[.C6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7]/[.E657]" office:value-type="float" office:value="204489.795918367" calcext:value-type="float">
            <text:p>204489,795918367</text:p>
          </table:table-cell>
          <table:table-cell table:formula="of:=ROUND([.F657])" office:value-type="float" office:value="204490" calcext:value-type="float">
            <text:p>204490</text:p>
          </table:table-cell>
          <table:table-cell table:formula="of:=[.F657]+[.H656]" office:value-type="float" office:value="134347346.938773" calcext:value-type="float">
            <text:p>134347346,938773</text:p>
          </table:table-cell>
          <table:table-cell table:formula="of:=ROUNDDOWN([.H657])" office:value-type="float" office:value="134347346" calcext:value-type="float">
            <text:p>134347346</text:p>
          </table:table-cell>
          <table:table-cell table:formula="of:=[.I657]-[.B6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4551836" calcext:value-type="float">
            <text:p>134551836</text:p>
          </table:table-cell>
          <table:table-cell office:value-type="float" office:value="2004" calcext:value-type="float">
            <text:p>2004</text:p>
          </table:table-cell>
          <table:table-cell table:formula="of:=[.C6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8]/[.E658]" office:value-type="float" office:value="204489.795918367" calcext:value-type="float">
            <text:p>204489,795918367</text:p>
          </table:table-cell>
          <table:table-cell table:formula="of:=ROUND([.F658])" office:value-type="float" office:value="204490" calcext:value-type="float">
            <text:p>204490</text:p>
          </table:table-cell>
          <table:table-cell table:formula="of:=[.F658]+[.H657]" office:value-type="float" office:value="134551836.734692" calcext:value-type="float">
            <text:p>134551836,734692</text:p>
          </table:table-cell>
          <table:table-cell table:formula="of:=ROUNDDOWN([.H658])" office:value-type="float" office:value="134551836" calcext:value-type="float">
            <text:p>134551836</text:p>
          </table:table-cell>
          <table:table-cell table:formula="of:=[.I658]-[.B6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756326" calcext:value-type="float">
            <text:p>134756326</text:p>
          </table:table-cell>
          <table:table-cell office:value-type="float" office:value="2004" calcext:value-type="float">
            <text:p>2004</text:p>
          </table:table-cell>
          <table:table-cell table:formula="of:=[.C6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59]/[.E659]" office:value-type="float" office:value="204489.795918367" calcext:value-type="float">
            <text:p>204489,795918367</text:p>
          </table:table-cell>
          <table:table-cell table:formula="of:=ROUND([.F659])" office:value-type="float" office:value="204490" calcext:value-type="float">
            <text:p>204490</text:p>
          </table:table-cell>
          <table:table-cell table:formula="of:=[.F659]+[.H658]" office:value-type="float" office:value="134756326.53061" calcext:value-type="float">
            <text:p>134756326,53061</text:p>
          </table:table-cell>
          <table:table-cell table:formula="of:=ROUNDDOWN([.H659])" office:value-type="float" office:value="134756326" calcext:value-type="float">
            <text:p>134756326</text:p>
          </table:table-cell>
          <table:table-cell table:formula="of:=[.I659]-[.B6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960816" calcext:value-type="float">
            <text:p>134960816</text:p>
          </table:table-cell>
          <table:table-cell office:value-type="float" office:value="2004" calcext:value-type="float">
            <text:p>2004</text:p>
          </table:table-cell>
          <table:table-cell table:formula="of:=[.C6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0]/[.E660]" office:value-type="float" office:value="204489.795918367" calcext:value-type="float">
            <text:p>204489,795918367</text:p>
          </table:table-cell>
          <table:table-cell table:formula="of:=ROUND([.F660])" office:value-type="float" office:value="204490" calcext:value-type="float">
            <text:p>204490</text:p>
          </table:table-cell>
          <table:table-cell table:formula="of:=[.F660]+[.H659]" office:value-type="float" office:value="134960816.326529" calcext:value-type="float">
            <text:p>134960816,326529</text:p>
          </table:table-cell>
          <table:table-cell table:formula="of:=ROUNDDOWN([.H660])" office:value-type="float" office:value="134960816" calcext:value-type="float">
            <text:p>134960816</text:p>
          </table:table-cell>
          <table:table-cell table:formula="of:=[.I660]-[.B6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5165306" calcext:value-type="float">
            <text:p>135165306</text:p>
          </table:table-cell>
          <table:table-cell office:value-type="float" office:value="2004" calcext:value-type="float">
            <text:p>2004</text:p>
          </table:table-cell>
          <table:table-cell table:formula="of:=[.C6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1]/[.E661]" office:value-type="float" office:value="204489.795918367" calcext:value-type="float">
            <text:p>204489,795918367</text:p>
          </table:table-cell>
          <table:table-cell table:formula="of:=ROUND([.F661])" office:value-type="float" office:value="204490" calcext:value-type="float">
            <text:p>204490</text:p>
          </table:table-cell>
          <table:table-cell table:formula="of:=[.F661]+[.H660]" office:value-type="float" office:value="135165306.122447" calcext:value-type="float">
            <text:p>135165306,122447</text:p>
          </table:table-cell>
          <table:table-cell table:formula="of:=ROUNDDOWN([.H661])" office:value-type="float" office:value="135165306" calcext:value-type="float">
            <text:p>135165306</text:p>
          </table:table-cell>
          <table:table-cell table:formula="of:=[.I661]-[.B6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5369795" calcext:value-type="float">
            <text:p>135369795</text:p>
          </table:table-cell>
          <table:table-cell office:value-type="float" office:value="2004" calcext:value-type="float">
            <text:p>2004</text:p>
          </table:table-cell>
          <table:table-cell table:formula="of:=[.C6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2]/[.E662]" office:value-type="float" office:value="204489.795918367" calcext:value-type="float">
            <text:p>204489,795918367</text:p>
          </table:table-cell>
          <table:table-cell table:formula="of:=ROUND([.F662])" office:value-type="float" office:value="204490" calcext:value-type="float">
            <text:p>204490</text:p>
          </table:table-cell>
          <table:table-cell table:formula="of:=[.F662]+[.H661]" office:value-type="float" office:value="135369795.918365" calcext:value-type="float">
            <text:p>135369795,918365</text:p>
          </table:table-cell>
          <table:table-cell table:formula="of:=ROUNDDOWN([.H662])" office:value-type="float" office:value="135369795" calcext:value-type="float">
            <text:p>135369795</text:p>
          </table:table-cell>
          <table:table-cell table:formula="of:=[.I662]-[.B6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574285" calcext:value-type="float">
            <text:p>135574285</text:p>
          </table:table-cell>
          <table:table-cell office:value-type="float" office:value="2004" calcext:value-type="float">
            <text:p>2004</text:p>
          </table:table-cell>
          <table:table-cell table:formula="of:=[.C6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3]/[.E663]" office:value-type="float" office:value="204489.795918367" calcext:value-type="float">
            <text:p>204489,795918367</text:p>
          </table:table-cell>
          <table:table-cell table:formula="of:=ROUND([.F663])" office:value-type="float" office:value="204490" calcext:value-type="float">
            <text:p>204490</text:p>
          </table:table-cell>
          <table:table-cell table:formula="of:=[.F663]+[.H662]" office:value-type="float" office:value="135574285.714284" calcext:value-type="float">
            <text:p>135574285,714284</text:p>
          </table:table-cell>
          <table:table-cell table:formula="of:=ROUNDDOWN([.H663])" office:value-type="float" office:value="135574285" calcext:value-type="float">
            <text:p>135574285</text:p>
          </table:table-cell>
          <table:table-cell table:formula="of:=[.I663]-[.B6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5778775" calcext:value-type="float">
            <text:p>135778775</text:p>
          </table:table-cell>
          <table:table-cell office:value-type="float" office:value="2004" calcext:value-type="float">
            <text:p>2004</text:p>
          </table:table-cell>
          <table:table-cell table:formula="of:=[.C6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4]/[.E664]" office:value-type="float" office:value="204489.795918367" calcext:value-type="float">
            <text:p>204489,795918367</text:p>
          </table:table-cell>
          <table:table-cell table:formula="of:=ROUND([.F664])" office:value-type="float" office:value="204490" calcext:value-type="float">
            <text:p>204490</text:p>
          </table:table-cell>
          <table:table-cell table:formula="of:=[.F664]+[.H663]" office:value-type="float" office:value="135778775.510202" calcext:value-type="float">
            <text:p>135778775,510202</text:p>
          </table:table-cell>
          <table:table-cell table:formula="of:=ROUNDDOWN([.H664])" office:value-type="float" office:value="135778775" calcext:value-type="float">
            <text:p>135778775</text:p>
          </table:table-cell>
          <table:table-cell table:formula="of:=[.I664]-[.B6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5983265" calcext:value-type="float">
            <text:p>135983265</text:p>
          </table:table-cell>
          <table:table-cell office:value-type="float" office:value="2004" calcext:value-type="float">
            <text:p>2004</text:p>
          </table:table-cell>
          <table:table-cell table:formula="of:=[.C6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5]/[.E665]" office:value-type="float" office:value="204489.795918367" calcext:value-type="float">
            <text:p>204489,795918367</text:p>
          </table:table-cell>
          <table:table-cell table:formula="of:=ROUND([.F665])" office:value-type="float" office:value="204490" calcext:value-type="float">
            <text:p>204490</text:p>
          </table:table-cell>
          <table:table-cell table:formula="of:=[.F665]+[.H664]" office:value-type="float" office:value="135983265.30612" calcext:value-type="float">
            <text:p>135983265,30612</text:p>
          </table:table-cell>
          <table:table-cell table:formula="of:=ROUNDDOWN([.H665])" office:value-type="float" office:value="135983265" calcext:value-type="float">
            <text:p>135983265</text:p>
          </table:table-cell>
          <table:table-cell table:formula="of:=[.I665]-[.B6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6187755" calcext:value-type="float">
            <text:p>136187755</text:p>
          </table:table-cell>
          <table:table-cell office:value-type="float" office:value="2004" calcext:value-type="float">
            <text:p>2004</text:p>
          </table:table-cell>
          <table:table-cell table:formula="of:=[.C6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6]/[.E666]" office:value-type="float" office:value="204489.795918367" calcext:value-type="float">
            <text:p>204489,795918367</text:p>
          </table:table-cell>
          <table:table-cell table:formula="of:=ROUND([.F666])" office:value-type="float" office:value="204490" calcext:value-type="float">
            <text:p>204490</text:p>
          </table:table-cell>
          <table:table-cell table:formula="of:=[.F666]+[.H665]" office:value-type="float" office:value="136187755.102039" calcext:value-type="float">
            <text:p>136187755,102039</text:p>
          </table:table-cell>
          <table:table-cell table:formula="of:=ROUNDDOWN([.H666])" office:value-type="float" office:value="136187755" calcext:value-type="float">
            <text:p>136187755</text:p>
          </table:table-cell>
          <table:table-cell table:formula="of:=[.I666]-[.B6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392244" calcext:value-type="float">
            <text:p>136392244</text:p>
          </table:table-cell>
          <table:table-cell office:value-type="float" office:value="2004" calcext:value-type="float">
            <text:p>2004</text:p>
          </table:table-cell>
          <table:table-cell table:formula="of:=[.C6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7]/[.E667]" office:value-type="float" office:value="204489.795918367" calcext:value-type="float">
            <text:p>204489,795918367</text:p>
          </table:table-cell>
          <table:table-cell table:formula="of:=ROUND([.F667])" office:value-type="float" office:value="204490" calcext:value-type="float">
            <text:p>204490</text:p>
          </table:table-cell>
          <table:table-cell table:formula="of:=[.F667]+[.H666]" office:value-type="float" office:value="136392244.897957" calcext:value-type="float">
            <text:p>136392244,897957</text:p>
          </table:table-cell>
          <table:table-cell table:formula="of:=ROUNDDOWN([.H667])" office:value-type="float" office:value="136392244" calcext:value-type="float">
            <text:p>136392244</text:p>
          </table:table-cell>
          <table:table-cell table:formula="of:=[.I667]-[.B6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6596734" calcext:value-type="float">
            <text:p>136596734</text:p>
          </table:table-cell>
          <table:table-cell office:value-type="float" office:value="2004" calcext:value-type="float">
            <text:p>2004</text:p>
          </table:table-cell>
          <table:table-cell table:formula="of:=[.C6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8]/[.E668]" office:value-type="float" office:value="204489.795918367" calcext:value-type="float">
            <text:p>204489,795918367</text:p>
          </table:table-cell>
          <table:table-cell table:formula="of:=ROUND([.F668])" office:value-type="float" office:value="204490" calcext:value-type="float">
            <text:p>204490</text:p>
          </table:table-cell>
          <table:table-cell table:formula="of:=[.F668]+[.H667]" office:value-type="float" office:value="136596734.693876" calcext:value-type="float">
            <text:p>136596734,693876</text:p>
          </table:table-cell>
          <table:table-cell table:formula="of:=ROUNDDOWN([.H668])" office:value-type="float" office:value="136596734" calcext:value-type="float">
            <text:p>136596734</text:p>
          </table:table-cell>
          <table:table-cell table:formula="of:=[.I668]-[.B6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6801224" calcext:value-type="float">
            <text:p>136801224</text:p>
          </table:table-cell>
          <table:table-cell office:value-type="float" office:value="2004" calcext:value-type="float">
            <text:p>2004</text:p>
          </table:table-cell>
          <table:table-cell table:formula="of:=[.C6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69]/[.E669]" office:value-type="float" office:value="204489.795918367" calcext:value-type="float">
            <text:p>204489,795918367</text:p>
          </table:table-cell>
          <table:table-cell table:formula="of:=ROUND([.F669])" office:value-type="float" office:value="204490" calcext:value-type="float">
            <text:p>204490</text:p>
          </table:table-cell>
          <table:table-cell table:formula="of:=[.F669]+[.H668]" office:value-type="float" office:value="136801224.489794" calcext:value-type="float">
            <text:p>136801224,489794</text:p>
          </table:table-cell>
          <table:table-cell table:formula="of:=ROUNDDOWN([.H669])" office:value-type="float" office:value="136801224" calcext:value-type="float">
            <text:p>136801224</text:p>
          </table:table-cell>
          <table:table-cell table:formula="of:=[.I669]-[.B6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7005714" calcext:value-type="float">
            <text:p>137005714</text:p>
          </table:table-cell>
          <table:table-cell office:value-type="float" office:value="2004" calcext:value-type="float">
            <text:p>2004</text:p>
          </table:table-cell>
          <table:table-cell table:formula="of:=[.C6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0]/[.E670]" office:value-type="float" office:value="204489.795918367" calcext:value-type="float">
            <text:p>204489,795918367</text:p>
          </table:table-cell>
          <table:table-cell table:formula="of:=ROUND([.F670])" office:value-type="float" office:value="204490" calcext:value-type="float">
            <text:p>204490</text:p>
          </table:table-cell>
          <table:table-cell table:formula="of:=[.F670]+[.H669]" office:value-type="float" office:value="137005714.285712" calcext:value-type="float">
            <text:p>137005714,285712</text:p>
          </table:table-cell>
          <table:table-cell table:formula="of:=ROUNDDOWN([.H670])" office:value-type="float" office:value="137005714" calcext:value-type="float">
            <text:p>137005714</text:p>
          </table:table-cell>
          <table:table-cell table:formula="of:=[.I670]-[.B6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7210204" calcext:value-type="float">
            <text:p>137210204</text:p>
          </table:table-cell>
          <table:table-cell office:value-type="float" office:value="2004" calcext:value-type="float">
            <text:p>2004</text:p>
          </table:table-cell>
          <table:table-cell table:formula="of:=[.C6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1]/[.E671]" office:value-type="float" office:value="204489.795918367" calcext:value-type="float">
            <text:p>204489,795918367</text:p>
          </table:table-cell>
          <table:table-cell table:formula="of:=ROUND([.F671])" office:value-type="float" office:value="204490" calcext:value-type="float">
            <text:p>204490</text:p>
          </table:table-cell>
          <table:table-cell table:formula="of:=[.F671]+[.H670]" office:value-type="float" office:value="137210204.081631" calcext:value-type="float">
            <text:p>137210204,081631</text:p>
          </table:table-cell>
          <table:table-cell table:formula="of:=ROUNDDOWN([.H671])" office:value-type="float" office:value="137210204" calcext:value-type="float">
            <text:p>137210204</text:p>
          </table:table-cell>
          <table:table-cell table:formula="of:=[.I671]-[.B6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7414693" calcext:value-type="float">
            <text:p>137414693</text:p>
          </table:table-cell>
          <table:table-cell office:value-type="float" office:value="2004" calcext:value-type="float">
            <text:p>2004</text:p>
          </table:table-cell>
          <table:table-cell table:formula="of:=[.C6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2]/[.E672]" office:value-type="float" office:value="204489.795918367" calcext:value-type="float">
            <text:p>204489,795918367</text:p>
          </table:table-cell>
          <table:table-cell table:formula="of:=ROUND([.F672])" office:value-type="float" office:value="204490" calcext:value-type="float">
            <text:p>204490</text:p>
          </table:table-cell>
          <table:table-cell table:formula="of:=[.F672]+[.H671]" office:value-type="float" office:value="137414693.877549" calcext:value-type="float">
            <text:p>137414693,877549</text:p>
          </table:table-cell>
          <table:table-cell table:formula="of:=ROUNDDOWN([.H672])" office:value-type="float" office:value="137414693" calcext:value-type="float">
            <text:p>137414693</text:p>
          </table:table-cell>
          <table:table-cell table:formula="of:=[.I672]-[.B6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619183" calcext:value-type="float">
            <text:p>137619183</text:p>
          </table:table-cell>
          <table:table-cell office:value-type="float" office:value="2004" calcext:value-type="float">
            <text:p>2004</text:p>
          </table:table-cell>
          <table:table-cell table:formula="of:=[.C6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3]/[.E673]" office:value-type="float" office:value="204489.795918367" calcext:value-type="float">
            <text:p>204489,795918367</text:p>
          </table:table-cell>
          <table:table-cell table:formula="of:=ROUND([.F673])" office:value-type="float" office:value="204490" calcext:value-type="float">
            <text:p>204490</text:p>
          </table:table-cell>
          <table:table-cell table:formula="of:=[.F673]+[.H672]" office:value-type="float" office:value="137619183.673467" calcext:value-type="float">
            <text:p>137619183,673467</text:p>
          </table:table-cell>
          <table:table-cell table:formula="of:=ROUNDDOWN([.H673])" office:value-type="float" office:value="137619183" calcext:value-type="float">
            <text:p>137619183</text:p>
          </table:table-cell>
          <table:table-cell table:formula="of:=[.I673]-[.B6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7823673" calcext:value-type="float">
            <text:p>137823673</text:p>
          </table:table-cell>
          <table:table-cell office:value-type="float" office:value="2004" calcext:value-type="float">
            <text:p>2004</text:p>
          </table:table-cell>
          <table:table-cell table:formula="of:=[.C6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4]/[.E674]" office:value-type="float" office:value="204489.795918367" calcext:value-type="float">
            <text:p>204489,795918367</text:p>
          </table:table-cell>
          <table:table-cell table:formula="of:=ROUND([.F674])" office:value-type="float" office:value="204490" calcext:value-type="float">
            <text:p>204490</text:p>
          </table:table-cell>
          <table:table-cell table:formula="of:=[.F674]+[.H673]" office:value-type="float" office:value="137823673.469386" calcext:value-type="float">
            <text:p>137823673,469386</text:p>
          </table:table-cell>
          <table:table-cell table:formula="of:=ROUNDDOWN([.H674])" office:value-type="float" office:value="137823673" calcext:value-type="float">
            <text:p>137823673</text:p>
          </table:table-cell>
          <table:table-cell table:formula="of:=[.I674]-[.B6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8028163" calcext:value-type="float">
            <text:p>138028163</text:p>
          </table:table-cell>
          <table:table-cell office:value-type="float" office:value="2004" calcext:value-type="float">
            <text:p>2004</text:p>
          </table:table-cell>
          <table:table-cell table:formula="of:=[.C6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5]/[.E675]" office:value-type="float" office:value="204489.795918367" calcext:value-type="float">
            <text:p>204489,795918367</text:p>
          </table:table-cell>
          <table:table-cell table:formula="of:=ROUND([.F675])" office:value-type="float" office:value="204490" calcext:value-type="float">
            <text:p>204490</text:p>
          </table:table-cell>
          <table:table-cell table:formula="of:=[.F675]+[.H674]" office:value-type="float" office:value="138028163.265304" calcext:value-type="float">
            <text:p>138028163,265304</text:p>
          </table:table-cell>
          <table:table-cell table:formula="of:=ROUNDDOWN([.H675])" office:value-type="float" office:value="138028163" calcext:value-type="float">
            <text:p>138028163</text:p>
          </table:table-cell>
          <table:table-cell table:formula="of:=[.I675]-[.B6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232653" calcext:value-type="float">
            <text:p>138232653</text:p>
          </table:table-cell>
          <table:table-cell office:value-type="float" office:value="2004" calcext:value-type="float">
            <text:p>2004</text:p>
          </table:table-cell>
          <table:table-cell table:formula="of:=[.C6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6]/[.E676]" office:value-type="float" office:value="204489.795918367" calcext:value-type="float">
            <text:p>204489,795918367</text:p>
          </table:table-cell>
          <table:table-cell table:formula="of:=ROUND([.F676])" office:value-type="float" office:value="204490" calcext:value-type="float">
            <text:p>204490</text:p>
          </table:table-cell>
          <table:table-cell table:formula="of:=[.F676]+[.H675]" office:value-type="float" office:value="138232653.061223" calcext:value-type="float">
            <text:p>138232653,061223</text:p>
          </table:table-cell>
          <table:table-cell table:formula="of:=ROUNDDOWN([.H676])" office:value-type="float" office:value="138232653" calcext:value-type="float">
            <text:p>138232653</text:p>
          </table:table-cell>
          <table:table-cell table:formula="of:=[.I676]-[.B6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437142" calcext:value-type="float">
            <text:p>138437142</text:p>
          </table:table-cell>
          <table:table-cell office:value-type="float" office:value="2004" calcext:value-type="float">
            <text:p>2004</text:p>
          </table:table-cell>
          <table:table-cell table:formula="of:=[.C6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7]/[.E677]" office:value-type="float" office:value="204489.795918367" calcext:value-type="float">
            <text:p>204489,795918367</text:p>
          </table:table-cell>
          <table:table-cell table:formula="of:=ROUND([.F677])" office:value-type="float" office:value="204490" calcext:value-type="float">
            <text:p>204490</text:p>
          </table:table-cell>
          <table:table-cell table:formula="of:=[.F677]+[.H676]" office:value-type="float" office:value="138437142.857141" calcext:value-type="float">
            <text:p>138437142,857141</text:p>
          </table:table-cell>
          <table:table-cell table:formula="of:=ROUNDDOWN([.H677])" office:value-type="float" office:value="138437142" calcext:value-type="float">
            <text:p>138437142</text:p>
          </table:table-cell>
          <table:table-cell table:formula="of:=[.I677]-[.B6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8641632" calcext:value-type="float">
            <text:p>138641632</text:p>
          </table:table-cell>
          <table:table-cell office:value-type="float" office:value="2004" calcext:value-type="float">
            <text:p>2004</text:p>
          </table:table-cell>
          <table:table-cell table:formula="of:=[.C6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8]/[.E678]" office:value-type="float" office:value="204489.795918367" calcext:value-type="float">
            <text:p>204489,795918367</text:p>
          </table:table-cell>
          <table:table-cell table:formula="of:=ROUND([.F678])" office:value-type="float" office:value="204490" calcext:value-type="float">
            <text:p>204490</text:p>
          </table:table-cell>
          <table:table-cell table:formula="of:=[.F678]+[.H677]" office:value-type="float" office:value="138641632.653059" calcext:value-type="float">
            <text:p>138641632,653059</text:p>
          </table:table-cell>
          <table:table-cell table:formula="of:=ROUNDDOWN([.H678])" office:value-type="float" office:value="138641632" calcext:value-type="float">
            <text:p>138641632</text:p>
          </table:table-cell>
          <table:table-cell table:formula="of:=[.I678]-[.B6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8846122" calcext:value-type="float">
            <text:p>138846122</text:p>
          </table:table-cell>
          <table:table-cell office:value-type="float" office:value="2004" calcext:value-type="float">
            <text:p>2004</text:p>
          </table:table-cell>
          <table:table-cell table:formula="of:=[.C6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79]/[.E679]" office:value-type="float" office:value="204489.795918367" calcext:value-type="float">
            <text:p>204489,795918367</text:p>
          </table:table-cell>
          <table:table-cell table:formula="of:=ROUND([.F679])" office:value-type="float" office:value="204490" calcext:value-type="float">
            <text:p>204490</text:p>
          </table:table-cell>
          <table:table-cell table:formula="of:=[.F679]+[.H678]" office:value-type="float" office:value="138846122.448978" calcext:value-type="float">
            <text:p>138846122,448978</text:p>
          </table:table-cell>
          <table:table-cell table:formula="of:=ROUNDDOWN([.H679])" office:value-type="float" office:value="138846122" calcext:value-type="float">
            <text:p>138846122</text:p>
          </table:table-cell>
          <table:table-cell table:formula="of:=[.I679]-[.B6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9050612" calcext:value-type="float">
            <text:p>139050612</text:p>
          </table:table-cell>
          <table:table-cell office:value-type="float" office:value="2004" calcext:value-type="float">
            <text:p>2004</text:p>
          </table:table-cell>
          <table:table-cell table:formula="of:=[.C6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0]/[.E680]" office:value-type="float" office:value="204489.795918367" calcext:value-type="float">
            <text:p>204489,795918367</text:p>
          </table:table-cell>
          <table:table-cell table:formula="of:=ROUND([.F680])" office:value-type="float" office:value="204490" calcext:value-type="float">
            <text:p>204490</text:p>
          </table:table-cell>
          <table:table-cell table:formula="of:=[.F680]+[.H679]" office:value-type="float" office:value="139050612.244896" calcext:value-type="float">
            <text:p>139050612,244896</text:p>
          </table:table-cell>
          <table:table-cell table:formula="of:=ROUNDDOWN([.H680])" office:value-type="float" office:value="139050612" calcext:value-type="float">
            <text:p>139050612</text:p>
          </table:table-cell>
          <table:table-cell table:formula="of:=[.I680]-[.B6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9255102" calcext:value-type="float">
            <text:p>139255102</text:p>
          </table:table-cell>
          <table:table-cell office:value-type="float" office:value="2004" calcext:value-type="float">
            <text:p>2004</text:p>
          </table:table-cell>
          <table:table-cell table:formula="of:=[.C6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1]/[.E681]" office:value-type="float" office:value="204489.795918367" calcext:value-type="float">
            <text:p>204489,795918367</text:p>
          </table:table-cell>
          <table:table-cell table:formula="of:=ROUND([.F681])" office:value-type="float" office:value="204490" calcext:value-type="float">
            <text:p>204490</text:p>
          </table:table-cell>
          <table:table-cell table:formula="of:=[.F681]+[.H680]" office:value-type="float" office:value="139255102.040814" calcext:value-type="float">
            <text:p>139255102,040814</text:p>
          </table:table-cell>
          <table:table-cell table:formula="of:=ROUNDDOWN([.H681])" office:value-type="float" office:value="139255102" calcext:value-type="float">
            <text:p>139255102</text:p>
          </table:table-cell>
          <table:table-cell table:formula="of:=[.I681]-[.B6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9459591" calcext:value-type="float">
            <text:p>139459591</text:p>
          </table:table-cell>
          <table:table-cell office:value-type="float" office:value="2004" calcext:value-type="float">
            <text:p>2004</text:p>
          </table:table-cell>
          <table:table-cell table:formula="of:=[.C6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2]/[.E682]" office:value-type="float" office:value="204489.795918367" calcext:value-type="float">
            <text:p>204489,795918367</text:p>
          </table:table-cell>
          <table:table-cell table:formula="of:=ROUND([.F682])" office:value-type="float" office:value="204490" calcext:value-type="float">
            <text:p>204490</text:p>
          </table:table-cell>
          <table:table-cell table:formula="of:=[.F682]+[.H681]" office:value-type="float" office:value="139459591.836733" calcext:value-type="float">
            <text:p>139459591,836733</text:p>
          </table:table-cell>
          <table:table-cell table:formula="of:=ROUNDDOWN([.H682])" office:value-type="float" office:value="139459591" calcext:value-type="float">
            <text:p>139459591</text:p>
          </table:table-cell>
          <table:table-cell table:formula="of:=[.I682]-[.B6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9664081" calcext:value-type="float">
            <text:p>139664081</text:p>
          </table:table-cell>
          <table:table-cell office:value-type="float" office:value="2004" calcext:value-type="float">
            <text:p>2004</text:p>
          </table:table-cell>
          <table:table-cell table:formula="of:=[.C6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3]/[.E683]" office:value-type="float" office:value="204489.795918367" calcext:value-type="float">
            <text:p>204489,795918367</text:p>
          </table:table-cell>
          <table:table-cell table:formula="of:=ROUND([.F683])" office:value-type="float" office:value="204490" calcext:value-type="float">
            <text:p>204490</text:p>
          </table:table-cell>
          <table:table-cell table:formula="of:=[.F683]+[.H682]" office:value-type="float" office:value="139664081.632651" calcext:value-type="float">
            <text:p>139664081,632651</text:p>
          </table:table-cell>
          <table:table-cell table:formula="of:=ROUNDDOWN([.H683])" office:value-type="float" office:value="139664081" calcext:value-type="float">
            <text:p>139664081</text:p>
          </table:table-cell>
          <table:table-cell table:formula="of:=[.I683]-[.B6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9868571" calcext:value-type="float">
            <text:p>139868571</text:p>
          </table:table-cell>
          <table:table-cell office:value-type="float" office:value="2004" calcext:value-type="float">
            <text:p>2004</text:p>
          </table:table-cell>
          <table:table-cell table:formula="of:=[.C6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4]/[.E684]" office:value-type="float" office:value="204489.795918367" calcext:value-type="float">
            <text:p>204489,795918367</text:p>
          </table:table-cell>
          <table:table-cell table:formula="of:=ROUND([.F684])" office:value-type="float" office:value="204490" calcext:value-type="float">
            <text:p>204490</text:p>
          </table:table-cell>
          <table:table-cell table:formula="of:=[.F684]+[.H683]" office:value-type="float" office:value="139868571.42857" calcext:value-type="float">
            <text:p>139868571,42857</text:p>
          </table:table-cell>
          <table:table-cell table:formula="of:=ROUNDDOWN([.H684])" office:value-type="float" office:value="139868571" calcext:value-type="float">
            <text:p>139868571</text:p>
          </table:table-cell>
          <table:table-cell table:formula="of:=[.I684]-[.B6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0073061" calcext:value-type="float">
            <text:p>140073061</text:p>
          </table:table-cell>
          <table:table-cell office:value-type="float" office:value="2004" calcext:value-type="float">
            <text:p>2004</text:p>
          </table:table-cell>
          <table:table-cell table:formula="of:=[.C6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5]/[.E685]" office:value-type="float" office:value="204489.795918367" calcext:value-type="float">
            <text:p>204489,795918367</text:p>
          </table:table-cell>
          <table:table-cell table:formula="of:=ROUND([.F685])" office:value-type="float" office:value="204490" calcext:value-type="float">
            <text:p>204490</text:p>
          </table:table-cell>
          <table:table-cell table:formula="of:=[.F685]+[.H684]" office:value-type="float" office:value="140073061.224488" calcext:value-type="float">
            <text:p>140073061,224488</text:p>
          </table:table-cell>
          <table:table-cell table:formula="of:=ROUNDDOWN([.H685])" office:value-type="float" office:value="140073061" calcext:value-type="float">
            <text:p>140073061</text:p>
          </table:table-cell>
          <table:table-cell table:formula="of:=[.I685]-[.B6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277551" calcext:value-type="float">
            <text:p>140277551</text:p>
          </table:table-cell>
          <table:table-cell office:value-type="float" office:value="2004" calcext:value-type="float">
            <text:p>2004</text:p>
          </table:table-cell>
          <table:table-cell table:formula="of:=[.C6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6]/[.E686]" office:value-type="float" office:value="204489.795918367" calcext:value-type="float">
            <text:p>204489,795918367</text:p>
          </table:table-cell>
          <table:table-cell table:formula="of:=ROUND([.F686])" office:value-type="float" office:value="204490" calcext:value-type="float">
            <text:p>204490</text:p>
          </table:table-cell>
          <table:table-cell table:formula="of:=[.F686]+[.H685]" office:value-type="float" office:value="140277551.020406" calcext:value-type="float">
            <text:p>140277551,020406</text:p>
          </table:table-cell>
          <table:table-cell table:formula="of:=ROUNDDOWN([.H686])" office:value-type="float" office:value="140277551" calcext:value-type="float">
            <text:p>140277551</text:p>
          </table:table-cell>
          <table:table-cell table:formula="of:=[.I686]-[.B6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0482040" calcext:value-type="float">
            <text:p>140482040</text:p>
          </table:table-cell>
          <table:table-cell office:value-type="float" office:value="2004" calcext:value-type="float">
            <text:p>2004</text:p>
          </table:table-cell>
          <table:table-cell table:formula="of:=[.C6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7]/[.E687]" office:value-type="float" office:value="204489.795918367" calcext:value-type="float">
            <text:p>204489,795918367</text:p>
          </table:table-cell>
          <table:table-cell table:formula="of:=ROUND([.F687])" office:value-type="float" office:value="204490" calcext:value-type="float">
            <text:p>204490</text:p>
          </table:table-cell>
          <table:table-cell table:formula="of:=[.F687]+[.H686]" office:value-type="float" office:value="140482040.816325" calcext:value-type="float">
            <text:p>140482040,816325</text:p>
          </table:table-cell>
          <table:table-cell table:formula="of:=ROUNDDOWN([.H687])" office:value-type="float" office:value="140482040" calcext:value-type="float">
            <text:p>140482040</text:p>
          </table:table-cell>
          <table:table-cell table:formula="of:=[.I687]-[.B6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0686530" calcext:value-type="float">
            <text:p>140686530</text:p>
          </table:table-cell>
          <table:table-cell office:value-type="float" office:value="2004" calcext:value-type="float">
            <text:p>2004</text:p>
          </table:table-cell>
          <table:table-cell table:formula="of:=[.C6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8]/[.E688]" office:value-type="float" office:value="204489.795918367" calcext:value-type="float">
            <text:p>204489,795918367</text:p>
          </table:table-cell>
          <table:table-cell table:formula="of:=ROUND([.F688])" office:value-type="float" office:value="204490" calcext:value-type="float">
            <text:p>204490</text:p>
          </table:table-cell>
          <table:table-cell table:formula="of:=[.F688]+[.H687]" office:value-type="float" office:value="140686530.612243" calcext:value-type="float">
            <text:p>140686530,612243</text:p>
          </table:table-cell>
          <table:table-cell table:formula="of:=ROUNDDOWN([.H688])" office:value-type="float" office:value="140686530" calcext:value-type="float">
            <text:p>140686530</text:p>
          </table:table-cell>
          <table:table-cell table:formula="of:=[.I688]-[.B6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891020" calcext:value-type="float">
            <text:p>140891020</text:p>
          </table:table-cell>
          <table:table-cell office:value-type="float" office:value="2004" calcext:value-type="float">
            <text:p>2004</text:p>
          </table:table-cell>
          <table:table-cell table:formula="of:=[.C6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89]/[.E689]" office:value-type="float" office:value="204489.795918367" calcext:value-type="float">
            <text:p>204489,795918367</text:p>
          </table:table-cell>
          <table:table-cell table:formula="of:=ROUND([.F689])" office:value-type="float" office:value="204490" calcext:value-type="float">
            <text:p>204490</text:p>
          </table:table-cell>
          <table:table-cell table:formula="of:=[.F689]+[.H688]" office:value-type="float" office:value="140891020.408161" calcext:value-type="float">
            <text:p>140891020,408161</text:p>
          </table:table-cell>
          <table:table-cell table:formula="of:=ROUNDDOWN([.H689])" office:value-type="float" office:value="140891020" calcext:value-type="float">
            <text:p>140891020</text:p>
          </table:table-cell>
          <table:table-cell table:formula="of:=[.I689]-[.B6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95510" calcext:value-type="float">
            <text:p>141095510</text:p>
          </table:table-cell>
          <table:table-cell office:value-type="float" office:value="2004" calcext:value-type="float">
            <text:p>2004</text:p>
          </table:table-cell>
          <table:table-cell table:formula="of:=[.C6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0]/[.E690]" office:value-type="float" office:value="204489.795918367" calcext:value-type="float">
            <text:p>204489,795918367</text:p>
          </table:table-cell>
          <table:table-cell table:formula="of:=ROUND([.F690])" office:value-type="float" office:value="204490" calcext:value-type="float">
            <text:p>204490</text:p>
          </table:table-cell>
          <table:table-cell table:formula="of:=[.F690]+[.H689]" office:value-type="float" office:value="141095510.20408" calcext:value-type="float">
            <text:p>141095510,20408</text:p>
          </table:table-cell>
          <table:table-cell table:formula="of:=ROUNDDOWN([.H690])" office:value-type="float" office:value="141095510" calcext:value-type="float">
            <text:p>141095510</text:p>
          </table:table-cell>
          <table:table-cell table:formula="of:=[.I690]-[.B6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300000" calcext:value-type="float">
            <text:p>141300000</text:p>
          </table:table-cell>
          <table:table-cell office:value-type="float" office:value="2004" calcext:value-type="float">
            <text:p>2004</text:p>
          </table:table-cell>
          <table:table-cell table:formula="of:=[.C6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1]/[.E691]" office:value-type="float" office:value="204489.795918367" calcext:value-type="float">
            <text:p>204489,795918367</text:p>
          </table:table-cell>
          <table:table-cell table:formula="of:=ROUND([.F691])" office:value-type="float" office:value="204490" calcext:value-type="float">
            <text:p>204490</text:p>
          </table:table-cell>
          <table:table-cell table:formula="of:=[.F691]+[.H690]" office:value-type="float" office:value="141299999.999998" calcext:value-type="float">
            <text:p>141299999,999998</text:p>
          </table:table-cell>
          <table:table-cell table:formula="of:=ROUNDDOWN([.H691])" office:value-type="float" office:value="141299999" calcext:value-type="float">
            <text:p>141299999</text:p>
          </table:table-cell>
          <table:table-cell table:formula="of:=[.I691]-[.B691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1504489" calcext:value-type="float">
            <text:p>141504489</text:p>
          </table:table-cell>
          <table:table-cell office:value-type="float" office:value="2004" calcext:value-type="float">
            <text:p>2004</text:p>
          </table:table-cell>
          <table:table-cell table:formula="of:=[.C6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2]/[.E692]" office:value-type="float" office:value="204489.795918367" calcext:value-type="float">
            <text:p>204489,795918367</text:p>
          </table:table-cell>
          <table:table-cell table:formula="of:=ROUND([.F692])" office:value-type="float" office:value="204490" calcext:value-type="float">
            <text:p>204490</text:p>
          </table:table-cell>
          <table:table-cell table:formula="of:=[.F692]+[.H691]" office:value-type="float" office:value="141504489.795917" calcext:value-type="float">
            <text:p>141504489,795917</text:p>
          </table:table-cell>
          <table:table-cell table:formula="of:=ROUNDDOWN([.H692])" office:value-type="float" office:value="141504489" calcext:value-type="float">
            <text:p>141504489</text:p>
          </table:table-cell>
          <table:table-cell table:formula="of:=[.I692]-[.B6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708979" calcext:value-type="float">
            <text:p>141708979</text:p>
          </table:table-cell>
          <table:table-cell office:value-type="float" office:value="2004" calcext:value-type="float">
            <text:p>2004</text:p>
          </table:table-cell>
          <table:table-cell table:formula="of:=[.C6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3]/[.E693]" office:value-type="float" office:value="204489.795918367" calcext:value-type="float">
            <text:p>204489,795918367</text:p>
          </table:table-cell>
          <table:table-cell table:formula="of:=ROUND([.F693])" office:value-type="float" office:value="204490" calcext:value-type="float">
            <text:p>204490</text:p>
          </table:table-cell>
          <table:table-cell table:formula="of:=[.F693]+[.H692]" office:value-type="float" office:value="141708979.591835" calcext:value-type="float">
            <text:p>141708979,591835</text:p>
          </table:table-cell>
          <table:table-cell table:formula="of:=ROUNDDOWN([.H693])" office:value-type="float" office:value="141708979" calcext:value-type="float">
            <text:p>141708979</text:p>
          </table:table-cell>
          <table:table-cell table:formula="of:=[.I693]-[.B6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1913469" calcext:value-type="float">
            <text:p>141913469</text:p>
          </table:table-cell>
          <table:table-cell office:value-type="float" office:value="2004" calcext:value-type="float">
            <text:p>2004</text:p>
          </table:table-cell>
          <table:table-cell table:formula="of:=[.C6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4]/[.E694]" office:value-type="float" office:value="204489.795918367" calcext:value-type="float">
            <text:p>204489,795918367</text:p>
          </table:table-cell>
          <table:table-cell table:formula="of:=ROUND([.F694])" office:value-type="float" office:value="204490" calcext:value-type="float">
            <text:p>204490</text:p>
          </table:table-cell>
          <table:table-cell table:formula="of:=[.F694]+[.H693]" office:value-type="float" office:value="141913469.387753" calcext:value-type="float">
            <text:p>141913469,387753</text:p>
          </table:table-cell>
          <table:table-cell table:formula="of:=ROUNDDOWN([.H694])" office:value-type="float" office:value="141913469" calcext:value-type="float">
            <text:p>141913469</text:p>
          </table:table-cell>
          <table:table-cell table:formula="of:=[.I694]-[.B6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2117959" calcext:value-type="float">
            <text:p>142117959</text:p>
          </table:table-cell>
          <table:table-cell office:value-type="float" office:value="2004" calcext:value-type="float">
            <text:p>2004</text:p>
          </table:table-cell>
          <table:table-cell table:formula="of:=[.C6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5]/[.E695]" office:value-type="float" office:value="204489.795918367" calcext:value-type="float">
            <text:p>204489,795918367</text:p>
          </table:table-cell>
          <table:table-cell table:formula="of:=ROUND([.F695])" office:value-type="float" office:value="204490" calcext:value-type="float">
            <text:p>204490</text:p>
          </table:table-cell>
          <table:table-cell table:formula="of:=[.F695]+[.H694]" office:value-type="float" office:value="142117959.183672" calcext:value-type="float">
            <text:p>142117959,183672</text:p>
          </table:table-cell>
          <table:table-cell table:formula="of:=ROUNDDOWN([.H695])" office:value-type="float" office:value="142117959" calcext:value-type="float">
            <text:p>142117959</text:p>
          </table:table-cell>
          <table:table-cell table:formula="of:=[.I695]-[.B6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2322448" calcext:value-type="float">
            <text:p>142322448</text:p>
          </table:table-cell>
          <table:table-cell office:value-type="float" office:value="2004" calcext:value-type="float">
            <text:p>2004</text:p>
          </table:table-cell>
          <table:table-cell table:formula="of:=[.C6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6]/[.E696]" office:value-type="float" office:value="204489.795918367" calcext:value-type="float">
            <text:p>204489,795918367</text:p>
          </table:table-cell>
          <table:table-cell table:formula="of:=ROUND([.F696])" office:value-type="float" office:value="204490" calcext:value-type="float">
            <text:p>204490</text:p>
          </table:table-cell>
          <table:table-cell table:formula="of:=[.F696]+[.H695]" office:value-type="float" office:value="142322448.97959" calcext:value-type="float">
            <text:p>142322448,97959</text:p>
          </table:table-cell>
          <table:table-cell table:formula="of:=ROUNDDOWN([.H696])" office:value-type="float" office:value="142322448" calcext:value-type="float">
            <text:p>142322448</text:p>
          </table:table-cell>
          <table:table-cell table:formula="of:=[.I696]-[.B6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2526938" calcext:value-type="float">
            <text:p>142526938</text:p>
          </table:table-cell>
          <table:table-cell office:value-type="float" office:value="2004" calcext:value-type="float">
            <text:p>2004</text:p>
          </table:table-cell>
          <table:table-cell table:formula="of:=[.C6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7]/[.E697]" office:value-type="float" office:value="204489.795918367" calcext:value-type="float">
            <text:p>204489,795918367</text:p>
          </table:table-cell>
          <table:table-cell table:formula="of:=ROUND([.F697])" office:value-type="float" office:value="204490" calcext:value-type="float">
            <text:p>204490</text:p>
          </table:table-cell>
          <table:table-cell table:formula="of:=[.F697]+[.H696]" office:value-type="float" office:value="142526938.775508" calcext:value-type="float">
            <text:p>142526938,775508</text:p>
          </table:table-cell>
          <table:table-cell table:formula="of:=ROUNDDOWN([.H697])" office:value-type="float" office:value="142526938" calcext:value-type="float">
            <text:p>142526938</text:p>
          </table:table-cell>
          <table:table-cell table:formula="of:=[.I697]-[.B6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2731428" calcext:value-type="float">
            <text:p>142731428</text:p>
          </table:table-cell>
          <table:table-cell office:value-type="float" office:value="2004" calcext:value-type="float">
            <text:p>2004</text:p>
          </table:table-cell>
          <table:table-cell table:formula="of:=[.C6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8]/[.E698]" office:value-type="float" office:value="204489.795918367" calcext:value-type="float">
            <text:p>204489,795918367</text:p>
          </table:table-cell>
          <table:table-cell table:formula="of:=ROUND([.F698])" office:value-type="float" office:value="204490" calcext:value-type="float">
            <text:p>204490</text:p>
          </table:table-cell>
          <table:table-cell table:formula="of:=[.F698]+[.H697]" office:value-type="float" office:value="142731428.571427" calcext:value-type="float">
            <text:p>142731428,571427</text:p>
          </table:table-cell>
          <table:table-cell table:formula="of:=ROUNDDOWN([.H698])" office:value-type="float" office:value="142731428" calcext:value-type="float">
            <text:p>142731428</text:p>
          </table:table-cell>
          <table:table-cell table:formula="of:=[.I698]-[.B6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935918" calcext:value-type="float">
            <text:p>142935918</text:p>
          </table:table-cell>
          <table:table-cell office:value-type="float" office:value="2004" calcext:value-type="float">
            <text:p>2004</text:p>
          </table:table-cell>
          <table:table-cell table:formula="of:=[.C6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99]/[.E699]" office:value-type="float" office:value="204489.795918367" calcext:value-type="float">
            <text:p>204489,795918367</text:p>
          </table:table-cell>
          <table:table-cell table:formula="of:=ROUND([.F699])" office:value-type="float" office:value="204490" calcext:value-type="float">
            <text:p>204490</text:p>
          </table:table-cell>
          <table:table-cell table:formula="of:=[.F699]+[.H698]" office:value-type="float" office:value="142935918.367345" calcext:value-type="float">
            <text:p>142935918,367345</text:p>
          </table:table-cell>
          <table:table-cell table:formula="of:=ROUNDDOWN([.H699])" office:value-type="float" office:value="142935918" calcext:value-type="float">
            <text:p>142935918</text:p>
          </table:table-cell>
          <table:table-cell table:formula="of:=[.I699]-[.B6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140408" calcext:value-type="float">
            <text:p>143140408</text:p>
          </table:table-cell>
          <table:table-cell office:value-type="float" office:value="2004" calcext:value-type="float">
            <text:p>2004</text:p>
          </table:table-cell>
          <table:table-cell table:formula="of:=[.C7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0]/[.E700]" office:value-type="float" office:value="204489.795918367" calcext:value-type="float">
            <text:p>204489,795918367</text:p>
          </table:table-cell>
          <table:table-cell table:formula="of:=ROUND([.F700])" office:value-type="float" office:value="204490" calcext:value-type="float">
            <text:p>204490</text:p>
          </table:table-cell>
          <table:table-cell table:formula="of:=[.F700]+[.H699]" office:value-type="float" office:value="143140408.163264" calcext:value-type="float">
            <text:p>143140408,163264</text:p>
          </table:table-cell>
          <table:table-cell table:formula="of:=ROUNDDOWN([.H700])" office:value-type="float" office:value="143140408" calcext:value-type="float">
            <text:p>143140408</text:p>
          </table:table-cell>
          <table:table-cell table:formula="of:=[.I700]-[.B7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344897" calcext:value-type="float">
            <text:p>143344897</text:p>
          </table:table-cell>
          <table:table-cell office:value-type="float" office:value="2004" calcext:value-type="float">
            <text:p>2004</text:p>
          </table:table-cell>
          <table:table-cell table:formula="of:=[.C70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1]/[.E701]" office:value-type="float" office:value="204489.795918367" calcext:value-type="float">
            <text:p>204489,795918367</text:p>
          </table:table-cell>
          <table:table-cell table:formula="of:=ROUND([.F701])" office:value-type="float" office:value="204490" calcext:value-type="float">
            <text:p>204490</text:p>
          </table:table-cell>
          <table:table-cell table:formula="of:=[.F701]+[.H700]" office:value-type="float" office:value="143344897.959182" calcext:value-type="float">
            <text:p>143344897,959182</text:p>
          </table:table-cell>
          <table:table-cell table:formula="of:=ROUNDDOWN([.H701])" office:value-type="float" office:value="143344897" calcext:value-type="float">
            <text:p>143344897</text:p>
          </table:table-cell>
          <table:table-cell table:formula="of:=[.I701]-[.B7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549387" calcext:value-type="float">
            <text:p>143549387</text:p>
          </table:table-cell>
          <table:table-cell office:value-type="float" office:value="2004" calcext:value-type="float">
            <text:p>2004</text:p>
          </table:table-cell>
          <table:table-cell table:formula="of:=[.C70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2]/[.E702]" office:value-type="float" office:value="204489.795918367" calcext:value-type="float">
            <text:p>204489,795918367</text:p>
          </table:table-cell>
          <table:table-cell table:formula="of:=ROUND([.F702])" office:value-type="float" office:value="204490" calcext:value-type="float">
            <text:p>204490</text:p>
          </table:table-cell>
          <table:table-cell table:formula="of:=[.F702]+[.H701]" office:value-type="float" office:value="143549387.7551" calcext:value-type="float">
            <text:p>143549387,7551</text:p>
          </table:table-cell>
          <table:table-cell table:formula="of:=ROUNDDOWN([.H702])" office:value-type="float" office:value="143549387" calcext:value-type="float">
            <text:p>143549387</text:p>
          </table:table-cell>
          <table:table-cell table:formula="of:=[.I702]-[.B7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753877" calcext:value-type="float">
            <text:p>143753877</text:p>
          </table:table-cell>
          <table:table-cell office:value-type="float" office:value="2004" calcext:value-type="float">
            <text:p>2004</text:p>
          </table:table-cell>
          <table:table-cell table:formula="of:=[.C70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3]/[.E703]" office:value-type="float" office:value="204489.795918367" calcext:value-type="float">
            <text:p>204489,795918367</text:p>
          </table:table-cell>
          <table:table-cell table:formula="of:=ROUND([.F703])" office:value-type="float" office:value="204490" calcext:value-type="float">
            <text:p>204490</text:p>
          </table:table-cell>
          <table:table-cell table:formula="of:=[.F703]+[.H702]" office:value-type="float" office:value="143753877.551019" calcext:value-type="float">
            <text:p>143753877,551019</text:p>
          </table:table-cell>
          <table:table-cell table:formula="of:=ROUNDDOWN([.H703])" office:value-type="float" office:value="143753877" calcext:value-type="float">
            <text:p>143753877</text:p>
          </table:table-cell>
          <table:table-cell table:formula="of:=[.I703]-[.B7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958367" calcext:value-type="float">
            <text:p>143958367</text:p>
          </table:table-cell>
          <table:table-cell office:value-type="float" office:value="2004" calcext:value-type="float">
            <text:p>2004</text:p>
          </table:table-cell>
          <table:table-cell table:formula="of:=[.C70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4]/[.E704]" office:value-type="float" office:value="204489.795918367" calcext:value-type="float">
            <text:p>204489,795918367</text:p>
          </table:table-cell>
          <table:table-cell table:formula="of:=ROUND([.F704])" office:value-type="float" office:value="204490" calcext:value-type="float">
            <text:p>204490</text:p>
          </table:table-cell>
          <table:table-cell table:formula="of:=[.F704]+[.H703]" office:value-type="float" office:value="143958367.346937" calcext:value-type="float">
            <text:p>143958367,346937</text:p>
          </table:table-cell>
          <table:table-cell table:formula="of:=ROUNDDOWN([.H704])" office:value-type="float" office:value="143958367" calcext:value-type="float">
            <text:p>143958367</text:p>
          </table:table-cell>
          <table:table-cell table:formula="of:=[.I704]-[.B7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162857" calcext:value-type="float">
            <text:p>144162857</text:p>
          </table:table-cell>
          <table:table-cell office:value-type="float" office:value="2004" calcext:value-type="float">
            <text:p>2004</text:p>
          </table:table-cell>
          <table:table-cell table:formula="of:=[.C70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5]/[.E705]" office:value-type="float" office:value="204489.795918367" calcext:value-type="float">
            <text:p>204489,795918367</text:p>
          </table:table-cell>
          <table:table-cell table:formula="of:=ROUND([.F705])" office:value-type="float" office:value="204490" calcext:value-type="float">
            <text:p>204490</text:p>
          </table:table-cell>
          <table:table-cell table:formula="of:=[.F705]+[.H704]" office:value-type="float" office:value="144162857.142855" calcext:value-type="float">
            <text:p>144162857,142855</text:p>
          </table:table-cell>
          <table:table-cell table:formula="of:=ROUNDDOWN([.H705])" office:value-type="float" office:value="144162857" calcext:value-type="float">
            <text:p>144162857</text:p>
          </table:table-cell>
          <table:table-cell table:formula="of:=[.I705]-[.B7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367346" calcext:value-type="float">
            <text:p>144367346</text:p>
          </table:table-cell>
          <table:table-cell office:value-type="float" office:value="2004" calcext:value-type="float">
            <text:p>2004</text:p>
          </table:table-cell>
          <table:table-cell table:formula="of:=[.C70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6]/[.E706]" office:value-type="float" office:value="204489.795918367" calcext:value-type="float">
            <text:p>204489,795918367</text:p>
          </table:table-cell>
          <table:table-cell table:formula="of:=ROUND([.F706])" office:value-type="float" office:value="204490" calcext:value-type="float">
            <text:p>204490</text:p>
          </table:table-cell>
          <table:table-cell table:formula="of:=[.F706]+[.H705]" office:value-type="float" office:value="144367346.938774" calcext:value-type="float">
            <text:p>144367346,938774</text:p>
          </table:table-cell>
          <table:table-cell table:formula="of:=ROUNDDOWN([.H706])" office:value-type="float" office:value="144367346" calcext:value-type="float">
            <text:p>144367346</text:p>
          </table:table-cell>
          <table:table-cell table:formula="of:=[.I706]-[.B7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571836" calcext:value-type="float">
            <text:p>144571836</text:p>
          </table:table-cell>
          <table:table-cell office:value-type="float" office:value="2004" calcext:value-type="float">
            <text:p>2004</text:p>
          </table:table-cell>
          <table:table-cell table:formula="of:=[.C70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7]/[.E707]" office:value-type="float" office:value="204489.795918367" calcext:value-type="float">
            <text:p>204489,795918367</text:p>
          </table:table-cell>
          <table:table-cell table:formula="of:=ROUND([.F707])" office:value-type="float" office:value="204490" calcext:value-type="float">
            <text:p>204490</text:p>
          </table:table-cell>
          <table:table-cell table:formula="of:=[.F707]+[.H706]" office:value-type="float" office:value="144571836.734692" calcext:value-type="float">
            <text:p>144571836,734692</text:p>
          </table:table-cell>
          <table:table-cell table:formula="of:=ROUNDDOWN([.H707])" office:value-type="float" office:value="144571836" calcext:value-type="float">
            <text:p>144571836</text:p>
          </table:table-cell>
          <table:table-cell table:formula="of:=[.I707]-[.B7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776326" calcext:value-type="float">
            <text:p>144776326</text:p>
          </table:table-cell>
          <table:table-cell office:value-type="float" office:value="2004" calcext:value-type="float">
            <text:p>2004</text:p>
          </table:table-cell>
          <table:table-cell table:formula="of:=[.C70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8]/[.E708]" office:value-type="float" office:value="204489.795918367" calcext:value-type="float">
            <text:p>204489,795918367</text:p>
          </table:table-cell>
          <table:table-cell table:formula="of:=ROUND([.F708])" office:value-type="float" office:value="204490" calcext:value-type="float">
            <text:p>204490</text:p>
          </table:table-cell>
          <table:table-cell table:formula="of:=[.F708]+[.H707]" office:value-type="float" office:value="144776326.530611" calcext:value-type="float">
            <text:p>144776326,530611</text:p>
          </table:table-cell>
          <table:table-cell table:formula="of:=ROUNDDOWN([.H708])" office:value-type="float" office:value="144776326" calcext:value-type="float">
            <text:p>144776326</text:p>
          </table:table-cell>
          <table:table-cell table:formula="of:=[.I708]-[.B7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980816" calcext:value-type="float">
            <text:p>144980816</text:p>
          </table:table-cell>
          <table:table-cell office:value-type="float" office:value="2004" calcext:value-type="float">
            <text:p>2004</text:p>
          </table:table-cell>
          <table:table-cell table:formula="of:=[.C70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09]/[.E709]" office:value-type="float" office:value="204489.795918367" calcext:value-type="float">
            <text:p>204489,795918367</text:p>
          </table:table-cell>
          <table:table-cell table:formula="of:=ROUND([.F709])" office:value-type="float" office:value="204490" calcext:value-type="float">
            <text:p>204490</text:p>
          </table:table-cell>
          <table:table-cell table:formula="of:=[.F709]+[.H708]" office:value-type="float" office:value="144980816.326529" calcext:value-type="float">
            <text:p>144980816,326529</text:p>
          </table:table-cell>
          <table:table-cell table:formula="of:=ROUNDDOWN([.H709])" office:value-type="float" office:value="144980816" calcext:value-type="float">
            <text:p>144980816</text:p>
          </table:table-cell>
          <table:table-cell table:formula="of:=[.I709]-[.B7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185306" calcext:value-type="float">
            <text:p>145185306</text:p>
          </table:table-cell>
          <table:table-cell office:value-type="float" office:value="2004" calcext:value-type="float">
            <text:p>2004</text:p>
          </table:table-cell>
          <table:table-cell table:formula="of:=[.C7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0]/[.E710]" office:value-type="float" office:value="204489.795918367" calcext:value-type="float">
            <text:p>204489,795918367</text:p>
          </table:table-cell>
          <table:table-cell table:formula="of:=ROUND([.F710])" office:value-type="float" office:value="204490" calcext:value-type="float">
            <text:p>204490</text:p>
          </table:table-cell>
          <table:table-cell table:formula="of:=[.F710]+[.H709]" office:value-type="float" office:value="145185306.122447" calcext:value-type="float">
            <text:p>145185306,122447</text:p>
          </table:table-cell>
          <table:table-cell table:formula="of:=ROUNDDOWN([.H710])" office:value-type="float" office:value="145185306" calcext:value-type="float">
            <text:p>145185306</text:p>
          </table:table-cell>
          <table:table-cell table:formula="of:=[.I710]-[.B7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389795" calcext:value-type="float">
            <text:p>145389795</text:p>
          </table:table-cell>
          <table:table-cell office:value-type="float" office:value="2004" calcext:value-type="float">
            <text:p>2004</text:p>
          </table:table-cell>
          <table:table-cell table:formula="of:=[.C7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1]/[.E711]" office:value-type="float" office:value="204489.795918367" calcext:value-type="float">
            <text:p>204489,795918367</text:p>
          </table:table-cell>
          <table:table-cell table:formula="of:=ROUND([.F711])" office:value-type="float" office:value="204490" calcext:value-type="float">
            <text:p>204490</text:p>
          </table:table-cell>
          <table:table-cell table:formula="of:=[.F711]+[.H710]" office:value-type="float" office:value="145389795.918366" calcext:value-type="float">
            <text:p>145389795,918366</text:p>
          </table:table-cell>
          <table:table-cell table:formula="of:=ROUNDDOWN([.H711])" office:value-type="float" office:value="145389795" calcext:value-type="float">
            <text:p>145389795</text:p>
          </table:table-cell>
          <table:table-cell table:formula="of:=[.I711]-[.B7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4285" calcext:value-type="float">
            <text:p>145594285</text:p>
          </table:table-cell>
          <table:table-cell office:value-type="float" office:value="2004" calcext:value-type="float">
            <text:p>2004</text:p>
          </table:table-cell>
          <table:table-cell table:formula="of:=[.C7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2]/[.E712]" office:value-type="float" office:value="204489.795918367" calcext:value-type="float">
            <text:p>204489,795918367</text:p>
          </table:table-cell>
          <table:table-cell table:formula="of:=ROUND([.F712])" office:value-type="float" office:value="204490" calcext:value-type="float">
            <text:p>204490</text:p>
          </table:table-cell>
          <table:table-cell table:formula="of:=[.F712]+[.H711]" office:value-type="float" office:value="145594285.714284" calcext:value-type="float">
            <text:p>145594285,714284</text:p>
          </table:table-cell>
          <table:table-cell table:formula="of:=ROUNDDOWN([.H712])" office:value-type="float" office:value="145594285" calcext:value-type="float">
            <text:p>145594285</text:p>
          </table:table-cell>
          <table:table-cell table:formula="of:=[.I712]-[.B7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798775" calcext:value-type="float">
            <text:p>145798775</text:p>
          </table:table-cell>
          <table:table-cell office:value-type="float" office:value="2004" calcext:value-type="float">
            <text:p>2004</text:p>
          </table:table-cell>
          <table:table-cell table:formula="of:=[.C7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3]/[.E713]" office:value-type="float" office:value="204489.795918367" calcext:value-type="float">
            <text:p>204489,795918367</text:p>
          </table:table-cell>
          <table:table-cell table:formula="of:=ROUND([.F713])" office:value-type="float" office:value="204490" calcext:value-type="float">
            <text:p>204490</text:p>
          </table:table-cell>
          <table:table-cell table:formula="of:=[.F713]+[.H712]" office:value-type="float" office:value="145798775.510202" calcext:value-type="float">
            <text:p>145798775,510202</text:p>
          </table:table-cell>
          <table:table-cell table:formula="of:=ROUNDDOWN([.H713])" office:value-type="float" office:value="145798775" calcext:value-type="float">
            <text:p>145798775</text:p>
          </table:table-cell>
          <table:table-cell table:formula="of:=[.I713]-[.B7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6003265" calcext:value-type="float">
            <text:p>146003265</text:p>
          </table:table-cell>
          <table:table-cell office:value-type="float" office:value="2004" calcext:value-type="float">
            <text:p>2004</text:p>
          </table:table-cell>
          <table:table-cell table:formula="of:=[.C7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4]/[.E714]" office:value-type="float" office:value="204489.795918367" calcext:value-type="float">
            <text:p>204489,795918367</text:p>
          </table:table-cell>
          <table:table-cell table:formula="of:=ROUND([.F714])" office:value-type="float" office:value="204490" calcext:value-type="float">
            <text:p>204490</text:p>
          </table:table-cell>
          <table:table-cell table:formula="of:=[.F714]+[.H713]" office:value-type="float" office:value="146003265.306121" calcext:value-type="float">
            <text:p>146003265,306121</text:p>
          </table:table-cell>
          <table:table-cell table:formula="of:=ROUNDDOWN([.H714])" office:value-type="float" office:value="146003265" calcext:value-type="float">
            <text:p>146003265</text:p>
          </table:table-cell>
          <table:table-cell table:formula="of:=[.I714]-[.B7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6207755" calcext:value-type="float">
            <text:p>146207755</text:p>
          </table:table-cell>
          <table:table-cell office:value-type="float" office:value="2004" calcext:value-type="float">
            <text:p>2004</text:p>
          </table:table-cell>
          <table:table-cell table:formula="of:=[.C7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5]/[.E715]" office:value-type="float" office:value="204489.795918367" calcext:value-type="float">
            <text:p>204489,795918367</text:p>
          </table:table-cell>
          <table:table-cell table:formula="of:=ROUND([.F715])" office:value-type="float" office:value="204490" calcext:value-type="float">
            <text:p>204490</text:p>
          </table:table-cell>
          <table:table-cell table:formula="of:=[.F715]+[.H714]" office:value-type="float" office:value="146207755.102039" calcext:value-type="float">
            <text:p>146207755,102039</text:p>
          </table:table-cell>
          <table:table-cell table:formula="of:=ROUNDDOWN([.H715])" office:value-type="float" office:value="146207755" calcext:value-type="float">
            <text:p>146207755</text:p>
          </table:table-cell>
          <table:table-cell table:formula="of:=[.I715]-[.B7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6412244" calcext:value-type="float">
            <text:p>146412244</text:p>
          </table:table-cell>
          <table:table-cell office:value-type="float" office:value="2004" calcext:value-type="float">
            <text:p>2004</text:p>
          </table:table-cell>
          <table:table-cell table:formula="of:=[.C7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6]/[.E716]" office:value-type="float" office:value="204489.795918367" calcext:value-type="float">
            <text:p>204489,795918367</text:p>
          </table:table-cell>
          <table:table-cell table:formula="of:=ROUND([.F716])" office:value-type="float" office:value="204490" calcext:value-type="float">
            <text:p>204490</text:p>
          </table:table-cell>
          <table:table-cell table:formula="of:=[.F716]+[.H715]" office:value-type="float" office:value="146412244.897958" calcext:value-type="float">
            <text:p>146412244,897958</text:p>
          </table:table-cell>
          <table:table-cell table:formula="of:=ROUNDDOWN([.H716])" office:value-type="float" office:value="146412244" calcext:value-type="float">
            <text:p>146412244</text:p>
          </table:table-cell>
          <table:table-cell table:formula="of:=[.I716]-[.B7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6616734" calcext:value-type="float">
            <text:p>146616734</text:p>
          </table:table-cell>
          <table:table-cell office:value-type="float" office:value="2004" calcext:value-type="float">
            <text:p>2004</text:p>
          </table:table-cell>
          <table:table-cell table:formula="of:=[.C7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7]/[.E717]" office:value-type="float" office:value="204489.795918367" calcext:value-type="float">
            <text:p>204489,795918367</text:p>
          </table:table-cell>
          <table:table-cell table:formula="of:=ROUND([.F717])" office:value-type="float" office:value="204490" calcext:value-type="float">
            <text:p>204490</text:p>
          </table:table-cell>
          <table:table-cell table:formula="of:=[.F717]+[.H716]" office:value-type="float" office:value="146616734.693876" calcext:value-type="float">
            <text:p>146616734,693876</text:p>
          </table:table-cell>
          <table:table-cell table:formula="of:=ROUNDDOWN([.H717])" office:value-type="float" office:value="146616734" calcext:value-type="float">
            <text:p>146616734</text:p>
          </table:table-cell>
          <table:table-cell table:formula="of:=[.I717]-[.B7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6821224" calcext:value-type="float">
            <text:p>146821224</text:p>
          </table:table-cell>
          <table:table-cell office:value-type="float" office:value="2004" calcext:value-type="float">
            <text:p>2004</text:p>
          </table:table-cell>
          <table:table-cell table:formula="of:=[.C7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8]/[.E718]" office:value-type="float" office:value="204489.795918367" calcext:value-type="float">
            <text:p>204489,795918367</text:p>
          </table:table-cell>
          <table:table-cell table:formula="of:=ROUND([.F718])" office:value-type="float" office:value="204490" calcext:value-type="float">
            <text:p>204490</text:p>
          </table:table-cell>
          <table:table-cell table:formula="of:=[.F718]+[.H717]" office:value-type="float" office:value="146821224.489794" calcext:value-type="float">
            <text:p>146821224,489794</text:p>
          </table:table-cell>
          <table:table-cell table:formula="of:=ROUNDDOWN([.H718])" office:value-type="float" office:value="146821224" calcext:value-type="float">
            <text:p>146821224</text:p>
          </table:table-cell>
          <table:table-cell table:formula="of:=[.I718]-[.B7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7025714" calcext:value-type="float">
            <text:p>147025714</text:p>
          </table:table-cell>
          <table:table-cell office:value-type="float" office:value="2004" calcext:value-type="float">
            <text:p>2004</text:p>
          </table:table-cell>
          <table:table-cell table:formula="of:=[.C7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19]/[.E719]" office:value-type="float" office:value="204489.795918367" calcext:value-type="float">
            <text:p>204489,795918367</text:p>
          </table:table-cell>
          <table:table-cell table:formula="of:=ROUND([.F719])" office:value-type="float" office:value="204490" calcext:value-type="float">
            <text:p>204490</text:p>
          </table:table-cell>
          <table:table-cell table:formula="of:=[.F719]+[.H718]" office:value-type="float" office:value="147025714.285713" calcext:value-type="float">
            <text:p>147025714,285713</text:p>
          </table:table-cell>
          <table:table-cell table:formula="of:=ROUNDDOWN([.H719])" office:value-type="float" office:value="147025714" calcext:value-type="float">
            <text:p>147025714</text:p>
          </table:table-cell>
          <table:table-cell table:formula="of:=[.I719]-[.B7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7230204" calcext:value-type="float">
            <text:p>147230204</text:p>
          </table:table-cell>
          <table:table-cell office:value-type="float" office:value="2004" calcext:value-type="float">
            <text:p>2004</text:p>
          </table:table-cell>
          <table:table-cell table:formula="of:=[.C7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0]/[.E720]" office:value-type="float" office:value="204489.795918367" calcext:value-type="float">
            <text:p>204489,795918367</text:p>
          </table:table-cell>
          <table:table-cell table:formula="of:=ROUND([.F720])" office:value-type="float" office:value="204490" calcext:value-type="float">
            <text:p>204490</text:p>
          </table:table-cell>
          <table:table-cell table:formula="of:=[.F720]+[.H719]" office:value-type="float" office:value="147230204.081631" calcext:value-type="float">
            <text:p>147230204,081631</text:p>
          </table:table-cell>
          <table:table-cell table:formula="of:=ROUNDDOWN([.H720])" office:value-type="float" office:value="147230204" calcext:value-type="float">
            <text:p>147230204</text:p>
          </table:table-cell>
          <table:table-cell table:formula="of:=[.I720]-[.B7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7434693" calcext:value-type="float">
            <text:p>147434693</text:p>
          </table:table-cell>
          <table:table-cell office:value-type="float" office:value="2004" calcext:value-type="float">
            <text:p>2004</text:p>
          </table:table-cell>
          <table:table-cell table:formula="of:=[.C7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1]/[.E721]" office:value-type="float" office:value="204489.795918367" calcext:value-type="float">
            <text:p>204489,795918367</text:p>
          </table:table-cell>
          <table:table-cell table:formula="of:=ROUND([.F721])" office:value-type="float" office:value="204490" calcext:value-type="float">
            <text:p>204490</text:p>
          </table:table-cell>
          <table:table-cell table:formula="of:=[.F721]+[.H720]" office:value-type="float" office:value="147434693.877549" calcext:value-type="float">
            <text:p>147434693,877549</text:p>
          </table:table-cell>
          <table:table-cell table:formula="of:=ROUNDDOWN([.H721])" office:value-type="float" office:value="147434693" calcext:value-type="float">
            <text:p>147434693</text:p>
          </table:table-cell>
          <table:table-cell table:formula="of:=[.I721]-[.B7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7639183" calcext:value-type="float">
            <text:p>147639183</text:p>
          </table:table-cell>
          <table:table-cell office:value-type="float" office:value="2004" calcext:value-type="float">
            <text:p>2004</text:p>
          </table:table-cell>
          <table:table-cell table:formula="of:=[.C7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2]/[.E722]" office:value-type="float" office:value="204489.795918367" calcext:value-type="float">
            <text:p>204489,795918367</text:p>
          </table:table-cell>
          <table:table-cell table:formula="of:=ROUND([.F722])" office:value-type="float" office:value="204490" calcext:value-type="float">
            <text:p>204490</text:p>
          </table:table-cell>
          <table:table-cell table:formula="of:=[.F722]+[.H721]" office:value-type="float" office:value="147639183.673468" calcext:value-type="float">
            <text:p>147639183,673468</text:p>
          </table:table-cell>
          <table:table-cell table:formula="of:=ROUNDDOWN([.H722])" office:value-type="float" office:value="147639183" calcext:value-type="float">
            <text:p>147639183</text:p>
          </table:table-cell>
          <table:table-cell table:formula="of:=[.I722]-[.B7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7843673" calcext:value-type="float">
            <text:p>147843673</text:p>
          </table:table-cell>
          <table:table-cell office:value-type="float" office:value="2004" calcext:value-type="float">
            <text:p>2004</text:p>
          </table:table-cell>
          <table:table-cell table:formula="of:=[.C7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3]/[.E723]" office:value-type="float" office:value="204489.795918367" calcext:value-type="float">
            <text:p>204489,795918367</text:p>
          </table:table-cell>
          <table:table-cell table:formula="of:=ROUND([.F723])" office:value-type="float" office:value="204490" calcext:value-type="float">
            <text:p>204490</text:p>
          </table:table-cell>
          <table:table-cell table:formula="of:=[.F723]+[.H722]" office:value-type="float" office:value="147843673.469386" calcext:value-type="float">
            <text:p>147843673,469386</text:p>
          </table:table-cell>
          <table:table-cell table:formula="of:=ROUNDDOWN([.H723])" office:value-type="float" office:value="147843673" calcext:value-type="float">
            <text:p>147843673</text:p>
          </table:table-cell>
          <table:table-cell table:formula="of:=[.I723]-[.B7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8048163" calcext:value-type="float">
            <text:p>148048163</text:p>
          </table:table-cell>
          <table:table-cell office:value-type="float" office:value="2004" calcext:value-type="float">
            <text:p>2004</text:p>
          </table:table-cell>
          <table:table-cell table:formula="of:=[.C7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4]/[.E724]" office:value-type="float" office:value="204489.795918367" calcext:value-type="float">
            <text:p>204489,795918367</text:p>
          </table:table-cell>
          <table:table-cell table:formula="of:=ROUND([.F724])" office:value-type="float" office:value="204490" calcext:value-type="float">
            <text:p>204490</text:p>
          </table:table-cell>
          <table:table-cell table:formula="of:=[.F724]+[.H723]" office:value-type="float" office:value="148048163.265305" calcext:value-type="float">
            <text:p>148048163,265305</text:p>
          </table:table-cell>
          <table:table-cell table:formula="of:=ROUNDDOWN([.H724])" office:value-type="float" office:value="148048163" calcext:value-type="float">
            <text:p>148048163</text:p>
          </table:table-cell>
          <table:table-cell table:formula="of:=[.I724]-[.B7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8252653" calcext:value-type="float">
            <text:p>148252653</text:p>
          </table:table-cell>
          <table:table-cell office:value-type="float" office:value="2004" calcext:value-type="float">
            <text:p>2004</text:p>
          </table:table-cell>
          <table:table-cell table:formula="of:=[.C7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5]/[.E725]" office:value-type="float" office:value="204489.795918367" calcext:value-type="float">
            <text:p>204489,795918367</text:p>
          </table:table-cell>
          <table:table-cell table:formula="of:=ROUND([.F725])" office:value-type="float" office:value="204490" calcext:value-type="float">
            <text:p>204490</text:p>
          </table:table-cell>
          <table:table-cell table:formula="of:=[.F725]+[.H724]" office:value-type="float" office:value="148252653.061223" calcext:value-type="float">
            <text:p>148252653,061223</text:p>
          </table:table-cell>
          <table:table-cell table:formula="of:=ROUNDDOWN([.H725])" office:value-type="float" office:value="148252653" calcext:value-type="float">
            <text:p>148252653</text:p>
          </table:table-cell>
          <table:table-cell table:formula="of:=[.I725]-[.B7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457142" calcext:value-type="float">
            <text:p>148457142</text:p>
          </table:table-cell>
          <table:table-cell office:value-type="float" office:value="2004" calcext:value-type="float">
            <text:p>2004</text:p>
          </table:table-cell>
          <table:table-cell table:formula="of:=[.C7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6]/[.E726]" office:value-type="float" office:value="204489.795918367" calcext:value-type="float">
            <text:p>204489,795918367</text:p>
          </table:table-cell>
          <table:table-cell table:formula="of:=ROUND([.F726])" office:value-type="float" office:value="204490" calcext:value-type="float">
            <text:p>204490</text:p>
          </table:table-cell>
          <table:table-cell table:formula="of:=[.F726]+[.H725]" office:value-type="float" office:value="148457142.857141" calcext:value-type="float">
            <text:p>148457142,857141</text:p>
          </table:table-cell>
          <table:table-cell table:formula="of:=ROUNDDOWN([.H726])" office:value-type="float" office:value="148457142" calcext:value-type="float">
            <text:p>148457142</text:p>
          </table:table-cell>
          <table:table-cell table:formula="of:=[.I726]-[.B7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8661632" calcext:value-type="float">
            <text:p>148661632</text:p>
          </table:table-cell>
          <table:table-cell office:value-type="float" office:value="2004" calcext:value-type="float">
            <text:p>2004</text:p>
          </table:table-cell>
          <table:table-cell table:formula="of:=[.C7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7]/[.E727]" office:value-type="float" office:value="204489.795918367" calcext:value-type="float">
            <text:p>204489,795918367</text:p>
          </table:table-cell>
          <table:table-cell table:formula="of:=ROUND([.F727])" office:value-type="float" office:value="204490" calcext:value-type="float">
            <text:p>204490</text:p>
          </table:table-cell>
          <table:table-cell table:formula="of:=[.F727]+[.H726]" office:value-type="float" office:value="148661632.65306" calcext:value-type="float">
            <text:p>148661632,65306</text:p>
          </table:table-cell>
          <table:table-cell table:formula="of:=ROUNDDOWN([.H727])" office:value-type="float" office:value="148661632" calcext:value-type="float">
            <text:p>148661632</text:p>
          </table:table-cell>
          <table:table-cell table:formula="of:=[.I727]-[.B7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8866122" calcext:value-type="float">
            <text:p>148866122</text:p>
          </table:table-cell>
          <table:table-cell office:value-type="float" office:value="2004" calcext:value-type="float">
            <text:p>2004</text:p>
          </table:table-cell>
          <table:table-cell table:formula="of:=[.C7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8]/[.E728]" office:value-type="float" office:value="204489.795918367" calcext:value-type="float">
            <text:p>204489,795918367</text:p>
          </table:table-cell>
          <table:table-cell table:formula="of:=ROUND([.F728])" office:value-type="float" office:value="204490" calcext:value-type="float">
            <text:p>204490</text:p>
          </table:table-cell>
          <table:table-cell table:formula="of:=[.F728]+[.H727]" office:value-type="float" office:value="148866122.448978" calcext:value-type="float">
            <text:p>148866122,448978</text:p>
          </table:table-cell>
          <table:table-cell table:formula="of:=ROUNDDOWN([.H728])" office:value-type="float" office:value="148866122" calcext:value-type="float">
            <text:p>148866122</text:p>
          </table:table-cell>
          <table:table-cell table:formula="of:=[.I728]-[.B7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9070612" calcext:value-type="float">
            <text:p>149070612</text:p>
          </table:table-cell>
          <table:table-cell office:value-type="float" office:value="2004" calcext:value-type="float">
            <text:p>2004</text:p>
          </table:table-cell>
          <table:table-cell table:formula="of:=[.C7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29]/[.E729]" office:value-type="float" office:value="204489.795918367" calcext:value-type="float">
            <text:p>204489,795918367</text:p>
          </table:table-cell>
          <table:table-cell table:formula="of:=ROUND([.F729])" office:value-type="float" office:value="204490" calcext:value-type="float">
            <text:p>204490</text:p>
          </table:table-cell>
          <table:table-cell table:formula="of:=[.F729]+[.H728]" office:value-type="float" office:value="149070612.244896" calcext:value-type="float">
            <text:p>149070612,244896</text:p>
          </table:table-cell>
          <table:table-cell table:formula="of:=ROUNDDOWN([.H729])" office:value-type="float" office:value="149070612" calcext:value-type="float">
            <text:p>149070612</text:p>
          </table:table-cell>
          <table:table-cell table:formula="of:=[.I729]-[.B7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275102" calcext:value-type="float">
            <text:p>149275102</text:p>
          </table:table-cell>
          <table:table-cell office:value-type="float" office:value="2004" calcext:value-type="float">
            <text:p>2004</text:p>
          </table:table-cell>
          <table:table-cell table:formula="of:=[.C7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0]/[.E730]" office:value-type="float" office:value="204489.795918367" calcext:value-type="float">
            <text:p>204489,795918367</text:p>
          </table:table-cell>
          <table:table-cell table:formula="of:=ROUND([.F730])" office:value-type="float" office:value="204490" calcext:value-type="float">
            <text:p>204490</text:p>
          </table:table-cell>
          <table:table-cell table:formula="of:=[.F730]+[.H729]" office:value-type="float" office:value="149275102.040815" calcext:value-type="float">
            <text:p>149275102,040815</text:p>
          </table:table-cell>
          <table:table-cell table:formula="of:=ROUNDDOWN([.H730])" office:value-type="float" office:value="149275102" calcext:value-type="float">
            <text:p>149275102</text:p>
          </table:table-cell>
          <table:table-cell table:formula="of:=[.I730]-[.B7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9479591" calcext:value-type="float">
            <text:p>149479591</text:p>
          </table:table-cell>
          <table:table-cell office:value-type="float" office:value="2004" calcext:value-type="float">
            <text:p>2004</text:p>
          </table:table-cell>
          <table:table-cell table:formula="of:=[.C7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1]/[.E731]" office:value-type="float" office:value="204489.795918367" calcext:value-type="float">
            <text:p>204489,795918367</text:p>
          </table:table-cell>
          <table:table-cell table:formula="of:=ROUND([.F731])" office:value-type="float" office:value="204490" calcext:value-type="float">
            <text:p>204490</text:p>
          </table:table-cell>
          <table:table-cell table:formula="of:=[.F731]+[.H730]" office:value-type="float" office:value="149479591.836733" calcext:value-type="float">
            <text:p>149479591,836733</text:p>
          </table:table-cell>
          <table:table-cell table:formula="of:=ROUNDDOWN([.H731])" office:value-type="float" office:value="149479591" calcext:value-type="float">
            <text:p>149479591</text:p>
          </table:table-cell>
          <table:table-cell table:formula="of:=[.I731]-[.B7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9684081" calcext:value-type="float">
            <text:p>149684081</text:p>
          </table:table-cell>
          <table:table-cell office:value-type="float" office:value="2004" calcext:value-type="float">
            <text:p>2004</text:p>
          </table:table-cell>
          <table:table-cell table:formula="of:=[.C7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2]/[.E732]" office:value-type="float" office:value="204489.795918367" calcext:value-type="float">
            <text:p>204489,795918367</text:p>
          </table:table-cell>
          <table:table-cell table:formula="of:=ROUND([.F732])" office:value-type="float" office:value="204490" calcext:value-type="float">
            <text:p>204490</text:p>
          </table:table-cell>
          <table:table-cell table:formula="of:=[.F732]+[.H731]" office:value-type="float" office:value="149684081.632652" calcext:value-type="float">
            <text:p>149684081,632652</text:p>
          </table:table-cell>
          <table:table-cell table:formula="of:=ROUNDDOWN([.H732])" office:value-type="float" office:value="149684081" calcext:value-type="float">
            <text:p>149684081</text:p>
          </table:table-cell>
          <table:table-cell table:formula="of:=[.I732]-[.B7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9888571" calcext:value-type="float">
            <text:p>149888571</text:p>
          </table:table-cell>
          <table:table-cell office:value-type="float" office:value="2004" calcext:value-type="float">
            <text:p>2004</text:p>
          </table:table-cell>
          <table:table-cell table:formula="of:=[.C7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3]/[.E733]" office:value-type="float" office:value="204489.795918367" calcext:value-type="float">
            <text:p>204489,795918367</text:p>
          </table:table-cell>
          <table:table-cell table:formula="of:=ROUND([.F733])" office:value-type="float" office:value="204490" calcext:value-type="float">
            <text:p>204490</text:p>
          </table:table-cell>
          <table:table-cell table:formula="of:=[.F733]+[.H732]" office:value-type="float" office:value="149888571.42857" calcext:value-type="float">
            <text:p>149888571,42857</text:p>
          </table:table-cell>
          <table:table-cell table:formula="of:=ROUNDDOWN([.H733])" office:value-type="float" office:value="149888571" calcext:value-type="float">
            <text:p>149888571</text:p>
          </table:table-cell>
          <table:table-cell table:formula="of:=[.I733]-[.B7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93061" calcext:value-type="float">
            <text:p>150093061</text:p>
          </table:table-cell>
          <table:table-cell office:value-type="float" office:value="2004" calcext:value-type="float">
            <text:p>2004</text:p>
          </table:table-cell>
          <table:table-cell table:formula="of:=[.C7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4]/[.E734]" office:value-type="float" office:value="204489.795918367" calcext:value-type="float">
            <text:p>204489,795918367</text:p>
          </table:table-cell>
          <table:table-cell table:formula="of:=ROUND([.F734])" office:value-type="float" office:value="204490" calcext:value-type="float">
            <text:p>204490</text:p>
          </table:table-cell>
          <table:table-cell table:formula="of:=[.F734]+[.H733]" office:value-type="float" office:value="150093061.224488" calcext:value-type="float">
            <text:p>150093061,224488</text:p>
          </table:table-cell>
          <table:table-cell table:formula="of:=ROUNDDOWN([.H734])" office:value-type="float" office:value="150093061" calcext:value-type="float">
            <text:p>150093061</text:p>
          </table:table-cell>
          <table:table-cell table:formula="of:=[.I734]-[.B7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297551" calcext:value-type="float">
            <text:p>150297551</text:p>
          </table:table-cell>
          <table:table-cell office:value-type="float" office:value="2004" calcext:value-type="float">
            <text:p>2004</text:p>
          </table:table-cell>
          <table:table-cell table:formula="of:=[.C7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5]/[.E735]" office:value-type="float" office:value="204489.795918367" calcext:value-type="float">
            <text:p>204489,795918367</text:p>
          </table:table-cell>
          <table:table-cell table:formula="of:=ROUND([.F735])" office:value-type="float" office:value="204490" calcext:value-type="float">
            <text:p>204490</text:p>
          </table:table-cell>
          <table:table-cell table:formula="of:=[.F735]+[.H734]" office:value-type="float" office:value="150297551.020407" calcext:value-type="float">
            <text:p>150297551,020407</text:p>
          </table:table-cell>
          <table:table-cell table:formula="of:=ROUNDDOWN([.H735])" office:value-type="float" office:value="150297551" calcext:value-type="float">
            <text:p>150297551</text:p>
          </table:table-cell>
          <table:table-cell table:formula="of:=[.I735]-[.B7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502040" calcext:value-type="float">
            <text:p>150502040</text:p>
          </table:table-cell>
          <table:table-cell office:value-type="float" office:value="2004" calcext:value-type="float">
            <text:p>2004</text:p>
          </table:table-cell>
          <table:table-cell table:formula="of:=[.C7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6]/[.E736]" office:value-type="float" office:value="204489.795918367" calcext:value-type="float">
            <text:p>204489,795918367</text:p>
          </table:table-cell>
          <table:table-cell table:formula="of:=ROUND([.F736])" office:value-type="float" office:value="204490" calcext:value-type="float">
            <text:p>204490</text:p>
          </table:table-cell>
          <table:table-cell table:formula="of:=[.F736]+[.H735]" office:value-type="float" office:value="150502040.816325" calcext:value-type="float">
            <text:p>150502040,816325</text:p>
          </table:table-cell>
          <table:table-cell table:formula="of:=ROUNDDOWN([.H736])" office:value-type="float" office:value="150502040" calcext:value-type="float">
            <text:p>150502040</text:p>
          </table:table-cell>
          <table:table-cell table:formula="of:=[.I736]-[.B7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706530" calcext:value-type="float">
            <text:p>150706530</text:p>
          </table:table-cell>
          <table:table-cell office:value-type="float" office:value="2004" calcext:value-type="float">
            <text:p>2004</text:p>
          </table:table-cell>
          <table:table-cell table:formula="of:=[.C7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7]/[.E737]" office:value-type="float" office:value="204489.795918367" calcext:value-type="float">
            <text:p>204489,795918367</text:p>
          </table:table-cell>
          <table:table-cell table:formula="of:=ROUND([.F737])" office:value-type="float" office:value="204490" calcext:value-type="float">
            <text:p>204490</text:p>
          </table:table-cell>
          <table:table-cell table:formula="of:=[.F737]+[.H736]" office:value-type="float" office:value="150706530.612243" calcext:value-type="float">
            <text:p>150706530,612243</text:p>
          </table:table-cell>
          <table:table-cell table:formula="of:=ROUNDDOWN([.H737])" office:value-type="float" office:value="150706530" calcext:value-type="float">
            <text:p>150706530</text:p>
          </table:table-cell>
          <table:table-cell table:formula="of:=[.I737]-[.B7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911020" calcext:value-type="float">
            <text:p>150911020</text:p>
          </table:table-cell>
          <table:table-cell office:value-type="float" office:value="2004" calcext:value-type="float">
            <text:p>2004</text:p>
          </table:table-cell>
          <table:table-cell table:formula="of:=[.C7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8]/[.E738]" office:value-type="float" office:value="204489.795918367" calcext:value-type="float">
            <text:p>204489,795918367</text:p>
          </table:table-cell>
          <table:table-cell table:formula="of:=ROUND([.F738])" office:value-type="float" office:value="204490" calcext:value-type="float">
            <text:p>204490</text:p>
          </table:table-cell>
          <table:table-cell table:formula="of:=[.F738]+[.H737]" office:value-type="float" office:value="150911020.408162" calcext:value-type="float">
            <text:p>150911020,408162</text:p>
          </table:table-cell>
          <table:table-cell table:formula="of:=ROUNDDOWN([.H738])" office:value-type="float" office:value="150911020" calcext:value-type="float">
            <text:p>150911020</text:p>
          </table:table-cell>
          <table:table-cell table:formula="of:=[.I738]-[.B7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115510" calcext:value-type="float">
            <text:p>151115510</text:p>
          </table:table-cell>
          <table:table-cell office:value-type="float" office:value="2004" calcext:value-type="float">
            <text:p>2004</text:p>
          </table:table-cell>
          <table:table-cell table:formula="of:=[.C7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39]/[.E739]" office:value-type="float" office:value="204489.795918367" calcext:value-type="float">
            <text:p>204489,795918367</text:p>
          </table:table-cell>
          <table:table-cell table:formula="of:=ROUND([.F739])" office:value-type="float" office:value="204490" calcext:value-type="float">
            <text:p>204490</text:p>
          </table:table-cell>
          <table:table-cell table:formula="of:=[.F739]+[.H738]" office:value-type="float" office:value="151115510.20408" calcext:value-type="float">
            <text:p>151115510,20408</text:p>
          </table:table-cell>
          <table:table-cell table:formula="of:=ROUNDDOWN([.H739])" office:value-type="float" office:value="151115510" calcext:value-type="float">
            <text:p>151115510</text:p>
          </table:table-cell>
          <table:table-cell table:formula="of:=[.I739]-[.B7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1320000" calcext:value-type="float">
            <text:p>151320000</text:p>
          </table:table-cell>
          <table:table-cell office:value-type="float" office:value="2004" calcext:value-type="float">
            <text:p>2004</text:p>
          </table:table-cell>
          <table:table-cell table:formula="of:=[.C7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0]/[.E740]" office:value-type="float" office:value="204489.795918367" calcext:value-type="float">
            <text:p>204489,795918367</text:p>
          </table:table-cell>
          <table:table-cell table:formula="of:=ROUND([.F740])" office:value-type="float" office:value="204490" calcext:value-type="float">
            <text:p>204490</text:p>
          </table:table-cell>
          <table:table-cell table:formula="of:=[.F740]+[.H739]" office:value-type="float" office:value="151319999.999999" calcext:value-type="float">
            <text:p>151319999,999999</text:p>
          </table:table-cell>
          <table:table-cell table:formula="of:=ROUNDDOWN([.H740])" office:value-type="float" office:value="151319999" calcext:value-type="float">
            <text:p>151319999</text:p>
          </table:table-cell>
          <table:table-cell table:formula="of:=[.I740]-[.B740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1524489" calcext:value-type="float">
            <text:p>151524489</text:p>
          </table:table-cell>
          <table:table-cell office:value-type="float" office:value="2004" calcext:value-type="float">
            <text:p>2004</text:p>
          </table:table-cell>
          <table:table-cell table:formula="of:=[.C7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1]/[.E741]" office:value-type="float" office:value="204489.795918367" calcext:value-type="float">
            <text:p>204489,795918367</text:p>
          </table:table-cell>
          <table:table-cell table:formula="of:=ROUND([.F741])" office:value-type="float" office:value="204490" calcext:value-type="float">
            <text:p>204490</text:p>
          </table:table-cell>
          <table:table-cell table:formula="of:=[.F741]+[.H740]" office:value-type="float" office:value="151524489.795917" calcext:value-type="float">
            <text:p>151524489,795917</text:p>
          </table:table-cell>
          <table:table-cell table:formula="of:=ROUNDDOWN([.H741])" office:value-type="float" office:value="151524489" calcext:value-type="float">
            <text:p>151524489</text:p>
          </table:table-cell>
          <table:table-cell table:formula="of:=[.I741]-[.B7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1728979" calcext:value-type="float">
            <text:p>151728979</text:p>
          </table:table-cell>
          <table:table-cell office:value-type="float" office:value="2004" calcext:value-type="float">
            <text:p>2004</text:p>
          </table:table-cell>
          <table:table-cell table:formula="of:=[.C7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2]/[.E742]" office:value-type="float" office:value="204489.795918367" calcext:value-type="float">
            <text:p>204489,795918367</text:p>
          </table:table-cell>
          <table:table-cell table:formula="of:=ROUND([.F742])" office:value-type="float" office:value="204490" calcext:value-type="float">
            <text:p>204490</text:p>
          </table:table-cell>
          <table:table-cell table:formula="of:=[.F742]+[.H741]" office:value-type="float" office:value="151728979.591835" calcext:value-type="float">
            <text:p>151728979,591835</text:p>
          </table:table-cell>
          <table:table-cell table:formula="of:=ROUNDDOWN([.H742])" office:value-type="float" office:value="151728979" calcext:value-type="float">
            <text:p>151728979</text:p>
          </table:table-cell>
          <table:table-cell table:formula="of:=[.I742]-[.B7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1933469" calcext:value-type="float">
            <text:p>151933469</text:p>
          </table:table-cell>
          <table:table-cell office:value-type="float" office:value="2004" calcext:value-type="float">
            <text:p>2004</text:p>
          </table:table-cell>
          <table:table-cell table:formula="of:=[.C7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3]/[.E743]" office:value-type="float" office:value="204489.795918367" calcext:value-type="float">
            <text:p>204489,795918367</text:p>
          </table:table-cell>
          <table:table-cell table:formula="of:=ROUND([.F743])" office:value-type="float" office:value="204490" calcext:value-type="float">
            <text:p>204490</text:p>
          </table:table-cell>
          <table:table-cell table:formula="of:=[.F743]+[.H742]" office:value-type="float" office:value="151933469.387754" calcext:value-type="float">
            <text:p>151933469,387754</text:p>
          </table:table-cell>
          <table:table-cell table:formula="of:=ROUNDDOWN([.H743])" office:value-type="float" office:value="151933469" calcext:value-type="float">
            <text:p>151933469</text:p>
          </table:table-cell>
          <table:table-cell table:formula="of:=[.I743]-[.B7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2137959" calcext:value-type="float">
            <text:p>152137959</text:p>
          </table:table-cell>
          <table:table-cell office:value-type="float" office:value="2004" calcext:value-type="float">
            <text:p>2004</text:p>
          </table:table-cell>
          <table:table-cell table:formula="of:=[.C7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4]/[.E744]" office:value-type="float" office:value="204489.795918367" calcext:value-type="float">
            <text:p>204489,795918367</text:p>
          </table:table-cell>
          <table:table-cell table:formula="of:=ROUND([.F744])" office:value-type="float" office:value="204490" calcext:value-type="float">
            <text:p>204490</text:p>
          </table:table-cell>
          <table:table-cell table:formula="of:=[.F744]+[.H743]" office:value-type="float" office:value="152137959.183672" calcext:value-type="float">
            <text:p>152137959,183672</text:p>
          </table:table-cell>
          <table:table-cell table:formula="of:=ROUNDDOWN([.H744])" office:value-type="float" office:value="152137959" calcext:value-type="float">
            <text:p>152137959</text:p>
          </table:table-cell>
          <table:table-cell table:formula="of:=[.I744]-[.B7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2342448" calcext:value-type="float">
            <text:p>152342448</text:p>
          </table:table-cell>
          <table:table-cell office:value-type="float" office:value="2004" calcext:value-type="float">
            <text:p>2004</text:p>
          </table:table-cell>
          <table:table-cell table:formula="of:=[.C7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5]/[.E745]" office:value-type="float" office:value="204489.795918367" calcext:value-type="float">
            <text:p>204489,795918367</text:p>
          </table:table-cell>
          <table:table-cell table:formula="of:=ROUND([.F745])" office:value-type="float" office:value="204490" calcext:value-type="float">
            <text:p>204490</text:p>
          </table:table-cell>
          <table:table-cell table:formula="of:=[.F745]+[.H744]" office:value-type="float" office:value="152342448.97959" calcext:value-type="float">
            <text:p>152342448,97959</text:p>
          </table:table-cell>
          <table:table-cell table:formula="of:=ROUNDDOWN([.H745])" office:value-type="float" office:value="152342448" calcext:value-type="float">
            <text:p>152342448</text:p>
          </table:table-cell>
          <table:table-cell table:formula="of:=[.I745]-[.B7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2546938" calcext:value-type="float">
            <text:p>152546938</text:p>
          </table:table-cell>
          <table:table-cell office:value-type="float" office:value="2004" calcext:value-type="float">
            <text:p>2004</text:p>
          </table:table-cell>
          <table:table-cell table:formula="of:=[.C7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6]/[.E746]" office:value-type="float" office:value="204489.795918367" calcext:value-type="float">
            <text:p>204489,795918367</text:p>
          </table:table-cell>
          <table:table-cell table:formula="of:=ROUND([.F746])" office:value-type="float" office:value="204490" calcext:value-type="float">
            <text:p>204490</text:p>
          </table:table-cell>
          <table:table-cell table:formula="of:=[.F746]+[.H745]" office:value-type="float" office:value="152546938.775509" calcext:value-type="float">
            <text:p>152546938,775509</text:p>
          </table:table-cell>
          <table:table-cell table:formula="of:=ROUNDDOWN([.H746])" office:value-type="float" office:value="152546938" calcext:value-type="float">
            <text:p>152546938</text:p>
          </table:table-cell>
          <table:table-cell table:formula="of:=[.I746]-[.B7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2751428" calcext:value-type="float">
            <text:p>152751428</text:p>
          </table:table-cell>
          <table:table-cell office:value-type="float" office:value="2004" calcext:value-type="float">
            <text:p>2004</text:p>
          </table:table-cell>
          <table:table-cell table:formula="of:=[.C74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7]/[.E747]" office:value-type="float" office:value="204489.795918367" calcext:value-type="float">
            <text:p>204489,795918367</text:p>
          </table:table-cell>
          <table:table-cell table:formula="of:=ROUND([.F747])" office:value-type="float" office:value="204490" calcext:value-type="float">
            <text:p>204490</text:p>
          </table:table-cell>
          <table:table-cell table:formula="of:=[.F747]+[.H746]" office:value-type="float" office:value="152751428.571427" calcext:value-type="float">
            <text:p>152751428,571427</text:p>
          </table:table-cell>
          <table:table-cell table:formula="of:=ROUNDDOWN([.H747])" office:value-type="float" office:value="152751428" calcext:value-type="float">
            <text:p>152751428</text:p>
          </table:table-cell>
          <table:table-cell table:formula="of:=[.I747]-[.B7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2955918" calcext:value-type="float">
            <text:p>152955918</text:p>
          </table:table-cell>
          <table:table-cell office:value-type="float" office:value="2004" calcext:value-type="float">
            <text:p>2004</text:p>
          </table:table-cell>
          <table:table-cell table:formula="of:=[.C74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8]/[.E748]" office:value-type="float" office:value="204489.795918367" calcext:value-type="float">
            <text:p>204489,795918367</text:p>
          </table:table-cell>
          <table:table-cell table:formula="of:=ROUND([.F748])" office:value-type="float" office:value="204490" calcext:value-type="float">
            <text:p>204490</text:p>
          </table:table-cell>
          <table:table-cell table:formula="of:=[.F748]+[.H747]" office:value-type="float" office:value="152955918.367346" calcext:value-type="float">
            <text:p>152955918,367346</text:p>
          </table:table-cell>
          <table:table-cell table:formula="of:=ROUNDDOWN([.H748])" office:value-type="float" office:value="152955918" calcext:value-type="float">
            <text:p>152955918</text:p>
          </table:table-cell>
          <table:table-cell table:formula="of:=[.I748]-[.B7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60408" calcext:value-type="float">
            <text:p>153160408</text:p>
          </table:table-cell>
          <table:table-cell office:value-type="float" office:value="2004" calcext:value-type="float">
            <text:p>2004</text:p>
          </table:table-cell>
          <table:table-cell table:formula="of:=[.C74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49]/[.E749]" office:value-type="float" office:value="204489.795918367" calcext:value-type="float">
            <text:p>204489,795918367</text:p>
          </table:table-cell>
          <table:table-cell table:formula="of:=ROUND([.F749])" office:value-type="float" office:value="204490" calcext:value-type="float">
            <text:p>204490</text:p>
          </table:table-cell>
          <table:table-cell table:formula="of:=[.F749]+[.H748]" office:value-type="float" office:value="153160408.163264" calcext:value-type="float">
            <text:p>153160408,163264</text:p>
          </table:table-cell>
          <table:table-cell table:formula="of:=ROUNDDOWN([.H749])" office:value-type="float" office:value="153160408" calcext:value-type="float">
            <text:p>153160408</text:p>
          </table:table-cell>
          <table:table-cell table:formula="of:=[.I749]-[.B7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3364897" calcext:value-type="float">
            <text:p>153364897</text:p>
          </table:table-cell>
          <table:table-cell office:value-type="float" office:value="2004" calcext:value-type="float">
            <text:p>2004</text:p>
          </table:table-cell>
          <table:table-cell table:formula="of:=[.C75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0]/[.E750]" office:value-type="float" office:value="204489.795918367" calcext:value-type="float">
            <text:p>204489,795918367</text:p>
          </table:table-cell>
          <table:table-cell table:formula="of:=ROUND([.F750])" office:value-type="float" office:value="204490" calcext:value-type="float">
            <text:p>204490</text:p>
          </table:table-cell>
          <table:table-cell table:formula="of:=[.F750]+[.H749]" office:value-type="float" office:value="153364897.959182" calcext:value-type="float">
            <text:p>153364897,959182</text:p>
          </table:table-cell>
          <table:table-cell table:formula="of:=ROUNDDOWN([.H750])" office:value-type="float" office:value="153364897" calcext:value-type="float">
            <text:p>153364897</text:p>
          </table:table-cell>
          <table:table-cell table:formula="of:=[.I750]-[.B7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3569387" calcext:value-type="float">
            <text:p>153569387</text:p>
          </table:table-cell>
          <table:table-cell office:value-type="float" office:value="2004" calcext:value-type="float">
            <text:p>2004</text:p>
          </table:table-cell>
          <table:table-cell table:formula="of:=[.C75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1]/[.E751]" office:value-type="float" office:value="204489.795918367" calcext:value-type="float">
            <text:p>204489,795918367</text:p>
          </table:table-cell>
          <table:table-cell table:formula="of:=ROUND([.F751])" office:value-type="float" office:value="204490" calcext:value-type="float">
            <text:p>204490</text:p>
          </table:table-cell>
          <table:table-cell table:formula="of:=[.F751]+[.H750]" office:value-type="float" office:value="153569387.755101" calcext:value-type="float">
            <text:p>153569387,755101</text:p>
          </table:table-cell>
          <table:table-cell table:formula="of:=ROUNDDOWN([.H751])" office:value-type="float" office:value="153569387" calcext:value-type="float">
            <text:p>153569387</text:p>
          </table:table-cell>
          <table:table-cell table:formula="of:=[.I751]-[.B7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3773877" calcext:value-type="float">
            <text:p>153773877</text:p>
          </table:table-cell>
          <table:table-cell office:value-type="float" office:value="2004" calcext:value-type="float">
            <text:p>2004</text:p>
          </table:table-cell>
          <table:table-cell table:formula="of:=[.C75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2]/[.E752]" office:value-type="float" office:value="204489.795918367" calcext:value-type="float">
            <text:p>204489,795918367</text:p>
          </table:table-cell>
          <table:table-cell table:formula="of:=ROUND([.F752])" office:value-type="float" office:value="204490" calcext:value-type="float">
            <text:p>204490</text:p>
          </table:table-cell>
          <table:table-cell table:formula="of:=[.F752]+[.H751]" office:value-type="float" office:value="153773877.551019" calcext:value-type="float">
            <text:p>153773877,551019</text:p>
          </table:table-cell>
          <table:table-cell table:formula="of:=ROUNDDOWN([.H752])" office:value-type="float" office:value="153773877" calcext:value-type="float">
            <text:p>153773877</text:p>
          </table:table-cell>
          <table:table-cell table:formula="of:=[.I752]-[.B7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3978367" calcext:value-type="float">
            <text:p>153978367</text:p>
          </table:table-cell>
          <table:table-cell office:value-type="float" office:value="2004" calcext:value-type="float">
            <text:p>2004</text:p>
          </table:table-cell>
          <table:table-cell table:formula="of:=[.C75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3]/[.E753]" office:value-type="float" office:value="204489.795918367" calcext:value-type="float">
            <text:p>204489,795918367</text:p>
          </table:table-cell>
          <table:table-cell table:formula="of:=ROUND([.F753])" office:value-type="float" office:value="204490" calcext:value-type="float">
            <text:p>204490</text:p>
          </table:table-cell>
          <table:table-cell table:formula="of:=[.F753]+[.H752]" office:value-type="float" office:value="153978367.346937" calcext:value-type="float">
            <text:p>153978367,346937</text:p>
          </table:table-cell>
          <table:table-cell table:formula="of:=ROUNDDOWN([.H753])" office:value-type="float" office:value="153978367" calcext:value-type="float">
            <text:p>153978367</text:p>
          </table:table-cell>
          <table:table-cell table:formula="of:=[.I753]-[.B7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4182857" calcext:value-type="float">
            <text:p>154182857</text:p>
          </table:table-cell>
          <table:table-cell office:value-type="float" office:value="2004" calcext:value-type="float">
            <text:p>2004</text:p>
          </table:table-cell>
          <table:table-cell table:formula="of:=[.C75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4]/[.E754]" office:value-type="float" office:value="204489.795918367" calcext:value-type="float">
            <text:p>204489,795918367</text:p>
          </table:table-cell>
          <table:table-cell table:formula="of:=ROUND([.F754])" office:value-type="float" office:value="204490" calcext:value-type="float">
            <text:p>204490</text:p>
          </table:table-cell>
          <table:table-cell table:formula="of:=[.F754]+[.H753]" office:value-type="float" office:value="154182857.142856" calcext:value-type="float">
            <text:p>154182857,142856</text:p>
          </table:table-cell>
          <table:table-cell table:formula="of:=ROUNDDOWN([.H754])" office:value-type="float" office:value="154182857" calcext:value-type="float">
            <text:p>154182857</text:p>
          </table:table-cell>
          <table:table-cell table:formula="of:=[.I754]-[.B7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4387346" calcext:value-type="float">
            <text:p>154387346</text:p>
          </table:table-cell>
          <table:table-cell office:value-type="float" office:value="2004" calcext:value-type="float">
            <text:p>2004</text:p>
          </table:table-cell>
          <table:table-cell table:formula="of:=[.C75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5]/[.E755]" office:value-type="float" office:value="204489.795918367" calcext:value-type="float">
            <text:p>204489,795918367</text:p>
          </table:table-cell>
          <table:table-cell table:formula="of:=ROUND([.F755])" office:value-type="float" office:value="204490" calcext:value-type="float">
            <text:p>204490</text:p>
          </table:table-cell>
          <table:table-cell table:formula="of:=[.F755]+[.H754]" office:value-type="float" office:value="154387346.938774" calcext:value-type="float">
            <text:p>154387346,938774</text:p>
          </table:table-cell>
          <table:table-cell table:formula="of:=ROUNDDOWN([.H755])" office:value-type="float" office:value="154387346" calcext:value-type="float">
            <text:p>154387346</text:p>
          </table:table-cell>
          <table:table-cell table:formula="of:=[.I755]-[.B7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591836" calcext:value-type="float">
            <text:p>154591836</text:p>
          </table:table-cell>
          <table:table-cell office:value-type="float" office:value="2004" calcext:value-type="float">
            <text:p>2004</text:p>
          </table:table-cell>
          <table:table-cell table:formula="of:=[.C75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6]/[.E756]" office:value-type="float" office:value="204489.795918367" calcext:value-type="float">
            <text:p>204489,795918367</text:p>
          </table:table-cell>
          <table:table-cell table:formula="of:=ROUND([.F756])" office:value-type="float" office:value="204490" calcext:value-type="float">
            <text:p>204490</text:p>
          </table:table-cell>
          <table:table-cell table:formula="of:=[.F756]+[.H755]" office:value-type="float" office:value="154591836.734693" calcext:value-type="float">
            <text:p>154591836,734693</text:p>
          </table:table-cell>
          <table:table-cell table:formula="of:=ROUNDDOWN([.H756])" office:value-type="float" office:value="154591836" calcext:value-type="float">
            <text:p>154591836</text:p>
          </table:table-cell>
          <table:table-cell table:formula="of:=[.I756]-[.B7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796326" calcext:value-type="float">
            <text:p>154796326</text:p>
          </table:table-cell>
          <table:table-cell office:value-type="float" office:value="2004" calcext:value-type="float">
            <text:p>2004</text:p>
          </table:table-cell>
          <table:table-cell table:formula="of:=[.C75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7]/[.E757]" office:value-type="float" office:value="204489.795918367" calcext:value-type="float">
            <text:p>204489,795918367</text:p>
          </table:table-cell>
          <table:table-cell table:formula="of:=ROUND([.F757])" office:value-type="float" office:value="204490" calcext:value-type="float">
            <text:p>204490</text:p>
          </table:table-cell>
          <table:table-cell table:formula="of:=[.F757]+[.H756]" office:value-type="float" office:value="154796326.530611" calcext:value-type="float">
            <text:p>154796326,530611</text:p>
          </table:table-cell>
          <table:table-cell table:formula="of:=ROUNDDOWN([.H757])" office:value-type="float" office:value="154796326" calcext:value-type="float">
            <text:p>154796326</text:p>
          </table:table-cell>
          <table:table-cell table:formula="of:=[.I757]-[.B7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5000816" calcext:value-type="float">
            <text:p>155000816</text:p>
          </table:table-cell>
          <table:table-cell office:value-type="float" office:value="2004" calcext:value-type="float">
            <text:p>2004</text:p>
          </table:table-cell>
          <table:table-cell table:formula="of:=[.C75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8]/[.E758]" office:value-type="float" office:value="204489.795918367" calcext:value-type="float">
            <text:p>204489,795918367</text:p>
          </table:table-cell>
          <table:table-cell table:formula="of:=ROUND([.F758])" office:value-type="float" office:value="204490" calcext:value-type="float">
            <text:p>204490</text:p>
          </table:table-cell>
          <table:table-cell table:formula="of:=[.F758]+[.H757]" office:value-type="float" office:value="155000816.326529" calcext:value-type="float">
            <text:p>155000816,326529</text:p>
          </table:table-cell>
          <table:table-cell table:formula="of:=ROUNDDOWN([.H758])" office:value-type="float" office:value="155000816" calcext:value-type="float">
            <text:p>155000816</text:p>
          </table:table-cell>
          <table:table-cell table:formula="of:=[.I758]-[.B7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5205306" calcext:value-type="float">
            <text:p>155205306</text:p>
          </table:table-cell>
          <table:table-cell office:value-type="float" office:value="2004" calcext:value-type="float">
            <text:p>2004</text:p>
          </table:table-cell>
          <table:table-cell table:formula="of:=[.C75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59]/[.E759]" office:value-type="float" office:value="204489.795918367" calcext:value-type="float">
            <text:p>204489,795918367</text:p>
          </table:table-cell>
          <table:table-cell table:formula="of:=ROUND([.F759])" office:value-type="float" office:value="204490" calcext:value-type="float">
            <text:p>204490</text:p>
          </table:table-cell>
          <table:table-cell table:formula="of:=[.F759]+[.H758]" office:value-type="float" office:value="155205306.122448" calcext:value-type="float">
            <text:p>155205306,122448</text:p>
          </table:table-cell>
          <table:table-cell table:formula="of:=ROUNDDOWN([.H759])" office:value-type="float" office:value="155205306" calcext:value-type="float">
            <text:p>155205306</text:p>
          </table:table-cell>
          <table:table-cell table:formula="of:=[.I759]-[.B7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409795" calcext:value-type="float">
            <text:p>155409795</text:p>
          </table:table-cell>
          <table:table-cell office:value-type="float" office:value="2004" calcext:value-type="float">
            <text:p>2004</text:p>
          </table:table-cell>
          <table:table-cell table:formula="of:=[.C76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0]/[.E760]" office:value-type="float" office:value="204489.795918367" calcext:value-type="float">
            <text:p>204489,795918367</text:p>
          </table:table-cell>
          <table:table-cell table:formula="of:=ROUND([.F760])" office:value-type="float" office:value="204490" calcext:value-type="float">
            <text:p>204490</text:p>
          </table:table-cell>
          <table:table-cell table:formula="of:=[.F760]+[.H759]" office:value-type="float" office:value="155409795.918366" calcext:value-type="float">
            <text:p>155409795,918366</text:p>
          </table:table-cell>
          <table:table-cell table:formula="of:=ROUNDDOWN([.H760])" office:value-type="float" office:value="155409795" calcext:value-type="float">
            <text:p>155409795</text:p>
          </table:table-cell>
          <table:table-cell table:formula="of:=[.I760]-[.B7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5614285" calcext:value-type="float">
            <text:p>155614285</text:p>
          </table:table-cell>
          <table:table-cell office:value-type="float" office:value="2004" calcext:value-type="float">
            <text:p>2004</text:p>
          </table:table-cell>
          <table:table-cell table:formula="of:=[.C76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1]/[.E761]" office:value-type="float" office:value="204489.795918367" calcext:value-type="float">
            <text:p>204489,795918367</text:p>
          </table:table-cell>
          <table:table-cell table:formula="of:=ROUND([.F761])" office:value-type="float" office:value="204490" calcext:value-type="float">
            <text:p>204490</text:p>
          </table:table-cell>
          <table:table-cell table:formula="of:=[.F761]+[.H760]" office:value-type="float" office:value="155614285.714284" calcext:value-type="float">
            <text:p>155614285,714284</text:p>
          </table:table-cell>
          <table:table-cell table:formula="of:=ROUNDDOWN([.H761])" office:value-type="float" office:value="155614285" calcext:value-type="float">
            <text:p>155614285</text:p>
          </table:table-cell>
          <table:table-cell table:formula="of:=[.I761]-[.B7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5818775" calcext:value-type="float">
            <text:p>155818775</text:p>
          </table:table-cell>
          <table:table-cell office:value-type="float" office:value="2004" calcext:value-type="float">
            <text:p>2004</text:p>
          </table:table-cell>
          <table:table-cell table:formula="of:=[.C76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2]/[.E762]" office:value-type="float" office:value="204489.795918367" calcext:value-type="float">
            <text:p>204489,795918367</text:p>
          </table:table-cell>
          <table:table-cell table:formula="of:=ROUND([.F762])" office:value-type="float" office:value="204490" calcext:value-type="float">
            <text:p>204490</text:p>
          </table:table-cell>
          <table:table-cell table:formula="of:=[.F762]+[.H761]" office:value-type="float" office:value="155818775.510203" calcext:value-type="float">
            <text:p>155818775,510203</text:p>
          </table:table-cell>
          <table:table-cell table:formula="of:=ROUNDDOWN([.H762])" office:value-type="float" office:value="155818775" calcext:value-type="float">
            <text:p>155818775</text:p>
          </table:table-cell>
          <table:table-cell table:formula="of:=[.I762]-[.B7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6023265" calcext:value-type="float">
            <text:p>156023265</text:p>
          </table:table-cell>
          <table:table-cell office:value-type="float" office:value="2004" calcext:value-type="float">
            <text:p>2004</text:p>
          </table:table-cell>
          <table:table-cell table:formula="of:=[.C76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3]/[.E763]" office:value-type="float" office:value="204489.795918367" calcext:value-type="float">
            <text:p>204489,795918367</text:p>
          </table:table-cell>
          <table:table-cell table:formula="of:=ROUND([.F763])" office:value-type="float" office:value="204490" calcext:value-type="float">
            <text:p>204490</text:p>
          </table:table-cell>
          <table:table-cell table:formula="of:=[.F763]+[.H762]" office:value-type="float" office:value="156023265.306121" calcext:value-type="float">
            <text:p>156023265,306121</text:p>
          </table:table-cell>
          <table:table-cell table:formula="of:=ROUNDDOWN([.H763])" office:value-type="float" office:value="156023265" calcext:value-type="float">
            <text:p>156023265</text:p>
          </table:table-cell>
          <table:table-cell table:formula="of:=[.I763]-[.B7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6227755" calcext:value-type="float">
            <text:p>156227755</text:p>
          </table:table-cell>
          <table:table-cell office:value-type="float" office:value="2004" calcext:value-type="float">
            <text:p>2004</text:p>
          </table:table-cell>
          <table:table-cell table:formula="of:=[.C76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4]/[.E764]" office:value-type="float" office:value="204489.795918367" calcext:value-type="float">
            <text:p>204489,795918367</text:p>
          </table:table-cell>
          <table:table-cell table:formula="of:=ROUND([.F764])" office:value-type="float" office:value="204490" calcext:value-type="float">
            <text:p>204490</text:p>
          </table:table-cell>
          <table:table-cell table:formula="of:=[.F764]+[.H763]" office:value-type="float" office:value="156227755.10204" calcext:value-type="float">
            <text:p>156227755,10204</text:p>
          </table:table-cell>
          <table:table-cell table:formula="of:=ROUNDDOWN([.H764])" office:value-type="float" office:value="156227755" calcext:value-type="float">
            <text:p>156227755</text:p>
          </table:table-cell>
          <table:table-cell table:formula="of:=[.I764]-[.B7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6432244" calcext:value-type="float">
            <text:p>156432244</text:p>
          </table:table-cell>
          <table:table-cell office:value-type="float" office:value="2004" calcext:value-type="float">
            <text:p>2004</text:p>
          </table:table-cell>
          <table:table-cell table:formula="of:=[.C76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5]/[.E765]" office:value-type="float" office:value="204489.795918367" calcext:value-type="float">
            <text:p>204489,795918367</text:p>
          </table:table-cell>
          <table:table-cell table:formula="of:=ROUND([.F765])" office:value-type="float" office:value="204490" calcext:value-type="float">
            <text:p>204490</text:p>
          </table:table-cell>
          <table:table-cell table:formula="of:=[.F765]+[.H764]" office:value-type="float" office:value="156432244.897958" calcext:value-type="float">
            <text:p>156432244,897958</text:p>
          </table:table-cell>
          <table:table-cell table:formula="of:=ROUNDDOWN([.H765])" office:value-type="float" office:value="156432244" calcext:value-type="float">
            <text:p>156432244</text:p>
          </table:table-cell>
          <table:table-cell table:formula="of:=[.I765]-[.B7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6636734" calcext:value-type="float">
            <text:p>156636734</text:p>
          </table:table-cell>
          <table:table-cell office:value-type="float" office:value="2004" calcext:value-type="float">
            <text:p>2004</text:p>
          </table:table-cell>
          <table:table-cell table:formula="of:=[.C76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6]/[.E766]" office:value-type="float" office:value="204489.795918367" calcext:value-type="float">
            <text:p>204489,795918367</text:p>
          </table:table-cell>
          <table:table-cell table:formula="of:=ROUND([.F766])" office:value-type="float" office:value="204490" calcext:value-type="float">
            <text:p>204490</text:p>
          </table:table-cell>
          <table:table-cell table:formula="of:=[.F766]+[.H765]" office:value-type="float" office:value="156636734.693876" calcext:value-type="float">
            <text:p>156636734,693876</text:p>
          </table:table-cell>
          <table:table-cell table:formula="of:=ROUNDDOWN([.H766])" office:value-type="float" office:value="156636734" calcext:value-type="float">
            <text:p>156636734</text:p>
          </table:table-cell>
          <table:table-cell table:formula="of:=[.I766]-[.B7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6841224" calcext:value-type="float">
            <text:p>156841224</text:p>
          </table:table-cell>
          <table:table-cell office:value-type="float" office:value="2004" calcext:value-type="float">
            <text:p>2004</text:p>
          </table:table-cell>
          <table:table-cell table:formula="of:=[.C76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7]/[.E767]" office:value-type="float" office:value="204489.795918367" calcext:value-type="float">
            <text:p>204489,795918367</text:p>
          </table:table-cell>
          <table:table-cell table:formula="of:=ROUND([.F767])" office:value-type="float" office:value="204490" calcext:value-type="float">
            <text:p>204490</text:p>
          </table:table-cell>
          <table:table-cell table:formula="of:=[.F767]+[.H766]" office:value-type="float" office:value="156841224.489795" calcext:value-type="float">
            <text:p>156841224,489795</text:p>
          </table:table-cell>
          <table:table-cell table:formula="of:=ROUNDDOWN([.H767])" office:value-type="float" office:value="156841224" calcext:value-type="float">
            <text:p>156841224</text:p>
          </table:table-cell>
          <table:table-cell table:formula="of:=[.I767]-[.B7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7045714" calcext:value-type="float">
            <text:p>157045714</text:p>
          </table:table-cell>
          <table:table-cell office:value-type="float" office:value="2004" calcext:value-type="float">
            <text:p>2004</text:p>
          </table:table-cell>
          <table:table-cell table:formula="of:=[.C76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8]/[.E768]" office:value-type="float" office:value="204489.795918367" calcext:value-type="float">
            <text:p>204489,795918367</text:p>
          </table:table-cell>
          <table:table-cell table:formula="of:=ROUND([.F768])" office:value-type="float" office:value="204490" calcext:value-type="float">
            <text:p>204490</text:p>
          </table:table-cell>
          <table:table-cell table:formula="of:=[.F768]+[.H767]" office:value-type="float" office:value="157045714.285713" calcext:value-type="float">
            <text:p>157045714,285713</text:p>
          </table:table-cell>
          <table:table-cell table:formula="of:=ROUNDDOWN([.H768])" office:value-type="float" office:value="157045714" calcext:value-type="float">
            <text:p>157045714</text:p>
          </table:table-cell>
          <table:table-cell table:formula="of:=[.I768]-[.B7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7250204" calcext:value-type="float">
            <text:p>157250204</text:p>
          </table:table-cell>
          <table:table-cell office:value-type="float" office:value="2004" calcext:value-type="float">
            <text:p>2004</text:p>
          </table:table-cell>
          <table:table-cell table:formula="of:=[.C76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69]/[.E769]" office:value-type="float" office:value="204489.795918367" calcext:value-type="float">
            <text:p>204489,795918367</text:p>
          </table:table-cell>
          <table:table-cell table:formula="of:=ROUND([.F769])" office:value-type="float" office:value="204490" calcext:value-type="float">
            <text:p>204490</text:p>
          </table:table-cell>
          <table:table-cell table:formula="of:=[.F769]+[.H768]" office:value-type="float" office:value="157250204.081631" calcext:value-type="float">
            <text:p>157250204,081631</text:p>
          </table:table-cell>
          <table:table-cell table:formula="of:=ROUNDDOWN([.H769])" office:value-type="float" office:value="157250204" calcext:value-type="float">
            <text:p>157250204</text:p>
          </table:table-cell>
          <table:table-cell table:formula="of:=[.I769]-[.B7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7454693" calcext:value-type="float">
            <text:p>157454693</text:p>
          </table:table-cell>
          <table:table-cell office:value-type="float" office:value="2004" calcext:value-type="float">
            <text:p>2004</text:p>
          </table:table-cell>
          <table:table-cell table:formula="of:=[.C77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0]/[.E770]" office:value-type="float" office:value="204489.795918367" calcext:value-type="float">
            <text:p>204489,795918367</text:p>
          </table:table-cell>
          <table:table-cell table:formula="of:=ROUND([.F770])" office:value-type="float" office:value="204490" calcext:value-type="float">
            <text:p>204490</text:p>
          </table:table-cell>
          <table:table-cell table:formula="of:=[.F770]+[.H769]" office:value-type="float" office:value="157454693.87755" calcext:value-type="float">
            <text:p>157454693,87755</text:p>
          </table:table-cell>
          <table:table-cell table:formula="of:=ROUNDDOWN([.H770])" office:value-type="float" office:value="157454693" calcext:value-type="float">
            <text:p>157454693</text:p>
          </table:table-cell>
          <table:table-cell table:formula="of:=[.I770]-[.B7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7659183" calcext:value-type="float">
            <text:p>157659183</text:p>
          </table:table-cell>
          <table:table-cell office:value-type="float" office:value="2004" calcext:value-type="float">
            <text:p>2004</text:p>
          </table:table-cell>
          <table:table-cell table:formula="of:=[.C77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1]/[.E771]" office:value-type="float" office:value="204489.795918367" calcext:value-type="float">
            <text:p>204489,795918367</text:p>
          </table:table-cell>
          <table:table-cell table:formula="of:=ROUND([.F771])" office:value-type="float" office:value="204490" calcext:value-type="float">
            <text:p>204490</text:p>
          </table:table-cell>
          <table:table-cell table:formula="of:=[.F771]+[.H770]" office:value-type="float" office:value="157659183.673468" calcext:value-type="float">
            <text:p>157659183,673468</text:p>
          </table:table-cell>
          <table:table-cell table:formula="of:=ROUNDDOWN([.H771])" office:value-type="float" office:value="157659183" calcext:value-type="float">
            <text:p>157659183</text:p>
          </table:table-cell>
          <table:table-cell table:formula="of:=[.I771]-[.B7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7863673" calcext:value-type="float">
            <text:p>157863673</text:p>
          </table:table-cell>
          <table:table-cell office:value-type="float" office:value="2004" calcext:value-type="float">
            <text:p>2004</text:p>
          </table:table-cell>
          <table:table-cell table:formula="of:=[.C77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2]/[.E772]" office:value-type="float" office:value="204489.795918367" calcext:value-type="float">
            <text:p>204489,795918367</text:p>
          </table:table-cell>
          <table:table-cell table:formula="of:=ROUND([.F772])" office:value-type="float" office:value="204490" calcext:value-type="float">
            <text:p>204490</text:p>
          </table:table-cell>
          <table:table-cell table:formula="of:=[.F772]+[.H771]" office:value-type="float" office:value="157863673.469387" calcext:value-type="float">
            <text:p>157863673,469387</text:p>
          </table:table-cell>
          <table:table-cell table:formula="of:=ROUNDDOWN([.H772])" office:value-type="float" office:value="157863673" calcext:value-type="float">
            <text:p>157863673</text:p>
          </table:table-cell>
          <table:table-cell table:formula="of:=[.I772]-[.B7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8068163" calcext:value-type="float">
            <text:p>158068163</text:p>
          </table:table-cell>
          <table:table-cell office:value-type="float" office:value="2004" calcext:value-type="float">
            <text:p>2004</text:p>
          </table:table-cell>
          <table:table-cell table:formula="of:=[.C77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3]/[.E773]" office:value-type="float" office:value="204489.795918367" calcext:value-type="float">
            <text:p>204489,795918367</text:p>
          </table:table-cell>
          <table:table-cell table:formula="of:=ROUND([.F773])" office:value-type="float" office:value="204490" calcext:value-type="float">
            <text:p>204490</text:p>
          </table:table-cell>
          <table:table-cell table:formula="of:=[.F773]+[.H772]" office:value-type="float" office:value="158068163.265305" calcext:value-type="float">
            <text:p>158068163,265305</text:p>
          </table:table-cell>
          <table:table-cell table:formula="of:=ROUNDDOWN([.H773])" office:value-type="float" office:value="158068163" calcext:value-type="float">
            <text:p>158068163</text:p>
          </table:table-cell>
          <table:table-cell table:formula="of:=[.I773]-[.B7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272653" calcext:value-type="float">
            <text:p>158272653</text:p>
          </table:table-cell>
          <table:table-cell office:value-type="float" office:value="2004" calcext:value-type="float">
            <text:p>2004</text:p>
          </table:table-cell>
          <table:table-cell table:formula="of:=[.C77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4]/[.E774]" office:value-type="float" office:value="204489.795918367" calcext:value-type="float">
            <text:p>204489,795918367</text:p>
          </table:table-cell>
          <table:table-cell table:formula="of:=ROUND([.F774])" office:value-type="float" office:value="204490" calcext:value-type="float">
            <text:p>204490</text:p>
          </table:table-cell>
          <table:table-cell table:formula="of:=[.F774]+[.H773]" office:value-type="float" office:value="158272653.061223" calcext:value-type="float">
            <text:p>158272653,061223</text:p>
          </table:table-cell>
          <table:table-cell table:formula="of:=ROUNDDOWN([.H774])" office:value-type="float" office:value="158272653" calcext:value-type="float">
            <text:p>158272653</text:p>
          </table:table-cell>
          <table:table-cell table:formula="of:=[.I774]-[.B7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477142" calcext:value-type="float">
            <text:p>158477142</text:p>
          </table:table-cell>
          <table:table-cell office:value-type="float" office:value="2004" calcext:value-type="float">
            <text:p>2004</text:p>
          </table:table-cell>
          <table:table-cell table:formula="of:=[.C77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5]/[.E775]" office:value-type="float" office:value="204489.795918367" calcext:value-type="float">
            <text:p>204489,795918367</text:p>
          </table:table-cell>
          <table:table-cell table:formula="of:=ROUND([.F775])" office:value-type="float" office:value="204490" calcext:value-type="float">
            <text:p>204490</text:p>
          </table:table-cell>
          <table:table-cell table:formula="of:=[.F775]+[.H774]" office:value-type="float" office:value="158477142.857142" calcext:value-type="float">
            <text:p>158477142,857142</text:p>
          </table:table-cell>
          <table:table-cell table:formula="of:=ROUNDDOWN([.H775])" office:value-type="float" office:value="158477142" calcext:value-type="float">
            <text:p>158477142</text:p>
          </table:table-cell>
          <table:table-cell table:formula="of:=[.I775]-[.B7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8681632" calcext:value-type="float">
            <text:p>158681632</text:p>
          </table:table-cell>
          <table:table-cell office:value-type="float" office:value="2004" calcext:value-type="float">
            <text:p>2004</text:p>
          </table:table-cell>
          <table:table-cell table:formula="of:=[.C77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6]/[.E776]" office:value-type="float" office:value="204489.795918367" calcext:value-type="float">
            <text:p>204489,795918367</text:p>
          </table:table-cell>
          <table:table-cell table:formula="of:=ROUND([.F776])" office:value-type="float" office:value="204490" calcext:value-type="float">
            <text:p>204490</text:p>
          </table:table-cell>
          <table:table-cell table:formula="of:=[.F776]+[.H775]" office:value-type="float" office:value="158681632.65306" calcext:value-type="float">
            <text:p>158681632,65306</text:p>
          </table:table-cell>
          <table:table-cell table:formula="of:=ROUNDDOWN([.H776])" office:value-type="float" office:value="158681632" calcext:value-type="float">
            <text:p>158681632</text:p>
          </table:table-cell>
          <table:table-cell table:formula="of:=[.I776]-[.B7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8886122" calcext:value-type="float">
            <text:p>158886122</text:p>
          </table:table-cell>
          <table:table-cell office:value-type="float" office:value="2004" calcext:value-type="float">
            <text:p>2004</text:p>
          </table:table-cell>
          <table:table-cell table:formula="of:=[.C77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7]/[.E777]" office:value-type="float" office:value="204489.795918367" calcext:value-type="float">
            <text:p>204489,795918367</text:p>
          </table:table-cell>
          <table:table-cell table:formula="of:=ROUND([.F777])" office:value-type="float" office:value="204490" calcext:value-type="float">
            <text:p>204490</text:p>
          </table:table-cell>
          <table:table-cell table:formula="of:=[.F777]+[.H776]" office:value-type="float" office:value="158886122.448978" calcext:value-type="float">
            <text:p>158886122,448978</text:p>
          </table:table-cell>
          <table:table-cell table:formula="of:=ROUNDDOWN([.H777])" office:value-type="float" office:value="158886122" calcext:value-type="float">
            <text:p>158886122</text:p>
          </table:table-cell>
          <table:table-cell table:formula="of:=[.I777]-[.B7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9090612" calcext:value-type="float">
            <text:p>159090612</text:p>
          </table:table-cell>
          <table:table-cell office:value-type="float" office:value="2004" calcext:value-type="float">
            <text:p>2004</text:p>
          </table:table-cell>
          <table:table-cell table:formula="of:=[.C77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8]/[.E778]" office:value-type="float" office:value="204489.795918367" calcext:value-type="float">
            <text:p>204489,795918367</text:p>
          </table:table-cell>
          <table:table-cell table:formula="of:=ROUND([.F778])" office:value-type="float" office:value="204490" calcext:value-type="float">
            <text:p>204490</text:p>
          </table:table-cell>
          <table:table-cell table:formula="of:=[.F778]+[.H777]" office:value-type="float" office:value="159090612.244897" calcext:value-type="float">
            <text:p>159090612,244897</text:p>
          </table:table-cell>
          <table:table-cell table:formula="of:=ROUNDDOWN([.H778])" office:value-type="float" office:value="159090612" calcext:value-type="float">
            <text:p>159090612</text:p>
          </table:table-cell>
          <table:table-cell table:formula="of:=[.I778]-[.B7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9295102" calcext:value-type="float">
            <text:p>159295102</text:p>
          </table:table-cell>
          <table:table-cell office:value-type="float" office:value="2004" calcext:value-type="float">
            <text:p>2004</text:p>
          </table:table-cell>
          <table:table-cell table:formula="of:=[.C77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79]/[.E779]" office:value-type="float" office:value="204489.795918367" calcext:value-type="float">
            <text:p>204489,795918367</text:p>
          </table:table-cell>
          <table:table-cell table:formula="of:=ROUND([.F779])" office:value-type="float" office:value="204490" calcext:value-type="float">
            <text:p>204490</text:p>
          </table:table-cell>
          <table:table-cell table:formula="of:=[.F779]+[.H778]" office:value-type="float" office:value="159295102.040815" calcext:value-type="float">
            <text:p>159295102,040815</text:p>
          </table:table-cell>
          <table:table-cell table:formula="of:=ROUNDDOWN([.H779])" office:value-type="float" office:value="159295102" calcext:value-type="float">
            <text:p>159295102</text:p>
          </table:table-cell>
          <table:table-cell table:formula="of:=[.I779]-[.B7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9499591" calcext:value-type="float">
            <text:p>159499591</text:p>
          </table:table-cell>
          <table:table-cell office:value-type="float" office:value="2004" calcext:value-type="float">
            <text:p>2004</text:p>
          </table:table-cell>
          <table:table-cell table:formula="of:=[.C78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0]/[.E780]" office:value-type="float" office:value="204489.795918367" calcext:value-type="float">
            <text:p>204489,795918367</text:p>
          </table:table-cell>
          <table:table-cell table:formula="of:=ROUND([.F780])" office:value-type="float" office:value="204490" calcext:value-type="float">
            <text:p>204490</text:p>
          </table:table-cell>
          <table:table-cell table:formula="of:=[.F780]+[.H779]" office:value-type="float" office:value="159499591.836734" calcext:value-type="float">
            <text:p>159499591,836734</text:p>
          </table:table-cell>
          <table:table-cell table:formula="of:=ROUNDDOWN([.H780])" office:value-type="float" office:value="159499591" calcext:value-type="float">
            <text:p>159499591</text:p>
          </table:table-cell>
          <table:table-cell table:formula="of:=[.I780]-[.B7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9704081" calcext:value-type="float">
            <text:p>159704081</text:p>
          </table:table-cell>
          <table:table-cell office:value-type="float" office:value="2004" calcext:value-type="float">
            <text:p>2004</text:p>
          </table:table-cell>
          <table:table-cell table:formula="of:=[.C78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1]/[.E781]" office:value-type="float" office:value="204489.795918367" calcext:value-type="float">
            <text:p>204489,795918367</text:p>
          </table:table-cell>
          <table:table-cell table:formula="of:=ROUND([.F781])" office:value-type="float" office:value="204490" calcext:value-type="float">
            <text:p>204490</text:p>
          </table:table-cell>
          <table:table-cell table:formula="of:=[.F781]+[.H780]" office:value-type="float" office:value="159704081.632652" calcext:value-type="float">
            <text:p>159704081,632652</text:p>
          </table:table-cell>
          <table:table-cell table:formula="of:=ROUNDDOWN([.H781])" office:value-type="float" office:value="159704081" calcext:value-type="float">
            <text:p>159704081</text:p>
          </table:table-cell>
          <table:table-cell table:formula="of:=[.I781]-[.B7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9908571" calcext:value-type="float">
            <text:p>159908571</text:p>
          </table:table-cell>
          <table:table-cell office:value-type="float" office:value="2004" calcext:value-type="float">
            <text:p>2004</text:p>
          </table:table-cell>
          <table:table-cell table:formula="of:=[.C78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2]/[.E782]" office:value-type="float" office:value="204489.795918367" calcext:value-type="float">
            <text:p>204489,795918367</text:p>
          </table:table-cell>
          <table:table-cell table:formula="of:=ROUND([.F782])" office:value-type="float" office:value="204490" calcext:value-type="float">
            <text:p>204490</text:p>
          </table:table-cell>
          <table:table-cell table:formula="of:=[.F782]+[.H781]" office:value-type="float" office:value="159908571.42857" calcext:value-type="float">
            <text:p>159908571,42857</text:p>
          </table:table-cell>
          <table:table-cell table:formula="of:=ROUNDDOWN([.H782])" office:value-type="float" office:value="159908571" calcext:value-type="float">
            <text:p>159908571</text:p>
          </table:table-cell>
          <table:table-cell table:formula="of:=[.I782]-[.B7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0113061" calcext:value-type="float">
            <text:p>160113061</text:p>
          </table:table-cell>
          <table:table-cell office:value-type="float" office:value="2004" calcext:value-type="float">
            <text:p>2004</text:p>
          </table:table-cell>
          <table:table-cell table:formula="of:=[.C78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3]/[.E783]" office:value-type="float" office:value="204489.795918367" calcext:value-type="float">
            <text:p>204489,795918367</text:p>
          </table:table-cell>
          <table:table-cell table:formula="of:=ROUND([.F783])" office:value-type="float" office:value="204490" calcext:value-type="float">
            <text:p>204490</text:p>
          </table:table-cell>
          <table:table-cell table:formula="of:=[.F783]+[.H782]" office:value-type="float" office:value="160113061.224489" calcext:value-type="float">
            <text:p>160113061,224489</text:p>
          </table:table-cell>
          <table:table-cell table:formula="of:=ROUNDDOWN([.H783])" office:value-type="float" office:value="160113061" calcext:value-type="float">
            <text:p>160113061</text:p>
          </table:table-cell>
          <table:table-cell table:formula="of:=[.I783]-[.B7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317551" calcext:value-type="float">
            <text:p>160317551</text:p>
          </table:table-cell>
          <table:table-cell office:value-type="float" office:value="2004" calcext:value-type="float">
            <text:p>2004</text:p>
          </table:table-cell>
          <table:table-cell table:formula="of:=[.C78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4]/[.E784]" office:value-type="float" office:value="204489.795918367" calcext:value-type="float">
            <text:p>204489,795918367</text:p>
          </table:table-cell>
          <table:table-cell table:formula="of:=ROUND([.F784])" office:value-type="float" office:value="204490" calcext:value-type="float">
            <text:p>204490</text:p>
          </table:table-cell>
          <table:table-cell table:formula="of:=[.F784]+[.H783]" office:value-type="float" office:value="160317551.020407" calcext:value-type="float">
            <text:p>160317551,020407</text:p>
          </table:table-cell>
          <table:table-cell table:formula="of:=ROUNDDOWN([.H784])" office:value-type="float" office:value="160317551" calcext:value-type="float">
            <text:p>160317551</text:p>
          </table:table-cell>
          <table:table-cell table:formula="of:=[.I784]-[.B7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22040" calcext:value-type="float">
            <text:p>160522040</text:p>
          </table:table-cell>
          <table:table-cell office:value-type="float" office:value="2004" calcext:value-type="float">
            <text:p>2004</text:p>
          </table:table-cell>
          <table:table-cell table:formula="of:=[.C78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5]/[.E785]" office:value-type="float" office:value="204489.795918367" calcext:value-type="float">
            <text:p>204489,795918367</text:p>
          </table:table-cell>
          <table:table-cell table:formula="of:=ROUND([.F785])" office:value-type="float" office:value="204490" calcext:value-type="float">
            <text:p>204490</text:p>
          </table:table-cell>
          <table:table-cell table:formula="of:=[.F785]+[.H784]" office:value-type="float" office:value="160522040.816325" calcext:value-type="float">
            <text:p>160522040,816325</text:p>
          </table:table-cell>
          <table:table-cell table:formula="of:=ROUNDDOWN([.H785])" office:value-type="float" office:value="160522040" calcext:value-type="float">
            <text:p>160522040</text:p>
          </table:table-cell>
          <table:table-cell table:formula="of:=[.I785]-[.B7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0726530" calcext:value-type="float">
            <text:p>160726530</text:p>
          </table:table-cell>
          <table:table-cell office:value-type="float" office:value="2004" calcext:value-type="float">
            <text:p>2004</text:p>
          </table:table-cell>
          <table:table-cell table:formula="of:=[.C78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6]/[.E786]" office:value-type="float" office:value="204489.795918367" calcext:value-type="float">
            <text:p>204489,795918367</text:p>
          </table:table-cell>
          <table:table-cell table:formula="of:=ROUND([.F786])" office:value-type="float" office:value="204490" calcext:value-type="float">
            <text:p>204490</text:p>
          </table:table-cell>
          <table:table-cell table:formula="of:=[.F786]+[.H785]" office:value-type="float" office:value="160726530.612244" calcext:value-type="float">
            <text:p>160726530,612244</text:p>
          </table:table-cell>
          <table:table-cell table:formula="of:=ROUNDDOWN([.H786])" office:value-type="float" office:value="160726530" calcext:value-type="float">
            <text:p>160726530</text:p>
          </table:table-cell>
          <table:table-cell table:formula="of:=[.I786]-[.B7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0931020" calcext:value-type="float">
            <text:p>160931020</text:p>
          </table:table-cell>
          <table:table-cell office:value-type="float" office:value="2004" calcext:value-type="float">
            <text:p>2004</text:p>
          </table:table-cell>
          <table:table-cell table:formula="of:=[.C78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7]/[.E787]" office:value-type="float" office:value="204489.795918367" calcext:value-type="float">
            <text:p>204489,795918367</text:p>
          </table:table-cell>
          <table:table-cell table:formula="of:=ROUND([.F787])" office:value-type="float" office:value="204490" calcext:value-type="float">
            <text:p>204490</text:p>
          </table:table-cell>
          <table:table-cell table:formula="of:=[.F787]+[.H786]" office:value-type="float" office:value="160931020.408162" calcext:value-type="float">
            <text:p>160931020,408162</text:p>
          </table:table-cell>
          <table:table-cell table:formula="of:=ROUNDDOWN([.H787])" office:value-type="float" office:value="160931020" calcext:value-type="float">
            <text:p>160931020</text:p>
          </table:table-cell>
          <table:table-cell table:formula="of:=[.I787]-[.B7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1135510" calcext:value-type="float">
            <text:p>161135510</text:p>
          </table:table-cell>
          <table:table-cell office:value-type="float" office:value="2004" calcext:value-type="float">
            <text:p>2004</text:p>
          </table:table-cell>
          <table:table-cell table:formula="of:=[.C78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8]/[.E788]" office:value-type="float" office:value="204489.795918367" calcext:value-type="float">
            <text:p>204489,795918367</text:p>
          </table:table-cell>
          <table:table-cell table:formula="of:=ROUND([.F788])" office:value-type="float" office:value="204490" calcext:value-type="float">
            <text:p>204490</text:p>
          </table:table-cell>
          <table:table-cell table:formula="of:=[.F788]+[.H787]" office:value-type="float" office:value="161135510.204081" calcext:value-type="float">
            <text:p>161135510,204081</text:p>
          </table:table-cell>
          <table:table-cell table:formula="of:=ROUNDDOWN([.H788])" office:value-type="float" office:value="161135510" calcext:value-type="float">
            <text:p>161135510</text:p>
          </table:table-cell>
          <table:table-cell table:formula="of:=[.I788]-[.B7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340000" calcext:value-type="float">
            <text:p>161340000</text:p>
          </table:table-cell>
          <table:table-cell office:value-type="float" office:value="2004" calcext:value-type="float">
            <text:p>2004</text:p>
          </table:table-cell>
          <table:table-cell table:formula="of:=[.C78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89]/[.E789]" office:value-type="float" office:value="204489.795918367" calcext:value-type="float">
            <text:p>204489,795918367</text:p>
          </table:table-cell>
          <table:table-cell table:formula="of:=ROUND([.F789])" office:value-type="float" office:value="204490" calcext:value-type="float">
            <text:p>204490</text:p>
          </table:table-cell>
          <table:table-cell table:formula="of:=[.F789]+[.H788]" office:value-type="float" office:value="161339999.999999" calcext:value-type="float">
            <text:p>161339999,999999</text:p>
          </table:table-cell>
          <table:table-cell table:formula="of:=ROUNDDOWN([.H789])" office:value-type="float" office:value="161339999" calcext:value-type="float">
            <text:p>161339999</text:p>
          </table:table-cell>
          <table:table-cell table:formula="of:=[.I789]-[.B789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544489" calcext:value-type="float">
            <text:p>161544489</text:p>
          </table:table-cell>
          <table:table-cell office:value-type="float" office:value="2004" calcext:value-type="float">
            <text:p>2004</text:p>
          </table:table-cell>
          <table:table-cell table:formula="of:=[.C79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0]/[.E790]" office:value-type="float" office:value="204489.795918367" calcext:value-type="float">
            <text:p>204489,795918367</text:p>
          </table:table-cell>
          <table:table-cell table:formula="of:=ROUND([.F790])" office:value-type="float" office:value="204490" calcext:value-type="float">
            <text:p>204490</text:p>
          </table:table-cell>
          <table:table-cell table:formula="of:=[.F790]+[.H789]" office:value-type="float" office:value="161544489.795917" calcext:value-type="float">
            <text:p>161544489,795917</text:p>
          </table:table-cell>
          <table:table-cell table:formula="of:=ROUNDDOWN([.H790])" office:value-type="float" office:value="161544489" calcext:value-type="float">
            <text:p>161544489</text:p>
          </table:table-cell>
          <table:table-cell table:formula="of:=[.I790]-[.B7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1748979" calcext:value-type="float">
            <text:p>161748979</text:p>
          </table:table-cell>
          <table:table-cell office:value-type="float" office:value="2004" calcext:value-type="float">
            <text:p>2004</text:p>
          </table:table-cell>
          <table:table-cell table:formula="of:=[.C79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1]/[.E791]" office:value-type="float" office:value="204489.795918367" calcext:value-type="float">
            <text:p>204489,795918367</text:p>
          </table:table-cell>
          <table:table-cell table:formula="of:=ROUND([.F791])" office:value-type="float" office:value="204490" calcext:value-type="float">
            <text:p>204490</text:p>
          </table:table-cell>
          <table:table-cell table:formula="of:=[.F791]+[.H790]" office:value-type="float" office:value="161748979.591836" calcext:value-type="float">
            <text:p>161748979,591836</text:p>
          </table:table-cell>
          <table:table-cell table:formula="of:=ROUNDDOWN([.H791])" office:value-type="float" office:value="161748979" calcext:value-type="float">
            <text:p>161748979</text:p>
          </table:table-cell>
          <table:table-cell table:formula="of:=[.I791]-[.B7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953469" calcext:value-type="float">
            <text:p>161953469</text:p>
          </table:table-cell>
          <table:table-cell office:value-type="float" office:value="2004" calcext:value-type="float">
            <text:p>2004</text:p>
          </table:table-cell>
          <table:table-cell table:formula="of:=[.C79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2]/[.E792]" office:value-type="float" office:value="204489.795918367" calcext:value-type="float">
            <text:p>204489,795918367</text:p>
          </table:table-cell>
          <table:table-cell table:formula="of:=ROUND([.F792])" office:value-type="float" office:value="204490" calcext:value-type="float">
            <text:p>204490</text:p>
          </table:table-cell>
          <table:table-cell table:formula="of:=[.F792]+[.H791]" office:value-type="float" office:value="161953469.387754" calcext:value-type="float">
            <text:p>161953469,387754</text:p>
          </table:table-cell>
          <table:table-cell table:formula="of:=ROUNDDOWN([.H792])" office:value-type="float" office:value="161953469" calcext:value-type="float">
            <text:p>161953469</text:p>
          </table:table-cell>
          <table:table-cell table:formula="of:=[.I792]-[.B7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2157959" calcext:value-type="float">
            <text:p>162157959</text:p>
          </table:table-cell>
          <table:table-cell office:value-type="float" office:value="2004" calcext:value-type="float">
            <text:p>2004</text:p>
          </table:table-cell>
          <table:table-cell table:formula="of:=[.C79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3]/[.E793]" office:value-type="float" office:value="204489.795918367" calcext:value-type="float">
            <text:p>204489,795918367</text:p>
          </table:table-cell>
          <table:table-cell table:formula="of:=ROUND([.F793])" office:value-type="float" office:value="204490" calcext:value-type="float">
            <text:p>204490</text:p>
          </table:table-cell>
          <table:table-cell table:formula="of:=[.F793]+[.H792]" office:value-type="float" office:value="162157959.183672" calcext:value-type="float">
            <text:p>162157959,183672</text:p>
          </table:table-cell>
          <table:table-cell table:formula="of:=ROUNDDOWN([.H793])" office:value-type="float" office:value="162157959" calcext:value-type="float">
            <text:p>162157959</text:p>
          </table:table-cell>
          <table:table-cell table:formula="of:=[.I793]-[.B7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2362448" calcext:value-type="float">
            <text:p>162362448</text:p>
          </table:table-cell>
          <table:table-cell office:value-type="float" office:value="2004" calcext:value-type="float">
            <text:p>2004</text:p>
          </table:table-cell>
          <table:table-cell table:formula="of:=[.C79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4]/[.E794]" office:value-type="float" office:value="204489.795918367" calcext:value-type="float">
            <text:p>204489,795918367</text:p>
          </table:table-cell>
          <table:table-cell table:formula="of:=ROUND([.F794])" office:value-type="float" office:value="204490" calcext:value-type="float">
            <text:p>204490</text:p>
          </table:table-cell>
          <table:table-cell table:formula="of:=[.F794]+[.H793]" office:value-type="float" office:value="162362448.979591" calcext:value-type="float">
            <text:p>162362448,979591</text:p>
          </table:table-cell>
          <table:table-cell table:formula="of:=ROUNDDOWN([.H794])" office:value-type="float" office:value="162362448" calcext:value-type="float">
            <text:p>162362448</text:p>
          </table:table-cell>
          <table:table-cell table:formula="of:=[.I794]-[.B7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2566938" calcext:value-type="float">
            <text:p>162566938</text:p>
          </table:table-cell>
          <table:table-cell office:value-type="float" office:value="2004" calcext:value-type="float">
            <text:p>2004</text:p>
          </table:table-cell>
          <table:table-cell table:formula="of:=[.C79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5]/[.E795]" office:value-type="float" office:value="204489.795918367" calcext:value-type="float">
            <text:p>204489,795918367</text:p>
          </table:table-cell>
          <table:table-cell table:formula="of:=ROUND([.F795])" office:value-type="float" office:value="204490" calcext:value-type="float">
            <text:p>204490</text:p>
          </table:table-cell>
          <table:table-cell table:formula="of:=[.F795]+[.H794]" office:value-type="float" office:value="162566938.775509" calcext:value-type="float">
            <text:p>162566938,775509</text:p>
          </table:table-cell>
          <table:table-cell table:formula="of:=ROUNDDOWN([.H795])" office:value-type="float" office:value="162566938" calcext:value-type="float">
            <text:p>162566938</text:p>
          </table:table-cell>
          <table:table-cell table:formula="of:=[.I795]-[.B7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2771428" calcext:value-type="float">
            <text:p>162771428</text:p>
          </table:table-cell>
          <table:table-cell office:value-type="float" office:value="2004" calcext:value-type="float">
            <text:p>2004</text:p>
          </table:table-cell>
          <table:table-cell table:formula="of:=[.C79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6]/[.E796]" office:value-type="float" office:value="204489.795918367" calcext:value-type="float">
            <text:p>204489,795918367</text:p>
          </table:table-cell>
          <table:table-cell table:formula="of:=ROUND([.F796])" office:value-type="float" office:value="204490" calcext:value-type="float">
            <text:p>204490</text:p>
          </table:table-cell>
          <table:table-cell table:formula="of:=[.F796]+[.H795]" office:value-type="float" office:value="162771428.571428" calcext:value-type="float">
            <text:p>162771428,571428</text:p>
          </table:table-cell>
          <table:table-cell table:formula="of:=ROUNDDOWN([.H796])" office:value-type="float" office:value="162771428" calcext:value-type="float">
            <text:p>162771428</text:p>
          </table:table-cell>
          <table:table-cell table:formula="of:=[.I796]-[.B7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2975918" calcext:value-type="float">
            <text:p>162975918</text:p>
          </table:table-cell>
          <table:table-cell office:value-type="float" office:value="2004" calcext:value-type="float">
            <text:p>2004</text:p>
          </table:table-cell>
          <table:table-cell table:formula="of:=[.C79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7]/[.E797]" office:value-type="float" office:value="204489.795918367" calcext:value-type="float">
            <text:p>204489,795918367</text:p>
          </table:table-cell>
          <table:table-cell table:formula="of:=ROUND([.F797])" office:value-type="float" office:value="204490" calcext:value-type="float">
            <text:p>204490</text:p>
          </table:table-cell>
          <table:table-cell table:formula="of:=[.F797]+[.H796]" office:value-type="float" office:value="162975918.367346" calcext:value-type="float">
            <text:p>162975918,367346</text:p>
          </table:table-cell>
          <table:table-cell table:formula="of:=ROUNDDOWN([.H797])" office:value-type="float" office:value="162975918" calcext:value-type="float">
            <text:p>162975918</text:p>
          </table:table-cell>
          <table:table-cell table:formula="of:=[.I797]-[.B7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3180408" calcext:value-type="float">
            <text:p>163180408</text:p>
          </table:table-cell>
          <table:table-cell office:value-type="float" office:value="2004" calcext:value-type="float">
            <text:p>2004</text:p>
          </table:table-cell>
          <table:table-cell table:formula="of:=[.C79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8]/[.E798]" office:value-type="float" office:value="204489.795918367" calcext:value-type="float">
            <text:p>204489,795918367</text:p>
          </table:table-cell>
          <table:table-cell table:formula="of:=ROUND([.F798])" office:value-type="float" office:value="204490" calcext:value-type="float">
            <text:p>204490</text:p>
          </table:table-cell>
          <table:table-cell table:formula="of:=[.F798]+[.H797]" office:value-type="float" office:value="163180408.163264" calcext:value-type="float">
            <text:p>163180408,163264</text:p>
          </table:table-cell>
          <table:table-cell table:formula="of:=ROUNDDOWN([.H798])" office:value-type="float" office:value="163180408" calcext:value-type="float">
            <text:p>163180408</text:p>
          </table:table-cell>
          <table:table-cell table:formula="of:=[.I798]-[.B7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3384897" calcext:value-type="float">
            <text:p>163384897</text:p>
          </table:table-cell>
          <table:table-cell office:value-type="float" office:value="2004" calcext:value-type="float">
            <text:p>2004</text:p>
          </table:table-cell>
          <table:table-cell table:formula="of:=[.C79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99]/[.E799]" office:value-type="float" office:value="204489.795918367" calcext:value-type="float">
            <text:p>204489,795918367</text:p>
          </table:table-cell>
          <table:table-cell table:formula="of:=ROUND([.F799])" office:value-type="float" office:value="204490" calcext:value-type="float">
            <text:p>204490</text:p>
          </table:table-cell>
          <table:table-cell table:formula="of:=[.F799]+[.H798]" office:value-type="float" office:value="163384897.959183" calcext:value-type="float">
            <text:p>163384897,959183</text:p>
          </table:table-cell>
          <table:table-cell table:formula="of:=ROUNDDOWN([.H799])" office:value-type="float" office:value="163384897" calcext:value-type="float">
            <text:p>163384897</text:p>
          </table:table-cell>
          <table:table-cell table:formula="of:=[.I799]-[.B7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589387" calcext:value-type="float">
            <text:p>163589387</text:p>
          </table:table-cell>
          <table:table-cell office:value-type="float" office:value="2004" calcext:value-type="float">
            <text:p>2004</text:p>
          </table:table-cell>
          <table:table-cell table:formula="of:=[.C80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00]/[.E800]" office:value-type="float" office:value="204489.795918367" calcext:value-type="float">
            <text:p>204489,795918367</text:p>
          </table:table-cell>
          <table:table-cell table:formula="of:=ROUND([.F800])" office:value-type="float" office:value="204490" calcext:value-type="float">
            <text:p>204490</text:p>
          </table:table-cell>
          <table:table-cell table:formula="of:=[.F800]+[.H799]" office:value-type="float" office:value="163589387.755101" calcext:value-type="float">
            <text:p>163589387,755101</text:p>
          </table:table-cell>
          <table:table-cell table:formula="of:=ROUNDDOWN([.H800])" office:value-type="float" office:value="163589387" calcext:value-type="float">
            <text:p>163589387</text:p>
          </table:table-cell>
          <table:table-cell table:formula="of:=[.I800]-[.B800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5:43:12.017715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6:18:24.382313751</meta:creation-date>
    <dc:date>2019-08-09T16:04:22.908752026</dc:date>
    <meta:editing-duration>PT2H54M34S</meta:editing-duration>
    <meta:editing-cycles>15</meta:editing-cycles>
    <meta:generator>LibreOffice/6.2.5.2$Linux_X86_64 LibreOffice_project/20$Build-2</meta:generator>
    <meta:document-statistic meta:table-count="3" meta:cell-count="9907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9cm" svg:height="22.021cm" xlink:href=".." xlink:type="simple" chart:class="chart:line" chart:style-name="ch1">
        <chart:legend chart:legend-position="end" svg:x="29.614cm" svg:y="10.711cm" style:legend-expansion="high" chart:style-name="ch2"/>
        <chart:plot-area chart:style-name="ch3" table:cell-range-address="GRAPHS.E24:GRAPHS.F58" chart:data-source-has-labels="column" svg:x="0.65cm" svg:y="0.44cm" svg:width="28.314cm" svg:height="21.141cm">
          <chartooo:coordinate-region svg:x="1.827cm" svg:y="0.639cm" svg:width="26.95cm" svg:height="20.295cm"/>
          <chart:axis chart:dimension="x" chart:name="primary-x" chart:style-name="ch4" chartooo:axis-type="auto">
            <chartooo:date-scale/>
            <chart:categories table:cell-range-address="GRAPHS.E24:GRAPHS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5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E24:GRAPHS.E58</svg:desc>
                </draw:g>
              </table:table-cell>
              <table:table-cell office:value-type="float" office:value="735">
                <text:p>735</text:p>
                <draw:g>
                  <svg:desc>GRAPHS.F24:GRAPHS.F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918">
                <text:p>2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368cm" svg:height="29.83cm" xlink:href=".." xlink:type="simple" chart:class="chart:line" chart:style-name="ch1">
        <chart:legend chart:legend-position="end" svg:x="46.41cm" svg:y="14.616cm" style:legend-expansion="high" chart:style-name="ch2"/>
        <chart:plot-area chart:style-name="ch3" table:cell-range-address="GRAPHS.N87:GRAPHS.O121" chart:data-source-has-labels="column" svg:x="0.987cm" svg:y="0.596cm" svg:width="44.436cm" svg:height="28.638cm">
          <chartooo:coordinate-region svg:x="2.164cm" svg:y="0.795cm" svg:width="43.072cm" svg:height="27.792cm"/>
          <chart:axis chart:dimension="x" chart:name="primary-x" chart:style-name="ch4" chartooo:axis-type="auto">
            <chartooo:date-scale/>
            <chart:categories table:cell-range-address="GRAPHS.N87:GRAPHS.N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O87:GRAPHS.O12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N87:GRAPHS.N121</svg:desc>
                </draw:g>
              </table:table-cell>
              <table:table-cell office:value-type="float" office:value="2160">
                <text:p>2160</text:p>
                <draw:g>
                  <svg:desc>GRAPHS.O87:GRAPHS.O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160">
                <text:p>62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320">
                <text:p>70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